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sum_results" table:style-name="ta1">
        <table:shapes>
          <draw:frame draw:z-index="0" draw:style-name="gr1" draw:text-style-name="P1" svg:width="13.2602in" svg:height="7.4587in" svg:x="1.4043in" svg:y="0.0394in">
            <draw:object draw:notify-on-update-of-ranges="3sum_results.A1:3sum_results.A47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0344038009644" calcext:value-type="float">
            <text:p>0.000344038009644</text:p>
          </table:table-cell>
        </table:table-row>
        <table:table-row table:style-name="ro1">
          <table:table-cell office:value-type="float" office:value="0.000238180160522" calcext:value-type="float">
            <text:p>0.000238180160522</text:p>
          </table:table-cell>
        </table:table-row>
        <table:table-row table:style-name="ro1">
          <table:table-cell office:value-type="float" office:value="0.000224828720093" calcext:value-type="float">
            <text:p>0.000224828720093</text:p>
          </table:table-cell>
        </table:table-row>
        <table:table-row table:style-name="ro1">
          <table:table-cell office:value-type="float" office:value="0.000223159790039" calcext:value-type="float">
            <text:p>0.000223159790039</text:p>
          </table:table-cell>
        </table:table-row>
        <table:table-row table:style-name="ro1">
          <table:table-cell office:value-type="float" office:value="0.000328063964844" calcext:value-type="float">
            <text:p>0.000328063964844</text:p>
          </table:table-cell>
        </table:table-row>
        <table:table-row table:style-name="ro1">
          <table:table-cell office:value-type="float" office:value="0.000327110290527" calcext:value-type="float">
            <text:p>0.000327110290527</text:p>
          </table:table-cell>
        </table:table-row>
        <table:table-row table:style-name="ro1">
          <table:table-cell office:value-type="float" office:value="0.000339984893799" calcext:value-type="float">
            <text:p>0.000339984893799</text:p>
          </table:table-cell>
        </table:table-row>
        <table:table-row table:style-name="ro1">
          <table:table-cell office:value-type="float" office:value="0.000356912612915" calcext:value-type="float">
            <text:p>0.000356912612915</text:p>
          </table:table-cell>
        </table:table-row>
        <table:table-row table:style-name="ro1">
          <table:table-cell office:value-type="float" office:value="0.000373125076294" calcext:value-type="float">
            <text:p>0.000373125076294</text:p>
          </table:table-cell>
        </table:table-row>
        <table:table-row table:style-name="ro1">
          <table:table-cell office:value-type="float" office:value="0.000380039215088" calcext:value-type="float">
            <text:p>0.000380039215088</text:p>
          </table:table-cell>
        </table:table-row>
        <table:table-row table:style-name="ro1">
          <table:table-cell office:value-type="float" office:value="0.000420093536377" calcext:value-type="float">
            <text:p>0.000420093536377</text:p>
          </table:table-cell>
        </table:table-row>
        <table:table-row table:style-name="ro1">
          <table:table-cell office:value-type="float" office:value="0.000394105911255" calcext:value-type="float">
            <text:p>0.000394105911255</text:p>
          </table:table-cell>
        </table:table-row>
        <table:table-row table:style-name="ro1">
          <table:table-cell office:value-type="float" office:value="0.000406980514526" calcext:value-type="float">
            <text:p>0.000406980514526</text:p>
          </table:table-cell>
        </table:table-row>
        <table:table-row table:style-name="ro1">
          <table:table-cell office:value-type="float" office:value="0.000399827957153" calcext:value-type="float">
            <text:p>0.000399827957153</text:p>
          </table:table-cell>
        </table:table-row>
        <table:table-row table:style-name="ro1">
          <table:table-cell office:value-type="float" office:value="0.000455141067505" calcext:value-type="float">
            <text:p>0.000455141067505</text:p>
          </table:table-cell>
        </table:table-row>
        <table:table-row table:style-name="ro1">
          <table:table-cell office:value-type="float" office:value="0.00049901008606" calcext:value-type="float">
            <text:p>0.00049901008606</text:p>
          </table:table-cell>
        </table:table-row>
        <table:table-row table:style-name="ro1">
          <table:table-cell office:value-type="float" office:value="0.000753879547119" calcext:value-type="float">
            <text:p>0.000753879547119</text:p>
          </table:table-cell>
        </table:table-row>
        <table:table-row table:style-name="ro1">
          <table:table-cell office:value-type="float" office:value="0.000626087188721" calcext:value-type="float">
            <text:p>0.000626087188721</text:p>
          </table:table-cell>
        </table:table-row>
        <table:table-row table:style-name="ro1">
          <table:table-cell office:value-type="float" office:value="0.000606775283813" calcext:value-type="float">
            <text:p>0.000606775283813</text:p>
          </table:table-cell>
        </table:table-row>
        <table:table-row table:style-name="ro1">
          <table:table-cell office:value-type="float" office:value="0.00053882598877" calcext:value-type="float">
            <text:p>0.00053882598877</text:p>
          </table:table-cell>
        </table:table-row>
        <table:table-row table:style-name="ro1">
          <table:table-cell office:value-type="float" office:value="0.000530958175659" calcext:value-type="float">
            <text:p>0.000530958175659</text:p>
          </table:table-cell>
        </table:table-row>
        <table:table-row table:style-name="ro1">
          <table:table-cell office:value-type="float" office:value="0.000533103942871" calcext:value-type="float">
            <text:p>0.000533103942871</text:p>
          </table:table-cell>
        </table:table-row>
        <table:table-row table:style-name="ro1">
          <table:table-cell office:value-type="float" office:value="0.000531911849976" calcext:value-type="float">
            <text:p>0.000531911849976</text:p>
          </table:table-cell>
        </table:table-row>
        <table:table-row table:style-name="ro1">
          <table:table-cell office:value-type="float" office:value="0.000618934631348" calcext:value-type="float">
            <text:p>0.000618934631348</text:p>
          </table:table-cell>
        </table:table-row>
        <table:table-row table:style-name="ro1">
          <table:table-cell office:value-type="float" office:value="0.000483989715576" calcext:value-type="float">
            <text:p>0.000483989715576</text:p>
          </table:table-cell>
        </table:table-row>
        <table:table-row table:style-name="ro1">
          <table:table-cell office:value-type="float" office:value="0.000447988510132" calcext:value-type="float">
            <text:p>0.000447988510132</text:p>
          </table:table-cell>
        </table:table-row>
        <table:table-row table:style-name="ro1">
          <table:table-cell office:value-type="float" office:value="0.000421047210693" calcext:value-type="float">
            <text:p>0.000421047210693</text:p>
          </table:table-cell>
        </table:table-row>
        <table:table-row table:style-name="ro1">
          <table:table-cell office:value-type="float" office:value="0.000468015670776" calcext:value-type="float">
            <text:p>0.000468015670776</text:p>
          </table:table-cell>
        </table:table-row>
        <table:table-row table:style-name="ro1">
          <table:table-cell office:value-type="float" office:value="0.000576972961426" calcext:value-type="float">
            <text:p>0.000576972961426</text:p>
          </table:table-cell>
        </table:table-row>
        <table:table-row table:style-name="ro1">
          <table:table-cell office:value-type="float" office:value="0.000405073165894" calcext:value-type="float">
            <text:p>0.000405073165894</text:p>
          </table:table-cell>
        </table:table-row>
        <table:table-row table:style-name="ro1">
          <table:table-cell office:value-type="float" office:value="0.000529050827026" calcext:value-type="float">
            <text:p>0.000529050827026</text:p>
          </table:table-cell>
        </table:table-row>
        <table:table-row table:style-name="ro1">
          <table:table-cell office:value-type="float" office:value="0.000525951385498" calcext:value-type="float">
            <text:p>0.000525951385498</text:p>
          </table:table-cell>
        </table:table-row>
        <table:table-row table:style-name="ro1">
          <table:table-cell office:value-type="float" office:value="0.000488042831421" calcext:value-type="float">
            <text:p>0.000488042831421</text:p>
          </table:table-cell>
        </table:table-row>
        <table:table-row table:style-name="ro1">
          <table:table-cell office:value-type="float" office:value="0.000471830368042" calcext:value-type="float">
            <text:p>0.000471830368042</text:p>
          </table:table-cell>
        </table:table-row>
        <table:table-row table:style-name="ro1">
          <table:table-cell office:value-type="float" office:value="0.000478982925415" calcext:value-type="float">
            <text:p>0.000478982925415</text:p>
          </table:table-cell>
        </table:table-row>
        <table:table-row table:style-name="ro1">
          <table:table-cell office:value-type="float" office:value="0.000436067581177" calcext:value-type="float">
            <text:p>0.000436067581177</text:p>
          </table:table-cell>
        </table:table-row>
        <table:table-row table:style-name="ro1">
          <table:table-cell office:value-type="float" office:value="0.000444889068604" calcext:value-type="float">
            <text:p>0.000444889068604</text:p>
          </table:table-cell>
        </table:table-row>
        <table:table-row table:style-name="ro1">
          <table:table-cell office:value-type="float" office:value="0.000459909439087" calcext:value-type="float">
            <text:p>0.000459909439087</text:p>
          </table:table-cell>
        </table:table-row>
        <table:table-row table:style-name="ro1">
          <table:table-cell office:value-type="float" office:value="0.000446081161499" calcext:value-type="float">
            <text:p>0.000446081161499</text:p>
          </table:table-cell>
        </table:table-row>
        <table:table-row table:style-name="ro1">
          <table:table-cell office:value-type="float" office:value="0.000488042831421" calcext:value-type="float">
            <text:p>0.000488042831421</text:p>
          </table:table-cell>
        </table:table-row>
        <table:table-row table:style-name="ro1">
          <table:table-cell office:value-type="float" office:value="0.000699996948242" calcext:value-type="float">
            <text:p>0.000699996948242</text:p>
          </table:table-cell>
        </table:table-row>
        <table:table-row table:style-name="ro1">
          <table:table-cell office:value-type="float" office:value="0.000587940216064" calcext:value-type="float">
            <text:p>0.000587940216064</text:p>
          </table:table-cell>
        </table:table-row>
        <table:table-row table:style-name="ro1">
          <table:table-cell office:value-type="float" office:value="0.000579118728638" calcext:value-type="float">
            <text:p>0.000579118728638</text:p>
          </table:table-cell>
        </table:table-row>
        <table:table-row table:style-name="ro1">
          <table:table-cell office:value-type="float" office:value="0.000887155532837" calcext:value-type="float">
            <text:p>0.000887155532837</text:p>
          </table:table-cell>
        </table:table-row>
        <table:table-row table:style-name="ro1">
          <table:table-cell office:value-type="float" office:value="0.000737190246582" calcext:value-type="float">
            <text:p>0.000737190246582</text:p>
          </table:table-cell>
        </table:table-row>
        <table:table-row table:style-name="ro1">
          <table:table-cell office:value-type="float" office:value="0.000823020935059" calcext:value-type="float">
            <text:p>0.000823020935059</text:p>
          </table:table-cell>
        </table:table-row>
        <table:table-row table:style-name="ro1">
          <table:table-cell office:value-type="float" office:value="0.000534057617188" calcext:value-type="float">
            <text:p>0.000534057617188</text:p>
          </table:table-cell>
        </table:table-row>
        <table:table-row table:style-name="ro1">
          <table:table-cell office:value-type="float" office:value="0.000629901885986" calcext:value-type="float">
            <text:p>0.000629901885986</text:p>
          </table:table-cell>
        </table:table-row>
        <table:table-row table:style-name="ro1">
          <table:table-cell office:value-type="float" office:value="0.000582933425903" calcext:value-type="float">
            <text:p>0.000582933425903</text:p>
          </table:table-cell>
        </table:table-row>
        <table:table-row table:style-name="ro1">
          <table:table-cell office:value-type="float" office:value="0.000609159469604" calcext:value-type="float">
            <text:p>0.000609159469604</text:p>
          </table:table-cell>
        </table:table-row>
        <table:table-row table:style-name="ro1">
          <table:table-cell office:value-type="float" office:value="0.000692129135132" calcext:value-type="float">
            <text:p>0.000692129135132</text:p>
          </table:table-cell>
        </table:table-row>
        <table:table-row table:style-name="ro1">
          <table:table-cell office:value-type="float" office:value="0.000546932220459" calcext:value-type="float">
            <text:p>0.000546932220459</text:p>
          </table:table-cell>
        </table:table-row>
        <table:table-row table:style-name="ro1">
          <table:table-cell office:value-type="float" office:value="0.000593185424805" calcext:value-type="float">
            <text:p>0.000593185424805</text:p>
          </table:table-cell>
        </table:table-row>
        <table:table-row table:style-name="ro1">
          <table:table-cell office:value-type="float" office:value="0.000612020492554" calcext:value-type="float">
            <text:p>0.000612020492554</text:p>
          </table:table-cell>
        </table:table-row>
        <table:table-row table:style-name="ro1">
          <table:table-cell office:value-type="float" office:value="0.000714063644409" calcext:value-type="float">
            <text:p>0.000714063644409</text:p>
          </table:table-cell>
        </table:table-row>
        <table:table-row table:style-name="ro1">
          <table:table-cell office:value-type="float" office:value="0.00081205368042" calcext:value-type="float">
            <text:p>0.00081205368042</text:p>
          </table:table-cell>
        </table:table-row>
        <table:table-row table:style-name="ro1">
          <table:table-cell office:value-type="float" office:value="0.000647068023682" calcext:value-type="float">
            <text:p>0.000647068023682</text:p>
          </table:table-cell>
        </table:table-row>
        <table:table-row table:style-name="ro1">
          <table:table-cell office:value-type="float" office:value="0.000619173049927" calcext:value-type="float">
            <text:p>0.000619173049927</text:p>
          </table:table-cell>
        </table:table-row>
        <table:table-row table:style-name="ro1">
          <table:table-cell office:value-type="float" office:value="0.000602006912231" calcext:value-type="float">
            <text:p>0.000602006912231</text:p>
          </table:table-cell>
        </table:table-row>
        <table:table-row table:style-name="ro1">
          <table:table-cell office:value-type="float" office:value="0.000595092773438" calcext:value-type="float">
            <text:p>0.000595092773438</text:p>
          </table:table-cell>
        </table:table-row>
        <table:table-row table:style-name="ro1">
          <table:table-cell office:value-type="float" office:value="0.000595092773438" calcext:value-type="float">
            <text:p>0.000595092773438</text:p>
          </table:table-cell>
        </table:table-row>
        <table:table-row table:style-name="ro1">
          <table:table-cell office:value-type="float" office:value="0.000599145889282" calcext:value-type="float">
            <text:p>0.000599145889282</text:p>
          </table:table-cell>
        </table:table-row>
        <table:table-row table:style-name="ro1">
          <table:table-cell office:value-type="float" office:value="0.000598907470703" calcext:value-type="float">
            <text:p>0.000598907470703</text:p>
          </table:table-cell>
        </table:table-row>
        <table:table-row table:style-name="ro1">
          <table:table-cell office:value-type="float" office:value="0.00120186805725" calcext:value-type="float">
            <text:p>0.00120186805725</text:p>
          </table:table-cell>
        </table:table-row>
        <table:table-row table:style-name="ro1">
          <table:table-cell office:value-type="float" office:value="0.00117897987366" calcext:value-type="float">
            <text:p>0.00117897987366</text:p>
          </table:table-cell>
        </table:table-row>
        <table:table-row table:style-name="ro1">
          <table:table-cell office:value-type="float" office:value="0.00119996070862" calcext:value-type="float">
            <text:p>0.00119996070862</text:p>
          </table:table-cell>
        </table:table-row>
        <table:table-row table:style-name="ro1">
          <table:table-cell office:value-type="float" office:value="0.000833988189697" calcext:value-type="float">
            <text:p>0.000833988189697</text:p>
          </table:table-cell>
        </table:table-row>
        <table:table-row table:style-name="ro1">
          <table:table-cell office:value-type="float" office:value="0.000863075256348" calcext:value-type="float">
            <text:p>0.000863075256348</text:p>
          </table:table-cell>
        </table:table-row>
        <table:table-row table:style-name="ro1">
          <table:table-cell office:value-type="float" office:value="0.00103402137756" calcext:value-type="float">
            <text:p>0.00103402137756</text:p>
          </table:table-cell>
        </table:table-row>
        <table:table-row table:style-name="ro1">
          <table:table-cell office:value-type="float" office:value="0.000785112380981" calcext:value-type="float">
            <text:p>0.000785112380981</text:p>
          </table:table-cell>
        </table:table-row>
        <table:table-row table:style-name="ro1">
          <table:table-cell office:value-type="float" office:value="0.000734090805054" calcext:value-type="float">
            <text:p>0.000734090805054</text:p>
          </table:table-cell>
        </table:table-row>
        <table:table-row table:style-name="ro1">
          <table:table-cell office:value-type="float" office:value="0.000853061676025" calcext:value-type="float">
            <text:p>0.000853061676025</text:p>
          </table:table-cell>
        </table:table-row>
        <table:table-row table:style-name="ro1">
          <table:table-cell office:value-type="float" office:value="0.000792026519775" calcext:value-type="float">
            <text:p>0.000792026519775</text:p>
          </table:table-cell>
        </table:table-row>
        <table:table-row table:style-name="ro1">
          <table:table-cell office:value-type="float" office:value="0.00104308128357" calcext:value-type="float">
            <text:p>0.00104308128357</text:p>
          </table:table-cell>
        </table:table-row>
        <table:table-row table:style-name="ro1">
          <table:table-cell office:value-type="float" office:value="0.00139784812927" calcext:value-type="float">
            <text:p>0.00139784812927</text:p>
          </table:table-cell>
        </table:table-row>
        <table:table-row table:style-name="ro1">
          <table:table-cell office:value-type="float" office:value="0.000876188278198" calcext:value-type="float">
            <text:p>0.000876188278198</text:p>
          </table:table-cell>
        </table:table-row>
        <table:table-row table:style-name="ro1">
          <table:table-cell office:value-type="float" office:value="0.000858068466187" calcext:value-type="float">
            <text:p>0.000858068466187</text:p>
          </table:table-cell>
        </table:table-row>
        <table:table-row table:style-name="ro1">
          <table:table-cell office:value-type="float" office:value="0.00087308883667" calcext:value-type="float">
            <text:p>0.00087308883667</text:p>
          </table:table-cell>
        </table:table-row>
        <table:table-row table:style-name="ro1">
          <table:table-cell office:value-type="float" office:value="0.000915050506592" calcext:value-type="float">
            <text:p>0.000915050506592</text:p>
          </table:table-cell>
        </table:table-row>
        <table:table-row table:style-name="ro1">
          <table:table-cell office:value-type="float" office:value="0.00135397911072" calcext:value-type="float">
            <text:p>0.00135397911072</text:p>
          </table:table-cell>
        </table:table-row>
        <table:table-row table:style-name="ro1">
          <table:table-cell office:value-type="float" office:value="0.00138902664185" calcext:value-type="float">
            <text:p>0.00138902664185</text:p>
          </table:table-cell>
        </table:table-row>
        <table:table-row table:style-name="ro1">
          <table:table-cell office:value-type="float" office:value="0.00136590003967" calcext:value-type="float">
            <text:p>0.00136590003967</text:p>
          </table:table-cell>
        </table:table-row>
        <table:table-row table:style-name="ro1">
          <table:table-cell office:value-type="float" office:value="0.00119304656982" calcext:value-type="float">
            <text:p>0.00119304656982</text:p>
          </table:table-cell>
        </table:table-row>
        <table:table-row table:style-name="ro1">
          <table:table-cell office:value-type="float" office:value="0.00103092193604" calcext:value-type="float">
            <text:p>0.00103092193604</text:p>
          </table:table-cell>
        </table:table-row>
        <table:table-row table:style-name="ro1">
          <table:table-cell office:value-type="float" office:value="0.00100898742676" calcext:value-type="float">
            <text:p>0.00100898742676</text:p>
          </table:table-cell>
        </table:table-row>
        <table:table-row table:style-name="ro1">
          <table:table-cell office:value-type="float" office:value="0.0015709400177" calcext:value-type="float">
            <text:p>0.0015709400177</text:p>
          </table:table-cell>
        </table:table-row>
        <table:table-row table:style-name="ro1">
          <table:table-cell office:value-type="float" office:value="0.00128102302551" calcext:value-type="float">
            <text:p>0.00128102302551</text:p>
          </table:table-cell>
        </table:table-row>
        <table:table-row table:style-name="ro1">
          <table:table-cell office:value-type="float" office:value="0.00105905532837" calcext:value-type="float">
            <text:p>0.00105905532837</text:p>
          </table:table-cell>
        </table:table-row>
        <table:table-row table:style-name="ro1">
          <table:table-cell office:value-type="float" office:value="0.00102806091309" calcext:value-type="float">
            <text:p>0.00102806091309</text:p>
          </table:table-cell>
        </table:table-row>
        <table:table-row table:style-name="ro1">
          <table:table-cell office:value-type="float" office:value="0.00133585929871" calcext:value-type="float">
            <text:p>0.00133585929871</text:p>
          </table:table-cell>
        </table:table-row>
        <table:table-row table:style-name="ro1">
          <table:table-cell office:value-type="float" office:value="0.00152802467346" calcext:value-type="float">
            <text:p>0.00152802467346</text:p>
          </table:table-cell>
        </table:table-row>
        <table:table-row table:style-name="ro1">
          <table:table-cell office:value-type="float" office:value="0.00166201591492" calcext:value-type="float">
            <text:p>0.00166201591492</text:p>
          </table:table-cell>
        </table:table-row>
        <table:table-row table:style-name="ro1">
          <table:table-cell office:value-type="float" office:value="0.00161814689636" calcext:value-type="float">
            <text:p>0.00161814689636</text:p>
          </table:table-cell>
        </table:table-row>
        <table:table-row table:style-name="ro1">
          <table:table-cell office:value-type="float" office:value="0.00169897079468" calcext:value-type="float">
            <text:p>0.00169897079468</text:p>
          </table:table-cell>
        </table:table-row>
        <table:table-row table:style-name="ro1">
          <table:table-cell office:value-type="float" office:value="0.00170707702637" calcext:value-type="float">
            <text:p>0.00170707702637</text:p>
          </table:table-cell>
        </table:table-row>
        <table:table-row table:style-name="ro1">
          <table:table-cell office:value-type="float" office:value="0.00135111808777" calcext:value-type="float">
            <text:p>0.00135111808777</text:p>
          </table:table-cell>
        </table:table-row>
        <table:table-row table:style-name="ro1">
          <table:table-cell office:value-type="float" office:value="0.00113892555237" calcext:value-type="float">
            <text:p>0.00113892555237</text:p>
          </table:table-cell>
        </table:table-row>
        <table:table-row table:style-name="ro1">
          <table:table-cell office:value-type="float" office:value="0.00159907341003" calcext:value-type="float">
            <text:p>0.00159907341003</text:p>
          </table:table-cell>
        </table:table-row>
        <table:table-row table:style-name="ro1">
          <table:table-cell office:value-type="float" office:value="0.00102400779724" calcext:value-type="float">
            <text:p>0.00102400779724</text:p>
          </table:table-cell>
        </table:table-row>
        <table:table-row table:style-name="ro1">
          <table:table-cell office:value-type="float" office:value="0.000949144363403" calcext:value-type="float">
            <text:p>0.000949144363403</text:p>
          </table:table-cell>
        </table:table-row>
        <table:table-row table:style-name="ro1">
          <table:table-cell office:value-type="float" office:value="0.000955104827881" calcext:value-type="float">
            <text:p>0.000955104827881</text:p>
          </table:table-cell>
        </table:table-row>
        <table:table-row table:style-name="ro1">
          <table:table-cell office:value-type="float" office:value="0.00123310089111" calcext:value-type="float">
            <text:p>0.00123310089111</text:p>
          </table:table-cell>
        </table:table-row>
        <table:table-row table:style-name="ro1">
          <table:table-cell office:value-type="float" office:value="0.0016770362854" calcext:value-type="float">
            <text:p>0.0016770362854</text:p>
          </table:table-cell>
        </table:table-row>
        <table:table-row table:style-name="ro1">
          <table:table-cell office:value-type="float" office:value="0.00147485733032" calcext:value-type="float">
            <text:p>0.00147485733032</text:p>
          </table:table-cell>
        </table:table-row>
        <table:table-row table:style-name="ro1">
          <table:table-cell office:value-type="float" office:value="0.00163197517395" calcext:value-type="float">
            <text:p>0.00163197517395</text:p>
          </table:table-cell>
        </table:table-row>
        <table:table-row table:style-name="ro1">
          <table:table-cell office:value-type="float" office:value="0.00180196762085" calcext:value-type="float">
            <text:p>0.00180196762085</text:p>
          </table:table-cell>
        </table:table-row>
        <table:table-row table:style-name="ro1">
          <table:table-cell office:value-type="float" office:value="0.00147294998169" calcext:value-type="float">
            <text:p>0.00147294998169</text:p>
          </table:table-cell>
        </table:table-row>
        <table:table-row table:style-name="ro1">
          <table:table-cell office:value-type="float" office:value="0.00132203102112" calcext:value-type="float">
            <text:p>0.00132203102112</text:p>
          </table:table-cell>
        </table:table-row>
        <table:table-row table:style-name="ro1">
          <table:table-cell office:value-type="float" office:value="0.00185418128967" calcext:value-type="float">
            <text:p>0.00185418128967</text:p>
          </table:table-cell>
        </table:table-row>
        <table:table-row table:style-name="ro1">
          <table:table-cell office:value-type="float" office:value="0.0022509098053" calcext:value-type="float">
            <text:p>0.0022509098053</text:p>
          </table:table-cell>
        </table:table-row>
        <table:table-row table:style-name="ro1">
          <table:table-cell office:value-type="float" office:value="0.00157499313354" calcext:value-type="float">
            <text:p>0.00157499313354</text:p>
          </table:table-cell>
        </table:table-row>
        <table:table-row table:style-name="ro1">
          <table:table-cell office:value-type="float" office:value="0.00196290016174" calcext:value-type="float">
            <text:p>0.00196290016174</text:p>
          </table:table-cell>
        </table:table-row>
        <table:table-row table:style-name="ro1">
          <table:table-cell office:value-type="float" office:value="0.00126099586487" calcext:value-type="float">
            <text:p>0.00126099586487</text:p>
          </table:table-cell>
        </table:table-row>
        <table:table-row table:style-name="ro1">
          <table:table-cell office:value-type="float" office:value="0.00156712532043" calcext:value-type="float">
            <text:p>0.00156712532043</text:p>
          </table:table-cell>
        </table:table-row>
        <table:table-row table:style-name="ro1">
          <table:table-cell office:value-type="float" office:value="0.0016040802002" calcext:value-type="float">
            <text:p>0.0016040802002</text:p>
          </table:table-cell>
        </table:table-row>
        <table:table-row table:style-name="ro1">
          <table:table-cell office:value-type="float" office:value="0.00134587287903" calcext:value-type="float">
            <text:p>0.00134587287903</text:p>
          </table:table-cell>
        </table:table-row>
        <table:table-row table:style-name="ro1">
          <table:table-cell office:value-type="float" office:value="0.0013439655304" calcext:value-type="float">
            <text:p>0.0013439655304</text:p>
          </table:table-cell>
        </table:table-row>
        <table:table-row table:style-name="ro1">
          <table:table-cell office:value-type="float" office:value="0.00182795524597" calcext:value-type="float">
            <text:p>0.00182795524597</text:p>
          </table:table-cell>
        </table:table-row>
        <table:table-row table:style-name="ro1">
          <table:table-cell office:value-type="float" office:value="0.00154399871826" calcext:value-type="float">
            <text:p>0.00154399871826</text:p>
          </table:table-cell>
        </table:table-row>
        <table:table-row table:style-name="ro1">
          <table:table-cell office:value-type="float" office:value="0.00148701667786" calcext:value-type="float">
            <text:p>0.00148701667786</text:p>
          </table:table-cell>
        </table:table-row>
        <table:table-row table:style-name="ro1">
          <table:table-cell office:value-type="float" office:value="0.00125908851624" calcext:value-type="float">
            <text:p>0.00125908851624</text:p>
          </table:table-cell>
        </table:table-row>
        <table:table-row table:style-name="ro1">
          <table:table-cell office:value-type="float" office:value="0.00158309936523" calcext:value-type="float">
            <text:p>0.00158309936523</text:p>
          </table:table-cell>
        </table:table-row>
        <table:table-row table:style-name="ro1">
          <table:table-cell office:value-type="float" office:value="0.00188112258911" calcext:value-type="float">
            <text:p>0.00188112258911</text:p>
          </table:table-cell>
        </table:table-row>
        <table:table-row table:style-name="ro1">
          <table:table-cell office:value-type="float" office:value="0.00187587738037" calcext:value-type="float">
            <text:p>0.00187587738037</text:p>
          </table:table-cell>
        </table:table-row>
        <table:table-row table:style-name="ro1">
          <table:table-cell office:value-type="float" office:value="0.00178098678589" calcext:value-type="float">
            <text:p>0.00178098678589</text:p>
          </table:table-cell>
        </table:table-row>
        <table:table-row table:style-name="ro1">
          <table:table-cell office:value-type="float" office:value="0.00210404396057" calcext:value-type="float">
            <text:p>0.00210404396057</text:p>
          </table:table-cell>
        </table:table-row>
        <table:table-row table:style-name="ro1">
          <table:table-cell office:value-type="float" office:value="0.00196003913879" calcext:value-type="float">
            <text:p>0.00196003913879</text:p>
          </table:table-cell>
        </table:table-row>
        <table:table-row table:style-name="ro1">
          <table:table-cell office:value-type="float" office:value="0.00183320045471" calcext:value-type="float">
            <text:p>0.00183320045471</text:p>
          </table:table-cell>
        </table:table-row>
        <table:table-row table:style-name="ro1">
          <table:table-cell office:value-type="float" office:value="0.00144481658936" calcext:value-type="float">
            <text:p>0.00144481658936</text:p>
          </table:table-cell>
        </table:table-row>
        <table:table-row table:style-name="ro1">
          <table:table-cell office:value-type="float" office:value="0.00160813331604" calcext:value-type="float">
            <text:p>0.00160813331604</text:p>
          </table:table-cell>
        </table:table-row>
        <table:table-row table:style-name="ro1">
          <table:table-cell office:value-type="float" office:value="0.00206804275513" calcext:value-type="float">
            <text:p>0.00206804275513</text:p>
          </table:table-cell>
        </table:table-row>
        <table:table-row table:style-name="ro1">
          <table:table-cell office:value-type="float" office:value="0.00178694725037" calcext:value-type="float">
            <text:p>0.00178694725037</text:p>
          </table:table-cell>
        </table:table-row>
        <table:table-row table:style-name="ro1">
          <table:table-cell office:value-type="float" office:value="0.00151991844177" calcext:value-type="float">
            <text:p>0.00151991844177</text:p>
          </table:table-cell>
        </table:table-row>
        <table:table-row table:style-name="ro1">
          <table:table-cell office:value-type="float" office:value="0.00167393684387" calcext:value-type="float">
            <text:p>0.00167393684387</text:p>
          </table:table-cell>
        </table:table-row>
        <table:table-row table:style-name="ro1">
          <table:table-cell office:value-type="float" office:value="0.00151705741882" calcext:value-type="float">
            <text:p>0.00151705741882</text:p>
          </table:table-cell>
        </table:table-row>
        <table:table-row table:style-name="ro1">
          <table:table-cell office:value-type="float" office:value="0.00160694122314" calcext:value-type="float">
            <text:p>0.00160694122314</text:p>
          </table:table-cell>
        </table:table-row>
        <table:table-row table:style-name="ro1">
          <table:table-cell office:value-type="float" office:value="0.00155305862427" calcext:value-type="float">
            <text:p>0.00155305862427</text:p>
          </table:table-cell>
        </table:table-row>
        <table:table-row table:style-name="ro1">
          <table:table-cell office:value-type="float" office:value="0.00145506858826" calcext:value-type="float">
            <text:p>0.00145506858826</text:p>
          </table:table-cell>
        </table:table-row>
        <table:table-row table:style-name="ro1">
          <table:table-cell office:value-type="float" office:value="0.00143909454346" calcext:value-type="float">
            <text:p>0.00143909454346</text:p>
          </table:table-cell>
        </table:table-row>
        <table:table-row table:style-name="ro1">
          <table:table-cell office:value-type="float" office:value="0.00164413452148" calcext:value-type="float">
            <text:p>0.00164413452148</text:p>
          </table:table-cell>
        </table:table-row>
        <table:table-row table:style-name="ro1">
          <table:table-cell office:value-type="float" office:value="0.00188398361206" calcext:value-type="float">
            <text:p>0.00188398361206</text:p>
          </table:table-cell>
        </table:table-row>
        <table:table-row table:style-name="ro1">
          <table:table-cell office:value-type="float" office:value="0.00167798995972" calcext:value-type="float">
            <text:p>0.00167798995972</text:p>
          </table:table-cell>
        </table:table-row>
        <table:table-row table:style-name="ro1">
          <table:table-cell office:value-type="float" office:value="0.00153303146362" calcext:value-type="float">
            <text:p>0.00153303146362</text:p>
          </table:table-cell>
        </table:table-row>
        <table:table-row table:style-name="ro1">
          <table:table-cell office:value-type="float" office:value="0.00139689445496" calcext:value-type="float">
            <text:p>0.00139689445496</text:p>
          </table:table-cell>
        </table:table-row>
        <table:table-row table:style-name="ro1">
          <table:table-cell office:value-type="float" office:value="0.00138282775879" calcext:value-type="float">
            <text:p>0.00138282775879</text:p>
          </table:table-cell>
        </table:table-row>
        <table:table-row table:style-name="ro1">
          <table:table-cell office:value-type="float" office:value="0.00149512290955" calcext:value-type="float">
            <text:p>0.00149512290955</text:p>
          </table:table-cell>
        </table:table-row>
        <table:table-row table:style-name="ro1">
          <table:table-cell office:value-type="float" office:value="0.00189995765686" calcext:value-type="float">
            <text:p>0.00189995765686</text:p>
          </table:table-cell>
        </table:table-row>
        <table:table-row table:style-name="ro1">
          <table:table-cell office:value-type="float" office:value="0.00176882743835" calcext:value-type="float">
            <text:p>0.00176882743835</text:p>
          </table:table-cell>
        </table:table-row>
        <table:table-row table:style-name="ro1">
          <table:table-cell office:value-type="float" office:value="0.00158905982971" calcext:value-type="float">
            <text:p>0.00158905982971</text:p>
          </table:table-cell>
        </table:table-row>
        <table:table-row table:style-name="ro1">
          <table:table-cell office:value-type="float" office:value="0.00149822235107" calcext:value-type="float">
            <text:p>0.00149822235107</text:p>
          </table:table-cell>
        </table:table-row>
        <table:table-row table:style-name="ro1">
          <table:table-cell office:value-type="float" office:value="0.00148797035217" calcext:value-type="float">
            <text:p>0.00148797035217</text:p>
          </table:table-cell>
        </table:table-row>
        <table:table-row table:style-name="ro1">
          <table:table-cell office:value-type="float" office:value="0.00186610221863" calcext:value-type="float">
            <text:p>0.00186610221863</text:p>
          </table:table-cell>
        </table:table-row>
        <table:table-row table:style-name="ro1">
          <table:table-cell office:value-type="float" office:value="0.00215482711792" calcext:value-type="float">
            <text:p>0.00215482711792</text:p>
          </table:table-cell>
        </table:table-row>
        <table:table-row table:style-name="ro1">
          <table:table-cell office:value-type="float" office:value="0.00294804573059" calcext:value-type="float">
            <text:p>0.00294804573059</text:p>
          </table:table-cell>
        </table:table-row>
        <table:table-row table:style-name="ro1">
          <table:table-cell office:value-type="float" office:value="0.00156807899475" calcext:value-type="float">
            <text:p>0.00156807899475</text:p>
          </table:table-cell>
        </table:table-row>
        <table:table-row table:style-name="ro1">
          <table:table-cell office:value-type="float" office:value="0.00165295600891" calcext:value-type="float">
            <text:p>0.00165295600891</text:p>
          </table:table-cell>
        </table:table-row>
        <table:table-row table:style-name="ro1">
          <table:table-cell office:value-type="float" office:value="0.00188302993774" calcext:value-type="float">
            <text:p>0.00188302993774</text:p>
          </table:table-cell>
        </table:table-row>
        <table:table-row table:style-name="ro1">
          <table:table-cell office:value-type="float" office:value="0.00158286094666" calcext:value-type="float">
            <text:p>0.00158286094666</text:p>
          </table:table-cell>
        </table:table-row>
        <table:table-row table:style-name="ro1">
          <table:table-cell office:value-type="float" office:value="0.00283408164978" calcext:value-type="float">
            <text:p>0.00283408164978</text:p>
          </table:table-cell>
        </table:table-row>
        <table:table-row table:style-name="ro1">
          <table:table-cell office:value-type="float" office:value="0.00169205665588" calcext:value-type="float">
            <text:p>0.00169205665588</text:p>
          </table:table-cell>
        </table:table-row>
        <table:table-row table:style-name="ro1">
          <table:table-cell office:value-type="float" office:value="0.0015881061554" calcext:value-type="float">
            <text:p>0.0015881061554</text:p>
          </table:table-cell>
        </table:table-row>
        <table:table-row table:style-name="ro1">
          <table:table-cell office:value-type="float" office:value="0.00180387496948" calcext:value-type="float">
            <text:p>0.00180387496948</text:p>
          </table:table-cell>
        </table:table-row>
        <table:table-row table:style-name="ro1">
          <table:table-cell office:value-type="float" office:value="0.00171494483948" calcext:value-type="float">
            <text:p>0.00171494483948</text:p>
          </table:table-cell>
        </table:table-row>
        <table:table-row table:style-name="ro1">
          <table:table-cell office:value-type="float" office:value="0.00171899795532" calcext:value-type="float">
            <text:p>0.00171899795532</text:p>
          </table:table-cell>
        </table:table-row>
        <table:table-row table:style-name="ro1">
          <table:table-cell office:value-type="float" office:value="0.00220203399658" calcext:value-type="float">
            <text:p>0.00220203399658</text:p>
          </table:table-cell>
        </table:table-row>
        <table:table-row table:style-name="ro1">
          <table:table-cell office:value-type="float" office:value="0.00324082374573" calcext:value-type="float">
            <text:p>0.00324082374573</text:p>
          </table:table-cell>
        </table:table-row>
        <table:table-row table:style-name="ro1">
          <table:table-cell office:value-type="float" office:value="0.00318312644958" calcext:value-type="float">
            <text:p>0.00318312644958</text:p>
          </table:table-cell>
        </table:table-row>
        <table:table-row table:style-name="ro1">
          <table:table-cell office:value-type="float" office:value="0.0032320022583" calcext:value-type="float">
            <text:p>0.0032320022583</text:p>
          </table:table-cell>
        </table:table-row>
        <table:table-row table:style-name="ro1">
          <table:table-cell office:value-type="float" office:value="0.00194597244263" calcext:value-type="float">
            <text:p>0.00194597244263</text:p>
          </table:table-cell>
        </table:table-row>
        <table:table-row table:style-name="ro1">
          <table:table-cell office:value-type="float" office:value="0.00160694122314" calcext:value-type="float">
            <text:p>0.00160694122314</text:p>
          </table:table-cell>
        </table:table-row>
        <table:table-row table:style-name="ro1">
          <table:table-cell office:value-type="float" office:value="0.00158905982971" calcext:value-type="float">
            <text:p>0.00158905982971</text:p>
          </table:table-cell>
        </table:table-row>
        <table:table-row table:style-name="ro1">
          <table:table-cell office:value-type="float" office:value="0.00187397003174" calcext:value-type="float">
            <text:p>0.00187397003174</text:p>
          </table:table-cell>
        </table:table-row>
        <table:table-row table:style-name="ro1">
          <table:table-cell office:value-type="float" office:value="0.00184512138367" calcext:value-type="float">
            <text:p>0.00184512138367</text:p>
          </table:table-cell>
        </table:table-row>
        <table:table-row table:style-name="ro1">
          <table:table-cell office:value-type="float" office:value="0.00211000442505" calcext:value-type="float">
            <text:p>0.00211000442505</text:p>
          </table:table-cell>
        </table:table-row>
        <table:table-row table:style-name="ro1">
          <table:table-cell office:value-type="float" office:value="0.00192213058472" calcext:value-type="float">
            <text:p>0.00192213058472</text:p>
          </table:table-cell>
        </table:table-row>
        <table:table-row table:style-name="ro1">
          <table:table-cell office:value-type="float" office:value="0.00177597999573" calcext:value-type="float">
            <text:p>0.00177597999573</text:p>
          </table:table-cell>
        </table:table-row>
        <table:table-row table:style-name="ro1">
          <table:table-cell office:value-type="float" office:value="0.00173091888428" calcext:value-type="float">
            <text:p>0.00173091888428</text:p>
          </table:table-cell>
        </table:table-row>
        <table:table-row table:style-name="ro1">
          <table:table-cell office:value-type="float" office:value="0.00167489051819" calcext:value-type="float">
            <text:p>0.00167489051819</text:p>
          </table:table-cell>
        </table:table-row>
        <table:table-row table:style-name="ro1">
          <table:table-cell office:value-type="float" office:value="0.00168490409851" calcext:value-type="float">
            <text:p>0.00168490409851</text:p>
          </table:table-cell>
        </table:table-row>
        <table:table-row table:style-name="ro1">
          <table:table-cell office:value-type="float" office:value="0.00175714492798" calcext:value-type="float">
            <text:p>0.00175714492798</text:p>
          </table:table-cell>
        </table:table-row>
        <table:table-row table:style-name="ro1">
          <table:table-cell office:value-type="float" office:value="0.00198197364807" calcext:value-type="float">
            <text:p>0.00198197364807</text:p>
          </table:table-cell>
        </table:table-row>
        <table:table-row table:style-name="ro1">
          <table:table-cell office:value-type="float" office:value="0.00190806388855" calcext:value-type="float">
            <text:p>0.00190806388855</text:p>
          </table:table-cell>
        </table:table-row>
        <table:table-row table:style-name="ro1">
          <table:table-cell office:value-type="float" office:value="0.00235295295715" calcext:value-type="float">
            <text:p>0.00235295295715</text:p>
          </table:table-cell>
        </table:table-row>
        <table:table-row table:style-name="ro1">
          <table:table-cell office:value-type="float" office:value="0.00194883346558" calcext:value-type="float">
            <text:p>0.00194883346558</text:p>
          </table:table-cell>
        </table:table-row>
        <table:table-row table:style-name="ro1">
          <table:table-cell office:value-type="float" office:value="0.00218391418457" calcext:value-type="float">
            <text:p>0.00218391418457</text:p>
          </table:table-cell>
        </table:table-row>
        <table:table-row table:style-name="ro1">
          <table:table-cell office:value-type="float" office:value="0.00195097923279" calcext:value-type="float">
            <text:p>0.00195097923279</text:p>
          </table:table-cell>
        </table:table-row>
        <table:table-row table:style-name="ro1">
          <table:table-cell office:value-type="float" office:value="0.00179696083069" calcext:value-type="float">
            <text:p>0.00179696083069</text:p>
          </table:table-cell>
        </table:table-row>
        <table:table-row table:style-name="ro1">
          <table:table-cell office:value-type="float" office:value="0.00173997879028" calcext:value-type="float">
            <text:p>0.00173997879028</text:p>
          </table:table-cell>
        </table:table-row>
        <table:table-row table:style-name="ro1">
          <table:table-cell office:value-type="float" office:value="0.00182795524597" calcext:value-type="float">
            <text:p>0.00182795524597</text:p>
          </table:table-cell>
        </table:table-row>
        <table:table-row table:style-name="ro1">
          <table:table-cell office:value-type="float" office:value="0.00185203552246" calcext:value-type="float">
            <text:p>0.00185203552246</text:p>
          </table:table-cell>
        </table:table-row>
        <table:table-row table:style-name="ro1">
          <table:table-cell office:value-type="float" office:value="0.00222992897034" calcext:value-type="float">
            <text:p>0.00222992897034</text:p>
          </table:table-cell>
        </table:table-row>
        <table:table-row table:style-name="ro1">
          <table:table-cell office:value-type="float" office:value="0.0022988319397" calcext:value-type="float">
            <text:p>0.0022988319397</text:p>
          </table:table-cell>
        </table:table-row>
        <table:table-row table:style-name="ro1">
          <table:table-cell office:value-type="float" office:value="0.00186896324158" calcext:value-type="float">
            <text:p>0.00186896324158</text:p>
          </table:table-cell>
        </table:table-row>
        <table:table-row table:style-name="ro1">
          <table:table-cell office:value-type="float" office:value="0.00187706947327" calcext:value-type="float">
            <text:p>0.00187706947327</text:p>
          </table:table-cell>
        </table:table-row>
        <table:table-row table:style-name="ro1">
          <table:table-cell office:value-type="float" office:value="0.00197601318359" calcext:value-type="float">
            <text:p>0.00197601318359</text:p>
          </table:table-cell>
        </table:table-row>
        <table:table-row table:style-name="ro1">
          <table:table-cell office:value-type="float" office:value="0.00192379951477" calcext:value-type="float">
            <text:p>0.00192379951477</text:p>
          </table:table-cell>
        </table:table-row>
        <table:table-row table:style-name="ro1">
          <table:table-cell office:value-type="float" office:value="0.00197696685791" calcext:value-type="float">
            <text:p>0.00197696685791</text:p>
          </table:table-cell>
        </table:table-row>
        <table:table-row table:style-name="ro1">
          <table:table-cell office:value-type="float" office:value="0.00192189216614" calcext:value-type="float">
            <text:p>0.00192189216614</text:p>
          </table:table-cell>
        </table:table-row>
        <table:table-row table:style-name="ro1">
          <table:table-cell office:value-type="float" office:value="0.00293684005737" calcext:value-type="float">
            <text:p>0.00293684005737</text:p>
          </table:table-cell>
        </table:table-row>
        <table:table-row table:style-name="ro1">
          <table:table-cell office:value-type="float" office:value="0.00270700454712" calcext:value-type="float">
            <text:p>0.00270700454712</text:p>
          </table:table-cell>
        </table:table-row>
        <table:table-row table:style-name="ro1">
          <table:table-cell office:value-type="float" office:value="0.00213503837585" calcext:value-type="float">
            <text:p>0.00213503837585</text:p>
          </table:table-cell>
        </table:table-row>
        <table:table-row table:style-name="ro1">
          <table:table-cell office:value-type="float" office:value="0.0019519329071" calcext:value-type="float">
            <text:p>0.0019519329071</text:p>
          </table:table-cell>
        </table:table-row>
        <table:table-row table:style-name="ro1">
          <table:table-cell office:value-type="float" office:value="0.00198602676392" calcext:value-type="float">
            <text:p>0.00198602676392</text:p>
          </table:table-cell>
        </table:table-row>
        <table:table-row table:style-name="ro1">
          <table:table-cell office:value-type="float" office:value="0.00215101242065" calcext:value-type="float">
            <text:p>0.00215101242065</text:p>
          </table:table-cell>
        </table:table-row>
        <table:table-row table:style-name="ro1">
          <table:table-cell office:value-type="float" office:value="0.00211691856384" calcext:value-type="float">
            <text:p>0.00211691856384</text:p>
          </table:table-cell>
        </table:table-row>
        <table:table-row table:style-name="ro1">
          <table:table-cell office:value-type="float" office:value="0.00268411636353" calcext:value-type="float">
            <text:p>0.00268411636353</text:p>
          </table:table-cell>
        </table:table-row>
        <table:table-row table:style-name="ro1">
          <table:table-cell office:value-type="float" office:value="0.00246500968933" calcext:value-type="float">
            <text:p>0.00246500968933</text:p>
          </table:table-cell>
        </table:table-row>
        <table:table-row table:style-name="ro1">
          <table:table-cell office:value-type="float" office:value="0.00230312347412" calcext:value-type="float">
            <text:p>0.00230312347412</text:p>
          </table:table-cell>
        </table:table-row>
        <table:table-row table:style-name="ro1">
          <table:table-cell office:value-type="float" office:value="0.0023980140686" calcext:value-type="float">
            <text:p>0.0023980140686</text:p>
          </table:table-cell>
        </table:table-row>
        <table:table-row table:style-name="ro1">
          <table:table-cell office:value-type="float" office:value="0.00228190422058" calcext:value-type="float">
            <text:p>0.00228190422058</text:p>
          </table:table-cell>
        </table:table-row>
        <table:table-row table:style-name="ro1">
          <table:table-cell office:value-type="float" office:value="0.00231504440308" calcext:value-type="float">
            <text:p>0.00231504440308</text:p>
          </table:table-cell>
        </table:table-row>
        <table:table-row table:style-name="ro1">
          <table:table-cell office:value-type="float" office:value="0.00247693061829" calcext:value-type="float">
            <text:p>0.00247693061829</text:p>
          </table:table-cell>
        </table:table-row>
        <table:table-row table:style-name="ro1">
          <table:table-cell office:value-type="float" office:value="0.00319814682007" calcext:value-type="float">
            <text:p>0.00319814682007</text:p>
          </table:table-cell>
        </table:table-row>
        <table:table-row table:style-name="ro1">
          <table:table-cell office:value-type="float" office:value="0.0022919178009" calcext:value-type="float">
            <text:p>0.0022919178009</text:p>
          </table:table-cell>
        </table:table-row>
        <table:table-row table:style-name="ro1">
          <table:table-cell office:value-type="float" office:value="0.00213289260864" calcext:value-type="float">
            <text:p>0.00213289260864</text:p>
          </table:table-cell>
        </table:table-row>
        <table:table-row table:style-name="ro1">
          <table:table-cell office:value-type="float" office:value="0.0021858215332" calcext:value-type="float">
            <text:p>0.0021858215332</text:p>
          </table:table-cell>
        </table:table-row>
        <table:table-row table:style-name="ro1">
          <table:table-cell office:value-type="float" office:value="0.0021710395813" calcext:value-type="float">
            <text:p>0.0021710395813</text:p>
          </table:table-cell>
        </table:table-row>
        <table:table-row table:style-name="ro1">
          <table:table-cell office:value-type="float" office:value="0.00210213661194" calcext:value-type="float">
            <text:p>0.00210213661194</text:p>
          </table:table-cell>
        </table:table-row>
        <table:table-row table:style-name="ro1">
          <table:table-cell office:value-type="float" office:value="0.00233793258667" calcext:value-type="float">
            <text:p>0.00233793258667</text:p>
          </table:table-cell>
        </table:table-row>
        <table:table-row table:style-name="ro1">
          <table:table-cell office:value-type="float" office:value="0.00268912315369" calcext:value-type="float">
            <text:p>0.00268912315369</text:p>
          </table:table-cell>
        </table:table-row>
        <table:table-row table:style-name="ro1">
          <table:table-cell office:value-type="float" office:value="0.00293207168579" calcext:value-type="float">
            <text:p>0.00293207168579</text:p>
          </table:table-cell>
        </table:table-row>
        <table:table-row table:style-name="ro1">
          <table:table-cell office:value-type="float" office:value="0.00271916389465" calcext:value-type="float">
            <text:p>0.00271916389465</text:p>
          </table:table-cell>
        </table:table-row>
        <table:table-row table:style-name="ro1">
          <table:table-cell office:value-type="float" office:value="0.00262594223022" calcext:value-type="float">
            <text:p>0.00262594223022</text:p>
          </table:table-cell>
        </table:table-row>
        <table:table-row table:style-name="ro1">
          <table:table-cell office:value-type="float" office:value="0.00243902206421" calcext:value-type="float">
            <text:p>0.00243902206421</text:p>
          </table:table-cell>
        </table:table-row>
        <table:table-row table:style-name="ro1">
          <table:table-cell office:value-type="float" office:value="0.0025429725647" calcext:value-type="float">
            <text:p>0.0025429725647</text:p>
          </table:table-cell>
        </table:table-row>
        <table:table-row table:style-name="ro1">
          <table:table-cell office:value-type="float" office:value="0.00275206565857" calcext:value-type="float">
            <text:p>0.00275206565857</text:p>
          </table:table-cell>
        </table:table-row>
        <table:table-row table:style-name="ro1">
          <table:table-cell office:value-type="float" office:value="0.00295281410217" calcext:value-type="float">
            <text:p>0.00295281410217</text:p>
          </table:table-cell>
        </table:table-row>
        <table:table-row table:style-name="ro1">
          <table:table-cell office:value-type="float" office:value="0.00256586074829" calcext:value-type="float">
            <text:p>0.00256586074829</text:p>
          </table:table-cell>
        </table:table-row>
        <table:table-row table:style-name="ro1">
          <table:table-cell office:value-type="float" office:value="0.00250291824341" calcext:value-type="float">
            <text:p>0.00250291824341</text:p>
          </table:table-cell>
        </table:table-row>
        <table:table-row table:style-name="ro1">
          <table:table-cell office:value-type="float" office:value="0.00234794616699" calcext:value-type="float">
            <text:p>0.00234794616699</text:p>
          </table:table-cell>
        </table:table-row>
        <table:table-row table:style-name="ro1">
          <table:table-cell office:value-type="float" office:value="0.0024778842926" calcext:value-type="float">
            <text:p>0.0024778842926</text:p>
          </table:table-cell>
        </table:table-row>
        <table:table-row table:style-name="ro1">
          <table:table-cell office:value-type="float" office:value="0.0027928352356" calcext:value-type="float">
            <text:p>0.0027928352356</text:p>
          </table:table-cell>
        </table:table-row>
        <table:table-row table:style-name="ro1">
          <table:table-cell office:value-type="float" office:value="0.00324296951294" calcext:value-type="float">
            <text:p>0.00324296951294</text:p>
          </table:table-cell>
        </table:table-row>
        <table:table-row table:style-name="ro1">
          <table:table-cell office:value-type="float" office:value="0.00261282920837" calcext:value-type="float">
            <text:p>0.00261282920837</text:p>
          </table:table-cell>
        </table:table-row>
        <table:table-row table:style-name="ro1">
          <table:table-cell office:value-type="float" office:value="0.00281119346619" calcext:value-type="float">
            <text:p>0.00281119346619</text:p>
          </table:table-cell>
        </table:table-row>
        <table:table-row table:style-name="ro1">
          <table:table-cell office:value-type="float" office:value="0.00248312950134" calcext:value-type="float">
            <text:p>0.00248312950134</text:p>
          </table:table-cell>
        </table:table-row>
        <table:table-row table:style-name="ro1">
          <table:table-cell office:value-type="float" office:value="0.00284314155579" calcext:value-type="float">
            <text:p>0.00284314155579</text:p>
          </table:table-cell>
        </table:table-row>
        <table:table-row table:style-name="ro1">
          <table:table-cell office:value-type="float" office:value="0.00329899787903" calcext:value-type="float">
            <text:p>0.00329899787903</text:p>
          </table:table-cell>
        </table:table-row>
        <table:table-row table:style-name="ro1">
          <table:table-cell office:value-type="float" office:value="0.00295686721802" calcext:value-type="float">
            <text:p>0.00295686721802</text:p>
          </table:table-cell>
        </table:table-row>
        <table:table-row table:style-name="ro1">
          <table:table-cell office:value-type="float" office:value="0.00277090072632" calcext:value-type="float">
            <text:p>0.00277090072632</text:p>
          </table:table-cell>
        </table:table-row>
        <table:table-row table:style-name="ro1">
          <table:table-cell office:value-type="float" office:value="0.0025839805603" calcext:value-type="float">
            <text:p>0.0025839805603</text:p>
          </table:table-cell>
        </table:table-row>
        <table:table-row table:style-name="ro1">
          <table:table-cell office:value-type="float" office:value="0.00271201133728" calcext:value-type="float">
            <text:p>0.00271201133728</text:p>
          </table:table-cell>
        </table:table-row>
        <table:table-row table:style-name="ro1">
          <table:table-cell office:value-type="float" office:value="0.00240993499756" calcext:value-type="float">
            <text:p>0.00240993499756</text:p>
          </table:table-cell>
        </table:table-row>
        <table:table-row table:style-name="ro1">
          <table:table-cell office:value-type="float" office:value="0.00284385681152" calcext:value-type="float">
            <text:p>0.00284385681152</text:p>
          </table:table-cell>
        </table:table-row>
        <table:table-row table:style-name="ro1">
          <table:table-cell office:value-type="float" office:value="0.00279688835144" calcext:value-type="float">
            <text:p>0.00279688835144</text:p>
          </table:table-cell>
        </table:table-row>
        <table:table-row table:style-name="ro1">
          <table:table-cell office:value-type="float" office:value="0.00270199775696" calcext:value-type="float">
            <text:p>0.00270199775696</text:p>
          </table:table-cell>
        </table:table-row>
        <table:table-row table:style-name="ro1">
          <table:table-cell office:value-type="float" office:value="0.00278687477112" calcext:value-type="float">
            <text:p>0.00278687477112</text:p>
          </table:table-cell>
        </table:table-row>
        <table:table-row table:style-name="ro1">
          <table:table-cell office:value-type="float" office:value="0.00262999534607" calcext:value-type="float">
            <text:p>0.00262999534607</text:p>
          </table:table-cell>
        </table:table-row>
        <table:table-row table:style-name="ro1">
          <table:table-cell office:value-type="float" office:value="0.00292706489563" calcext:value-type="float">
            <text:p>0.00292706489563</text:p>
          </table:table-cell>
        </table:table-row>
        <table:table-row table:style-name="ro1">
          <table:table-cell office:value-type="float" office:value="0.0032811164856" calcext:value-type="float">
            <text:p>0.0032811164856</text:p>
          </table:table-cell>
        </table:table-row>
        <table:table-row table:style-name="ro1">
          <table:table-cell office:value-type="float" office:value="0.00388097763062" calcext:value-type="float">
            <text:p>0.00388097763062</text:p>
          </table:table-cell>
        </table:table-row>
        <table:table-row table:style-name="ro1">
          <table:table-cell office:value-type="float" office:value="0.00367617607117" calcext:value-type="float">
            <text:p>0.00367617607117</text:p>
          </table:table-cell>
        </table:table-row>
        <table:table-row table:style-name="ro1">
          <table:table-cell office:value-type="float" office:value="0.00375199317932" calcext:value-type="float">
            <text:p>0.00375199317932</text:p>
          </table:table-cell>
        </table:table-row>
        <table:table-row table:style-name="ro1">
          <table:table-cell office:value-type="float" office:value="0.00418400764465" calcext:value-type="float">
            <text:p>0.00418400764465</text:p>
          </table:table-cell>
        </table:table-row>
        <table:table-row table:style-name="ro1">
          <table:table-cell office:value-type="float" office:value="0.00384593009949" calcext:value-type="float">
            <text:p>0.00384593009949</text:p>
          </table:table-cell>
        </table:table-row>
        <table:table-row table:style-name="ro1">
          <table:table-cell office:value-type="float" office:value="0.00275301933289" calcext:value-type="float">
            <text:p>0.00275301933289</text:p>
          </table:table-cell>
        </table:table-row>
        <table:table-row table:style-name="ro1">
          <table:table-cell office:value-type="float" office:value="0.00264477729797" calcext:value-type="float">
            <text:p>0.00264477729797</text:p>
          </table:table-cell>
        </table:table-row>
        <table:table-row table:style-name="ro1">
          <table:table-cell office:value-type="float" office:value="0.00335788726807" calcext:value-type="float">
            <text:p>0.00335788726807</text:p>
          </table:table-cell>
        </table:table-row>
        <table:table-row table:style-name="ro1">
          <table:table-cell office:value-type="float" office:value="0.00325012207031" calcext:value-type="float">
            <text:p>0.00325012207031</text:p>
          </table:table-cell>
        </table:table-row>
        <table:table-row table:style-name="ro1">
          <table:table-cell office:value-type="float" office:value="0.00406885147095" calcext:value-type="float">
            <text:p>0.00406885147095</text:p>
          </table:table-cell>
        </table:table-row>
        <table:table-row table:style-name="ro1">
          <table:table-cell office:value-type="float" office:value="0.00313091278076" calcext:value-type="float">
            <text:p>0.00313091278076</text:p>
          </table:table-cell>
        </table:table-row>
        <table:table-row table:style-name="ro1">
          <table:table-cell office:value-type="float" office:value="0.0033278465271" calcext:value-type="float">
            <text:p>0.0033278465271</text:p>
          </table:table-cell>
        </table:table-row>
        <table:table-row table:style-name="ro1">
          <table:table-cell office:value-type="float" office:value="0.00405287742615" calcext:value-type="float">
            <text:p>0.00405287742615</text:p>
          </table:table-cell>
        </table:table-row>
        <table:table-row table:style-name="ro1">
          <table:table-cell office:value-type="float" office:value="0.00454497337341" calcext:value-type="float">
            <text:p>0.00454497337341</text:p>
          </table:table-cell>
        </table:table-row>
        <table:table-row table:style-name="ro1">
          <table:table-cell office:value-type="float" office:value="0.00314617156982" calcext:value-type="float">
            <text:p>0.00314617156982</text:p>
          </table:table-cell>
        </table:table-row>
        <table:table-row table:style-name="ro1">
          <table:table-cell office:value-type="float" office:value="0.00283789634705" calcext:value-type="float">
            <text:p>0.00283789634705</text:p>
          </table:table-cell>
        </table:table-row>
        <table:table-row table:style-name="ro1">
          <table:table-cell office:value-type="float" office:value="0.00277304649353" calcext:value-type="float">
            <text:p>0.00277304649353</text:p>
          </table:table-cell>
        </table:table-row>
        <table:table-row table:style-name="ro1">
          <table:table-cell office:value-type="float" office:value="0.00282907485962" calcext:value-type="float">
            <text:p>0.00282907485962</text:p>
          </table:table-cell>
        </table:table-row>
        <table:table-row table:style-name="ro1">
          <table:table-cell office:value-type="float" office:value="0.00350499153137" calcext:value-type="float">
            <text:p>0.00350499153137</text:p>
          </table:table-cell>
        </table:table-row>
        <table:table-row table:style-name="ro1">
          <table:table-cell office:value-type="float" office:value="0.00299215316772" calcext:value-type="float">
            <text:p>0.00299215316772</text:p>
          </table:table-cell>
        </table:table-row>
        <table:table-row table:style-name="ro1">
          <table:table-cell office:value-type="float" office:value="0.00320601463318" calcext:value-type="float">
            <text:p>0.00320601463318</text:p>
          </table:table-cell>
        </table:table-row>
        <table:table-row table:style-name="ro1">
          <table:table-cell office:value-type="float" office:value="0.00294780731201" calcext:value-type="float">
            <text:p>0.00294780731201</text:p>
          </table:table-cell>
        </table:table-row>
        <table:table-row table:style-name="ro1">
          <table:table-cell office:value-type="float" office:value="0.00286293029785" calcext:value-type="float">
            <text:p>0.00286293029785</text:p>
          </table:table-cell>
        </table:table-row>
        <table:table-row table:style-name="ro1">
          <table:table-cell office:value-type="float" office:value="0.00355505943298" calcext:value-type="float">
            <text:p>0.00355505943298</text:p>
          </table:table-cell>
        </table:table-row>
        <table:table-row table:style-name="ro1">
          <table:table-cell office:value-type="float" office:value="0.00302696228027" calcext:value-type="float">
            <text:p>0.00302696228027</text:p>
          </table:table-cell>
        </table:table-row>
        <table:table-row table:style-name="ro1">
          <table:table-cell office:value-type="float" office:value="0.00298118591309" calcext:value-type="float">
            <text:p>0.00298118591309</text:p>
          </table:table-cell>
        </table:table-row>
        <table:table-row table:style-name="ro1">
          <table:table-cell office:value-type="float" office:value="0.00280690193176" calcext:value-type="float">
            <text:p>0.00280690193176</text:p>
          </table:table-cell>
        </table:table-row>
        <table:table-row table:style-name="ro1">
          <table:table-cell office:value-type="float" office:value="0.00315499305725" calcext:value-type="float">
            <text:p>0.00315499305725</text:p>
          </table:table-cell>
        </table:table-row>
        <table:table-row table:style-name="ro1">
          <table:table-cell office:value-type="float" office:value="0.00312614440918" calcext:value-type="float">
            <text:p>0.00312614440918</text:p>
          </table:table-cell>
        </table:table-row>
        <table:table-row table:style-name="ro1">
          <table:table-cell office:value-type="float" office:value="0.00350594520569" calcext:value-type="float">
            <text:p>0.00350594520569</text:p>
          </table:table-cell>
        </table:table-row>
        <table:table-row table:style-name="ro1">
          <table:table-cell office:value-type="float" office:value="0.00325298309326" calcext:value-type="float">
            <text:p>0.00325298309326</text:p>
          </table:table-cell>
        </table:table-row>
        <table:table-row table:style-name="ro1">
          <table:table-cell office:value-type="float" office:value="0.00296998023987" calcext:value-type="float">
            <text:p>0.00296998023987</text:p>
          </table:table-cell>
        </table:table-row>
        <table:table-row table:style-name="ro1">
          <table:table-cell office:value-type="float" office:value="0.003662109375" calcext:value-type="float">
            <text:p>0.003662109375</text:p>
          </table:table-cell>
        </table:table-row>
        <table:table-row table:style-name="ro1">
          <table:table-cell office:value-type="float" office:value="0.00447416305542" calcext:value-type="float">
            <text:p>0.00447416305542</text:p>
          </table:table-cell>
        </table:table-row>
        <table:table-row table:style-name="ro1">
          <table:table-cell office:value-type="float" office:value="0.00368809700012" calcext:value-type="float">
            <text:p>0.00368809700012</text:p>
          </table:table-cell>
        </table:table-row>
        <table:table-row table:style-name="ro1">
          <table:table-cell office:value-type="float" office:value="0.00357604026794" calcext:value-type="float">
            <text:p>0.00357604026794</text:p>
          </table:table-cell>
        </table:table-row>
        <table:table-row table:style-name="ro1">
          <table:table-cell office:value-type="float" office:value="0.00327587127686" calcext:value-type="float">
            <text:p>0.00327587127686</text:p>
          </table:table-cell>
        </table:table-row>
        <table:table-row table:style-name="ro1">
          <table:table-cell office:value-type="float" office:value="0.00342893600464" calcext:value-type="float">
            <text:p>0.00342893600464</text:p>
          </table:table-cell>
        </table:table-row>
        <table:table-row table:style-name="ro1">
          <table:table-cell office:value-type="float" office:value="0.00437903404236" calcext:value-type="float">
            <text:p>0.00437903404236</text:p>
          </table:table-cell>
        </table:table-row>
        <table:table-row table:style-name="ro1">
          <table:table-cell office:value-type="float" office:value="0.00322008132935" calcext:value-type="float">
            <text:p>0.00322008132935</text:p>
          </table:table-cell>
        </table:table-row>
        <table:table-row table:style-name="ro1">
          <table:table-cell office:value-type="float" office:value="0.00347495079041" calcext:value-type="float">
            <text:p>0.00347495079041</text:p>
          </table:table-cell>
        </table:table-row>
        <table:table-row table:style-name="ro1">
          <table:table-cell office:value-type="float" office:value="0.00324487686157" calcext:value-type="float">
            <text:p>0.00324487686157</text:p>
          </table:table-cell>
        </table:table-row>
        <table:table-row table:style-name="ro1">
          <table:table-cell office:value-type="float" office:value="0.00324416160583" calcext:value-type="float">
            <text:p>0.00324416160583</text:p>
          </table:table-cell>
        </table:table-row>
        <table:table-row table:style-name="ro1">
          <table:table-cell office:value-type="float" office:value="0.00530791282654" calcext:value-type="float">
            <text:p>0.00530791282654</text:p>
          </table:table-cell>
        </table:table-row>
        <table:table-row table:style-name="ro1">
          <table:table-cell office:value-type="float" office:value="0.0050790309906" calcext:value-type="float">
            <text:p>0.0050790309906</text:p>
          </table:table-cell>
        </table:table-row>
        <table:table-row table:style-name="ro1">
          <table:table-cell office:value-type="float" office:value="0.00523591041565" calcext:value-type="float">
            <text:p>0.00523591041565</text:p>
          </table:table-cell>
        </table:table-row>
        <table:table-row table:style-name="ro1">
          <table:table-cell office:value-type="float" office:value="0.00546002388" calcext:value-type="float">
            <text:p>0.00546002388</text:p>
          </table:table-cell>
        </table:table-row>
        <table:table-row table:style-name="ro1">
          <table:table-cell office:value-type="float" office:value="0.00540804862976" calcext:value-type="float">
            <text:p>0.00540804862976</text:p>
          </table:table-cell>
        </table:table-row>
        <table:table-row table:style-name="ro1">
          <table:table-cell office:value-type="float" office:value="0.00485491752625" calcext:value-type="float">
            <text:p>0.00485491752625</text:p>
          </table:table-cell>
        </table:table-row>
        <table:table-row table:style-name="ro1">
          <table:table-cell office:value-type="float" office:value="0.00535607337952" calcext:value-type="float">
            <text:p>0.00535607337952</text:p>
          </table:table-cell>
        </table:table-row>
        <table:table-row table:style-name="ro1">
          <table:table-cell office:value-type="float" office:value="0.00492596626282" calcext:value-type="float">
            <text:p>0.00492596626282</text:p>
          </table:table-cell>
        </table:table-row>
        <table:table-row table:style-name="ro1">
          <table:table-cell office:value-type="float" office:value="0.00513410568237" calcext:value-type="float">
            <text:p>0.00513410568237</text:p>
          </table:table-cell>
        </table:table-row>
        <table:table-row table:style-name="ro1">
          <table:table-cell office:value-type="float" office:value="0.00560784339905" calcext:value-type="float">
            <text:p>0.00560784339905</text:p>
          </table:table-cell>
        </table:table-row>
        <table:table-row table:style-name="ro1">
          <table:table-cell office:value-type="float" office:value="0.00433802604675" calcext:value-type="float">
            <text:p>0.00433802604675</text:p>
          </table:table-cell>
        </table:table-row>
        <table:table-row table:style-name="ro1">
          <table:table-cell office:value-type="float" office:value="0.00435090065002" calcext:value-type="float">
            <text:p>0.00435090065002</text:p>
          </table:table-cell>
        </table:table-row>
        <table:table-row table:style-name="ro1">
          <table:table-cell office:value-type="float" office:value="0.00455904006958" calcext:value-type="float">
            <text:p>0.00455904006958</text:p>
          </table:table-cell>
        </table:table-row>
        <table:table-row table:style-name="ro1">
          <table:table-cell office:value-type="float" office:value="0.00473999977112" calcext:value-type="float">
            <text:p>0.00473999977112</text:p>
          </table:table-cell>
        </table:table-row>
        <table:table-row table:style-name="ro1">
          <table:table-cell office:value-type="float" office:value="0.00421285629272" calcext:value-type="float">
            <text:p>0.00421285629272</text:p>
          </table:table-cell>
        </table:table-row>
        <table:table-row table:style-name="ro1">
          <table:table-cell office:value-type="float" office:value="0.00404191017151" calcext:value-type="float">
            <text:p>0.00404191017151</text:p>
          </table:table-cell>
        </table:table-row>
        <table:table-row table:style-name="ro1">
          <table:table-cell office:value-type="float" office:value="0.00420594215393" calcext:value-type="float">
            <text:p>0.00420594215393</text:p>
          </table:table-cell>
        </table:table-row>
        <table:table-row table:style-name="ro1">
          <table:table-cell office:value-type="float" office:value="0.00478315353394" calcext:value-type="float">
            <text:p>0.00478315353394</text:p>
          </table:table-cell>
        </table:table-row>
        <table:table-row table:style-name="ro1">
          <table:table-cell office:value-type="float" office:value="0.00434589385986" calcext:value-type="float">
            <text:p>0.00434589385986</text:p>
          </table:table-cell>
        </table:table-row>
        <table:table-row table:style-name="ro1">
          <table:table-cell office:value-type="float" office:value="0.00514006614685" calcext:value-type="float">
            <text:p>0.00514006614685</text:p>
          </table:table-cell>
        </table:table-row>
        <table:table-row table:style-name="ro1">
          <table:table-cell office:value-type="float" office:value="0.00702595710754" calcext:value-type="float">
            <text:p>0.00702595710754</text:p>
          </table:table-cell>
        </table:table-row>
        <table:table-row table:style-name="ro1">
          <table:table-cell office:value-type="float" office:value="0.00446510314941" calcext:value-type="float">
            <text:p>0.00446510314941</text:p>
          </table:table-cell>
        </table:table-row>
        <table:table-row table:style-name="ro1">
          <table:table-cell office:value-type="float" office:value="0.00600385665894" calcext:value-type="float">
            <text:p>0.00600385665894</text:p>
          </table:table-cell>
        </table:table-row>
        <table:table-row table:style-name="ro1">
          <table:table-cell office:value-type="float" office:value="0.00619101524353" calcext:value-type="float">
            <text:p>0.00619101524353</text:p>
          </table:table-cell>
        </table:table-row>
        <table:table-row table:style-name="ro1">
          <table:table-cell office:value-type="float" office:value="0.00457191467285" calcext:value-type="float">
            <text:p>0.00457191467285</text:p>
          </table:table-cell>
        </table:table-row>
        <table:table-row table:style-name="ro1">
          <table:table-cell office:value-type="float" office:value="0.00634121894836" calcext:value-type="float">
            <text:p>0.00634121894836</text:p>
          </table:table-cell>
        </table:table-row>
        <table:table-row table:style-name="ro1">
          <table:table-cell office:value-type="float" office:value="0.00559496879578" calcext:value-type="float">
            <text:p>0.00559496879578</text:p>
          </table:table-cell>
        </table:table-row>
        <table:table-row table:style-name="ro1">
          <table:table-cell office:value-type="float" office:value="0.00537991523743" calcext:value-type="float">
            <text:p>0.00537991523743</text:p>
          </table:table-cell>
        </table:table-row>
        <table:table-row table:style-name="ro1">
          <table:table-cell office:value-type="float" office:value="0.00537586212158" calcext:value-type="float">
            <text:p>0.00537586212158</text:p>
          </table:table-cell>
        </table:table-row>
        <table:table-row table:style-name="ro1">
          <table:table-cell office:value-type="float" office:value="0.00553822517395" calcext:value-type="float">
            <text:p>0.00553822517395</text:p>
          </table:table-cell>
        </table:table-row>
        <table:table-row table:style-name="ro1">
          <table:table-cell office:value-type="float" office:value="0.00415587425232" calcext:value-type="float">
            <text:p>0.00415587425232</text:p>
          </table:table-cell>
        </table:table-row>
        <table:table-row table:style-name="ro1">
          <table:table-cell office:value-type="float" office:value="0.00450205802917" calcext:value-type="float">
            <text:p>0.00450205802917</text:p>
          </table:table-cell>
        </table:table-row>
        <table:table-row table:style-name="ro1">
          <table:table-cell office:value-type="float" office:value="0.00657200813293" calcext:value-type="float">
            <text:p>0.00657200813293</text:p>
          </table:table-cell>
        </table:table-row>
        <table:table-row table:style-name="ro1">
          <table:table-cell office:value-type="float" office:value="0.00422406196594" calcext:value-type="float">
            <text:p>0.00422406196594</text:p>
          </table:table-cell>
        </table:table-row>
        <table:table-row table:style-name="ro1">
          <table:table-cell office:value-type="float" office:value="0.00386810302734" calcext:value-type="float">
            <text:p>0.00386810302734</text:p>
          </table:table-cell>
        </table:table-row>
        <table:table-row table:style-name="ro1">
          <table:table-cell office:value-type="float" office:value="0.00716781616211" calcext:value-type="float">
            <text:p>0.00716781616211</text:p>
          </table:table-cell>
        </table:table-row>
        <table:table-row table:style-name="ro1">
          <table:table-cell office:value-type="float" office:value="0.00431203842163" calcext:value-type="float">
            <text:p>0.00431203842163</text:p>
          </table:table-cell>
        </table:table-row>
        <table:table-row table:style-name="ro1">
          <table:table-cell office:value-type="float" office:value="0.0039918422699" calcext:value-type="float">
            <text:p>0.0039918422699</text:p>
          </table:table-cell>
        </table:table-row>
        <table:table-row table:style-name="ro1">
          <table:table-cell office:value-type="float" office:value="0.00658297538757" calcext:value-type="float">
            <text:p>0.00658297538757</text:p>
          </table:table-cell>
        </table:table-row>
        <table:table-row table:style-name="ro1">
          <table:table-cell office:value-type="float" office:value="0.00480198860168" calcext:value-type="float">
            <text:p>0.00480198860168</text:p>
          </table:table-cell>
        </table:table-row>
        <table:table-row table:style-name="ro1">
          <table:table-cell office:value-type="float" office:value="0.00403308868408" calcext:value-type="float">
            <text:p>0.00403308868408</text:p>
          </table:table-cell>
        </table:table-row>
        <table:table-row table:style-name="ro1">
          <table:table-cell office:value-type="float" office:value="0.00469398498535" calcext:value-type="float">
            <text:p>0.00469398498535</text:p>
          </table:table-cell>
        </table:table-row>
        <table:table-row table:style-name="ro1">
          <table:table-cell office:value-type="float" office:value="0.00651812553406" calcext:value-type="float">
            <text:p>0.00651812553406</text:p>
          </table:table-cell>
        </table:table-row>
        <table:table-row table:style-name="ro1">
          <table:table-cell office:value-type="float" office:value="0.00409698486328" calcext:value-type="float">
            <text:p>0.00409698486328</text:p>
          </table:table-cell>
        </table:table-row>
        <table:table-row table:style-name="ro1">
          <table:table-cell office:value-type="float" office:value="0.00386905670166" calcext:value-type="float">
            <text:p>0.00386905670166</text:p>
          </table:table-cell>
        </table:table-row>
        <table:table-row table:style-name="ro1">
          <table:table-cell office:value-type="float" office:value="0.00688886642456" calcext:value-type="float">
            <text:p>0.00688886642456</text:p>
          </table:table-cell>
        </table:table-row>
        <table:table-row table:style-name="ro1">
          <table:table-cell office:value-type="float" office:value="0.00450992584229" calcext:value-type="float">
            <text:p>0.00450992584229</text:p>
          </table:table-cell>
        </table:table-row>
        <table:table-row table:style-name="ro1">
          <table:table-cell office:value-type="float" office:value="0.00405716896057" calcext:value-type="float">
            <text:p>0.00405716896057</text:p>
          </table:table-cell>
        </table:table-row>
        <table:table-row table:style-name="ro1">
          <table:table-cell office:value-type="float" office:value="0.00690507888794" calcext:value-type="float">
            <text:p>0.00690507888794</text:p>
          </table:table-cell>
        </table:table-row>
        <table:table-row table:style-name="ro1">
          <table:table-cell office:value-type="float" office:value="0.00434899330139" calcext:value-type="float">
            <text:p>0.00434899330139</text:p>
          </table:table-cell>
        </table:table-row>
        <table:table-row table:style-name="ro1">
          <table:table-cell office:value-type="float" office:value="0.00435519218445" calcext:value-type="float">
            <text:p>0.00435519218445</text:p>
          </table:table-cell>
        </table:table-row>
        <table:table-row table:style-name="ro1">
          <table:table-cell office:value-type="float" office:value="0.00570511817932" calcext:value-type="float">
            <text:p>0.00570511817932</text:p>
          </table:table-cell>
        </table:table-row>
        <table:table-row table:style-name="ro1">
          <table:table-cell office:value-type="float" office:value="0.00536108016968" calcext:value-type="float">
            <text:p>0.00536108016968</text:p>
          </table:table-cell>
        </table:table-row>
        <table:table-row table:style-name="ro1">
          <table:table-cell office:value-type="float" office:value="0.00413918495178" calcext:value-type="float">
            <text:p>0.00413918495178</text:p>
          </table:table-cell>
        </table:table-row>
        <table:table-row table:style-name="ro1">
          <table:table-cell office:value-type="float" office:value="0.00482296943665" calcext:value-type="float">
            <text:p>0.00482296943665</text:p>
          </table:table-cell>
        </table:table-row>
        <table:table-row table:style-name="ro1">
          <table:table-cell office:value-type="float" office:value="0.00658202171326" calcext:value-type="float">
            <text:p>0.00658202171326</text:p>
          </table:table-cell>
        </table:table-row>
        <table:table-row table:style-name="ro1">
          <table:table-cell office:value-type="float" office:value="0.00470089912415" calcext:value-type="float">
            <text:p>0.00470089912415</text:p>
          </table:table-cell>
        </table:table-row>
        <table:table-row table:style-name="ro1">
          <table:table-cell office:value-type="float" office:value="0.00463700294495" calcext:value-type="float">
            <text:p>0.00463700294495</text:p>
          </table:table-cell>
        </table:table-row>
        <table:table-row table:style-name="ro1">
          <table:table-cell office:value-type="float" office:value="0.00737285614014" calcext:value-type="float">
            <text:p>0.00737285614014</text:p>
          </table:table-cell>
        </table:table-row>
        <table:table-row table:style-name="ro1">
          <table:table-cell office:value-type="float" office:value="0.00451493263245" calcext:value-type="float">
            <text:p>0.00451493263245</text:p>
          </table:table-cell>
        </table:table-row>
        <table:table-row table:style-name="ro1">
          <table:table-cell office:value-type="float" office:value="0.00457096099854" calcext:value-type="float">
            <text:p>0.00457096099854</text:p>
          </table:table-cell>
        </table:table-row>
        <table:table-row table:style-name="ro1">
          <table:table-cell office:value-type="float" office:value="0.00726008415222" calcext:value-type="float">
            <text:p>0.00726008415222</text:p>
          </table:table-cell>
        </table:table-row>
        <table:table-row table:style-name="ro1">
          <table:table-cell office:value-type="float" office:value="0.00469493865967" calcext:value-type="float">
            <text:p>0.00469493865967</text:p>
          </table:table-cell>
        </table:table-row>
        <table:table-row table:style-name="ro1">
          <table:table-cell office:value-type="float" office:value="0.00542593002319" calcext:value-type="float">
            <text:p>0.00542593002319</text:p>
          </table:table-cell>
        </table:table-row>
        <table:table-row table:style-name="ro1">
          <table:table-cell office:value-type="float" office:value="0.00632381439209" calcext:value-type="float">
            <text:p>0.00632381439209</text:p>
          </table:table-cell>
        </table:table-row>
        <table:table-row table:style-name="ro1">
          <table:table-cell office:value-type="float" office:value="0.00466704368591" calcext:value-type="float">
            <text:p>0.00466704368591</text:p>
          </table:table-cell>
        </table:table-row>
        <table:table-row table:style-name="ro1">
          <table:table-cell office:value-type="float" office:value="0.00500011444092" calcext:value-type="float">
            <text:p>0.00500011444092</text:p>
          </table:table-cell>
        </table:table-row>
        <table:table-row table:style-name="ro1">
          <table:table-cell office:value-type="float" office:value="0.00674796104431" calcext:value-type="float">
            <text:p>0.00674796104431</text:p>
          </table:table-cell>
        </table:table-row>
        <table:table-row table:style-name="ro1">
          <table:table-cell office:value-type="float" office:value="0.00411891937256" calcext:value-type="float">
            <text:p>0.00411891937256</text:p>
          </table:table-cell>
        </table:table-row>
        <table:table-row table:style-name="ro1">
          <table:table-cell office:value-type="float" office:value="0.00496792793274" calcext:value-type="float">
            <text:p>0.00496792793274</text:p>
          </table:table-cell>
        </table:table-row>
        <table:table-row table:style-name="ro1">
          <table:table-cell office:value-type="float" office:value="0.00768303871155" calcext:value-type="float">
            <text:p>0.00768303871155</text:p>
          </table:table-cell>
        </table:table-row>
        <table:table-row table:style-name="ro1">
          <table:table-cell office:value-type="float" office:value="0.00481486320496" calcext:value-type="float">
            <text:p>0.00481486320496</text:p>
          </table:table-cell>
        </table:table-row>
        <table:table-row table:style-name="ro1">
          <table:table-cell office:value-type="float" office:value="0.00634598731995" calcext:value-type="float">
            <text:p>0.00634598731995</text:p>
          </table:table-cell>
        </table:table-row>
        <table:table-row table:style-name="ro1">
          <table:table-cell office:value-type="float" office:value="0.00688815116882" calcext:value-type="float">
            <text:p>0.00688815116882</text:p>
          </table:table-cell>
        </table:table-row>
        <table:table-row table:style-name="ro1">
          <table:table-cell office:value-type="float" office:value="0.00455498695374" calcext:value-type="float">
            <text:p>0.00455498695374</text:p>
          </table:table-cell>
        </table:table-row>
        <table:table-row table:style-name="ro1">
          <table:table-cell office:value-type="float" office:value="0.00457000732422" calcext:value-type="float">
            <text:p>0.00457000732422</text:p>
          </table:table-cell>
        </table:table-row>
        <table:table-row table:style-name="ro1">
          <table:table-cell office:value-type="float" office:value="0.00552797317505" calcext:value-type="float">
            <text:p>0.00552797317505</text:p>
          </table:table-cell>
        </table:table-row>
        <table:table-row table:style-name="ro1">
          <table:table-cell office:value-type="float" office:value="0.00459003448486" calcext:value-type="float">
            <text:p>0.00459003448486</text:p>
          </table:table-cell>
        </table:table-row>
        <table:table-row table:style-name="ro1">
          <table:table-cell office:value-type="float" office:value="0.0044801235199" calcext:value-type="float">
            <text:p>0.0044801235199</text:p>
          </table:table-cell>
        </table:table-row>
        <table:table-row table:style-name="ro1">
          <table:table-cell office:value-type="float" office:value="0.00650596618652" calcext:value-type="float">
            <text:p>0.00650596618652</text:p>
          </table:table-cell>
        </table:table-row>
        <table:table-row table:style-name="ro1">
          <table:table-cell office:value-type="float" office:value="0.00558805465698" calcext:value-type="float">
            <text:p>0.00558805465698</text:p>
          </table:table-cell>
        </table:table-row>
        <table:table-row table:style-name="ro1">
          <table:table-cell office:value-type="float" office:value="0.0053539276123" calcext:value-type="float">
            <text:p>0.0053539276123</text:p>
          </table:table-cell>
        </table:table-row>
        <table:table-row table:style-name="ro1">
          <table:table-cell office:value-type="float" office:value="0.0062518119812" calcext:value-type="float">
            <text:p>0.0062518119812</text:p>
          </table:table-cell>
        </table:table-row>
        <table:table-row table:style-name="ro1">
          <table:table-cell office:value-type="float" office:value="0.00590586662292" calcext:value-type="float">
            <text:p>0.00590586662292</text:p>
          </table:table-cell>
        </table:table-row>
        <table:table-row table:style-name="ro1">
          <table:table-cell office:value-type="float" office:value="0.00577092170715" calcext:value-type="float">
            <text:p>0.00577092170715</text:p>
          </table:table-cell>
        </table:table-row>
        <table:table-row table:style-name="ro1">
          <table:table-cell office:value-type="float" office:value="0.00582003593445" calcext:value-type="float">
            <text:p>0.00582003593445</text:p>
          </table:table-cell>
        </table:table-row>
        <table:table-row table:style-name="ro1">
          <table:table-cell office:value-type="float" office:value="0.00580096244812" calcext:value-type="float">
            <text:p>0.00580096244812</text:p>
          </table:table-cell>
        </table:table-row>
        <table:table-row table:style-name="ro1">
          <table:table-cell office:value-type="float" office:value="0.00565195083618" calcext:value-type="float">
            <text:p>0.00565195083618</text:p>
          </table:table-cell>
        </table:table-row>
        <table:table-row table:style-name="ro1">
          <table:table-cell office:value-type="float" office:value="0.00623488426208" calcext:value-type="float">
            <text:p>0.00623488426208</text:p>
          </table:table-cell>
        </table:table-row>
        <table:table-row table:style-name="ro1">
          <table:table-cell office:value-type="float" office:value="0.00593614578247" calcext:value-type="float">
            <text:p>0.00593614578247</text:p>
          </table:table-cell>
        </table:table-row>
        <table:table-row table:style-name="ro1">
          <table:table-cell office:value-type="float" office:value="0.00600600242615" calcext:value-type="float">
            <text:p>0.00600600242615</text:p>
          </table:table-cell>
        </table:table-row>
        <table:table-row table:style-name="ro1">
          <table:table-cell office:value-type="float" office:value="0.00550317764282" calcext:value-type="float">
            <text:p>0.00550317764282</text:p>
          </table:table-cell>
        </table:table-row>
        <table:table-row table:style-name="ro1">
          <table:table-cell office:value-type="float" office:value="0.0055091381073" calcext:value-type="float">
            <text:p>0.0055091381073</text:p>
          </table:table-cell>
        </table:table-row>
        <table:table-row table:style-name="ro1">
          <table:table-cell office:value-type="float" office:value="0.00648593902588" calcext:value-type="float">
            <text:p>0.00648593902588</text:p>
          </table:table-cell>
        </table:table-row>
        <table:table-row table:style-name="ro1">
          <table:table-cell office:value-type="float" office:value="0.00564289093018" calcext:value-type="float">
            <text:p>0.00564289093018</text:p>
          </table:table-cell>
        </table:table-row>
        <table:table-row table:style-name="ro1">
          <table:table-cell office:value-type="float" office:value="0.00558400154114" calcext:value-type="float">
            <text:p>0.00558400154114</text:p>
          </table:table-cell>
        </table:table-row>
        <table:table-row table:style-name="ro1">
          <table:table-cell office:value-type="float" office:value="0.00653481483459" calcext:value-type="float">
            <text:p>0.00653481483459</text:p>
          </table:table-cell>
        </table:table-row>
        <table:table-row table:style-name="ro1">
          <table:table-cell office:value-type="float" office:value="0.0055239200592" calcext:value-type="float">
            <text:p>0.0055239200592</text:p>
          </table:table-cell>
        </table:table-row>
        <table:table-row table:style-name="ro1">
          <table:table-cell office:value-type="float" office:value="0.00466704368591" calcext:value-type="float">
            <text:p>0.00466704368591</text:p>
          </table:table-cell>
        </table:table-row>
        <table:table-row table:style-name="ro1">
          <table:table-cell office:value-type="float" office:value="0.0054669380188" calcext:value-type="float">
            <text:p>0.0054669380188</text:p>
          </table:table-cell>
        </table:table-row>
        <table:table-row table:style-name="ro1">
          <table:table-cell office:value-type="float" office:value="0.00492000579834" calcext:value-type="float">
            <text:p>0.00492000579834</text:p>
          </table:table-cell>
        </table:table-row>
        <table:table-row table:style-name="ro1">
          <table:table-cell office:value-type="float" office:value="0.0045599937439" calcext:value-type="float">
            <text:p>0.0045599937439</text:p>
          </table:table-cell>
        </table:table-row>
        <table:table-row table:style-name="ro1">
          <table:table-cell office:value-type="float" office:value="0.00499200820923" calcext:value-type="float">
            <text:p>0.00499200820923</text:p>
          </table:table-cell>
        </table:table-row>
        <table:table-row table:style-name="ro1">
          <table:table-cell office:value-type="float" office:value="0.00563788414001" calcext:value-type="float">
            <text:p>0.00563788414001</text:p>
          </table:table-cell>
        </table:table-row>
        <table:table-row table:style-name="ro1">
          <table:table-cell office:value-type="float" office:value="0.00543403625488" calcext:value-type="float">
            <text:p>0.00543403625488</text:p>
          </table:table-cell>
        </table:table-row>
        <table:table-row table:style-name="ro1">
          <table:table-cell office:value-type="float" office:value="0.00567412376404" calcext:value-type="float">
            <text:p>0.00567412376404</text:p>
          </table:table-cell>
        </table:table-row>
        <table:table-row table:style-name="ro1">
          <table:table-cell office:value-type="float" office:value="0.00549721717834" calcext:value-type="float">
            <text:p>0.00549721717834</text:p>
          </table:table-cell>
        </table:table-row>
        <table:table-row table:style-name="ro1">
          <table:table-cell office:value-type="float" office:value="0.00564312934875" calcext:value-type="float">
            <text:p>0.00564312934875</text:p>
          </table:table-cell>
        </table:table-row>
        <table:table-row table:style-name="ro1">
          <table:table-cell office:value-type="float" office:value="0.00894403457642" calcext:value-type="float">
            <text:p>0.00894403457642</text:p>
          </table:table-cell>
        </table:table-row>
        <table:table-row table:style-name="ro1">
          <table:table-cell office:value-type="float" office:value="0.0083019733429" calcext:value-type="float">
            <text:p>0.0083019733429</text:p>
          </table:table-cell>
        </table:table-row>
        <table:table-row table:style-name="ro1">
          <table:table-cell office:value-type="float" office:value="0.00872802734375" calcext:value-type="float">
            <text:p>0.00872802734375</text:p>
          </table:table-cell>
        </table:table-row>
        <table:table-row table:style-name="ro1">
          <table:table-cell office:value-type="float" office:value="0.00823187828064" calcext:value-type="float">
            <text:p>0.00823187828064</text:p>
          </table:table-cell>
        </table:table-row>
        <table:table-row table:style-name="ro1">
          <table:table-cell office:value-type="float" office:value="0.00897598266602" calcext:value-type="float">
            <text:p>0.00897598266602</text:p>
          </table:table-cell>
        </table:table-row>
        <table:table-row table:style-name="ro1">
          <table:table-cell office:value-type="float" office:value="0.00800704956055" calcext:value-type="float">
            <text:p>0.00800704956055</text:p>
          </table:table-cell>
        </table:table-row>
        <table:table-row table:style-name="ro1">
          <table:table-cell office:value-type="float" office:value="0.00901198387146" calcext:value-type="float">
            <text:p>0.00901198387146</text:p>
          </table:table-cell>
        </table:table-row>
        <table:table-row table:style-name="ro1">
          <table:table-cell office:value-type="float" office:value="0.00821995735168" calcext:value-type="float">
            <text:p>0.00821995735168</text:p>
          </table:table-cell>
        </table:table-row>
        <table:table-row table:style-name="ro1">
          <table:table-cell office:value-type="float" office:value="0.00913906097412" calcext:value-type="float">
            <text:p>0.00913906097412</text:p>
          </table:table-cell>
        </table:table-row>
        <table:table-row table:style-name="ro1">
          <table:table-cell office:value-type="float" office:value="0.00825786590576" calcext:value-type="float">
            <text:p>0.00825786590576</text:p>
          </table:table-cell>
        </table:table-row>
        <table:table-row table:style-name="ro1">
          <table:table-cell office:value-type="float" office:value="0.00922989845276" calcext:value-type="float">
            <text:p>0.00922989845276</text:p>
          </table:table-cell>
        </table:table-row>
        <table:table-row table:style-name="ro1">
          <table:table-cell office:value-type="float" office:value="0.00864696502686" calcext:value-type="float">
            <text:p>0.00864696502686</text:p>
          </table:table-cell>
        </table:table-row>
        <table:table-row table:style-name="ro1">
          <table:table-cell office:value-type="float" office:value="0.00850105285645" calcext:value-type="float">
            <text:p>0.00850105285645</text:p>
          </table:table-cell>
        </table:table-row>
        <table:table-row table:style-name="ro1">
          <table:table-cell office:value-type="float" office:value="0.00918912887573" calcext:value-type="float">
            <text:p>0.00918912887573</text:p>
          </table:table-cell>
        </table:table-row>
        <table:table-row table:style-name="ro1">
          <table:table-cell office:value-type="float" office:value="0.00831913948059" calcext:value-type="float">
            <text:p>0.00831913948059</text:p>
          </table:table-cell>
        </table:table-row>
        <table:table-row table:style-name="ro1">
          <table:table-cell office:value-type="float" office:value="0.00917100906372" calcext:value-type="float">
            <text:p>0.00917100906372</text:p>
          </table:table-cell>
        </table:table-row>
        <table:table-row table:style-name="ro1">
          <table:table-cell office:value-type="float" office:value="0.00871205329895" calcext:value-type="float">
            <text:p>0.00871205329895</text:p>
          </table:table-cell>
        </table:table-row>
        <table:table-row table:style-name="ro1">
          <table:table-cell office:value-type="float" office:value="0.0115101337433" calcext:value-type="float">
            <text:p>0.0115101337433</text:p>
          </table:table-cell>
        </table:table-row>
        <table:table-row table:style-name="ro1">
          <table:table-cell office:value-type="float" office:value="0.0102961063385" calcext:value-type="float">
            <text:p>0.0102961063385</text:p>
          </table:table-cell>
        </table:table-row>
        <table:table-row table:style-name="ro1">
          <table:table-cell office:value-type="float" office:value="0.00978994369507" calcext:value-type="float">
            <text:p>0.00978994369507</text:p>
          </table:table-cell>
        </table:table-row>
        <table:table-row table:style-name="ro1">
          <table:table-cell office:value-type="float" office:value="0.0115239620209" calcext:value-type="float">
            <text:p>0.0115239620209</text:p>
          </table:table-cell>
        </table:table-row>
        <table:table-row table:style-name="ro1">
          <table:table-cell office:value-type="float" office:value="0.00945591926575" calcext:value-type="float">
            <text:p>0.00945591926575</text:p>
          </table:table-cell>
        </table:table-row>
        <table:table-row table:style-name="ro1">
          <table:table-cell office:value-type="float" office:value="0.0105800628662" calcext:value-type="float">
            <text:p>0.0105800628662</text:p>
          </table:table-cell>
        </table:table-row>
        <table:table-row table:style-name="ro1">
          <table:table-cell office:value-type="float" office:value="0.0121841430664" calcext:value-type="float">
            <text:p>0.0121841430664</text:p>
          </table:table-cell>
        </table:table-row>
        <table:table-row table:style-name="ro1">
          <table:table-cell office:value-type="float" office:value="0.00870490074158" calcext:value-type="float">
            <text:p>0.00870490074158</text:p>
          </table:table-cell>
        </table:table-row>
        <table:table-row table:style-name="ro1">
          <table:table-cell office:value-type="float" office:value="0.0114359855652" calcext:value-type="float">
            <text:p>0.0114359855652</text:p>
          </table:table-cell>
        </table:table-row>
        <table:table-row table:style-name="ro1">
          <table:table-cell office:value-type="float" office:value="0.0115101337433" calcext:value-type="float">
            <text:p>0.0115101337433</text:p>
          </table:table-cell>
        </table:table-row>
        <table:table-row table:style-name="ro1">
          <table:table-cell office:value-type="float" office:value="0.00573110580444" calcext:value-type="float">
            <text:p>0.00573110580444</text:p>
          </table:table-cell>
        </table:table-row>
        <table:table-row table:style-name="ro1">
          <table:table-cell office:value-type="float" office:value="0.0059220790863" calcext:value-type="float">
            <text:p>0.0059220790863</text:p>
          </table:table-cell>
        </table:table-row>
        <table:table-row table:style-name="ro1">
          <table:table-cell office:value-type="float" office:value="0.0077440738678" calcext:value-type="float">
            <text:p>0.0077440738678</text:p>
          </table:table-cell>
        </table:table-row>
        <table:table-row table:style-name="ro1">
          <table:table-cell office:value-type="float" office:value="0.00534582138062" calcext:value-type="float">
            <text:p>0.00534582138062</text:p>
          </table:table-cell>
        </table:table-row>
        <table:table-row table:style-name="ro1">
          <table:table-cell office:value-type="float" office:value="0.00804710388184" calcext:value-type="float">
            <text:p>0.00804710388184</text:p>
          </table:table-cell>
        </table:table-row>
        <table:table-row table:style-name="ro1">
          <table:table-cell office:value-type="float" office:value="0.00602793693542" calcext:value-type="float">
            <text:p>0.00602793693542</text:p>
          </table:table-cell>
        </table:table-row>
        <table:table-row table:style-name="ro1">
          <table:table-cell office:value-type="float" office:value="0.00539994239807" calcext:value-type="float">
            <text:p>0.00539994239807</text:p>
          </table:table-cell>
        </table:table-row>
        <table:table-row table:style-name="ro1">
          <table:table-cell office:value-type="float" office:value="0.00588488578796" calcext:value-type="float">
            <text:p>0.00588488578796</text:p>
          </table:table-cell>
        </table:table-row>
        <table:table-row table:style-name="ro1">
          <table:table-cell office:value-type="float" office:value="0.00531101226807" calcext:value-type="float">
            <text:p>0.00531101226807</text:p>
          </table:table-cell>
        </table:table-row>
        <table:table-row table:style-name="ro1">
          <table:table-cell office:value-type="float" office:value="0.00550818443298" calcext:value-type="float">
            <text:p>0.00550818443298</text:p>
          </table:table-cell>
        </table:table-row>
        <table:table-row table:style-name="ro1">
          <table:table-cell office:value-type="float" office:value="0.00600409507751" calcext:value-type="float">
            <text:p>0.00600409507751</text:p>
          </table:table-cell>
        </table:table-row>
        <table:table-row table:style-name="ro1">
          <table:table-cell office:value-type="float" office:value="0.00535893440247" calcext:value-type="float">
            <text:p>0.00535893440247</text:p>
          </table:table-cell>
        </table:table-row>
        <table:table-row table:style-name="ro1">
          <table:table-cell office:value-type="float" office:value="0.00562787055969" calcext:value-type="float">
            <text:p>0.00562787055969</text:p>
          </table:table-cell>
        </table:table-row>
        <table:table-row table:style-name="ro1">
          <table:table-cell office:value-type="float" office:value="0.00615191459656" calcext:value-type="float">
            <text:p>0.00615191459656</text:p>
          </table:table-cell>
        </table:table-row>
        <table:table-row table:style-name="ro1">
          <table:table-cell office:value-type="float" office:value="0.00543403625488" calcext:value-type="float">
            <text:p>0.00543403625488</text:p>
          </table:table-cell>
        </table:table-row>
        <table:table-row table:style-name="ro1">
          <table:table-cell office:value-type="float" office:value="0.00552105903625" calcext:value-type="float">
            <text:p>0.00552105903625</text:p>
          </table:table-cell>
        </table:table-row>
        <table:table-row table:style-name="ro1">
          <table:table-cell office:value-type="float" office:value="0.00644707679749" calcext:value-type="float">
            <text:p>0.00644707679749</text:p>
          </table:table-cell>
        </table:table-row>
        <table:table-row table:style-name="ro1">
          <table:table-cell office:value-type="float" office:value="0.00550103187561" calcext:value-type="float">
            <text:p>0.00550103187561</text:p>
          </table:table-cell>
        </table:table-row>
        <table:table-row table:style-name="ro1">
          <table:table-cell office:value-type="float" office:value="0.00542497634888" calcext:value-type="float">
            <text:p>0.00542497634888</text:p>
          </table:table-cell>
        </table:table-row>
        <table:table-row table:style-name="ro1">
          <table:table-cell office:value-type="float" office:value="0.00627279281616" calcext:value-type="float">
            <text:p>0.00627279281616</text:p>
          </table:table-cell>
        </table:table-row>
        <table:table-row table:style-name="ro1">
          <table:table-cell office:value-type="float" office:value="0.00560522079468" calcext:value-type="float">
            <text:p>0.00560522079468</text:p>
          </table:table-cell>
        </table:table-row>
        <table:table-row table:style-name="ro1">
          <table:table-cell office:value-type="float" office:value="0.00563597679138" calcext:value-type="float">
            <text:p>0.00563597679138</text:p>
          </table:table-cell>
        </table:table-row>
        <table:table-row table:style-name="ro1">
          <table:table-cell office:value-type="float" office:value="0.00613617897034" calcext:value-type="float">
            <text:p>0.00613617897034</text:p>
          </table:table-cell>
        </table:table-row>
        <table:table-row table:style-name="ro1">
          <table:table-cell office:value-type="float" office:value="0.00571298599243" calcext:value-type="float">
            <text:p>0.00571298599243</text:p>
          </table:table-cell>
        </table:table-row>
        <table:table-row table:style-name="ro1">
          <table:table-cell office:value-type="float" office:value="0.00625205039978" calcext:value-type="float">
            <text:p>0.00625205039978</text:p>
          </table:table-cell>
        </table:table-row>
        <table:table-row table:style-name="ro1">
          <table:table-cell office:value-type="float" office:value="0.00572180747986" calcext:value-type="float">
            <text:p>0.00572180747986</text:p>
          </table:table-cell>
        </table:table-row>
        <table:table-row table:style-name="ro1">
          <table:table-cell office:value-type="float" office:value="0.00572109222412" calcext:value-type="float">
            <text:p>0.00572109222412</text:p>
          </table:table-cell>
        </table:table-row>
        <table:table-row table:style-name="ro1">
          <table:table-cell office:value-type="float" office:value="0.00602197647095" calcext:value-type="float">
            <text:p>0.00602197647095</text:p>
          </table:table-cell>
        </table:table-row>
        <table:table-row table:style-name="ro1">
          <table:table-cell office:value-type="float" office:value="0.00572896003723" calcext:value-type="float">
            <text:p>0.00572896003723</text:p>
          </table:table-cell>
        </table:table-row>
        <table:table-row table:style-name="ro1">
          <table:table-cell office:value-type="float" office:value="0.0059220790863" calcext:value-type="float">
            <text:p>0.0059220790863</text:p>
          </table:table-cell>
        </table:table-row>
        <table:table-row table:style-name="ro1">
          <table:table-cell office:value-type="float" office:value="0.00635695457458" calcext:value-type="float">
            <text:p>0.00635695457458</text:p>
          </table:table-cell>
        </table:table-row>
        <table:table-row table:style-name="ro1">
          <table:table-cell office:value-type="float" office:value="0.00582695007324" calcext:value-type="float">
            <text:p>0.00582695007324</text:p>
          </table:table-cell>
        </table:table-row>
        <table:table-row table:style-name="ro1">
          <table:table-cell office:value-type="float" office:value="0.00605988502502" calcext:value-type="float">
            <text:p>0.00605988502502</text:p>
          </table:table-cell>
        </table:table-row>
        <table:table-row table:style-name="ro1">
          <table:table-cell office:value-type="float" office:value="0.00599217414856" calcext:value-type="float">
            <text:p>0.00599217414856</text:p>
          </table:table-cell>
        </table:table-row>
        <table:table-row table:style-name="ro1">
          <table:table-cell office:value-type="float" office:value="0.00568199157715" calcext:value-type="float">
            <text:p>0.00568199157715</text:p>
          </table:table-cell>
        </table:table-row>
        <table:table-row table:style-name="ro1">
          <table:table-cell office:value-type="float" office:value="0.00629186630249" calcext:value-type="float">
            <text:p>0.00629186630249</text:p>
          </table:table-cell>
        </table:table-row>
        <table:table-row table:style-name="ro1">
          <table:table-cell office:value-type="float" office:value="0.00595307350159" calcext:value-type="float">
            <text:p>0.00595307350159</text:p>
          </table:table-cell>
        </table:table-row>
        <table:table-row table:style-name="ro1">
          <table:table-cell office:value-type="float" office:value="0.00569605827332" calcext:value-type="float">
            <text:p>0.00569605827332</text:p>
          </table:table-cell>
        </table:table-row>
        <table:table-row table:style-name="ro1">
          <table:table-cell office:value-type="float" office:value="0.00669002532959" calcext:value-type="float">
            <text:p>0.00669002532959</text:p>
          </table:table-cell>
        </table:table-row>
        <table:table-row table:style-name="ro1">
          <table:table-cell office:value-type="float" office:value="0.00614094734192" calcext:value-type="float">
            <text:p>0.00614094734192</text:p>
          </table:table-cell>
        </table:table-row>
        <table:table-row table:style-name="ro1">
          <table:table-cell office:value-type="float" office:value="0.00576210021973" calcext:value-type="float">
            <text:p>0.00576210021973</text:p>
          </table:table-cell>
        </table:table-row>
        <table:table-row table:style-name="ro1">
          <table:table-cell office:value-type="float" office:value="0.00643301010132" calcext:value-type="float">
            <text:p>0.00643301010132</text:p>
          </table:table-cell>
        </table:table-row>
        <table:table-row table:style-name="ro1">
          <table:table-cell office:value-type="float" office:value="0.00602006912231" calcext:value-type="float">
            <text:p>0.00602006912231</text:p>
          </table:table-cell>
        </table:table-row>
        <table:table-row table:style-name="ro1">
          <table:table-cell office:value-type="float" office:value="0.00759601593018" calcext:value-type="float">
            <text:p>0.00759601593018</text:p>
          </table:table-cell>
        </table:table-row>
        <table:table-row table:style-name="ro1">
          <table:table-cell office:value-type="float" office:value="0.00676894187927" calcext:value-type="float">
            <text:p>0.00676894187927</text:p>
          </table:table-cell>
        </table:table-row>
        <table:table-row table:style-name="ro1">
          <table:table-cell office:value-type="float" office:value="0.00717091560364" calcext:value-type="float">
            <text:p>0.00717091560364</text:p>
          </table:table-cell>
        </table:table-row>
        <table:table-row table:style-name="ro1">
          <table:table-cell office:value-type="float" office:value="0.00733685493469" calcext:value-type="float">
            <text:p>0.00733685493469</text:p>
          </table:table-cell>
        </table:table-row>
        <table:table-row table:style-name="ro1">
          <table:table-cell office:value-type="float" office:value="0.00756192207336" calcext:value-type="float">
            <text:p>0.00756192207336</text:p>
          </table:table-cell>
        </table:table-row>
        <table:table-row table:style-name="ro1">
          <table:table-cell office:value-type="float" office:value="0.00781106948853" calcext:value-type="float">
            <text:p>0.00781106948853</text:p>
          </table:table-cell>
        </table:table-row>
        <table:table-row table:style-name="ro1">
          <table:table-cell office:value-type="float" office:value="0.00808310508728" calcext:value-type="float">
            <text:p>0.00808310508728</text:p>
          </table:table-cell>
        </table:table-row>
        <table:table-row table:style-name="ro1">
          <table:table-cell office:value-type="float" office:value="0.00885415077209" calcext:value-type="float">
            <text:p>0.00885415077209</text:p>
          </table:table-cell>
        </table:table-row>
        <table:table-row table:style-name="ro1">
          <table:table-cell office:value-type="float" office:value="0.00831294059753" calcext:value-type="float">
            <text:p>0.00831294059753</text:p>
          </table:table-cell>
        </table:table-row>
        <table:table-row table:style-name="ro1">
          <table:table-cell office:value-type="float" office:value="0.00908303260803" calcext:value-type="float">
            <text:p>0.00908303260803</text:p>
          </table:table-cell>
        </table:table-row>
        <table:table-row table:style-name="ro1">
          <table:table-cell office:value-type="float" office:value="0.00824499130249" calcext:value-type="float">
            <text:p>0.00824499130249</text:p>
          </table:table-cell>
        </table:table-row>
        <table:table-row table:style-name="ro1">
          <table:table-cell office:value-type="float" office:value="0.00931906700134" calcext:value-type="float">
            <text:p>0.00931906700134</text:p>
          </table:table-cell>
        </table:table-row>
        <table:table-row table:style-name="ro1">
          <table:table-cell office:value-type="float" office:value="0.00806593894958" calcext:value-type="float">
            <text:p>0.00806593894958</text:p>
          </table:table-cell>
        </table:table-row>
        <table:table-row table:style-name="ro1">
          <table:table-cell office:value-type="float" office:value="0.00852489471436" calcext:value-type="float">
            <text:p>0.00852489471436</text:p>
          </table:table-cell>
        </table:table-row>
        <table:table-row table:style-name="ro1">
          <table:table-cell office:value-type="float" office:value="0.00878405570984" calcext:value-type="float">
            <text:p>0.00878405570984</text:p>
          </table:table-cell>
        </table:table-row>
        <table:table-row table:style-name="ro1">
          <table:table-cell office:value-type="float" office:value="0.00838398933411" calcext:value-type="float">
            <text:p>0.00838398933411</text:p>
          </table:table-cell>
        </table:table-row>
        <table:table-row table:style-name="ro1">
          <table:table-cell office:value-type="float" office:value="0.00913619995117" calcext:value-type="float">
            <text:p>0.00913619995117</text:p>
          </table:table-cell>
        </table:table-row>
        <table:table-row table:style-name="ro1">
          <table:table-cell office:value-type="float" office:value="0.00818109512329" calcext:value-type="float">
            <text:p>0.00818109512329</text:p>
          </table:table-cell>
        </table:table-row>
        <table:table-row table:style-name="ro1">
          <table:table-cell office:value-type="float" office:value="0.00919985771179" calcext:value-type="float">
            <text:p>0.00919985771179</text:p>
          </table:table-cell>
        </table:table-row>
        <table:table-row table:style-name="ro1">
          <table:table-cell office:value-type="float" office:value="0.00809097290039" calcext:value-type="float">
            <text:p>0.00809097290039</text:p>
          </table:table-cell>
        </table:table-row>
        <table:table-row table:style-name="ro1">
          <table:table-cell office:value-type="float" office:value="0.00908398628235" calcext:value-type="float">
            <text:p>0.00908398628235</text:p>
          </table:table-cell>
        </table:table-row>
        <table:table-row table:style-name="ro1">
          <table:table-cell office:value-type="float" office:value="0.00824379920959" calcext:value-type="float">
            <text:p>0.00824379920959</text:p>
          </table:table-cell>
        </table:table-row>
        <table:table-row table:style-name="ro1">
          <table:table-cell office:value-type="float" office:value="0.00871205329895" calcext:value-type="float">
            <text:p>0.00871205329895</text:p>
          </table:table-cell>
        </table:table-row>
        <table:table-row table:style-name="ro1">
          <table:table-cell office:value-type="float" office:value="0.00827193260193" calcext:value-type="float">
            <text:p>0.00827193260193</text:p>
          </table:table-cell>
        </table:table-row>
        <table:table-row table:style-name="ro1">
          <table:table-cell office:value-type="float" office:value="0.00918006896973" calcext:value-type="float">
            <text:p>0.00918006896973</text:p>
          </table:table-cell>
        </table:table-row>
        <table:table-row table:style-name="ro1">
          <table:table-cell office:value-type="float" office:value="0.00638198852539" calcext:value-type="float">
            <text:p>0.00638198852539</text:p>
          </table:table-cell>
        </table:table-row>
        <table:table-row table:style-name="ro1">
          <table:table-cell office:value-type="float" office:value="0.00777506828308" calcext:value-type="float">
            <text:p>0.00777506828308</text:p>
          </table:table-cell>
        </table:table-row>
        <table:table-row table:style-name="ro1">
          <table:table-cell office:value-type="float" office:value="0.00687789916992" calcext:value-type="float">
            <text:p>0.00687789916992</text:p>
          </table:table-cell>
        </table:table-row>
        <table:table-row table:style-name="ro1">
          <table:table-cell office:value-type="float" office:value="0.00760316848755" calcext:value-type="float">
            <text:p>0.00760316848755</text:p>
          </table:table-cell>
        </table:table-row>
        <table:table-row table:style-name="ro1">
          <table:table-cell office:value-type="float" office:value="0.00741815567017" calcext:value-type="float">
            <text:p>0.00741815567017</text:p>
          </table:table-cell>
        </table:table-row>
        <table:table-row table:style-name="ro1">
          <table:table-cell office:value-type="float" office:value="0.00716996192932" calcext:value-type="float">
            <text:p>0.00716996192932</text:p>
          </table:table-cell>
        </table:table-row>
        <table:table-row table:style-name="ro1">
          <table:table-cell office:value-type="float" office:value="0.00773096084595" calcext:value-type="float">
            <text:p>0.00773096084595</text:p>
          </table:table-cell>
        </table:table-row>
        <table:table-row table:style-name="ro1">
          <table:table-cell office:value-type="float" office:value="0.00666213035583" calcext:value-type="float">
            <text:p>0.00666213035583</text:p>
          </table:table-cell>
        </table:table-row>
        <table:table-row table:style-name="ro1">
          <table:table-cell office:value-type="float" office:value="0.0077428817749" calcext:value-type="float">
            <text:p>0.0077428817749</text:p>
          </table:table-cell>
        </table:table-row>
        <table:table-row table:style-name="ro1">
          <table:table-cell office:value-type="float" office:value="0.00668597221375" calcext:value-type="float">
            <text:p>0.00668597221375</text:p>
          </table:table-cell>
        </table:table-row>
        <table:table-row table:style-name="ro1">
          <table:table-cell office:value-type="float" office:value="0.00714302062988" calcext:value-type="float">
            <text:p>0.00714302062988</text:p>
          </table:table-cell>
        </table:table-row>
        <table:table-row table:style-name="ro1">
          <table:table-cell office:value-type="float" office:value="0.00741505622864" calcext:value-type="float">
            <text:p>0.00741505622864</text:p>
          </table:table-cell>
        </table:table-row>
        <table:table-row table:style-name="ro1">
          <table:table-cell office:value-type="float" office:value="0.00664401054382" calcext:value-type="float">
            <text:p>0.00664401054382</text:p>
          </table:table-cell>
        </table:table-row>
        <table:table-row table:style-name="ro1">
          <table:table-cell office:value-type="float" office:value="0.00806403160095" calcext:value-type="float">
            <text:p>0.00806403160095</text:p>
          </table:table-cell>
        </table:table-row>
        <table:table-row table:style-name="ro1">
          <table:table-cell office:value-type="float" office:value="0.00665903091431" calcext:value-type="float">
            <text:p>0.00665903091431</text:p>
          </table:table-cell>
        </table:table-row>
        <table:table-row table:style-name="ro1">
          <table:table-cell office:value-type="float" office:value="0.00731801986694" calcext:value-type="float">
            <text:p>0.00731801986694</text:p>
          </table:table-cell>
        </table:table-row>
        <table:table-row table:style-name="ro1">
          <table:table-cell office:value-type="float" office:value="0.00688099861145" calcext:value-type="float">
            <text:p>0.00688099861145</text:p>
          </table:table-cell>
        </table:table-row>
        <table:table-row table:style-name="ro1">
          <table:table-cell office:value-type="float" office:value="0.00724482536316" calcext:value-type="float">
            <text:p>0.00724482536316</text:p>
          </table:table-cell>
        </table:table-row>
        <table:table-row table:style-name="ro1">
          <table:table-cell office:value-type="float" office:value="0.00662803649902" calcext:value-type="float">
            <text:p>0.00662803649902</text:p>
          </table:table-cell>
        </table:table-row>
        <table:table-row table:style-name="ro1">
          <table:table-cell office:value-type="float" office:value="0.00696587562561" calcext:value-type="float">
            <text:p>0.00696587562561</text:p>
          </table:table-cell>
        </table:table-row>
        <table:table-row table:style-name="ro1">
          <table:table-cell office:value-type="float" office:value="0.00718593597412" calcext:value-type="float">
            <text:p>0.00718593597412</text:p>
          </table:table-cell>
        </table:table-row>
        <table:table-row table:style-name="ro1">
          <table:table-cell office:value-type="float" office:value="0.00664901733398" calcext:value-type="float">
            <text:p>0.00664901733398</text:p>
          </table:table-cell>
        </table:table-row>
        <table:table-row table:style-name="ro1">
          <table:table-cell office:value-type="float" office:value="0.00760102272034" calcext:value-type="float">
            <text:p>0.00760102272034</text:p>
          </table:table-cell>
        </table:table-row>
        <table:table-row table:style-name="ro1">
          <table:table-cell office:value-type="float" office:value="0.00734496116638" calcext:value-type="float">
            <text:p>0.00734496116638</text:p>
          </table:table-cell>
        </table:table-row>
        <table:table-row table:style-name="ro1">
          <table:table-cell office:value-type="float" office:value="0.0135939121246" calcext:value-type="float">
            <text:p>0.0135939121246</text:p>
          </table:table-cell>
        </table:table-row>
        <table:table-row table:style-name="ro1">
          <table:table-cell office:value-type="float" office:value="0.00697612762451" calcext:value-type="float">
            <text:p>0.00697612762451</text:p>
          </table:table-cell>
        </table:table-row>
        <table:table-row table:style-name="ro1">
          <table:table-cell office:value-type="float" office:value="0.00766682624817" calcext:value-type="float">
            <text:p>0.00766682624817</text:p>
          </table:table-cell>
        </table:table-row>
        <table:table-row table:style-name="ro1">
          <table:table-cell office:value-type="float" office:value="0.00690484046936" calcext:value-type="float">
            <text:p>0.00690484046936</text:p>
          </table:table-cell>
        </table:table-row>
        <table:table-row table:style-name="ro1">
          <table:table-cell office:value-type="float" office:value="0.00762414932251" calcext:value-type="float">
            <text:p>0.00762414932251</text:p>
          </table:table-cell>
        </table:table-row>
        <table:table-row table:style-name="ro1">
          <table:table-cell office:value-type="float" office:value="0.0072340965271" calcext:value-type="float">
            <text:p>0.0072340965271</text:p>
          </table:table-cell>
        </table:table-row>
        <table:table-row table:style-name="ro1">
          <table:table-cell office:value-type="float" office:value="0.00767612457275" calcext:value-type="float">
            <text:p>0.00767612457275</text:p>
          </table:table-cell>
        </table:table-row>
        <table:table-row table:style-name="ro1">
          <table:table-cell office:value-type="float" office:value="0.00677704811096" calcext:value-type="float">
            <text:p>0.00677704811096</text:p>
          </table:table-cell>
        </table:table-row>
        <table:table-row table:style-name="ro1">
          <table:table-cell office:value-type="float" office:value="0.00741505622864" calcext:value-type="float">
            <text:p>0.00741505622864</text:p>
          </table:table-cell>
        </table:table-row>
        <table:table-row table:style-name="ro1">
          <table:table-cell office:value-type="float" office:value="0.00732898712158" calcext:value-type="float">
            <text:p>0.00732898712158</text:p>
          </table:table-cell>
        </table:table-row>
        <table:table-row table:style-name="ro1">
          <table:table-cell office:value-type="float" office:value="0.00733399391174" calcext:value-type="float">
            <text:p>0.00733399391174</text:p>
          </table:table-cell>
        </table:table-row>
        <table:table-row table:style-name="ro1">
          <table:table-cell office:value-type="float" office:value="0.00756978988647" calcext:value-type="float">
            <text:p>0.00756978988647</text:p>
          </table:table-cell>
        </table:table-row>
        <table:table-row table:style-name="ro1">
          <table:table-cell office:value-type="float" office:value="0.00666213035583" calcext:value-type="float">
            <text:p>0.00666213035583</text:p>
          </table:table-cell>
        </table:table-row>
        <table:table-row table:style-name="ro1">
          <table:table-cell office:value-type="float" office:value="0.00823998451233" calcext:value-type="float">
            <text:p>0.00823998451233</text:p>
          </table:table-cell>
        </table:table-row>
        <table:table-row table:style-name="ro1">
          <table:table-cell office:value-type="float" office:value="0.00703811645508" calcext:value-type="float">
            <text:p>0.00703811645508</text:p>
          </table:table-cell>
        </table:table-row>
        <table:table-row table:style-name="ro1">
          <table:table-cell office:value-type="float" office:value="0.00745701789856" calcext:value-type="float">
            <text:p>0.00745701789856</text:p>
          </table:table-cell>
        </table:table-row>
        <table:table-row table:style-name="ro1">
          <table:table-cell office:value-type="float" office:value="0.00737404823303" calcext:value-type="float">
            <text:p>0.00737404823303</text:p>
          </table:table-cell>
        </table:table-row>
        <table:table-row table:style-name="ro1">
          <table:table-cell office:value-type="float" office:value="0.00785803794861" calcext:value-type="float">
            <text:p>0.00785803794861</text:p>
          </table:table-cell>
        </table:table-row>
        <table:table-row table:style-name="ro1">
          <table:table-cell office:value-type="float" office:value="0.00774502754211" calcext:value-type="float">
            <text:p>0.00774502754211</text:p>
          </table:table-cell>
        </table:table-row>
        <table:table-row table:style-name="ro1">
          <table:table-cell office:value-type="float" office:value="0.00743794441223" calcext:value-type="float">
            <text:p>0.00743794441223</text:p>
          </table:table-cell>
        </table:table-row>
        <table:table-row table:style-name="ro1">
          <table:table-cell office:value-type="float" office:value="0.00776481628418" calcext:value-type="float">
            <text:p>0.00776481628418</text:p>
          </table:table-cell>
        </table:table-row>
        <table:table-row table:style-name="ro1">
          <table:table-cell office:value-type="float" office:value="0.00750303268433" calcext:value-type="float">
            <text:p>0.00750303268433</text:p>
          </table:table-cell>
        </table:table-row>
        <table:table-row table:style-name="ro1">
          <table:table-cell office:value-type="float" office:value="0.00805902481079" calcext:value-type="float">
            <text:p>0.00805902481079</text:p>
          </table:table-cell>
        </table:table-row>
        <table:table-row table:style-name="ro1">
          <table:table-cell office:value-type="float" office:value="0.00773096084595" calcext:value-type="float">
            <text:p>0.00773096084595</text:p>
          </table:table-cell>
        </table:table-row>
        <table:table-row table:style-name="ro1">
          <table:table-cell office:value-type="float" office:value="0.00800395011902" calcext:value-type="float">
            <text:p>0.00800395011902</text:p>
          </table:table-cell>
        </table:table-row>
        <table:table-row table:style-name="ro1">
          <table:table-cell office:value-type="float" office:value="0.00747799873352" calcext:value-type="float">
            <text:p>0.00747799873352</text:p>
          </table:table-cell>
        </table:table-row>
        <table:table-row table:style-name="ro1">
          <table:table-cell office:value-type="float" office:value="0.00816988945007" calcext:value-type="float">
            <text:p>0.00816988945007</text:p>
          </table:table-cell>
        </table:table-row>
        <table:table-row table:style-name="ro1">
          <table:table-cell office:value-type="float" office:value="0.00737309455872" calcext:value-type="float">
            <text:p>0.00737309455872</text:p>
          </table:table-cell>
        </table:table-row>
        <table:table-row table:style-name="ro1">
          <table:table-cell office:value-type="float" office:value="0.0079391002655" calcext:value-type="float">
            <text:p>0.0079391002655</text:p>
          </table:table-cell>
        </table:table-row>
        <table:table-row table:style-name="ro1">
          <table:table-cell office:value-type="float" office:value="0.00747609138489" calcext:value-type="float">
            <text:p>0.00747609138489</text:p>
          </table:table-cell>
        </table:table-row>
        <table:table-row table:style-name="ro1">
          <table:table-cell office:value-type="float" office:value="0.00813007354736" calcext:value-type="float">
            <text:p>0.00813007354736</text:p>
          </table:table-cell>
        </table:table-row>
        <table:table-row table:style-name="ro1">
          <table:table-cell office:value-type="float" office:value="0.00772500038147" calcext:value-type="float">
            <text:p>0.00772500038147</text:p>
          </table:table-cell>
        </table:table-row>
        <table:table-row table:style-name="ro1">
          <table:table-cell office:value-type="float" office:value="0.00814199447632" calcext:value-type="float">
            <text:p>0.00814199447632</text:p>
          </table:table-cell>
        </table:table-row>
        <table:table-row table:style-name="ro1">
          <table:table-cell office:value-type="float" office:value="0.00793814659119" calcext:value-type="float">
            <text:p>0.00793814659119</text:p>
          </table:table-cell>
        </table:table-row>
        <table:table-row table:style-name="ro1">
          <table:table-cell office:value-type="float" office:value="0.00853490829468" calcext:value-type="float">
            <text:p>0.00853490829468</text:p>
          </table:table-cell>
        </table:table-row>
        <table:table-row table:style-name="ro1">
          <table:table-cell office:value-type="float" office:value="0.00956606864929" calcext:value-type="float">
            <text:p>0.00956606864929</text:p>
          </table:table-cell>
        </table:table-row>
        <table:table-row table:style-name="ro1">
          <table:table-cell office:value-type="float" office:value="0.00985407829285" calcext:value-type="float">
            <text:p>0.00985407829285</text:p>
          </table:table-cell>
        </table:table-row>
        <table:table-row table:style-name="ro1">
          <table:table-cell office:value-type="float" office:value="0.00953102111816" calcext:value-type="float">
            <text:p>0.00953102111816</text:p>
          </table:table-cell>
        </table:table-row>
        <table:table-row table:style-name="ro1">
          <table:table-cell office:value-type="float" office:value="0.0100119113922" calcext:value-type="float">
            <text:p>0.0100119113922</text:p>
          </table:table-cell>
        </table:table-row>
        <table:table-row table:style-name="ro1">
          <table:table-cell office:value-type="float" office:value="0.00994086265564" calcext:value-type="float">
            <text:p>0.00994086265564</text:p>
          </table:table-cell>
        </table:table-row>
        <table:table-row table:style-name="ro1">
          <table:table-cell office:value-type="float" office:value="0.00967788696289" calcext:value-type="float">
            <text:p>0.00967788696289</text:p>
          </table:table-cell>
        </table:table-row>
        <table:table-row table:style-name="ro1">
          <table:table-cell office:value-type="float" office:value="0.010195016861" calcext:value-type="float">
            <text:p>0.010195016861</text:p>
          </table:table-cell>
        </table:table-row>
        <table:table-row table:style-name="ro1">
          <table:table-cell office:value-type="float" office:value="0.00940608978271" calcext:value-type="float">
            <text:p>0.00940608978271</text:p>
          </table:table-cell>
        </table:table-row>
        <table:table-row table:style-name="ro1">
          <table:table-cell office:value-type="float" office:value="0.0101368427277" calcext:value-type="float">
            <text:p>0.0101368427277</text:p>
          </table:table-cell>
        </table:table-row>
        <table:table-row table:style-name="ro1">
          <table:table-cell office:value-type="float" office:value="0.00982284545898" calcext:value-type="float">
            <text:p>0.00982284545898</text:p>
          </table:table-cell>
        </table:table-row>
        <table:table-row table:style-name="ro1">
          <table:table-cell office:value-type="float" office:value="0.009770154953" calcext:value-type="float">
            <text:p>0.009770154953</text:p>
          </table:table-cell>
        </table:table-row>
        <table:table-row table:style-name="ro1">
          <table:table-cell office:value-type="float" office:value="0.0100829601288" calcext:value-type="float">
            <text:p>0.0100829601288</text:p>
          </table:table-cell>
        </table:table-row>
        <table:table-row table:style-name="ro1">
          <table:table-cell office:value-type="float" office:value="0.00976705551147" calcext:value-type="float">
            <text:p>0.00976705551147</text:p>
          </table:table-cell>
        </table:table-row>
        <table:table-row table:style-name="ro1">
          <table:table-cell office:value-type="float" office:value="0.0100221633911" calcext:value-type="float">
            <text:p>0.0100221633911</text:p>
          </table:table-cell>
        </table:table-row>
        <table:table-row table:style-name="ro1">
          <table:table-cell office:value-type="float" office:value="0.0104479789734" calcext:value-type="float">
            <text:p>0.0104479789734</text:p>
          </table:table-cell>
        </table:table-row>
        <table:table-row table:style-name="ro1">
          <table:table-cell office:value-type="float" office:value="0.00951790809631" calcext:value-type="float">
            <text:p>0.00951790809631</text:p>
          </table:table-cell>
        </table:table-row>
        <table:table-row table:style-name="ro1">
          <table:table-cell office:value-type="float" office:value="0.0103960037231" calcext:value-type="float">
            <text:p>0.0103960037231</text:p>
          </table:table-cell>
        </table:table-row>
        <table:table-row table:style-name="ro1">
          <table:table-cell office:value-type="float" office:value="0.0096960067749" calcext:value-type="float">
            <text:p>0.0096960067749</text:p>
          </table:table-cell>
        </table:table-row>
        <table:table-row table:style-name="ro1">
          <table:table-cell office:value-type="float" office:value="0.0105218887329" calcext:value-type="float">
            <text:p>0.0105218887329</text:p>
          </table:table-cell>
        </table:table-row>
        <table:table-row table:style-name="ro1">
          <table:table-cell office:value-type="float" office:value="0.0101108551025" calcext:value-type="float">
            <text:p>0.0101108551025</text:p>
          </table:table-cell>
        </table:table-row>
        <table:table-row table:style-name="ro1">
          <table:table-cell office:value-type="float" office:value="0.00982713699341" calcext:value-type="float">
            <text:p>0.00982713699341</text:p>
          </table:table-cell>
        </table:table-row>
        <table:table-row table:style-name="ro1">
          <table:table-cell office:value-type="float" office:value="0.010311126709" calcext:value-type="float">
            <text:p>0.010311126709</text:p>
          </table:table-cell>
        </table:table-row>
        <table:table-row table:style-name="ro1">
          <table:table-cell office:value-type="float" office:value="0.0100290775299" calcext:value-type="float">
            <text:p>0.0100290775299</text:p>
          </table:table-cell>
        </table:table-row>
        <table:table-row table:style-name="ro1">
          <table:table-cell office:value-type="float" office:value="0.0101211071014" calcext:value-type="float">
            <text:p>0.0101211071014</text:p>
          </table:table-cell>
        </table:table-row>
        <table:table-row table:style-name="ro1">
          <table:table-cell office:value-type="float" office:value="0.0102889537811" calcext:value-type="float">
            <text:p>0.0102889537811</text:p>
          </table:table-cell>
        </table:table-row>
        <table:table-row table:style-name="ro1">
          <table:table-cell office:value-type="float" office:value="0.0081090927124" calcext:value-type="float">
            <text:p>0.0081090927124</text:p>
          </table:table-cell>
        </table:table-row>
        <table:table-row table:style-name="ro1">
          <table:table-cell office:value-type="float" office:value="0.00860810279846" calcext:value-type="float">
            <text:p>0.00860810279846</text:p>
          </table:table-cell>
        </table:table-row>
        <table:table-row table:style-name="ro1">
          <table:table-cell office:value-type="float" office:value="0.00818991661072" calcext:value-type="float">
            <text:p>0.00818991661072</text:p>
          </table:table-cell>
        </table:table-row>
        <table:table-row table:style-name="ro1">
          <table:table-cell office:value-type="float" office:value="0.00908303260803" calcext:value-type="float">
            <text:p>0.00908303260803</text:p>
          </table:table-cell>
        </table:table-row>
        <table:table-row table:style-name="ro1">
          <table:table-cell office:value-type="float" office:value="0.00845313072205" calcext:value-type="float">
            <text:p>0.00845313072205</text:p>
          </table:table-cell>
        </table:table-row>
        <table:table-row table:style-name="ro1">
          <table:table-cell office:value-type="float" office:value="0.0089738368988" calcext:value-type="float">
            <text:p>0.0089738368988</text:p>
          </table:table-cell>
        </table:table-row>
        <table:table-row table:style-name="ro1">
          <table:table-cell office:value-type="float" office:value="0.00884890556335" calcext:value-type="float">
            <text:p>0.00884890556335</text:p>
          </table:table-cell>
        </table:table-row>
        <table:table-row table:style-name="ro1">
          <table:table-cell office:value-type="float" office:value="0.00893807411194" calcext:value-type="float">
            <text:p>0.00893807411194</text:p>
          </table:table-cell>
        </table:table-row>
        <table:table-row table:style-name="ro1">
          <table:table-cell office:value-type="float" office:value="0.0089418888092" calcext:value-type="float">
            <text:p>0.0089418888092</text:p>
          </table:table-cell>
        </table:table-row>
        <table:table-row table:style-name="ro1">
          <table:table-cell office:value-type="float" office:value="0.00883984565735" calcext:value-type="float">
            <text:p>0.00883984565735</text:p>
          </table:table-cell>
        </table:table-row>
        <table:table-row table:style-name="ro1">
          <table:table-cell office:value-type="float" office:value="0.00887989997864" calcext:value-type="float">
            <text:p>0.00887989997864</text:p>
          </table:table-cell>
        </table:table-row>
        <table:table-row table:style-name="ro1">
          <table:table-cell office:value-type="float" office:value="0.00938105583191" calcext:value-type="float">
            <text:p>0.00938105583191</text:p>
          </table:table-cell>
        </table:table-row>
        <table:table-row table:style-name="ro1">
          <table:table-cell office:value-type="float" office:value="0.00914216041565" calcext:value-type="float">
            <text:p>0.00914216041565</text:p>
          </table:table-cell>
        </table:table-row>
        <table:table-row table:style-name="ro1">
          <table:table-cell office:value-type="float" office:value="0.00854587554932" calcext:value-type="float">
            <text:p>0.00854587554932</text:p>
          </table:table-cell>
        </table:table-row>
        <table:table-row table:style-name="ro1">
          <table:table-cell office:value-type="float" office:value="0.00931787490845" calcext:value-type="float">
            <text:p>0.00931787490845</text:p>
          </table:table-cell>
        </table:table-row>
        <table:table-row table:style-name="ro1">
          <table:table-cell office:value-type="float" office:value="0.00864315032959" calcext:value-type="float">
            <text:p>0.00864315032959</text:p>
          </table:table-cell>
        </table:table-row>
        <table:table-row table:style-name="ro1">
          <table:table-cell office:value-type="float" office:value="0.00915288925171" calcext:value-type="float">
            <text:p>0.00915288925171</text:p>
          </table:table-cell>
        </table:table-row>
        <table:table-row table:style-name="ro1">
          <table:table-cell office:value-type="float" office:value="0.00881099700928" calcext:value-type="float">
            <text:p>0.00881099700928</text:p>
          </table:table-cell>
        </table:table-row>
        <table:table-row table:style-name="ro1">
          <table:table-cell office:value-type="float" office:value="0.00904583930969" calcext:value-type="float">
            <text:p>0.00904583930969</text:p>
          </table:table-cell>
        </table:table-row>
        <table:table-row table:style-name="ro1">
          <table:table-cell office:value-type="float" office:value="0.00913190841675" calcext:value-type="float">
            <text:p>0.00913190841675</text:p>
          </table:table-cell>
        </table:table-row>
        <table:table-row table:style-name="ro1">
          <table:table-cell office:value-type="float" office:value="0.00897717475891" calcext:value-type="float">
            <text:p>0.00897717475891</text:p>
          </table:table-cell>
        </table:table-row>
        <table:table-row table:style-name="ro1">
          <table:table-cell office:value-type="float" office:value="0.00931096076965" calcext:value-type="float">
            <text:p>0.00931096076965</text:p>
          </table:table-cell>
        </table:table-row>
        <table:table-row table:style-name="ro1">
          <table:table-cell office:value-type="float" office:value="0.00884199142456" calcext:value-type="float">
            <text:p>0.00884199142456</text:p>
          </table:table-cell>
        </table:table-row>
        <table:table-row table:style-name="ro1">
          <table:table-cell office:value-type="float" office:value="0.0093469619751" calcext:value-type="float">
            <text:p>0.0093469619751</text:p>
          </table:table-cell>
        </table:table-row>
        <table:table-row table:style-name="ro1">
          <table:table-cell office:value-type="float" office:value="0.00826382637024" calcext:value-type="float">
            <text:p>0.00826382637024</text:p>
          </table:table-cell>
        </table:table-row>
        <table:table-row table:style-name="ro1">
          <table:table-cell office:value-type="float" office:value="0.00932812690735" calcext:value-type="float">
            <text:p>0.00932812690735</text:p>
          </table:table-cell>
        </table:table-row>
        <table:table-row table:style-name="ro1">
          <table:table-cell office:value-type="float" office:value="0.00832200050354" calcext:value-type="float">
            <text:p>0.00832200050354</text:p>
          </table:table-cell>
        </table:table-row>
        <table:table-row table:style-name="ro1">
          <table:table-cell office:value-type="float" office:value="0.00885605812073" calcext:value-type="float">
            <text:p>0.00885605812073</text:p>
          </table:table-cell>
        </table:table-row>
        <table:table-row table:style-name="ro1">
          <table:table-cell office:value-type="float" office:value="0.00876402854919" calcext:value-type="float">
            <text:p>0.00876402854919</text:p>
          </table:table-cell>
        </table:table-row>
        <table:table-row table:style-name="ro1">
          <table:table-cell office:value-type="float" office:value="0.00900411605835" calcext:value-type="float">
            <text:p>0.00900411605835</text:p>
          </table:table-cell>
        </table:table-row>
        <table:table-row table:style-name="ro1">
          <table:table-cell office:value-type="float" office:value="0.0105121135712" calcext:value-type="float">
            <text:p>0.0105121135712</text:p>
          </table:table-cell>
        </table:table-row>
        <table:table-row table:style-name="ro1">
          <table:table-cell office:value-type="float" office:value="0.0104100704193" calcext:value-type="float">
            <text:p>0.0104100704193</text:p>
          </table:table-cell>
        </table:table-row>
        <table:table-row table:style-name="ro1">
          <table:table-cell office:value-type="float" office:value="0.010705947876" calcext:value-type="float">
            <text:p>0.010705947876</text:p>
          </table:table-cell>
        </table:table-row>
        <table:table-row table:style-name="ro1">
          <table:table-cell office:value-type="float" office:value="0.00994801521301" calcext:value-type="float">
            <text:p>0.00994801521301</text:p>
          </table:table-cell>
        </table:table-row>
        <table:table-row table:style-name="ro1">
          <table:table-cell office:value-type="float" office:value="0.0103919506073" calcext:value-type="float">
            <text:p>0.0103919506073</text:p>
          </table:table-cell>
        </table:table-row>
        <table:table-row table:style-name="ro1">
          <table:table-cell office:value-type="float" office:value="0.0107510089874" calcext:value-type="float">
            <text:p>0.0107510089874</text:p>
          </table:table-cell>
        </table:table-row>
        <table:table-row table:style-name="ro1">
          <table:table-cell office:value-type="float" office:value="0.0101609230042" calcext:value-type="float">
            <text:p>0.0101609230042</text:p>
          </table:table-cell>
        </table:table-row>
        <table:table-row table:style-name="ro1">
          <table:table-cell office:value-type="float" office:value="0.011029958725" calcext:value-type="float">
            <text:p>0.011029958725</text:p>
          </table:table-cell>
        </table:table-row>
        <table:table-row table:style-name="ro1">
          <table:table-cell office:value-type="float" office:value="0.0101270675659" calcext:value-type="float">
            <text:p>0.0101270675659</text:p>
          </table:table-cell>
        </table:table-row>
        <table:table-row table:style-name="ro1">
          <table:table-cell office:value-type="float" office:value="0.0107820034027" calcext:value-type="float">
            <text:p>0.0107820034027</text:p>
          </table:table-cell>
        </table:table-row>
        <table:table-row table:style-name="ro1">
          <table:table-cell office:value-type="float" office:value="0.0105118751526" calcext:value-type="float">
            <text:p>0.0105118751526</text:p>
          </table:table-cell>
        </table:table-row>
        <table:table-row table:style-name="ro1">
          <table:table-cell office:value-type="float" office:value="0.0104148387909" calcext:value-type="float">
            <text:p>0.0104148387909</text:p>
          </table:table-cell>
        </table:table-row>
        <table:table-row table:style-name="ro1">
          <table:table-cell office:value-type="float" office:value="0.0104260444641" calcext:value-type="float">
            <text:p>0.0104260444641</text:p>
          </table:table-cell>
        </table:table-row>
        <table:table-row table:style-name="ro1">
          <table:table-cell office:value-type="float" office:value="0.010931968689" calcext:value-type="float">
            <text:p>0.010931968689</text:p>
          </table:table-cell>
        </table:table-row>
        <table:table-row table:style-name="ro1">
          <table:table-cell office:value-type="float" office:value="0.00955104827881" calcext:value-type="float">
            <text:p>0.00955104827881</text:p>
          </table:table-cell>
        </table:table-row>
        <table:table-row table:style-name="ro1">
          <table:table-cell office:value-type="float" office:value="0.0105969905853" calcext:value-type="float">
            <text:p>0.0105969905853</text:p>
          </table:table-cell>
        </table:table-row>
        <table:table-row table:style-name="ro1">
          <table:table-cell office:value-type="float" office:value="0.00968599319458" calcext:value-type="float">
            <text:p>0.00968599319458</text:p>
          </table:table-cell>
        </table:table-row>
        <table:table-row table:style-name="ro1">
          <table:table-cell office:value-type="float" office:value="0.01047706604" calcext:value-type="float">
            <text:p>0.01047706604</text:p>
          </table:table-cell>
        </table:table-row>
        <table:table-row table:style-name="ro1">
          <table:table-cell office:value-type="float" office:value="0.0101149082184" calcext:value-type="float">
            <text:p>0.0101149082184</text:p>
          </table:table-cell>
        </table:table-row>
        <table:table-row table:style-name="ro1">
          <table:table-cell office:value-type="float" office:value="0.00960898399353" calcext:value-type="float">
            <text:p>0.00960898399353</text:p>
          </table:table-cell>
        </table:table-row>
        <table:table-row table:style-name="ro1">
          <table:table-cell office:value-type="float" office:value="0.00930190086365" calcext:value-type="float">
            <text:p>0.00930190086365</text:p>
          </table:table-cell>
        </table:table-row>
        <table:table-row table:style-name="ro1">
          <table:table-cell office:value-type="float" office:value="0.00920605659485" calcext:value-type="float">
            <text:p>0.00920605659485</text:p>
          </table:table-cell>
        </table:table-row>
        <table:table-row table:style-name="ro1">
          <table:table-cell office:value-type="float" office:value="0.00951099395752" calcext:value-type="float">
            <text:p>0.00951099395752</text:p>
          </table:table-cell>
        </table:table-row>
        <table:table-row table:style-name="ro1">
          <table:table-cell office:value-type="float" office:value="0.00950884819031" calcext:value-type="float">
            <text:p>0.00950884819031</text:p>
          </table:table-cell>
        </table:table-row>
        <table:table-row table:style-name="ro1">
          <table:table-cell office:value-type="float" office:value="0.0127418041229" calcext:value-type="float">
            <text:p>0.0127418041229</text:p>
          </table:table-cell>
        </table:table-row>
        <table:table-row table:style-name="ro1">
          <table:table-cell office:value-type="float" office:value="0.01340508461" calcext:value-type="float">
            <text:p>0.01340508461</text:p>
          </table:table-cell>
        </table:table-row>
        <table:table-row table:style-name="ro1">
          <table:table-cell office:value-type="float" office:value="0.0135879516602" calcext:value-type="float">
            <text:p>0.0135879516602</text:p>
          </table:table-cell>
        </table:table-row>
        <table:table-row table:style-name="ro1">
          <table:table-cell office:value-type="float" office:value="0.0131709575653" calcext:value-type="float">
            <text:p>0.0131709575653</text:p>
          </table:table-cell>
        </table:table-row>
        <table:table-row table:style-name="ro1">
          <table:table-cell office:value-type="float" office:value="0.0137619972229" calcext:value-type="float">
            <text:p>0.0137619972229</text:p>
          </table:table-cell>
        </table:table-row>
        <table:table-row table:style-name="ro1">
          <table:table-cell office:value-type="float" office:value="0.0130360126495" calcext:value-type="float">
            <text:p>0.0130360126495</text:p>
          </table:table-cell>
        </table:table-row>
        <table:table-row table:style-name="ro1">
          <table:table-cell office:value-type="float" office:value="0.0141100883484" calcext:value-type="float">
            <text:p>0.0141100883484</text:p>
          </table:table-cell>
        </table:table-row>
        <table:table-row table:style-name="ro1">
          <table:table-cell office:value-type="float" office:value="0.0138840675354" calcext:value-type="float">
            <text:p>0.0138840675354</text:p>
          </table:table-cell>
        </table:table-row>
        <table:table-row table:style-name="ro1">
          <table:table-cell office:value-type="float" office:value="0.013955116272" calcext:value-type="float">
            <text:p>0.013955116272</text:p>
          </table:table-cell>
        </table:table-row>
        <table:table-row table:style-name="ro1">
          <table:table-cell office:value-type="float" office:value="0.0111567974091" calcext:value-type="float">
            <text:p>0.0111567974091</text:p>
          </table:table-cell>
        </table:table-row>
        <table:table-row table:style-name="ro1">
          <table:table-cell office:value-type="float" office:value="0.0100059509277" calcext:value-type="float">
            <text:p>0.0100059509277</text:p>
          </table:table-cell>
        </table:table-row>
        <table:table-row table:style-name="ro1">
          <table:table-cell office:value-type="float" office:value="0.0110831260681" calcext:value-type="float">
            <text:p>0.0110831260681</text:p>
          </table:table-cell>
        </table:table-row>
        <table:table-row table:style-name="ro1">
          <table:table-cell office:value-type="float" office:value="0.0099630355835" calcext:value-type="float">
            <text:p>0.0099630355835</text:p>
          </table:table-cell>
        </table:table-row>
        <table:table-row table:style-name="ro1">
          <table:table-cell office:value-type="float" office:value="0.0107469558716" calcext:value-type="float">
            <text:p>0.0107469558716</text:p>
          </table:table-cell>
        </table:table-row>
        <table:table-row table:style-name="ro1">
          <table:table-cell office:value-type="float" office:value="0.0100080966949" calcext:value-type="float">
            <text:p>0.0100080966949</text:p>
          </table:table-cell>
        </table:table-row>
        <table:table-row table:style-name="ro1">
          <table:table-cell office:value-type="float" office:value="0.00966882705688" calcext:value-type="float">
            <text:p>0.00966882705688</text:p>
          </table:table-cell>
        </table:table-row>
        <table:table-row table:style-name="ro1">
          <table:table-cell office:value-type="float" office:value="0.0102009773254" calcext:value-type="float">
            <text:p>0.0102009773254</text:p>
          </table:table-cell>
        </table:table-row>
        <table:table-row table:style-name="ro1">
          <table:table-cell office:value-type="float" office:value="0.00955700874329" calcext:value-type="float">
            <text:p>0.00955700874329</text:p>
          </table:table-cell>
        </table:table-row>
        <table:table-row table:style-name="ro1">
          <table:table-cell office:value-type="float" office:value="0.00977206230164" calcext:value-type="float">
            <text:p>0.00977206230164</text:p>
          </table:table-cell>
        </table:table-row>
        <table:table-row table:style-name="ro1">
          <table:table-cell office:value-type="float" office:value="0.0105230808258" calcext:value-type="float">
            <text:p>0.0105230808258</text:p>
          </table:table-cell>
        </table:table-row>
        <table:table-row table:style-name="ro1">
          <table:table-cell office:value-type="float" office:value="0.00930595397949" calcext:value-type="float">
            <text:p>0.00930595397949</text:p>
          </table:table-cell>
        </table:table-row>
        <table:table-row table:style-name="ro1">
          <table:table-cell office:value-type="float" office:value="0.0105500221252" calcext:value-type="float">
            <text:p>0.0105500221252</text:p>
          </table:table-cell>
        </table:table-row>
        <table:table-row table:style-name="ro1">
          <table:table-cell office:value-type="float" office:value="0.0100078582764" calcext:value-type="float">
            <text:p>0.0100078582764</text:p>
          </table:table-cell>
        </table:table-row>
        <table:table-row table:style-name="ro1">
          <table:table-cell office:value-type="float" office:value="0.00985908508301" calcext:value-type="float">
            <text:p>0.00985908508301</text:p>
          </table:table-cell>
        </table:table-row>
        <table:table-row table:style-name="ro1">
          <table:table-cell office:value-type="float" office:value="0.0100228786469" calcext:value-type="float">
            <text:p>0.0100228786469</text:p>
          </table:table-cell>
        </table:table-row>
        <table:table-row table:style-name="ro1">
          <table:table-cell office:value-type="float" office:value="0.0200998783112" calcext:value-type="float">
            <text:p>0.0200998783112</text:p>
          </table:table-cell>
        </table:table-row>
        <table:table-row table:style-name="ro1">
          <table:table-cell office:value-type="float" office:value="0.0197529792786" calcext:value-type="float">
            <text:p>0.0197529792786</text:p>
          </table:table-cell>
        </table:table-row>
        <table:table-row table:style-name="ro1">
          <table:table-cell office:value-type="float" office:value="0.0199239253998" calcext:value-type="float">
            <text:p>0.0199239253998</text:p>
          </table:table-cell>
        </table:table-row>
        <table:table-row table:style-name="ro1">
          <table:table-cell office:value-type="float" office:value="0.0207078456879" calcext:value-type="float">
            <text:p>0.0207078456879</text:p>
          </table:table-cell>
        </table:table-row>
        <table:table-row table:style-name="ro1">
          <table:table-cell office:value-type="float" office:value="0.0197861194611" calcext:value-type="float">
            <text:p>0.0197861194611</text:p>
          </table:table-cell>
        </table:table-row>
        <table:table-row table:style-name="ro1">
          <table:table-cell office:value-type="float" office:value="0.0198738574982" calcext:value-type="float">
            <text:p>0.0198738574982</text:p>
          </table:table-cell>
        </table:table-row>
        <table:table-row table:style-name="ro1">
          <table:table-cell office:value-type="float" office:value="0.0199191570282" calcext:value-type="float">
            <text:p>0.0199191570282</text:p>
          </table:table-cell>
        </table:table-row>
        <table:table-row table:style-name="ro1">
          <table:table-cell office:value-type="float" office:value="0.0199358463287" calcext:value-type="float">
            <text:p>0.0199358463287</text:p>
          </table:table-cell>
        </table:table-row>
        <table:table-row table:style-name="ro1">
          <table:table-cell office:value-type="float" office:value="0.01220703125" calcext:value-type="float">
            <text:p>0.01220703125</text:p>
          </table:table-cell>
        </table:table-row>
        <table:table-row table:style-name="ro1">
          <table:table-cell office:value-type="float" office:value="0.0119788646698" calcext:value-type="float">
            <text:p>0.0119788646698</text:p>
          </table:table-cell>
        </table:table-row>
        <table:table-row table:style-name="ro1">
          <table:table-cell office:value-type="float" office:value="0.0115079879761" calcext:value-type="float">
            <text:p>0.0115079879761</text:p>
          </table:table-cell>
        </table:table-row>
        <table:table-row table:style-name="ro1">
          <table:table-cell office:value-type="float" office:value="0.011482000351" calcext:value-type="float">
            <text:p>0.011482000351</text:p>
          </table:table-cell>
        </table:table-row>
        <table:table-row table:style-name="ro1">
          <table:table-cell office:value-type="float" office:value="0.0119850635529" calcext:value-type="float">
            <text:p>0.0119850635529</text:p>
          </table:table-cell>
        </table:table-row>
        <table:table-row table:style-name="ro1">
          <table:table-cell office:value-type="float" office:value="0.0120100975037" calcext:value-type="float">
            <text:p>0.0120100975037</text:p>
          </table:table-cell>
        </table:table-row>
        <table:table-row table:style-name="ro1">
          <table:table-cell office:value-type="float" office:value="0.0112600326538" calcext:value-type="float">
            <text:p>0.0112600326538</text:p>
          </table:table-cell>
        </table:table-row>
        <table:table-row table:style-name="ro1">
          <table:table-cell office:value-type="float" office:value="0.0185279846191" calcext:value-type="float">
            <text:p>0.0185279846191</text:p>
          </table:table-cell>
        </table:table-row>
        <table:table-row table:style-name="ro1">
          <table:table-cell office:value-type="float" office:value="0.020635843277" calcext:value-type="float">
            <text:p>0.020635843277</text:p>
          </table:table-cell>
        </table:table-row>
        <table:table-row table:style-name="ro1">
          <table:table-cell office:value-type="float" office:value="0.0153701305389" calcext:value-type="float">
            <text:p>0.0153701305389</text:p>
          </table:table-cell>
        </table:table-row>
        <table:table-row table:style-name="ro1">
          <table:table-cell office:value-type="float" office:value="0.0137538909912" calcext:value-type="float">
            <text:p>0.0137538909912</text:p>
          </table:table-cell>
        </table:table-row>
        <table:table-row table:style-name="ro1">
          <table:table-cell office:value-type="float" office:value="0.0130438804626" calcext:value-type="float">
            <text:p>0.0130438804626</text:p>
          </table:table-cell>
        </table:table-row>
        <table:table-row table:style-name="ro1">
          <table:table-cell office:value-type="float" office:value="0.0114829540253" calcext:value-type="float">
            <text:p>0.0114829540253</text:p>
          </table:table-cell>
        </table:table-row>
        <table:table-row table:style-name="ro1">
          <table:table-cell office:value-type="float" office:value="0.0160579681396" calcext:value-type="float">
            <text:p>0.0160579681396</text:p>
          </table:table-cell>
        </table:table-row>
        <table:table-row table:style-name="ro1">
          <table:table-cell office:value-type="float" office:value="0.0141069889069" calcext:value-type="float">
            <text:p>0.0141069889069</text:p>
          </table:table-cell>
        </table:table-row>
        <table:table-row table:style-name="ro1">
          <table:table-cell office:value-type="float" office:value="0.0098819732666" calcext:value-type="float">
            <text:p>0.0098819732666</text:p>
          </table:table-cell>
        </table:table-row>
        <table:table-row table:style-name="ro1">
          <table:table-cell office:value-type="float" office:value="0.0107538700104" calcext:value-type="float">
            <text:p>0.0107538700104</text:p>
          </table:table-cell>
        </table:table-row>
        <table:table-row table:style-name="ro1">
          <table:table-cell office:value-type="float" office:value="0.0110640525818" calcext:value-type="float">
            <text:p>0.0110640525818</text:p>
          </table:table-cell>
        </table:table-row>
        <table:table-row table:style-name="ro1">
          <table:table-cell office:value-type="float" office:value="0.0100209712982" calcext:value-type="float">
            <text:p>0.0100209712982</text:p>
          </table:table-cell>
        </table:table-row>
        <table:table-row table:style-name="ro1">
          <table:table-cell office:value-type="float" office:value="0.01083111763" calcext:value-type="float">
            <text:p>0.01083111763</text:p>
          </table:table-cell>
        </table:table-row>
        <table:table-row table:style-name="ro1">
          <table:table-cell office:value-type="float" office:value="0.0106689929962" calcext:value-type="float">
            <text:p>0.0106689929962</text:p>
          </table:table-cell>
        </table:table-row>
        <table:table-row table:style-name="ro1">
          <table:table-cell office:value-type="float" office:value="0.0101871490479" calcext:value-type="float">
            <text:p>0.0101871490479</text:p>
          </table:table-cell>
        </table:table-row>
        <table:table-row table:style-name="ro1">
          <table:table-cell office:value-type="float" office:value="0.0134010314941" calcext:value-type="float">
            <text:p>0.0134010314941</text:p>
          </table:table-cell>
        </table:table-row>
        <table:table-row table:style-name="ro1">
          <table:table-cell office:value-type="float" office:value="0.013748884201" calcext:value-type="float">
            <text:p>0.013748884201</text:p>
          </table:table-cell>
        </table:table-row>
        <table:table-row table:style-name="ro1">
          <table:table-cell office:value-type="float" office:value="0.013491153717" calcext:value-type="float">
            <text:p>0.013491153717</text:p>
          </table:table-cell>
        </table:table-row>
        <table:table-row table:style-name="ro1">
          <table:table-cell office:value-type="float" office:value="0.010330915451" calcext:value-type="float">
            <text:p>0.010330915451</text:p>
          </table:table-cell>
        </table:table-row>
        <table:table-row table:style-name="ro1">
          <table:table-cell office:value-type="float" office:value="0.0110919475555" calcext:value-type="float">
            <text:p>0.0110919475555</text:p>
          </table:table-cell>
        </table:table-row>
        <table:table-row table:style-name="ro1">
          <table:table-cell office:value-type="float" office:value="0.0108079910278" calcext:value-type="float">
            <text:p>0.0108079910278</text:p>
          </table:table-cell>
        </table:table-row>
        <table:table-row table:style-name="ro1">
          <table:table-cell office:value-type="float" office:value="0.0105459690094" calcext:value-type="float">
            <text:p>0.0105459690094</text:p>
          </table:table-cell>
        </table:table-row>
        <table:table-row table:style-name="ro1">
          <table:table-cell office:value-type="float" office:value="0.0110080242157" calcext:value-type="float">
            <text:p>0.0110080242157</text:p>
          </table:table-cell>
        </table:table-row>
        <table:table-row table:style-name="ro1">
          <table:table-cell office:value-type="float" office:value="0.010941028595" calcext:value-type="float">
            <text:p>0.010941028595</text:p>
          </table:table-cell>
        </table:table-row>
        <table:table-row table:style-name="ro1">
          <table:table-cell office:value-type="float" office:value="0.0103788375854" calcext:value-type="float">
            <text:p>0.0103788375854</text:p>
          </table:table-cell>
        </table:table-row>
        <table:table-row table:style-name="ro1">
          <table:table-cell office:value-type="float" office:value="0.0109841823578" calcext:value-type="float">
            <text:p>0.0109841823578</text:p>
          </table:table-cell>
        </table:table-row>
        <table:table-row table:style-name="ro1">
          <table:table-cell office:value-type="float" office:value="0.0103671550751" calcext:value-type="float">
            <text:p>0.0103671550751</text:p>
          </table:table-cell>
        </table:table-row>
        <table:table-row table:style-name="ro1">
          <table:table-cell office:value-type="float" office:value="0.0107548236847" calcext:value-type="float">
            <text:p>0.0107548236847</text:p>
          </table:table-cell>
        </table:table-row>
        <table:table-row table:style-name="ro1">
          <table:table-cell office:value-type="float" office:value="0.0105590820312" calcext:value-type="float">
            <text:p>0.0105590820312</text:p>
          </table:table-cell>
        </table:table-row>
        <table:table-row table:style-name="ro1">
          <table:table-cell office:value-type="float" office:value="0.0101909637451" calcext:value-type="float">
            <text:p>0.0101909637451</text:p>
          </table:table-cell>
        </table:table-row>
        <table:table-row table:style-name="ro1">
          <table:table-cell office:value-type="float" office:value="0.011100769043" calcext:value-type="float">
            <text:p>0.011100769043</text:p>
          </table:table-cell>
        </table:table-row>
        <table:table-row table:style-name="ro1">
          <table:table-cell office:value-type="float" office:value="0.0109989643097" calcext:value-type="float">
            <text:p>0.0109989643097</text:p>
          </table:table-cell>
        </table:table-row>
        <table:table-row table:style-name="ro1">
          <table:table-cell office:value-type="float" office:value="0.011137008667" calcext:value-type="float">
            <text:p>0.011137008667</text:p>
          </table:table-cell>
        </table:table-row>
        <table:table-row table:style-name="ro1">
          <table:table-cell office:value-type="float" office:value="0.0146100521088" calcext:value-type="float">
            <text:p>0.0146100521088</text:p>
          </table:table-cell>
        </table:table-row>
        <table:table-row table:style-name="ro1">
          <table:table-cell office:value-type="float" office:value="0.0142948627472" calcext:value-type="float">
            <text:p>0.0142948627472</text:p>
          </table:table-cell>
        </table:table-row>
        <table:table-row table:style-name="ro1">
          <table:table-cell office:value-type="float" office:value="0.0141220092773" calcext:value-type="float">
            <text:p>0.0141220092773</text:p>
          </table:table-cell>
        </table:table-row>
        <table:table-row table:style-name="ro1">
          <table:table-cell office:value-type="float" office:value="0.0116379261017" calcext:value-type="float">
            <text:p>0.0116379261017</text:p>
          </table:table-cell>
        </table:table-row>
        <table:table-row table:style-name="ro1">
          <table:table-cell office:value-type="float" office:value="0.0106010437012" calcext:value-type="float">
            <text:p>0.0106010437012</text:p>
          </table:table-cell>
        </table:table-row>
        <table:table-row table:style-name="ro1">
          <table:table-cell office:value-type="float" office:value="0.0116341114044" calcext:value-type="float">
            <text:p>0.0116341114044</text:p>
          </table:table-cell>
        </table:table-row>
        <table:table-row table:style-name="ro1">
          <table:table-cell office:value-type="float" office:value="0.0113508701324" calcext:value-type="float">
            <text:p>0.0113508701324</text:p>
          </table:table-cell>
        </table:table-row>
        <table:table-row table:style-name="ro1">
          <table:table-cell office:value-type="float" office:value="0.0111489295959" calcext:value-type="float">
            <text:p>0.0111489295959</text:p>
          </table:table-cell>
        </table:table-row>
        <table:table-row table:style-name="ro1">
          <table:table-cell office:value-type="float" office:value="0.0120980739594" calcext:value-type="float">
            <text:p>0.0120980739594</text:p>
          </table:table-cell>
        </table:table-row>
        <table:table-row table:style-name="ro1">
          <table:table-cell office:value-type="float" office:value="0.0114979743958" calcext:value-type="float">
            <text:p>0.0114979743958</text:p>
          </table:table-cell>
        </table:table-row>
        <table:table-row table:style-name="ro1">
          <table:table-cell office:value-type="float" office:value="0.0119009017944" calcext:value-type="float">
            <text:p>0.0119009017944</text:p>
          </table:table-cell>
        </table:table-row>
        <table:table-row table:style-name="ro1">
          <table:table-cell office:value-type="float" office:value="0.0107159614563" calcext:value-type="float">
            <text:p>0.0107159614563</text:p>
          </table:table-cell>
        </table:table-row>
        <table:table-row table:style-name="ro1">
          <table:table-cell office:value-type="float" office:value="0.0116500854492" calcext:value-type="float">
            <text:p>0.0116500854492</text:p>
          </table:table-cell>
        </table:table-row>
        <table:table-row table:style-name="ro1">
          <table:table-cell office:value-type="float" office:value="0.011656999588" calcext:value-type="float">
            <text:p>0.011656999588</text:p>
          </table:table-cell>
        </table:table-row>
        <table:table-row table:style-name="ro1">
          <table:table-cell office:value-type="float" office:value="0.0107572078705" calcext:value-type="float">
            <text:p>0.0107572078705</text:p>
          </table:table-cell>
        </table:table-row>
        <table:table-row table:style-name="ro1">
          <table:table-cell office:value-type="float" office:value="0.0122270584106" calcext:value-type="float">
            <text:p>0.0122270584106</text:p>
          </table:table-cell>
        </table:table-row>
        <table:table-row table:style-name="ro1">
          <table:table-cell office:value-type="float" office:value="0.0117938518524" calcext:value-type="float">
            <text:p>0.0117938518524</text:p>
          </table:table-cell>
        </table:table-row>
        <table:table-row table:style-name="ro1">
          <table:table-cell office:value-type="float" office:value="0.0112359523773" calcext:value-type="float">
            <text:p>0.0112359523773</text:p>
          </table:table-cell>
        </table:table-row>
        <table:table-row table:style-name="ro1">
          <table:table-cell office:value-type="float" office:value="0.0118880271912" calcext:value-type="float">
            <text:p>0.0118880271912</text:p>
          </table:table-cell>
        </table:table-row>
        <table:table-row table:style-name="ro1">
          <table:table-cell office:value-type="float" office:value="0.0117909908295" calcext:value-type="float">
            <text:p>0.0117909908295</text:p>
          </table:table-cell>
        </table:table-row>
        <table:table-row table:style-name="ro1">
          <table:table-cell office:value-type="float" office:value="0.0113508701324" calcext:value-type="float">
            <text:p>0.0113508701324</text:p>
          </table:table-cell>
        </table:table-row>
        <table:table-row table:style-name="ro1">
          <table:table-cell office:value-type="float" office:value="0.0111811161041" calcext:value-type="float">
            <text:p>0.0111811161041</text:p>
          </table:table-cell>
        </table:table-row>
        <table:table-row table:style-name="ro1">
          <table:table-cell office:value-type="float" office:value="0.0120091438293" calcext:value-type="float">
            <text:p>0.0120091438293</text:p>
          </table:table-cell>
        </table:table-row>
        <table:table-row table:style-name="ro1">
          <table:table-cell office:value-type="float" office:value="0.0117430686951" calcext:value-type="float">
            <text:p>0.0117430686951</text:p>
          </table:table-cell>
        </table:table-row>
        <table:table-row table:style-name="ro1">
          <table:table-cell office:value-type="float" office:value="0.0110828876495" calcext:value-type="float">
            <text:p>0.0110828876495</text:p>
          </table:table-cell>
        </table:table-row>
        <table:table-row table:style-name="ro1">
          <table:table-cell office:value-type="float" office:value="0.0121171474457" calcext:value-type="float">
            <text:p>0.0121171474457</text:p>
          </table:table-cell>
        </table:table-row>
        <table:table-row table:style-name="ro1">
          <table:table-cell office:value-type="float" office:value="0.01176404953" calcext:value-type="float">
            <text:p>0.01176404953</text:p>
          </table:table-cell>
        </table:table-row>
        <table:table-row table:style-name="ro1">
          <table:table-cell office:value-type="float" office:value="0.0111508369446" calcext:value-type="float">
            <text:p>0.0111508369446</text:p>
          </table:table-cell>
        </table:table-row>
        <table:table-row table:style-name="ro1">
          <table:table-cell office:value-type="float" office:value="0.0117750167847" calcext:value-type="float">
            <text:p>0.0117750167847</text:p>
          </table:table-cell>
        </table:table-row>
        <table:table-row table:style-name="ro1">
          <table:table-cell office:value-type="float" office:value="0.0118699073792" calcext:value-type="float">
            <text:p>0.0118699073792</text:p>
          </table:table-cell>
        </table:table-row>
        <table:table-row table:style-name="ro1">
          <table:table-cell office:value-type="float" office:value="0.0120048522949" calcext:value-type="float">
            <text:p>0.0120048522949</text:p>
          </table:table-cell>
        </table:table-row>
        <table:table-row table:style-name="ro1">
          <table:table-cell office:value-type="float" office:value="0.0111968517303" calcext:value-type="float">
            <text:p>0.0111968517303</text:p>
          </table:table-cell>
        </table:table-row>
        <table:table-row table:style-name="ro1">
          <table:table-cell office:value-type="float" office:value="0.012265920639" calcext:value-type="float">
            <text:p>0.012265920639</text:p>
          </table:table-cell>
        </table:table-row>
        <table:table-row table:style-name="ro1">
          <table:table-cell office:value-type="float" office:value="0.0120220184326" calcext:value-type="float">
            <text:p>0.0120220184326</text:p>
          </table:table-cell>
        </table:table-row>
        <table:table-row table:style-name="ro1">
          <table:table-cell office:value-type="float" office:value="0.0116150379181" calcext:value-type="float">
            <text:p>0.0116150379181</text:p>
          </table:table-cell>
        </table:table-row>
        <table:table-row table:style-name="ro1">
          <table:table-cell office:value-type="float" office:value="0.012305021286" calcext:value-type="float">
            <text:p>0.012305021286</text:p>
          </table:table-cell>
        </table:table-row>
        <table:table-row table:style-name="ro1">
          <table:table-cell office:value-type="float" office:value="0.0123770236969" calcext:value-type="float">
            <text:p>0.0123770236969</text:p>
          </table:table-cell>
        </table:table-row>
        <table:table-row table:style-name="ro1">
          <table:table-cell office:value-type="float" office:value="0.0124380588531" calcext:value-type="float">
            <text:p>0.0124380588531</text:p>
          </table:table-cell>
        </table:table-row>
        <table:table-row table:style-name="ro1">
          <table:table-cell office:value-type="float" office:value="0.0116999149323" calcext:value-type="float">
            <text:p>0.0116999149323</text:p>
          </table:table-cell>
        </table:table-row>
        <table:table-row table:style-name="ro1">
          <table:table-cell office:value-type="float" office:value="0.0121831893921" calcext:value-type="float">
            <text:p>0.0121831893921</text:p>
          </table:table-cell>
        </table:table-row>
        <table:table-row table:style-name="ro1">
          <table:table-cell office:value-type="float" office:value="0.0124318599701" calcext:value-type="float">
            <text:p>0.0124318599701</text:p>
          </table:table-cell>
        </table:table-row>
        <table:table-row table:style-name="ro1">
          <table:table-cell office:value-type="float" office:value="0.0119979381561" calcext:value-type="float">
            <text:p>0.0119979381561</text:p>
          </table:table-cell>
        </table:table-row>
        <table:table-row table:style-name="ro1">
          <table:table-cell office:value-type="float" office:value="0.0115299224854" calcext:value-type="float">
            <text:p>0.0115299224854</text:p>
          </table:table-cell>
        </table:table-row>
        <table:table-row table:style-name="ro1">
          <table:table-cell office:value-type="float" office:value="0.0129749774933" calcext:value-type="float">
            <text:p>0.0129749774933</text:p>
          </table:table-cell>
        </table:table-row>
        <table:table-row table:style-name="ro1">
          <table:table-cell office:value-type="float" office:value="0.0122849941254" calcext:value-type="float">
            <text:p>0.0122849941254</text:p>
          </table:table-cell>
        </table:table-row>
        <table:table-row table:style-name="ro1">
          <table:table-cell office:value-type="float" office:value="0.0120270252228" calcext:value-type="float">
            <text:p>0.0120270252228</text:p>
          </table:table-cell>
        </table:table-row>
        <table:table-row table:style-name="ro1">
          <table:table-cell office:value-type="float" office:value="0.0124289989471" calcext:value-type="float">
            <text:p>0.0124289989471</text:p>
          </table:table-cell>
        </table:table-row>
        <table:table-row table:style-name="ro1">
          <table:table-cell office:value-type="float" office:value="0.0148470401764" calcext:value-type="float">
            <text:p>0.0148470401764</text:p>
          </table:table-cell>
        </table:table-row>
        <table:table-row table:style-name="ro1">
          <table:table-cell office:value-type="float" office:value="0.0153570175171" calcext:value-type="float">
            <text:p>0.0153570175171</text:p>
          </table:table-cell>
        </table:table-row>
        <table:table-row table:style-name="ro1">
          <table:table-cell office:value-type="float" office:value="0.0152840614319" calcext:value-type="float">
            <text:p>0.0152840614319</text:p>
          </table:table-cell>
        </table:table-row>
        <table:table-row table:style-name="ro1">
          <table:table-cell office:value-type="float" office:value="0.0149199962616" calcext:value-type="float">
            <text:p>0.0149199962616</text:p>
          </table:table-cell>
        </table:table-row>
        <table:table-row table:style-name="ro1">
          <table:table-cell office:value-type="float" office:value="0.0148241519928" calcext:value-type="float">
            <text:p>0.0148241519928</text:p>
          </table:table-cell>
        </table:table-row>
        <table:table-row table:style-name="ro1">
          <table:table-cell office:value-type="float" office:value="0.0146770477295" calcext:value-type="float">
            <text:p>0.0146770477295</text:p>
          </table:table-cell>
        </table:table-row>
        <table:table-row table:style-name="ro1">
          <table:table-cell office:value-type="float" office:value="0.0137939453125" calcext:value-type="float">
            <text:p>0.0137939453125</text:p>
          </table:table-cell>
        </table:table-row>
        <table:table-row table:style-name="ro1">
          <table:table-cell office:value-type="float" office:value="0.0133309364319" calcext:value-type="float">
            <text:p>0.0133309364319</text:p>
          </table:table-cell>
        </table:table-row>
        <table:table-row table:style-name="ro1">
          <table:table-cell office:value-type="float" office:value="0.0150759220123" calcext:value-type="float">
            <text:p>0.0150759220123</text:p>
          </table:table-cell>
        </table:table-row>
        <table:table-row table:style-name="ro1">
          <table:table-cell office:value-type="float" office:value="0.0155341625214" calcext:value-type="float">
            <text:p>0.0155341625214</text:p>
          </table:table-cell>
        </table:table-row>
        <table:table-row table:style-name="ro1">
          <table:table-cell office:value-type="float" office:value="0.0156660079956" calcext:value-type="float">
            <text:p>0.0156660079956</text:p>
          </table:table-cell>
        </table:table-row>
        <table:table-row table:style-name="ro1">
          <table:table-cell office:value-type="float" office:value="0.0153810977936" calcext:value-type="float">
            <text:p>0.0153810977936</text:p>
          </table:table-cell>
        </table:table-row>
        <table:table-row table:style-name="ro1">
          <table:table-cell office:value-type="float" office:value="0.0149278640747" calcext:value-type="float">
            <text:p>0.0149278640747</text:p>
          </table:table-cell>
        </table:table-row>
        <table:table-row table:style-name="ro1">
          <table:table-cell office:value-type="float" office:value="0.015034198761" calcext:value-type="float">
            <text:p>0.015034198761</text:p>
          </table:table-cell>
        </table:table-row>
        <table:table-row table:style-name="ro1">
          <table:table-cell office:value-type="float" office:value="0.0149810314178" calcext:value-type="float">
            <text:p>0.0149810314178</text:p>
          </table:table-cell>
        </table:table-row>
        <table:table-row table:style-name="ro1">
          <table:table-cell office:value-type="float" office:value="0.0146741867065" calcext:value-type="float">
            <text:p>0.0146741867065</text:p>
          </table:table-cell>
        </table:table-row>
        <table:table-row table:style-name="ro1">
          <table:table-cell office:value-type="float" office:value="0.0141808986664" calcext:value-type="float">
            <text:p>0.0141808986664</text:p>
          </table:table-cell>
        </table:table-row>
        <table:table-row table:style-name="ro1">
          <table:table-cell office:value-type="float" office:value="0.0137209892273" calcext:value-type="float">
            <text:p>0.0137209892273</text:p>
          </table:table-cell>
        </table:table-row>
        <table:table-row table:style-name="ro1">
          <table:table-cell office:value-type="float" office:value="0.0130631923676" calcext:value-type="float">
            <text:p>0.0130631923676</text:p>
          </table:table-cell>
        </table:table-row>
        <table:table-row table:style-name="ro1">
          <table:table-cell office:value-type="float" office:value="0.0122759342194" calcext:value-type="float">
            <text:p>0.0122759342194</text:p>
          </table:table-cell>
        </table:table-row>
        <table:table-row table:style-name="ro1">
          <table:table-cell office:value-type="float" office:value="0.025032043457" calcext:value-type="float">
            <text:p>0.025032043457</text:p>
          </table:table-cell>
        </table:table-row>
        <table:table-row table:style-name="ro1">
          <table:table-cell office:value-type="float" office:value="0.0244040489197" calcext:value-type="float">
            <text:p>0.0244040489197</text:p>
          </table:table-cell>
        </table:table-row>
        <table:table-row table:style-name="ro1">
          <table:table-cell office:value-type="float" office:value="0.0249140262604" calcext:value-type="float">
            <text:p>0.0249140262604</text:p>
          </table:table-cell>
        </table:table-row>
        <table:table-row table:style-name="ro1">
          <table:table-cell office:value-type="float" office:value="0.0254812240601" calcext:value-type="float">
            <text:p>0.0254812240601</text:p>
          </table:table-cell>
        </table:table-row>
        <table:table-row table:style-name="ro1">
          <table:table-cell office:value-type="float" office:value="0.0250091552734" calcext:value-type="float">
            <text:p>0.0250091552734</text:p>
          </table:table-cell>
        </table:table-row>
        <table:table-row table:style-name="ro1">
          <table:table-cell office:value-type="float" office:value="0.0245571136475" calcext:value-type="float">
            <text:p>0.0245571136475</text:p>
          </table:table-cell>
        </table:table-row>
        <table:table-row table:style-name="ro1">
          <table:table-cell office:value-type="float" office:value="0.0258181095123" calcext:value-type="float">
            <text:p>0.0258181095123</text:p>
          </table:table-cell>
        </table:table-row>
        <table:table-row table:style-name="ro1">
          <table:table-cell office:value-type="float" office:value="0.0246469974518" calcext:value-type="float">
            <text:p>0.0246469974518</text:p>
          </table:table-cell>
        </table:table-row>
        <table:table-row table:style-name="ro1">
          <table:table-cell office:value-type="float" office:value="0.0252230167389" calcext:value-type="float">
            <text:p>0.0252230167389</text:p>
          </table:table-cell>
        </table:table-row>
        <table:table-row table:style-name="ro1">
          <table:table-cell office:value-type="float" office:value="0.0248818397522" calcext:value-type="float">
            <text:p>0.0248818397522</text:p>
          </table:table-cell>
        </table:table-row>
        <table:table-row table:style-name="ro1">
          <table:table-cell office:value-type="float" office:value="0.0249218940735" calcext:value-type="float">
            <text:p>0.0249218940735</text:p>
          </table:table-cell>
        </table:table-row>
        <table:table-row table:style-name="ro1">
          <table:table-cell office:value-type="float" office:value="0.0248439311981" calcext:value-type="float">
            <text:p>0.0248439311981</text:p>
          </table:table-cell>
        </table:table-row>
        <table:table-row table:style-name="ro1">
          <table:table-cell office:value-type="float" office:value="0.0252468585968" calcext:value-type="float">
            <text:p>0.0252468585968</text:p>
          </table:table-cell>
        </table:table-row>
        <table:table-row table:style-name="ro1">
          <table:table-cell office:value-type="float" office:value="0.0246868133545" calcext:value-type="float">
            <text:p>0.0246868133545</text:p>
          </table:table-cell>
        </table:table-row>
        <table:table-row table:style-name="ro1">
          <table:table-cell office:value-type="float" office:value="0.0252809524536" calcext:value-type="float">
            <text:p>0.0252809524536</text:p>
          </table:table-cell>
        </table:table-row>
        <table:table-row table:style-name="ro1">
          <table:table-cell office:value-type="float" office:value="0.0245721340179" calcext:value-type="float">
            <text:p>0.0245721340179</text:p>
          </table:table-cell>
        </table:table-row>
        <table:table-row table:style-name="ro1">
          <table:table-cell office:value-type="float" office:value="0.0249469280243" calcext:value-type="float">
            <text:p>0.0249469280243</text:p>
          </table:table-cell>
        </table:table-row>
        <table:table-row table:style-name="ro1">
          <table:table-cell office:value-type="float" office:value="0.0246069431305" calcext:value-type="float">
            <text:p>0.0246069431305</text:p>
          </table:table-cell>
        </table:table-row>
        <table:table-row table:style-name="ro1">
          <table:table-cell office:value-type="float" office:value="0.0189990997314" calcext:value-type="float">
            <text:p>0.0189990997314</text:p>
          </table:table-cell>
        </table:table-row>
        <table:table-row table:style-name="ro1">
          <table:table-cell office:value-type="float" office:value="0.0186309814453" calcext:value-type="float">
            <text:p>0.0186309814453</text:p>
          </table:table-cell>
        </table:table-row>
        <table:table-row table:style-name="ro1">
          <table:table-cell office:value-type="float" office:value="0.0186920166016" calcext:value-type="float">
            <text:p>0.0186920166016</text:p>
          </table:table-cell>
        </table:table-row>
        <table:table-row table:style-name="ro1">
          <table:table-cell office:value-type="float" office:value="0.0194659233093" calcext:value-type="float">
            <text:p>0.0194659233093</text:p>
          </table:table-cell>
        </table:table-row>
        <table:table-row table:style-name="ro1">
          <table:table-cell office:value-type="float" office:value="0.0192081928253" calcext:value-type="float">
            <text:p>0.0192081928253</text:p>
          </table:table-cell>
        </table:table-row>
        <table:table-row table:style-name="ro1">
          <table:table-cell office:value-type="float" office:value="0.0192630290985" calcext:value-type="float">
            <text:p>0.0192630290985</text:p>
          </table:table-cell>
        </table:table-row>
        <table:table-row table:style-name="ro1">
          <table:table-cell office:value-type="float" office:value="0.0202269554138" calcext:value-type="float">
            <text:p>0.0202269554138</text:p>
          </table:table-cell>
        </table:table-row>
        <table:table-row table:style-name="ro1">
          <table:table-cell office:value-type="float" office:value="0.018826007843" calcext:value-type="float">
            <text:p>0.018826007843</text:p>
          </table:table-cell>
        </table:table-row>
        <table:table-row table:style-name="ro1">
          <table:table-cell office:value-type="float" office:value="0.0190849304199" calcext:value-type="float">
            <text:p>0.0190849304199</text:p>
          </table:table-cell>
        </table:table-row>
        <table:table-row table:style-name="ro1">
          <table:table-cell office:value-type="float" office:value="0.019161939621" calcext:value-type="float">
            <text:p>0.019161939621</text:p>
          </table:table-cell>
        </table:table-row>
        <table:table-row table:style-name="ro1">
          <table:table-cell office:value-type="float" office:value="0.019031047821" calcext:value-type="float">
            <text:p>0.019031047821</text:p>
          </table:table-cell>
        </table:table-row>
        <table:table-row table:style-name="ro1">
          <table:table-cell office:value-type="float" office:value="0.0194821357727" calcext:value-type="float">
            <text:p>0.0194821357727</text:p>
          </table:table-cell>
        </table:table-row>
        <table:table-row table:style-name="ro1">
          <table:table-cell office:value-type="float" office:value="0.0186309814453" calcext:value-type="float">
            <text:p>0.0186309814453</text:p>
          </table:table-cell>
        </table:table-row>
        <table:table-row table:style-name="ro1">
          <table:table-cell office:value-type="float" office:value="0.019544839859" calcext:value-type="float">
            <text:p>0.019544839859</text:p>
          </table:table-cell>
        </table:table-row>
        <table:table-row table:style-name="ro1">
          <table:table-cell office:value-type="float" office:value="0.0194687843323" calcext:value-type="float">
            <text:p>0.0194687843323</text:p>
          </table:table-cell>
        </table:table-row>
        <table:table-row table:style-name="ro1">
          <table:table-cell office:value-type="float" office:value="0.0200099945068" calcext:value-type="float">
            <text:p>0.0200099945068</text:p>
          </table:table-cell>
        </table:table-row>
        <table:table-row table:style-name="ro1">
          <table:table-cell office:value-type="float" office:value="0.0197100639343" calcext:value-type="float">
            <text:p>0.0197100639343</text:p>
          </table:table-cell>
        </table:table-row>
        <table:table-row table:style-name="ro1">
          <table:table-cell office:value-type="float" office:value="0.019495010376" calcext:value-type="float">
            <text:p>0.019495010376</text:p>
          </table:table-cell>
        </table:table-row>
        <table:table-row table:style-name="ro1">
          <table:table-cell office:value-type="float" office:value="0.0190801620483" calcext:value-type="float">
            <text:p>0.0190801620483</text:p>
          </table:table-cell>
        </table:table-row>
        <table:table-row table:style-name="ro1">
          <table:table-cell office:value-type="float" office:value="0.0137310028076" calcext:value-type="float">
            <text:p>0.0137310028076</text:p>
          </table:table-cell>
        </table:table-row>
        <table:table-row table:style-name="ro1">
          <table:table-cell office:value-type="float" office:value="0.013475894928" calcext:value-type="float">
            <text:p>0.013475894928</text:p>
          </table:table-cell>
        </table:table-row>
        <table:table-row table:style-name="ro1">
          <table:table-cell office:value-type="float" office:value="0.013879776001" calcext:value-type="float">
            <text:p>0.013879776001</text:p>
          </table:table-cell>
        </table:table-row>
        <table:table-row table:style-name="ro1">
          <table:table-cell office:value-type="float" office:value="0.0140318870544" calcext:value-type="float">
            <text:p>0.0140318870544</text:p>
          </table:table-cell>
        </table:table-row>
        <table:table-row table:style-name="ro1">
          <table:table-cell office:value-type="float" office:value="0.0137920379639" calcext:value-type="float">
            <text:p>0.0137920379639</text:p>
          </table:table-cell>
        </table:table-row>
        <table:table-row table:style-name="ro1">
          <table:table-cell office:value-type="float" office:value="0.0140409469604" calcext:value-type="float">
            <text:p>0.0140409469604</text:p>
          </table:table-cell>
        </table:table-row>
        <table:table-row table:style-name="ro1">
          <table:table-cell office:value-type="float" office:value="0.0136950016022" calcext:value-type="float">
            <text:p>0.0136950016022</text:p>
          </table:table-cell>
        </table:table-row>
        <table:table-row table:style-name="ro1">
          <table:table-cell office:value-type="float" office:value="0.0135238170624" calcext:value-type="float">
            <text:p>0.0135238170624</text:p>
          </table:table-cell>
        </table:table-row>
        <table:table-row table:style-name="ro1">
          <table:table-cell office:value-type="float" office:value="0.0147378444672" calcext:value-type="float">
            <text:p>0.0147378444672</text:p>
          </table:table-cell>
        </table:table-row>
        <table:table-row table:style-name="ro1">
          <table:table-cell office:value-type="float" office:value="0.0152881145477" calcext:value-type="float">
            <text:p>0.0152881145477</text:p>
          </table:table-cell>
        </table:table-row>
        <table:table-row table:style-name="ro1">
          <table:table-cell office:value-type="float" office:value="0.0153150558472" calcext:value-type="float">
            <text:p>0.0153150558472</text:p>
          </table:table-cell>
        </table:table-row>
        <table:table-row table:style-name="ro1">
          <table:table-cell office:value-type="float" office:value="0.0154819488525" calcext:value-type="float">
            <text:p>0.0154819488525</text:p>
          </table:table-cell>
        </table:table-row>
        <table:table-row table:style-name="ro1">
          <table:table-cell office:value-type="float" office:value="0.0150849819183" calcext:value-type="float">
            <text:p>0.0150849819183</text:p>
          </table:table-cell>
        </table:table-row>
        <table:table-row table:style-name="ro1">
          <table:table-cell office:value-type="float" office:value="0.0157940387726" calcext:value-type="float">
            <text:p>0.0157940387726</text:p>
          </table:table-cell>
        </table:table-row>
        <table:table-row table:style-name="ro1">
          <table:table-cell office:value-type="float" office:value="0.0157358646393" calcext:value-type="float">
            <text:p>0.0157358646393</text:p>
          </table:table-cell>
        </table:table-row>
        <table:table-row table:style-name="ro1">
          <table:table-cell office:value-type="float" office:value="0.0159049034119" calcext:value-type="float">
            <text:p>0.0159049034119</text:p>
          </table:table-cell>
        </table:table-row>
        <table:table-row table:style-name="ro1">
          <table:table-cell office:value-type="float" office:value="0.0153942108154" calcext:value-type="float">
            <text:p>0.0153942108154</text:p>
          </table:table-cell>
        </table:table-row>
        <table:table-row table:style-name="ro1">
          <table:table-cell office:value-type="float" office:value="0.0156970024109" calcext:value-type="float">
            <text:p>0.0156970024109</text:p>
          </table:table-cell>
        </table:table-row>
        <table:table-row table:style-name="ro1">
          <table:table-cell office:value-type="float" office:value="0.0159430503845" calcext:value-type="float">
            <text:p>0.0159430503845</text:p>
          </table:table-cell>
        </table:table-row>
        <table:table-row table:style-name="ro1">
          <table:table-cell office:value-type="float" office:value="0.015636920929" calcext:value-type="float">
            <text:p>0.015636920929</text:p>
          </table:table-cell>
        </table:table-row>
        <table:table-row table:style-name="ro1">
          <table:table-cell office:value-type="float" office:value="0.0154569149017" calcext:value-type="float">
            <text:p>0.0154569149017</text:p>
          </table:table-cell>
        </table:table-row>
        <table:table-row table:style-name="ro1">
          <table:table-cell office:value-type="float" office:value="0.0154478549957" calcext:value-type="float">
            <text:p>0.0154478549957</text:p>
          </table:table-cell>
        </table:table-row>
        <table:table-row table:style-name="ro1">
          <table:table-cell office:value-type="float" office:value="0.0152180194855" calcext:value-type="float">
            <text:p>0.0152180194855</text:p>
          </table:table-cell>
        </table:table-row>
        <table:table-row table:style-name="ro1">
          <table:table-cell office:value-type="float" office:value="0.0161709785461" calcext:value-type="float">
            <text:p>0.0161709785461</text:p>
          </table:table-cell>
        </table:table-row>
        <table:table-row table:style-name="ro1">
          <table:table-cell office:value-type="float" office:value="0.0150609016418" calcext:value-type="float">
            <text:p>0.0150609016418</text:p>
          </table:table-cell>
        </table:table-row>
        <table:table-row table:style-name="ro1">
          <table:table-cell office:value-type="float" office:value="0.0213460922241" calcext:value-type="float">
            <text:p>0.0213460922241</text:p>
          </table:table-cell>
        </table:table-row>
        <table:table-row table:style-name="ro1">
          <table:table-cell office:value-type="float" office:value="0.0208179950714" calcext:value-type="float">
            <text:p>0.0208179950714</text:p>
          </table:table-cell>
        </table:table-row>
        <table:table-row table:style-name="ro1">
          <table:table-cell office:value-type="float" office:value="0.0215120315552" calcext:value-type="float">
            <text:p>0.0215120315552</text:p>
          </table:table-cell>
        </table:table-row>
        <table:table-row table:style-name="ro1">
          <table:table-cell office:value-type="float" office:value="0.0240099430084" calcext:value-type="float">
            <text:p>0.0240099430084</text:p>
          </table:table-cell>
        </table:table-row>
        <table:table-row table:style-name="ro1">
          <table:table-cell office:value-type="float" office:value="0.0199220180511" calcext:value-type="float">
            <text:p>0.0199220180511</text:p>
          </table:table-cell>
        </table:table-row>
        <table:table-row table:style-name="ro1">
          <table:table-cell office:value-type="float" office:value="0.0203161239624" calcext:value-type="float">
            <text:p>0.0203161239624</text:p>
          </table:table-cell>
        </table:table-row>
        <table:table-row table:style-name="ro1">
          <table:table-cell office:value-type="float" office:value="0.0204229354858" calcext:value-type="float">
            <text:p>0.0204229354858</text:p>
          </table:table-cell>
        </table:table-row>
        <table:table-row table:style-name="ro1">
          <table:table-cell office:value-type="float" office:value="0.0201678276062" calcext:value-type="float">
            <text:p>0.0201678276062</text:p>
          </table:table-cell>
        </table:table-row>
        <table:table-row table:style-name="ro1">
          <table:table-cell office:value-type="float" office:value="0.0201499462128" calcext:value-type="float">
            <text:p>0.0201499462128</text:p>
          </table:table-cell>
        </table:table-row>
        <table:table-row table:style-name="ro1">
          <table:table-cell office:value-type="float" office:value="0.020544052124" calcext:value-type="float">
            <text:p>0.020544052124</text:p>
          </table:table-cell>
        </table:table-row>
        <table:table-row table:style-name="ro1">
          <table:table-cell office:value-type="float" office:value="0.0219781398773" calcext:value-type="float">
            <text:p>0.0219781398773</text:p>
          </table:table-cell>
        </table:table-row>
        <table:table-row table:style-name="ro1">
          <table:table-cell office:value-type="float" office:value="0.0177719593048" calcext:value-type="float">
            <text:p>0.0177719593048</text:p>
          </table:table-cell>
        </table:table-row>
        <table:table-row table:style-name="ro1">
          <table:table-cell office:value-type="float" office:value="0.0177600383759" calcext:value-type="float">
            <text:p>0.0177600383759</text:p>
          </table:table-cell>
        </table:table-row>
        <table:table-row table:style-name="ro1">
          <table:table-cell office:value-type="float" office:value="0.0179131031036" calcext:value-type="float">
            <text:p>0.0179131031036</text:p>
          </table:table-cell>
        </table:table-row>
        <table:table-row table:style-name="ro1">
          <table:table-cell office:value-type="float" office:value="0.0152568817139" calcext:value-type="float">
            <text:p>0.0152568817139</text:p>
          </table:table-cell>
        </table:table-row>
        <table:table-row table:style-name="ro1">
          <table:table-cell office:value-type="float" office:value="0.0151188373566" calcext:value-type="float">
            <text:p>0.0151188373566</text:p>
          </table:table-cell>
        </table:table-row>
        <table:table-row table:style-name="ro1">
          <table:table-cell office:value-type="float" office:value="0.0149071216583" calcext:value-type="float">
            <text:p>0.0149071216583</text:p>
          </table:table-cell>
        </table:table-row>
        <table:table-row table:style-name="ro1">
          <table:table-cell office:value-type="float" office:value="0.0150990486145" calcext:value-type="float">
            <text:p>0.0150990486145</text:p>
          </table:table-cell>
        </table:table-row>
        <table:table-row table:style-name="ro1">
          <table:table-cell office:value-type="float" office:value="0.0150370597839" calcext:value-type="float">
            <text:p>0.0150370597839</text:p>
          </table:table-cell>
        </table:table-row>
        <table:table-row table:style-name="ro1">
          <table:table-cell office:value-type="float" office:value="0.0146980285645" calcext:value-type="float">
            <text:p>0.0146980285645</text:p>
          </table:table-cell>
        </table:table-row>
        <table:table-row table:style-name="ro1">
          <table:table-cell office:value-type="float" office:value="0.0148320198059" calcext:value-type="float">
            <text:p>0.0148320198059</text:p>
          </table:table-cell>
        </table:table-row>
        <table:table-row table:style-name="ro1">
          <table:table-cell office:value-type="float" office:value="0.0146250724792" calcext:value-type="float">
            <text:p>0.0146250724792</text:p>
          </table:table-cell>
        </table:table-row>
        <table:table-row table:style-name="ro1">
          <table:table-cell office:value-type="float" office:value="0.0148181915283" calcext:value-type="float">
            <text:p>0.0148181915283</text:p>
          </table:table-cell>
        </table:table-row>
        <table:table-row table:style-name="ro1">
          <table:table-cell office:value-type="float" office:value="0.0148470401764" calcext:value-type="float">
            <text:p>0.0148470401764</text:p>
          </table:table-cell>
        </table:table-row>
        <table:table-row table:style-name="ro1">
          <table:table-cell office:value-type="float" office:value="0.0145740509033" calcext:value-type="float">
            <text:p>0.0145740509033</text:p>
          </table:table-cell>
        </table:table-row>
        <table:table-row table:style-name="ro1">
          <table:table-cell office:value-type="float" office:value="0.0146260261536" calcext:value-type="float">
            <text:p>0.0146260261536</text:p>
          </table:table-cell>
        </table:table-row>
        <table:table-row table:style-name="ro1">
          <table:table-cell office:value-type="float" office:value="0.0146930217743" calcext:value-type="float">
            <text:p>0.0146930217743</text:p>
          </table:table-cell>
        </table:table-row>
        <table:table-row table:style-name="ro1">
          <table:table-cell office:value-type="float" office:value="0.0179810523987" calcext:value-type="float">
            <text:p>0.0179810523987</text:p>
          </table:table-cell>
        </table:table-row>
        <table:table-row table:style-name="ro1">
          <table:table-cell office:value-type="float" office:value="0.017951965332" calcext:value-type="float">
            <text:p>0.017951965332</text:p>
          </table:table-cell>
        </table:table-row>
        <table:table-row table:style-name="ro1">
          <table:table-cell office:value-type="float" office:value="0.0159151554108" calcext:value-type="float">
            <text:p>0.0159151554108</text:p>
          </table:table-cell>
        </table:table-row>
        <table:table-row table:style-name="ro1">
          <table:table-cell office:value-type="float" office:value="0.0155119895935" calcext:value-type="float">
            <text:p>0.0155119895935</text:p>
          </table:table-cell>
        </table:table-row>
        <table:table-row table:style-name="ro1">
          <table:table-cell office:value-type="float" office:value="0.0151979923248" calcext:value-type="float">
            <text:p>0.0151979923248</text:p>
          </table:table-cell>
        </table:table-row>
        <table:table-row table:style-name="ro1">
          <table:table-cell office:value-type="float" office:value="0.0157577991486" calcext:value-type="float">
            <text:p>0.0157577991486</text:p>
          </table:table-cell>
        </table:table-row>
        <table:table-row table:style-name="ro1">
          <table:table-cell office:value-type="float" office:value="0.0157110691071" calcext:value-type="float">
            <text:p>0.0157110691071</text:p>
          </table:table-cell>
        </table:table-row>
        <table:table-row table:style-name="ro1">
          <table:table-cell office:value-type="float" office:value="0.0159740447998" calcext:value-type="float">
            <text:p>0.0159740447998</text:p>
          </table:table-cell>
        </table:table-row>
        <table:table-row table:style-name="ro1">
          <table:table-cell office:value-type="float" office:value="0.0160849094391" calcext:value-type="float">
            <text:p>0.0160849094391</text:p>
          </table:table-cell>
        </table:table-row>
        <table:table-row table:style-name="ro1">
          <table:table-cell office:value-type="float" office:value="0.0156648159027" calcext:value-type="float">
            <text:p>0.0156648159027</text:p>
          </table:table-cell>
        </table:table-row>
        <table:table-row table:style-name="ro1">
          <table:table-cell office:value-type="float" office:value="0.0158579349518" calcext:value-type="float">
            <text:p>0.0158579349518</text:p>
          </table:table-cell>
        </table:table-row>
        <table:table-row table:style-name="ro1">
          <table:table-cell office:value-type="float" office:value="0.0158259868622" calcext:value-type="float">
            <text:p>0.0158259868622</text:p>
          </table:table-cell>
        </table:table-row>
        <table:table-row table:style-name="ro1">
          <table:table-cell office:value-type="float" office:value="0.0184669494629" calcext:value-type="float">
            <text:p>0.0184669494629</text:p>
          </table:table-cell>
        </table:table-row>
        <table:table-row table:style-name="ro1">
          <table:table-cell office:value-type="float" office:value="0.0156581401825" calcext:value-type="float">
            <text:p>0.0156581401825</text:p>
          </table:table-cell>
        </table:table-row>
        <table:table-row table:style-name="ro1">
          <table:table-cell office:value-type="float" office:value="0.0153298377991" calcext:value-type="float">
            <text:p>0.0153298377991</text:p>
          </table:table-cell>
        </table:table-row>
        <table:table-row table:style-name="ro1">
          <table:table-cell office:value-type="float" office:value="0.0158388614655" calcext:value-type="float">
            <text:p>0.0158388614655</text:p>
          </table:table-cell>
        </table:table-row>
        <table:table-row table:style-name="ro1">
          <table:table-cell office:value-type="float" office:value="0.0158140659332" calcext:value-type="float">
            <text:p>0.0158140659332</text:p>
          </table:table-cell>
        </table:table-row>
        <table:table-row table:style-name="ro1">
          <table:table-cell office:value-type="float" office:value="0.0155169963837" calcext:value-type="float">
            <text:p>0.0155169963837</text:p>
          </table:table-cell>
        </table:table-row>
        <table:table-row table:style-name="ro1">
          <table:table-cell office:value-type="float" office:value="0.0157380104065" calcext:value-type="float">
            <text:p>0.0157380104065</text:p>
          </table:table-cell>
        </table:table-row>
        <table:table-row table:style-name="ro1">
          <table:table-cell office:value-type="float" office:value="0.0153307914734" calcext:value-type="float">
            <text:p>0.0153307914734</text:p>
          </table:table-cell>
        </table:table-row>
        <table:table-row table:style-name="ro1">
          <table:table-cell office:value-type="float" office:value="0.015478849411" calcext:value-type="float">
            <text:p>0.015478849411</text:p>
          </table:table-cell>
        </table:table-row>
        <table:table-row table:style-name="ro1">
          <table:table-cell office:value-type="float" office:value="0.0157558917999" calcext:value-type="float">
            <text:p>0.0157558917999</text:p>
          </table:table-cell>
        </table:table-row>
        <table:table-row table:style-name="ro1">
          <table:table-cell office:value-type="float" office:value="0.0160207748413" calcext:value-type="float">
            <text:p>0.0160207748413</text:p>
          </table:table-cell>
        </table:table-row>
        <table:table-row table:style-name="ro1">
          <table:table-cell office:value-type="float" office:value="0.0160109996796" calcext:value-type="float">
            <text:p>0.0160109996796</text:p>
          </table:table-cell>
        </table:table-row>
        <table:table-row table:style-name="ro1">
          <table:table-cell office:value-type="float" office:value="0.01602602005" calcext:value-type="float">
            <text:p>0.01602602005</text:p>
          </table:table-cell>
        </table:table-row>
        <table:table-row table:style-name="ro1">
          <table:table-cell office:value-type="float" office:value="0.0167021751404" calcext:value-type="float">
            <text:p>0.0167021751404</text:p>
          </table:table-cell>
        </table:table-row>
        <table:table-row table:style-name="ro1">
          <table:table-cell office:value-type="float" office:value="0.0162539482117" calcext:value-type="float">
            <text:p>0.0162539482117</text:p>
          </table:table-cell>
        </table:table-row>
        <table:table-row table:style-name="ro1">
          <table:table-cell office:value-type="float" office:value="0.0161080360413" calcext:value-type="float">
            <text:p>0.0161080360413</text:p>
          </table:table-cell>
        </table:table-row>
        <table:table-row table:style-name="ro1">
          <table:table-cell office:value-type="float" office:value="0.0159480571747" calcext:value-type="float">
            <text:p>0.0159480571747</text:p>
          </table:table-cell>
        </table:table-row>
        <table:table-row table:style-name="ro1">
          <table:table-cell office:value-type="float" office:value="0.0162751674652" calcext:value-type="float">
            <text:p>0.0162751674652</text:p>
          </table:table-cell>
        </table:table-row>
        <table:table-row table:style-name="ro1">
          <table:table-cell office:value-type="float" office:value="0.0162129402161" calcext:value-type="float">
            <text:p>0.0162129402161</text:p>
          </table:table-cell>
        </table:table-row>
        <table:table-row table:style-name="ro1">
          <table:table-cell office:value-type="float" office:value="0.0159020423889" calcext:value-type="float">
            <text:p>0.0159020423889</text:p>
          </table:table-cell>
        </table:table-row>
        <table:table-row table:style-name="ro1">
          <table:table-cell office:value-type="float" office:value="0.0162649154663" calcext:value-type="float">
            <text:p>0.0162649154663</text:p>
          </table:table-cell>
        </table:table-row>
        <table:table-row table:style-name="ro1">
          <table:table-cell office:value-type="float" office:value="0.0165870189667" calcext:value-type="float">
            <text:p>0.0165870189667</text:p>
          </table:table-cell>
        </table:table-row>
        <table:table-row table:style-name="ro1">
          <table:table-cell office:value-type="float" office:value="0.0167479515076" calcext:value-type="float">
            <text:p>0.0167479515076</text:p>
          </table:table-cell>
        </table:table-row>
        <table:table-row table:style-name="ro1">
          <table:table-cell office:value-type="float" office:value="0.0167460441589" calcext:value-type="float">
            <text:p>0.0167460441589</text:p>
          </table:table-cell>
        </table:table-row>
        <table:table-row table:style-name="ro1">
          <table:table-cell office:value-type="float" office:value="0.0163540840149" calcext:value-type="float">
            <text:p>0.0163540840149</text:p>
          </table:table-cell>
        </table:table-row>
        <table:table-row table:style-name="ro1">
          <table:table-cell office:value-type="float" office:value="0.0168240070343" calcext:value-type="float">
            <text:p>0.0168240070343</text:p>
          </table:table-cell>
        </table:table-row>
        <table:table-row table:style-name="ro1">
          <table:table-cell office:value-type="float" office:value="0.0166039466858" calcext:value-type="float">
            <text:p>0.0166039466858</text:p>
          </table:table-cell>
        </table:table-row>
        <table:table-row table:style-name="ro1">
          <table:table-cell office:value-type="float" office:value="0.0163950920105" calcext:value-type="float">
            <text:p>0.0163950920105</text:p>
          </table:table-cell>
        </table:table-row>
        <table:table-row table:style-name="ro1">
          <table:table-cell office:value-type="float" office:value="0.0167651176453" calcext:value-type="float">
            <text:p>0.0167651176453</text:p>
          </table:table-cell>
        </table:table-row>
        <table:table-row table:style-name="ro1">
          <table:table-cell office:value-type="float" office:value="0.0168850421906" calcext:value-type="float">
            <text:p>0.0168850421906</text:p>
          </table:table-cell>
        </table:table-row>
        <table:table-row table:style-name="ro1">
          <table:table-cell office:value-type="float" office:value="0.0169920921326" calcext:value-type="float">
            <text:p>0.0169920921326</text:p>
          </table:table-cell>
        </table:table-row>
        <table:table-row table:style-name="ro1">
          <table:table-cell office:value-type="float" office:value="0.0163729190826" calcext:value-type="float">
            <text:p>0.0163729190826</text:p>
          </table:table-cell>
        </table:table-row>
        <table:table-row table:style-name="ro1">
          <table:table-cell office:value-type="float" office:value="0.0165591239929" calcext:value-type="float">
            <text:p>0.0165591239929</text:p>
          </table:table-cell>
        </table:table-row>
        <table:table-row table:style-name="ro1">
          <table:table-cell office:value-type="float" office:value="0.0162990093231" calcext:value-type="float">
            <text:p>0.0162990093231</text:p>
          </table:table-cell>
        </table:table-row>
        <table:table-row table:style-name="ro1">
          <table:table-cell office:value-type="float" office:value="0.0168759822845" calcext:value-type="float">
            <text:p>0.0168759822845</text:p>
          </table:table-cell>
        </table:table-row>
        <table:table-row table:style-name="ro1">
          <table:table-cell office:value-type="float" office:value="0.016695022583" calcext:value-type="float">
            <text:p>0.016695022583</text:p>
          </table:table-cell>
        </table:table-row>
        <table:table-row table:style-name="ro1">
          <table:table-cell office:value-type="float" office:value="0.0164341926575" calcext:value-type="float">
            <text:p>0.0164341926575</text:p>
          </table:table-cell>
        </table:table-row>
        <table:table-row table:style-name="ro1">
          <table:table-cell office:value-type="float" office:value="0.0164070129395" calcext:value-type="float">
            <text:p>0.0164070129395</text:p>
          </table:table-cell>
        </table:table-row>
        <table:table-row table:style-name="ro1">
          <table:table-cell office:value-type="float" office:value="0.0167379379272" calcext:value-type="float">
            <text:p>0.0167379379272</text:p>
          </table:table-cell>
        </table:table-row>
        <table:table-row table:style-name="ro1">
          <table:table-cell office:value-type="float" office:value="0.0169539451599" calcext:value-type="float">
            <text:p>0.0169539451599</text:p>
          </table:table-cell>
        </table:table-row>
        <table:table-row table:style-name="ro1">
          <table:table-cell office:value-type="float" office:value="0.0167729854584" calcext:value-type="float">
            <text:p>0.0167729854584</text:p>
          </table:table-cell>
        </table:table-row>
        <table:table-row table:style-name="ro1">
          <table:table-cell office:value-type="float" office:value="0.0173468589783" calcext:value-type="float">
            <text:p>0.0173468589783</text:p>
          </table:table-cell>
        </table:table-row>
        <table:table-row table:style-name="ro1">
          <table:table-cell office:value-type="float" office:value="0.0172369480133" calcext:value-type="float">
            <text:p>0.0172369480133</text:p>
          </table:table-cell>
        </table:table-row>
        <table:table-row table:style-name="ro1">
          <table:table-cell office:value-type="float" office:value="0.0170538425446" calcext:value-type="float">
            <text:p>0.0170538425446</text:p>
          </table:table-cell>
        </table:table-row>
        <table:table-row table:style-name="ro1">
          <table:table-cell office:value-type="float" office:value="0.0166070461273" calcext:value-type="float">
            <text:p>0.0166070461273</text:p>
          </table:table-cell>
        </table:table-row>
        <table:table-row table:style-name="ro1">
          <table:table-cell office:value-type="float" office:value="0.0162558555603" calcext:value-type="float">
            <text:p>0.0162558555603</text:p>
          </table:table-cell>
        </table:table-row>
        <table:table-row table:style-name="ro1">
          <table:table-cell office:value-type="float" office:value="0.0164458751678" calcext:value-type="float">
            <text:p>0.0164458751678</text:p>
          </table:table-cell>
        </table:table-row>
        <table:table-row table:style-name="ro1">
          <table:table-cell office:value-type="float" office:value="0.0168941020966" calcext:value-type="float">
            <text:p>0.0168941020966</text:p>
          </table:table-cell>
        </table:table-row>
        <table:table-row table:style-name="ro1">
          <table:table-cell office:value-type="float" office:value="0.0168490409851" calcext:value-type="float">
            <text:p>0.0168490409851</text:p>
          </table:table-cell>
        </table:table-row>
        <table:table-row table:style-name="ro1">
          <table:table-cell office:value-type="float" office:value="0.0168700218201" calcext:value-type="float">
            <text:p>0.0168700218201</text:p>
          </table:table-cell>
        </table:table-row>
        <table:table-row table:style-name="ro1">
          <table:table-cell office:value-type="float" office:value="0.0166370868683" calcext:value-type="float">
            <text:p>0.0166370868683</text:p>
          </table:table-cell>
        </table:table-row>
        <table:table-row table:style-name="ro1">
          <table:table-cell office:value-type="float" office:value="0.0162281990051" calcext:value-type="float">
            <text:p>0.0162281990051</text:p>
          </table:table-cell>
        </table:table-row>
        <table:table-row table:style-name="ro1">
          <table:table-cell office:value-type="float" office:value="0.01629114151" calcext:value-type="float">
            <text:p>0.01629114151</text:p>
          </table:table-cell>
        </table:table-row>
        <table:table-row table:style-name="ro1">
          <table:table-cell office:value-type="float" office:value="0.0168790817261" calcext:value-type="float">
            <text:p>0.0168790817261</text:p>
          </table:table-cell>
        </table:table-row>
        <table:table-row table:style-name="ro1">
          <table:table-cell office:value-type="float" office:value="0.0168900489807" calcext:value-type="float">
            <text:p>0.0168900489807</text:p>
          </table:table-cell>
        </table:table-row>
        <table:table-row table:style-name="ro1">
          <table:table-cell office:value-type="float" office:value="0.0167009830475" calcext:value-type="float">
            <text:p>0.0167009830475</text:p>
          </table:table-cell>
        </table:table-row>
        <table:table-row table:style-name="ro1">
          <table:table-cell office:value-type="float" office:value="0.016716003418" calcext:value-type="float">
            <text:p>0.016716003418</text:p>
          </table:table-cell>
        </table:table-row>
        <table:table-row table:style-name="ro1">
          <table:table-cell office:value-type="float" office:value="0.0163090229034" calcext:value-type="float">
            <text:p>0.0163090229034</text:p>
          </table:table-cell>
        </table:table-row>
        <table:table-row table:style-name="ro1">
          <table:table-cell office:value-type="float" office:value="0.0160892009735" calcext:value-type="float">
            <text:p>0.0160892009735</text:p>
          </table:table-cell>
        </table:table-row>
        <table:table-row table:style-name="ro1">
          <table:table-cell office:value-type="float" office:value="0.0169270038605" calcext:value-type="float">
            <text:p>0.0169270038605</text:p>
          </table:table-cell>
        </table:table-row>
        <table:table-row table:style-name="ro1">
          <table:table-cell office:value-type="float" office:value="0.0170409679413" calcext:value-type="float">
            <text:p>0.0170409679413</text:p>
          </table:table-cell>
        </table:table-row>
        <table:table-row table:style-name="ro1">
          <table:table-cell office:value-type="float" office:value="0.0167329311371" calcext:value-type="float">
            <text:p>0.0167329311371</text:p>
          </table:table-cell>
        </table:table-row>
        <table:table-row table:style-name="ro1">
          <table:table-cell office:value-type="float" office:value="0.0166661739349" calcext:value-type="float">
            <text:p>0.0166661739349</text:p>
          </table:table-cell>
        </table:table-row>
        <table:table-row table:style-name="ro1">
          <table:table-cell office:value-type="float" office:value="0.0163879394531" calcext:value-type="float">
            <text:p>0.0163879394531</text:p>
          </table:table-cell>
        </table:table-row>
        <table:table-row table:style-name="ro1">
          <table:table-cell office:value-type="float" office:value="0.0167560577393" calcext:value-type="float">
            <text:p>0.0167560577393</text:p>
          </table:table-cell>
        </table:table-row>
        <table:table-row table:style-name="ro1">
          <table:table-cell office:value-type="float" office:value="0.0169348716736" calcext:value-type="float">
            <text:p>0.0169348716736</text:p>
          </table:table-cell>
        </table:table-row>
        <table:table-row table:style-name="ro1">
          <table:table-cell office:value-type="float" office:value="0.0164520740509" calcext:value-type="float">
            <text:p>0.0164520740509</text:p>
          </table:table-cell>
        </table:table-row>
        <table:table-row table:style-name="ro1">
          <table:table-cell office:value-type="float" office:value="0.0183138847351" calcext:value-type="float">
            <text:p>0.0183138847351</text:p>
          </table:table-cell>
        </table:table-row>
        <table:table-row table:style-name="ro1">
          <table:table-cell office:value-type="float" office:value="0.0175168514252" calcext:value-type="float">
            <text:p>0.0175168514252</text:p>
          </table:table-cell>
        </table:table-row>
        <table:table-row table:style-name="ro1">
          <table:table-cell office:value-type="float" office:value="0.0180687904358" calcext:value-type="float">
            <text:p>0.0180687904358</text:p>
          </table:table-cell>
        </table:table-row>
        <table:table-row table:style-name="ro1">
          <table:table-cell office:value-type="float" office:value="0.0177719593048" calcext:value-type="float">
            <text:p>0.0177719593048</text:p>
          </table:table-cell>
        </table:table-row>
        <table:table-row table:style-name="ro1">
          <table:table-cell office:value-type="float" office:value="0.018205165863" calcext:value-type="float">
            <text:p>0.018205165863</text:p>
          </table:table-cell>
        </table:table-row>
        <table:table-row table:style-name="ro1">
          <table:table-cell office:value-type="float" office:value="0.0183169841766" calcext:value-type="float">
            <text:p>0.0183169841766</text:p>
          </table:table-cell>
        </table:table-row>
        <table:table-row table:style-name="ro1">
          <table:table-cell office:value-type="float" office:value="0.0182898044586" calcext:value-type="float">
            <text:p>0.0182898044586</text:p>
          </table:table-cell>
        </table:table-row>
        <table:table-row table:style-name="ro1">
          <table:table-cell office:value-type="float" office:value="0.0177428722382" calcext:value-type="float">
            <text:p>0.0177428722382</text:p>
          </table:table-cell>
        </table:table-row>
        <table:table-row table:style-name="ro1">
          <table:table-cell office:value-type="float" office:value="0.0188329219818" calcext:value-type="float">
            <text:p>0.0188329219818</text:p>
          </table:table-cell>
        </table:table-row>
        <table:table-row table:style-name="ro1">
          <table:table-cell office:value-type="float" office:value="0.0181069374084" calcext:value-type="float">
            <text:p>0.0181069374084</text:p>
          </table:table-cell>
        </table:table-row>
        <table:table-row table:style-name="ro1">
          <table:table-cell office:value-type="float" office:value="0.0183808803558" calcext:value-type="float">
            <text:p>0.0183808803558</text:p>
          </table:table-cell>
        </table:table-row>
        <table:table-row table:style-name="ro1">
          <table:table-cell office:value-type="float" office:value="0.0175008773804" calcext:value-type="float">
            <text:p>0.0175008773804</text:p>
          </table:table-cell>
        </table:table-row>
        <table:table-row table:style-name="ro1">
          <table:table-cell office:value-type="float" office:value="0.0176939964294" calcext:value-type="float">
            <text:p>0.0176939964294</text:p>
          </table:table-cell>
        </table:table-row>
        <table:table-row table:style-name="ro1">
          <table:table-cell office:value-type="float" office:value="0.0177099704742" calcext:value-type="float">
            <text:p>0.0177099704742</text:p>
          </table:table-cell>
        </table:table-row>
        <table:table-row table:style-name="ro1">
          <table:table-cell office:value-type="float" office:value="0.0179450511932" calcext:value-type="float">
            <text:p>0.0179450511932</text:p>
          </table:table-cell>
        </table:table-row>
        <table:table-row table:style-name="ro1">
          <table:table-cell office:value-type="float" office:value="0.0180048942566" calcext:value-type="float">
            <text:p>0.0180048942566</text:p>
          </table:table-cell>
        </table:table-row>
        <table:table-row table:style-name="ro1">
          <table:table-cell office:value-type="float" office:value="0.0179581642151" calcext:value-type="float">
            <text:p>0.0179581642151</text:p>
          </table:table-cell>
        </table:table-row>
        <table:table-row table:style-name="ro1">
          <table:table-cell office:value-type="float" office:value="0.0177102088928" calcext:value-type="float">
            <text:p>0.0177102088928</text:p>
          </table:table-cell>
        </table:table-row>
        <table:table-row table:style-name="ro1">
          <table:table-cell office:value-type="float" office:value="0.017774105072" calcext:value-type="float">
            <text:p>0.017774105072</text:p>
          </table:table-cell>
        </table:table-row>
        <table:table-row table:style-name="ro1">
          <table:table-cell office:value-type="float" office:value="0.0176830291748" calcext:value-type="float">
            <text:p>0.0176830291748</text:p>
          </table:table-cell>
        </table:table-row>
        <table:table-row table:style-name="ro1">
          <table:table-cell office:value-type="float" office:value="0.0178620815277" calcext:value-type="float">
            <text:p>0.0178620815277</text:p>
          </table:table-cell>
        </table:table-row>
        <table:table-row table:style-name="ro1">
          <table:table-cell office:value-type="float" office:value="0.0178110599518" calcext:value-type="float">
            <text:p>0.0178110599518</text:p>
          </table:table-cell>
        </table:table-row>
        <table:table-row table:style-name="ro1">
          <table:table-cell office:value-type="float" office:value="0.017715215683" calcext:value-type="float">
            <text:p>0.017715215683</text:p>
          </table:table-cell>
        </table:table-row>
        <table:table-row table:style-name="ro1">
          <table:table-cell office:value-type="float" office:value="0.0177071094513" calcext:value-type="float">
            <text:p>0.0177071094513</text:p>
          </table:table-cell>
        </table:table-row>
        <table:table-row table:style-name="ro1">
          <table:table-cell office:value-type="float" office:value="0.0179491043091" calcext:value-type="float">
            <text:p>0.0179491043091</text:p>
          </table:table-cell>
        </table:table-row>
        <table:table-row table:style-name="ro1">
          <table:table-cell office:value-type="float" office:value="0.0366950035095" calcext:value-type="float">
            <text:p>0.0366950035095</text:p>
          </table:table-cell>
        </table:table-row>
        <table:table-row table:style-name="ro1">
          <table:table-cell office:value-type="float" office:value="0.0360598564148" calcext:value-type="float">
            <text:p>0.0360598564148</text:p>
          </table:table-cell>
        </table:table-row>
        <table:table-row table:style-name="ro1">
          <table:table-cell office:value-type="float" office:value="0.0362310409546" calcext:value-type="float">
            <text:p>0.0362310409546</text:p>
          </table:table-cell>
        </table:table-row>
        <table:table-row table:style-name="ro1">
          <table:table-cell office:value-type="float" office:value="0.0366940498352" calcext:value-type="float">
            <text:p>0.0366940498352</text:p>
          </table:table-cell>
        </table:table-row>
        <table:table-row table:style-name="ro1">
          <table:table-cell office:value-type="float" office:value="0.0367920398712" calcext:value-type="float">
            <text:p>0.0367920398712</text:p>
          </table:table-cell>
        </table:table-row>
        <table:table-row table:style-name="ro1">
          <table:table-cell office:value-type="float" office:value="0.0367789268494" calcext:value-type="float">
            <text:p>0.0367789268494</text:p>
          </table:table-cell>
        </table:table-row>
        <table:table-row table:style-name="ro1">
          <table:table-cell office:value-type="float" office:value="0.0381689071655" calcext:value-type="float">
            <text:p>0.0381689071655</text:p>
          </table:table-cell>
        </table:table-row>
        <table:table-row table:style-name="ro1">
          <table:table-cell office:value-type="float" office:value="0.037505865097" calcext:value-type="float">
            <text:p>0.037505865097</text:p>
          </table:table-cell>
        </table:table-row>
        <table:table-row table:style-name="ro1">
          <table:table-cell office:value-type="float" office:value="0.0373449325562" calcext:value-type="float">
            <text:p>0.0373449325562</text:p>
          </table:table-cell>
        </table:table-row>
        <table:table-row table:style-name="ro1">
          <table:table-cell office:value-type="float" office:value="0.0371150970459" calcext:value-type="float">
            <text:p>0.0371150970459</text:p>
          </table:table-cell>
        </table:table-row>
        <table:table-row table:style-name="ro1">
          <table:table-cell office:value-type="float" office:value="0.0370008945465" calcext:value-type="float">
            <text:p>0.0370008945465</text:p>
          </table:table-cell>
        </table:table-row>
        <table:table-row table:style-name="ro1">
          <table:table-cell office:value-type="float" office:value="0.0377471446991" calcext:value-type="float">
            <text:p>0.0377471446991</text:p>
          </table:table-cell>
        </table:table-row>
        <table:table-row table:style-name="ro1">
          <table:table-cell office:value-type="float" office:value="0.0362818241119" calcext:value-type="float">
            <text:p>0.0362818241119</text:p>
          </table:table-cell>
        </table:table-row>
        <table:table-row table:style-name="ro1">
          <table:table-cell office:value-type="float" office:value="0.0375928878784" calcext:value-type="float">
            <text:p>0.0375928878784</text:p>
          </table:table-cell>
        </table:table-row>
        <table:table-row table:style-name="ro1">
          <table:table-cell office:value-type="float" office:value="0.037899017334" calcext:value-type="float">
            <text:p>0.037899017334</text:p>
          </table:table-cell>
        </table:table-row>
        <table:table-row table:style-name="ro1">
          <table:table-cell office:value-type="float" office:value="0.0369298458099" calcext:value-type="float">
            <text:p>0.0369298458099</text:p>
          </table:table-cell>
        </table:table-row>
        <table:table-row table:style-name="ro1">
          <table:table-cell office:value-type="float" office:value="0.0373561382294" calcext:value-type="float">
            <text:p>0.0373561382294</text:p>
          </table:table-cell>
        </table:table-row>
        <table:table-row table:style-name="ro1">
          <table:table-cell office:value-type="float" office:value="0.0384030342102" calcext:value-type="float">
            <text:p>0.0384030342102</text:p>
          </table:table-cell>
        </table:table-row>
        <table:table-row table:style-name="ro1">
          <table:table-cell office:value-type="float" office:value="0.0375440120697" calcext:value-type="float">
            <text:p>0.0375440120697</text:p>
          </table:table-cell>
        </table:table-row>
        <table:table-row table:style-name="ro1">
          <table:table-cell office:value-type="float" office:value="0.0379068851471" calcext:value-type="float">
            <text:p>0.0379068851471</text:p>
          </table:table-cell>
        </table:table-row>
        <table:table-row table:style-name="ro1">
          <table:table-cell office:value-type="float" office:value="0.0370790958405" calcext:value-type="float">
            <text:p>0.0370790958405</text:p>
          </table:table-cell>
        </table:table-row>
        <table:table-row table:style-name="ro1">
          <table:table-cell office:value-type="float" office:value="0.0376880168915" calcext:value-type="float">
            <text:p>0.0376880168915</text:p>
          </table:table-cell>
        </table:table-row>
        <table:table-row table:style-name="ro1">
          <table:table-cell office:value-type="float" office:value="0.0405828952789" calcext:value-type="float">
            <text:p>0.0405828952789</text:p>
          </table:table-cell>
        </table:table-row>
        <table:table-row table:style-name="ro1">
          <table:table-cell office:value-type="float" office:value="0.0377550125122" calcext:value-type="float">
            <text:p>0.0377550125122</text:p>
          </table:table-cell>
        </table:table-row>
        <table:table-row table:style-name="ro1">
          <table:table-cell office:value-type="float" office:value="0.0181839466095" calcext:value-type="float">
            <text:p>0.0181839466095</text:p>
          </table:table-cell>
        </table:table-row>
        <table:table-row table:style-name="ro1">
          <table:table-cell office:value-type="float" office:value="0.018707036972" calcext:value-type="float">
            <text:p>0.018707036972</text:p>
          </table:table-cell>
        </table:table-row>
        <table:table-row table:style-name="ro1">
          <table:table-cell office:value-type="float" office:value="0.0192139148712" calcext:value-type="float">
            <text:p>0.0192139148712</text:p>
          </table:table-cell>
        </table:table-row>
        <table:table-row table:style-name="ro1">
          <table:table-cell office:value-type="float" office:value="0.0192279815674" calcext:value-type="float">
            <text:p>0.0192279815674</text:p>
          </table:table-cell>
        </table:table-row>
        <table:table-row table:style-name="ro1">
          <table:table-cell office:value-type="float" office:value="0.0189571380615" calcext:value-type="float">
            <text:p>0.0189571380615</text:p>
          </table:table-cell>
        </table:table-row>
        <table:table-row table:style-name="ro1">
          <table:table-cell office:value-type="float" office:value="0.0192821025848" calcext:value-type="float">
            <text:p>0.0192821025848</text:p>
          </table:table-cell>
        </table:table-row>
        <table:table-row table:style-name="ro1">
          <table:table-cell office:value-type="float" office:value="0.0190019607544" calcext:value-type="float">
            <text:p>0.0190019607544</text:p>
          </table:table-cell>
        </table:table-row>
        <table:table-row table:style-name="ro1">
          <table:table-cell office:value-type="float" office:value="0.0192940235138" calcext:value-type="float">
            <text:p>0.0192940235138</text:p>
          </table:table-cell>
        </table:table-row>
        <table:table-row table:style-name="ro1">
          <table:table-cell office:value-type="float" office:value="0.0189697742462" calcext:value-type="float">
            <text:p>0.0189697742462</text:p>
          </table:table-cell>
        </table:table-row>
        <table:table-row table:style-name="ro1">
          <table:table-cell office:value-type="float" office:value="0.0188670158386" calcext:value-type="float">
            <text:p>0.0188670158386</text:p>
          </table:table-cell>
        </table:table-row>
        <table:table-row table:style-name="ro1">
          <table:table-cell office:value-type="float" office:value="0.0188329219818" calcext:value-type="float">
            <text:p>0.0188329219818</text:p>
          </table:table-cell>
        </table:table-row>
        <table:table-row table:style-name="ro1">
          <table:table-cell office:value-type="float" office:value="0.0192840099335" calcext:value-type="float">
            <text:p>0.0192840099335</text:p>
          </table:table-cell>
        </table:table-row>
        <table:table-row table:style-name="ro1">
          <table:table-cell office:value-type="float" office:value="0.0195379257202" calcext:value-type="float">
            <text:p>0.0195379257202</text:p>
          </table:table-cell>
        </table:table-row>
        <table:table-row table:style-name="ro1">
          <table:table-cell office:value-type="float" office:value="0.0192229747772" calcext:value-type="float">
            <text:p>0.0192229747772</text:p>
          </table:table-cell>
        </table:table-row>
        <table:table-row table:style-name="ro1">
          <table:table-cell office:value-type="float" office:value="0.0193269252777" calcext:value-type="float">
            <text:p>0.0193269252777</text:p>
          </table:table-cell>
        </table:table-row>
        <table:table-row table:style-name="ro1">
          <table:table-cell office:value-type="float" office:value="0.0192210674286" calcext:value-type="float">
            <text:p>0.0192210674286</text:p>
          </table:table-cell>
        </table:table-row>
        <table:table-row table:style-name="ro1">
          <table:table-cell office:value-type="float" office:value="0.0192999839783" calcext:value-type="float">
            <text:p>0.0192999839783</text:p>
          </table:table-cell>
        </table:table-row>
        <table:table-row table:style-name="ro1">
          <table:table-cell office:value-type="float" office:value="0.0198650360107" calcext:value-type="float">
            <text:p>0.0198650360107</text:p>
          </table:table-cell>
        </table:table-row>
        <table:table-row table:style-name="ro1">
          <table:table-cell office:value-type="float" office:value="0.0195019245148" calcext:value-type="float">
            <text:p>0.0195019245148</text:p>
          </table:table-cell>
        </table:table-row>
        <table:table-row table:style-name="ro1">
          <table:table-cell office:value-type="float" office:value="0.0197081565857" calcext:value-type="float">
            <text:p>0.0197081565857</text:p>
          </table:table-cell>
        </table:table-row>
        <table:table-row table:style-name="ro1">
          <table:table-cell office:value-type="float" office:value="0.0192170143127" calcext:value-type="float">
            <text:p>0.0192170143127</text:p>
          </table:table-cell>
        </table:table-row>
        <table:table-row table:style-name="ro1">
          <table:table-cell office:value-type="float" office:value="0.0189850330353" calcext:value-type="float">
            <text:p>0.0189850330353</text:p>
          </table:table-cell>
        </table:table-row>
        <table:table-row table:style-name="ro1">
          <table:table-cell office:value-type="float" office:value="0.0197021961212" calcext:value-type="float">
            <text:p>0.0197021961212</text:p>
          </table:table-cell>
        </table:table-row>
        <table:table-row table:style-name="ro1">
          <table:table-cell office:value-type="float" office:value="0.0216150283813" calcext:value-type="float">
            <text:p>0.0216150283813</text:p>
          </table:table-cell>
        </table:table-row>
        <table:table-row table:style-name="ro1">
          <table:table-cell office:value-type="float" office:value="0.0246551036835" calcext:value-type="float">
            <text:p>0.0246551036835</text:p>
          </table:table-cell>
        </table:table-row>
        <table:table-row table:style-name="ro1">
          <table:table-cell office:value-type="float" office:value="0.0206608772278" calcext:value-type="float">
            <text:p>0.0206608772278</text:p>
          </table:table-cell>
        </table:table-row>
        <table:table-row table:style-name="ro1">
          <table:table-cell office:value-type="float" office:value="0.019877910614" calcext:value-type="float">
            <text:p>0.019877910614</text:p>
          </table:table-cell>
        </table:table-row>
        <table:table-row table:style-name="ro1">
          <table:table-cell office:value-type="float" office:value="0.0196640491486" calcext:value-type="float">
            <text:p>0.0196640491486</text:p>
          </table:table-cell>
        </table:table-row>
        <table:table-row table:style-name="ro1">
          <table:table-cell office:value-type="float" office:value="0.0189409255981" calcext:value-type="float">
            <text:p>0.0189409255981</text:p>
          </table:table-cell>
        </table:table-row>
        <table:table-row table:style-name="ro1">
          <table:table-cell office:value-type="float" office:value="0.0193378925323" calcext:value-type="float">
            <text:p>0.0193378925323</text:p>
          </table:table-cell>
        </table:table-row>
        <table:table-row table:style-name="ro1">
          <table:table-cell office:value-type="float" office:value="0.0195598602295" calcext:value-type="float">
            <text:p>0.0195598602295</text:p>
          </table:table-cell>
        </table:table-row>
        <table:table-row table:style-name="ro1">
          <table:table-cell office:value-type="float" office:value="0.0200741291046" calcext:value-type="float">
            <text:p>0.0200741291046</text:p>
          </table:table-cell>
        </table:table-row>
        <table:table-row table:style-name="ro1">
          <table:table-cell office:value-type="float" office:value="0.0193841457367" calcext:value-type="float">
            <text:p>0.0193841457367</text:p>
          </table:table-cell>
        </table:table-row>
        <table:table-row table:style-name="ro1">
          <table:table-cell office:value-type="float" office:value="0.0194361209869" calcext:value-type="float">
            <text:p>0.0194361209869</text:p>
          </table:table-cell>
        </table:table-row>
        <table:table-row table:style-name="ro1">
          <table:table-cell office:value-type="float" office:value="0.0201652050018" calcext:value-type="float">
            <text:p>0.0201652050018</text:p>
          </table:table-cell>
        </table:table-row>
        <table:table-row table:style-name="ro1">
          <table:table-cell office:value-type="float" office:value="0.0197939872742" calcext:value-type="float">
            <text:p>0.0197939872742</text:p>
          </table:table-cell>
        </table:table-row>
        <table:table-row table:style-name="ro1">
          <table:table-cell office:value-type="float" office:value="0.0199589729309" calcext:value-type="float">
            <text:p>0.0199589729309</text:p>
          </table:table-cell>
        </table:table-row>
        <table:table-row table:style-name="ro1">
          <table:table-cell office:value-type="float" office:value="0.0432629585266" calcext:value-type="float">
            <text:p>0.0432629585266</text:p>
          </table:table-cell>
        </table:table-row>
        <table:table-row table:style-name="ro1">
          <table:table-cell office:value-type="float" office:value="0.0424637794495" calcext:value-type="float">
            <text:p>0.0424637794495</text:p>
          </table:table-cell>
        </table:table-row>
        <table:table-row table:style-name="ro1">
          <table:table-cell office:value-type="float" office:value="0.0434219837189" calcext:value-type="float">
            <text:p>0.0434219837189</text:p>
          </table:table-cell>
        </table:table-row>
        <table:table-row table:style-name="ro1">
          <table:table-cell office:value-type="float" office:value="0.0425610542297" calcext:value-type="float">
            <text:p>0.0425610542297</text:p>
          </table:table-cell>
        </table:table-row>
        <table:table-row table:style-name="ro1">
          <table:table-cell office:value-type="float" office:value="0.0421159267426" calcext:value-type="float">
            <text:p>0.0421159267426</text:p>
          </table:table-cell>
        </table:table-row>
        <table:table-row table:style-name="ro1">
          <table:table-cell office:value-type="float" office:value="0.0407359600067" calcext:value-type="float">
            <text:p>0.0407359600067</text:p>
          </table:table-cell>
        </table:table-row>
        <table:table-row table:style-name="ro1">
          <table:table-cell office:value-type="float" office:value="0.0397551059723" calcext:value-type="float">
            <text:p>0.0397551059723</text:p>
          </table:table-cell>
        </table:table-row>
        <table:table-row table:style-name="ro1">
          <table:table-cell office:value-type="float" office:value="0.0429818630219" calcext:value-type="float">
            <text:p>0.0429818630219</text:p>
          </table:table-cell>
        </table:table-row>
        <table:table-row table:style-name="ro1">
          <table:table-cell office:value-type="float" office:value="0.0419890880585" calcext:value-type="float">
            <text:p>0.0419890880585</text:p>
          </table:table-cell>
        </table:table-row>
        <table:table-row table:style-name="ro1">
          <table:table-cell office:value-type="float" office:value="0.0432720184326" calcext:value-type="float">
            <text:p>0.0432720184326</text:p>
          </table:table-cell>
        </table:table-row>
        <table:table-row table:style-name="ro1">
          <table:table-cell office:value-type="float" office:value="0.0434169769287" calcext:value-type="float">
            <text:p>0.0434169769287</text:p>
          </table:table-cell>
        </table:table-row>
        <table:table-row table:style-name="ro1">
          <table:table-cell office:value-type="float" office:value="0.0431549549103" calcext:value-type="float">
            <text:p>0.0431549549103</text:p>
          </table:table-cell>
        </table:table-row>
        <table:table-row table:style-name="ro1">
          <table:table-cell office:value-type="float" office:value="0.0433070659637" calcext:value-type="float">
            <text:p>0.0433070659637</text:p>
          </table:table-cell>
        </table:table-row>
        <table:table-row table:style-name="ro1">
          <table:table-cell office:value-type="float" office:value="0.0411670207977" calcext:value-type="float">
            <text:p>0.0411670207977</text:p>
          </table:table-cell>
        </table:table-row>
        <table:table-row table:style-name="ro1">
          <table:table-cell office:value-type="float" office:value="0.0413529872894" calcext:value-type="float">
            <text:p>0.0413529872894</text:p>
          </table:table-cell>
        </table:table-row>
        <table:table-row table:style-name="ro1">
          <table:table-cell office:value-type="float" office:value="0.0243680477142" calcext:value-type="float">
            <text:p>0.0243680477142</text:p>
          </table:table-cell>
        </table:table-row>
        <table:table-row table:style-name="ro1">
          <table:table-cell office:value-type="float" office:value="0.0235161781311" calcext:value-type="float">
            <text:p>0.0235161781311</text:p>
          </table:table-cell>
        </table:table-row>
        <table:table-row table:style-name="ro1">
          <table:table-cell office:value-type="float" office:value="0.0243940353394" calcext:value-type="float">
            <text:p>0.0243940353394</text:p>
          </table:table-cell>
        </table:table-row>
        <table:table-row table:style-name="ro1">
          <table:table-cell office:value-type="float" office:value="0.0245959758759" calcext:value-type="float">
            <text:p>0.0245959758759</text:p>
          </table:table-cell>
        </table:table-row>
        <table:table-row table:style-name="ro1">
          <table:table-cell office:value-type="float" office:value="0.024355173111" calcext:value-type="float">
            <text:p>0.024355173111</text:p>
          </table:table-cell>
        </table:table-row>
        <table:table-row table:style-name="ro1">
          <table:table-cell office:value-type="float" office:value="0.0240299701691" calcext:value-type="float">
            <text:p>0.0240299701691</text:p>
          </table:table-cell>
        </table:table-row>
        <table:table-row table:style-name="ro1">
          <table:table-cell office:value-type="float" office:value="0.0243780612946" calcext:value-type="float">
            <text:p>0.0243780612946</text:p>
          </table:table-cell>
        </table:table-row>
        <table:table-row table:style-name="ro1">
          <table:table-cell office:value-type="float" office:value="0.0243871212006" calcext:value-type="float">
            <text:p>0.0243871212006</text:p>
          </table:table-cell>
        </table:table-row>
        <table:table-row table:style-name="ro1">
          <table:table-cell office:value-type="float" office:value="0.0239930152893" calcext:value-type="float">
            <text:p>0.0239930152893</text:p>
          </table:table-cell>
        </table:table-row>
        <table:table-row table:style-name="ro1">
          <table:table-cell office:value-type="float" office:value="0.0242149829865" calcext:value-type="float">
            <text:p>0.0242149829865</text:p>
          </table:table-cell>
        </table:table-row>
        <table:table-row table:style-name="ro1">
          <table:table-cell office:value-type="float" office:value="0.024139881134" calcext:value-type="float">
            <text:p>0.024139881134</text:p>
          </table:table-cell>
        </table:table-row>
        <table:table-row table:style-name="ro1">
          <table:table-cell office:value-type="float" office:value="0.0237441062927" calcext:value-type="float">
            <text:p>0.0237441062927</text:p>
          </table:table-cell>
        </table:table-row>
        <table:table-row table:style-name="ro1">
          <table:table-cell office:value-type="float" office:value="0.0244560241699" calcext:value-type="float">
            <text:p>0.0244560241699</text:p>
          </table:table-cell>
        </table:table-row>
        <table:table-row table:style-name="ro1">
          <table:table-cell office:value-type="float" office:value="0.0236549377441" calcext:value-type="float">
            <text:p>0.0236549377441</text:p>
          </table:table-cell>
        </table:table-row>
        <table:table-row table:style-name="ro1">
          <table:table-cell office:value-type="float" office:value="0.0239100456238" calcext:value-type="float">
            <text:p>0.0239100456238</text:p>
          </table:table-cell>
        </table:table-row>
        <table:table-row table:style-name="ro1">
          <table:table-cell office:value-type="float" office:value="0.0249488353729" calcext:value-type="float">
            <text:p>0.0249488353729</text:p>
          </table:table-cell>
        </table:table-row>
        <table:table-row table:style-name="ro1">
          <table:table-cell office:value-type="float" office:value="0.0246691703796" calcext:value-type="float">
            <text:p>0.0246691703796</text:p>
          </table:table-cell>
        </table:table-row>
        <table:table-row table:style-name="ro1">
          <table:table-cell office:value-type="float" office:value="0.0248651504517" calcext:value-type="float">
            <text:p>0.0248651504517</text:p>
          </table:table-cell>
        </table:table-row>
        <table:table-row table:style-name="ro1">
          <table:table-cell office:value-type="float" office:value="0.0245590209961" calcext:value-type="float">
            <text:p>0.0245590209961</text:p>
          </table:table-cell>
        </table:table-row>
        <table:table-row table:style-name="ro1">
          <table:table-cell office:value-type="float" office:value="0.0240969657898" calcext:value-type="float">
            <text:p>0.0240969657898</text:p>
          </table:table-cell>
        </table:table-row>
        <table:table-row table:style-name="ro1">
          <table:table-cell office:value-type="float" office:value="0.0243740081787" calcext:value-type="float">
            <text:p>0.0243740081787</text:p>
          </table:table-cell>
        </table:table-row>
        <table:table-row table:style-name="ro1">
          <table:table-cell office:value-type="float" office:value="0.0246231555939" calcext:value-type="float">
            <text:p>0.0246231555939</text:p>
          </table:table-cell>
        </table:table-row>
        <table:table-row table:style-name="ro1">
          <table:table-cell office:value-type="float" office:value="0.0447270870209" calcext:value-type="float">
            <text:p>0.0447270870209</text:p>
          </table:table-cell>
        </table:table-row>
        <table:table-row table:style-name="ro1">
          <table:table-cell office:value-type="float" office:value="0.0440630912781" calcext:value-type="float">
            <text:p>0.0440630912781</text:p>
          </table:table-cell>
        </table:table-row>
        <table:table-row table:style-name="ro1">
          <table:table-cell office:value-type="float" office:value="0.0235769748688" calcext:value-type="float">
            <text:p>0.0235769748688</text:p>
          </table:table-cell>
        </table:table-row>
        <table:table-row table:style-name="ro1">
          <table:table-cell office:value-type="float" office:value="0.0238499641418" calcext:value-type="float">
            <text:p>0.0238499641418</text:p>
          </table:table-cell>
        </table:table-row>
        <table:table-row table:style-name="ro1">
          <table:table-cell office:value-type="float" office:value="0.0216729640961" calcext:value-type="float">
            <text:p>0.0216729640961</text:p>
          </table:table-cell>
        </table:table-row>
        <table:table-row table:style-name="ro1">
          <table:table-cell office:value-type="float" office:value="0.0212330818176" calcext:value-type="float">
            <text:p>0.0212330818176</text:p>
          </table:table-cell>
        </table:table-row>
        <table:table-row table:style-name="ro1">
          <table:table-cell office:value-type="float" office:value="0.0215940475464" calcext:value-type="float">
            <text:p>0.0215940475464</text:p>
          </table:table-cell>
        </table:table-row>
        <table:table-row table:style-name="ro1">
          <table:table-cell office:value-type="float" office:value="0.0218420028687" calcext:value-type="float">
            <text:p>0.0218420028687</text:p>
          </table:table-cell>
        </table:table-row>
        <table:table-row table:style-name="ro1">
          <table:table-cell office:value-type="float" office:value="0.0214810371399" calcext:value-type="float">
            <text:p>0.0214810371399</text:p>
          </table:table-cell>
        </table:table-row>
        <table:table-row table:style-name="ro1">
          <table:table-cell office:value-type="float" office:value="0.0217278003693" calcext:value-type="float">
            <text:p>0.0217278003693</text:p>
          </table:table-cell>
        </table:table-row>
        <table:table-row table:style-name="ro1">
          <table:table-cell office:value-type="float" office:value="0.0216801166534" calcext:value-type="float">
            <text:p>0.0216801166534</text:p>
          </table:table-cell>
        </table:table-row>
        <table:table-row table:style-name="ro1">
          <table:table-cell office:value-type="float" office:value="0.0214760303497" calcext:value-type="float">
            <text:p>0.0214760303497</text:p>
          </table:table-cell>
        </table:table-row>
        <table:table-row table:style-name="ro1">
          <table:table-cell office:value-type="float" office:value="0.0205769538879" calcext:value-type="float">
            <text:p>0.0205769538879</text:p>
          </table:table-cell>
        </table:table-row>
        <table:table-row table:style-name="ro1">
          <table:table-cell office:value-type="float" office:value="0.0222151279449" calcext:value-type="float">
            <text:p>0.0222151279449</text:p>
          </table:table-cell>
        </table:table-row>
        <table:table-row table:style-name="ro1">
          <table:table-cell office:value-type="float" office:value="0.0214359760284" calcext:value-type="float">
            <text:p>0.0214359760284</text:p>
          </table:table-cell>
        </table:table-row>
        <table:table-row table:style-name="ro1">
          <table:table-cell office:value-type="float" office:value="0.0216100215912" calcext:value-type="float">
            <text:p>0.0216100215912</text:p>
          </table:table-cell>
        </table:table-row>
        <table:table-row table:style-name="ro1">
          <table:table-cell office:value-type="float" office:value="0.0223879814148" calcext:value-type="float">
            <text:p>0.0223879814148</text:p>
          </table:table-cell>
        </table:table-row>
        <table:table-row table:style-name="ro1">
          <table:table-cell office:value-type="float" office:value="0.0247941017151" calcext:value-type="float">
            <text:p>0.0247941017151</text:p>
          </table:table-cell>
        </table:table-row>
        <table:table-row table:style-name="ro1">
          <table:table-cell office:value-type="float" office:value="0.0272250175476" calcext:value-type="float">
            <text:p>0.0272250175476</text:p>
          </table:table-cell>
        </table:table-row>
        <table:table-row table:style-name="ro1">
          <table:table-cell office:value-type="float" office:value="0.0243690013885" calcext:value-type="float">
            <text:p>0.0243690013885</text:p>
          </table:table-cell>
        </table:table-row>
        <table:table-row table:style-name="ro1">
          <table:table-cell office:value-type="float" office:value="0.0250918865204" calcext:value-type="float">
            <text:p>0.0250918865204</text:p>
          </table:table-cell>
        </table:table-row>
        <table:table-row table:style-name="ro1">
          <table:table-cell office:value-type="float" office:value="0.0248649120331" calcext:value-type="float">
            <text:p>0.0248649120331</text:p>
          </table:table-cell>
        </table:table-row>
        <table:table-row table:style-name="ro1">
          <table:table-cell office:value-type="float" office:value="0.02410197258" calcext:value-type="float">
            <text:p>0.02410197258</text:p>
          </table:table-cell>
        </table:table-row>
        <table:table-row table:style-name="ro1">
          <table:table-cell office:value-type="float" office:value="0.0242459774017" calcext:value-type="float">
            <text:p>0.0242459774017</text:p>
          </table:table-cell>
        </table:table-row>
        <table:table-row table:style-name="ro1">
          <table:table-cell office:value-type="float" office:value="0.0253870487213" calcext:value-type="float">
            <text:p>0.0253870487213</text:p>
          </table:table-cell>
        </table:table-row>
        <table:table-row table:style-name="ro1">
          <table:table-cell office:value-type="float" office:value="0.0245521068573" calcext:value-type="float">
            <text:p>0.0245521068573</text:p>
          </table:table-cell>
        </table:table-row>
        <table:table-row table:style-name="ro1">
          <table:table-cell office:value-type="float" office:value="0.0214860439301" calcext:value-type="float">
            <text:p>0.0214860439301</text:p>
          </table:table-cell>
        </table:table-row>
        <table:table-row table:style-name="ro1">
          <table:table-cell office:value-type="float" office:value="0.0216610431671" calcext:value-type="float">
            <text:p>0.0216610431671</text:p>
          </table:table-cell>
        </table:table-row>
        <table:table-row table:style-name="ro1">
          <table:table-cell office:value-type="float" office:value="0.0224649906158" calcext:value-type="float">
            <text:p>0.0224649906158</text:p>
          </table:table-cell>
        </table:table-row>
        <table:table-row table:style-name="ro1">
          <table:table-cell office:value-type="float" office:value="0.0217490196228" calcext:value-type="float">
            <text:p>0.0217490196228</text:p>
          </table:table-cell>
        </table:table-row>
        <table:table-row table:style-name="ro1">
          <table:table-cell office:value-type="float" office:value="0.021418094635" calcext:value-type="float">
            <text:p>0.021418094635</text:p>
          </table:table-cell>
        </table:table-row>
        <table:table-row table:style-name="ro1">
          <table:table-cell office:value-type="float" office:value="0.0214169025421" calcext:value-type="float">
            <text:p>0.0214169025421</text:p>
          </table:table-cell>
        </table:table-row>
        <table:table-row table:style-name="ro1">
          <table:table-cell office:value-type="float" office:value="0.0220990180969" calcext:value-type="float">
            <text:p>0.0220990180969</text:p>
          </table:table-cell>
        </table:table-row>
        <table:table-row table:style-name="ro1">
          <table:table-cell office:value-type="float" office:value="0.0445320606232" calcext:value-type="float">
            <text:p>0.0445320606232</text:p>
          </table:table-cell>
        </table:table-row>
        <table:table-row table:style-name="ro1">
          <table:table-cell office:value-type="float" office:value="0.0437989234924" calcext:value-type="float">
            <text:p>0.0437989234924</text:p>
          </table:table-cell>
        </table:table-row>
        <table:table-row table:style-name="ro1">
          <table:table-cell office:value-type="float" office:value="0.0447509288788" calcext:value-type="float">
            <text:p>0.0447509288788</text:p>
          </table:table-cell>
        </table:table-row>
        <table:table-row table:style-name="ro1">
          <table:table-cell office:value-type="float" office:value="0.0440719127655" calcext:value-type="float">
            <text:p>0.0440719127655</text:p>
          </table:table-cell>
        </table:table-row>
        <table:table-row table:style-name="ro1">
          <table:table-cell office:value-type="float" office:value="0.0435359477997" calcext:value-type="float">
            <text:p>0.0435359477997</text:p>
          </table:table-cell>
        </table:table-row>
        <table:table-row table:style-name="ro1">
          <table:table-cell office:value-type="float" office:value="0.0446150302887" calcext:value-type="float">
            <text:p>0.0446150302887</text:p>
          </table:table-cell>
        </table:table-row>
        <table:table-row table:style-name="ro1">
          <table:table-cell office:value-type="float" office:value="0.0430159568787" calcext:value-type="float">
            <text:p>0.0430159568787</text:p>
          </table:table-cell>
        </table:table-row>
        <table:table-row table:style-name="ro1">
          <table:table-cell office:value-type="float" office:value="0.0438199043274" calcext:value-type="float">
            <text:p>0.0438199043274</text:p>
          </table:table-cell>
        </table:table-row>
        <table:table-row table:style-name="ro1">
          <table:table-cell office:value-type="float" office:value="0.0437018871307" calcext:value-type="float">
            <text:p>0.0437018871307</text:p>
          </table:table-cell>
        </table:table-row>
        <table:table-row table:style-name="ro1">
          <table:table-cell office:value-type="float" office:value="0.0444190502167" calcext:value-type="float">
            <text:p>0.0444190502167</text:p>
          </table:table-cell>
        </table:table-row>
        <table:table-row table:style-name="ro1">
          <table:table-cell office:value-type="float" office:value="0.0441000461578" calcext:value-type="float">
            <text:p>0.0441000461578</text:p>
          </table:table-cell>
        </table:table-row>
        <table:table-row table:style-name="ro1">
          <table:table-cell office:value-type="float" office:value="0.0435121059418" calcext:value-type="float">
            <text:p>0.0435121059418</text:p>
          </table:table-cell>
        </table:table-row>
        <table:table-row table:style-name="ro1">
          <table:table-cell office:value-type="float" office:value="0.0452919006348" calcext:value-type="float">
            <text:p>0.0452919006348</text:p>
          </table:table-cell>
        </table:table-row>
        <table:table-row table:style-name="ro1">
          <table:table-cell office:value-type="float" office:value="0.0435440540314" calcext:value-type="float">
            <text:p>0.0435440540314</text:p>
          </table:table-cell>
        </table:table-row>
        <table:table-row table:style-name="ro1">
          <table:table-cell office:value-type="float" office:value="0.0248029232025" calcext:value-type="float">
            <text:p>0.0248029232025</text:p>
          </table:table-cell>
        </table:table-row>
        <table:table-row table:style-name="ro1">
          <table:table-cell office:value-type="float" office:value="0.0471038818359" calcext:value-type="float">
            <text:p>0.0471038818359</text:p>
          </table:table-cell>
        </table:table-row>
        <table:table-row table:style-name="ro1">
          <table:table-cell office:value-type="float" office:value="0.0468800067902" calcext:value-type="float">
            <text:p>0.0468800067902</text:p>
          </table:table-cell>
        </table:table-row>
        <table:table-row table:style-name="ro1">
          <table:table-cell office:value-type="float" office:value="0.047581911087" calcext:value-type="float">
            <text:p>0.047581911087</text:p>
          </table:table-cell>
        </table:table-row>
        <table:table-row table:style-name="ro1">
          <table:table-cell office:value-type="float" office:value="0.0474309921265" calcext:value-type="float">
            <text:p>0.0474309921265</text:p>
          </table:table-cell>
        </table:table-row>
        <table:table-row table:style-name="ro1">
          <table:table-cell office:value-type="float" office:value="0.0479698181152" calcext:value-type="float">
            <text:p>0.0479698181152</text:p>
          </table:table-cell>
        </table:table-row>
        <table:table-row table:style-name="ro1">
          <table:table-cell office:value-type="float" office:value="0.0464148521423" calcext:value-type="float">
            <text:p>0.0464148521423</text:p>
          </table:table-cell>
        </table:table-row>
        <table:table-row table:style-name="ro1">
          <table:table-cell office:value-type="float" office:value="0.0225460529327" calcext:value-type="float">
            <text:p>0.0225460529327</text:p>
          </table:table-cell>
        </table:table-row>
        <table:table-row table:style-name="ro1">
          <table:table-cell office:value-type="float" office:value="0.0223431587219" calcext:value-type="float">
            <text:p>0.0223431587219</text:p>
          </table:table-cell>
        </table:table-row>
        <table:table-row table:style-name="ro1">
          <table:table-cell office:value-type="float" office:value="0.0224380493164" calcext:value-type="float">
            <text:p>0.0224380493164</text:p>
          </table:table-cell>
        </table:table-row>
        <table:table-row table:style-name="ro1">
          <table:table-cell office:value-type="float" office:value="0.0225110054016" calcext:value-type="float">
            <text:p>0.0225110054016</text:p>
          </table:table-cell>
        </table:table-row>
        <table:table-row table:style-name="ro1">
          <table:table-cell office:value-type="float" office:value="0.022705078125" calcext:value-type="float">
            <text:p>0.022705078125</text:p>
          </table:table-cell>
        </table:table-row>
        <table:table-row table:style-name="ro1">
          <table:table-cell office:value-type="float" office:value="0.0235280990601" calcext:value-type="float">
            <text:p>0.0235280990601</text:p>
          </table:table-cell>
        </table:table-row>
        <table:table-row table:style-name="ro1">
          <table:table-cell office:value-type="float" office:value="0.0232100486755" calcext:value-type="float">
            <text:p>0.0232100486755</text:p>
          </table:table-cell>
        </table:table-row>
        <table:table-row table:style-name="ro1">
          <table:table-cell office:value-type="float" office:value="0.0251441001892" calcext:value-type="float">
            <text:p>0.0251441001892</text:p>
          </table:table-cell>
        </table:table-row>
        <table:table-row table:style-name="ro1">
          <table:table-cell office:value-type="float" office:value="0.0231618881226" calcext:value-type="float">
            <text:p>0.0231618881226</text:p>
          </table:table-cell>
        </table:table-row>
        <table:table-row table:style-name="ro1">
          <table:table-cell office:value-type="float" office:value="0.0228538513184" calcext:value-type="float">
            <text:p>0.0228538513184</text:p>
          </table:table-cell>
        </table:table-row>
        <table:table-row table:style-name="ro1">
          <table:table-cell office:value-type="float" office:value="0.022716999054" calcext:value-type="float">
            <text:p>0.022716999054</text:p>
          </table:table-cell>
        </table:table-row>
        <table:table-row table:style-name="ro1">
          <table:table-cell office:value-type="float" office:value="0.0229580402374" calcext:value-type="float">
            <text:p>0.0229580402374</text:p>
          </table:table-cell>
        </table:table-row>
        <table:table-row table:style-name="ro1">
          <table:table-cell office:value-type="float" office:value="0.0490260124207" calcext:value-type="float">
            <text:p>0.0490260124207</text:p>
          </table:table-cell>
        </table:table-row>
        <table:table-row table:style-name="ro1">
          <table:table-cell office:value-type="float" office:value="0.0486128330231" calcext:value-type="float">
            <text:p>0.0486128330231</text:p>
          </table:table-cell>
        </table:table-row>
        <table:table-row table:style-name="ro1">
          <table:table-cell office:value-type="float" office:value="0.0477929115295" calcext:value-type="float">
            <text:p>0.0477929115295</text:p>
          </table:table-cell>
        </table:table-row>
        <table:table-row table:style-name="ro1">
          <table:table-cell office:value-type="float" office:value="0.0474369525909" calcext:value-type="float">
            <text:p>0.0474369525909</text:p>
          </table:table-cell>
        </table:table-row>
        <table:table-row table:style-name="ro1">
          <table:table-cell office:value-type="float" office:value="0.0480070114136" calcext:value-type="float">
            <text:p>0.0480070114136</text:p>
          </table:table-cell>
        </table:table-row>
        <table:table-row table:style-name="ro1">
          <table:table-cell office:value-type="float" office:value="0.0486059188843" calcext:value-type="float">
            <text:p>0.0486059188843</text:p>
          </table:table-cell>
        </table:table-row>
        <table:table-row table:style-name="ro1">
          <table:table-cell office:value-type="float" office:value="0.0480580329895" calcext:value-type="float">
            <text:p>0.0480580329895</text:p>
          </table:table-cell>
        </table:table-row>
        <table:table-row table:style-name="ro1">
          <table:table-cell office:value-type="float" office:value="0.0478079319" calcext:value-type="float">
            <text:p>0.0478079319</text:p>
          </table:table-cell>
        </table:table-row>
        <table:table-row table:style-name="ro1">
          <table:table-cell office:value-type="float" office:value="0.0479331016541" calcext:value-type="float">
            <text:p>0.0479331016541</text:p>
          </table:table-cell>
        </table:table-row>
        <table:table-row table:style-name="ro1">
          <table:table-cell office:value-type="float" office:value="0.0484781265259" calcext:value-type="float">
            <text:p>0.0484781265259</text:p>
          </table:table-cell>
        </table:table-row>
        <table:table-row table:style-name="ro1">
          <table:table-cell office:value-type="float" office:value="0.0481290817261" calcext:value-type="float">
            <text:p>0.0481290817261</text:p>
          </table:table-cell>
        </table:table-row>
        <table:table-row table:style-name="ro1">
          <table:table-cell office:value-type="float" office:value="0.049458026886" calcext:value-type="float">
            <text:p>0.049458026886</text:p>
          </table:table-cell>
        </table:table-row>
        <table:table-row table:style-name="ro1">
          <table:table-cell office:value-type="float" office:value="0.0486559867859" calcext:value-type="float">
            <text:p>0.0486559867859</text:p>
          </table:table-cell>
        </table:table-row>
        <table:table-row table:style-name="ro1">
          <table:table-cell office:value-type="float" office:value="0.0480649471283" calcext:value-type="float">
            <text:p>0.0480649471283</text:p>
          </table:table-cell>
        </table:table-row>
        <table:table-row table:style-name="ro1">
          <table:table-cell office:value-type="float" office:value="0.0482630729675" calcext:value-type="float">
            <text:p>0.0482630729675</text:p>
          </table:table-cell>
        </table:table-row>
        <table:table-row table:style-name="ro1">
          <table:table-cell office:value-type="float" office:value="0.048388004303" calcext:value-type="float">
            <text:p>0.048388004303</text:p>
          </table:table-cell>
        </table:table-row>
        <table:table-row table:style-name="ro1">
          <table:table-cell office:value-type="float" office:value="0.0476529598236" calcext:value-type="float">
            <text:p>0.0476529598236</text:p>
          </table:table-cell>
        </table:table-row>
        <table:table-row table:style-name="ro1">
          <table:table-cell office:value-type="float" office:value="0.0507431030273" calcext:value-type="float">
            <text:p>0.0507431030273</text:p>
          </table:table-cell>
        </table:table-row>
        <table:table-row table:style-name="ro1">
          <table:table-cell office:value-type="float" office:value="0.0491230487823" calcext:value-type="float">
            <text:p>0.0491230487823</text:p>
          </table:table-cell>
        </table:table-row>
        <table:table-row table:style-name="ro1">
          <table:table-cell office:value-type="float" office:value="0.0493941307068" calcext:value-type="float">
            <text:p>0.0493941307068</text:p>
          </table:table-cell>
        </table:table-row>
        <table:table-row table:style-name="ro1">
          <table:table-cell office:value-type="float" office:value="0.0487320423126" calcext:value-type="float">
            <text:p>0.0487320423126</text:p>
          </table:table-cell>
        </table:table-row>
        <table:table-row table:style-name="ro1">
          <table:table-cell office:value-type="float" office:value="0.0496969223022" calcext:value-type="float">
            <text:p>0.0496969223022</text:p>
          </table:table-cell>
        </table:table-row>
        <table:table-row table:style-name="ro1">
          <table:table-cell office:value-type="float" office:value="0.0486891269684" calcext:value-type="float">
            <text:p>0.0486891269684</text:p>
          </table:table-cell>
        </table:table-row>
        <table:table-row table:style-name="ro1">
          <table:table-cell office:value-type="float" office:value="0.0490658283234" calcext:value-type="float">
            <text:p>0.0490658283234</text:p>
          </table:table-cell>
        </table:table-row>
        <table:table-row table:style-name="ro1">
          <table:table-cell office:value-type="float" office:value="0.0481109619141" calcext:value-type="float">
            <text:p>0.0481109619141</text:p>
          </table:table-cell>
        </table:table-row>
        <table:table-row table:style-name="ro1">
          <table:table-cell office:value-type="float" office:value="0.0497670173645" calcext:value-type="float">
            <text:p>0.0497670173645</text:p>
          </table:table-cell>
        </table:table-row>
        <table:table-row table:style-name="ro1">
          <table:table-cell office:value-type="float" office:value="0.0549929141998" calcext:value-type="float">
            <text:p>0.0549929141998</text:p>
          </table:table-cell>
        </table:table-row>
        <table:table-row table:style-name="ro1">
          <table:table-cell office:value-type="float" office:value="0.0520141124725" calcext:value-type="float">
            <text:p>0.0520141124725</text:p>
          </table:table-cell>
        </table:table-row>
        <table:table-row table:style-name="ro1">
          <table:table-cell office:value-type="float" office:value="0.0502610206604" calcext:value-type="float">
            <text:p>0.0502610206604</text:p>
          </table:table-cell>
        </table:table-row>
        <table:table-row table:style-name="ro1">
          <table:table-cell office:value-type="float" office:value="0.051687002182" calcext:value-type="float">
            <text:p>0.051687002182</text:p>
          </table:table-cell>
        </table:table-row>
        <table:table-row table:style-name="ro1">
          <table:table-cell office:value-type="float" office:value="0.0498509407043" calcext:value-type="float">
            <text:p>0.0498509407043</text:p>
          </table:table-cell>
        </table:table-row>
        <table:table-row table:style-name="ro1">
          <table:table-cell office:value-type="float" office:value="0.0500779151917" calcext:value-type="float">
            <text:p>0.0500779151917</text:p>
          </table:table-cell>
        </table:table-row>
        <table:table-row table:style-name="ro1">
          <table:table-cell office:value-type="float" office:value="0.0523099899292" calcext:value-type="float">
            <text:p>0.0523099899292</text:p>
          </table:table-cell>
        </table:table-row>
        <table:table-row table:style-name="ro1">
          <table:table-cell office:value-type="float" office:value="0.0506238937378" calcext:value-type="float">
            <text:p>0.0506238937378</text:p>
          </table:table-cell>
        </table:table-row>
        <table:table-row table:style-name="ro1">
          <table:table-cell office:value-type="float" office:value="0.0512118339539" calcext:value-type="float">
            <text:p>0.0512118339539</text:p>
          </table:table-cell>
        </table:table-row>
        <table:table-row table:style-name="ro1">
          <table:table-cell office:value-type="float" office:value="0.0517230033875" calcext:value-type="float">
            <text:p>0.0517230033875</text:p>
          </table:table-cell>
        </table:table-row>
        <table:table-row table:style-name="ro1">
          <table:table-cell office:value-type="float" office:value="0.0522470474243" calcext:value-type="float">
            <text:p>0.0522470474243</text:p>
          </table:table-cell>
        </table:table-row>
        <table:table-row table:style-name="ro1">
          <table:table-cell office:value-type="float" office:value="0.053790807724" calcext:value-type="float">
            <text:p>0.053790807724</text:p>
          </table:table-cell>
        </table:table-row>
        <table:table-row table:style-name="ro1">
          <table:table-cell office:value-type="float" office:value="0.0513119697571" calcext:value-type="float">
            <text:p>0.0513119697571</text:p>
          </table:table-cell>
        </table:table-row>
        <table:table-row table:style-name="ro1">
          <table:table-cell office:value-type="float" office:value="0.0523219108582" calcext:value-type="float">
            <text:p>0.0523219108582</text:p>
          </table:table-cell>
        </table:table-row>
        <table:table-row table:style-name="ro1">
          <table:table-cell office:value-type="float" office:value="0.0526900291443" calcext:value-type="float">
            <text:p>0.0526900291443</text:p>
          </table:table-cell>
        </table:table-row>
        <table:table-row table:style-name="ro1">
          <table:table-cell office:value-type="float" office:value="0.0524199008942" calcext:value-type="float">
            <text:p>0.0524199008942</text:p>
          </table:table-cell>
        </table:table-row>
        <table:table-row table:style-name="ro1">
          <table:table-cell office:value-type="float" office:value="0.0513038635254" calcext:value-type="float">
            <text:p>0.0513038635254</text:p>
          </table:table-cell>
        </table:table-row>
        <table:table-row table:style-name="ro1">
          <table:table-cell office:value-type="float" office:value="0.0509219169617" calcext:value-type="float">
            <text:p>0.0509219169617</text:p>
          </table:table-cell>
        </table:table-row>
        <table:table-row table:style-name="ro1">
          <table:table-cell office:value-type="float" office:value="0.0522677898407" calcext:value-type="float">
            <text:p>0.0522677898407</text:p>
          </table:table-cell>
        </table:table-row>
        <table:table-row table:style-name="ro1">
          <table:table-cell office:value-type="float" office:value="0.0244319438934" calcext:value-type="float">
            <text:p>0.0244319438934</text:p>
          </table:table-cell>
        </table:table-row>
        <table:table-row table:style-name="ro1">
          <table:table-cell office:value-type="float" office:value="0.0235939025879" calcext:value-type="float">
            <text:p>0.0235939025879</text:p>
          </table:table-cell>
        </table:table-row>
        <table:table-row table:style-name="ro1">
          <table:table-cell office:value-type="float" office:value="0.0234940052032" calcext:value-type="float">
            <text:p>0.0234940052032</text:p>
          </table:table-cell>
        </table:table-row>
        <table:table-row table:style-name="ro1">
          <table:table-cell office:value-type="float" office:value="0.0251169204712" calcext:value-type="float">
            <text:p>0.0251169204712</text:p>
          </table:table-cell>
        </table:table-row>
        <table:table-row table:style-name="ro1">
          <table:table-cell office:value-type="float" office:value="0.0239000320435" calcext:value-type="float">
            <text:p>0.0239000320435</text:p>
          </table:table-cell>
        </table:table-row>
        <table:table-row table:style-name="ro1">
          <table:table-cell office:value-type="float" office:value="0.0401730537415" calcext:value-type="float">
            <text:p>0.0401730537415</text:p>
          </table:table-cell>
        </table:table-row>
        <table:table-row table:style-name="ro1">
          <table:table-cell office:value-type="float" office:value="0.0319030284882" calcext:value-type="float">
            <text:p>0.0319030284882</text:p>
          </table:table-cell>
        </table:table-row>
        <table:table-row table:style-name="ro1">
          <table:table-cell office:value-type="float" office:value="0.0324060916901" calcext:value-type="float">
            <text:p>0.0324060916901</text:p>
          </table:table-cell>
        </table:table-row>
        <table:table-row table:style-name="ro1">
          <table:table-cell office:value-type="float" office:value="0.0242660045624" calcext:value-type="float">
            <text:p>0.0242660045624</text:p>
          </table:table-cell>
        </table:table-row>
        <table:table-row table:style-name="ro1">
          <table:table-cell office:value-type="float" office:value="0.0245501995087" calcext:value-type="float">
            <text:p>0.0245501995087</text:p>
          </table:table-cell>
        </table:table-row>
        <table:table-row table:style-name="ro1">
          <table:table-cell office:value-type="float" office:value="0.0248849391937" calcext:value-type="float">
            <text:p>0.0248849391937</text:p>
          </table:table-cell>
        </table:table-row>
        <table:table-row table:style-name="ro1">
          <table:table-cell office:value-type="float" office:value="0.0245871543884" calcext:value-type="float">
            <text:p>0.0245871543884</text:p>
          </table:table-cell>
        </table:table-row>
        <table:table-row table:style-name="ro1">
          <table:table-cell office:value-type="float" office:value="0.0238840579987" calcext:value-type="float">
            <text:p>0.0238840579987</text:p>
          </table:table-cell>
        </table:table-row>
        <table:table-row table:style-name="ro1">
          <table:table-cell office:value-type="float" office:value="0.024689912796" calcext:value-type="float">
            <text:p>0.024689912796</text:p>
          </table:table-cell>
        </table:table-row>
        <table:table-row table:style-name="ro1">
          <table:table-cell office:value-type="float" office:value="0.0246779918671" calcext:value-type="float">
            <text:p>0.0246779918671</text:p>
          </table:table-cell>
        </table:table-row>
        <table:table-row table:style-name="ro1">
          <table:table-cell office:value-type="float" office:value="0.023962020874" calcext:value-type="float">
            <text:p>0.023962020874</text:p>
          </table:table-cell>
        </table:table-row>
        <table:table-row table:style-name="ro1">
          <table:table-cell office:value-type="float" office:value="0.0241930484772" calcext:value-type="float">
            <text:p>0.0241930484772</text:p>
          </table:table-cell>
        </table:table-row>
        <table:table-row table:style-name="ro1">
          <table:table-cell office:value-type="float" office:value="0.0239939689636" calcext:value-type="float">
            <text:p>0.0239939689636</text:p>
          </table:table-cell>
        </table:table-row>
        <table:table-row table:style-name="ro1">
          <table:table-cell office:value-type="float" office:value="0.0244770050049" calcext:value-type="float">
            <text:p>0.0244770050049</text:p>
          </table:table-cell>
        </table:table-row>
        <table:table-row table:style-name="ro1">
          <table:table-cell office:value-type="float" office:value="0.0240859985352" calcext:value-type="float">
            <text:p>0.0240859985352</text:p>
          </table:table-cell>
        </table:table-row>
        <table:table-row table:style-name="ro1">
          <table:table-cell office:value-type="float" office:value="0.024435043335" calcext:value-type="float">
            <text:p>0.024435043335</text:p>
          </table:table-cell>
        </table:table-row>
        <table:table-row table:style-name="ro1">
          <table:table-cell office:value-type="float" office:value="0.0241529941559" calcext:value-type="float">
            <text:p>0.0241529941559</text:p>
          </table:table-cell>
        </table:table-row>
        <table:table-row table:style-name="ro1">
          <table:table-cell office:value-type="float" office:value="0.024796962738" calcext:value-type="float">
            <text:p>0.024796962738</text:p>
          </table:table-cell>
        </table:table-row>
        <table:table-row table:style-name="ro1">
          <table:table-cell office:value-type="float" office:value="0.0244920253754" calcext:value-type="float">
            <text:p>0.0244920253754</text:p>
          </table:table-cell>
        </table:table-row>
        <table:table-row table:style-name="ro1">
          <table:table-cell office:value-type="float" office:value="0.0245680809021" calcext:value-type="float">
            <text:p>0.0245680809021</text:p>
          </table:table-cell>
        </table:table-row>
        <table:table-row table:style-name="ro1">
          <table:table-cell office:value-type="float" office:value="0.0246078968048" calcext:value-type="float">
            <text:p>0.0246078968048</text:p>
          </table:table-cell>
        </table:table-row>
        <table:table-row table:style-name="ro1">
          <table:table-cell office:value-type="float" office:value="0.0240559577942" calcext:value-type="float">
            <text:p>0.0240559577942</text:p>
          </table:table-cell>
        </table:table-row>
        <table:table-row table:style-name="ro1">
          <table:table-cell office:value-type="float" office:value="0.0248501300812" calcext:value-type="float">
            <text:p>0.0248501300812</text:p>
          </table:table-cell>
        </table:table-row>
        <table:table-row table:style-name="ro1">
          <table:table-cell office:value-type="float" office:value="0.0238690376282" calcext:value-type="float">
            <text:p>0.0238690376282</text:p>
          </table:table-cell>
        </table:table-row>
        <table:table-row table:style-name="ro1">
          <table:table-cell office:value-type="float" office:value="0.0247101783752" calcext:value-type="float">
            <text:p>0.0247101783752</text:p>
          </table:table-cell>
        </table:table-row>
        <table:table-row table:style-name="ro1">
          <table:table-cell office:value-type="float" office:value="0.0237169265747" calcext:value-type="float">
            <text:p>0.0237169265747</text:p>
          </table:table-cell>
        </table:table-row>
        <table:table-row table:style-name="ro1">
          <table:table-cell office:value-type="float" office:value="0.0542500019073" calcext:value-type="float">
            <text:p>0.0542500019073</text:p>
          </table:table-cell>
        </table:table-row>
        <table:table-row table:style-name="ro1">
          <table:table-cell office:value-type="float" office:value="0.0542409420013" calcext:value-type="float">
            <text:p>0.0542409420013</text:p>
          </table:table-cell>
        </table:table-row>
        <table:table-row table:style-name="ro1">
          <table:table-cell office:value-type="float" office:value="0.0546760559082" calcext:value-type="float">
            <text:p>0.0546760559082</text:p>
          </table:table-cell>
        </table:table-row>
        <table:table-row table:style-name="ro1">
          <table:table-cell office:value-type="float" office:value="0.0545680522919" calcext:value-type="float">
            <text:p>0.0545680522919</text:p>
          </table:table-cell>
        </table:table-row>
        <table:table-row table:style-name="ro1">
          <table:table-cell office:value-type="float" office:value="0.0545740127563" calcext:value-type="float">
            <text:p>0.0545740127563</text:p>
          </table:table-cell>
        </table:table-row>
        <table:table-row table:style-name="ro1">
          <table:table-cell office:value-type="float" office:value="0.0554020404816" calcext:value-type="float">
            <text:p>0.0554020404816</text:p>
          </table:table-cell>
        </table:table-row>
        <table:table-row table:style-name="ro1">
          <table:table-cell office:value-type="float" office:value="0.0536551475525" calcext:value-type="float">
            <text:p>0.0536551475525</text:p>
          </table:table-cell>
        </table:table-row>
        <table:table-row table:style-name="ro1">
          <table:table-cell office:value-type="float" office:value="0.0579950809479" calcext:value-type="float">
            <text:p>0.0579950809479</text:p>
          </table:table-cell>
        </table:table-row>
        <table:table-row table:style-name="ro1">
          <table:table-cell office:value-type="float" office:value="0.0550689697266" calcext:value-type="float">
            <text:p>0.0550689697266</text:p>
          </table:table-cell>
        </table:table-row>
        <table:table-row table:style-name="ro1">
          <table:table-cell office:value-type="float" office:value="0.0547590255737" calcext:value-type="float">
            <text:p>0.0547590255737</text:p>
          </table:table-cell>
        </table:table-row>
        <table:table-row table:style-name="ro1">
          <table:table-cell office:value-type="float" office:value="0.0549681186676" calcext:value-type="float">
            <text:p>0.0549681186676</text:p>
          </table:table-cell>
        </table:table-row>
        <table:table-row table:style-name="ro1">
          <table:table-cell office:value-type="float" office:value="0.054811000824" calcext:value-type="float">
            <text:p>0.054811000824</text:p>
          </table:table-cell>
        </table:table-row>
        <table:table-row table:style-name="ro1">
          <table:table-cell office:value-type="float" office:value="0.055027961731" calcext:value-type="float">
            <text:p>0.055027961731</text:p>
          </table:table-cell>
        </table:table-row>
        <table:table-row table:style-name="ro1">
          <table:table-cell office:value-type="float" office:value="0.0542039871216" calcext:value-type="float">
            <text:p>0.0542039871216</text:p>
          </table:table-cell>
        </table:table-row>
        <table:table-row table:style-name="ro1">
          <table:table-cell office:value-type="float" office:value="0.05641913414" calcext:value-type="float">
            <text:p>0.05641913414</text:p>
          </table:table-cell>
        </table:table-row>
        <table:table-row table:style-name="ro1">
          <table:table-cell office:value-type="float" office:value="0.0559089183807" calcext:value-type="float">
            <text:p>0.0559089183807</text:p>
          </table:table-cell>
        </table:table-row>
        <table:table-row table:style-name="ro1">
          <table:table-cell office:value-type="float" office:value="0.056715965271" calcext:value-type="float">
            <text:p>0.056715965271</text:p>
          </table:table-cell>
        </table:table-row>
        <table:table-row table:style-name="ro1">
          <table:table-cell office:value-type="float" office:value="0.0559630393982" calcext:value-type="float">
            <text:p>0.0559630393982</text:p>
          </table:table-cell>
        </table:table-row>
        <table:table-row table:style-name="ro1">
          <table:table-cell office:value-type="float" office:value="0.0556261539459" calcext:value-type="float">
            <text:p>0.0556261539459</text:p>
          </table:table-cell>
        </table:table-row>
        <table:table-row table:style-name="ro1">
          <table:table-cell office:value-type="float" office:value="0.0547671318054" calcext:value-type="float">
            <text:p>0.0547671318054</text:p>
          </table:table-cell>
        </table:table-row>
        <table:table-row table:style-name="ro1">
          <table:table-cell office:value-type="float" office:value="0.0549910068512" calcext:value-type="float">
            <text:p>0.0549910068512</text:p>
          </table:table-cell>
        </table:table-row>
        <table:table-row table:style-name="ro1">
          <table:table-cell office:value-type="float" office:value="0.0549838542938" calcext:value-type="float">
            <text:p>0.0549838542938</text:p>
          </table:table-cell>
        </table:table-row>
        <table:table-row table:style-name="ro1">
          <table:table-cell office:value-type="float" office:value="0.0552229881287" calcext:value-type="float">
            <text:p>0.0552229881287</text:p>
          </table:table-cell>
        </table:table-row>
        <table:table-row table:style-name="ro1">
          <table:table-cell office:value-type="float" office:value="0.0564570426941" calcext:value-type="float">
            <text:p>0.0564570426941</text:p>
          </table:table-cell>
        </table:table-row>
        <table:table-row table:style-name="ro1">
          <table:table-cell office:value-type="float" office:value="0.0552339553833" calcext:value-type="float">
            <text:p>0.0552339553833</text:p>
          </table:table-cell>
        </table:table-row>
        <table:table-row table:style-name="ro1">
          <table:table-cell office:value-type="float" office:value="0.0561561584473" calcext:value-type="float">
            <text:p>0.0561561584473</text:p>
          </table:table-cell>
        </table:table-row>
        <table:table-row table:style-name="ro1">
          <table:table-cell office:value-type="float" office:value="0.0556199550629" calcext:value-type="float">
            <text:p>0.0556199550629</text:p>
          </table:table-cell>
        </table:table-row>
        <table:table-row table:style-name="ro1">
          <table:table-cell office:value-type="float" office:value="0.0554170608521" calcext:value-type="float">
            <text:p>0.0554170608521</text:p>
          </table:table-cell>
        </table:table-row>
        <table:table-row table:style-name="ro1">
          <table:table-cell office:value-type="float" office:value="0.0558068752289" calcext:value-type="float">
            <text:p>0.0558068752289</text:p>
          </table:table-cell>
        </table:table-row>
        <table:table-row table:style-name="ro1">
          <table:table-cell office:value-type="float" office:value="0.0547661781311" calcext:value-type="float">
            <text:p>0.0547661781311</text:p>
          </table:table-cell>
        </table:table-row>
        <table:table-row table:style-name="ro1">
          <table:table-cell office:value-type="float" office:value="0.0559921264648" calcext:value-type="float">
            <text:p>0.0559921264648</text:p>
          </table:table-cell>
        </table:table-row>
        <table:table-row table:style-name="ro1">
          <table:table-cell office:value-type="float" office:value="0.0554480552673" calcext:value-type="float">
            <text:p>0.0554480552673</text:p>
          </table:table-cell>
        </table:table-row>
        <table:table-row table:style-name="ro1">
          <table:table-cell office:value-type="float" office:value="0.0577349662781" calcext:value-type="float">
            <text:p>0.0577349662781</text:p>
          </table:table-cell>
        </table:table-row>
        <table:table-row table:style-name="ro1">
          <table:table-cell office:value-type="float" office:value="0.0556128025055" calcext:value-type="float">
            <text:p>0.0556128025055</text:p>
          </table:table-cell>
        </table:table-row>
        <table:table-row table:style-name="ro1">
          <table:table-cell office:value-type="float" office:value="0.0596330165863" calcext:value-type="float">
            <text:p>0.0596330165863</text:p>
          </table:table-cell>
        </table:table-row>
        <table:table-row table:style-name="ro1">
          <table:table-cell office:value-type="float" office:value="0.0592470169067" calcext:value-type="float">
            <text:p>0.0592470169067</text:p>
          </table:table-cell>
        </table:table-row>
        <table:table-row table:style-name="ro1">
          <table:table-cell office:value-type="float" office:value="0.0585050582886" calcext:value-type="float">
            <text:p>0.0585050582886</text:p>
          </table:table-cell>
        </table:table-row>
        <table:table-row table:style-name="ro1">
          <table:table-cell office:value-type="float" office:value="0.0406241416931" calcext:value-type="float">
            <text:p>0.0406241416931</text:p>
          </table:table-cell>
        </table:table-row>
        <table:table-row table:style-name="ro1">
          <table:table-cell office:value-type="float" office:value="0.0407040119171" calcext:value-type="float">
            <text:p>0.0407040119171</text:p>
          </table:table-cell>
        </table:table-row>
        <table:table-row table:style-name="ro1">
          <table:table-cell office:value-type="float" office:value="0.0406150817871" calcext:value-type="float">
            <text:p>0.0406150817871</text:p>
          </table:table-cell>
        </table:table-row>
        <table:table-row table:style-name="ro1">
          <table:table-cell office:value-type="float" office:value="0.02783203125" calcext:value-type="float">
            <text:p>0.02783203125</text:p>
          </table:table-cell>
        </table:table-row>
        <table:table-row table:style-name="ro1">
          <table:table-cell office:value-type="float" office:value="0.0286049842834" calcext:value-type="float">
            <text:p>0.0286049842834</text:p>
          </table:table-cell>
        </table:table-row>
        <table:table-row table:style-name="ro1">
          <table:table-cell office:value-type="float" office:value="0.0284750461578" calcext:value-type="float">
            <text:p>0.0284750461578</text:p>
          </table:table-cell>
        </table:table-row>
        <table:table-row table:style-name="ro1">
          <table:table-cell office:value-type="float" office:value="0.0281491279602" calcext:value-type="float">
            <text:p>0.0281491279602</text:p>
          </table:table-cell>
        </table:table-row>
        <table:table-row table:style-name="ro1">
          <table:table-cell office:value-type="float" office:value="0.0294048786163" calcext:value-type="float">
            <text:p>0.0294048786163</text:p>
          </table:table-cell>
        </table:table-row>
        <table:table-row table:style-name="ro1">
          <table:table-cell office:value-type="float" office:value="0.0285379886627" calcext:value-type="float">
            <text:p>0.0285379886627</text:p>
          </table:table-cell>
        </table:table-row>
        <table:table-row table:style-name="ro1">
          <table:table-cell office:value-type="float" office:value="0.028599023819" calcext:value-type="float">
            <text:p>0.028599023819</text:p>
          </table:table-cell>
        </table:table-row>
        <table:table-row table:style-name="ro1">
          <table:table-cell office:value-type="float" office:value="0.0282380580902" calcext:value-type="float">
            <text:p>0.0282380580902</text:p>
          </table:table-cell>
        </table:table-row>
        <table:table-row table:style-name="ro1">
          <table:table-cell office:value-type="float" office:value="0.0287370681763" calcext:value-type="float">
            <text:p>0.0287370681763</text:p>
          </table:table-cell>
        </table:table-row>
        <table:table-row table:style-name="ro1">
          <table:table-cell office:value-type="float" office:value="0.0291690826416" calcext:value-type="float">
            <text:p>0.0291690826416</text:p>
          </table:table-cell>
        </table:table-row>
        <table:table-row table:style-name="ro1">
          <table:table-cell office:value-type="float" office:value="0.0293810367584" calcext:value-type="float">
            <text:p>0.0293810367584</text:p>
          </table:table-cell>
        </table:table-row>
        <table:table-row table:style-name="ro1">
          <table:table-cell office:value-type="float" office:value="0.0289108753204" calcext:value-type="float">
            <text:p>0.0289108753204</text:p>
          </table:table-cell>
        </table:table-row>
        <table:table-row table:style-name="ro1">
          <table:table-cell office:value-type="float" office:value="0.0287938117981" calcext:value-type="float">
            <text:p>0.0287938117981</text:p>
          </table:table-cell>
        </table:table-row>
        <table:table-row table:style-name="ro1">
          <table:table-cell office:value-type="float" office:value="0.0291121006012" calcext:value-type="float">
            <text:p>0.0291121006012</text:p>
          </table:table-cell>
        </table:table-row>
        <table:table-row table:style-name="ro1">
          <table:table-cell office:value-type="float" office:value="0.0603830814362" calcext:value-type="float">
            <text:p>0.0603830814362</text:p>
          </table:table-cell>
        </table:table-row>
        <table:table-row table:style-name="ro1">
          <table:table-cell office:value-type="float" office:value="0.0293478965759" calcext:value-type="float">
            <text:p>0.0293478965759</text:p>
          </table:table-cell>
        </table:table-row>
        <table:table-row table:style-name="ro1">
          <table:table-cell office:value-type="float" office:value="0.0294528007507" calcext:value-type="float">
            <text:p>0.0294528007507</text:p>
          </table:table-cell>
        </table:table-row>
        <table:table-row table:style-name="ro1">
          <table:table-cell office:value-type="float" office:value="0.0289509296417" calcext:value-type="float">
            <text:p>0.0289509296417</text:p>
          </table:table-cell>
        </table:table-row>
        <table:table-row table:style-name="ro1">
          <table:table-cell office:value-type="float" office:value="0.0283029079437" calcext:value-type="float">
            <text:p>0.0283029079437</text:p>
          </table:table-cell>
        </table:table-row>
        <table:table-row table:style-name="ro1">
          <table:table-cell office:value-type="float" office:value="0.0294349193573" calcext:value-type="float">
            <text:p>0.0294349193573</text:p>
          </table:table-cell>
        </table:table-row>
        <table:table-row table:style-name="ro1">
          <table:table-cell office:value-type="float" office:value="0.0336389541626" calcext:value-type="float">
            <text:p>0.0336389541626</text:p>
          </table:table-cell>
        </table:table-row>
        <table:table-row table:style-name="ro1">
          <table:table-cell office:value-type="float" office:value="0.0297169685364" calcext:value-type="float">
            <text:p>0.0297169685364</text:p>
          </table:table-cell>
        </table:table-row>
        <table:table-row table:style-name="ro1">
          <table:table-cell office:value-type="float" office:value="0.0306639671326" calcext:value-type="float">
            <text:p>0.0306639671326</text:p>
          </table:table-cell>
        </table:table-row>
        <table:table-row table:style-name="ro1">
          <table:table-cell office:value-type="float" office:value="0.0300099849701" calcext:value-type="float">
            <text:p>0.0300099849701</text:p>
          </table:table-cell>
        </table:table-row>
        <table:table-row table:style-name="ro1">
          <table:table-cell office:value-type="float" office:value="0.0305681228638" calcext:value-type="float">
            <text:p>0.0305681228638</text:p>
          </table:table-cell>
        </table:table-row>
        <table:table-row table:style-name="ro1">
          <table:table-cell office:value-type="float" office:value="0.0299439430237" calcext:value-type="float">
            <text:p>0.0299439430237</text:p>
          </table:table-cell>
        </table:table-row>
        <table:table-row table:style-name="ro1">
          <table:table-cell office:value-type="float" office:value="0.0306160449982" calcext:value-type="float">
            <text:p>0.0306160449982</text:p>
          </table:table-cell>
        </table:table-row>
        <table:table-row table:style-name="ro1">
          <table:table-cell office:value-type="float" office:value="0.0295920372009" calcext:value-type="float">
            <text:p>0.0295920372009</text:p>
          </table:table-cell>
        </table:table-row>
        <table:table-row table:style-name="ro1">
          <table:table-cell office:value-type="float" office:value="0.0293779373169" calcext:value-type="float">
            <text:p>0.0293779373169</text:p>
          </table:table-cell>
        </table:table-row>
        <table:table-row table:style-name="ro1">
          <table:table-cell office:value-type="float" office:value="0.0296840667725" calcext:value-type="float">
            <text:p>0.0296840667725</text:p>
          </table:table-cell>
        </table:table-row>
        <table:table-row table:style-name="ro1">
          <table:table-cell office:value-type="float" office:value="0.0297617912292" calcext:value-type="float">
            <text:p>0.0297617912292</text:p>
          </table:table-cell>
        </table:table-row>
        <table:table-row table:style-name="ro1">
          <table:table-cell office:value-type="float" office:value="0.0298249721527" calcext:value-type="float">
            <text:p>0.0298249721527</text:p>
          </table:table-cell>
        </table:table-row>
        <table:table-row table:style-name="ro1">
          <table:table-cell office:value-type="float" office:value="0.0299789905548" calcext:value-type="float">
            <text:p>0.0299789905548</text:p>
          </table:table-cell>
        </table:table-row>
        <table:table-row table:style-name="ro1">
          <table:table-cell office:value-type="float" office:value="0.0301928520203" calcext:value-type="float">
            <text:p>0.0301928520203</text:p>
          </table:table-cell>
        </table:table-row>
        <table:table-row table:style-name="ro1">
          <table:table-cell office:value-type="float" office:value="0.0301558971405" calcext:value-type="float">
            <text:p>0.0301558971405</text:p>
          </table:table-cell>
        </table:table-row>
        <table:table-row table:style-name="ro1">
          <table:table-cell office:value-type="float" office:value="0.0300450325012" calcext:value-type="float">
            <text:p>0.0300450325012</text:p>
          </table:table-cell>
        </table:table-row>
        <table:table-row table:style-name="ro1">
          <table:table-cell office:value-type="float" office:value="0.0309240818024" calcext:value-type="float">
            <text:p>0.0309240818024</text:p>
          </table:table-cell>
        </table:table-row>
        <table:table-row table:style-name="ro1">
          <table:table-cell office:value-type="float" office:value="0.0305721759796" calcext:value-type="float">
            <text:p>0.0305721759796</text:p>
          </table:table-cell>
        </table:table-row>
        <table:table-row table:style-name="ro1">
          <table:table-cell office:value-type="float" office:value="0.0305550098419" calcext:value-type="float">
            <text:p>0.0305550098419</text:p>
          </table:table-cell>
        </table:table-row>
        <table:table-row table:style-name="ro1">
          <table:table-cell office:value-type="float" office:value="0.0305299758911" calcext:value-type="float">
            <text:p>0.0305299758911</text:p>
          </table:table-cell>
        </table:table-row>
        <table:table-row table:style-name="ro1">
          <table:table-cell office:value-type="float" office:value="0.0306279659271" calcext:value-type="float">
            <text:p>0.0306279659271</text:p>
          </table:table-cell>
        </table:table-row>
        <table:table-row table:style-name="ro1">
          <table:table-cell office:value-type="float" office:value="0.030357837677" calcext:value-type="float">
            <text:p>0.030357837677</text:p>
          </table:table-cell>
        </table:table-row>
        <table:table-row table:style-name="ro1">
          <table:table-cell office:value-type="float" office:value="0.0327210426331" calcext:value-type="float">
            <text:p>0.0327210426331</text:p>
          </table:table-cell>
        </table:table-row>
        <table:table-row table:style-name="ro1">
          <table:table-cell office:value-type="float" office:value="0.0320110321045" calcext:value-type="float">
            <text:p>0.0320110321045</text:p>
          </table:table-cell>
        </table:table-row>
        <table:table-row table:style-name="ro1">
          <table:table-cell office:value-type="float" office:value="0.0319979190826" calcext:value-type="float">
            <text:p>0.0319979190826</text:p>
          </table:table-cell>
        </table:table-row>
        <table:table-row table:style-name="ro1">
          <table:table-cell office:value-type="float" office:value="0.0319821834564" calcext:value-type="float">
            <text:p>0.0319821834564</text:p>
          </table:table-cell>
        </table:table-row>
        <table:table-row table:style-name="ro1">
          <table:table-cell office:value-type="float" office:value="0.0324091911316" calcext:value-type="float">
            <text:p>0.0324091911316</text:p>
          </table:table-cell>
        </table:table-row>
        <table:table-row table:style-name="ro1">
          <table:table-cell office:value-type="float" office:value="0.0319800376892" calcext:value-type="float">
            <text:p>0.0319800376892</text:p>
          </table:table-cell>
        </table:table-row>
        <table:table-row table:style-name="ro1">
          <table:table-cell office:value-type="float" office:value="0.0320010185242" calcext:value-type="float">
            <text:p>0.0320010185242</text:p>
          </table:table-cell>
        </table:table-row>
        <table:table-row table:style-name="ro1">
          <table:table-cell office:value-type="float" office:value="0.0329761505127" calcext:value-type="float">
            <text:p>0.0329761505127</text:p>
          </table:table-cell>
        </table:table-row>
        <table:table-row table:style-name="ro1">
          <table:table-cell office:value-type="float" office:value="0.0301759243011" calcext:value-type="float">
            <text:p>0.0301759243011</text:p>
          </table:table-cell>
        </table:table-row>
        <table:table-row table:style-name="ro1">
          <table:table-cell office:value-type="float" office:value="0.0293009281158" calcext:value-type="float">
            <text:p>0.0293009281158</text:p>
          </table:table-cell>
        </table:table-row>
        <table:table-row table:style-name="ro1">
          <table:table-cell office:value-type="float" office:value="0.0326890945435" calcext:value-type="float">
            <text:p>0.0326890945435</text:p>
          </table:table-cell>
        </table:table-row>
        <table:table-row table:style-name="ro1">
          <table:table-cell office:value-type="float" office:value="0.0305891036987" calcext:value-type="float">
            <text:p>0.0305891036987</text:p>
          </table:table-cell>
        </table:table-row>
        <table:table-row table:style-name="ro1">
          <table:table-cell office:value-type="float" office:value="0.0305230617523" calcext:value-type="float">
            <text:p>0.0305230617523</text:p>
          </table:table-cell>
        </table:table-row>
        <table:table-row table:style-name="ro1">
          <table:table-cell office:value-type="float" office:value="0.0311329364777" calcext:value-type="float">
            <text:p>0.0311329364777</text:p>
          </table:table-cell>
        </table:table-row>
        <table:table-row table:style-name="ro1">
          <table:table-cell office:value-type="float" office:value="0.0306620597839" calcext:value-type="float">
            <text:p>0.0306620597839</text:p>
          </table:table-cell>
        </table:table-row>
        <table:table-row table:style-name="ro1">
          <table:table-cell office:value-type="float" office:value="0.0299291610718" calcext:value-type="float">
            <text:p>0.0299291610718</text:p>
          </table:table-cell>
        </table:table-row>
        <table:table-row table:style-name="ro1">
          <table:table-cell office:value-type="float" office:value="0.0304820537567" calcext:value-type="float">
            <text:p>0.0304820537567</text:p>
          </table:table-cell>
        </table:table-row>
        <table:table-row table:style-name="ro1">
          <table:table-cell office:value-type="float" office:value="0.0283410549164" calcext:value-type="float">
            <text:p>0.0283410549164</text:p>
          </table:table-cell>
        </table:table-row>
        <table:table-row table:style-name="ro1">
          <table:table-cell office:value-type="float" office:value="0.0278770923615" calcext:value-type="float">
            <text:p>0.0278770923615</text:p>
          </table:table-cell>
        </table:table-row>
        <table:table-row table:style-name="ro1">
          <table:table-cell office:value-type="float" office:value="0.0293819904327" calcext:value-type="float">
            <text:p>0.0293819904327</text:p>
          </table:table-cell>
        </table:table-row>
        <table:table-row table:style-name="ro1">
          <table:table-cell office:value-type="float" office:value="0.0289940834045" calcext:value-type="float">
            <text:p>0.0289940834045</text:p>
          </table:table-cell>
        </table:table-row>
        <table:table-row table:style-name="ro1">
          <table:table-cell office:value-type="float" office:value="0.0310521125793" calcext:value-type="float">
            <text:p>0.0310521125793</text:p>
          </table:table-cell>
        </table:table-row>
        <table:table-row table:style-name="ro1">
          <table:table-cell office:value-type="float" office:value="0.0302131175995" calcext:value-type="float">
            <text:p>0.0302131175995</text:p>
          </table:table-cell>
        </table:table-row>
        <table:table-row table:style-name="ro1">
          <table:table-cell office:value-type="float" office:value="0.0317561626434" calcext:value-type="float">
            <text:p>0.0317561626434</text:p>
          </table:table-cell>
        </table:table-row>
        <table:table-row table:style-name="ro1">
          <table:table-cell office:value-type="float" office:value="0.031229019165" calcext:value-type="float">
            <text:p>0.031229019165</text:p>
          </table:table-cell>
        </table:table-row>
        <table:table-row table:style-name="ro1">
          <table:table-cell office:value-type="float" office:value="0.0306949615479" calcext:value-type="float">
            <text:p>0.0306949615479</text:p>
          </table:table-cell>
        </table:table-row>
        <table:table-row table:style-name="ro1">
          <table:table-cell office:value-type="float" office:value="0.0291390419006" calcext:value-type="float">
            <text:p>0.0291390419006</text:p>
          </table:table-cell>
        </table:table-row>
        <table:table-row table:style-name="ro1">
          <table:table-cell office:value-type="float" office:value="0.0303790569305" calcext:value-type="float">
            <text:p>0.0303790569305</text:p>
          </table:table-cell>
        </table:table-row>
        <table:table-row table:style-name="ro1">
          <table:table-cell office:value-type="float" office:value="0.0290770530701" calcext:value-type="float">
            <text:p>0.0290770530701</text:p>
          </table:table-cell>
        </table:table-row>
        <table:table-row table:style-name="ro1">
          <table:table-cell office:value-type="float" office:value="0.0298678874969" calcext:value-type="float">
            <text:p>0.0298678874969</text:p>
          </table:table-cell>
        </table:table-row>
        <table:table-row table:style-name="ro1">
          <table:table-cell office:value-type="float" office:value="0.029098033905" calcext:value-type="float">
            <text:p>0.029098033905</text:p>
          </table:table-cell>
        </table:table-row>
        <table:table-row table:style-name="ro1">
          <table:table-cell office:value-type="float" office:value="0.029589176178" calcext:value-type="float">
            <text:p>0.029589176178</text:p>
          </table:table-cell>
        </table:table-row>
        <table:table-row table:style-name="ro1">
          <table:table-cell office:value-type="float" office:value="0.0289340019226" calcext:value-type="float">
            <text:p>0.0289340019226</text:p>
          </table:table-cell>
        </table:table-row>
        <table:table-row table:style-name="ro1">
          <table:table-cell office:value-type="float" office:value="0.0295991897583" calcext:value-type="float">
            <text:p>0.0295991897583</text:p>
          </table:table-cell>
        </table:table-row>
        <table:table-row table:style-name="ro1">
          <table:table-cell office:value-type="float" office:value="0.0287339687347" calcext:value-type="float">
            <text:p>0.0287339687347</text:p>
          </table:table-cell>
        </table:table-row>
        <table:table-row table:style-name="ro1">
          <table:table-cell office:value-type="float" office:value="0.0290820598602" calcext:value-type="float">
            <text:p>0.0290820598602</text:p>
          </table:table-cell>
        </table:table-row>
        <table:table-row table:style-name="ro1">
          <table:table-cell office:value-type="float" office:value="0.0380730628967" calcext:value-type="float">
            <text:p>0.0380730628967</text:p>
          </table:table-cell>
        </table:table-row>
        <table:table-row table:style-name="ro1">
          <table:table-cell office:value-type="float" office:value="0.0383999347687" calcext:value-type="float">
            <text:p>0.0383999347687</text:p>
          </table:table-cell>
        </table:table-row>
        <table:table-row table:style-name="ro1">
          <table:table-cell office:value-type="float" office:value="0.0389828681946" calcext:value-type="float">
            <text:p>0.0389828681946</text:p>
          </table:table-cell>
        </table:table-row>
        <table:table-row table:style-name="ro1">
          <table:table-cell office:value-type="float" office:value="0.0395350456238" calcext:value-type="float">
            <text:p>0.0395350456238</text:p>
          </table:table-cell>
        </table:table-row>
        <table:table-row table:style-name="ro1">
          <table:table-cell office:value-type="float" office:value="0.0377249717712" calcext:value-type="float">
            <text:p>0.0377249717712</text:p>
          </table:table-cell>
        </table:table-row>
        <table:table-row table:style-name="ro1">
          <table:table-cell office:value-type="float" office:value="0.0387210845947" calcext:value-type="float">
            <text:p>0.0387210845947</text:p>
          </table:table-cell>
        </table:table-row>
        <table:table-row table:style-name="ro1">
          <table:table-cell office:value-type="float" office:value="0.0388920307159" calcext:value-type="float">
            <text:p>0.0388920307159</text:p>
          </table:table-cell>
        </table:table-row>
        <table:table-row table:style-name="ro1">
          <table:table-cell office:value-type="float" office:value="0.0389549732208" calcext:value-type="float">
            <text:p>0.0389549732208</text:p>
          </table:table-cell>
        </table:table-row>
        <table:table-row table:style-name="ro1">
          <table:table-cell office:value-type="float" office:value="0.040009021759" calcext:value-type="float">
            <text:p>0.040009021759</text:p>
          </table:table-cell>
        </table:table-row>
        <table:table-row table:style-name="ro1">
          <table:table-cell office:value-type="float" office:value="0.0385301113129" calcext:value-type="float">
            <text:p>0.0385301113129</text:p>
          </table:table-cell>
        </table:table-row>
        <table:table-row table:style-name="ro1">
          <table:table-cell office:value-type="float" office:value="0.0386350154877" calcext:value-type="float">
            <text:p>0.0386350154877</text:p>
          </table:table-cell>
        </table:table-row>
        <table:table-row table:style-name="ro1">
          <table:table-cell office:value-type="float" office:value="0.0396120548248" calcext:value-type="float">
            <text:p>0.0396120548248</text:p>
          </table:table-cell>
        </table:table-row>
        <table:table-row table:style-name="ro1">
          <table:table-cell office:value-type="float" office:value="0.038614988327" calcext:value-type="float">
            <text:p>0.038614988327</text:p>
          </table:table-cell>
        </table:table-row>
        <table:table-row table:style-name="ro1">
          <table:table-cell office:value-type="float" office:value="0.0385138988495" calcext:value-type="float">
            <text:p>0.0385138988495</text:p>
          </table:table-cell>
        </table:table-row>
        <table:table-row table:style-name="ro1">
          <table:table-cell office:value-type="float" office:value="0.0385630130768" calcext:value-type="float">
            <text:p>0.0385630130768</text:p>
          </table:table-cell>
        </table:table-row>
        <table:table-row table:style-name="ro1">
          <table:table-cell office:value-type="float" office:value="0.0382509231567" calcext:value-type="float">
            <text:p>0.0382509231567</text:p>
          </table:table-cell>
        </table:table-row>
        <table:table-row table:style-name="ro1">
          <table:table-cell office:value-type="float" office:value="0.0386569499969" calcext:value-type="float">
            <text:p>0.0386569499969</text:p>
          </table:table-cell>
        </table:table-row>
        <table:table-row table:style-name="ro1">
          <table:table-cell office:value-type="float" office:value="0.0381598472595" calcext:value-type="float">
            <text:p>0.0381598472595</text:p>
          </table:table-cell>
        </table:table-row>
        <table:table-row table:style-name="ro1">
          <table:table-cell office:value-type="float" office:value="0.0385038852692" calcext:value-type="float">
            <text:p>0.0385038852692</text:p>
          </table:table-cell>
        </table:table-row>
        <table:table-row table:style-name="ro1">
          <table:table-cell office:value-type="float" office:value="0.0394170284271" calcext:value-type="float">
            <text:p>0.0394170284271</text:p>
          </table:table-cell>
        </table:table-row>
        <table:table-row table:style-name="ro1">
          <table:table-cell office:value-type="float" office:value="0.0386321544647" calcext:value-type="float">
            <text:p>0.0386321544647</text:p>
          </table:table-cell>
        </table:table-row>
        <table:table-row table:style-name="ro1">
          <table:table-cell office:value-type="float" office:value="0.0397410392761" calcext:value-type="float">
            <text:p>0.0397410392761</text:p>
          </table:table-cell>
        </table:table-row>
        <table:table-row table:style-name="ro1">
          <table:table-cell office:value-type="float" office:value="0.0393569469452" calcext:value-type="float">
            <text:p>0.0393569469452</text:p>
          </table:table-cell>
        </table:table-row>
        <table:table-row table:style-name="ro1">
          <table:table-cell office:value-type="float" office:value="0.0406801700592" calcext:value-type="float">
            <text:p>0.0406801700592</text:p>
          </table:table-cell>
        </table:table-row>
        <table:table-row table:style-name="ro1">
          <table:table-cell office:value-type="float" office:value="0.0389108657837" calcext:value-type="float">
            <text:p>0.0389108657837</text:p>
          </table:table-cell>
        </table:table-row>
        <table:table-row table:style-name="ro1">
          <table:table-cell office:value-type="float" office:value="0.0390701293945" calcext:value-type="float">
            <text:p>0.0390701293945</text:p>
          </table:table-cell>
        </table:table-row>
        <table:table-row table:style-name="ro1">
          <table:table-cell office:value-type="float" office:value="0.0398080348969" calcext:value-type="float">
            <text:p>0.0398080348969</text:p>
          </table:table-cell>
        </table:table-row>
        <table:table-row table:style-name="ro1">
          <table:table-cell office:value-type="float" office:value="0.0390679836273" calcext:value-type="float">
            <text:p>0.0390679836273</text:p>
          </table:table-cell>
        </table:table-row>
        <table:table-row table:style-name="ro1">
          <table:table-cell office:value-type="float" office:value="0.0392270088196" calcext:value-type="float">
            <text:p>0.0392270088196</text:p>
          </table:table-cell>
        </table:table-row>
        <table:table-row table:style-name="ro1">
          <table:table-cell office:value-type="float" office:value="0.0395510196686" calcext:value-type="float">
            <text:p>0.0395510196686</text:p>
          </table:table-cell>
        </table:table-row>
        <table:table-row table:style-name="ro1">
          <table:table-cell office:value-type="float" office:value="0.040137052536" calcext:value-type="float">
            <text:p>0.040137052536</text:p>
          </table:table-cell>
        </table:table-row>
        <table:table-row table:style-name="ro1">
          <table:table-cell office:value-type="float" office:value="0.0406260490417" calcext:value-type="float">
            <text:p>0.0406260490417</text:p>
          </table:table-cell>
        </table:table-row>
        <table:table-row table:style-name="ro1">
          <table:table-cell office:value-type="float" office:value="0.0402858257294" calcext:value-type="float">
            <text:p>0.0402858257294</text:p>
          </table:table-cell>
        </table:table-row>
        <table:table-row table:style-name="ro1">
          <table:table-cell office:value-type="float" office:value="0.03968501091" calcext:value-type="float">
            <text:p>0.03968501091</text:p>
          </table:table-cell>
        </table:table-row>
        <table:table-row table:style-name="ro1">
          <table:table-cell office:value-type="float" office:value="0.0396690368652" calcext:value-type="float">
            <text:p>0.0396690368652</text:p>
          </table:table-cell>
        </table:table-row>
        <table:table-row table:style-name="ro1">
          <table:table-cell office:value-type="float" office:value="0.0389368534088" calcext:value-type="float">
            <text:p>0.0389368534088</text:p>
          </table:table-cell>
        </table:table-row>
        <table:table-row table:style-name="ro1">
          <table:table-cell office:value-type="float" office:value="0.0396409034729" calcext:value-type="float">
            <text:p>0.0396409034729</text:p>
          </table:table-cell>
        </table:table-row>
        <table:table-row table:style-name="ro1">
          <table:table-cell office:value-type="float" office:value="0.0393888950348" calcext:value-type="float">
            <text:p>0.0393888950348</text:p>
          </table:table-cell>
        </table:table-row>
        <table:table-row table:style-name="ro1">
          <table:table-cell office:value-type="float" office:value="0.0395488739014" calcext:value-type="float">
            <text:p>0.0395488739014</text:p>
          </table:table-cell>
        </table:table-row>
        <table:table-row table:style-name="ro1">
          <table:table-cell office:value-type="float" office:value="0.0392560958862" calcext:value-type="float">
            <text:p>0.0392560958862</text:p>
          </table:table-cell>
        </table:table-row>
        <table:table-row table:style-name="ro1">
          <table:table-cell office:value-type="float" office:value="0.0389609336853" calcext:value-type="float">
            <text:p>0.0389609336853</text:p>
          </table:table-cell>
        </table:table-row>
        <table:table-row table:style-name="ro1">
          <table:table-cell office:value-type="float" office:value="0.0301320552826" calcext:value-type="float">
            <text:p>0.0301320552826</text:p>
          </table:table-cell>
        </table:table-row>
        <table:table-row table:style-name="ro1">
          <table:table-cell office:value-type="float" office:value="0.0473740100861" calcext:value-type="float">
            <text:p>0.0473740100861</text:p>
          </table:table-cell>
        </table:table-row>
        <table:table-row table:style-name="ro1">
          <table:table-cell office:value-type="float" office:value="0.0472748279572" calcext:value-type="float">
            <text:p>0.0472748279572</text:p>
          </table:table-cell>
        </table:table-row>
        <table:table-row table:style-name="ro1">
          <table:table-cell office:value-type="float" office:value="0.0468919277191" calcext:value-type="float">
            <text:p>0.0468919277191</text:p>
          </table:table-cell>
        </table:table-row>
        <table:table-row table:style-name="ro1">
          <table:table-cell office:value-type="float" office:value="0.047021150589" calcext:value-type="float">
            <text:p>0.047021150589</text:p>
          </table:table-cell>
        </table:table-row>
        <table:table-row table:style-name="ro1">
          <table:table-cell office:value-type="float" office:value="0.0474729537964" calcext:value-type="float">
            <text:p>0.0474729537964</text:p>
          </table:table-cell>
        </table:table-row>
        <table:table-row table:style-name="ro1">
          <table:table-cell office:value-type="float" office:value="0.0471940040588" calcext:value-type="float">
            <text:p>0.0471940040588</text:p>
          </table:table-cell>
        </table:table-row>
        <table:table-row table:style-name="ro1">
          <table:table-cell office:value-type="float" office:value="0.0474309921265" calcext:value-type="float">
            <text:p>0.0474309921265</text:p>
          </table:table-cell>
        </table:table-row>
        <table:table-row table:style-name="ro1">
          <table:table-cell office:value-type="float" office:value="0.0468969345093" calcext:value-type="float">
            <text:p>0.0468969345093</text:p>
          </table:table-cell>
        </table:table-row>
        <table:table-row table:style-name="ro1">
          <table:table-cell office:value-type="float" office:value="0.0473659038544" calcext:value-type="float">
            <text:p>0.0473659038544</text:p>
          </table:table-cell>
        </table:table-row>
        <table:table-row table:style-name="ro1">
          <table:table-cell office:value-type="float" office:value="0.0465610027313" calcext:value-type="float">
            <text:p>0.0465610027313</text:p>
          </table:table-cell>
        </table:table-row>
        <table:table-row table:style-name="ro1">
          <table:table-cell office:value-type="float" office:value="0.0472888946533" calcext:value-type="float">
            <text:p>0.0472888946533</text:p>
          </table:table-cell>
        </table:table-row>
        <table:table-row table:style-name="ro1">
          <table:table-cell office:value-type="float" office:value="0.0461609363556" calcext:value-type="float">
            <text:p>0.0461609363556</text:p>
          </table:table-cell>
        </table:table-row>
        <table:table-row table:style-name="ro1">
          <table:table-cell office:value-type="float" office:value="0.0492260456085" calcext:value-type="float">
            <text:p>0.0492260456085</text:p>
          </table:table-cell>
        </table:table-row>
        <table:table-row table:style-name="ro1">
          <table:table-cell office:value-type="float" office:value="0.0465679168701" calcext:value-type="float">
            <text:p>0.0465679168701</text:p>
          </table:table-cell>
        </table:table-row>
        <table:table-row table:style-name="ro1">
          <table:table-cell office:value-type="float" office:value="0.0482950210571" calcext:value-type="float">
            <text:p>0.0482950210571</text:p>
          </table:table-cell>
        </table:table-row>
        <table:table-row table:style-name="ro1">
          <table:table-cell office:value-type="float" office:value="0.0303809642792" calcext:value-type="float">
            <text:p>0.0303809642792</text:p>
          </table:table-cell>
        </table:table-row>
        <table:table-row table:style-name="ro1">
          <table:table-cell office:value-type="float" office:value="0.030825138092" calcext:value-type="float">
            <text:p>0.030825138092</text:p>
          </table:table-cell>
        </table:table-row>
        <table:table-row table:style-name="ro1">
          <table:table-cell office:value-type="float" office:value="0.0307068824768" calcext:value-type="float">
            <text:p>0.0307068824768</text:p>
          </table:table-cell>
        </table:table-row>
        <table:table-row table:style-name="ro1">
          <table:table-cell office:value-type="float" office:value="0.030473947525" calcext:value-type="float">
            <text:p>0.030473947525</text:p>
          </table:table-cell>
        </table:table-row>
        <table:table-row table:style-name="ro1">
          <table:table-cell office:value-type="float" office:value="0.0309991836548" calcext:value-type="float">
            <text:p>0.0309991836548</text:p>
          </table:table-cell>
        </table:table-row>
        <table:table-row table:style-name="ro1">
          <table:table-cell office:value-type="float" office:value="0.0345721244812" calcext:value-type="float">
            <text:p>0.0345721244812</text:p>
          </table:table-cell>
        </table:table-row>
        <table:table-row table:style-name="ro1">
          <table:table-cell office:value-type="float" office:value="0.0690059661865" calcext:value-type="float">
            <text:p>0.0690059661865</text:p>
          </table:table-cell>
        </table:table-row>
        <table:table-row table:style-name="ro1">
          <table:table-cell office:value-type="float" office:value="0.0684468746185" calcext:value-type="float">
            <text:p>0.0684468746185</text:p>
          </table:table-cell>
        </table:table-row>
        <table:table-row table:style-name="ro1">
          <table:table-cell office:value-type="float" office:value="0.0699610710144" calcext:value-type="float">
            <text:p>0.0699610710144</text:p>
          </table:table-cell>
        </table:table-row>
        <table:table-row table:style-name="ro1">
          <table:table-cell office:value-type="float" office:value="0.0693469047546" calcext:value-type="float">
            <text:p>0.0693469047546</text:p>
          </table:table-cell>
        </table:table-row>
        <table:table-row table:style-name="ro1">
          <table:table-cell office:value-type="float" office:value="0.0713419914246" calcext:value-type="float">
            <text:p>0.0713419914246</text:p>
          </table:table-cell>
        </table:table-row>
        <table:table-row table:style-name="ro1">
          <table:table-cell office:value-type="float" office:value="0.0694689750671" calcext:value-type="float">
            <text:p>0.0694689750671</text:p>
          </table:table-cell>
        </table:table-row>
        <table:table-row table:style-name="ro1">
          <table:table-cell office:value-type="float" office:value="0.0695271492004" calcext:value-type="float">
            <text:p>0.0695271492004</text:p>
          </table:table-cell>
        </table:table-row>
        <table:table-row table:style-name="ro1">
          <table:table-cell office:value-type="float" office:value="0.0686690807343" calcext:value-type="float">
            <text:p>0.0686690807343</text:p>
          </table:table-cell>
        </table:table-row>
        <table:table-row table:style-name="ro1">
          <table:table-cell office:value-type="float" office:value="0.0700218677521" calcext:value-type="float">
            <text:p>0.0700218677521</text:p>
          </table:table-cell>
        </table:table-row>
        <table:table-row table:style-name="ro1">
          <table:table-cell office:value-type="float" office:value="0.0703020095825" calcext:value-type="float">
            <text:p>0.0703020095825</text:p>
          </table:table-cell>
        </table:table-row>
        <table:table-row table:style-name="ro1">
          <table:table-cell office:value-type="float" office:value="0.0705668926239" calcext:value-type="float">
            <text:p>0.0705668926239</text:p>
          </table:table-cell>
        </table:table-row>
        <table:table-row table:style-name="ro1">
          <table:table-cell office:value-type="float" office:value="0.0718100070953" calcext:value-type="float">
            <text:p>0.0718100070953</text:p>
          </table:table-cell>
        </table:table-row>
        <table:table-row table:style-name="ro1">
          <table:table-cell office:value-type="float" office:value="0.0725908279419" calcext:value-type="float">
            <text:p>0.0725908279419</text:p>
          </table:table-cell>
        </table:table-row>
        <table:table-row table:style-name="ro1">
          <table:table-cell office:value-type="float" office:value="0.0692229270935" calcext:value-type="float">
            <text:p>0.0692229270935</text:p>
          </table:table-cell>
        </table:table-row>
        <table:table-row table:style-name="ro1">
          <table:table-cell office:value-type="float" office:value="0.0692720413208" calcext:value-type="float">
            <text:p>0.0692720413208</text:p>
          </table:table-cell>
        </table:table-row>
        <table:table-row table:style-name="ro1">
          <table:table-cell office:value-type="float" office:value="0.0698111057281" calcext:value-type="float">
            <text:p>0.0698111057281</text:p>
          </table:table-cell>
        </table:table-row>
        <table:table-row table:style-name="ro1">
          <table:table-cell office:value-type="float" office:value="0.0691049098969" calcext:value-type="float">
            <text:p>0.0691049098969</text:p>
          </table:table-cell>
        </table:table-row>
        <table:table-row table:style-name="ro1">
          <table:table-cell office:value-type="float" office:value="0.0706989765167" calcext:value-type="float">
            <text:p>0.0706989765167</text:p>
          </table:table-cell>
        </table:table-row>
        <table:table-row table:style-name="ro1">
          <table:table-cell office:value-type="float" office:value="0.0702199935913" calcext:value-type="float">
            <text:p>0.0702199935913</text:p>
          </table:table-cell>
        </table:table-row>
        <table:table-row table:style-name="ro1">
          <table:table-cell office:value-type="float" office:value="0.0704190731049" calcext:value-type="float">
            <text:p>0.0704190731049</text:p>
          </table:table-cell>
        </table:table-row>
        <table:table-row table:style-name="ro1">
          <table:table-cell office:value-type="float" office:value="0.0695300102234" calcext:value-type="float">
            <text:p>0.0695300102234</text:p>
          </table:table-cell>
        </table:table-row>
        <table:table-row table:style-name="ro1">
          <table:table-cell office:value-type="float" office:value="0.0702059268951" calcext:value-type="float">
            <text:p>0.0702059268951</text:p>
          </table:table-cell>
        </table:table-row>
        <table:table-row table:style-name="ro1">
          <table:table-cell office:value-type="float" office:value="0.0698750019073" calcext:value-type="float">
            <text:p>0.0698750019073</text:p>
          </table:table-cell>
        </table:table-row>
        <table:table-row table:style-name="ro1">
          <table:table-cell office:value-type="float" office:value="0.0320370197296" calcext:value-type="float">
            <text:p>0.0320370197296</text:p>
          </table:table-cell>
        </table:table-row>
        <table:table-row table:style-name="ro1">
          <table:table-cell office:value-type="float" office:value="0.0315449237823" calcext:value-type="float">
            <text:p>0.0315449237823</text:p>
          </table:table-cell>
        </table:table-row>
        <table:table-row table:style-name="ro1">
          <table:table-cell office:value-type="float" office:value="0.0332989692688" calcext:value-type="float">
            <text:p>0.0332989692688</text:p>
          </table:table-cell>
        </table:table-row>
        <table:table-row table:style-name="ro1">
          <table:table-cell office:value-type="float" office:value="0.0404169559479" calcext:value-type="float">
            <text:p>0.0404169559479</text:p>
          </table:table-cell>
        </table:table-row>
        <table:table-row table:style-name="ro1">
          <table:table-cell office:value-type="float" office:value="0.0319480895996" calcext:value-type="float">
            <text:p>0.0319480895996</text:p>
          </table:table-cell>
        </table:table-row>
        <table:table-row table:style-name="ro1">
          <table:table-cell office:value-type="float" office:value="0.0326509475708" calcext:value-type="float">
            <text:p>0.0326509475708</text:p>
          </table:table-cell>
        </table:table-row>
        <table:table-row table:style-name="ro1">
          <table:table-cell office:value-type="float" office:value="0.0346939563751" calcext:value-type="float">
            <text:p>0.0346939563751</text:p>
          </table:table-cell>
        </table:table-row>
        <table:table-row table:style-name="ro1">
          <table:table-cell office:value-type="float" office:value="0.0358030796051" calcext:value-type="float">
            <text:p>0.0358030796051</text:p>
          </table:table-cell>
        </table:table-row>
        <table:table-row table:style-name="ro1">
          <table:table-cell office:value-type="float" office:value="0.0344960689545" calcext:value-type="float">
            <text:p>0.0344960689545</text:p>
          </table:table-cell>
        </table:table-row>
        <table:table-row table:style-name="ro1">
          <table:table-cell office:value-type="float" office:value="0.0327579975128" calcext:value-type="float">
            <text:p>0.0327579975128</text:p>
          </table:table-cell>
        </table:table-row>
        <table:table-row table:style-name="ro1">
          <table:table-cell office:value-type="float" office:value="0.0330078601837" calcext:value-type="float">
            <text:p>0.0330078601837</text:p>
          </table:table-cell>
        </table:table-row>
        <table:table-row table:style-name="ro1">
          <table:table-cell office:value-type="float" office:value="0.0328769683838" calcext:value-type="float">
            <text:p>0.0328769683838</text:p>
          </table:table-cell>
        </table:table-row>
        <table:table-row table:style-name="ro1">
          <table:table-cell office:value-type="float" office:value="0.0321419239044" calcext:value-type="float">
            <text:p>0.0321419239044</text:p>
          </table:table-cell>
        </table:table-row>
        <table:table-row table:style-name="ro1">
          <table:table-cell office:value-type="float" office:value="0.0328738689423" calcext:value-type="float">
            <text:p>0.0328738689423</text:p>
          </table:table-cell>
        </table:table-row>
        <table:table-row table:style-name="ro1">
          <table:table-cell office:value-type="float" office:value="0.0328748226166" calcext:value-type="float">
            <text:p>0.0328748226166</text:p>
          </table:table-cell>
        </table:table-row>
        <table:table-row table:style-name="ro1">
          <table:table-cell office:value-type="float" office:value="0.0334229469299" calcext:value-type="float">
            <text:p>0.0334229469299</text:p>
          </table:table-cell>
        </table:table-row>
        <table:table-row table:style-name="ro1">
          <table:table-cell office:value-type="float" office:value="0.0326731204987" calcext:value-type="float">
            <text:p>0.0326731204987</text:p>
          </table:table-cell>
        </table:table-row>
        <table:table-row table:style-name="ro1">
          <table:table-cell office:value-type="float" office:value="0.0330739021301" calcext:value-type="float">
            <text:p>0.0330739021301</text:p>
          </table:table-cell>
        </table:table-row>
        <table:table-row table:style-name="ro1">
          <table:table-cell office:value-type="float" office:value="0.0332019329071" calcext:value-type="float">
            <text:p>0.0332019329071</text:p>
          </table:table-cell>
        </table:table-row>
        <table:table-row table:style-name="ro1">
          <table:table-cell office:value-type="float" office:value="0.0334479808807" calcext:value-type="float">
            <text:p>0.0334479808807</text:p>
          </table:table-cell>
        </table:table-row>
        <table:table-row table:style-name="ro1">
          <table:table-cell office:value-type="float" office:value="0.0321259498596" calcext:value-type="float">
            <text:p>0.0321259498596</text:p>
          </table:table-cell>
        </table:table-row>
        <table:table-row table:style-name="ro1">
          <table:table-cell office:value-type="float" office:value="0.0327520370483" calcext:value-type="float">
            <text:p>0.0327520370483</text:p>
          </table:table-cell>
        </table:table-row>
        <table:table-row table:style-name="ro1">
          <table:table-cell office:value-type="float" office:value="0.033332824707" calcext:value-type="float">
            <text:p>0.033332824707</text:p>
          </table:table-cell>
        </table:table-row>
        <table:table-row table:style-name="ro1">
          <table:table-cell office:value-type="float" office:value="0.0322909355164" calcext:value-type="float">
            <text:p>0.0322909355164</text:p>
          </table:table-cell>
        </table:table-row>
        <table:table-row table:style-name="ro1">
          <table:table-cell office:value-type="float" office:value="0.0332610607147" calcext:value-type="float">
            <text:p>0.0332610607147</text:p>
          </table:table-cell>
        </table:table-row>
        <table:table-row table:style-name="ro1">
          <table:table-cell office:value-type="float" office:value="0.0333280563354" calcext:value-type="float">
            <text:p>0.0333280563354</text:p>
          </table:table-cell>
        </table:table-row>
        <table:table-row table:style-name="ro1">
          <table:table-cell office:value-type="float" office:value="0.0332398414612" calcext:value-type="float">
            <text:p>0.0332398414612</text:p>
          </table:table-cell>
        </table:table-row>
        <table:table-row table:style-name="ro1">
          <table:table-cell office:value-type="float" office:value="0.0320518016815" calcext:value-type="float">
            <text:p>0.0320518016815</text:p>
          </table:table-cell>
        </table:table-row>
        <table:table-row table:style-name="ro1">
          <table:table-cell office:value-type="float" office:value="0.0331490039825" calcext:value-type="float">
            <text:p>0.0331490039825</text:p>
          </table:table-cell>
        </table:table-row>
        <table:table-row table:style-name="ro1">
          <table:table-cell office:value-type="float" office:value="0.0332839488983" calcext:value-type="float">
            <text:p>0.0332839488983</text:p>
          </table:table-cell>
        </table:table-row>
        <table:table-row table:style-name="ro1">
          <table:table-cell office:value-type="float" office:value="0.0331859588623" calcext:value-type="float">
            <text:p>0.0331859588623</text:p>
          </table:table-cell>
        </table:table-row>
        <table:table-row table:style-name="ro1">
          <table:table-cell office:value-type="float" office:value="0.0344560146332" calcext:value-type="float">
            <text:p>0.0344560146332</text:p>
          </table:table-cell>
        </table:table-row>
        <table:table-row table:style-name="ro1">
          <table:table-cell office:value-type="float" office:value="0.0352840423584" calcext:value-type="float">
            <text:p>0.0352840423584</text:p>
          </table:table-cell>
        </table:table-row>
        <table:table-row table:style-name="ro1">
          <table:table-cell office:value-type="float" office:value="0.0338649749756" calcext:value-type="float">
            <text:p>0.0338649749756</text:p>
          </table:table-cell>
        </table:table-row>
        <table:table-row table:style-name="ro1">
          <table:table-cell office:value-type="float" office:value="0.0341341495514" calcext:value-type="float">
            <text:p>0.0341341495514</text:p>
          </table:table-cell>
        </table:table-row>
        <table:table-row table:style-name="ro1">
          <table:table-cell office:value-type="float" office:value="0.0345890522003" calcext:value-type="float">
            <text:p>0.0345890522003</text:p>
          </table:table-cell>
        </table:table-row>
        <table:table-row table:style-name="ro1">
          <table:table-cell office:value-type="float" office:value="0.0345461368561" calcext:value-type="float">
            <text:p>0.0345461368561</text:p>
          </table:table-cell>
        </table:table-row>
        <table:table-row table:style-name="ro1">
          <table:table-cell office:value-type="float" office:value="0.03355717659" calcext:value-type="float">
            <text:p>0.03355717659</text:p>
          </table:table-cell>
        </table:table-row>
        <table:table-row table:style-name="ro1">
          <table:table-cell office:value-type="float" office:value="0.0396311283112" calcext:value-type="float">
            <text:p>0.0396311283112</text:p>
          </table:table-cell>
        </table:table-row>
        <table:table-row table:style-name="ro1">
          <table:table-cell office:value-type="float" office:value="0.0386011600494" calcext:value-type="float">
            <text:p>0.0386011600494</text:p>
          </table:table-cell>
        </table:table-row>
        <table:table-row table:style-name="ro1">
          <table:table-cell office:value-type="float" office:value="0.0382528305054" calcext:value-type="float">
            <text:p>0.0382528305054</text:p>
          </table:table-cell>
        </table:table-row>
        <table:table-row table:style-name="ro1">
          <table:table-cell office:value-type="float" office:value="0.0387971401215" calcext:value-type="float">
            <text:p>0.0387971401215</text:p>
          </table:table-cell>
        </table:table-row>
        <table:table-row table:style-name="ro1">
          <table:table-cell office:value-type="float" office:value="0.0388238430023" calcext:value-type="float">
            <text:p>0.0388238430023</text:p>
          </table:table-cell>
        </table:table-row>
        <table:table-row table:style-name="ro1">
          <table:table-cell office:value-type="float" office:value="0.0381970405579" calcext:value-type="float">
            <text:p>0.0381970405579</text:p>
          </table:table-cell>
        </table:table-row>
        <table:table-row table:style-name="ro1">
          <table:table-cell office:value-type="float" office:value="0.0779390335083" calcext:value-type="float">
            <text:p>0.0779390335083</text:p>
          </table:table-cell>
        </table:table-row>
        <table:table-row table:style-name="ro1">
          <table:table-cell office:value-type="float" office:value="0.0788731575012" calcext:value-type="float">
            <text:p>0.0788731575012</text:p>
          </table:table-cell>
        </table:table-row>
        <table:table-row table:style-name="ro1">
          <table:table-cell office:value-type="float" office:value="0.0793821811676" calcext:value-type="float">
            <text:p>0.0793821811676</text:p>
          </table:table-cell>
        </table:table-row>
        <table:table-row table:style-name="ro1">
          <table:table-cell office:value-type="float" office:value="0.0770699977875" calcext:value-type="float">
            <text:p>0.0770699977875</text:p>
          </table:table-cell>
        </table:table-row>
        <table:table-row table:style-name="ro1">
          <table:table-cell office:value-type="float" office:value="0.0773930549622" calcext:value-type="float">
            <text:p>0.0773930549622</text:p>
          </table:table-cell>
        </table:table-row>
        <table:table-row table:style-name="ro1">
          <table:table-cell office:value-type="float" office:value="0.0333850383759" calcext:value-type="float">
            <text:p>0.0333850383759</text:p>
          </table:table-cell>
        </table:table-row>
        <table:table-row table:style-name="ro1">
          <table:table-cell office:value-type="float" office:value="0.0320489406586" calcext:value-type="float">
            <text:p>0.0320489406586</text:p>
          </table:table-cell>
        </table:table-row>
        <table:table-row table:style-name="ro1">
          <table:table-cell office:value-type="float" office:value="0.0329909324646" calcext:value-type="float">
            <text:p>0.0329909324646</text:p>
          </table:table-cell>
        </table:table-row>
        <table:table-row table:style-name="ro1">
          <table:table-cell office:value-type="float" office:value="0.033224105835" calcext:value-type="float">
            <text:p>0.033224105835</text:p>
          </table:table-cell>
        </table:table-row>
        <table:table-row table:style-name="ro1">
          <table:table-cell office:value-type="float" office:value="0.0326030254364" calcext:value-type="float">
            <text:p>0.0326030254364</text:p>
          </table:table-cell>
        </table:table-row>
        <table:table-row table:style-name="ro1">
          <table:table-cell office:value-type="float" office:value="0.0341770648956" calcext:value-type="float">
            <text:p>0.0341770648956</text:p>
          </table:table-cell>
        </table:table-row>
        <table:table-row table:style-name="ro1">
          <table:table-cell office:value-type="float" office:value="0.0335879325867" calcext:value-type="float">
            <text:p>0.0335879325867</text:p>
          </table:table-cell>
        </table:table-row>
        <table:table-row table:style-name="ro1">
          <table:table-cell office:value-type="float" office:value="0.0329899787903" calcext:value-type="float">
            <text:p>0.0329899787903</text:p>
          </table:table-cell>
        </table:table-row>
        <table:table-row table:style-name="ro1">
          <table:table-cell office:value-type="float" office:value="0.0338470935822" calcext:value-type="float">
            <text:p>0.0338470935822</text:p>
          </table:table-cell>
        </table:table-row>
        <table:table-row table:style-name="ro1">
          <table:table-cell office:value-type="float" office:value="0.0333001613617" calcext:value-type="float">
            <text:p>0.0333001613617</text:p>
          </table:table-cell>
        </table:table-row>
        <table:table-row table:style-name="ro1">
          <table:table-cell office:value-type="float" office:value="0.0335500240326" calcext:value-type="float">
            <text:p>0.0335500240326</text:p>
          </table:table-cell>
        </table:table-row>
        <table:table-row table:style-name="ro1">
          <table:table-cell office:value-type="float" office:value="0.0331439971924" calcext:value-type="float">
            <text:p>0.0331439971924</text:p>
          </table:table-cell>
        </table:table-row>
        <table:table-row table:style-name="ro1">
          <table:table-cell office:value-type="float" office:value="0.0342509746552" calcext:value-type="float">
            <text:p>0.0342509746552</text:p>
          </table:table-cell>
        </table:table-row>
        <table:table-row table:style-name="ro1">
          <table:table-cell office:value-type="float" office:value="0.0337219238281" calcext:value-type="float">
            <text:p>0.0337219238281</text:p>
          </table:table-cell>
        </table:table-row>
        <table:table-row table:style-name="ro1">
          <table:table-cell office:value-type="float" office:value="0.0324339866638" calcext:value-type="float">
            <text:p>0.0324339866638</text:p>
          </table:table-cell>
        </table:table-row>
        <table:table-row table:style-name="ro1">
          <table:table-cell office:value-type="float" office:value="0.0337879657745" calcext:value-type="float">
            <text:p>0.0337879657745</text:p>
          </table:table-cell>
        </table:table-row>
        <table:table-row table:style-name="ro1">
          <table:table-cell office:value-type="float" office:value="0.0337278842926" calcext:value-type="float">
            <text:p>0.0337278842926</text:p>
          </table:table-cell>
        </table:table-row>
        <table:table-row table:style-name="ro1">
          <table:table-cell office:value-type="float" office:value="0.0339300632477" calcext:value-type="float">
            <text:p>0.0339300632477</text:p>
          </table:table-cell>
        </table:table-row>
        <table:table-row table:style-name="ro1">
          <table:table-cell office:value-type="float" office:value="0.0336859226227" calcext:value-type="float">
            <text:p>0.0336859226227</text:p>
          </table:table-cell>
        </table:table-row>
        <table:table-row table:style-name="ro1">
          <table:table-cell office:value-type="float" office:value="0.0335230827332" calcext:value-type="float">
            <text:p>0.0335230827332</text:p>
          </table:table-cell>
        </table:table-row>
        <table:table-row table:style-name="ro1">
          <table:table-cell office:value-type="float" office:value="0.0344631671906" calcext:value-type="float">
            <text:p>0.0344631671906</text:p>
          </table:table-cell>
        </table:table-row>
        <table:table-row table:style-name="ro1">
          <table:table-cell office:value-type="float" office:value="0.0338878631592" calcext:value-type="float">
            <text:p>0.0338878631592</text:p>
          </table:table-cell>
        </table:table-row>
        <table:table-row table:style-name="ro1">
          <table:table-cell office:value-type="float" office:value="0.0342299938202" calcext:value-type="float">
            <text:p>0.0342299938202</text:p>
          </table:table-cell>
        </table:table-row>
        <table:table-row table:style-name="ro1">
          <table:table-cell office:value-type="float" office:value="0.0340769290924" calcext:value-type="float">
            <text:p>0.0340769290924</text:p>
          </table:table-cell>
        </table:table-row>
        <table:table-row table:style-name="ro1">
          <table:table-cell office:value-type="float" office:value="0.034775018692" calcext:value-type="float">
            <text:p>0.034775018692</text:p>
          </table:table-cell>
        </table:table-row>
        <table:table-row table:style-name="ro1">
          <table:table-cell office:value-type="float" office:value="0.0350351333618" calcext:value-type="float">
            <text:p>0.0350351333618</text:p>
          </table:table-cell>
        </table:table-row>
        <table:table-row table:style-name="ro1">
          <table:table-cell office:value-type="float" office:value="0.0348339080811" calcext:value-type="float">
            <text:p>0.0348339080811</text:p>
          </table:table-cell>
        </table:table-row>
        <table:table-row table:style-name="ro1">
          <table:table-cell office:value-type="float" office:value="0.0340170860291" calcext:value-type="float">
            <text:p>0.0340170860291</text:p>
          </table:table-cell>
        </table:table-row>
        <table:table-row table:style-name="ro1">
          <table:table-cell office:value-type="float" office:value="0.0336639881134" calcext:value-type="float">
            <text:p>0.0336639881134</text:p>
          </table:table-cell>
        </table:table-row>
        <table:table-row table:style-name="ro1">
          <table:table-cell office:value-type="float" office:value="0.0343248844147" calcext:value-type="float">
            <text:p>0.0343248844147</text:p>
          </table:table-cell>
        </table:table-row>
        <table:table-row table:style-name="ro1">
          <table:table-cell office:value-type="float" office:value="0.0337650775909" calcext:value-type="float">
            <text:p>0.0337650775909</text:p>
          </table:table-cell>
        </table:table-row>
        <table:table-row table:style-name="ro1">
          <table:table-cell office:value-type="float" office:value="0.0794148445129" calcext:value-type="float">
            <text:p>0.0794148445129</text:p>
          </table:table-cell>
        </table:table-row>
        <table:table-row table:style-name="ro1">
          <table:table-cell office:value-type="float" office:value="0.0819120407104" calcext:value-type="float">
            <text:p>0.0819120407104</text:p>
          </table:table-cell>
        </table:table-row>
        <table:table-row table:style-name="ro1">
          <table:table-cell office:value-type="float" office:value="0.0785298347473" calcext:value-type="float">
            <text:p>0.0785298347473</text:p>
          </table:table-cell>
        </table:table-row>
        <table:table-row table:style-name="ro1">
          <table:table-cell office:value-type="float" office:value="0.0808210372925" calcext:value-type="float">
            <text:p>0.0808210372925</text:p>
          </table:table-cell>
        </table:table-row>
        <table:table-row table:style-name="ro1">
          <table:table-cell office:value-type="float" office:value="0.0807738304138" calcext:value-type="float">
            <text:p>0.0807738304138</text:p>
          </table:table-cell>
        </table:table-row>
        <table:table-row table:style-name="ro1">
          <table:table-cell office:value-type="float" office:value="0.0803368091583" calcext:value-type="float">
            <text:p>0.0803368091583</text:p>
          </table:table-cell>
        </table:table-row>
        <table:table-row table:style-name="ro1">
          <table:table-cell office:value-type="float" office:value="0.0808689594269" calcext:value-type="float">
            <text:p>0.0808689594269</text:p>
          </table:table-cell>
        </table:table-row>
        <table:table-row table:style-name="ro1">
          <table:table-cell office:value-type="float" office:value="0.0811779499054" calcext:value-type="float">
            <text:p>0.0811779499054</text:p>
          </table:table-cell>
        </table:table-row>
        <table:table-row table:style-name="ro1">
          <table:table-cell office:value-type="float" office:value="0.0795640945435" calcext:value-type="float">
            <text:p>0.0795640945435</text:p>
          </table:table-cell>
        </table:table-row>
        <table:table-row table:style-name="ro1">
          <table:table-cell office:value-type="float" office:value="0.0796890258789" calcext:value-type="float">
            <text:p>0.0796890258789</text:p>
          </table:table-cell>
        </table:table-row>
        <table:table-row table:style-name="ro1">
          <table:table-cell office:value-type="float" office:value="0.0800659656525" calcext:value-type="float">
            <text:p>0.0800659656525</text:p>
          </table:table-cell>
        </table:table-row>
        <table:table-row table:style-name="ro1">
          <table:table-cell office:value-type="float" office:value="0.0799050331116" calcext:value-type="float">
            <text:p>0.0799050331116</text:p>
          </table:table-cell>
        </table:table-row>
        <table:table-row table:style-name="ro1">
          <table:table-cell office:value-type="float" office:value="0.0806441307068" calcext:value-type="float">
            <text:p>0.0806441307068</text:p>
          </table:table-cell>
        </table:table-row>
        <table:table-row table:style-name="ro1">
          <table:table-cell office:value-type="float" office:value="0.0804688930511" calcext:value-type="float">
            <text:p>0.0804688930511</text:p>
          </table:table-cell>
        </table:table-row>
        <table:table-row table:style-name="ro1">
          <table:table-cell office:value-type="float" office:value="0.081668138504" calcext:value-type="float">
            <text:p>0.081668138504</text:p>
          </table:table-cell>
        </table:table-row>
        <table:table-row table:style-name="ro1">
          <table:table-cell office:value-type="float" office:value="0.0821490287781" calcext:value-type="float">
            <text:p>0.0821490287781</text:p>
          </table:table-cell>
        </table:table-row>
        <table:table-row table:style-name="ro1">
          <table:table-cell office:value-type="float" office:value="0.0818319320679" calcext:value-type="float">
            <text:p>0.0818319320679</text:p>
          </table:table-cell>
        </table:table-row>
        <table:table-row table:style-name="ro1">
          <table:table-cell office:value-type="float" office:value="0.0797691345215" calcext:value-type="float">
            <text:p>0.0797691345215</text:p>
          </table:table-cell>
        </table:table-row>
        <table:table-row table:style-name="ro1">
          <table:table-cell office:value-type="float" office:value="0.0794689655304" calcext:value-type="float">
            <text:p>0.0794689655304</text:p>
          </table:table-cell>
        </table:table-row>
        <table:table-row table:style-name="ro1">
          <table:table-cell office:value-type="float" office:value="0.0828380584717" calcext:value-type="float">
            <text:p>0.0828380584717</text:p>
          </table:table-cell>
        </table:table-row>
        <table:table-row table:style-name="ro1">
          <table:table-cell office:value-type="float" office:value="0.0850050449371" calcext:value-type="float">
            <text:p>0.0850050449371</text:p>
          </table:table-cell>
        </table:table-row>
        <table:table-row table:style-name="ro1">
          <table:table-cell office:value-type="float" office:value="0.08434009552" calcext:value-type="float">
            <text:p>0.08434009552</text:p>
          </table:table-cell>
        </table:table-row>
        <table:table-row table:style-name="ro1">
          <table:table-cell office:value-type="float" office:value="0.0828709602356" calcext:value-type="float">
            <text:p>0.0828709602356</text:p>
          </table:table-cell>
        </table:table-row>
        <table:table-row table:style-name="ro1">
          <table:table-cell office:value-type="float" office:value="0.0823719501495" calcext:value-type="float">
            <text:p>0.0823719501495</text:p>
          </table:table-cell>
        </table:table-row>
        <table:table-row table:style-name="ro1">
          <table:table-cell office:value-type="float" office:value="0.0819079875946" calcext:value-type="float">
            <text:p>0.0819079875946</text:p>
          </table:table-cell>
        </table:table-row>
        <table:table-row table:style-name="ro1">
          <table:table-cell office:value-type="float" office:value="0.0818431377411" calcext:value-type="float">
            <text:p>0.0818431377411</text:p>
          </table:table-cell>
        </table:table-row>
        <table:table-row table:style-name="ro1">
          <table:table-cell office:value-type="float" office:value="0.0844540596008" calcext:value-type="float">
            <text:p>0.0844540596008</text:p>
          </table:table-cell>
        </table:table-row>
        <table:table-row table:style-name="ro1">
          <table:table-cell office:value-type="float" office:value="0.0844941139221" calcext:value-type="float">
            <text:p>0.0844941139221</text:p>
          </table:table-cell>
        </table:table-row>
        <table:table-row table:style-name="ro1">
          <table:table-cell office:value-type="float" office:value="0.0866231918335" calcext:value-type="float">
            <text:p>0.0866231918335</text:p>
          </table:table-cell>
        </table:table-row>
        <table:table-row table:style-name="ro1">
          <table:table-cell office:value-type="float" office:value="0.0368959903717" calcext:value-type="float">
            <text:p>0.0368959903717</text:p>
          </table:table-cell>
        </table:table-row>
        <table:table-row table:style-name="ro1">
          <table:table-cell office:value-type="float" office:value="0.0382039546967" calcext:value-type="float">
            <text:p>0.0382039546967</text:p>
          </table:table-cell>
        </table:table-row>
        <table:table-row table:style-name="ro1">
          <table:table-cell office:value-type="float" office:value="0.0390450954437" calcext:value-type="float">
            <text:p>0.0390450954437</text:p>
          </table:table-cell>
        </table:table-row>
        <table:table-row table:style-name="ro1">
          <table:table-cell office:value-type="float" office:value="0.0361771583557" calcext:value-type="float">
            <text:p>0.0361771583557</text:p>
          </table:table-cell>
        </table:table-row>
        <table:table-row table:style-name="ro1">
          <table:table-cell office:value-type="float" office:value="0.03630900383" calcext:value-type="float">
            <text:p>0.03630900383</text:p>
          </table:table-cell>
        </table:table-row>
        <table:table-row table:style-name="ro1">
          <table:table-cell office:value-type="float" office:value="0.0358059406281" calcext:value-type="float">
            <text:p>0.0358059406281</text:p>
          </table:table-cell>
        </table:table-row>
        <table:table-row table:style-name="ro1">
          <table:table-cell office:value-type="float" office:value="0.0350058078766" calcext:value-type="float">
            <text:p>0.0350058078766</text:p>
          </table:table-cell>
        </table:table-row>
        <table:table-row table:style-name="ro1">
          <table:table-cell office:value-type="float" office:value="0.0367910861969" calcext:value-type="float">
            <text:p>0.0367910861969</text:p>
          </table:table-cell>
        </table:table-row>
        <table:table-row table:style-name="ro1">
          <table:table-cell office:value-type="float" office:value="0.0358369350433" calcext:value-type="float">
            <text:p>0.0358369350433</text:p>
          </table:table-cell>
        </table:table-row>
        <table:table-row table:style-name="ro1">
          <table:table-cell office:value-type="float" office:value="0.0359258651733" calcext:value-type="float">
            <text:p>0.0359258651733</text:p>
          </table:table-cell>
        </table:table-row>
        <table:table-row table:style-name="ro1">
          <table:table-cell office:value-type="float" office:value="0.0356497764587" calcext:value-type="float">
            <text:p>0.0356497764587</text:p>
          </table:table-cell>
        </table:table-row>
        <table:table-row table:style-name="ro1">
          <table:table-cell office:value-type="float" office:value="0.0363891124725" calcext:value-type="float">
            <text:p>0.0363891124725</text:p>
          </table:table-cell>
        </table:table-row>
        <table:table-row table:style-name="ro1">
          <table:table-cell office:value-type="float" office:value="0.0367519855499" calcext:value-type="float">
            <text:p>0.0367519855499</text:p>
          </table:table-cell>
        </table:table-row>
        <table:table-row table:style-name="ro1">
          <table:table-cell office:value-type="float" office:value="0.0358231067657" calcext:value-type="float">
            <text:p>0.0358231067657</text:p>
          </table:table-cell>
        </table:table-row>
        <table:table-row table:style-name="ro1">
          <table:table-cell office:value-type="float" office:value="0.0357990264893" calcext:value-type="float">
            <text:p>0.0357990264893</text:p>
          </table:table-cell>
        </table:table-row>
        <table:table-row table:style-name="ro1">
          <table:table-cell office:value-type="float" office:value="0.0362260341644" calcext:value-type="float">
            <text:p>0.0362260341644</text:p>
          </table:table-cell>
        </table:table-row>
        <table:table-row table:style-name="ro1">
          <table:table-cell office:value-type="float" office:value="0.0362560749054" calcext:value-type="float">
            <text:p>0.0362560749054</text:p>
          </table:table-cell>
        </table:table-row>
        <table:table-row table:style-name="ro1">
          <table:table-cell office:value-type="float" office:value="0.0357291698456" calcext:value-type="float">
            <text:p>0.0357291698456</text:p>
          </table:table-cell>
        </table:table-row>
        <table:table-row table:style-name="ro1">
          <table:table-cell office:value-type="float" office:value="0.0360820293427" calcext:value-type="float">
            <text:p>0.0360820293427</text:p>
          </table:table-cell>
        </table:table-row>
        <table:table-row table:style-name="ro1">
          <table:table-cell office:value-type="float" office:value="0.0354700088501" calcext:value-type="float">
            <text:p>0.0354700088501</text:p>
          </table:table-cell>
        </table:table-row>
        <table:table-row table:style-name="ro1">
          <table:table-cell office:value-type="float" office:value="0.0356900691986" calcext:value-type="float">
            <text:p>0.0356900691986</text:p>
          </table:table-cell>
        </table:table-row>
        <table:table-row table:style-name="ro1">
          <table:table-cell office:value-type="float" office:value="0.036288022995" calcext:value-type="float">
            <text:p>0.036288022995</text:p>
          </table:table-cell>
        </table:table-row>
        <table:table-row table:style-name="ro1">
          <table:table-cell office:value-type="float" office:value="0.0370099544525" calcext:value-type="float">
            <text:p>0.0370099544525</text:p>
          </table:table-cell>
        </table:table-row>
        <table:table-row table:style-name="ro1">
          <table:table-cell office:value-type="float" office:value="0.0352799892426" calcext:value-type="float">
            <text:p>0.0352799892426</text:p>
          </table:table-cell>
        </table:table-row>
        <table:table-row table:style-name="ro1">
          <table:table-cell office:value-type="float" office:value="0.0369951725006" calcext:value-type="float">
            <text:p>0.0369951725006</text:p>
          </table:table-cell>
        </table:table-row>
        <table:table-row table:style-name="ro1">
          <table:table-cell office:value-type="float" office:value="0.035924911499" calcext:value-type="float">
            <text:p>0.035924911499</text:p>
          </table:table-cell>
        </table:table-row>
        <table:table-row table:style-name="ro1">
          <table:table-cell office:value-type="float" office:value="0.0363140106201" calcext:value-type="float">
            <text:p>0.0363140106201</text:p>
          </table:table-cell>
        </table:table-row>
        <table:table-row table:style-name="ro1">
          <table:table-cell office:value-type="float" office:value="0.0368781089783" calcext:value-type="float">
            <text:p>0.0368781089783</text:p>
          </table:table-cell>
        </table:table-row>
        <table:table-row table:style-name="ro1">
          <table:table-cell office:value-type="float" office:value="0.03639793396" calcext:value-type="float">
            <text:p>0.03639793396</text:p>
          </table:table-cell>
        </table:table-row>
        <table:table-row table:style-name="ro1">
          <table:table-cell office:value-type="float" office:value="0.035609960556" calcext:value-type="float">
            <text:p>0.035609960556</text:p>
          </table:table-cell>
        </table:table-row>
        <table:table-row table:style-name="ro1">
          <table:table-cell office:value-type="float" office:value="0.0360479354858" calcext:value-type="float">
            <text:p>0.0360479354858</text:p>
          </table:table-cell>
        </table:table-row>
        <table:table-row table:style-name="ro1">
          <table:table-cell office:value-type="float" office:value="0.0356612205505" calcext:value-type="float">
            <text:p>0.0356612205505</text:p>
          </table:table-cell>
        </table:table-row>
        <table:table-row table:style-name="ro1">
          <table:table-cell office:value-type="float" office:value="0.0361471176147" calcext:value-type="float">
            <text:p>0.0361471176147</text:p>
          </table:table-cell>
        </table:table-row>
        <table:table-row table:style-name="ro1">
          <table:table-cell office:value-type="float" office:value="0.0365309715271" calcext:value-type="float">
            <text:p>0.0365309715271</text:p>
          </table:table-cell>
        </table:table-row>
        <table:table-row table:style-name="ro1">
          <table:table-cell office:value-type="float" office:value="0.0867481231689" calcext:value-type="float">
            <text:p>0.0867481231689</text:p>
          </table:table-cell>
        </table:table-row>
        <table:table-row table:style-name="ro1">
          <table:table-cell office:value-type="float" office:value="0.0362739562988" calcext:value-type="float">
            <text:p>0.0362739562988</text:p>
          </table:table-cell>
        </table:table-row>
        <table:table-row table:style-name="ro1">
          <table:table-cell office:value-type="float" office:value="0.0369398593903" calcext:value-type="float">
            <text:p>0.0369398593903</text:p>
          </table:table-cell>
        </table:table-row>
        <table:table-row table:style-name="ro1">
          <table:table-cell office:value-type="float" office:value="0.0373640060425" calcext:value-type="float">
            <text:p>0.0373640060425</text:p>
          </table:table-cell>
        </table:table-row>
        <table:table-row table:style-name="ro1">
          <table:table-cell office:value-type="float" office:value="0.0387859344482" calcext:value-type="float">
            <text:p>0.0387859344482</text:p>
          </table:table-cell>
        </table:table-row>
        <table:table-row table:style-name="ro1">
          <table:table-cell office:value-type="float" office:value="0.0397629737854" calcext:value-type="float">
            <text:p>0.0397629737854</text:p>
          </table:table-cell>
        </table:table-row>
        <table:table-row table:style-name="ro1">
          <table:table-cell office:value-type="float" office:value="0.0393960475922" calcext:value-type="float">
            <text:p>0.0393960475922</text:p>
          </table:table-cell>
        </table:table-row>
        <table:table-row table:style-name="ro1">
          <table:table-cell office:value-type="float" office:value="0.0395758152008" calcext:value-type="float">
            <text:p>0.0395758152008</text:p>
          </table:table-cell>
        </table:table-row>
        <table:table-row table:style-name="ro1">
          <table:table-cell office:value-type="float" office:value="0.0391049385071" calcext:value-type="float">
            <text:p>0.0391049385071</text:p>
          </table:table-cell>
        </table:table-row>
        <table:table-row table:style-name="ro1">
          <table:table-cell office:value-type="float" office:value="0.038724899292" calcext:value-type="float">
            <text:p>0.038724899292</text:p>
          </table:table-cell>
        </table:table-row>
        <table:table-row table:style-name="ro1">
          <table:table-cell office:value-type="float" office:value="0.0398790836334" calcext:value-type="float">
            <text:p>0.0398790836334</text:p>
          </table:table-cell>
        </table:table-row>
        <table:table-row table:style-name="ro1">
          <table:table-cell office:value-type="float" office:value="0.0392451286316" calcext:value-type="float">
            <text:p>0.0392451286316</text:p>
          </table:table-cell>
        </table:table-row>
        <table:table-row table:style-name="ro1">
          <table:table-cell office:value-type="float" office:value="0.0410079956055" calcext:value-type="float">
            <text:p>0.0410079956055</text:p>
          </table:table-cell>
        </table:table-row>
        <table:table-row table:style-name="ro1">
          <table:table-cell office:value-type="float" office:value="0.0395369529724" calcext:value-type="float">
            <text:p>0.0395369529724</text:p>
          </table:table-cell>
        </table:table-row>
        <table:table-row table:style-name="ro1">
          <table:table-cell office:value-type="float" office:value="0.0368299484253" calcext:value-type="float">
            <text:p>0.0368299484253</text:p>
          </table:table-cell>
        </table:table-row>
        <table:table-row table:style-name="ro1">
          <table:table-cell office:value-type="float" office:value="0.0378410816193" calcext:value-type="float">
            <text:p>0.0378410816193</text:p>
          </table:table-cell>
        </table:table-row>
        <table:table-row table:style-name="ro1">
          <table:table-cell office:value-type="float" office:value="0.0368440151215" calcext:value-type="float">
            <text:p>0.0368440151215</text:p>
          </table:table-cell>
        </table:table-row>
        <table:table-row table:style-name="ro1">
          <table:table-cell office:value-type="float" office:value="0.0380492210388" calcext:value-type="float">
            <text:p>0.0380492210388</text:p>
          </table:table-cell>
        </table:table-row>
        <table:table-row table:style-name="ro1">
          <table:table-cell office:value-type="float" office:value="0.0366621017456" calcext:value-type="float">
            <text:p>0.0366621017456</text:p>
          </table:table-cell>
        </table:table-row>
        <table:table-row table:style-name="ro1">
          <table:table-cell office:value-type="float" office:value="0.0368490219116" calcext:value-type="float">
            <text:p>0.0368490219116</text:p>
          </table:table-cell>
        </table:table-row>
        <table:table-row table:style-name="ro1">
          <table:table-cell office:value-type="float" office:value="0.0360980033875" calcext:value-type="float">
            <text:p>0.0360980033875</text:p>
          </table:table-cell>
        </table:table-row>
        <table:table-row table:style-name="ro1">
          <table:table-cell office:value-type="float" office:value="0.0366358757019" calcext:value-type="float">
            <text:p>0.0366358757019</text:p>
          </table:table-cell>
        </table:table-row>
        <table:table-row table:style-name="ro1">
          <table:table-cell office:value-type="float" office:value="0.0367951393127" calcext:value-type="float">
            <text:p>0.0367951393127</text:p>
          </table:table-cell>
        </table:table-row>
        <table:table-row table:style-name="ro1">
          <table:table-cell office:value-type="float" office:value="0.0370948314667" calcext:value-type="float">
            <text:p>0.0370948314667</text:p>
          </table:table-cell>
        </table:table-row>
        <table:table-row table:style-name="ro1">
          <table:table-cell office:value-type="float" office:value="0.0369369983673" calcext:value-type="float">
            <text:p>0.0369369983673</text:p>
          </table:table-cell>
        </table:table-row>
        <table:table-row table:style-name="ro1">
          <table:table-cell office:value-type="float" office:value="0.0377418994904" calcext:value-type="float">
            <text:p>0.0377418994904</text:p>
          </table:table-cell>
        </table:table-row>
        <table:table-row table:style-name="ro1">
          <table:table-cell office:value-type="float" office:value="0.0376441478729" calcext:value-type="float">
            <text:p>0.0376441478729</text:p>
          </table:table-cell>
        </table:table-row>
        <table:table-row table:style-name="ro1">
          <table:table-cell office:value-type="float" office:value="0.0365080833435" calcext:value-type="float">
            <text:p>0.0365080833435</text:p>
          </table:table-cell>
        </table:table-row>
        <table:table-row table:style-name="ro1">
          <table:table-cell office:value-type="float" office:value="0.0380880832672" calcext:value-type="float">
            <text:p>0.0380880832672</text:p>
          </table:table-cell>
        </table:table-row>
        <table:table-row table:style-name="ro1">
          <table:table-cell office:value-type="float" office:value="0.0367848873138" calcext:value-type="float">
            <text:p>0.0367848873138</text:p>
          </table:table-cell>
        </table:table-row>
        <table:table-row table:style-name="ro1">
          <table:table-cell office:value-type="float" office:value="0.0371630191803" calcext:value-type="float">
            <text:p>0.0371630191803</text:p>
          </table:table-cell>
        </table:table-row>
        <table:table-row table:style-name="ro1">
          <table:table-cell office:value-type="float" office:value="0.0379590988159" calcext:value-type="float">
            <text:p>0.0379590988159</text:p>
          </table:table-cell>
        </table:table-row>
        <table:table-row table:style-name="ro1">
          <table:table-cell office:value-type="float" office:value="0.0416769981384" calcext:value-type="float">
            <text:p>0.0416769981384</text:p>
          </table:table-cell>
        </table:table-row>
        <table:table-row table:style-name="ro1">
          <table:table-cell office:value-type="float" office:value="0.0412650108337" calcext:value-type="float">
            <text:p>0.0412650108337</text:p>
          </table:table-cell>
        </table:table-row>
        <table:table-row table:style-name="ro1">
          <table:table-cell office:value-type="float" office:value="0.0415010452271" calcext:value-type="float">
            <text:p>0.0415010452271</text:p>
          </table:table-cell>
        </table:table-row>
        <table:table-row table:style-name="ro1">
          <table:table-cell office:value-type="float" office:value="0.0419249534607" calcext:value-type="float">
            <text:p>0.0419249534607</text:p>
          </table:table-cell>
        </table:table-row>
        <table:table-row table:style-name="ro1">
          <table:table-cell office:value-type="float" office:value="0.0420110225677" calcext:value-type="float">
            <text:p>0.0420110225677</text:p>
          </table:table-cell>
        </table:table-row>
        <table:table-row table:style-name="ro1">
          <table:table-cell office:value-type="float" office:value="0.0411381721497" calcext:value-type="float">
            <text:p>0.0411381721497</text:p>
          </table:table-cell>
        </table:table-row>
        <table:table-row table:style-name="ro1">
          <table:table-cell office:value-type="float" office:value="0.0403370857239" calcext:value-type="float">
            <text:p>0.0403370857239</text:p>
          </table:table-cell>
        </table:table-row>
        <table:table-row table:style-name="ro1">
          <table:table-cell office:value-type="float" office:value="0.039039850235" calcext:value-type="float">
            <text:p>0.039039850235</text:p>
          </table:table-cell>
        </table:table-row>
        <table:table-row table:style-name="ro1">
          <table:table-cell office:value-type="float" office:value="0.0382840633392" calcext:value-type="float">
            <text:p>0.0382840633392</text:p>
          </table:table-cell>
        </table:table-row>
        <table:table-row table:style-name="ro1">
          <table:table-cell office:value-type="float" office:value="0.0435700416565" calcext:value-type="float">
            <text:p>0.0435700416565</text:p>
          </table:table-cell>
        </table:table-row>
        <table:table-row table:style-name="ro1">
          <table:table-cell office:value-type="float" office:value="0.0417459011078" calcext:value-type="float">
            <text:p>0.0417459011078</text:p>
          </table:table-cell>
        </table:table-row>
        <table:table-row table:style-name="ro1">
          <table:table-cell office:value-type="float" office:value="0.0428879261017" calcext:value-type="float">
            <text:p>0.0428879261017</text:p>
          </table:table-cell>
        </table:table-row>
        <table:table-row table:style-name="ro1">
          <table:table-cell office:value-type="float" office:value="0.0415232181549" calcext:value-type="float">
            <text:p>0.0415232181549</text:p>
          </table:table-cell>
        </table:table-row>
        <table:table-row table:style-name="ro1">
          <table:table-cell office:value-type="float" office:value="0.0398850440979" calcext:value-type="float">
            <text:p>0.0398850440979</text:p>
          </table:table-cell>
        </table:table-row>
        <table:table-row table:style-name="ro1">
          <table:table-cell office:value-type="float" office:value="0.0409128665924" calcext:value-type="float">
            <text:p>0.0409128665924</text:p>
          </table:table-cell>
        </table:table-row>
        <table:table-row table:style-name="ro1">
          <table:table-cell office:value-type="float" office:value="0.0402278900146" calcext:value-type="float">
            <text:p>0.0402278900146</text:p>
          </table:table-cell>
        </table:table-row>
        <table:table-row table:style-name="ro1">
          <table:table-cell office:value-type="float" office:value="0.0410151481628" calcext:value-type="float">
            <text:p>0.0410151481628</text:p>
          </table:table-cell>
        </table:table-row>
        <table:table-row table:style-name="ro1">
          <table:table-cell office:value-type="float" office:value="0.0414741039276" calcext:value-type="float">
            <text:p>0.0414741039276</text:p>
          </table:table-cell>
        </table:table-row>
        <table:table-row table:style-name="ro1">
          <table:table-cell office:value-type="float" office:value="0.0432579517365" calcext:value-type="float">
            <text:p>0.0432579517365</text:p>
          </table:table-cell>
        </table:table-row>
        <table:table-row table:style-name="ro1">
          <table:table-cell office:value-type="float" office:value="0.0393679141998" calcext:value-type="float">
            <text:p>0.0393679141998</text:p>
          </table:table-cell>
        </table:table-row>
        <table:table-row table:style-name="ro1">
          <table:table-cell office:value-type="float" office:value="0.0393350124359" calcext:value-type="float">
            <text:p>0.0393350124359</text:p>
          </table:table-cell>
        </table:table-row>
        <table:table-row table:style-name="ro1">
          <table:table-cell office:value-type="float" office:value="0.039057970047" calcext:value-type="float">
            <text:p>0.039057970047</text:p>
          </table:table-cell>
        </table:table-row>
        <table:table-row table:style-name="ro1">
          <table:table-cell office:value-type="float" office:value="0.0386419296265" calcext:value-type="float">
            <text:p>0.0386419296265</text:p>
          </table:table-cell>
        </table:table-row>
        <table:table-row table:style-name="ro1">
          <table:table-cell office:value-type="float" office:value="0.0396549701691" calcext:value-type="float">
            <text:p>0.0396549701691</text:p>
          </table:table-cell>
        </table:table-row>
        <table:table-row table:style-name="ro1">
          <table:table-cell office:value-type="float" office:value="0.0407130718231" calcext:value-type="float">
            <text:p>0.0407130718231</text:p>
          </table:table-cell>
        </table:table-row>
        <table:table-row table:style-name="ro1">
          <table:table-cell office:value-type="float" office:value="0.0410900115967" calcext:value-type="float">
            <text:p>0.0410900115967</text:p>
          </table:table-cell>
        </table:table-row>
        <table:table-row table:style-name="ro1">
          <table:table-cell office:value-type="float" office:value="0.0424809455872" calcext:value-type="float">
            <text:p>0.0424809455872</text:p>
          </table:table-cell>
        </table:table-row>
        <table:table-row table:style-name="ro1">
          <table:table-cell office:value-type="float" office:value="0.042151927948" calcext:value-type="float">
            <text:p>0.042151927948</text:p>
          </table:table-cell>
        </table:table-row>
        <table:table-row table:style-name="ro1">
          <table:table-cell office:value-type="float" office:value="0.0417981147766" calcext:value-type="float">
            <text:p>0.0417981147766</text:p>
          </table:table-cell>
        </table:table-row>
        <table:table-row table:style-name="ro1">
          <table:table-cell office:value-type="float" office:value="0.042466878891" calcext:value-type="float">
            <text:p>0.042466878891</text:p>
          </table:table-cell>
        </table:table-row>
        <table:table-row table:style-name="ro1">
          <table:table-cell office:value-type="float" office:value="0.0410101413727" calcext:value-type="float">
            <text:p>0.0410101413727</text:p>
          </table:table-cell>
        </table:table-row>
        <table:table-row table:style-name="ro1">
          <table:table-cell office:value-type="float" office:value="0.0446441173553" calcext:value-type="float">
            <text:p>0.0446441173553</text:p>
          </table:table-cell>
        </table:table-row>
        <table:table-row table:style-name="ro1">
          <table:table-cell office:value-type="float" office:value="0.042955160141" calcext:value-type="float">
            <text:p>0.042955160141</text:p>
          </table:table-cell>
        </table:table-row>
        <table:table-row table:style-name="ro1">
          <table:table-cell office:value-type="float" office:value="0.0436069965363" calcext:value-type="float">
            <text:p>0.0436069965363</text:p>
          </table:table-cell>
        </table:table-row>
        <table:table-row table:style-name="ro1">
          <table:table-cell office:value-type="float" office:value="0.0419659614563" calcext:value-type="float">
            <text:p>0.0419659614563</text:p>
          </table:table-cell>
        </table:table-row>
        <table:table-row table:style-name="ro1">
          <table:table-cell office:value-type="float" office:value="0.0428190231323" calcext:value-type="float">
            <text:p>0.0428190231323</text:p>
          </table:table-cell>
        </table:table-row>
        <table:table-row table:style-name="ro1">
          <table:table-cell office:value-type="float" office:value="0.0434439182281" calcext:value-type="float">
            <text:p>0.0434439182281</text:p>
          </table:table-cell>
        </table:table-row>
        <table:table-row table:style-name="ro1">
          <table:table-cell office:value-type="float" office:value="0.0422160625458" calcext:value-type="float">
            <text:p>0.0422160625458</text:p>
          </table:table-cell>
        </table:table-row>
        <table:table-row table:style-name="ro1">
          <table:table-cell office:value-type="float" office:value="0.0430541038513" calcext:value-type="float">
            <text:p>0.0430541038513</text:p>
          </table:table-cell>
        </table:table-row>
        <table:table-row table:style-name="ro1">
          <table:table-cell office:value-type="float" office:value="0.0425429344177" calcext:value-type="float">
            <text:p>0.0425429344177</text:p>
          </table:table-cell>
        </table:table-row>
        <table:table-row table:style-name="ro1">
          <table:table-cell office:value-type="float" office:value="0.0433149337769" calcext:value-type="float">
            <text:p>0.0433149337769</text:p>
          </table:table-cell>
        </table:table-row>
        <table:table-row table:style-name="ro1">
          <table:table-cell office:value-type="float" office:value="0.0435540676117" calcext:value-type="float">
            <text:p>0.0435540676117</text:p>
          </table:table-cell>
        </table:table-row>
        <table:table-row table:style-name="ro1">
          <table:table-cell office:value-type="float" office:value="0.0454828739166" calcext:value-type="float">
            <text:p>0.0454828739166</text:p>
          </table:table-cell>
        </table:table-row>
        <table:table-row table:style-name="ro1">
          <table:table-cell office:value-type="float" office:value="0.0433170795441" calcext:value-type="float">
            <text:p>0.0433170795441</text:p>
          </table:table-cell>
        </table:table-row>
        <table:table-row table:style-name="ro1">
          <table:table-cell office:value-type="float" office:value="0.0429248809814" calcext:value-type="float">
            <text:p>0.0429248809814</text:p>
          </table:table-cell>
        </table:table-row>
        <table:table-row table:style-name="ro1">
          <table:table-cell office:value-type="float" office:value="0.0435500144958" calcext:value-type="float">
            <text:p>0.0435500144958</text:p>
          </table:table-cell>
        </table:table-row>
        <table:table-row table:style-name="ro1">
          <table:table-cell office:value-type="float" office:value="0.0435829162598" calcext:value-type="float">
            <text:p>0.0435829162598</text:p>
          </table:table-cell>
        </table:table-row>
        <table:table-row table:style-name="ro1">
          <table:table-cell office:value-type="float" office:value="0.044065952301" calcext:value-type="float">
            <text:p>0.044065952301</text:p>
          </table:table-cell>
        </table:table-row>
        <table:table-row table:style-name="ro1">
          <table:table-cell office:value-type="float" office:value="0.044548034668" calcext:value-type="float">
            <text:p>0.044548034668</text:p>
          </table:table-cell>
        </table:table-row>
        <table:table-row table:style-name="ro1">
          <table:table-cell office:value-type="float" office:value="0.043683052063" calcext:value-type="float">
            <text:p>0.043683052063</text:p>
          </table:table-cell>
        </table:table-row>
        <table:table-row table:style-name="ro1">
          <table:table-cell office:value-type="float" office:value="0.0430560112" calcext:value-type="float">
            <text:p>0.0430560112</text:p>
          </table:table-cell>
        </table:table-row>
        <table:table-row table:style-name="ro1">
          <table:table-cell office:value-type="float" office:value="0.0445239543915" calcext:value-type="float">
            <text:p>0.0445239543915</text:p>
          </table:table-cell>
        </table:table-row>
        <table:table-row table:style-name="ro1">
          <table:table-cell office:value-type="float" office:value="0.0435631275177" calcext:value-type="float">
            <text:p>0.0435631275177</text:p>
          </table:table-cell>
        </table:table-row>
        <table:table-row table:style-name="ro1">
          <table:table-cell office:value-type="float" office:value="0.0441439151764" calcext:value-type="float">
            <text:p>0.0441439151764</text:p>
          </table:table-cell>
        </table:table-row>
        <table:table-row table:style-name="ro1">
          <table:table-cell office:value-type="float" office:value="0.0436129570007" calcext:value-type="float">
            <text:p>0.0436129570007</text:p>
          </table:table-cell>
        </table:table-row>
        <table:table-row table:style-name="ro1">
          <table:table-cell office:value-type="float" office:value="0.0449650287628" calcext:value-type="float">
            <text:p>0.0449650287628</text:p>
          </table:table-cell>
        </table:table-row>
        <table:table-row table:style-name="ro1">
          <table:table-cell office:value-type="float" office:value="0.0439469814301" calcext:value-type="float">
            <text:p>0.0439469814301</text:p>
          </table:table-cell>
        </table:table-row>
        <table:table-row table:style-name="ro1">
          <table:table-cell office:value-type="float" office:value="0.0435178279877" calcext:value-type="float">
            <text:p>0.0435178279877</text:p>
          </table:table-cell>
        </table:table-row>
        <table:table-row table:style-name="ro1">
          <table:table-cell office:value-type="float" office:value="0.0446071624756" calcext:value-type="float">
            <text:p>0.0446071624756</text:p>
          </table:table-cell>
        </table:table-row>
        <table:table-row table:style-name="ro1">
          <table:table-cell office:value-type="float" office:value="0.0445439815521" calcext:value-type="float">
            <text:p>0.0445439815521</text:p>
          </table:table-cell>
        </table:table-row>
        <table:table-row table:style-name="ro1">
          <table:table-cell office:value-type="float" office:value="0.0437021255493" calcext:value-type="float">
            <text:p>0.0437021255493</text:p>
          </table:table-cell>
        </table:table-row>
        <table:table-row table:style-name="ro1">
          <table:table-cell office:value-type="float" office:value="0.0430319309235" calcext:value-type="float">
            <text:p>0.0430319309235</text:p>
          </table:table-cell>
        </table:table-row>
        <table:table-row table:style-name="ro1">
          <table:table-cell office:value-type="float" office:value="0.0439260005951" calcext:value-type="float">
            <text:p>0.0439260005951</text:p>
          </table:table-cell>
        </table:table-row>
        <table:table-row table:style-name="ro1">
          <table:table-cell office:value-type="float" office:value="0.0461530685425" calcext:value-type="float">
            <text:p>0.0461530685425</text:p>
          </table:table-cell>
        </table:table-row>
        <table:table-row table:style-name="ro1">
          <table:table-cell office:value-type="float" office:value="0.0446779727936" calcext:value-type="float">
            <text:p>0.0446779727936</text:p>
          </table:table-cell>
        </table:table-row>
        <table:table-row table:style-name="ro1">
          <table:table-cell office:value-type="float" office:value="0.0430469512939" calcext:value-type="float">
            <text:p>0.0430469512939</text:p>
          </table:table-cell>
        </table:table-row>
        <table:table-row table:style-name="ro1">
          <table:table-cell office:value-type="float" office:value="0.043203830719" calcext:value-type="float">
            <text:p>0.043203830719</text:p>
          </table:table-cell>
        </table:table-row>
        <table:table-row table:style-name="ro1">
          <table:table-cell office:value-type="float" office:value="0.0446119308472" calcext:value-type="float">
            <text:p>0.0446119308472</text:p>
          </table:table-cell>
        </table:table-row>
        <table:table-row table:style-name="ro1">
          <table:table-cell office:value-type="float" office:value="0.044468164444" calcext:value-type="float">
            <text:p>0.044468164444</text:p>
          </table:table-cell>
        </table:table-row>
        <table:table-row table:style-name="ro1">
          <table:table-cell office:value-type="float" office:value="0.0444459915161" calcext:value-type="float">
            <text:p>0.0444459915161</text:p>
          </table:table-cell>
        </table:table-row>
        <table:table-row table:style-name="ro1">
          <table:table-cell office:value-type="float" office:value="0.0453870296478" calcext:value-type="float">
            <text:p>0.0453870296478</text:p>
          </table:table-cell>
        </table:table-row>
        <table:table-row table:style-name="ro1">
          <table:table-cell office:value-type="float" office:value="0.0440719127655" calcext:value-type="float">
            <text:p>0.0440719127655</text:p>
          </table:table-cell>
        </table:table-row>
        <table:table-row table:style-name="ro1">
          <table:table-cell office:value-type="float" office:value="0.0448570251465" calcext:value-type="float">
            <text:p>0.0448570251465</text:p>
          </table:table-cell>
        </table:table-row>
        <table:table-row table:style-name="ro1">
          <table:table-cell office:value-type="float" office:value="0.0449888706207" calcext:value-type="float">
            <text:p>0.0449888706207</text:p>
          </table:table-cell>
        </table:table-row>
        <table:table-row table:style-name="ro1">
          <table:table-cell office:value-type="float" office:value="0.0420460700989" calcext:value-type="float">
            <text:p>0.0420460700989</text:p>
          </table:table-cell>
        </table:table-row>
        <table:table-row table:style-name="ro1">
          <table:table-cell office:value-type="float" office:value="0.041983127594" calcext:value-type="float">
            <text:p>0.041983127594</text:p>
          </table:table-cell>
        </table:table-row>
        <table:table-row table:style-name="ro1">
          <table:table-cell office:value-type="float" office:value="0.044322013855" calcext:value-type="float">
            <text:p>0.044322013855</text:p>
          </table:table-cell>
        </table:table-row>
        <table:table-row table:style-name="ro1">
          <table:table-cell office:value-type="float" office:value="0.0434541702271" calcext:value-type="float">
            <text:p>0.0434541702271</text:p>
          </table:table-cell>
        </table:table-row>
        <table:table-row table:style-name="ro1">
          <table:table-cell office:value-type="float" office:value="0.0414900779724" calcext:value-type="float">
            <text:p>0.0414900779724</text:p>
          </table:table-cell>
        </table:table-row>
        <table:table-row table:style-name="ro1">
          <table:table-cell office:value-type="float" office:value="0.0442740917206" calcext:value-type="float">
            <text:p>0.0442740917206</text:p>
          </table:table-cell>
        </table:table-row>
        <table:table-row table:style-name="ro1">
          <table:table-cell office:value-type="float" office:value="0.0429699420929" calcext:value-type="float">
            <text:p>0.0429699420929</text:p>
          </table:table-cell>
        </table:table-row>
        <table:table-row table:style-name="ro1">
          <table:table-cell office:value-type="float" office:value="0.0435290336609" calcext:value-type="float">
            <text:p>0.0435290336609</text:p>
          </table:table-cell>
        </table:table-row>
        <table:table-row table:style-name="ro1">
          <table:table-cell office:value-type="float" office:value="0.0416619777679" calcext:value-type="float">
            <text:p>0.0416619777679</text:p>
          </table:table-cell>
        </table:table-row>
        <table:table-row table:style-name="ro1">
          <table:table-cell office:value-type="float" office:value="0.0419490337372" calcext:value-type="float">
            <text:p>0.0419490337372</text:p>
          </table:table-cell>
        </table:table-row>
        <table:table-row table:style-name="ro1">
          <table:table-cell office:value-type="float" office:value="0.0429208278656" calcext:value-type="float">
            <text:p>0.0429208278656</text:p>
          </table:table-cell>
        </table:table-row>
        <table:table-row table:style-name="ro1">
          <table:table-cell office:value-type="float" office:value="0.042622089386" calcext:value-type="float">
            <text:p>0.042622089386</text:p>
          </table:table-cell>
        </table:table-row>
        <table:table-row table:style-name="ro1">
          <table:table-cell office:value-type="float" office:value="0.0418510437012" calcext:value-type="float">
            <text:p>0.0418510437012</text:p>
          </table:table-cell>
        </table:table-row>
        <table:table-row table:style-name="ro1">
          <table:table-cell office:value-type="float" office:value="0.0433812141418" calcext:value-type="float">
            <text:p>0.0433812141418</text:p>
          </table:table-cell>
        </table:table-row>
        <table:table-row table:style-name="ro1">
          <table:table-cell office:value-type="float" office:value="0.0420479774475" calcext:value-type="float">
            <text:p>0.0420479774475</text:p>
          </table:table-cell>
        </table:table-row>
        <table:table-row table:style-name="ro1">
          <table:table-cell office:value-type="float" office:value="0.0420191287994" calcext:value-type="float">
            <text:p>0.0420191287994</text:p>
          </table:table-cell>
        </table:table-row>
        <table:table-row table:style-name="ro1">
          <table:table-cell office:value-type="float" office:value="0.0433418750763" calcext:value-type="float">
            <text:p>0.0433418750763</text:p>
          </table:table-cell>
        </table:table-row>
        <table:table-row table:style-name="ro1">
          <table:table-cell office:value-type="float" office:value="0.0431261062622" calcext:value-type="float">
            <text:p>0.0431261062622</text:p>
          </table:table-cell>
        </table:table-row>
        <table:table-row table:style-name="ro1">
          <table:table-cell office:value-type="float" office:value="0.0432870388031" calcext:value-type="float">
            <text:p>0.0432870388031</text:p>
          </table:table-cell>
        </table:table-row>
        <table:table-row table:style-name="ro1">
          <table:table-cell office:value-type="float" office:value="0.0429739952087" calcext:value-type="float">
            <text:p>0.0429739952087</text:p>
          </table:table-cell>
        </table:table-row>
        <table:table-row table:style-name="ro1">
          <table:table-cell office:value-type="float" office:value="0.0424821376801" calcext:value-type="float">
            <text:p>0.0424821376801</text:p>
          </table:table-cell>
        </table:table-row>
        <table:table-row table:style-name="ro1">
          <table:table-cell office:value-type="float" office:value="0.0435841083527" calcext:value-type="float">
            <text:p>0.0435841083527</text:p>
          </table:table-cell>
        </table:table-row>
        <table:table-row table:style-name="ro1">
          <table:table-cell office:value-type="float" office:value="0.0428760051727" calcext:value-type="float">
            <text:p>0.0428760051727</text:p>
          </table:table-cell>
        </table:table-row>
        <table:table-row table:style-name="ro1">
          <table:table-cell office:value-type="float" office:value="0.0427968502045" calcext:value-type="float">
            <text:p>0.0427968502045</text:p>
          </table:table-cell>
        </table:table-row>
        <table:table-row table:style-name="ro1">
          <table:table-cell office:value-type="float" office:value="0.0430669784546" calcext:value-type="float">
            <text:p>0.0430669784546</text:p>
          </table:table-cell>
        </table:table-row>
        <table:table-row table:style-name="ro1">
          <table:table-cell office:value-type="float" office:value="0.0424690246582" calcext:value-type="float">
            <text:p>0.0424690246582</text:p>
          </table:table-cell>
        </table:table-row>
        <table:table-row table:style-name="ro1">
          <table:table-cell office:value-type="float" office:value="0.042986869812" calcext:value-type="float">
            <text:p>0.042986869812</text:p>
          </table:table-cell>
        </table:table-row>
        <table:table-row table:style-name="ro1">
          <table:table-cell office:value-type="float" office:value="0.0473499298096" calcext:value-type="float">
            <text:p>0.0473499298096</text:p>
          </table:table-cell>
        </table:table-row>
        <table:table-row table:style-name="ro1">
          <table:table-cell office:value-type="float" office:value="0.101786851883" calcext:value-type="float">
            <text:p>0.101786851883</text:p>
          </table:table-cell>
        </table:table-row>
        <table:table-row table:style-name="ro1">
          <table:table-cell office:value-type="float" office:value="0.100330114365" calcext:value-type="float">
            <text:p>0.100330114365</text:p>
          </table:table-cell>
        </table:table-row>
        <table:table-row table:style-name="ro1">
          <table:table-cell office:value-type="float" office:value="0.101258993149" calcext:value-type="float">
            <text:p>0.101258993149</text:p>
          </table:table-cell>
        </table:table-row>
        <table:table-row table:style-name="ro1">
          <table:table-cell office:value-type="float" office:value="0.10214805603" calcext:value-type="float">
            <text:p>0.10214805603</text:p>
          </table:table-cell>
        </table:table-row>
        <table:table-row table:style-name="ro1">
          <table:table-cell office:value-type="float" office:value="0.100249052048" calcext:value-type="float">
            <text:p>0.100249052048</text:p>
          </table:table-cell>
        </table:table-row>
        <table:table-row table:style-name="ro1">
          <table:table-cell office:value-type="float" office:value="0.0999190807343" calcext:value-type="float">
            <text:p>0.0999190807343</text:p>
          </table:table-cell>
        </table:table-row>
        <table:table-row table:style-name="ro1">
          <table:table-cell office:value-type="float" office:value="0.0996339321136" calcext:value-type="float">
            <text:p>0.0996339321136</text:p>
          </table:table-cell>
        </table:table-row>
        <table:table-row table:style-name="ro1">
          <table:table-cell office:value-type="float" office:value="0.140658855438" calcext:value-type="float">
            <text:p>0.140658855438</text:p>
          </table:table-cell>
        </table:table-row>
        <table:table-row table:style-name="ro1">
          <table:table-cell office:value-type="float" office:value="0.104233026505" calcext:value-type="float">
            <text:p>0.104233026505</text:p>
          </table:table-cell>
        </table:table-row>
        <table:table-row table:style-name="ro1">
          <table:table-cell office:value-type="float" office:value="0.101935148239" calcext:value-type="float">
            <text:p>0.101935148239</text:p>
          </table:table-cell>
        </table:table-row>
        <table:table-row table:style-name="ro1">
          <table:table-cell office:value-type="float" office:value="0.101672172546" calcext:value-type="float">
            <text:p>0.101672172546</text:p>
          </table:table-cell>
        </table:table-row>
        <table:table-row table:style-name="ro1">
          <table:table-cell office:value-type="float" office:value="0.100170850754" calcext:value-type="float">
            <text:p>0.100170850754</text:p>
          </table:table-cell>
        </table:table-row>
        <table:table-row table:style-name="ro1">
          <table:table-cell office:value-type="float" office:value="0.0997009277344" calcext:value-type="float">
            <text:p>0.0997009277344</text:p>
          </table:table-cell>
        </table:table-row>
        <table:table-row table:style-name="ro1">
          <table:table-cell office:value-type="float" office:value="0.102162122726" calcext:value-type="float">
            <text:p>0.102162122726</text:p>
          </table:table-cell>
        </table:table-row>
        <table:table-row table:style-name="ro1">
          <table:table-cell office:value-type="float" office:value="0.104614973068" calcext:value-type="float">
            <text:p>0.104614973068</text:p>
          </table:table-cell>
        </table:table-row>
        <table:table-row table:style-name="ro1">
          <table:table-cell office:value-type="float" office:value="0.103290081024" calcext:value-type="float">
            <text:p>0.103290081024</text:p>
          </table:table-cell>
        </table:table-row>
        <table:table-row table:style-name="ro1">
          <table:table-cell office:value-type="float" office:value="0.103308916092" calcext:value-type="float">
            <text:p>0.103308916092</text:p>
          </table:table-cell>
        </table:table-row>
        <table:table-row table:style-name="ro1">
          <table:table-cell office:value-type="float" office:value="0.103145837784" calcext:value-type="float">
            <text:p>0.103145837784</text:p>
          </table:table-cell>
        </table:table-row>
        <table:table-row table:style-name="ro1">
          <table:table-cell office:value-type="float" office:value="0.105179071426" calcext:value-type="float">
            <text:p>0.105179071426</text:p>
          </table:table-cell>
        </table:table-row>
        <table:table-row table:style-name="ro1">
          <table:table-cell office:value-type="float" office:value="0.103598833084" calcext:value-type="float">
            <text:p>0.103598833084</text:p>
          </table:table-cell>
        </table:table-row>
        <table:table-row table:style-name="ro1">
          <table:table-cell office:value-type="float" office:value="0.104775190353" calcext:value-type="float">
            <text:p>0.104775190353</text:p>
          </table:table-cell>
        </table:table-row>
        <table:table-row table:style-name="ro1">
          <table:table-cell office:value-type="float" office:value="0.104094982147" calcext:value-type="float">
            <text:p>0.104094982147</text:p>
          </table:table-cell>
        </table:table-row>
        <table:table-row table:style-name="ro1">
          <table:table-cell office:value-type="float" office:value="0.105453014374" calcext:value-type="float">
            <text:p>0.105453014374</text:p>
          </table:table-cell>
        </table:table-row>
        <table:table-row table:style-name="ro1">
          <table:table-cell office:value-type="float" office:value="0.104146003723" calcext:value-type="float">
            <text:p>0.104146003723</text:p>
          </table:table-cell>
        </table:table-row>
        <table:table-row table:style-name="ro1">
          <table:table-cell office:value-type="float" office:value="0.105000019073" calcext:value-type="float">
            <text:p>0.105000019073</text:p>
          </table:table-cell>
        </table:table-row>
        <table:table-row table:style-name="ro1">
          <table:table-cell office:value-type="float" office:value="0.107023954391" calcext:value-type="float">
            <text:p>0.107023954391</text:p>
          </table:table-cell>
        </table:table-row>
        <table:table-row table:style-name="ro1">
          <table:table-cell office:value-type="float" office:value="0.102838039398" calcext:value-type="float">
            <text:p>0.102838039398</text:p>
          </table:table-cell>
        </table:table-row>
        <table:table-row table:style-name="ro1">
          <table:table-cell office:value-type="float" office:value="0.0606248378754" calcext:value-type="float">
            <text:p>0.0606248378754</text:p>
          </table:table-cell>
        </table:table-row>
        <table:table-row table:style-name="ro1">
          <table:table-cell office:value-type="float" office:value="0.0637998580933" calcext:value-type="float">
            <text:p>0.0637998580933</text:p>
          </table:table-cell>
        </table:table-row>
        <table:table-row table:style-name="ro1">
          <table:table-cell office:value-type="float" office:value="0.0622279644012" calcext:value-type="float">
            <text:p>0.0622279644012</text:p>
          </table:table-cell>
        </table:table-row>
        <table:table-row table:style-name="ro1">
          <table:table-cell office:value-type="float" office:value="0.0610039234161" calcext:value-type="float">
            <text:p>0.0610039234161</text:p>
          </table:table-cell>
        </table:table-row>
        <table:table-row table:style-name="ro1">
          <table:table-cell office:value-type="float" office:value="0.0613241195679" calcext:value-type="float">
            <text:p>0.0613241195679</text:p>
          </table:table-cell>
        </table:table-row>
        <table:table-row table:style-name="ro1">
          <table:table-cell office:value-type="float" office:value="0.0591650009155" calcext:value-type="float">
            <text:p>0.0591650009155</text:p>
          </table:table-cell>
        </table:table-row>
        <table:table-row table:style-name="ro1">
          <table:table-cell office:value-type="float" office:value="0.059464931488" calcext:value-type="float">
            <text:p>0.059464931488</text:p>
          </table:table-cell>
        </table:table-row>
        <table:table-row table:style-name="ro1">
          <table:table-cell office:value-type="float" office:value="0.0610129833221" calcext:value-type="float">
            <text:p>0.0610129833221</text:p>
          </table:table-cell>
        </table:table-row>
        <table:table-row table:style-name="ro1">
          <table:table-cell office:value-type="float" office:value="0.0614900588989" calcext:value-type="float">
            <text:p>0.0614900588989</text:p>
          </table:table-cell>
        </table:table-row>
        <table:table-row table:style-name="ro1">
          <table:table-cell office:value-type="float" office:value="0.0614628791809" calcext:value-type="float">
            <text:p>0.0614628791809</text:p>
          </table:table-cell>
        </table:table-row>
        <table:table-row table:style-name="ro1">
          <table:table-cell office:value-type="float" office:value="0.0596969127655" calcext:value-type="float">
            <text:p>0.0596969127655</text:p>
          </table:table-cell>
        </table:table-row>
        <table:table-row table:style-name="ro1">
          <table:table-cell office:value-type="float" office:value="0.104943990707" calcext:value-type="float">
            <text:p>0.104943990707</text:p>
          </table:table-cell>
        </table:table-row>
        <table:table-row table:style-name="ro1">
          <table:table-cell office:value-type="float" office:value="0.10418510437" calcext:value-type="float">
            <text:p>0.10418510437</text:p>
          </table:table-cell>
        </table:table-row>
        <table:table-row table:style-name="ro1">
          <table:table-cell office:value-type="float" office:value="0.102744817734" calcext:value-type="float">
            <text:p>0.102744817734</text:p>
          </table:table-cell>
        </table:table-row>
        <table:table-row table:style-name="ro1">
          <table:table-cell office:value-type="float" office:value="0.104274988174" calcext:value-type="float">
            <text:p>0.104274988174</text:p>
          </table:table-cell>
        </table:table-row>
        <table:table-row table:style-name="ro1">
          <table:table-cell office:value-type="float" office:value="0.104738950729" calcext:value-type="float">
            <text:p>0.104738950729</text:p>
          </table:table-cell>
        </table:table-row>
        <table:table-row table:style-name="ro1">
          <table:table-cell office:value-type="float" office:value="0.104191064835" calcext:value-type="float">
            <text:p>0.104191064835</text:p>
          </table:table-cell>
        </table:table-row>
        <table:table-row table:style-name="ro1">
          <table:table-cell office:value-type="float" office:value="0.105911970139" calcext:value-type="float">
            <text:p>0.105911970139</text:p>
          </table:table-cell>
        </table:table-row>
        <table:table-row table:style-name="ro1">
          <table:table-cell office:value-type="float" office:value="0.103846073151" calcext:value-type="float">
            <text:p>0.103846073151</text:p>
          </table:table-cell>
        </table:table-row>
        <table:table-row table:style-name="ro1">
          <table:table-cell office:value-type="float" office:value="0.104768037796" calcext:value-type="float">
            <text:p>0.104768037796</text:p>
          </table:table-cell>
        </table:table-row>
        <table:table-row table:style-name="ro1">
          <table:table-cell office:value-type="float" office:value="0.108628988266" calcext:value-type="float">
            <text:p>0.108628988266</text:p>
          </table:table-cell>
        </table:table-row>
        <table:table-row table:style-name="ro1">
          <table:table-cell office:value-type="float" office:value="0.104686021805" calcext:value-type="float">
            <text:p>0.104686021805</text:p>
          </table:table-cell>
        </table:table-row>
        <table:table-row table:style-name="ro1">
          <table:table-cell office:value-type="float" office:value="0.105516910553" calcext:value-type="float">
            <text:p>0.105516910553</text:p>
          </table:table-cell>
        </table:table-row>
        <table:table-row table:style-name="ro1">
          <table:table-cell office:value-type="float" office:value="0.103842973709" calcext:value-type="float">
            <text:p>0.103842973709</text:p>
          </table:table-cell>
        </table:table-row>
        <table:table-row table:style-name="ro1">
          <table:table-cell office:value-type="float" office:value="0.107120990753" calcext:value-type="float">
            <text:p>0.107120990753</text:p>
          </table:table-cell>
        </table:table-row>
        <table:table-row table:style-name="ro1">
          <table:table-cell office:value-type="float" office:value="0.107088088989" calcext:value-type="float">
            <text:p>0.107088088989</text:p>
          </table:table-cell>
        </table:table-row>
        <table:table-row table:style-name="ro1">
          <table:table-cell office:value-type="float" office:value="0.106610774994" calcext:value-type="float">
            <text:p>0.106610774994</text:p>
          </table:table-cell>
        </table:table-row>
        <table:table-row table:style-name="ro1">
          <table:table-cell office:value-type="float" office:value="0.103422880173" calcext:value-type="float">
            <text:p>0.103422880173</text:p>
          </table:table-cell>
        </table:table-row>
        <table:table-row table:style-name="ro1">
          <table:table-cell office:value-type="float" office:value="0.104682922363" calcext:value-type="float">
            <text:p>0.104682922363</text:p>
          </table:table-cell>
        </table:table-row>
        <table:table-row table:style-name="ro1">
          <table:table-cell office:value-type="float" office:value="0.105368852615" calcext:value-type="float">
            <text:p>0.105368852615</text:p>
          </table:table-cell>
        </table:table-row>
        <table:table-row table:style-name="ro1">
          <table:table-cell office:value-type="float" office:value="0.0474390983582" calcext:value-type="float">
            <text:p>0.0474390983582</text:p>
          </table:table-cell>
        </table:table-row>
        <table:table-row table:style-name="ro1">
          <table:table-cell office:value-type="float" office:value="0.109592199326" calcext:value-type="float">
            <text:p>0.109592199326</text:p>
          </table:table-cell>
        </table:table-row>
        <table:table-row table:style-name="ro1">
          <table:table-cell office:value-type="float" office:value="0.110510110855" calcext:value-type="float">
            <text:p>0.110510110855</text:p>
          </table:table-cell>
        </table:table-row>
        <table:table-row table:style-name="ro1">
          <table:table-cell office:value-type="float" office:value="0.107763051987" calcext:value-type="float">
            <text:p>0.107763051987</text:p>
          </table:table-cell>
        </table:table-row>
        <table:table-row table:style-name="ro1">
          <table:table-cell office:value-type="float" office:value="0.109740972519" calcext:value-type="float">
            <text:p>0.109740972519</text:p>
          </table:table-cell>
        </table:table-row>
        <table:table-row table:style-name="ro1">
          <table:table-cell office:value-type="float" office:value="0.0516669750214" calcext:value-type="float">
            <text:p>0.0516669750214</text:p>
          </table:table-cell>
        </table:table-row>
        <table:table-row table:style-name="ro1">
          <table:table-cell office:value-type="float" office:value="0.0512020587921" calcext:value-type="float">
            <text:p>0.0512020587921</text:p>
          </table:table-cell>
        </table:table-row>
        <table:table-row table:style-name="ro1">
          <table:table-cell office:value-type="float" office:value="0.0514061450958" calcext:value-type="float">
            <text:p>0.0514061450958</text:p>
          </table:table-cell>
        </table:table-row>
        <table:table-row table:style-name="ro1">
          <table:table-cell office:value-type="float" office:value="0.0511329174042" calcext:value-type="float">
            <text:p>0.0511329174042</text:p>
          </table:table-cell>
        </table:table-row>
        <table:table-row table:style-name="ro1">
          <table:table-cell office:value-type="float" office:value="0.0523998737335" calcext:value-type="float">
            <text:p>0.0523998737335</text:p>
          </table:table-cell>
        </table:table-row>
        <table:table-row table:style-name="ro1">
          <table:table-cell office:value-type="float" office:value="0.0528330802917" calcext:value-type="float">
            <text:p>0.0528330802917</text:p>
          </table:table-cell>
        </table:table-row>
        <table:table-row table:style-name="ro1">
          <table:table-cell office:value-type="float" office:value="0.0529930591583" calcext:value-type="float">
            <text:p>0.0529930591583</text:p>
          </table:table-cell>
        </table:table-row>
        <table:table-row table:style-name="ro1">
          <table:table-cell office:value-type="float" office:value="0.0520000457764" calcext:value-type="float">
            <text:p>0.0520000457764</text:p>
          </table:table-cell>
        </table:table-row>
        <table:table-row table:style-name="ro1">
          <table:table-cell office:value-type="float" office:value="0.0535359382629" calcext:value-type="float">
            <text:p>0.0535359382629</text:p>
          </table:table-cell>
        </table:table-row>
        <table:table-row table:style-name="ro1">
          <table:table-cell office:value-type="float" office:value="0.0505309104919" calcext:value-type="float">
            <text:p>0.0505309104919</text:p>
          </table:table-cell>
        </table:table-row>
        <table:table-row table:style-name="ro1">
          <table:table-cell office:value-type="float" office:value="0.0538029670715" calcext:value-type="float">
            <text:p>0.0538029670715</text:p>
          </table:table-cell>
        </table:table-row>
        <table:table-row table:style-name="ro1">
          <table:table-cell office:value-type="float" office:value="0.0518119335175" calcext:value-type="float">
            <text:p>0.0518119335175</text:p>
          </table:table-cell>
        </table:table-row>
        <table:table-row table:style-name="ro1">
          <table:table-cell office:value-type="float" office:value="0.0474870204926" calcext:value-type="float">
            <text:p>0.0474870204926</text:p>
          </table:table-cell>
        </table:table-row>
        <table:table-row table:style-name="ro1">
          <table:table-cell office:value-type="float" office:value="0.0467309951782" calcext:value-type="float">
            <text:p>0.0467309951782</text:p>
          </table:table-cell>
        </table:table-row>
        <table:table-row table:style-name="ro1">
          <table:table-cell office:value-type="float" office:value="0.047868013382" calcext:value-type="float">
            <text:p>0.047868013382</text:p>
          </table:table-cell>
        </table:table-row>
        <table:table-row table:style-name="ro1">
          <table:table-cell office:value-type="float" office:value="0.0464019775391" calcext:value-type="float">
            <text:p>0.0464019775391</text:p>
          </table:table-cell>
        </table:table-row>
        <table:table-row table:style-name="ro1">
          <table:table-cell office:value-type="float" office:value="0.0487020015717" calcext:value-type="float">
            <text:p>0.0487020015717</text:p>
          </table:table-cell>
        </table:table-row>
        <table:table-row table:style-name="ro1">
          <table:table-cell office:value-type="float" office:value="0.0464389324188" calcext:value-type="float">
            <text:p>0.0464389324188</text:p>
          </table:table-cell>
        </table:table-row>
        <table:table-row table:style-name="ro1">
          <table:table-cell office:value-type="float" office:value="0.0492398738861" calcext:value-type="float">
            <text:p>0.0492398738861</text:p>
          </table:table-cell>
        </table:table-row>
        <table:table-row table:style-name="ro1">
          <table:table-cell office:value-type="float" office:value="0.0487298965454" calcext:value-type="float">
            <text:p>0.0487298965454</text:p>
          </table:table-cell>
        </table:table-row>
        <table:table-row table:style-name="ro1">
          <table:table-cell office:value-type="float" office:value="0.0487008094788" calcext:value-type="float">
            <text:p>0.0487008094788</text:p>
          </table:table-cell>
        </table:table-row>
        <table:table-row table:style-name="ro1">
          <table:table-cell office:value-type="float" office:value="0.0478930473328" calcext:value-type="float">
            <text:p>0.0478930473328</text:p>
          </table:table-cell>
        </table:table-row>
        <table:table-row table:style-name="ro1">
          <table:table-cell office:value-type="float" office:value="0.0496990680695" calcext:value-type="float">
            <text:p>0.0496990680695</text:p>
          </table:table-cell>
        </table:table-row>
        <table:table-row table:style-name="ro1">
          <table:table-cell office:value-type="float" office:value="0.0483329296112" calcext:value-type="float">
            <text:p>0.0483329296112</text:p>
          </table:table-cell>
        </table:table-row>
        <table:table-row table:style-name="ro1">
          <table:table-cell office:value-type="float" office:value="0.0478079319" calcext:value-type="float">
            <text:p>0.0478079319</text:p>
          </table:table-cell>
        </table:table-row>
        <table:table-row table:style-name="ro1">
          <table:table-cell office:value-type="float" office:value="0.0477509498596" calcext:value-type="float">
            <text:p>0.0477509498596</text:p>
          </table:table-cell>
        </table:table-row>
        <table:table-row table:style-name="ro1">
          <table:table-cell office:value-type="float" office:value="0.0484001636505" calcext:value-type="float">
            <text:p>0.0484001636505</text:p>
          </table:table-cell>
        </table:table-row>
        <table:table-row table:style-name="ro1">
          <table:table-cell office:value-type="float" office:value="0.0477499961853" calcext:value-type="float">
            <text:p>0.0477499961853</text:p>
          </table:table-cell>
        </table:table-row>
        <table:table-row table:style-name="ro1">
          <table:table-cell office:value-type="float" office:value="0.0499038696289" calcext:value-type="float">
            <text:p>0.0499038696289</text:p>
          </table:table-cell>
        </table:table-row>
        <table:table-row table:style-name="ro1">
          <table:table-cell office:value-type="float" office:value="0.0473790168762" calcext:value-type="float">
            <text:p>0.0473790168762</text:p>
          </table:table-cell>
        </table:table-row>
        <table:table-row table:style-name="ro1">
          <table:table-cell office:value-type="float" office:value="0.0499289035797" calcext:value-type="float">
            <text:p>0.0499289035797</text:p>
          </table:table-cell>
        </table:table-row>
        <table:table-row table:style-name="ro1">
          <table:table-cell office:value-type="float" office:value="0.0485429763794" calcext:value-type="float">
            <text:p>0.0485429763794</text:p>
          </table:table-cell>
        </table:table-row>
        <table:table-row table:style-name="ro1">
          <table:table-cell office:value-type="float" office:value="0.0485410690308" calcext:value-type="float">
            <text:p>0.0485410690308</text:p>
          </table:table-cell>
        </table:table-row>
        <table:table-row table:style-name="ro1">
          <table:table-cell office:value-type="float" office:value="0.0476911067963" calcext:value-type="float">
            <text:p>0.0476911067963</text:p>
          </table:table-cell>
        </table:table-row>
        <table:table-row table:style-name="ro1">
          <table:table-cell office:value-type="float" office:value="0.0485010147095" calcext:value-type="float">
            <text:p>0.0485010147095</text:p>
          </table:table-cell>
        </table:table-row>
        <table:table-row table:style-name="ro1">
          <table:table-cell office:value-type="float" office:value="0.0480649471283" calcext:value-type="float">
            <text:p>0.0480649471283</text:p>
          </table:table-cell>
        </table:table-row>
        <table:table-row table:style-name="ro1">
          <table:table-cell office:value-type="float" office:value="0.0488939285278" calcext:value-type="float">
            <text:p>0.0488939285278</text:p>
          </table:table-cell>
        </table:table-row>
        <table:table-row table:style-name="ro1">
          <table:table-cell office:value-type="float" office:value="0.0492579936981" calcext:value-type="float">
            <text:p>0.0492579936981</text:p>
          </table:table-cell>
        </table:table-row>
        <table:table-row table:style-name="ro1">
          <table:table-cell office:value-type="float" office:value="0.0489211082458" calcext:value-type="float">
            <text:p>0.0489211082458</text:p>
          </table:table-cell>
        </table:table-row>
        <table:table-row table:style-name="ro1">
          <table:table-cell office:value-type="float" office:value="0.0481679439545" calcext:value-type="float">
            <text:p>0.0481679439545</text:p>
          </table:table-cell>
        </table:table-row>
        <table:table-row table:style-name="ro1">
          <table:table-cell office:value-type="float" office:value="0.0486648082733" calcext:value-type="float">
            <text:p>0.0486648082733</text:p>
          </table:table-cell>
        </table:table-row>
        <table:table-row table:style-name="ro1">
          <table:table-cell office:value-type="float" office:value="0.0483810901642" calcext:value-type="float">
            <text:p>0.0483810901642</text:p>
          </table:table-cell>
        </table:table-row>
        <table:table-row table:style-name="ro1">
          <table:table-cell office:value-type="float" office:value="0.0487730503082" calcext:value-type="float">
            <text:p>0.0487730503082</text:p>
          </table:table-cell>
        </table:table-row>
        <table:table-row table:style-name="ro1">
          <table:table-cell office:value-type="float" office:value="0.0493030548096" calcext:value-type="float">
            <text:p>0.0493030548096</text:p>
          </table:table-cell>
        </table:table-row>
        <table:table-row table:style-name="ro1">
          <table:table-cell office:value-type="float" office:value="0.0485229492188" calcext:value-type="float">
            <text:p>0.0485229492188</text:p>
          </table:table-cell>
        </table:table-row>
        <table:table-row table:style-name="ro1">
          <table:table-cell office:value-type="float" office:value="0.0483231544495" calcext:value-type="float">
            <text:p>0.0483231544495</text:p>
          </table:table-cell>
        </table:table-row>
        <table:table-row table:style-name="ro1">
          <table:table-cell office:value-type="float" office:value="0.0487949848175" calcext:value-type="float">
            <text:p>0.0487949848175</text:p>
          </table:table-cell>
        </table:table-row>
        <table:table-row table:style-name="ro1">
          <table:table-cell office:value-type="float" office:value="0.0501670837402" calcext:value-type="float">
            <text:p>0.0501670837402</text:p>
          </table:table-cell>
        </table:table-row>
        <table:table-row table:style-name="ro1">
          <table:table-cell office:value-type="float" office:value="0.0493688583374" calcext:value-type="float">
            <text:p>0.0493688583374</text:p>
          </table:table-cell>
        </table:table-row>
        <table:table-row table:style-name="ro1">
          <table:table-cell office:value-type="float" office:value="0.0486679077148" calcext:value-type="float">
            <text:p>0.0486679077148</text:p>
          </table:table-cell>
        </table:table-row>
        <table:table-row table:style-name="ro1">
          <table:table-cell office:value-type="float" office:value="0.0489010810852" calcext:value-type="float">
            <text:p>0.0489010810852</text:p>
          </table:table-cell>
        </table:table-row>
        <table:table-row table:style-name="ro1">
          <table:table-cell office:value-type="float" office:value="0.0494658946991" calcext:value-type="float">
            <text:p>0.0494658946991</text:p>
          </table:table-cell>
        </table:table-row>
        <table:table-row table:style-name="ro1">
          <table:table-cell office:value-type="float" office:value="0.0505349636078" calcext:value-type="float">
            <text:p>0.0505349636078</text:p>
          </table:table-cell>
        </table:table-row>
        <table:table-row table:style-name="ro1">
          <table:table-cell office:value-type="float" office:value="0.0484211444855" calcext:value-type="float">
            <text:p>0.0484211444855</text:p>
          </table:table-cell>
        </table:table-row>
        <table:table-row table:style-name="ro1">
          <table:table-cell office:value-type="float" office:value="0.0490860939026" calcext:value-type="float">
            <text:p>0.0490860939026</text:p>
          </table:table-cell>
        </table:table-row>
        <table:table-row table:style-name="ro1">
          <table:table-cell office:value-type="float" office:value="0.0501799583435" calcext:value-type="float">
            <text:p>0.0501799583435</text:p>
          </table:table-cell>
        </table:table-row>
        <table:table-row table:style-name="ro1">
          <table:table-cell office:value-type="float" office:value="0.0479009151459" calcext:value-type="float">
            <text:p>0.0479009151459</text:p>
          </table:table-cell>
        </table:table-row>
        <table:table-row table:style-name="ro1">
          <table:table-cell office:value-type="float" office:value="0.0492210388184" calcext:value-type="float">
            <text:p>0.0492210388184</text:p>
          </table:table-cell>
        </table:table-row>
        <table:table-row table:style-name="ro1">
          <table:table-cell office:value-type="float" office:value="0.048572063446" calcext:value-type="float">
            <text:p>0.048572063446</text:p>
          </table:table-cell>
        </table:table-row>
        <table:table-row table:style-name="ro1">
          <table:table-cell office:value-type="float" office:value="0.0669779777527" calcext:value-type="float">
            <text:p>0.0669779777527</text:p>
          </table:table-cell>
        </table:table-row>
        <table:table-row table:style-name="ro1">
          <table:table-cell office:value-type="float" office:value="0.0667948722839" calcext:value-type="float">
            <text:p>0.0667948722839</text:p>
          </table:table-cell>
        </table:table-row>
        <table:table-row table:style-name="ro1">
          <table:table-cell office:value-type="float" office:value="0.0654349327087" calcext:value-type="float">
            <text:p>0.0654349327087</text:p>
          </table:table-cell>
        </table:table-row>
        <table:table-row table:style-name="ro1">
          <table:table-cell office:value-type="float" office:value="0.0658450126648" calcext:value-type="float">
            <text:p>0.0658450126648</text:p>
          </table:table-cell>
        </table:table-row>
        <table:table-row table:style-name="ro1">
          <table:table-cell office:value-type="float" office:value="0.0658159255981" calcext:value-type="float">
            <text:p>0.0658159255981</text:p>
          </table:table-cell>
        </table:table-row>
        <table:table-row table:style-name="ro1">
          <table:table-cell office:value-type="float" office:value="0.0659019947052" calcext:value-type="float">
            <text:p>0.0659019947052</text:p>
          </table:table-cell>
        </table:table-row>
        <table:table-row table:style-name="ro1">
          <table:table-cell office:value-type="float" office:value="0.0664131641388" calcext:value-type="float">
            <text:p>0.0664131641388</text:p>
          </table:table-cell>
        </table:table-row>
        <table:table-row table:style-name="ro1">
          <table:table-cell office:value-type="float" office:value="0.0673778057098" calcext:value-type="float">
            <text:p>0.0673778057098</text:p>
          </table:table-cell>
        </table:table-row>
        <table:table-row table:style-name="ro1">
          <table:table-cell office:value-type="float" office:value="0.0483019351959" calcext:value-type="float">
            <text:p>0.0483019351959</text:p>
          </table:table-cell>
        </table:table-row>
        <table:table-row table:style-name="ro1">
          <table:table-cell office:value-type="float" office:value="0.04842710495" calcext:value-type="float">
            <text:p>0.04842710495</text:p>
          </table:table-cell>
        </table:table-row>
        <table:table-row table:style-name="ro1">
          <table:table-cell office:value-type="float" office:value="0.0480139255524" calcext:value-type="float">
            <text:p>0.0480139255524</text:p>
          </table:table-cell>
        </table:table-row>
        <table:table-row table:style-name="ro1">
          <table:table-cell office:value-type="float" office:value="0.0483591556549" calcext:value-type="float">
            <text:p>0.0483591556549</text:p>
          </table:table-cell>
        </table:table-row>
        <table:table-row table:style-name="ro1">
          <table:table-cell office:value-type="float" office:value="0.0483739376068" calcext:value-type="float">
            <text:p>0.0483739376068</text:p>
          </table:table-cell>
        </table:table-row>
        <table:table-row table:style-name="ro1">
          <table:table-cell office:value-type="float" office:value="0.0484011173248" calcext:value-type="float">
            <text:p>0.0484011173248</text:p>
          </table:table-cell>
        </table:table-row>
        <table:table-row table:style-name="ro1">
          <table:table-cell office:value-type="float" office:value="0.048583984375" calcext:value-type="float">
            <text:p>0.048583984375</text:p>
          </table:table-cell>
        </table:table-row>
        <table:table-row table:style-name="ro1">
          <table:table-cell office:value-type="float" office:value="0.0491058826447" calcext:value-type="float">
            <text:p>0.0491058826447</text:p>
          </table:table-cell>
        </table:table-row>
        <table:table-row table:style-name="ro1">
          <table:table-cell office:value-type="float" office:value="0.0479438304901" calcext:value-type="float">
            <text:p>0.0479438304901</text:p>
          </table:table-cell>
        </table:table-row>
        <table:table-row table:style-name="ro1">
          <table:table-cell office:value-type="float" office:value="0.0496819019318" calcext:value-type="float">
            <text:p>0.0496819019318</text:p>
          </table:table-cell>
        </table:table-row>
        <table:table-row table:style-name="ro1">
          <table:table-cell office:value-type="float" office:value="0.0495290756226" calcext:value-type="float">
            <text:p>0.0495290756226</text:p>
          </table:table-cell>
        </table:table-row>
        <table:table-row table:style-name="ro1">
          <table:table-cell office:value-type="float" office:value="0.0491921901703" calcext:value-type="float">
            <text:p>0.0491921901703</text:p>
          </table:table-cell>
        </table:table-row>
        <table:table-row table:style-name="ro1">
          <table:table-cell office:value-type="float" office:value="0.0497698783875" calcext:value-type="float">
            <text:p>0.0497698783875</text:p>
          </table:table-cell>
        </table:table-row>
        <table:table-row table:style-name="ro1">
          <table:table-cell office:value-type="float" office:value="0.0487411022186" calcext:value-type="float">
            <text:p>0.0487411022186</text:p>
          </table:table-cell>
        </table:table-row>
        <table:table-row table:style-name="ro1">
          <table:table-cell office:value-type="float" office:value="0.0489971637726" calcext:value-type="float">
            <text:p>0.0489971637726</text:p>
          </table:table-cell>
        </table:table-row>
        <table:table-row table:style-name="ro1">
          <table:table-cell office:value-type="float" office:value="0.0487101078033" calcext:value-type="float">
            <text:p>0.0487101078033</text:p>
          </table:table-cell>
        </table:table-row>
        <table:table-row table:style-name="ro1">
          <table:table-cell office:value-type="float" office:value="0.0491359233856" calcext:value-type="float">
            <text:p>0.0491359233856</text:p>
          </table:table-cell>
        </table:table-row>
        <table:table-row table:style-name="ro1">
          <table:table-cell office:value-type="float" office:value="0.048761844635" calcext:value-type="float">
            <text:p>0.048761844635</text:p>
          </table:table-cell>
        </table:table-row>
        <table:table-row table:style-name="ro1">
          <table:table-cell office:value-type="float" office:value="0.0536689758301" calcext:value-type="float">
            <text:p>0.0536689758301</text:p>
          </table:table-cell>
        </table:table-row>
        <table:table-row table:style-name="ro1">
          <table:table-cell office:value-type="float" office:value="0.053083896637" calcext:value-type="float">
            <text:p>0.053083896637</text:p>
          </table:table-cell>
        </table:table-row>
        <table:table-row table:style-name="ro1">
          <table:table-cell office:value-type="float" office:value="0.0494990348816" calcext:value-type="float">
            <text:p>0.0494990348816</text:p>
          </table:table-cell>
        </table:table-row>
        <table:table-row table:style-name="ro1">
          <table:table-cell office:value-type="float" office:value="0.0491859912872" calcext:value-type="float">
            <text:p>0.0491859912872</text:p>
          </table:table-cell>
        </table:table-row>
        <table:table-row table:style-name="ro1">
          <table:table-cell office:value-type="float" office:value="0.0473339557648" calcext:value-type="float">
            <text:p>0.0473339557648</text:p>
          </table:table-cell>
        </table:table-row>
        <table:table-row table:style-name="ro1">
          <table:table-cell office:value-type="float" office:value="0.0476877689362" calcext:value-type="float">
            <text:p>0.0476877689362</text:p>
          </table:table-cell>
        </table:table-row>
        <table:table-row table:style-name="ro1">
          <table:table-cell office:value-type="float" office:value="0.0492050647736" calcext:value-type="float">
            <text:p>0.0492050647736</text:p>
          </table:table-cell>
        </table:table-row>
        <table:table-row table:style-name="ro1">
          <table:table-cell office:value-type="float" office:value="0.048033952713" calcext:value-type="float">
            <text:p>0.048033952713</text:p>
          </table:table-cell>
        </table:table-row>
        <table:table-row table:style-name="ro1">
          <table:table-cell office:value-type="float" office:value="0.0491490364075" calcext:value-type="float">
            <text:p>0.0491490364075</text:p>
          </table:table-cell>
        </table:table-row>
        <table:table-row table:style-name="ro1">
          <table:table-cell office:value-type="float" office:value="0.0493030548096" calcext:value-type="float">
            <text:p>0.0493030548096</text:p>
          </table:table-cell>
        </table:table-row>
        <table:table-row table:style-name="ro1">
          <table:table-cell office:value-type="float" office:value="0.0487208366394" calcext:value-type="float">
            <text:p>0.0487208366394</text:p>
          </table:table-cell>
        </table:table-row>
        <table:table-row table:style-name="ro1">
          <table:table-cell office:value-type="float" office:value="0.0480380058289" calcext:value-type="float">
            <text:p>0.0480380058289</text:p>
          </table:table-cell>
        </table:table-row>
        <table:table-row table:style-name="ro1">
          <table:table-cell office:value-type="float" office:value="0.0485219955444" calcext:value-type="float">
            <text:p>0.0485219955444</text:p>
          </table:table-cell>
        </table:table-row>
        <table:table-row table:style-name="ro1">
          <table:table-cell office:value-type="float" office:value="0.0482039451599" calcext:value-type="float">
            <text:p>0.0482039451599</text:p>
          </table:table-cell>
        </table:table-row>
        <table:table-row table:style-name="ro1">
          <table:table-cell office:value-type="float" office:value="0.0492351055145" calcext:value-type="float">
            <text:p>0.0492351055145</text:p>
          </table:table-cell>
        </table:table-row>
        <table:table-row table:style-name="ro1">
          <table:table-cell office:value-type="float" office:value="0.0481660366058" calcext:value-type="float">
            <text:p>0.0481660366058</text:p>
          </table:table-cell>
        </table:table-row>
        <table:table-row table:style-name="ro1">
          <table:table-cell office:value-type="float" office:value="0.0500671863556" calcext:value-type="float">
            <text:p>0.0500671863556</text:p>
          </table:table-cell>
        </table:table-row>
        <table:table-row table:style-name="ro1">
          <table:table-cell office:value-type="float" office:value="0.0501720905304" calcext:value-type="float">
            <text:p>0.0501720905304</text:p>
          </table:table-cell>
        </table:table-row>
        <table:table-row table:style-name="ro1">
          <table:table-cell office:value-type="float" office:value="0.120992183685" calcext:value-type="float">
            <text:p>0.120992183685</text:p>
          </table:table-cell>
        </table:table-row>
        <table:table-row table:style-name="ro1">
          <table:table-cell office:value-type="float" office:value="0.1223051548" calcext:value-type="float">
            <text:p>0.1223051548</text:p>
          </table:table-cell>
        </table:table-row>
        <table:table-row table:style-name="ro1">
          <table:table-cell office:value-type="float" office:value="0.121335029602" calcext:value-type="float">
            <text:p>0.121335029602</text:p>
          </table:table-cell>
        </table:table-row>
        <table:table-row table:style-name="ro1">
          <table:table-cell office:value-type="float" office:value="0.122287988663" calcext:value-type="float">
            <text:p>0.122287988663</text:p>
          </table:table-cell>
        </table:table-row>
        <table:table-row table:style-name="ro1">
          <table:table-cell office:value-type="float" office:value="0.121834993362" calcext:value-type="float">
            <text:p>0.121834993362</text:p>
          </table:table-cell>
        </table:table-row>
        <table:table-row table:style-name="ro1">
          <table:table-cell office:value-type="float" office:value="0.123393058777" calcext:value-type="float">
            <text:p>0.123393058777</text:p>
          </table:table-cell>
        </table:table-row>
        <table:table-row table:style-name="ro1">
          <table:table-cell office:value-type="float" office:value="0.123135089874" calcext:value-type="float">
            <text:p>0.123135089874</text:p>
          </table:table-cell>
        </table:table-row>
        <table:table-row table:style-name="ro1">
          <table:table-cell office:value-type="float" office:value="0.123443126678" calcext:value-type="float">
            <text:p>0.123443126678</text:p>
          </table:table-cell>
        </table:table-row>
        <table:table-row table:style-name="ro1">
          <table:table-cell office:value-type="float" office:value="0.122514009476" calcext:value-type="float">
            <text:p>0.122514009476</text:p>
          </table:table-cell>
        </table:table-row>
        <table:table-row table:style-name="ro1">
          <table:table-cell office:value-type="float" office:value="0.125918149948" calcext:value-type="float">
            <text:p>0.125918149948</text:p>
          </table:table-cell>
        </table:table-row>
        <table:table-row table:style-name="ro1">
          <table:table-cell office:value-type="float" office:value="0.121729135513" calcext:value-type="float">
            <text:p>0.121729135513</text:p>
          </table:table-cell>
        </table:table-row>
        <table:table-row table:style-name="ro1">
          <table:table-cell office:value-type="float" office:value="0.123456001282" calcext:value-type="float">
            <text:p>0.123456001282</text:p>
          </table:table-cell>
        </table:table-row>
        <table:table-row table:style-name="ro1">
          <table:table-cell office:value-type="float" office:value="0.122161149979" calcext:value-type="float">
            <text:p>0.122161149979</text:p>
          </table:table-cell>
        </table:table-row>
        <table:table-row table:style-name="ro1">
          <table:table-cell office:value-type="float" office:value="0.123285055161" calcext:value-type="float">
            <text:p>0.123285055161</text:p>
          </table:table-cell>
        </table:table-row>
        <table:table-row table:style-name="ro1">
          <table:table-cell office:value-type="float" office:value="0.0609810352325" calcext:value-type="float">
            <text:p>0.0609810352325</text:p>
          </table:table-cell>
        </table:table-row>
        <table:table-row table:style-name="ro1">
          <table:table-cell office:value-type="float" office:value="0.0604720115662" calcext:value-type="float">
            <text:p>0.0604720115662</text:p>
          </table:table-cell>
        </table:table-row>
        <table:table-row table:style-name="ro1">
          <table:table-cell office:value-type="float" office:value="0.0594120025635" calcext:value-type="float">
            <text:p>0.0594120025635</text:p>
          </table:table-cell>
        </table:table-row>
        <table:table-row table:style-name="ro1">
          <table:table-cell office:value-type="float" office:value="0.0590991973877" calcext:value-type="float">
            <text:p>0.0590991973877</text:p>
          </table:table-cell>
        </table:table-row>
        <table:table-row table:style-name="ro1">
          <table:table-cell office:value-type="float" office:value="0.0574851036072" calcext:value-type="float">
            <text:p>0.0574851036072</text:p>
          </table:table-cell>
        </table:table-row>
        <table:table-row table:style-name="ro1">
          <table:table-cell office:value-type="float" office:value="0.0663759708405" calcext:value-type="float">
            <text:p>0.0663759708405</text:p>
          </table:table-cell>
        </table:table-row>
        <table:table-row table:style-name="ro1">
          <table:table-cell office:value-type="float" office:value="0.0600390434265" calcext:value-type="float">
            <text:p>0.0600390434265</text:p>
          </table:table-cell>
        </table:table-row>
        <table:table-row table:style-name="ro1">
          <table:table-cell office:value-type="float" office:value="0.050843000412" calcext:value-type="float">
            <text:p>0.050843000412</text:p>
          </table:table-cell>
        </table:table-row>
        <table:table-row table:style-name="ro1">
          <table:table-cell office:value-type="float" office:value="0.0506269931793" calcext:value-type="float">
            <text:p>0.0506269931793</text:p>
          </table:table-cell>
        </table:table-row>
        <table:table-row table:style-name="ro1">
          <table:table-cell office:value-type="float" office:value="0.0506768226624" calcext:value-type="float">
            <text:p>0.0506768226624</text:p>
          </table:table-cell>
        </table:table-row>
        <table:table-row table:style-name="ro1">
          <table:table-cell office:value-type="float" office:value="0.0510849952698" calcext:value-type="float">
            <text:p>0.0510849952698</text:p>
          </table:table-cell>
        </table:table-row>
        <table:table-row table:style-name="ro1">
          <table:table-cell office:value-type="float" office:value="0.0509300231934" calcext:value-type="float">
            <text:p>0.0509300231934</text:p>
          </table:table-cell>
        </table:table-row>
        <table:table-row table:style-name="ro1">
          <table:table-cell office:value-type="float" office:value="0.0503451824188" calcext:value-type="float">
            <text:p>0.0503451824188</text:p>
          </table:table-cell>
        </table:table-row>
        <table:table-row table:style-name="ro1">
          <table:table-cell office:value-type="float" office:value="0.0508241653442" calcext:value-type="float">
            <text:p>0.0508241653442</text:p>
          </table:table-cell>
        </table:table-row>
        <table:table-row table:style-name="ro1">
          <table:table-cell office:value-type="float" office:value="0.0502378940582" calcext:value-type="float">
            <text:p>0.0502378940582</text:p>
          </table:table-cell>
        </table:table-row>
        <table:table-row table:style-name="ro1">
          <table:table-cell office:value-type="float" office:value="0.0508019924164" calcext:value-type="float">
            <text:p>0.0508019924164</text:p>
          </table:table-cell>
        </table:table-row>
        <table:table-row table:style-name="ro1">
          <table:table-cell office:value-type="float" office:value="0.0493710041046" calcext:value-type="float">
            <text:p>0.0493710041046</text:p>
          </table:table-cell>
        </table:table-row>
        <table:table-row table:style-name="ro1">
          <table:table-cell office:value-type="float" office:value="0.0495851039886" calcext:value-type="float">
            <text:p>0.0495851039886</text:p>
          </table:table-cell>
        </table:table-row>
        <table:table-row table:style-name="ro1">
          <table:table-cell office:value-type="float" office:value="0.0519871711731" calcext:value-type="float">
            <text:p>0.0519871711731</text:p>
          </table:table-cell>
        </table:table-row>
        <table:table-row table:style-name="ro1">
          <table:table-cell office:value-type="float" office:value="0.0499060153961" calcext:value-type="float">
            <text:p>0.0499060153961</text:p>
          </table:table-cell>
        </table:table-row>
        <table:table-row table:style-name="ro1">
          <table:table-cell office:value-type="float" office:value="0.0507438182831" calcext:value-type="float">
            <text:p>0.0507438182831</text:p>
          </table:table-cell>
        </table:table-row>
        <table:table-row table:style-name="ro1">
          <table:table-cell office:value-type="float" office:value="0.0501549243927" calcext:value-type="float">
            <text:p>0.0501549243927</text:p>
          </table:table-cell>
        </table:table-row>
        <table:table-row table:style-name="ro1">
          <table:table-cell office:value-type="float" office:value="0.0518319606781" calcext:value-type="float">
            <text:p>0.0518319606781</text:p>
          </table:table-cell>
        </table:table-row>
        <table:table-row table:style-name="ro1">
          <table:table-cell office:value-type="float" office:value="0.0497970581055" calcext:value-type="float">
            <text:p>0.0497970581055</text:p>
          </table:table-cell>
        </table:table-row>
        <table:table-row table:style-name="ro1">
          <table:table-cell office:value-type="float" office:value="0.0503849983215" calcext:value-type="float">
            <text:p>0.0503849983215</text:p>
          </table:table-cell>
        </table:table-row>
        <table:table-row table:style-name="ro1">
          <table:table-cell office:value-type="float" office:value="0.0501987934113" calcext:value-type="float">
            <text:p>0.0501987934113</text:p>
          </table:table-cell>
        </table:table-row>
        <table:table-row table:style-name="ro1">
          <table:table-cell office:value-type="float" office:value="0.0507850646973" calcext:value-type="float">
            <text:p>0.0507850646973</text:p>
          </table:table-cell>
        </table:table-row>
        <table:table-row table:style-name="ro1">
          <table:table-cell office:value-type="float" office:value="0.0542471408844" calcext:value-type="float">
            <text:p>0.0542471408844</text:p>
          </table:table-cell>
        </table:table-row>
        <table:table-row table:style-name="ro1">
          <table:table-cell office:value-type="float" office:value="0.0545568466187" calcext:value-type="float">
            <text:p>0.0545568466187</text:p>
          </table:table-cell>
        </table:table-row>
        <table:table-row table:style-name="ro1">
          <table:table-cell office:value-type="float" office:value="0.0513401031494" calcext:value-type="float">
            <text:p>0.0513401031494</text:p>
          </table:table-cell>
        </table:table-row>
        <table:table-row table:style-name="ro1">
          <table:table-cell office:value-type="float" office:value="0.0506310462952" calcext:value-type="float">
            <text:p>0.0506310462952</text:p>
          </table:table-cell>
        </table:table-row>
        <table:table-row table:style-name="ro1">
          <table:table-cell office:value-type="float" office:value="0.0520949363708" calcext:value-type="float">
            <text:p>0.0520949363708</text:p>
          </table:table-cell>
        </table:table-row>
        <table:table-row table:style-name="ro1">
          <table:table-cell office:value-type="float" office:value="0.0499789714813" calcext:value-type="float">
            <text:p>0.0499789714813</text:p>
          </table:table-cell>
        </table:table-row>
        <table:table-row table:style-name="ro1">
          <table:table-cell office:value-type="float" office:value="0.0514769554138" calcext:value-type="float">
            <text:p>0.0514769554138</text:p>
          </table:table-cell>
        </table:table-row>
        <table:table-row table:style-name="ro1">
          <table:table-cell office:value-type="float" office:value="0.0504128932953" calcext:value-type="float">
            <text:p>0.0504128932953</text:p>
          </table:table-cell>
        </table:table-row>
        <table:table-row table:style-name="ro1">
          <table:table-cell office:value-type="float" office:value="0.0501430034637" calcext:value-type="float">
            <text:p>0.0501430034637</text:p>
          </table:table-cell>
        </table:table-row>
        <table:table-row table:style-name="ro1">
          <table:table-cell office:value-type="float" office:value="0.0494620800018" calcext:value-type="float">
            <text:p>0.0494620800018</text:p>
          </table:table-cell>
        </table:table-row>
        <table:table-row table:style-name="ro1">
          <table:table-cell office:value-type="float" office:value="0.0521302223206" calcext:value-type="float">
            <text:p>0.0521302223206</text:p>
          </table:table-cell>
        </table:table-row>
        <table:table-row table:style-name="ro1">
          <table:table-cell office:value-type="float" office:value="0.0547089576721" calcext:value-type="float">
            <text:p>0.0547089576721</text:p>
          </table:table-cell>
        </table:table-row>
        <table:table-row table:style-name="ro1">
          <table:table-cell office:value-type="float" office:value="0.0542669296265" calcext:value-type="float">
            <text:p>0.0542669296265</text:p>
          </table:table-cell>
        </table:table-row>
        <table:table-row table:style-name="ro1">
          <table:table-cell office:value-type="float" office:value="0.0503849983215" calcext:value-type="float">
            <text:p>0.0503849983215</text:p>
          </table:table-cell>
        </table:table-row>
        <table:table-row table:style-name="ro1">
          <table:table-cell office:value-type="float" office:value="0.0535569190979" calcext:value-type="float">
            <text:p>0.0535569190979</text:p>
          </table:table-cell>
        </table:table-row>
        <table:table-row table:style-name="ro1">
          <table:table-cell office:value-type="float" office:value="0.0524771213531" calcext:value-type="float">
            <text:p>0.0524771213531</text:p>
          </table:table-cell>
        </table:table-row>
        <table:table-row table:style-name="ro1">
          <table:table-cell office:value-type="float" office:value="0.0530688762665" calcext:value-type="float">
            <text:p>0.0530688762665</text:p>
          </table:table-cell>
        </table:table-row>
        <table:table-row table:style-name="ro1">
          <table:table-cell office:value-type="float" office:value="0.0524678230286" calcext:value-type="float">
            <text:p>0.0524678230286</text:p>
          </table:table-cell>
        </table:table-row>
        <table:table-row table:style-name="ro1">
          <table:table-cell office:value-type="float" office:value="0.0538809299469" calcext:value-type="float">
            <text:p>0.0538809299469</text:p>
          </table:table-cell>
        </table:table-row>
        <table:table-row table:style-name="ro1">
          <table:table-cell office:value-type="float" office:value="0.0540790557861" calcext:value-type="float">
            <text:p>0.0540790557861</text:p>
          </table:table-cell>
        </table:table-row>
        <table:table-row table:style-name="ro1">
          <table:table-cell office:value-type="float" office:value="0.0540261268616" calcext:value-type="float">
            <text:p>0.0540261268616</text:p>
          </table:table-cell>
        </table:table-row>
        <table:table-row table:style-name="ro1">
          <table:table-cell office:value-type="float" office:value="0.0526158809662" calcext:value-type="float">
            <text:p>0.0526158809662</text:p>
          </table:table-cell>
        </table:table-row>
        <table:table-row table:style-name="ro1">
          <table:table-cell office:value-type="float" office:value="0.0537729263306" calcext:value-type="float">
            <text:p>0.0537729263306</text:p>
          </table:table-cell>
        </table:table-row>
        <table:table-row table:style-name="ro1">
          <table:table-cell office:value-type="float" office:value="0.053594827652" calcext:value-type="float">
            <text:p>0.053594827652</text:p>
          </table:table-cell>
        </table:table-row>
        <table:table-row table:style-name="ro1">
          <table:table-cell office:value-type="float" office:value="0.0538320541382" calcext:value-type="float">
            <text:p>0.0538320541382</text:p>
          </table:table-cell>
        </table:table-row>
        <table:table-row table:style-name="ro1">
          <table:table-cell office:value-type="float" office:value="0.0528960227966" calcext:value-type="float">
            <text:p>0.0528960227966</text:p>
          </table:table-cell>
        </table:table-row>
        <table:table-row table:style-name="ro1">
          <table:table-cell office:value-type="float" office:value="0.052680015564" calcext:value-type="float">
            <text:p>0.052680015564</text:p>
          </table:table-cell>
        </table:table-row>
        <table:table-row table:style-name="ro1">
          <table:table-cell office:value-type="float" office:value="0.0534610748291" calcext:value-type="float">
            <text:p>0.0534610748291</text:p>
          </table:table-cell>
        </table:table-row>
        <table:table-row table:style-name="ro1">
          <table:table-cell office:value-type="float" office:value="0.0531420707703" calcext:value-type="float">
            <text:p>0.0531420707703</text:p>
          </table:table-cell>
        </table:table-row>
        <table:table-row table:style-name="ro1">
          <table:table-cell office:value-type="float" office:value="0.0564789772034" calcext:value-type="float">
            <text:p>0.0564789772034</text:p>
          </table:table-cell>
        </table:table-row>
        <table:table-row table:style-name="ro1">
          <table:table-cell office:value-type="float" office:value="0.0537049770355" calcext:value-type="float">
            <text:p>0.0537049770355</text:p>
          </table:table-cell>
        </table:table-row>
        <table:table-row table:style-name="ro1">
          <table:table-cell office:value-type="float" office:value="0.0539212226868" calcext:value-type="float">
            <text:p>0.0539212226868</text:p>
          </table:table-cell>
        </table:table-row>
        <table:table-row table:style-name="ro1">
          <table:table-cell office:value-type="float" office:value="0.0540659427643" calcext:value-type="float">
            <text:p>0.0540659427643</text:p>
          </table:table-cell>
        </table:table-row>
        <table:table-row table:style-name="ro1">
          <table:table-cell office:value-type="float" office:value="0.0549869537354" calcext:value-type="float">
            <text:p>0.0549869537354</text:p>
          </table:table-cell>
        </table:table-row>
        <table:table-row table:style-name="ro1">
          <table:table-cell office:value-type="float" office:value="0.0542800426483" calcext:value-type="float">
            <text:p>0.0542800426483</text:p>
          </table:table-cell>
        </table:table-row>
        <table:table-row table:style-name="ro1">
          <table:table-cell office:value-type="float" office:value="0.0531768798828" calcext:value-type="float">
            <text:p>0.0531768798828</text:p>
          </table:table-cell>
        </table:table-row>
        <table:table-row table:style-name="ro1">
          <table:table-cell office:value-type="float" office:value="0.0540180206299" calcext:value-type="float">
            <text:p>0.0540180206299</text:p>
          </table:table-cell>
        </table:table-row>
        <table:table-row table:style-name="ro1">
          <table:table-cell office:value-type="float" office:value="0.0534589290619" calcext:value-type="float">
            <text:p>0.0534589290619</text:p>
          </table:table-cell>
        </table:table-row>
        <table:table-row table:style-name="ro1">
          <table:table-cell office:value-type="float" office:value="0.0555939674377" calcext:value-type="float">
            <text:p>0.0555939674377</text:p>
          </table:table-cell>
        </table:table-row>
        <table:table-row table:style-name="ro1">
          <table:table-cell office:value-type="float" office:value="0.053946018219" calcext:value-type="float">
            <text:p>0.053946018219</text:p>
          </table:table-cell>
        </table:table-row>
        <table:table-row table:style-name="ro1">
          <table:table-cell office:value-type="float" office:value="0.0563170909882" calcext:value-type="float">
            <text:p>0.0563170909882</text:p>
          </table:table-cell>
        </table:table-row>
        <table:table-row table:style-name="ro1">
          <table:table-cell office:value-type="float" office:value="0.0542898178101" calcext:value-type="float">
            <text:p>0.0542898178101</text:p>
          </table:table-cell>
        </table:table-row>
        <table:table-row table:style-name="ro1">
          <table:table-cell office:value-type="float" office:value="0.0872859954834" calcext:value-type="float">
            <text:p>0.0872859954834</text:p>
          </table:table-cell>
        </table:table-row>
        <table:table-row table:style-name="ro1">
          <table:table-cell office:value-type="float" office:value="0.0852229595184" calcext:value-type="float">
            <text:p>0.0852229595184</text:p>
          </table:table-cell>
        </table:table-row>
        <table:table-row table:style-name="ro1">
          <table:table-cell office:value-type="float" office:value="0.0861251354218" calcext:value-type="float">
            <text:p>0.0861251354218</text:p>
          </table:table-cell>
        </table:table-row>
        <table:table-row table:style-name="ro1">
          <table:table-cell office:value-type="float" office:value="0.08762383461" calcext:value-type="float">
            <text:p>0.08762383461</text:p>
          </table:table-cell>
        </table:table-row>
        <table:table-row table:style-name="ro1">
          <table:table-cell office:value-type="float" office:value="0.0860841274261" calcext:value-type="float">
            <text:p>0.0860841274261</text:p>
          </table:table-cell>
        </table:table-row>
        <table:table-row table:style-name="ro1">
          <table:table-cell office:value-type="float" office:value="0.0865399837494" calcext:value-type="float">
            <text:p>0.0865399837494</text:p>
          </table:table-cell>
        </table:table-row>
        <table:table-row table:style-name="ro1">
          <table:table-cell office:value-type="float" office:value="0.0856328010559" calcext:value-type="float">
            <text:p>0.0856328010559</text:p>
          </table:table-cell>
        </table:table-row>
        <table:table-row table:style-name="ro1">
          <table:table-cell office:value-type="float" office:value="0.084627866745" calcext:value-type="float">
            <text:p>0.084627866745</text:p>
          </table:table-cell>
        </table:table-row>
        <table:table-row table:style-name="ro1">
          <table:table-cell office:value-type="float" office:value="0.0858559608459" calcext:value-type="float">
            <text:p>0.0858559608459</text:p>
          </table:table-cell>
        </table:table-row>
        <table:table-row table:style-name="ro1">
          <table:table-cell office:value-type="float" office:value="0.088054895401" calcext:value-type="float">
            <text:p>0.088054895401</text:p>
          </table:table-cell>
        </table:table-row>
        <table:table-row table:style-name="ro1">
          <table:table-cell office:value-type="float" office:value="0.0863389968872" calcext:value-type="float">
            <text:p>0.0863389968872</text:p>
          </table:table-cell>
        </table:table-row>
        <table:table-row table:style-name="ro1">
          <table:table-cell office:value-type="float" office:value="0.0866761207581" calcext:value-type="float">
            <text:p>0.0866761207581</text:p>
          </table:table-cell>
        </table:table-row>
        <table:table-row table:style-name="ro1">
          <table:table-cell office:value-type="float" office:value="0.087406873703" calcext:value-type="float">
            <text:p>0.087406873703</text:p>
          </table:table-cell>
        </table:table-row>
        <table:table-row table:style-name="ro1">
          <table:table-cell office:value-type="float" office:value="0.0866289138794" calcext:value-type="float">
            <text:p>0.0866289138794</text:p>
          </table:table-cell>
        </table:table-row>
        <table:table-row table:style-name="ro1">
          <table:table-cell office:value-type="float" office:value="0.0865700244904" calcext:value-type="float">
            <text:p>0.0865700244904</text:p>
          </table:table-cell>
        </table:table-row>
        <table:table-row table:style-name="ro1">
          <table:table-cell office:value-type="float" office:value="0.0876839160919" calcext:value-type="float">
            <text:p>0.0876839160919</text:p>
          </table:table-cell>
        </table:table-row>
        <table:table-row table:style-name="ro1">
          <table:table-cell office:value-type="float" office:value="0.0872671604156" calcext:value-type="float">
            <text:p>0.0872671604156</text:p>
          </table:table-cell>
        </table:table-row>
        <table:table-row table:style-name="ro1">
          <table:table-cell office:value-type="float" office:value="0.0860359668732" calcext:value-type="float">
            <text:p>0.0860359668732</text:p>
          </table:table-cell>
        </table:table-row>
        <table:table-row table:style-name="ro1">
          <table:table-cell office:value-type="float" office:value="0.0854778289795" calcext:value-type="float">
            <text:p>0.0854778289795</text:p>
          </table:table-cell>
        </table:table-row>
        <table:table-row table:style-name="ro1">
          <table:table-cell office:value-type="float" office:value="0.0869960784912" calcext:value-type="float">
            <text:p>0.0869960784912</text:p>
          </table:table-cell>
        </table:table-row>
        <table:table-row table:style-name="ro1">
          <table:table-cell office:value-type="float" office:value="0.0903849601746" calcext:value-type="float">
            <text:p>0.0903849601746</text:p>
          </table:table-cell>
        </table:table-row>
        <table:table-row table:style-name="ro1">
          <table:table-cell office:value-type="float" office:value="0.0859351158142" calcext:value-type="float">
            <text:p>0.0859351158142</text:p>
          </table:table-cell>
        </table:table-row>
        <table:table-row table:style-name="ro1">
          <table:table-cell office:value-type="float" office:value="0.0875358581543" calcext:value-type="float">
            <text:p>0.0875358581543</text:p>
          </table:table-cell>
        </table:table-row>
        <table:table-row table:style-name="ro1">
          <table:table-cell office:value-type="float" office:value="0.0863020420074" calcext:value-type="float">
            <text:p>0.0863020420074</text:p>
          </table:table-cell>
        </table:table-row>
        <table:table-row table:style-name="ro1">
          <table:table-cell office:value-type="float" office:value="0.0863251686096" calcext:value-type="float">
            <text:p>0.0863251686096</text:p>
          </table:table-cell>
        </table:table-row>
        <table:table-row table:style-name="ro1">
          <table:table-cell office:value-type="float" office:value="0.0849430561066" calcext:value-type="float">
            <text:p>0.0849430561066</text:p>
          </table:table-cell>
        </table:table-row>
        <table:table-row table:style-name="ro1">
          <table:table-cell office:value-type="float" office:value="0.0884079933167" calcext:value-type="float">
            <text:p>0.0884079933167</text:p>
          </table:table-cell>
        </table:table-row>
        <table:table-row table:style-name="ro1">
          <table:table-cell office:value-type="float" office:value="0.0855181217194" calcext:value-type="float">
            <text:p>0.0855181217194</text:p>
          </table:table-cell>
        </table:table-row>
        <table:table-row table:style-name="ro1">
          <table:table-cell office:value-type="float" office:value="0.08744597435" calcext:value-type="float">
            <text:p>0.08744597435</text:p>
          </table:table-cell>
        </table:table-row>
        <table:table-row table:style-name="ro1">
          <table:table-cell office:value-type="float" office:value="0.0861489772797" calcext:value-type="float">
            <text:p>0.0861489772797</text:p>
          </table:table-cell>
        </table:table-row>
        <table:table-row table:style-name="ro1">
          <table:table-cell office:value-type="float" office:value="0.0861558914185" calcext:value-type="float">
            <text:p>0.0861558914185</text:p>
          </table:table-cell>
        </table:table-row>
        <table:table-row table:style-name="ro1">
          <table:table-cell office:value-type="float" office:value="0.085597038269" calcext:value-type="float">
            <text:p>0.085597038269</text:p>
          </table:table-cell>
        </table:table-row>
        <table:table-row table:style-name="ro1">
          <table:table-cell office:value-type="float" office:value="0.0875289440155" calcext:value-type="float">
            <text:p>0.0875289440155</text:p>
          </table:table-cell>
        </table:table-row>
        <table:table-row table:style-name="ro1">
          <table:table-cell office:value-type="float" office:value="0.0875899791718" calcext:value-type="float">
            <text:p>0.0875899791718</text:p>
          </table:table-cell>
        </table:table-row>
        <table:table-row table:style-name="ro1">
          <table:table-cell office:value-type="float" office:value="0.0872068405151" calcext:value-type="float">
            <text:p>0.0872068405151</text:p>
          </table:table-cell>
        </table:table-row>
        <table:table-row table:style-name="ro1">
          <table:table-cell office:value-type="float" office:value="0.0856170654297" calcext:value-type="float">
            <text:p>0.0856170654297</text:p>
          </table:table-cell>
        </table:table-row>
        <table:table-row table:style-name="ro1">
          <table:table-cell office:value-type="float" office:value="0.0870759487152" calcext:value-type="float">
            <text:p>0.0870759487152</text:p>
          </table:table-cell>
        </table:table-row>
        <table:table-row table:style-name="ro1">
          <table:table-cell office:value-type="float" office:value="0.0573060512543" calcext:value-type="float">
            <text:p>0.0573060512543</text:p>
          </table:table-cell>
        </table:table-row>
        <table:table-row table:style-name="ro1">
          <table:table-cell office:value-type="float" office:value="0.058317899704" calcext:value-type="float">
            <text:p>0.058317899704</text:p>
          </table:table-cell>
        </table:table-row>
        <table:table-row table:style-name="ro1">
          <table:table-cell office:value-type="float" office:value="0.0591239929199" calcext:value-type="float">
            <text:p>0.0591239929199</text:p>
          </table:table-cell>
        </table:table-row>
        <table:table-row table:style-name="ro1">
          <table:table-cell office:value-type="float" office:value="0.0592768192291" calcext:value-type="float">
            <text:p>0.0592768192291</text:p>
          </table:table-cell>
        </table:table-row>
        <table:table-row table:style-name="ro1">
          <table:table-cell office:value-type="float" office:value="0.0573780536652" calcext:value-type="float">
            <text:p>0.0573780536652</text:p>
          </table:table-cell>
        </table:table-row>
        <table:table-row table:style-name="ro1">
          <table:table-cell office:value-type="float" office:value="0.060595035553" calcext:value-type="float">
            <text:p>0.060595035553</text:p>
          </table:table-cell>
        </table:table-row>
        <table:table-row table:style-name="ro1">
          <table:table-cell office:value-type="float" office:value="0.0570409297943" calcext:value-type="float">
            <text:p>0.0570409297943</text:p>
          </table:table-cell>
        </table:table-row>
        <table:table-row table:style-name="ro1">
          <table:table-cell office:value-type="float" office:value="0.0570111274719" calcext:value-type="float">
            <text:p>0.0570111274719</text:p>
          </table:table-cell>
        </table:table-row>
        <table:table-row table:style-name="ro1">
          <table:table-cell office:value-type="float" office:value="0.0568940639496" calcext:value-type="float">
            <text:p>0.0568940639496</text:p>
          </table:table-cell>
        </table:table-row>
        <table:table-row table:style-name="ro1">
          <table:table-cell office:value-type="float" office:value="0.0591020584106" calcext:value-type="float">
            <text:p>0.0591020584106</text:p>
          </table:table-cell>
        </table:table-row>
        <table:table-row table:style-name="ro1">
          <table:table-cell office:value-type="float" office:value="0.0592129230499" calcext:value-type="float">
            <text:p>0.0592129230499</text:p>
          </table:table-cell>
        </table:table-row>
        <table:table-row table:style-name="ro1">
          <table:table-cell office:value-type="float" office:value="0.0571789741516" calcext:value-type="float">
            <text:p>0.0571789741516</text:p>
          </table:table-cell>
        </table:table-row>
        <table:table-row table:style-name="ro1">
          <table:table-cell office:value-type="float" office:value="0.0566778182983" calcext:value-type="float">
            <text:p>0.0566778182983</text:p>
          </table:table-cell>
        </table:table-row>
        <table:table-row table:style-name="ro1">
          <table:table-cell office:value-type="float" office:value="0.0583128929138" calcext:value-type="float">
            <text:p>0.0583128929138</text:p>
          </table:table-cell>
        </table:table-row>
        <table:table-row table:style-name="ro1">
          <table:table-cell office:value-type="float" office:value="0.0569069385529" calcext:value-type="float">
            <text:p>0.0569069385529</text:p>
          </table:table-cell>
        </table:table-row>
        <table:table-row table:style-name="ro1">
          <table:table-cell office:value-type="float" office:value="0.0579431056976" calcext:value-type="float">
            <text:p>0.0579431056976</text:p>
          </table:table-cell>
        </table:table-row>
        <table:table-row table:style-name="ro1">
          <table:table-cell office:value-type="float" office:value="0.0568768978119" calcext:value-type="float">
            <text:p>0.0568768978119</text:p>
          </table:table-cell>
        </table:table-row>
        <table:table-row table:style-name="ro1">
          <table:table-cell office:value-type="float" office:value="0.0572111606598" calcext:value-type="float">
            <text:p>0.0572111606598</text:p>
          </table:table-cell>
        </table:table-row>
        <table:table-row table:style-name="ro1">
          <table:table-cell office:value-type="float" office:value="0.0573828220367" calcext:value-type="float">
            <text:p>0.0573828220367</text:p>
          </table:table-cell>
        </table:table-row>
        <table:table-row table:style-name="ro1">
          <table:table-cell office:value-type="float" office:value="0.0577499866486" calcext:value-type="float">
            <text:p>0.0577499866486</text:p>
          </table:table-cell>
        </table:table-row>
        <table:table-row table:style-name="ro1">
          <table:table-cell office:value-type="float" office:value="0.0556540489197" calcext:value-type="float">
            <text:p>0.0556540489197</text:p>
          </table:table-cell>
        </table:table-row>
        <table:table-row table:style-name="ro1">
          <table:table-cell office:value-type="float" office:value="0.0567739009857" calcext:value-type="float">
            <text:p>0.0567739009857</text:p>
          </table:table-cell>
        </table:table-row>
        <table:table-row table:style-name="ro1">
          <table:table-cell office:value-type="float" office:value="0.0542480945587" calcext:value-type="float">
            <text:p>0.0542480945587</text:p>
          </table:table-cell>
        </table:table-row>
        <table:table-row table:style-name="ro1">
          <table:table-cell office:value-type="float" office:value="0.0558938980103" calcext:value-type="float">
            <text:p>0.0558938980103</text:p>
          </table:table-cell>
        </table:table-row>
        <table:table-row table:style-name="ro1">
          <table:table-cell office:value-type="float" office:value="0.0565650463104" calcext:value-type="float">
            <text:p>0.0565650463104</text:p>
          </table:table-cell>
        </table:table-row>
        <table:table-row table:style-name="ro1">
          <table:table-cell office:value-type="float" office:value="0.0561029911041" calcext:value-type="float">
            <text:p>0.0561029911041</text:p>
          </table:table-cell>
        </table:table-row>
        <table:table-row table:style-name="ro1">
          <table:table-cell office:value-type="float" office:value="0.0568208694458" calcext:value-type="float">
            <text:p>0.0568208694458</text:p>
          </table:table-cell>
        </table:table-row>
        <table:table-row table:style-name="ro1">
          <table:table-cell office:value-type="float" office:value="0.0565268993378" calcext:value-type="float">
            <text:p>0.0565268993378</text:p>
          </table:table-cell>
        </table:table-row>
        <table:table-row table:style-name="ro1">
          <table:table-cell office:value-type="float" office:value="0.055349111557" calcext:value-type="float">
            <text:p>0.055349111557</text:p>
          </table:table-cell>
        </table:table-row>
        <table:table-row table:style-name="ro1">
          <table:table-cell office:value-type="float" office:value="0.0573399066925" calcext:value-type="float">
            <text:p>0.0573399066925</text:p>
          </table:table-cell>
        </table:table-row>
        <table:table-row table:style-name="ro1">
          <table:table-cell office:value-type="float" office:value="0.0580821037292" calcext:value-type="float">
            <text:p>0.0580821037292</text:p>
          </table:table-cell>
        </table:table-row>
        <table:table-row table:style-name="ro1">
          <table:table-cell office:value-type="float" office:value="0.0588037967682" calcext:value-type="float">
            <text:p>0.0588037967682</text:p>
          </table:table-cell>
        </table:table-row>
        <table:table-row table:style-name="ro1">
          <table:table-cell office:value-type="float" office:value="0.0591869354248" calcext:value-type="float">
            <text:p>0.0591869354248</text:p>
          </table:table-cell>
        </table:table-row>
        <table:table-row table:style-name="ro1">
          <table:table-cell office:value-type="float" office:value="0.0560011863708" calcext:value-type="float">
            <text:p>0.0560011863708</text:p>
          </table:table-cell>
        </table:table-row>
        <table:table-row table:style-name="ro1">
          <table:table-cell office:value-type="float" office:value="0.0551149845123" calcext:value-type="float">
            <text:p>0.0551149845123</text:p>
          </table:table-cell>
        </table:table-row>
        <table:table-row table:style-name="ro1">
          <table:table-cell office:value-type="float" office:value="0.0558850765228" calcext:value-type="float">
            <text:p>0.0558850765228</text:p>
          </table:table-cell>
        </table:table-row>
        <table:table-row table:style-name="ro1">
          <table:table-cell office:value-type="float" office:value="0.0566790103912" calcext:value-type="float">
            <text:p>0.0566790103912</text:p>
          </table:table-cell>
        </table:table-row>
        <table:table-row table:style-name="ro1">
          <table:table-cell office:value-type="float" office:value="0.0664389133453" calcext:value-type="float">
            <text:p>0.0664389133453</text:p>
          </table:table-cell>
        </table:table-row>
        <table:table-row table:style-name="ro1">
          <table:table-cell office:value-type="float" office:value="0.0649678707123" calcext:value-type="float">
            <text:p>0.0649678707123</text:p>
          </table:table-cell>
        </table:table-row>
        <table:table-row table:style-name="ro1">
          <table:table-cell office:value-type="float" office:value="0.0645639896393" calcext:value-type="float">
            <text:p>0.0645639896393</text:p>
          </table:table-cell>
        </table:table-row>
        <table:table-row table:style-name="ro1">
          <table:table-cell office:value-type="float" office:value="0.0641429424286" calcext:value-type="float">
            <text:p>0.0641429424286</text:p>
          </table:table-cell>
        </table:table-row>
        <table:table-row table:style-name="ro1">
          <table:table-cell office:value-type="float" office:value="0.0639390945435" calcext:value-type="float">
            <text:p>0.0639390945435</text:p>
          </table:table-cell>
        </table:table-row>
        <table:table-row table:style-name="ro1">
          <table:table-cell office:value-type="float" office:value="0.0639250278473" calcext:value-type="float">
            <text:p>0.0639250278473</text:p>
          </table:table-cell>
        </table:table-row>
        <table:table-row table:style-name="ro1">
          <table:table-cell office:value-type="float" office:value="0.0641119480133" calcext:value-type="float">
            <text:p>0.0641119480133</text:p>
          </table:table-cell>
        </table:table-row>
        <table:table-row table:style-name="ro1">
          <table:table-cell office:value-type="float" office:value="0.0661289691925" calcext:value-type="float">
            <text:p>0.0661289691925</text:p>
          </table:table-cell>
        </table:table-row>
        <table:table-row table:style-name="ro1">
          <table:table-cell office:value-type="float" office:value="0.0646259784698" calcext:value-type="float">
            <text:p>0.0646259784698</text:p>
          </table:table-cell>
        </table:table-row>
        <table:table-row table:style-name="ro1">
          <table:table-cell office:value-type="float" office:value="0.0642421245575" calcext:value-type="float">
            <text:p>0.0642421245575</text:p>
          </table:table-cell>
        </table:table-row>
        <table:table-row table:style-name="ro1">
          <table:table-cell office:value-type="float" office:value="0.0639660358429" calcext:value-type="float">
            <text:p>0.0639660358429</text:p>
          </table:table-cell>
        </table:table-row>
        <table:table-row table:style-name="ro1">
          <table:table-cell office:value-type="float" office:value="0.0652129650116" calcext:value-type="float">
            <text:p>0.0652129650116</text:p>
          </table:table-cell>
        </table:table-row>
        <table:table-row table:style-name="ro1">
          <table:table-cell office:value-type="float" office:value="0.0654141902924" calcext:value-type="float">
            <text:p>0.0654141902924</text:p>
          </table:table-cell>
        </table:table-row>
        <table:table-row table:style-name="ro1">
          <table:table-cell office:value-type="float" office:value="0.0671889781952" calcext:value-type="float">
            <text:p>0.0671889781952</text:p>
          </table:table-cell>
        </table:table-row>
        <table:table-row table:style-name="ro1">
          <table:table-cell office:value-type="float" office:value="0.0679948329926" calcext:value-type="float">
            <text:p>0.0679948329926</text:p>
          </table:table-cell>
        </table:table-row>
        <table:table-row table:style-name="ro1">
          <table:table-cell office:value-type="float" office:value="0.068806886673" calcext:value-type="float">
            <text:p>0.068806886673</text:p>
          </table:table-cell>
        </table:table-row>
        <table:table-row table:style-name="ro1">
          <table:table-cell office:value-type="float" office:value="0.0684909820557" calcext:value-type="float">
            <text:p>0.0684909820557</text:p>
          </table:table-cell>
        </table:table-row>
        <table:table-row table:style-name="ro1">
          <table:table-cell office:value-type="float" office:value="0.0707881450653" calcext:value-type="float">
            <text:p>0.0707881450653</text:p>
          </table:table-cell>
        </table:table-row>
        <table:table-row table:style-name="ro1">
          <table:table-cell office:value-type="float" office:value="0.0700719356537" calcext:value-type="float">
            <text:p>0.0700719356537</text:p>
          </table:table-cell>
        </table:table-row>
        <table:table-row table:style-name="ro1">
          <table:table-cell office:value-type="float" office:value="0.0670289993286" calcext:value-type="float">
            <text:p>0.0670289993286</text:p>
          </table:table-cell>
        </table:table-row>
        <table:table-row table:style-name="ro1">
          <table:table-cell office:value-type="float" office:value="0.0681610107422" calcext:value-type="float">
            <text:p>0.0681610107422</text:p>
          </table:table-cell>
        </table:table-row>
        <table:table-row table:style-name="ro1">
          <table:table-cell office:value-type="float" office:value="0.0689330101013" calcext:value-type="float">
            <text:p>0.0689330101013</text:p>
          </table:table-cell>
        </table:table-row>
        <table:table-row table:style-name="ro1">
          <table:table-cell office:value-type="float" office:value="0.0616619586945" calcext:value-type="float">
            <text:p>0.0616619586945</text:p>
          </table:table-cell>
        </table:table-row>
        <table:table-row table:style-name="ro1">
          <table:table-cell office:value-type="float" office:value="0.0603468418121" calcext:value-type="float">
            <text:p>0.0603468418121</text:p>
          </table:table-cell>
        </table:table-row>
        <table:table-row table:style-name="ro1">
          <table:table-cell office:value-type="float" office:value="0.0605430603027" calcext:value-type="float">
            <text:p>0.0605430603027</text:p>
          </table:table-cell>
        </table:table-row>
        <table:table-row table:style-name="ro1">
          <table:table-cell office:value-type="float" office:value="0.0612030029297" calcext:value-type="float">
            <text:p>0.0612030029297</text:p>
          </table:table-cell>
        </table:table-row>
        <table:table-row table:style-name="ro1">
          <table:table-cell office:value-type="float" office:value="0.0602869987488" calcext:value-type="float">
            <text:p>0.0602869987488</text:p>
          </table:table-cell>
        </table:table-row>
        <table:table-row table:style-name="ro1">
          <table:table-cell office:value-type="float" office:value="0.061341047287" calcext:value-type="float">
            <text:p>0.061341047287</text:p>
          </table:table-cell>
        </table:table-row>
        <table:table-row table:style-name="ro1">
          <table:table-cell office:value-type="float" office:value="0.059562921524" calcext:value-type="float">
            <text:p>0.059562921524</text:p>
          </table:table-cell>
        </table:table-row>
        <table:table-row table:style-name="ro1">
          <table:table-cell office:value-type="float" office:value="0.0604000091553" calcext:value-type="float">
            <text:p>0.0604000091553</text:p>
          </table:table-cell>
        </table:table-row>
        <table:table-row table:style-name="ro1">
          <table:table-cell office:value-type="float" office:value="0.0620589256287" calcext:value-type="float">
            <text:p>0.0620589256287</text:p>
          </table:table-cell>
        </table:table-row>
        <table:table-row table:style-name="ro1">
          <table:table-cell office:value-type="float" office:value="0.0972101688385" calcext:value-type="float">
            <text:p>0.0972101688385</text:p>
          </table:table-cell>
        </table:table-row>
        <table:table-row table:style-name="ro1">
          <table:table-cell office:value-type="float" office:value="0.0586469173431" calcext:value-type="float">
            <text:p>0.0586469173431</text:p>
          </table:table-cell>
        </table:table-row>
        <table:table-row table:style-name="ro1">
          <table:table-cell office:value-type="float" office:value="0.0597069263458" calcext:value-type="float">
            <text:p>0.0597069263458</text:p>
          </table:table-cell>
        </table:table-row>
        <table:table-row table:style-name="ro1">
          <table:table-cell office:value-type="float" office:value="0.058257818222" calcext:value-type="float">
            <text:p>0.058257818222</text:p>
          </table:table-cell>
        </table:table-row>
        <table:table-row table:style-name="ro1">
          <table:table-cell office:value-type="float" office:value="0.0589780807495" calcext:value-type="float">
            <text:p>0.0589780807495</text:p>
          </table:table-cell>
        </table:table-row>
        <table:table-row table:style-name="ro1">
          <table:table-cell office:value-type="float" office:value="0.0596890449524" calcext:value-type="float">
            <text:p>0.0596890449524</text:p>
          </table:table-cell>
        </table:table-row>
        <table:table-row table:style-name="ro1">
          <table:table-cell office:value-type="float" office:value="0.0586731433868" calcext:value-type="float">
            <text:p>0.0586731433868</text:p>
          </table:table-cell>
        </table:table-row>
        <table:table-row table:style-name="ro1">
          <table:table-cell office:value-type="float" office:value="0.0612330436707" calcext:value-type="float">
            <text:p>0.0612330436707</text:p>
          </table:table-cell>
        </table:table-row>
        <table:table-row table:style-name="ro1">
          <table:table-cell office:value-type="float" office:value="0.0595049858093" calcext:value-type="float">
            <text:p>0.0595049858093</text:p>
          </table:table-cell>
        </table:table-row>
        <table:table-row table:style-name="ro1">
          <table:table-cell office:value-type="float" office:value="0.0589799880981" calcext:value-type="float">
            <text:p>0.0589799880981</text:p>
          </table:table-cell>
        </table:table-row>
        <table:table-row table:style-name="ro1">
          <table:table-cell office:value-type="float" office:value="0.0590260028839" calcext:value-type="float">
            <text:p>0.0590260028839</text:p>
          </table:table-cell>
        </table:table-row>
        <table:table-row table:style-name="ro1">
          <table:table-cell office:value-type="float" office:value="0.0591421127319" calcext:value-type="float">
            <text:p>0.0591421127319</text:p>
          </table:table-cell>
        </table:table-row>
        <table:table-row table:style-name="ro1">
          <table:table-cell office:value-type="float" office:value="0.0591039657593" calcext:value-type="float">
            <text:p>0.0591039657593</text:p>
          </table:table-cell>
        </table:table-row>
        <table:table-row table:style-name="ro1">
          <table:table-cell office:value-type="float" office:value="0.058963060379" calcext:value-type="float">
            <text:p>0.058963060379</text:p>
          </table:table-cell>
        </table:table-row>
        <table:table-row table:style-name="ro1">
          <table:table-cell office:value-type="float" office:value="0.059403181076" calcext:value-type="float">
            <text:p>0.059403181076</text:p>
          </table:table-cell>
        </table:table-row>
        <table:table-row table:style-name="ro1">
          <table:table-cell office:value-type="float" office:value="0.0623230934143" calcext:value-type="float">
            <text:p>0.0623230934143</text:p>
          </table:table-cell>
        </table:table-row>
        <table:table-row table:style-name="ro1">
          <table:table-cell office:value-type="float" office:value="0.0654599666595" calcext:value-type="float">
            <text:p>0.0654599666595</text:p>
          </table:table-cell>
        </table:table-row>
        <table:table-row table:style-name="ro1">
          <table:table-cell office:value-type="float" office:value="0.0675549507141" calcext:value-type="float">
            <text:p>0.0675549507141</text:p>
          </table:table-cell>
        </table:table-row>
        <table:table-row table:style-name="ro1">
          <table:table-cell office:value-type="float" office:value="0.066917181015" calcext:value-type="float">
            <text:p>0.066917181015</text:p>
          </table:table-cell>
        </table:table-row>
        <table:table-row table:style-name="ro1">
          <table:table-cell office:value-type="float" office:value="0.0608971118927" calcext:value-type="float">
            <text:p>0.0608971118927</text:p>
          </table:table-cell>
        </table:table-row>
        <table:table-row table:style-name="ro1">
          <table:table-cell office:value-type="float" office:value="0.0603420734406" calcext:value-type="float">
            <text:p>0.0603420734406</text:p>
          </table:table-cell>
        </table:table-row>
        <table:table-row table:style-name="ro1">
          <table:table-cell office:value-type="float" office:value="0.0609629154205" calcext:value-type="float">
            <text:p>0.0609629154205</text:p>
          </table:table-cell>
        </table:table-row>
        <table:table-row table:style-name="ro1">
          <table:table-cell office:value-type="float" office:value="0.0650689601898" calcext:value-type="float">
            <text:p>0.0650689601898</text:p>
          </table:table-cell>
        </table:table-row>
        <table:table-row table:style-name="ro1">
          <table:table-cell office:value-type="float" office:value="0.0624489784241" calcext:value-type="float">
            <text:p>0.0624489784241</text:p>
          </table:table-cell>
        </table:table-row>
        <table:table-row table:style-name="ro1">
          <table:table-cell office:value-type="float" office:value="0.0594420433044" calcext:value-type="float">
            <text:p>0.0594420433044</text:p>
          </table:table-cell>
        </table:table-row>
        <table:table-row table:style-name="ro1">
          <table:table-cell office:value-type="float" office:value="0.0615849494934" calcext:value-type="float">
            <text:p>0.0615849494934</text:p>
          </table:table-cell>
        </table:table-row>
        <table:table-row table:style-name="ro1">
          <table:table-cell office:value-type="float" office:value="0.0596339702606" calcext:value-type="float">
            <text:p>0.0596339702606</text:p>
          </table:table-cell>
        </table:table-row>
        <table:table-row table:style-name="ro1">
          <table:table-cell office:value-type="float" office:value="0.0610499382019" calcext:value-type="float">
            <text:p>0.0610499382019</text:p>
          </table:table-cell>
        </table:table-row>
        <table:table-row table:style-name="ro1">
          <table:table-cell office:value-type="float" office:value="0.0611200332642" calcext:value-type="float">
            <text:p>0.0611200332642</text:p>
          </table:table-cell>
        </table:table-row>
        <table:table-row table:style-name="ro1">
          <table:table-cell office:value-type="float" office:value="0.0615031719208" calcext:value-type="float">
            <text:p>0.0615031719208</text:p>
          </table:table-cell>
        </table:table-row>
        <table:table-row table:style-name="ro1">
          <table:table-cell office:value-type="float" office:value="0.0606889724731" calcext:value-type="float">
            <text:p>0.0606889724731</text:p>
          </table:table-cell>
        </table:table-row>
        <table:table-row table:style-name="ro1">
          <table:table-cell office:value-type="float" office:value="0.0618770122528" calcext:value-type="float">
            <text:p>0.0618770122528</text:p>
          </table:table-cell>
        </table:table-row>
        <table:table-row table:style-name="ro1">
          <table:table-cell office:value-type="float" office:value="0.0615150928497" calcext:value-type="float">
            <text:p>0.0615150928497</text:p>
          </table:table-cell>
        </table:table-row>
        <table:table-row table:style-name="ro1">
          <table:table-cell office:value-type="float" office:value="0.0620758533478" calcext:value-type="float">
            <text:p>0.0620758533478</text:p>
          </table:table-cell>
        </table:table-row>
        <table:table-row table:style-name="ro1">
          <table:table-cell office:value-type="float" office:value="0.0607268810272" calcext:value-type="float">
            <text:p>0.0607268810272</text:p>
          </table:table-cell>
        </table:table-row>
        <table:table-row table:style-name="ro1">
          <table:table-cell office:value-type="float" office:value="0.0616319179535" calcext:value-type="float">
            <text:p>0.0616319179535</text:p>
          </table:table-cell>
        </table:table-row>
        <table:table-row table:style-name="ro1">
          <table:table-cell office:value-type="float" office:value="0.0589189529419" calcext:value-type="float">
            <text:p>0.0589189529419</text:p>
          </table:table-cell>
        </table:table-row>
        <table:table-row table:style-name="ro1">
          <table:table-cell office:value-type="float" office:value="0.0594890117645" calcext:value-type="float">
            <text:p>0.0594890117645</text:p>
          </table:table-cell>
        </table:table-row>
        <table:table-row table:style-name="ro1">
          <table:table-cell office:value-type="float" office:value="0.059543132782" calcext:value-type="float">
            <text:p>0.059543132782</text:p>
          </table:table-cell>
        </table:table-row>
        <table:table-row table:style-name="ro1">
          <table:table-cell office:value-type="float" office:value="0.0603659152985" calcext:value-type="float">
            <text:p>0.0603659152985</text:p>
          </table:table-cell>
        </table:table-row>
        <table:table-row table:style-name="ro1">
          <table:table-cell office:value-type="float" office:value="0.0601890087128" calcext:value-type="float">
            <text:p>0.0601890087128</text:p>
          </table:table-cell>
        </table:table-row>
        <table:table-row table:style-name="ro1">
          <table:table-cell office:value-type="float" office:value="0.0586462020874" calcext:value-type="float">
            <text:p>0.0586462020874</text:p>
          </table:table-cell>
        </table:table-row>
        <table:table-row table:style-name="ro1">
          <table:table-cell office:value-type="float" office:value="0.0617921352386" calcext:value-type="float">
            <text:p>0.0617921352386</text:p>
          </table:table-cell>
        </table:table-row>
        <table:table-row table:style-name="ro1">
          <table:table-cell office:value-type="float" office:value="0.0595090389252" calcext:value-type="float">
            <text:p>0.0595090389252</text:p>
          </table:table-cell>
        </table:table-row>
        <table:table-row table:style-name="ro1">
          <table:table-cell office:value-type="float" office:value="0.060250043869" calcext:value-type="float">
            <text:p>0.060250043869</text:p>
          </table:table-cell>
        </table:table-row>
        <table:table-row table:style-name="ro1">
          <table:table-cell office:value-type="float" office:value="0.0597970485687" calcext:value-type="float">
            <text:p>0.0597970485687</text:p>
          </table:table-cell>
        </table:table-row>
        <table:table-row table:style-name="ro1">
          <table:table-cell office:value-type="float" office:value="0.0592150688171" calcext:value-type="float">
            <text:p>0.0592150688171</text:p>
          </table:table-cell>
        </table:table-row>
        <table:table-row table:style-name="ro1">
          <table:table-cell office:value-type="float" office:value="0.0602791309357" calcext:value-type="float">
            <text:p>0.0602791309357</text:p>
          </table:table-cell>
        </table:table-row>
        <table:table-row table:style-name="ro1">
          <table:table-cell office:value-type="float" office:value="0.0618190765381" calcext:value-type="float">
            <text:p>0.0618190765381</text:p>
          </table:table-cell>
        </table:table-row>
        <table:table-row table:style-name="ro1">
          <table:table-cell office:value-type="float" office:value="0.0614829063416" calcext:value-type="float">
            <text:p>0.0614829063416</text:p>
          </table:table-cell>
        </table:table-row>
        <table:table-row table:style-name="ro1">
          <table:table-cell office:value-type="float" office:value="0.0612630844116" calcext:value-type="float">
            <text:p>0.0612630844116</text:p>
          </table:table-cell>
        </table:table-row>
        <table:table-row table:style-name="ro1">
          <table:table-cell office:value-type="float" office:value="0.0616929531097" calcext:value-type="float">
            <text:p>0.0616929531097</text:p>
          </table:table-cell>
        </table:table-row>
        <table:table-row table:style-name="ro1">
          <table:table-cell office:value-type="float" office:value="0.0600609779358" calcext:value-type="float">
            <text:p>0.0600609779358</text:p>
          </table:table-cell>
        </table:table-row>
        <table:table-row table:style-name="ro1">
          <table:table-cell office:value-type="float" office:value="0.0593991279602" calcext:value-type="float">
            <text:p>0.0593991279602</text:p>
          </table:table-cell>
        </table:table-row>
        <table:table-row table:style-name="ro1">
          <table:table-cell office:value-type="float" office:value="0.0762660503387" calcext:value-type="float">
            <text:p>0.0762660503387</text:p>
          </table:table-cell>
        </table:table-row>
        <table:table-row table:style-name="ro1">
          <table:table-cell office:value-type="float" office:value="0.0764029026031" calcext:value-type="float">
            <text:p>0.0764029026031</text:p>
          </table:table-cell>
        </table:table-row>
        <table:table-row table:style-name="ro1">
          <table:table-cell office:value-type="float" office:value="0.0748810768127" calcext:value-type="float">
            <text:p>0.0748810768127</text:p>
          </table:table-cell>
        </table:table-row>
        <table:table-row table:style-name="ro1">
          <table:table-cell office:value-type="float" office:value="0.0747871398926" calcext:value-type="float">
            <text:p>0.0747871398926</text:p>
          </table:table-cell>
        </table:table-row>
        <table:table-row table:style-name="ro1">
          <table:table-cell office:value-type="float" office:value="0.06139087677" calcext:value-type="float">
            <text:p>0.06139087677</text:p>
          </table:table-cell>
        </table:table-row>
        <table:table-row table:style-name="ro1">
          <table:table-cell office:value-type="float" office:value="0.0609829425812" calcext:value-type="float">
            <text:p>0.0609829425812</text:p>
          </table:table-cell>
        </table:table-row>
        <table:table-row table:style-name="ro1">
          <table:table-cell office:value-type="float" office:value="0.0616290569305" calcext:value-type="float">
            <text:p>0.0616290569305</text:p>
          </table:table-cell>
        </table:table-row>
        <table:table-row table:style-name="ro1">
          <table:table-cell office:value-type="float" office:value="0.0622642040253" calcext:value-type="float">
            <text:p>0.0622642040253</text:p>
          </table:table-cell>
        </table:table-row>
        <table:table-row table:style-name="ro1">
          <table:table-cell office:value-type="float" office:value="0.0609138011932" calcext:value-type="float">
            <text:p>0.0609138011932</text:p>
          </table:table-cell>
        </table:table-row>
        <table:table-row table:style-name="ro1">
          <table:table-cell office:value-type="float" office:value="0.06676197052" calcext:value-type="float">
            <text:p>0.06676197052</text:p>
          </table:table-cell>
        </table:table-row>
        <table:table-row table:style-name="ro1">
          <table:table-cell office:value-type="float" office:value="0.0660529136658" calcext:value-type="float">
            <text:p>0.0660529136658</text:p>
          </table:table-cell>
        </table:table-row>
        <table:table-row table:style-name="ro1">
          <table:table-cell office:value-type="float" office:value="0.0617120265961" calcext:value-type="float">
            <text:p>0.0617120265961</text:p>
          </table:table-cell>
        </table:table-row>
        <table:table-row table:style-name="ro1">
          <table:table-cell office:value-type="float" office:value="0.0611529350281" calcext:value-type="float">
            <text:p>0.0611529350281</text:p>
          </table:table-cell>
        </table:table-row>
        <table:table-row table:style-name="ro1">
          <table:table-cell office:value-type="float" office:value="0.0624239444733" calcext:value-type="float">
            <text:p>0.0624239444733</text:p>
          </table:table-cell>
        </table:table-row>
        <table:table-row table:style-name="ro1">
          <table:table-cell office:value-type="float" office:value="0.0613429546356" calcext:value-type="float">
            <text:p>0.0613429546356</text:p>
          </table:table-cell>
        </table:table-row>
        <table:table-row table:style-name="ro1">
          <table:table-cell office:value-type="float" office:value="0.0626819133759" calcext:value-type="float">
            <text:p>0.0626819133759</text:p>
          </table:table-cell>
        </table:table-row>
        <table:table-row table:style-name="ro1">
          <table:table-cell office:value-type="float" office:value="0.0640950202942" calcext:value-type="float">
            <text:p>0.0640950202942</text:p>
          </table:table-cell>
        </table:table-row>
        <table:table-row table:style-name="ro1">
          <table:table-cell office:value-type="float" office:value="0.0642700195312" calcext:value-type="float">
            <text:p>0.0642700195312</text:p>
          </table:table-cell>
        </table:table-row>
        <table:table-row table:style-name="ro1">
          <table:table-cell office:value-type="float" office:value="0.0632209777832" calcext:value-type="float">
            <text:p>0.0632209777832</text:p>
          </table:table-cell>
        </table:table-row>
        <table:table-row table:style-name="ro1">
          <table:table-cell office:value-type="float" office:value="0.0642590522766" calcext:value-type="float">
            <text:p>0.0642590522766</text:p>
          </table:table-cell>
        </table:table-row>
        <table:table-row table:style-name="ro1">
          <table:table-cell office:value-type="float" office:value="0.062343120575" calcext:value-type="float">
            <text:p>0.062343120575</text:p>
          </table:table-cell>
        </table:table-row>
        <table:table-row table:style-name="ro1">
          <table:table-cell office:value-type="float" office:value="0.0611610412598" calcext:value-type="float">
            <text:p>0.0611610412598</text:p>
          </table:table-cell>
        </table:table-row>
        <table:table-row table:style-name="ro1">
          <table:table-cell office:value-type="float" office:value="0.0615570545197" calcext:value-type="float">
            <text:p>0.0615570545197</text:p>
          </table:table-cell>
        </table:table-row>
        <table:table-row table:style-name="ro1">
          <table:table-cell office:value-type="float" office:value="0.0607290267944" calcext:value-type="float">
            <text:p>0.0607290267944</text:p>
          </table:table-cell>
        </table:table-row>
        <table:table-row table:style-name="ro1">
          <table:table-cell office:value-type="float" office:value="0.0605099201202" calcext:value-type="float">
            <text:p>0.0605099201202</text:p>
          </table:table-cell>
        </table:table-row>
        <table:table-row table:style-name="ro1">
          <table:table-cell office:value-type="float" office:value="0.0631098747253" calcext:value-type="float">
            <text:p>0.0631098747253</text:p>
          </table:table-cell>
        </table:table-row>
        <table:table-row table:style-name="ro1">
          <table:table-cell office:value-type="float" office:value="0.062775850296" calcext:value-type="float">
            <text:p>0.062775850296</text:p>
          </table:table-cell>
        </table:table-row>
        <table:table-row table:style-name="ro1">
          <table:table-cell office:value-type="float" office:value="0.0616819858551" calcext:value-type="float">
            <text:p>0.0616819858551</text:p>
          </table:table-cell>
        </table:table-row>
        <table:table-row table:style-name="ro1">
          <table:table-cell office:value-type="float" office:value="0.061231136322" calcext:value-type="float">
            <text:p>0.061231136322</text:p>
          </table:table-cell>
        </table:table-row>
        <table:table-row table:style-name="ro1">
          <table:table-cell office:value-type="float" office:value="0.0612730979919" calcext:value-type="float">
            <text:p>0.0612730979919</text:p>
          </table:table-cell>
        </table:table-row>
        <table:table-row table:style-name="ro1">
          <table:table-cell office:value-type="float" office:value="0.0611851215363" calcext:value-type="float">
            <text:p>0.0611851215363</text:p>
          </table:table-cell>
        </table:table-row>
        <table:table-row table:style-name="ro1">
          <table:table-cell office:value-type="float" office:value="0.0670909881592" calcext:value-type="float">
            <text:p>0.0670909881592</text:p>
          </table:table-cell>
        </table:table-row>
        <table:table-row table:style-name="ro1">
          <table:table-cell office:value-type="float" office:value="0.066878080368" calcext:value-type="float">
            <text:p>0.066878080368</text:p>
          </table:table-cell>
        </table:table-row>
        <table:table-row table:style-name="ro1">
          <table:table-cell office:value-type="float" office:value="0.0631759166718" calcext:value-type="float">
            <text:p>0.0631759166718</text:p>
          </table:table-cell>
        </table:table-row>
        <table:table-row table:style-name="ro1">
          <table:table-cell office:value-type="float" office:value="0.0615589618683" calcext:value-type="float">
            <text:p>0.0615589618683</text:p>
          </table:table-cell>
        </table:table-row>
        <table:table-row table:style-name="ro1">
          <table:table-cell office:value-type="float" office:value="0.0611650943756" calcext:value-type="float">
            <text:p>0.0611650943756</text:p>
          </table:table-cell>
        </table:table-row>
        <table:table-row table:style-name="ro1">
          <table:table-cell office:value-type="float" office:value="0.0619020462036" calcext:value-type="float">
            <text:p>0.0619020462036</text:p>
          </table:table-cell>
        </table:table-row>
        <table:table-row table:style-name="ro1">
          <table:table-cell office:value-type="float" office:value="0.0629229545593" calcext:value-type="float">
            <text:p>0.0629229545593</text:p>
          </table:table-cell>
        </table:table-row>
        <table:table-row table:style-name="ro1">
          <table:table-cell office:value-type="float" office:value="0.0639328956604" calcext:value-type="float">
            <text:p>0.0639328956604</text:p>
          </table:table-cell>
        </table:table-row>
        <table:table-row table:style-name="ro1">
          <table:table-cell office:value-type="float" office:value="0.0633149147034" calcext:value-type="float">
            <text:p>0.0633149147034</text:p>
          </table:table-cell>
        </table:table-row>
        <table:table-row table:style-name="ro1">
          <table:table-cell office:value-type="float" office:value="0.0627419948578" calcext:value-type="float">
            <text:p>0.0627419948578</text:p>
          </table:table-cell>
        </table:table-row>
        <table:table-row table:style-name="ro1">
          <table:table-cell office:value-type="float" office:value="0.0646469593048" calcext:value-type="float">
            <text:p>0.0646469593048</text:p>
          </table:table-cell>
        </table:table-row>
        <table:table-row table:style-name="ro1">
          <table:table-cell office:value-type="float" office:value="0.0658268928528" calcext:value-type="float">
            <text:p>0.0658268928528</text:p>
          </table:table-cell>
        </table:table-row>
        <table:table-row table:style-name="ro1">
          <table:table-cell office:value-type="float" office:value="0.0645492076874" calcext:value-type="float">
            <text:p>0.0645492076874</text:p>
          </table:table-cell>
        </table:table-row>
        <table:table-row table:style-name="ro1">
          <table:table-cell office:value-type="float" office:value="0.0627069473267" calcext:value-type="float">
            <text:p>0.0627069473267</text:p>
          </table:table-cell>
        </table:table-row>
        <table:table-row table:style-name="ro1">
          <table:table-cell office:value-type="float" office:value="0.0633091926575" calcext:value-type="float">
            <text:p>0.0633091926575</text:p>
          </table:table-cell>
        </table:table-row>
        <table:table-row table:style-name="ro1">
          <table:table-cell office:value-type="float" office:value="0.0630180835724" calcext:value-type="float">
            <text:p>0.0630180835724</text:p>
          </table:table-cell>
        </table:table-row>
        <table:table-row table:style-name="ro1">
          <table:table-cell office:value-type="float" office:value="0.0640668869019" calcext:value-type="float">
            <text:p>0.0640668869019</text:p>
          </table:table-cell>
        </table:table-row>
        <table:table-row table:style-name="ro1">
          <table:table-cell office:value-type="float" office:value="0.0924770832062" calcext:value-type="float">
            <text:p>0.0924770832062</text:p>
          </table:table-cell>
        </table:table-row>
        <table:table-row table:style-name="ro1">
          <table:table-cell office:value-type="float" office:value="0.064169883728" calcext:value-type="float">
            <text:p>0.064169883728</text:p>
          </table:table-cell>
        </table:table-row>
        <table:table-row table:style-name="ro1">
          <table:table-cell office:value-type="float" office:value="0.0636689662933" calcext:value-type="float">
            <text:p>0.0636689662933</text:p>
          </table:table-cell>
        </table:table-row>
        <table:table-row table:style-name="ro1">
          <table:table-cell office:value-type="float" office:value="0.0627779960632" calcext:value-type="float">
            <text:p>0.0627779960632</text:p>
          </table:table-cell>
        </table:table-row>
        <table:table-row table:style-name="ro1">
          <table:table-cell office:value-type="float" office:value="0.0626759529114" calcext:value-type="float">
            <text:p>0.0626759529114</text:p>
          </table:table-cell>
        </table:table-row>
        <table:table-row table:style-name="ro1">
          <table:table-cell office:value-type="float" office:value="0.0623080730438" calcext:value-type="float">
            <text:p>0.0623080730438</text:p>
          </table:table-cell>
        </table:table-row>
        <table:table-row table:style-name="ro1">
          <table:table-cell office:value-type="float" office:value="0.0620379447937" calcext:value-type="float">
            <text:p>0.0620379447937</text:p>
          </table:table-cell>
        </table:table-row>
        <table:table-row table:style-name="ro1">
          <table:table-cell office:value-type="float" office:value="0.0631601810455" calcext:value-type="float">
            <text:p>0.0631601810455</text:p>
          </table:table-cell>
        </table:table-row>
        <table:table-row table:style-name="ro1">
          <table:table-cell office:value-type="float" office:value="0.0643608570099" calcext:value-type="float">
            <text:p>0.0643608570099</text:p>
          </table:table-cell>
        </table:table-row>
        <table:table-row table:style-name="ro1">
          <table:table-cell office:value-type="float" office:value="0.0643639564514" calcext:value-type="float">
            <text:p>0.0643639564514</text:p>
          </table:table-cell>
        </table:table-row>
        <table:table-row table:style-name="ro1">
          <table:table-cell office:value-type="float" office:value="0.0643148422241" calcext:value-type="float">
            <text:p>0.0643148422241</text:p>
          </table:table-cell>
        </table:table-row>
        <table:table-row table:style-name="ro1">
          <table:table-cell office:value-type="float" office:value="0.0652811527252" calcext:value-type="float">
            <text:p>0.0652811527252</text:p>
          </table:table-cell>
        </table:table-row>
        <table:table-row table:style-name="ro1">
          <table:table-cell office:value-type="float" office:value="0.0649240016937" calcext:value-type="float">
            <text:p>0.0649240016937</text:p>
          </table:table-cell>
        </table:table-row>
        <table:table-row table:style-name="ro1">
          <table:table-cell office:value-type="float" office:value="0.0635809898376" calcext:value-type="float">
            <text:p>0.0635809898376</text:p>
          </table:table-cell>
        </table:table-row>
        <table:table-row table:style-name="ro1">
          <table:table-cell office:value-type="float" office:value="0.0631778240204" calcext:value-type="float">
            <text:p>0.0631778240204</text:p>
          </table:table-cell>
        </table:table-row>
        <table:table-row table:style-name="ro1">
          <table:table-cell office:value-type="float" office:value="0.0630011558533" calcext:value-type="float">
            <text:p>0.0630011558533</text:p>
          </table:table-cell>
        </table:table-row>
        <table:table-row table:style-name="ro1">
          <table:table-cell office:value-type="float" office:value="0.0637848377228" calcext:value-type="float">
            <text:p>0.0637848377228</text:p>
          </table:table-cell>
        </table:table-row>
        <table:table-row table:style-name="ro1">
          <table:table-cell office:value-type="float" office:value="0.0642898082733" calcext:value-type="float">
            <text:p>0.0642898082733</text:p>
          </table:table-cell>
        </table:table-row>
        <table:table-row table:style-name="ro1">
          <table:table-cell office:value-type="float" office:value="0.062922000885" calcext:value-type="float">
            <text:p>0.062922000885</text:p>
          </table:table-cell>
        </table:table-row>
        <table:table-row table:style-name="ro1">
          <table:table-cell office:value-type="float" office:value="0.0638930797577" calcext:value-type="float">
            <text:p>0.0638930797577</text:p>
          </table:table-cell>
        </table:table-row>
        <table:table-row table:style-name="ro1">
          <table:table-cell office:value-type="float" office:value="0.0635778903961" calcext:value-type="float">
            <text:p>0.0635778903961</text:p>
          </table:table-cell>
        </table:table-row>
        <table:table-row table:style-name="ro1">
          <table:table-cell office:value-type="float" office:value="0.0642349720001" calcext:value-type="float">
            <text:p>0.0642349720001</text:p>
          </table:table-cell>
        </table:table-row>
        <table:table-row table:style-name="ro1">
          <table:table-cell office:value-type="float" office:value="0.0633130073547" calcext:value-type="float">
            <text:p>0.0633130073547</text:p>
          </table:table-cell>
        </table:table-row>
        <table:table-row table:style-name="ro1">
          <table:table-cell office:value-type="float" office:value="0.0632197856903" calcext:value-type="float">
            <text:p>0.0632197856903</text:p>
          </table:table-cell>
        </table:table-row>
        <table:table-row table:style-name="ro1">
          <table:table-cell office:value-type="float" office:value="0.0651218891144" calcext:value-type="float">
            <text:p>0.0651218891144</text:p>
          </table:table-cell>
        </table:table-row>
        <table:table-row table:style-name="ro1">
          <table:table-cell office:value-type="float" office:value="0.109142065048" calcext:value-type="float">
            <text:p>0.109142065048</text:p>
          </table:table-cell>
        </table:table-row>
        <table:table-row table:style-name="ro1">
          <table:table-cell office:value-type="float" office:value="0.10910987854" calcext:value-type="float">
            <text:p>0.10910987854</text:p>
          </table:table-cell>
        </table:table-row>
        <table:table-row table:style-name="ro1">
          <table:table-cell office:value-type="float" office:value="0.105268001556" calcext:value-type="float">
            <text:p>0.105268001556</text:p>
          </table:table-cell>
        </table:table-row>
        <table:table-row table:style-name="ro1">
          <table:table-cell office:value-type="float" office:value="0.105820894241" calcext:value-type="float">
            <text:p>0.105820894241</text:p>
          </table:table-cell>
        </table:table-row>
        <table:table-row table:style-name="ro1">
          <table:table-cell office:value-type="float" office:value="0.107152938843" calcext:value-type="float">
            <text:p>0.107152938843</text:p>
          </table:table-cell>
        </table:table-row>
        <table:table-row table:style-name="ro1">
          <table:table-cell office:value-type="float" office:value="0.108259916306" calcext:value-type="float">
            <text:p>0.108259916306</text:p>
          </table:table-cell>
        </table:table-row>
        <table:table-row table:style-name="ro1">
          <table:table-cell office:value-type="float" office:value="0.108722925186" calcext:value-type="float">
            <text:p>0.108722925186</text:p>
          </table:table-cell>
        </table:table-row>
        <table:table-row table:style-name="ro1">
          <table:table-cell office:value-type="float" office:value="0.106997013092" calcext:value-type="float">
            <text:p>0.106997013092</text:p>
          </table:table-cell>
        </table:table-row>
        <table:table-row table:style-name="ro1">
          <table:table-cell office:value-type="float" office:value="0.107955217361" calcext:value-type="float">
            <text:p>0.107955217361</text:p>
          </table:table-cell>
        </table:table-row>
        <table:table-row table:style-name="ro1">
          <table:table-cell office:value-type="float" office:value="0.108018875122" calcext:value-type="float">
            <text:p>0.108018875122</text:p>
          </table:table-cell>
        </table:table-row>
        <table:table-row table:style-name="ro1">
          <table:table-cell office:value-type="float" office:value="0.107311964035" calcext:value-type="float">
            <text:p>0.107311964035</text:p>
          </table:table-cell>
        </table:table-row>
        <table:table-row table:style-name="ro1">
          <table:table-cell office:value-type="float" office:value="0.0644381046295" calcext:value-type="float">
            <text:p>0.0644381046295</text:p>
          </table:table-cell>
        </table:table-row>
        <table:table-row table:style-name="ro1">
          <table:table-cell office:value-type="float" office:value="0.0641179084778" calcext:value-type="float">
            <text:p>0.0641179084778</text:p>
          </table:table-cell>
        </table:table-row>
        <table:table-row table:style-name="ro1">
          <table:table-cell office:value-type="float" office:value="0.0659229755402" calcext:value-type="float">
            <text:p>0.0659229755402</text:p>
          </table:table-cell>
        </table:table-row>
        <table:table-row table:style-name="ro1">
          <table:table-cell office:value-type="float" office:value="0.0686240196228" calcext:value-type="float">
            <text:p>0.0686240196228</text:p>
          </table:table-cell>
        </table:table-row>
        <table:table-row table:style-name="ro1">
          <table:table-cell office:value-type="float" office:value="0.0659141540527" calcext:value-type="float">
            <text:p>0.0659141540527</text:p>
          </table:table-cell>
        </table:table-row>
        <table:table-row table:style-name="ro1">
          <table:table-cell office:value-type="float" office:value="0.0637187957764" calcext:value-type="float">
            <text:p>0.0637187957764</text:p>
          </table:table-cell>
        </table:table-row>
        <table:table-row table:style-name="ro1">
          <table:table-cell office:value-type="float" office:value="0.06507396698" calcext:value-type="float">
            <text:p>0.06507396698</text:p>
          </table:table-cell>
        </table:table-row>
        <table:table-row table:style-name="ro1">
          <table:table-cell office:value-type="float" office:value="0.0650198459625" calcext:value-type="float">
            <text:p>0.0650198459625</text:p>
          </table:table-cell>
        </table:table-row>
        <table:table-row table:style-name="ro1">
          <table:table-cell office:value-type="float" office:value="0.0645949840546" calcext:value-type="float">
            <text:p>0.0645949840546</text:p>
          </table:table-cell>
        </table:table-row>
        <table:table-row table:style-name="ro1">
          <table:table-cell office:value-type="float" office:value="0.0641961097717" calcext:value-type="float">
            <text:p>0.0641961097717</text:p>
          </table:table-cell>
        </table:table-row>
        <table:table-row table:style-name="ro1">
          <table:table-cell office:value-type="float" office:value="0.0647490024567" calcext:value-type="float">
            <text:p>0.0647490024567</text:p>
          </table:table-cell>
        </table:table-row>
        <table:table-row table:style-name="ro1">
          <table:table-cell office:value-type="float" office:value="0.065750837326" calcext:value-type="float">
            <text:p>0.065750837326</text:p>
          </table:table-cell>
        </table:table-row>
        <table:table-row table:style-name="ro1">
          <table:table-cell office:value-type="float" office:value="0.0669758319855" calcext:value-type="float">
            <text:p>0.0669758319855</text:p>
          </table:table-cell>
        </table:table-row>
        <table:table-row table:style-name="ro1">
          <table:table-cell office:value-type="float" office:value="0.0669231414795" calcext:value-type="float">
            <text:p>0.0669231414795</text:p>
          </table:table-cell>
        </table:table-row>
        <table:table-row table:style-name="ro1">
          <table:table-cell office:value-type="float" office:value="0.0659000873566" calcext:value-type="float">
            <text:p>0.0659000873566</text:p>
          </table:table-cell>
        </table:table-row>
        <table:table-row table:style-name="ro1">
          <table:table-cell office:value-type="float" office:value="0.0656430721283" calcext:value-type="float">
            <text:p>0.0656430721283</text:p>
          </table:table-cell>
        </table:table-row>
        <table:table-row table:style-name="ro1">
          <table:table-cell office:value-type="float" office:value="0.0661199092865" calcext:value-type="float">
            <text:p>0.0661199092865</text:p>
          </table:table-cell>
        </table:table-row>
        <table:table-row table:style-name="ro1">
          <table:table-cell office:value-type="float" office:value="0.0649359226227" calcext:value-type="float">
            <text:p>0.0649359226227</text:p>
          </table:table-cell>
        </table:table-row>
        <table:table-row table:style-name="ro1">
          <table:table-cell office:value-type="float" office:value="0.066880941391" calcext:value-type="float">
            <text:p>0.066880941391</text:p>
          </table:table-cell>
        </table:table-row>
        <table:table-row table:style-name="ro1">
          <table:table-cell office:value-type="float" office:value="0.0683372020721" calcext:value-type="float">
            <text:p>0.0683372020721</text:p>
          </table:table-cell>
        </table:table-row>
        <table:table-row table:style-name="ro1">
          <table:table-cell office:value-type="float" office:value="0.0678639411926" calcext:value-type="float">
            <text:p>0.0678639411926</text:p>
          </table:table-cell>
        </table:table-row>
        <table:table-row table:style-name="ro1">
          <table:table-cell office:value-type="float" office:value="0.0672061443329" calcext:value-type="float">
            <text:p>0.0672061443329</text:p>
          </table:table-cell>
        </table:table-row>
        <table:table-row table:style-name="ro1">
          <table:table-cell office:value-type="float" office:value="0.0663180351257" calcext:value-type="float">
            <text:p>0.0663180351257</text:p>
          </table:table-cell>
        </table:table-row>
        <table:table-row table:style-name="ro1">
          <table:table-cell office:value-type="float" office:value="0.0669341087341" calcext:value-type="float">
            <text:p>0.0669341087341</text:p>
          </table:table-cell>
        </table:table-row>
        <table:table-row table:style-name="ro1">
          <table:table-cell office:value-type="float" office:value="0.066577911377" calcext:value-type="float">
            <text:p>0.066577911377</text:p>
          </table:table-cell>
        </table:table-row>
        <table:table-row table:style-name="ro1">
          <table:table-cell office:value-type="float" office:value="0.0669951438904" calcext:value-type="float">
            <text:p>0.0669951438904</text:p>
          </table:table-cell>
        </table:table-row>
        <table:table-row table:style-name="ro1">
          <table:table-cell office:value-type="float" office:value="0.0684759616852" calcext:value-type="float">
            <text:p>0.0684759616852</text:p>
          </table:table-cell>
        </table:table-row>
        <table:table-row table:style-name="ro1">
          <table:table-cell office:value-type="float" office:value="0.0676770210266" calcext:value-type="float">
            <text:p>0.0676770210266</text:p>
          </table:table-cell>
        </table:table-row>
        <table:table-row table:style-name="ro1">
          <table:table-cell office:value-type="float" office:value="0.0677371025085" calcext:value-type="float">
            <text:p>0.0677371025085</text:p>
          </table:table-cell>
        </table:table-row>
        <table:table-row table:style-name="ro1">
          <table:table-cell office:value-type="float" office:value="0.0697050094604" calcext:value-type="float">
            <text:p>0.0697050094604</text:p>
          </table:table-cell>
        </table:table-row>
        <table:table-row table:style-name="ro1">
          <table:table-cell office:value-type="float" office:value="0.0687410831451" calcext:value-type="float">
            <text:p>0.0687410831451</text:p>
          </table:table-cell>
        </table:table-row>
        <table:table-row table:style-name="ro1">
          <table:table-cell office:value-type="float" office:value="0.0667181015015" calcext:value-type="float">
            <text:p>0.0667181015015</text:p>
          </table:table-cell>
        </table:table-row>
        <table:table-row table:style-name="ro1">
          <table:table-cell office:value-type="float" office:value="0.067459821701" calcext:value-type="float">
            <text:p>0.067459821701</text:p>
          </table:table-cell>
        </table:table-row>
        <table:table-row table:style-name="ro1">
          <table:table-cell office:value-type="float" office:value="0.0703339576721" calcext:value-type="float">
            <text:p>0.0703339576721</text:p>
          </table:table-cell>
        </table:table-row>
        <table:table-row table:style-name="ro1">
          <table:table-cell office:value-type="float" office:value="0.068391084671" calcext:value-type="float">
            <text:p>0.068391084671</text:p>
          </table:table-cell>
        </table:table-row>
        <table:table-row table:style-name="ro1">
          <table:table-cell office:value-type="float" office:value="0.069314956665" calcext:value-type="float">
            <text:p>0.069314956665</text:p>
          </table:table-cell>
        </table:table-row>
        <table:table-row table:style-name="ro1">
          <table:table-cell office:value-type="float" office:value="0.074728012085" calcext:value-type="float">
            <text:p>0.074728012085</text:p>
          </table:table-cell>
        </table:table-row>
        <table:table-row table:style-name="ro1">
          <table:table-cell office:value-type="float" office:value="0.0689849853516" calcext:value-type="float">
            <text:p>0.0689849853516</text:p>
          </table:table-cell>
        </table:table-row>
        <table:table-row table:style-name="ro1">
          <table:table-cell office:value-type="float" office:value="0.0724861621857" calcext:value-type="float">
            <text:p>0.0724861621857</text:p>
          </table:table-cell>
        </table:table-row>
        <table:table-row table:style-name="ro1">
          <table:table-cell office:value-type="float" office:value="0.0665638446808" calcext:value-type="float">
            <text:p>0.0665638446808</text:p>
          </table:table-cell>
        </table:table-row>
        <table:table-row table:style-name="ro1">
          <table:table-cell office:value-type="float" office:value="0.0676999092102" calcext:value-type="float">
            <text:p>0.0676999092102</text:p>
          </table:table-cell>
        </table:table-row>
        <table:table-row table:style-name="ro1">
          <table:table-cell office:value-type="float" office:value="0.0696499347687" calcext:value-type="float">
            <text:p>0.0696499347687</text:p>
          </table:table-cell>
        </table:table-row>
        <table:table-row table:style-name="ro1">
          <table:table-cell office:value-type="float" office:value="0.0683789253235" calcext:value-type="float">
            <text:p>0.0683789253235</text:p>
          </table:table-cell>
        </table:table-row>
        <table:table-row table:style-name="ro1">
          <table:table-cell office:value-type="float" office:value="0.0674588680267" calcext:value-type="float">
            <text:p>0.0674588680267</text:p>
          </table:table-cell>
        </table:table-row>
        <table:table-row table:style-name="ro1">
          <table:table-cell office:value-type="float" office:value="0.068207025528" calcext:value-type="float">
            <text:p>0.068207025528</text:p>
          </table:table-cell>
        </table:table-row>
        <table:table-row table:style-name="ro1">
          <table:table-cell office:value-type="float" office:value="0.0670049190521" calcext:value-type="float">
            <text:p>0.0670049190521</text:p>
          </table:table-cell>
        </table:table-row>
        <table:table-row table:style-name="ro1">
          <table:table-cell office:value-type="float" office:value="0.0671489238739" calcext:value-type="float">
            <text:p>0.0671489238739</text:p>
          </table:table-cell>
        </table:table-row>
        <table:table-row table:style-name="ro1">
          <table:table-cell office:value-type="float" office:value="0.0681788921356" calcext:value-type="float">
            <text:p>0.0681788921356</text:p>
          </table:table-cell>
        </table:table-row>
        <table:table-row table:style-name="ro1">
          <table:table-cell office:value-type="float" office:value="0.067773103714" calcext:value-type="float">
            <text:p>0.067773103714</text:p>
          </table:table-cell>
        </table:table-row>
        <table:table-row table:style-name="ro1">
          <table:table-cell office:value-type="float" office:value="0.0679769515991" calcext:value-type="float">
            <text:p>0.0679769515991</text:p>
          </table:table-cell>
        </table:table-row>
        <table:table-row table:style-name="ro1">
          <table:table-cell office:value-type="float" office:value="0.0670001506805" calcext:value-type="float">
            <text:p>0.0670001506805</text:p>
          </table:table-cell>
        </table:table-row>
        <table:table-row table:style-name="ro1">
          <table:table-cell office:value-type="float" office:value="0.0677678585052" calcext:value-type="float">
            <text:p>0.0677678585052</text:p>
          </table:table-cell>
        </table:table-row>
        <table:table-row table:style-name="ro1">
          <table:table-cell office:value-type="float" office:value="0.0682170391083" calcext:value-type="float">
            <text:p>0.0682170391083</text:p>
          </table:table-cell>
        </table:table-row>
        <table:table-row table:style-name="ro1">
          <table:table-cell office:value-type="float" office:value="0.0667369365692" calcext:value-type="float">
            <text:p>0.0667369365692</text:p>
          </table:table-cell>
        </table:table-row>
        <table:table-row table:style-name="ro1">
          <table:table-cell office:value-type="float" office:value="0.0673859119415" calcext:value-type="float">
            <text:p>0.0673859119415</text:p>
          </table:table-cell>
        </table:table-row>
        <table:table-row table:style-name="ro1">
          <table:table-cell office:value-type="float" office:value="0.0686900615692" calcext:value-type="float">
            <text:p>0.0686900615692</text:p>
          </table:table-cell>
        </table:table-row>
        <table:table-row table:style-name="ro1">
          <table:table-cell office:value-type="float" office:value="0.0672791004181" calcext:value-type="float">
            <text:p>0.0672791004181</text:p>
          </table:table-cell>
        </table:table-row>
        <table:table-row table:style-name="ro1">
          <table:table-cell office:value-type="float" office:value="0.0688409805298" calcext:value-type="float">
            <text:p>0.0688409805298</text:p>
          </table:table-cell>
        </table:table-row>
        <table:table-row table:style-name="ro1">
          <table:table-cell office:value-type="float" office:value="0.0678069591522" calcext:value-type="float">
            <text:p>0.0678069591522</text:p>
          </table:table-cell>
        </table:table-row>
        <table:table-row table:style-name="ro1">
          <table:table-cell office:value-type="float" office:value="0.0686061382294" calcext:value-type="float">
            <text:p>0.0686061382294</text:p>
          </table:table-cell>
        </table:table-row>
        <table:table-row table:style-name="ro1">
          <table:table-cell office:value-type="float" office:value="0.0689480304718" calcext:value-type="float">
            <text:p>0.0689480304718</text:p>
          </table:table-cell>
        </table:table-row>
        <table:table-row table:style-name="ro1">
          <table:table-cell office:value-type="float" office:value="0.0677947998047" calcext:value-type="float">
            <text:p>0.0677947998047</text:p>
          </table:table-cell>
        </table:table-row>
        <table:table-row table:style-name="ro1">
          <table:table-cell office:value-type="float" office:value="0.0701458454132" calcext:value-type="float">
            <text:p>0.0701458454132</text:p>
          </table:table-cell>
        </table:table-row>
        <table:table-row table:style-name="ro1">
          <table:table-cell office:value-type="float" office:value="0.0703499317169" calcext:value-type="float">
            <text:p>0.0703499317169</text:p>
          </table:table-cell>
        </table:table-row>
        <table:table-row table:style-name="ro1">
          <table:table-cell office:value-type="float" office:value="0.0694451332092" calcext:value-type="float">
            <text:p>0.0694451332092</text:p>
          </table:table-cell>
        </table:table-row>
        <table:table-row table:style-name="ro1">
          <table:table-cell office:value-type="float" office:value="0.0686421394348" calcext:value-type="float">
            <text:p>0.0686421394348</text:p>
          </table:table-cell>
        </table:table-row>
        <table:table-row table:style-name="ro1">
          <table:table-cell office:value-type="float" office:value="0.179951906204" calcext:value-type="float">
            <text:p>0.179951906204</text:p>
          </table:table-cell>
        </table:table-row>
        <table:table-row table:style-name="ro1">
          <table:table-cell office:value-type="float" office:value="0.180699110031" calcext:value-type="float">
            <text:p>0.180699110031</text:p>
          </table:table-cell>
        </table:table-row>
        <table:table-row table:style-name="ro1">
          <table:table-cell office:value-type="float" office:value="0.180860996246" calcext:value-type="float">
            <text:p>0.180860996246</text:p>
          </table:table-cell>
        </table:table-row>
        <table:table-row table:style-name="ro1">
          <table:table-cell office:value-type="float" office:value="0.0677170753479" calcext:value-type="float">
            <text:p>0.0677170753479</text:p>
          </table:table-cell>
        </table:table-row>
        <table:table-row table:style-name="ro1">
          <table:table-cell office:value-type="float" office:value="0.0675239562988" calcext:value-type="float">
            <text:p>0.0675239562988</text:p>
          </table:table-cell>
        </table:table-row>
        <table:table-row table:style-name="ro1">
          <table:table-cell office:value-type="float" office:value="0.0676789283752" calcext:value-type="float">
            <text:p>0.0676789283752</text:p>
          </table:table-cell>
        </table:table-row>
        <table:table-row table:style-name="ro1">
          <table:table-cell office:value-type="float" office:value="0.0689830780029" calcext:value-type="float">
            <text:p>0.0689830780029</text:p>
          </table:table-cell>
        </table:table-row>
        <table:table-row table:style-name="ro1">
          <table:table-cell office:value-type="float" office:value="0.0674519538879" calcext:value-type="float">
            <text:p>0.0674519538879</text:p>
          </table:table-cell>
        </table:table-row>
        <table:table-row table:style-name="ro1">
          <table:table-cell office:value-type="float" office:value="0.067764043808" calcext:value-type="float">
            <text:p>0.067764043808</text:p>
          </table:table-cell>
        </table:table-row>
        <table:table-row table:style-name="ro1">
          <table:table-cell office:value-type="float" office:value="0.0711960792542" calcext:value-type="float">
            <text:p>0.0711960792542</text:p>
          </table:table-cell>
        </table:table-row>
        <table:table-row table:style-name="ro1">
          <table:table-cell office:value-type="float" office:value="0.0679790973663" calcext:value-type="float">
            <text:p>0.0679790973663</text:p>
          </table:table-cell>
        </table:table-row>
        <table:table-row table:style-name="ro1">
          <table:table-cell office:value-type="float" office:value="0.098935842514" calcext:value-type="float">
            <text:p>0.098935842514</text:p>
          </table:table-cell>
        </table:table-row>
        <table:table-row table:style-name="ro1">
          <table:table-cell office:value-type="float" office:value="0.0976929664612" calcext:value-type="float">
            <text:p>0.0976929664612</text:p>
          </table:table-cell>
        </table:table-row>
        <table:table-row table:style-name="ro1">
          <table:table-cell office:value-type="float" office:value="0.100136041641" calcext:value-type="float">
            <text:p>0.100136041641</text:p>
          </table:table-cell>
        </table:table-row>
        <table:table-row table:style-name="ro1">
          <table:table-cell office:value-type="float" office:value="0.0992958545685" calcext:value-type="float">
            <text:p>0.0992958545685</text:p>
          </table:table-cell>
        </table:table-row>
        <table:table-row table:style-name="ro1">
          <table:table-cell office:value-type="float" office:value="0.0981879234314" calcext:value-type="float">
            <text:p>0.0981879234314</text:p>
          </table:table-cell>
        </table:table-row>
        <table:table-row table:style-name="ro1">
          <table:table-cell office:value-type="float" office:value="0.0988619327545" calcext:value-type="float">
            <text:p>0.0988619327545</text:p>
          </table:table-cell>
        </table:table-row>
        <table:table-row table:style-name="ro1">
          <table:table-cell office:value-type="float" office:value="0.0995769500732" calcext:value-type="float">
            <text:p>0.0995769500732</text:p>
          </table:table-cell>
        </table:table-row>
        <table:table-row table:style-name="ro1">
          <table:table-cell office:value-type="float" office:value="0.0995268821716" calcext:value-type="float">
            <text:p>0.0995268821716</text:p>
          </table:table-cell>
        </table:table-row>
        <table:table-row table:style-name="ro1">
          <table:table-cell office:value-type="float" office:value="0.0987508296967" calcext:value-type="float">
            <text:p>0.0987508296967</text:p>
          </table:table-cell>
        </table:table-row>
        <table:table-row table:style-name="ro1">
          <table:table-cell office:value-type="float" office:value="0.0988571643829" calcext:value-type="float">
            <text:p>0.0988571643829</text:p>
          </table:table-cell>
        </table:table-row>
        <table:table-row table:style-name="ro1">
          <table:table-cell office:value-type="float" office:value="0.103235006332" calcext:value-type="float">
            <text:p>0.103235006332</text:p>
          </table:table-cell>
        </table:table-row>
        <table:table-row table:style-name="ro1">
          <table:table-cell office:value-type="float" office:value="0.0984501838684" calcext:value-type="float">
            <text:p>0.0984501838684</text:p>
          </table:table-cell>
        </table:table-row>
        <table:table-row table:style-name="ro1">
          <table:table-cell office:value-type="float" office:value="0.102444887161" calcext:value-type="float">
            <text:p>0.102444887161</text:p>
          </table:table-cell>
        </table:table-row>
        <table:table-row table:style-name="ro1">
          <table:table-cell office:value-type="float" office:value="0.0998959541321" calcext:value-type="float">
            <text:p>0.0998959541321</text:p>
          </table:table-cell>
        </table:table-row>
        <table:table-row table:style-name="ro1">
          <table:table-cell office:value-type="float" office:value="0.100553035736" calcext:value-type="float">
            <text:p>0.100553035736</text:p>
          </table:table-cell>
        </table:table-row>
        <table:table-row table:style-name="ro1">
          <table:table-cell office:value-type="float" office:value="0.0980958938599" calcext:value-type="float">
            <text:p>0.0980958938599</text:p>
          </table:table-cell>
        </table:table-row>
        <table:table-row table:style-name="ro1">
          <table:table-cell office:value-type="float" office:value="0.0706510543823" calcext:value-type="float">
            <text:p>0.0706510543823</text:p>
          </table:table-cell>
        </table:table-row>
        <table:table-row table:style-name="ro1">
          <table:table-cell office:value-type="float" office:value="0.0714399814606" calcext:value-type="float">
            <text:p>0.0714399814606</text:p>
          </table:table-cell>
        </table:table-row>
        <table:table-row table:style-name="ro1">
          <table:table-cell office:value-type="float" office:value="0.0687959194183" calcext:value-type="float">
            <text:p>0.0687959194183</text:p>
          </table:table-cell>
        </table:table-row>
        <table:table-row table:style-name="ro1">
          <table:table-cell office:value-type="float" office:value="0.0721788406372" calcext:value-type="float">
            <text:p>0.0721788406372</text:p>
          </table:table-cell>
        </table:table-row>
        <table:table-row table:style-name="ro1">
          <table:table-cell office:value-type="float" office:value="0.0699150562286" calcext:value-type="float">
            <text:p>0.0699150562286</text:p>
          </table:table-cell>
        </table:table-row>
        <table:table-row table:style-name="ro1">
          <table:table-cell office:value-type="float" office:value="0.070289850235" calcext:value-type="float">
            <text:p>0.070289850235</text:p>
          </table:table-cell>
        </table:table-row>
        <table:table-row table:style-name="ro1">
          <table:table-cell office:value-type="float" office:value="0.0708100795746" calcext:value-type="float">
            <text:p>0.0708100795746</text:p>
          </table:table-cell>
        </table:table-row>
        <table:table-row table:style-name="ro1">
          <table:table-cell office:value-type="float" office:value="0.0700759887695" calcext:value-type="float">
            <text:p>0.0700759887695</text:p>
          </table:table-cell>
        </table:table-row>
        <table:table-row table:style-name="ro1">
          <table:table-cell office:value-type="float" office:value="0.0712630748749" calcext:value-type="float">
            <text:p>0.0712630748749</text:p>
          </table:table-cell>
        </table:table-row>
        <table:table-row table:style-name="ro1">
          <table:table-cell office:value-type="float" office:value="0.0705289840698" calcext:value-type="float">
            <text:p>0.0705289840698</text:p>
          </table:table-cell>
        </table:table-row>
        <table:table-row table:style-name="ro1">
          <table:table-cell office:value-type="float" office:value="0.0711588859558" calcext:value-type="float">
            <text:p>0.0711588859558</text:p>
          </table:table-cell>
        </table:table-row>
        <table:table-row table:style-name="ro1">
          <table:table-cell office:value-type="float" office:value="0.184602022171" calcext:value-type="float">
            <text:p>0.184602022171</text:p>
          </table:table-cell>
        </table:table-row>
        <table:table-row table:style-name="ro1">
          <table:table-cell office:value-type="float" office:value="0.183431148529" calcext:value-type="float">
            <text:p>0.183431148529</text:p>
          </table:table-cell>
        </table:table-row>
        <table:table-row table:style-name="ro1">
          <table:table-cell office:value-type="float" office:value="0.184554815292" calcext:value-type="float">
            <text:p>0.184554815292</text:p>
          </table:table-cell>
        </table:table-row>
        <table:table-row table:style-name="ro1">
          <table:table-cell office:value-type="float" office:value="0.185034990311" calcext:value-type="float">
            <text:p>0.185034990311</text:p>
          </table:table-cell>
        </table:table-row>
        <table:table-row table:style-name="ro1">
          <table:table-cell office:value-type="float" office:value="0.18425488472" calcext:value-type="float">
            <text:p>0.18425488472</text:p>
          </table:table-cell>
        </table:table-row>
        <table:table-row table:style-name="ro1">
          <table:table-cell office:value-type="float" office:value="0.183218002319" calcext:value-type="float">
            <text:p>0.183218002319</text:p>
          </table:table-cell>
        </table:table-row>
        <table:table-row table:style-name="ro1">
          <table:table-cell office:value-type="float" office:value="0.183666944504" calcext:value-type="float">
            <text:p>0.183666944504</text:p>
          </table:table-cell>
        </table:table-row>
        <table:table-row table:style-name="ro1">
          <table:table-cell office:value-type="float" office:value="0.182259082794" calcext:value-type="float">
            <text:p>0.182259082794</text:p>
          </table:table-cell>
        </table:table-row>
        <table:table-row table:style-name="ro1">
          <table:table-cell office:value-type="float" office:value="0.18221783638" calcext:value-type="float">
            <text:p>0.18221783638</text:p>
          </table:table-cell>
        </table:table-row>
        <table:table-row table:style-name="ro1">
          <table:table-cell office:value-type="float" office:value="0.181421041489" calcext:value-type="float">
            <text:p>0.181421041489</text:p>
          </table:table-cell>
        </table:table-row>
        <table:table-row table:style-name="ro1">
          <table:table-cell office:value-type="float" office:value="0.189954996109" calcext:value-type="float">
            <text:p>0.189954996109</text:p>
          </table:table-cell>
        </table:table-row>
        <table:table-row table:style-name="ro1">
          <table:table-cell office:value-type="float" office:value="0.18542098999" calcext:value-type="float">
            <text:p>0.18542098999</text:p>
          </table:table-cell>
        </table:table-row>
        <table:table-row table:style-name="ro1">
          <table:table-cell office:value-type="float" office:value="0.185324192047" calcext:value-type="float">
            <text:p>0.185324192047</text:p>
          </table:table-cell>
        </table:table-row>
        <table:table-row table:style-name="ro1">
          <table:table-cell office:value-type="float" office:value="0.186397075653" calcext:value-type="float">
            <text:p>0.186397075653</text:p>
          </table:table-cell>
        </table:table-row>
        <table:table-row table:style-name="ro1">
          <table:table-cell office:value-type="float" office:value="0.183387041092" calcext:value-type="float">
            <text:p>0.183387041092</text:p>
          </table:table-cell>
        </table:table-row>
        <table:table-row table:style-name="ro1">
          <table:table-cell office:value-type="float" office:value="0.184807062149" calcext:value-type="float">
            <text:p>0.184807062149</text:p>
          </table:table-cell>
        </table:table-row>
        <table:table-row table:style-name="ro1">
          <table:table-cell office:value-type="float" office:value="0.186960935593" calcext:value-type="float">
            <text:p>0.186960935593</text:p>
          </table:table-cell>
        </table:table-row>
        <table:table-row table:style-name="ro1">
          <table:table-cell office:value-type="float" office:value="0.182038068771" calcext:value-type="float">
            <text:p>0.182038068771</text:p>
          </table:table-cell>
        </table:table-row>
        <table:table-row table:style-name="ro1">
          <table:table-cell office:value-type="float" office:value="0.184373140335" calcext:value-type="float">
            <text:p>0.184373140335</text:p>
          </table:table-cell>
        </table:table-row>
        <table:table-row table:style-name="ro1">
          <table:table-cell office:value-type="float" office:value="0.18647313118" calcext:value-type="float">
            <text:p>0.18647313118</text:p>
          </table:table-cell>
        </table:table-row>
        <table:table-row table:style-name="ro1">
          <table:table-cell office:value-type="float" office:value="0.186722993851" calcext:value-type="float">
            <text:p>0.186722993851</text:p>
          </table:table-cell>
        </table:table-row>
        <table:table-row table:style-name="ro1">
          <table:table-cell office:value-type="float" office:value="0.184174060822" calcext:value-type="float">
            <text:p>0.184174060822</text:p>
          </table:table-cell>
        </table:table-row>
        <table:table-row table:style-name="ro1">
          <table:table-cell office:value-type="float" office:value="0.184630870819" calcext:value-type="float">
            <text:p>0.184630870819</text:p>
          </table:table-cell>
        </table:table-row>
        <table:table-row table:style-name="ro1">
          <table:table-cell office:value-type="float" office:value="0.18487906456" calcext:value-type="float">
            <text:p>0.18487906456</text:p>
          </table:table-cell>
        </table:table-row>
        <table:table-row table:style-name="ro1">
          <table:table-cell office:value-type="float" office:value="0.183254957199" calcext:value-type="float">
            <text:p>0.183254957199</text:p>
          </table:table-cell>
        </table:table-row>
        <table:table-row table:style-name="ro1">
          <table:table-cell office:value-type="float" office:value="0.181435108185" calcext:value-type="float">
            <text:p>0.181435108185</text:p>
          </table:table-cell>
        </table:table-row>
        <table:table-row table:style-name="ro1">
          <table:table-cell office:value-type="float" office:value="0.185302972794" calcext:value-type="float">
            <text:p>0.185302972794</text:p>
          </table:table-cell>
        </table:table-row>
        <table:table-row table:style-name="ro1">
          <table:table-cell office:value-type="float" office:value="0.18550992012" calcext:value-type="float">
            <text:p>0.18550992012</text:p>
          </table:table-cell>
        </table:table-row>
        <table:table-row table:style-name="ro1">
          <table:table-cell office:value-type="float" office:value="0.184564113617" calcext:value-type="float">
            <text:p>0.184564113617</text:p>
          </table:table-cell>
        </table:table-row>
        <table:table-row table:style-name="ro1">
          <table:table-cell office:value-type="float" office:value="0.184478998184" calcext:value-type="float">
            <text:p>0.184478998184</text:p>
          </table:table-cell>
        </table:table-row>
        <table:table-row table:style-name="ro1">
          <table:table-cell office:value-type="float" office:value="0.183954000473" calcext:value-type="float">
            <text:p>0.183954000473</text:p>
          </table:table-cell>
        </table:table-row>
        <table:table-row table:style-name="ro1">
          <table:table-cell office:value-type="float" office:value="0.18577003479" calcext:value-type="float">
            <text:p>0.18577003479</text:p>
          </table:table-cell>
        </table:table-row>
        <table:table-row table:style-name="ro1">
          <table:table-cell office:value-type="float" office:value="0.085214138031" calcext:value-type="float">
            <text:p>0.085214138031</text:p>
          </table:table-cell>
        </table:table-row>
        <table:table-row table:style-name="ro1">
          <table:table-cell office:value-type="float" office:value="0.0849981307983" calcext:value-type="float">
            <text:p>0.0849981307983</text:p>
          </table:table-cell>
        </table:table-row>
        <table:table-row table:style-name="ro1">
          <table:table-cell office:value-type="float" office:value="0.0735611915588" calcext:value-type="float">
            <text:p>0.0735611915588</text:p>
          </table:table-cell>
        </table:table-row>
        <table:table-row table:style-name="ro1">
          <table:table-cell office:value-type="float" office:value="0.0718548297882" calcext:value-type="float">
            <text:p>0.0718548297882</text:p>
          </table:table-cell>
        </table:table-row>
        <table:table-row table:style-name="ro1">
          <table:table-cell office:value-type="float" office:value="0.0739409923553" calcext:value-type="float">
            <text:p>0.0739409923553</text:p>
          </table:table-cell>
        </table:table-row>
        <table:table-row table:style-name="ro1">
          <table:table-cell office:value-type="float" office:value="0.0728070735931" calcext:value-type="float">
            <text:p>0.0728070735931</text:p>
          </table:table-cell>
        </table:table-row>
        <table:table-row table:style-name="ro1">
          <table:table-cell office:value-type="float" office:value="0.0726249217987" calcext:value-type="float">
            <text:p>0.0726249217987</text:p>
          </table:table-cell>
        </table:table-row>
        <table:table-row table:style-name="ro1">
          <table:table-cell office:value-type="float" office:value="0.071897983551" calcext:value-type="float">
            <text:p>0.071897983551</text:p>
          </table:table-cell>
        </table:table-row>
        <table:table-row table:style-name="ro1">
          <table:table-cell office:value-type="float" office:value="0.0745100975037" calcext:value-type="float">
            <text:p>0.0745100975037</text:p>
          </table:table-cell>
        </table:table-row>
        <table:table-row table:style-name="ro1">
          <table:table-cell office:value-type="float" office:value="0.0746629238129" calcext:value-type="float">
            <text:p>0.0746629238129</text:p>
          </table:table-cell>
        </table:table-row>
        <table:table-row table:style-name="ro1">
          <table:table-cell office:value-type="float" office:value="0.0731179714203" calcext:value-type="float">
            <text:p>0.0731179714203</text:p>
          </table:table-cell>
        </table:table-row>
        <table:table-row table:style-name="ro1">
          <table:table-cell office:value-type="float" office:value="0.0734069347382" calcext:value-type="float">
            <text:p>0.0734069347382</text:p>
          </table:table-cell>
        </table:table-row>
        <table:table-row table:style-name="ro1">
          <table:table-cell office:value-type="float" office:value="0.075187921524" calcext:value-type="float">
            <text:p>0.075187921524</text:p>
          </table:table-cell>
        </table:table-row>
        <table:table-row table:style-name="ro1">
          <table:table-cell office:value-type="float" office:value="0.0728530883789" calcext:value-type="float">
            <text:p>0.0728530883789</text:p>
          </table:table-cell>
        </table:table-row>
        <table:table-row table:style-name="ro1">
          <table:table-cell office:value-type="float" office:value="0.0749249458313" calcext:value-type="float">
            <text:p>0.0749249458313</text:p>
          </table:table-cell>
        </table:table-row>
        <table:table-row table:style-name="ro1">
          <table:table-cell office:value-type="float" office:value="0.0750448703766" calcext:value-type="float">
            <text:p>0.0750448703766</text:p>
          </table:table-cell>
        </table:table-row>
        <table:table-row table:style-name="ro1">
          <table:table-cell office:value-type="float" office:value="0.0743570327759" calcext:value-type="float">
            <text:p>0.0743570327759</text:p>
          </table:table-cell>
        </table:table-row>
        <table:table-row table:style-name="ro1">
          <table:table-cell office:value-type="float" office:value="0.075651884079" calcext:value-type="float">
            <text:p>0.075651884079</text:p>
          </table:table-cell>
        </table:table-row>
        <table:table-row table:style-name="ro1">
          <table:table-cell office:value-type="float" office:value="0.0774178504944" calcext:value-type="float">
            <text:p>0.0774178504944</text:p>
          </table:table-cell>
        </table:table-row>
        <table:table-row table:style-name="ro1">
          <table:table-cell office:value-type="float" office:value="0.0744781494141" calcext:value-type="float">
            <text:p>0.0744781494141</text:p>
          </table:table-cell>
        </table:table-row>
        <table:table-row table:style-name="ro1">
          <table:table-cell office:value-type="float" office:value="0.073215007782" calcext:value-type="float">
            <text:p>0.073215007782</text:p>
          </table:table-cell>
        </table:table-row>
        <table:table-row table:style-name="ro1">
          <table:table-cell office:value-type="float" office:value="0.0754561424255" calcext:value-type="float">
            <text:p>0.0754561424255</text:p>
          </table:table-cell>
        </table:table-row>
        <table:table-row table:style-name="ro1">
          <table:table-cell office:value-type="float" office:value="0.074147939682" calcext:value-type="float">
            <text:p>0.074147939682</text:p>
          </table:table-cell>
        </table:table-row>
        <table:table-row table:style-name="ro1">
          <table:table-cell office:value-type="float" office:value="0.0744149684906" calcext:value-type="float">
            <text:p>0.0744149684906</text:p>
          </table:table-cell>
        </table:table-row>
        <table:table-row table:style-name="ro1">
          <table:table-cell office:value-type="float" office:value="0.0736398696899" calcext:value-type="float">
            <text:p>0.0736398696899</text:p>
          </table:table-cell>
        </table:table-row>
        <table:table-row table:style-name="ro1">
          <table:table-cell office:value-type="float" office:value="0.0758581161499" calcext:value-type="float">
            <text:p>0.0758581161499</text:p>
          </table:table-cell>
        </table:table-row>
        <table:table-row table:style-name="ro1">
          <table:table-cell office:value-type="float" office:value="0.0751750469208" calcext:value-type="float">
            <text:p>0.0751750469208</text:p>
          </table:table-cell>
        </table:table-row>
        <table:table-row table:style-name="ro1">
          <table:table-cell office:value-type="float" office:value="0.0758168697357" calcext:value-type="float">
            <text:p>0.0758168697357</text:p>
          </table:table-cell>
        </table:table-row>
        <table:table-row table:style-name="ro1">
          <table:table-cell office:value-type="float" office:value="0.0748059749603" calcext:value-type="float">
            <text:p>0.0748059749603</text:p>
          </table:table-cell>
        </table:table-row>
        <table:table-row table:style-name="ro1">
          <table:table-cell office:value-type="float" office:value="0.0740518569946" calcext:value-type="float">
            <text:p>0.0740518569946</text:p>
          </table:table-cell>
        </table:table-row>
        <table:table-row table:style-name="ro1">
          <table:table-cell office:value-type="float" office:value="0.0738680362701" calcext:value-type="float">
            <text:p>0.0738680362701</text:p>
          </table:table-cell>
        </table:table-row>
        <table:table-row table:style-name="ro1">
          <table:table-cell office:value-type="float" office:value="0.0734961032867" calcext:value-type="float">
            <text:p>0.0734961032867</text:p>
          </table:table-cell>
        </table:table-row>
        <table:table-row table:style-name="ro1">
          <table:table-cell office:value-type="float" office:value="0.0762529373169" calcext:value-type="float">
            <text:p>0.0762529373169</text:p>
          </table:table-cell>
        </table:table-row>
        <table:table-row table:style-name="ro1">
          <table:table-cell office:value-type="float" office:value="0.0781409740448" calcext:value-type="float">
            <text:p>0.0781409740448</text:p>
          </table:table-cell>
        </table:table-row>
        <table:table-row table:style-name="ro1">
          <table:table-cell office:value-type="float" office:value="0.0753400325775" calcext:value-type="float">
            <text:p>0.0753400325775</text:p>
          </table:table-cell>
        </table:table-row>
        <table:table-row table:style-name="ro1">
          <table:table-cell office:value-type="float" office:value="0.0737998485565" calcext:value-type="float">
            <text:p>0.0737998485565</text:p>
          </table:table-cell>
        </table:table-row>
        <table:table-row table:style-name="ro1">
          <table:table-cell office:value-type="float" office:value="0.0770938396454" calcext:value-type="float">
            <text:p>0.0770938396454</text:p>
          </table:table-cell>
        </table:table-row>
        <table:table-row table:style-name="ro1">
          <table:table-cell office:value-type="float" office:value="0.0751709938049" calcext:value-type="float">
            <text:p>0.0751709938049</text:p>
          </table:table-cell>
        </table:table-row>
        <table:table-row table:style-name="ro1">
          <table:table-cell office:value-type="float" office:value="0.0755789279938" calcext:value-type="float">
            <text:p>0.0755789279938</text:p>
          </table:table-cell>
        </table:table-row>
        <table:table-row table:style-name="ro1">
          <table:table-cell office:value-type="float" office:value="0.075973033905" calcext:value-type="float">
            <text:p>0.075973033905</text:p>
          </table:table-cell>
        </table:table-row>
        <table:table-row table:style-name="ro1">
          <table:table-cell office:value-type="float" office:value="0.0762250423431" calcext:value-type="float">
            <text:p>0.0762250423431</text:p>
          </table:table-cell>
        </table:table-row>
        <table:table-row table:style-name="ro1">
          <table:table-cell office:value-type="float" office:value="0.0767002105713" calcext:value-type="float">
            <text:p>0.0767002105713</text:p>
          </table:table-cell>
        </table:table-row>
        <table:table-row table:style-name="ro1">
          <table:table-cell office:value-type="float" office:value="0.0745658874512" calcext:value-type="float">
            <text:p>0.0745658874512</text:p>
          </table:table-cell>
        </table:table-row>
        <table:table-row table:style-name="ro1">
          <table:table-cell office:value-type="float" office:value="0.0744168758392" calcext:value-type="float">
            <text:p>0.0744168758392</text:p>
          </table:table-cell>
        </table:table-row>
        <table:table-row table:style-name="ro1">
          <table:table-cell office:value-type="float" office:value="0.0754520893097" calcext:value-type="float">
            <text:p>0.0754520893097</text:p>
          </table:table-cell>
        </table:table-row>
        <table:table-row table:style-name="ro1">
          <table:table-cell office:value-type="float" office:value="0.0775790214539" calcext:value-type="float">
            <text:p>0.0775790214539</text:p>
          </table:table-cell>
        </table:table-row>
        <table:table-row table:style-name="ro1">
          <table:table-cell office:value-type="float" office:value="0.0744371414185" calcext:value-type="float">
            <text:p>0.0744371414185</text:p>
          </table:table-cell>
        </table:table-row>
        <table:table-row table:style-name="ro1">
          <table:table-cell office:value-type="float" office:value="0.0756549835205" calcext:value-type="float">
            <text:p>0.0756549835205</text:p>
          </table:table-cell>
        </table:table-row>
        <table:table-row table:style-name="ro1">
          <table:table-cell office:value-type="float" office:value="0.0755598545074" calcext:value-type="float">
            <text:p>0.0755598545074</text:p>
          </table:table-cell>
        </table:table-row>
        <table:table-row table:style-name="ro1">
          <table:table-cell office:value-type="float" office:value="0.0767738819122" calcext:value-type="float">
            <text:p>0.0767738819122</text:p>
          </table:table-cell>
        </table:table-row>
        <table:table-row table:style-name="ro1">
          <table:table-cell office:value-type="float" office:value="0.075569152832" calcext:value-type="float">
            <text:p>0.075569152832</text:p>
          </table:table-cell>
        </table:table-row>
        <table:table-row table:style-name="ro1">
          <table:table-cell office:value-type="float" office:value="0.0749320983887" calcext:value-type="float">
            <text:p>0.0749320983887</text:p>
          </table:table-cell>
        </table:table-row>
        <table:table-row table:style-name="ro1">
          <table:table-cell office:value-type="float" office:value="0.0770390033722" calcext:value-type="float">
            <text:p>0.0770390033722</text:p>
          </table:table-cell>
        </table:table-row>
        <table:table-row table:style-name="ro1">
          <table:table-cell office:value-type="float" office:value="0.194082021713" calcext:value-type="float">
            <text:p>0.194082021713</text:p>
          </table:table-cell>
        </table:table-row>
        <table:table-row table:style-name="ro1">
          <table:table-cell office:value-type="float" office:value="0.105857133865" calcext:value-type="float">
            <text:p>0.105857133865</text:p>
          </table:table-cell>
        </table:table-row>
        <table:table-row table:style-name="ro1">
          <table:table-cell office:value-type="float" office:value="0.106341123581" calcext:value-type="float">
            <text:p>0.106341123581</text:p>
          </table:table-cell>
        </table:table-row>
        <table:table-row table:style-name="ro1">
          <table:table-cell office:value-type="float" office:value="0.108237981796" calcext:value-type="float">
            <text:p>0.108237981796</text:p>
          </table:table-cell>
        </table:table-row>
        <table:table-row table:style-name="ro1">
          <table:table-cell office:value-type="float" office:value="0.105787992477" calcext:value-type="float">
            <text:p>0.105787992477</text:p>
          </table:table-cell>
        </table:table-row>
        <table:table-row table:style-name="ro1">
          <table:table-cell office:value-type="float" office:value="0.106805086136" calcext:value-type="float">
            <text:p>0.106805086136</text:p>
          </table:table-cell>
        </table:table-row>
        <table:table-row table:style-name="ro1">
          <table:table-cell office:value-type="float" office:value="0.112763881683" calcext:value-type="float">
            <text:p>0.112763881683</text:p>
          </table:table-cell>
        </table:table-row>
        <table:table-row table:style-name="ro1">
          <table:table-cell office:value-type="float" office:value="0.111294031143" calcext:value-type="float">
            <text:p>0.111294031143</text:p>
          </table:table-cell>
        </table:table-row>
        <table:table-row table:style-name="ro1">
          <table:table-cell office:value-type="float" office:value="0.108252048492" calcext:value-type="float">
            <text:p>0.108252048492</text:p>
          </table:table-cell>
        </table:table-row>
        <table:table-row table:style-name="ro1">
          <table:table-cell office:value-type="float" office:value="0.108434915543" calcext:value-type="float">
            <text:p>0.108434915543</text:p>
          </table:table-cell>
        </table:table-row>
        <table:table-row table:style-name="ro1">
          <table:table-cell office:value-type="float" office:value="0.106903791428" calcext:value-type="float">
            <text:p>0.106903791428</text:p>
          </table:table-cell>
        </table:table-row>
        <table:table-row table:style-name="ro1">
          <table:table-cell office:value-type="float" office:value="0.107142210007" calcext:value-type="float">
            <text:p>0.107142210007</text:p>
          </table:table-cell>
        </table:table-row>
        <table:table-row table:style-name="ro1">
          <table:table-cell office:value-type="float" office:value="0.108515024185" calcext:value-type="float">
            <text:p>0.108515024185</text:p>
          </table:table-cell>
        </table:table-row>
        <table:table-row table:style-name="ro1">
          <table:table-cell office:value-type="float" office:value="0.108879804611" calcext:value-type="float">
            <text:p>0.108879804611</text:p>
          </table:table-cell>
        </table:table-row>
        <table:table-row table:style-name="ro1">
          <table:table-cell office:value-type="float" office:value="0.107414007187" calcext:value-type="float">
            <text:p>0.107414007187</text:p>
          </table:table-cell>
        </table:table-row>
        <table:table-row table:style-name="ro1">
          <table:table-cell office:value-type="float" office:value="0.106034040451" calcext:value-type="float">
            <text:p>0.106034040451</text:p>
          </table:table-cell>
        </table:table-row>
        <table:table-row table:style-name="ro1">
          <table:table-cell office:value-type="float" office:value="0.10675907135" calcext:value-type="float">
            <text:p>0.10675907135</text:p>
          </table:table-cell>
        </table:table-row>
        <table:table-row table:style-name="ro1">
          <table:table-cell office:value-type="float" office:value="0.109497070312" calcext:value-type="float">
            <text:p>0.109497070312</text:p>
          </table:table-cell>
        </table:table-row>
        <table:table-row table:style-name="ro1">
          <table:table-cell office:value-type="float" office:value="0.108155012131" calcext:value-type="float">
            <text:p>0.108155012131</text:p>
          </table:table-cell>
        </table:table-row>
        <table:table-row table:style-name="ro1">
          <table:table-cell office:value-type="float" office:value="0.108187913895" calcext:value-type="float">
            <text:p>0.108187913895</text:p>
          </table:table-cell>
        </table:table-row>
        <table:table-row table:style-name="ro1">
          <table:table-cell office:value-type="float" office:value="0.107746839523" calcext:value-type="float">
            <text:p>0.107746839523</text:p>
          </table:table-cell>
        </table:table-row>
        <table:table-row table:style-name="ro1">
          <table:table-cell office:value-type="float" office:value="0.109910011292" calcext:value-type="float">
            <text:p>0.109910011292</text:p>
          </table:table-cell>
        </table:table-row>
        <table:table-row table:style-name="ro1">
          <table:table-cell office:value-type="float" office:value="0.10732793808" calcext:value-type="float">
            <text:p>0.10732793808</text:p>
          </table:table-cell>
        </table:table-row>
        <table:table-row table:style-name="ro1">
          <table:table-cell office:value-type="float" office:value="0.108279943466" calcext:value-type="float">
            <text:p>0.108279943466</text:p>
          </table:table-cell>
        </table:table-row>
        <table:table-row table:style-name="ro1">
          <table:table-cell office:value-type="float" office:value="0.111075162888" calcext:value-type="float">
            <text:p>0.111075162888</text:p>
          </table:table-cell>
        </table:table-row>
        <table:table-row table:style-name="ro1">
          <table:table-cell office:value-type="float" office:value="0.107667922974" calcext:value-type="float">
            <text:p>0.107667922974</text:p>
          </table:table-cell>
        </table:table-row>
        <table:table-row table:style-name="ro1">
          <table:table-cell office:value-type="float" office:value="0.111921072006" calcext:value-type="float">
            <text:p>0.111921072006</text:p>
          </table:table-cell>
        </table:table-row>
        <table:table-row table:style-name="ro1">
          <table:table-cell office:value-type="float" office:value="0.10941696167" calcext:value-type="float">
            <text:p>0.10941696167</text:p>
          </table:table-cell>
        </table:table-row>
        <table:table-row table:style-name="ro1">
          <table:table-cell office:value-type="float" office:value="0.107388973236" calcext:value-type="float">
            <text:p>0.107388973236</text:p>
          </table:table-cell>
        </table:table-row>
        <table:table-row table:style-name="ro1">
          <table:table-cell office:value-type="float" office:value="0.107908964157" calcext:value-type="float">
            <text:p>0.107908964157</text:p>
          </table:table-cell>
        </table:table-row>
        <table:table-row table:style-name="ro1">
          <table:table-cell office:value-type="float" office:value="0.111274003983" calcext:value-type="float">
            <text:p>0.111274003983</text:p>
          </table:table-cell>
        </table:table-row>
        <table:table-row table:style-name="ro1">
          <table:table-cell office:value-type="float" office:value="0.107769012451" calcext:value-type="float">
            <text:p>0.107769012451</text:p>
          </table:table-cell>
        </table:table-row>
        <table:table-row table:style-name="ro1">
          <table:table-cell office:value-type="float" office:value="0.107215166092" calcext:value-type="float">
            <text:p>0.107215166092</text:p>
          </table:table-cell>
        </table:table-row>
        <table:table-row table:style-name="ro1">
          <table:table-cell office:value-type="float" office:value="0.106961965561" calcext:value-type="float">
            <text:p>0.106961965561</text:p>
          </table:table-cell>
        </table:table-row>
        <table:table-row table:style-name="ro1">
          <table:table-cell office:value-type="float" office:value="0.107311010361" calcext:value-type="float">
            <text:p>0.107311010361</text:p>
          </table:table-cell>
        </table:table-row>
        <table:table-row table:style-name="ro1">
          <table:table-cell office:value-type="float" office:value="0.111222982407" calcext:value-type="float">
            <text:p>0.111222982407</text:p>
          </table:table-cell>
        </table:table-row>
        <table:table-row table:style-name="ro1">
          <table:table-cell office:value-type="float" office:value="0.110249996185" calcext:value-type="float">
            <text:p>0.110249996185</text:p>
          </table:table-cell>
        </table:table-row>
        <table:table-row table:style-name="ro1">
          <table:table-cell office:value-type="float" office:value="0.108258008957" calcext:value-type="float">
            <text:p>0.108258008957</text:p>
          </table:table-cell>
        </table:table-row>
        <table:table-row table:style-name="ro1">
          <table:table-cell office:value-type="float" office:value="0.107542037964" calcext:value-type="float">
            <text:p>0.107542037964</text:p>
          </table:table-cell>
        </table:table-row>
        <table:table-row table:style-name="ro1">
          <table:table-cell office:value-type="float" office:value="0.108693122864" calcext:value-type="float">
            <text:p>0.108693122864</text:p>
          </table:table-cell>
        </table:table-row>
        <table:table-row table:style-name="ro1">
          <table:table-cell office:value-type="float" office:value="0.110809087753" calcext:value-type="float">
            <text:p>0.110809087753</text:p>
          </table:table-cell>
        </table:table-row>
        <table:table-row table:style-name="ro1">
          <table:table-cell office:value-type="float" office:value="0.0796120166779" calcext:value-type="float">
            <text:p>0.0796120166779</text:p>
          </table:table-cell>
        </table:table-row>
        <table:table-row table:style-name="ro1">
          <table:table-cell office:value-type="float" office:value="0.0807659626007" calcext:value-type="float">
            <text:p>0.0807659626007</text:p>
          </table:table-cell>
        </table:table-row>
        <table:table-row table:style-name="ro1">
          <table:table-cell office:value-type="float" office:value="0.0797390937805" calcext:value-type="float">
            <text:p>0.0797390937805</text:p>
          </table:table-cell>
        </table:table-row>
        <table:table-row table:style-name="ro1">
          <table:table-cell office:value-type="float" office:value="0.0799698829651" calcext:value-type="float">
            <text:p>0.0799698829651</text:p>
          </table:table-cell>
        </table:table-row>
        <table:table-row table:style-name="ro1">
          <table:table-cell office:value-type="float" office:value="0.0811829566956" calcext:value-type="float">
            <text:p>0.0811829566956</text:p>
          </table:table-cell>
        </table:table-row>
        <table:table-row table:style-name="ro1">
          <table:table-cell office:value-type="float" office:value="0.0814380645752" calcext:value-type="float">
            <text:p>0.0814380645752</text:p>
          </table:table-cell>
        </table:table-row>
        <table:table-row table:style-name="ro1">
          <table:table-cell office:value-type="float" office:value="0.0820250511169" calcext:value-type="float">
            <text:p>0.0820250511169</text:p>
          </table:table-cell>
        </table:table-row>
        <table:table-row table:style-name="ro1">
          <table:table-cell office:value-type="float" office:value="0.0822908878326" calcext:value-type="float">
            <text:p>0.0822908878326</text:p>
          </table:table-cell>
        </table:table-row>
        <table:table-row table:style-name="ro1">
          <table:table-cell office:value-type="float" office:value="0.080806016922" calcext:value-type="float">
            <text:p>0.080806016922</text:p>
          </table:table-cell>
        </table:table-row>
        <table:table-row table:style-name="ro1">
          <table:table-cell office:value-type="float" office:value="0.07941198349" calcext:value-type="float">
            <text:p>0.07941198349</text:p>
          </table:table-cell>
        </table:table-row>
        <table:table-row table:style-name="ro1">
          <table:table-cell office:value-type="float" office:value="0.0803120136261" calcext:value-type="float">
            <text:p>0.0803120136261</text:p>
          </table:table-cell>
        </table:table-row>
        <table:table-row table:style-name="ro1">
          <table:table-cell office:value-type="float" office:value="0.0794761180878" calcext:value-type="float">
            <text:p>0.0794761180878</text:p>
          </table:table-cell>
        </table:table-row>
        <table:table-row table:style-name="ro1">
          <table:table-cell office:value-type="float" office:value="0.0781149864197" calcext:value-type="float">
            <text:p>0.0781149864197</text:p>
          </table:table-cell>
        </table:table-row>
        <table:table-row table:style-name="ro1">
          <table:table-cell office:value-type="float" office:value="0.0793440341949" calcext:value-type="float">
            <text:p>0.0793440341949</text:p>
          </table:table-cell>
        </table:table-row>
        <table:table-row table:style-name="ro1">
          <table:table-cell office:value-type="float" office:value="0.0823159217834" calcext:value-type="float">
            <text:p>0.0823159217834</text:p>
          </table:table-cell>
        </table:table-row>
        <table:table-row table:style-name="ro1">
          <table:table-cell office:value-type="float" office:value="0.0833530426025" calcext:value-type="float">
            <text:p>0.0833530426025</text:p>
          </table:table-cell>
        </table:table-row>
        <table:table-row table:style-name="ro1">
          <table:table-cell office:value-type="float" office:value="0.0790159702301" calcext:value-type="float">
            <text:p>0.0790159702301</text:p>
          </table:table-cell>
        </table:table-row>
        <table:table-row table:style-name="ro1">
          <table:table-cell office:value-type="float" office:value="0.0810079574585" calcext:value-type="float">
            <text:p>0.0810079574585</text:p>
          </table:table-cell>
        </table:table-row>
        <table:table-row table:style-name="ro1">
          <table:table-cell office:value-type="float" office:value="0.0793738365173" calcext:value-type="float">
            <text:p>0.0793738365173</text:p>
          </table:table-cell>
        </table:table-row>
        <table:table-row table:style-name="ro1">
          <table:table-cell office:value-type="float" office:value="0.0802481174469" calcext:value-type="float">
            <text:p>0.0802481174469</text:p>
          </table:table-cell>
        </table:table-row>
        <table:table-row table:style-name="ro1">
          <table:table-cell office:value-type="float" office:value="0.0803499221802" calcext:value-type="float">
            <text:p>0.0803499221802</text:p>
          </table:table-cell>
        </table:table-row>
        <table:table-row table:style-name="ro1">
          <table:table-cell office:value-type="float" office:value="0.0781280994415" calcext:value-type="float">
            <text:p>0.0781280994415</text:p>
          </table:table-cell>
        </table:table-row>
        <table:table-row table:style-name="ro1">
          <table:table-cell office:value-type="float" office:value="0.0800788402557" calcext:value-type="float">
            <text:p>0.0800788402557</text:p>
          </table:table-cell>
        </table:table-row>
        <table:table-row table:style-name="ro1">
          <table:table-cell office:value-type="float" office:value="0.082535982132" calcext:value-type="float">
            <text:p>0.082535982132</text:p>
          </table:table-cell>
        </table:table-row>
        <table:table-row table:style-name="ro1">
          <table:table-cell office:value-type="float" office:value="0.079409122467" calcext:value-type="float">
            <text:p>0.079409122467</text:p>
          </table:table-cell>
        </table:table-row>
        <table:table-row table:style-name="ro1">
          <table:table-cell office:value-type="float" office:value="0.0792920589447" calcext:value-type="float">
            <text:p>0.0792920589447</text:p>
          </table:table-cell>
        </table:table-row>
        <table:table-row table:style-name="ro1">
          <table:table-cell office:value-type="float" office:value="0.0791800022125" calcext:value-type="float">
            <text:p>0.0791800022125</text:p>
          </table:table-cell>
        </table:table-row>
        <table:table-row table:style-name="ro1">
          <table:table-cell office:value-type="float" office:value="0.0786290168762" calcext:value-type="float">
            <text:p>0.0786290168762</text:p>
          </table:table-cell>
        </table:table-row>
        <table:table-row table:style-name="ro1">
          <table:table-cell office:value-type="float" office:value="0.0797049999237" calcext:value-type="float">
            <text:p>0.0797049999237</text:p>
          </table:table-cell>
        </table:table-row>
        <table:table-row table:style-name="ro1">
          <table:table-cell office:value-type="float" office:value="0.0815391540527" calcext:value-type="float">
            <text:p>0.0815391540527</text:p>
          </table:table-cell>
        </table:table-row>
        <table:table-row table:style-name="ro1">
          <table:table-cell office:value-type="float" office:value="0.0811479091644" calcext:value-type="float">
            <text:p>0.0811479091644</text:p>
          </table:table-cell>
        </table:table-row>
        <table:table-row table:style-name="ro1">
          <table:table-cell office:value-type="float" office:value="0.080066204071" calcext:value-type="float">
            <text:p>0.080066204071</text:p>
          </table:table-cell>
        </table:table-row>
        <table:table-row table:style-name="ro1">
          <table:table-cell office:value-type="float" office:value="0.0802199840546" calcext:value-type="float">
            <text:p>0.0802199840546</text:p>
          </table:table-cell>
        </table:table-row>
        <table:table-row table:style-name="ro1">
          <table:table-cell office:value-type="float" office:value="0.0824270248413" calcext:value-type="float">
            <text:p>0.0824270248413</text:p>
          </table:table-cell>
        </table:table-row>
        <table:table-row table:style-name="ro1">
          <table:table-cell office:value-type="float" office:value="0.0821590423584" calcext:value-type="float">
            <text:p>0.0821590423584</text:p>
          </table:table-cell>
        </table:table-row>
        <table:table-row table:style-name="ro1">
          <table:table-cell office:value-type="float" office:value="0.0860140323639" calcext:value-type="float">
            <text:p>0.0860140323639</text:p>
          </table:table-cell>
        </table:table-row>
        <table:table-row table:style-name="ro1">
          <table:table-cell office:value-type="float" office:value="0.0779740810394" calcext:value-type="float">
            <text:p>0.0779740810394</text:p>
          </table:table-cell>
        </table:table-row>
        <table:table-row table:style-name="ro1">
          <table:table-cell office:value-type="float" office:value="0.0793719291687" calcext:value-type="float">
            <text:p>0.0793719291687</text:p>
          </table:table-cell>
        </table:table-row>
        <table:table-row table:style-name="ro1">
          <table:table-cell office:value-type="float" office:value="0.0782670974731" calcext:value-type="float">
            <text:p>0.0782670974731</text:p>
          </table:table-cell>
        </table:table-row>
        <table:table-row table:style-name="ro1">
          <table:table-cell office:value-type="float" office:value="0.0782260894775" calcext:value-type="float">
            <text:p>0.0782260894775</text:p>
          </table:table-cell>
        </table:table-row>
        <table:table-row table:style-name="ro1">
          <table:table-cell office:value-type="float" office:value="0.079047203064" calcext:value-type="float">
            <text:p>0.079047203064</text:p>
          </table:table-cell>
        </table:table-row>
        <table:table-row table:style-name="ro1">
          <table:table-cell office:value-type="float" office:value="0.0788099765778" calcext:value-type="float">
            <text:p>0.0788099765778</text:p>
          </table:table-cell>
        </table:table-row>
        <table:table-row table:style-name="ro1">
          <table:table-cell office:value-type="float" office:value="0.0810589790344" calcext:value-type="float">
            <text:p>0.0810589790344</text:p>
          </table:table-cell>
        </table:table-row>
        <table:table-row table:style-name="ro1">
          <table:table-cell office:value-type="float" office:value="0.0789940357208" calcext:value-type="float">
            <text:p>0.0789940357208</text:p>
          </table:table-cell>
        </table:table-row>
        <table:table-row table:style-name="ro1">
          <table:table-cell office:value-type="float" office:value="0.0821850299835" calcext:value-type="float">
            <text:p>0.0821850299835</text:p>
          </table:table-cell>
        </table:table-row>
        <table:table-row table:style-name="ro1">
          <table:table-cell office:value-type="float" office:value="0.0801270008087" calcext:value-type="float">
            <text:p>0.0801270008087</text:p>
          </table:table-cell>
        </table:table-row>
        <table:table-row table:style-name="ro1">
          <table:table-cell office:value-type="float" office:value="0.0811750888824" calcext:value-type="float">
            <text:p>0.0811750888824</text:p>
          </table:table-cell>
        </table:table-row>
        <table:table-row table:style-name="ro1">
          <table:table-cell office:value-type="float" office:value="0.0796499252319" calcext:value-type="float">
            <text:p>0.0796499252319</text:p>
          </table:table-cell>
        </table:table-row>
        <table:table-row table:style-name="ro1">
          <table:table-cell office:value-type="float" office:value="0.0823509693146" calcext:value-type="float">
            <text:p>0.0823509693146</text:p>
          </table:table-cell>
        </table:table-row>
        <table:table-row table:style-name="ro1">
          <table:table-cell office:value-type="float" office:value="0.0817518234253" calcext:value-type="float">
            <text:p>0.0817518234253</text:p>
          </table:table-cell>
        </table:table-row>
        <table:table-row table:style-name="ro1">
          <table:table-cell office:value-type="float" office:value="0.0821018218994" calcext:value-type="float">
            <text:p>0.0821018218994</text:p>
          </table:table-cell>
        </table:table-row>
        <table:table-row table:style-name="ro1">
          <table:table-cell office:value-type="float" office:value="0.0814638137817" calcext:value-type="float">
            <text:p>0.0814638137817</text:p>
          </table:table-cell>
        </table:table-row>
        <table:table-row table:style-name="ro1">
          <table:table-cell office:value-type="float" office:value="0.0836310386658" calcext:value-type="float">
            <text:p>0.0836310386658</text:p>
          </table:table-cell>
        </table:table-row>
        <table:table-row table:style-name="ro1">
          <table:table-cell office:value-type="float" office:value="0.0798940658569" calcext:value-type="float">
            <text:p>0.0798940658569</text:p>
          </table:table-cell>
        </table:table-row>
        <table:table-row table:style-name="ro1">
          <table:table-cell office:value-type="float" office:value="0.0807099342346" calcext:value-type="float">
            <text:p>0.0807099342346</text:p>
          </table:table-cell>
        </table:table-row>
        <table:table-row table:style-name="ro1">
          <table:table-cell office:value-type="float" office:value="0.0799129009247" calcext:value-type="float">
            <text:p>0.0799129009247</text:p>
          </table:table-cell>
        </table:table-row>
        <table:table-row table:style-name="ro1">
          <table:table-cell office:value-type="float" office:value="0.0805780887604" calcext:value-type="float">
            <text:p>0.0805780887604</text:p>
          </table:table-cell>
        </table:table-row>
        <table:table-row table:style-name="ro1">
          <table:table-cell office:value-type="float" office:value="0.0808100700378" calcext:value-type="float">
            <text:p>0.0808100700378</text:p>
          </table:table-cell>
        </table:table-row>
        <table:table-row table:style-name="ro1">
          <table:table-cell office:value-type="float" office:value="0.0812079906464" calcext:value-type="float">
            <text:p>0.0812079906464</text:p>
          </table:table-cell>
        </table:table-row>
        <table:table-row table:style-name="ro1">
          <table:table-cell office:value-type="float" office:value="0.0834619998932" calcext:value-type="float">
            <text:p>0.0834619998932</text:p>
          </table:table-cell>
        </table:table-row>
        <table:table-row table:style-name="ro1">
          <table:table-cell office:value-type="float" office:value="0.0855159759521" calcext:value-type="float">
            <text:p>0.0855159759521</text:p>
          </table:table-cell>
        </table:table-row>
        <table:table-row table:style-name="ro1">
          <table:table-cell office:value-type="float" office:value="0.0819399356842" calcext:value-type="float">
            <text:p>0.0819399356842</text:p>
          </table:table-cell>
        </table:table-row>
        <table:table-row table:style-name="ro1">
          <table:table-cell office:value-type="float" office:value="0.0819489955902" calcext:value-type="float">
            <text:p>0.0819489955902</text:p>
          </table:table-cell>
        </table:table-row>
        <table:table-row table:style-name="ro1">
          <table:table-cell office:value-type="float" office:value="0.0815181732178" calcext:value-type="float">
            <text:p>0.0815181732178</text:p>
          </table:table-cell>
        </table:table-row>
        <table:table-row table:style-name="ro1">
          <table:table-cell office:value-type="float" office:value="0.0818819999695" calcext:value-type="float">
            <text:p>0.0818819999695</text:p>
          </table:table-cell>
        </table:table-row>
        <table:table-row table:style-name="ro1">
          <table:table-cell office:value-type="float" office:value="0.0819320678711" calcext:value-type="float">
            <text:p>0.0819320678711</text:p>
          </table:table-cell>
        </table:table-row>
        <table:table-row table:style-name="ro1">
          <table:table-cell office:value-type="float" office:value="0.082545042038" calcext:value-type="float">
            <text:p>0.082545042038</text:p>
          </table:table-cell>
        </table:table-row>
        <table:table-row table:style-name="ro1">
          <table:table-cell office:value-type="float" office:value="0.0811049938202" calcext:value-type="float">
            <text:p>0.0811049938202</text:p>
          </table:table-cell>
        </table:table-row>
        <table:table-row table:style-name="ro1">
          <table:table-cell office:value-type="float" office:value="0.0803940296173" calcext:value-type="float">
            <text:p>0.0803940296173</text:p>
          </table:table-cell>
        </table:table-row>
        <table:table-row table:style-name="ro1">
          <table:table-cell office:value-type="float" office:value="0.0808479785919" calcext:value-type="float">
            <text:p>0.0808479785919</text:p>
          </table:table-cell>
        </table:table-row>
        <table:table-row table:style-name="ro1">
          <table:table-cell office:value-type="float" office:value="0.0806200504303" calcext:value-type="float">
            <text:p>0.0806200504303</text:p>
          </table:table-cell>
        </table:table-row>
        <table:table-row table:style-name="ro1">
          <table:table-cell office:value-type="float" office:value="0.0797309875488" calcext:value-type="float">
            <text:p>0.0797309875488</text:p>
          </table:table-cell>
        </table:table-row>
        <table:table-row table:style-name="ro1">
          <table:table-cell office:value-type="float" office:value="0.0801219940186" calcext:value-type="float">
            <text:p>0.0801219940186</text:p>
          </table:table-cell>
        </table:table-row>
        <table:table-row table:style-name="ro1">
          <table:table-cell office:value-type="float" office:value="0.0797080993652" calcext:value-type="float">
            <text:p>0.0797080993652</text:p>
          </table:table-cell>
        </table:table-row>
        <table:table-row table:style-name="ro1">
          <table:table-cell office:value-type="float" office:value="0.0813841819763" calcext:value-type="float">
            <text:p>0.0813841819763</text:p>
          </table:table-cell>
        </table:table-row>
        <table:table-row table:style-name="ro1">
          <table:table-cell office:value-type="float" office:value="0.0832619667053" calcext:value-type="float">
            <text:p>0.0832619667053</text:p>
          </table:table-cell>
        </table:table-row>
        <table:table-row table:style-name="ro1">
          <table:table-cell office:value-type="float" office:value="0.0809328556061" calcext:value-type="float">
            <text:p>0.0809328556061</text:p>
          </table:table-cell>
        </table:table-row>
        <table:table-row table:style-name="ro1">
          <table:table-cell office:value-type="float" office:value="0.0807280540466" calcext:value-type="float">
            <text:p>0.0807280540466</text:p>
          </table:table-cell>
        </table:table-row>
        <table:table-row table:style-name="ro1">
          <table:table-cell office:value-type="float" office:value="0.214714050293" calcext:value-type="float">
            <text:p>0.214714050293</text:p>
          </table:table-cell>
        </table:table-row>
        <table:table-row table:style-name="ro1">
          <table:table-cell office:value-type="float" office:value="0.218837022781" calcext:value-type="float">
            <text:p>0.218837022781</text:p>
          </table:table-cell>
        </table:table-row>
        <table:table-row table:style-name="ro1">
          <table:table-cell office:value-type="float" office:value="0.214297056198" calcext:value-type="float">
            <text:p>0.214297056198</text:p>
          </table:table-cell>
        </table:table-row>
        <table:table-row table:style-name="ro1">
          <table:table-cell office:value-type="float" office:value="0.21275305748" calcext:value-type="float">
            <text:p>0.21275305748</text:p>
          </table:table-cell>
        </table:table-row>
        <table:table-row table:style-name="ro1">
          <table:table-cell office:value-type="float" office:value="0.212177991867" calcext:value-type="float">
            <text:p>0.212177991867</text:p>
          </table:table-cell>
        </table:table-row>
        <table:table-row table:style-name="ro1">
          <table:table-cell office:value-type="float" office:value="0.213979005814" calcext:value-type="float">
            <text:p>0.213979005814</text:p>
          </table:table-cell>
        </table:table-row>
        <table:table-row table:style-name="ro1">
          <table:table-cell office:value-type="float" office:value="0.212614059448" calcext:value-type="float">
            <text:p>0.212614059448</text:p>
          </table:table-cell>
        </table:table-row>
        <table:table-row table:style-name="ro1">
          <table:table-cell office:value-type="float" office:value="0.214905023575" calcext:value-type="float">
            <text:p>0.214905023575</text:p>
          </table:table-cell>
        </table:table-row>
        <table:table-row table:style-name="ro1">
          <table:table-cell office:value-type="float" office:value="0.213428020477" calcext:value-type="float">
            <text:p>0.213428020477</text:p>
          </table:table-cell>
        </table:table-row>
        <table:table-row table:style-name="ro1">
          <table:table-cell office:value-type="float" office:value="0.21549987793" calcext:value-type="float">
            <text:p>0.21549987793</text:p>
          </table:table-cell>
        </table:table-row>
        <table:table-row table:style-name="ro1">
          <table:table-cell office:value-type="float" office:value="0.217055082321" calcext:value-type="float">
            <text:p>0.217055082321</text:p>
          </table:table-cell>
        </table:table-row>
        <table:table-row table:style-name="ro1">
          <table:table-cell office:value-type="float" office:value="0.215648889542" calcext:value-type="float">
            <text:p>0.215648889542</text:p>
          </table:table-cell>
        </table:table-row>
        <table:table-row table:style-name="ro1">
          <table:table-cell office:value-type="float" office:value="0.215264797211" calcext:value-type="float">
            <text:p>0.215264797211</text:p>
          </table:table-cell>
        </table:table-row>
        <table:table-row table:style-name="ro1">
          <table:table-cell office:value-type="float" office:value="0.212431907654" calcext:value-type="float">
            <text:p>0.212431907654</text:p>
          </table:table-cell>
        </table:table-row>
        <table:table-row table:style-name="ro1">
          <table:table-cell office:value-type="float" office:value="0.21439409256" calcext:value-type="float">
            <text:p>0.21439409256</text:p>
          </table:table-cell>
        </table:table-row>
        <table:table-row table:style-name="ro1">
          <table:table-cell office:value-type="float" office:value="0.214995861053" calcext:value-type="float">
            <text:p>0.214995861053</text:p>
          </table:table-cell>
        </table:table-row>
        <table:table-row table:style-name="ro1">
          <table:table-cell office:value-type="float" office:value="0.21489906311" calcext:value-type="float">
            <text:p>0.21489906311</text:p>
          </table:table-cell>
        </table:table-row>
        <table:table-row table:style-name="ro1">
          <table:table-cell office:value-type="float" office:value="0.215850830078" calcext:value-type="float">
            <text:p>0.215850830078</text:p>
          </table:table-cell>
        </table:table-row>
        <table:table-row table:style-name="ro1">
          <table:table-cell office:value-type="float" office:value="0.214408874512" calcext:value-type="float">
            <text:p>0.214408874512</text:p>
          </table:table-cell>
        </table:table-row>
        <table:table-row table:style-name="ro1">
          <table:table-cell office:value-type="float" office:value="0.218864917755" calcext:value-type="float">
            <text:p>0.218864917755</text:p>
          </table:table-cell>
        </table:table-row>
        <table:table-row table:style-name="ro1">
          <table:table-cell office:value-type="float" office:value="0.21745800972" calcext:value-type="float">
            <text:p>0.21745800972</text:p>
          </table:table-cell>
        </table:table-row>
        <table:table-row table:style-name="ro1">
          <table:table-cell office:value-type="float" office:value="0.219177961349" calcext:value-type="float">
            <text:p>0.219177961349</text:p>
          </table:table-cell>
        </table:table-row>
        <table:table-row table:style-name="ro1">
          <table:table-cell office:value-type="float" office:value="0.21152806282" calcext:value-type="float">
            <text:p>0.21152806282</text:p>
          </table:table-cell>
        </table:table-row>
        <table:table-row table:style-name="ro1">
          <table:table-cell office:value-type="float" office:value="0.217055082321" calcext:value-type="float">
            <text:p>0.217055082321</text:p>
          </table:table-cell>
        </table:table-row>
        <table:table-row table:style-name="ro1">
          <table:table-cell office:value-type="float" office:value="0.215227127075" calcext:value-type="float">
            <text:p>0.215227127075</text:p>
          </table:table-cell>
        </table:table-row>
        <table:table-row table:style-name="ro1">
          <table:table-cell office:value-type="float" office:value="0.214582204819" calcext:value-type="float">
            <text:p>0.214582204819</text:p>
          </table:table-cell>
        </table:table-row>
        <table:table-row table:style-name="ro1">
          <table:table-cell office:value-type="float" office:value="0.214729070663" calcext:value-type="float">
            <text:p>0.214729070663</text:p>
          </table:table-cell>
        </table:table-row>
        <table:table-row table:style-name="ro1">
          <table:table-cell office:value-type="float" office:value="0.217288970947" calcext:value-type="float">
            <text:p>0.217288970947</text:p>
          </table:table-cell>
        </table:table-row>
        <table:table-row table:style-name="ro1">
          <table:table-cell office:value-type="float" office:value="0.217808961868" calcext:value-type="float">
            <text:p>0.217808961868</text:p>
          </table:table-cell>
        </table:table-row>
        <table:table-row table:style-name="ro1">
          <table:table-cell office:value-type="float" office:value="0.217519044876" calcext:value-type="float">
            <text:p>0.217519044876</text:p>
          </table:table-cell>
        </table:table-row>
        <table:table-row table:style-name="ro1">
          <table:table-cell office:value-type="float" office:value="0.219669103622" calcext:value-type="float">
            <text:p>0.219669103622</text:p>
          </table:table-cell>
        </table:table-row>
        <table:table-row table:style-name="ro1">
          <table:table-cell office:value-type="float" office:value="0.216288805008" calcext:value-type="float">
            <text:p>0.216288805008</text:p>
          </table:table-cell>
        </table:table-row>
        <table:table-row table:style-name="ro1">
          <table:table-cell office:value-type="float" office:value="0.0827460289001" calcext:value-type="float">
            <text:p>0.0827460289001</text:p>
          </table:table-cell>
        </table:table-row>
        <table:table-row table:style-name="ro1">
          <table:table-cell office:value-type="float" office:value="0.0847940444946" calcext:value-type="float">
            <text:p>0.0847940444946</text:p>
          </table:table-cell>
        </table:table-row>
        <table:table-row table:style-name="ro1">
          <table:table-cell office:value-type="float" office:value="0.0854949951172" calcext:value-type="float">
            <text:p>0.0854949951172</text:p>
          </table:table-cell>
        </table:table-row>
        <table:table-row table:style-name="ro1">
          <table:table-cell office:value-type="float" office:value="0.0839409828186" calcext:value-type="float">
            <text:p>0.0839409828186</text:p>
          </table:table-cell>
        </table:table-row>
        <table:table-row table:style-name="ro1">
          <table:table-cell office:value-type="float" office:value="0.0854058265686" calcext:value-type="float">
            <text:p>0.0854058265686</text:p>
          </table:table-cell>
        </table:table-row>
        <table:table-row table:style-name="ro1">
          <table:table-cell office:value-type="float" office:value="0.0840640068054" calcext:value-type="float">
            <text:p>0.0840640068054</text:p>
          </table:table-cell>
        </table:table-row>
        <table:table-row table:style-name="ro1">
          <table:table-cell office:value-type="float" office:value="0.084851026535" calcext:value-type="float">
            <text:p>0.084851026535</text:p>
          </table:table-cell>
        </table:table-row>
        <table:table-row table:style-name="ro1">
          <table:table-cell office:value-type="float" office:value="0.0839319229126" calcext:value-type="float">
            <text:p>0.0839319229126</text:p>
          </table:table-cell>
        </table:table-row>
        <table:table-row table:style-name="ro1">
          <table:table-cell office:value-type="float" office:value="0.0848760604858" calcext:value-type="float">
            <text:p>0.0848760604858</text:p>
          </table:table-cell>
        </table:table-row>
        <table:table-row table:style-name="ro1">
          <table:table-cell office:value-type="float" office:value="0.0838458538055" calcext:value-type="float">
            <text:p>0.0838458538055</text:p>
          </table:table-cell>
        </table:table-row>
        <table:table-row table:style-name="ro1">
          <table:table-cell office:value-type="float" office:value="0.0834538936615" calcext:value-type="float">
            <text:p>0.0834538936615</text:p>
          </table:table-cell>
        </table:table-row>
        <table:table-row table:style-name="ro1">
          <table:table-cell office:value-type="float" office:value="0.0842680931091" calcext:value-type="float">
            <text:p>0.0842680931091</text:p>
          </table:table-cell>
        </table:table-row>
        <table:table-row table:style-name="ro1">
          <table:table-cell office:value-type="float" office:value="0.0832858085632" calcext:value-type="float">
            <text:p>0.0832858085632</text:p>
          </table:table-cell>
        </table:table-row>
        <table:table-row table:style-name="ro1">
          <table:table-cell office:value-type="float" office:value="0.0828189849854" calcext:value-type="float">
            <text:p>0.0828189849854</text:p>
          </table:table-cell>
        </table:table-row>
        <table:table-row table:style-name="ro1">
          <table:table-cell office:value-type="float" office:value="0.0871498584747" calcext:value-type="float">
            <text:p>0.0871498584747</text:p>
          </table:table-cell>
        </table:table-row>
        <table:table-row table:style-name="ro1">
          <table:table-cell office:value-type="float" office:value="0.0845520496368" calcext:value-type="float">
            <text:p>0.0845520496368</text:p>
          </table:table-cell>
        </table:table-row>
        <table:table-row table:style-name="ro1">
          <table:table-cell office:value-type="float" office:value="0.0853500366211" calcext:value-type="float">
            <text:p>0.0853500366211</text:p>
          </table:table-cell>
        </table:table-row>
        <table:table-row table:style-name="ro1">
          <table:table-cell office:value-type="float" office:value="0.0844130516052" calcext:value-type="float">
            <text:p>0.0844130516052</text:p>
          </table:table-cell>
        </table:table-row>
        <table:table-row table:style-name="ro1">
          <table:table-cell office:value-type="float" office:value="0.0851058959961" calcext:value-type="float">
            <text:p>0.0851058959961</text:p>
          </table:table-cell>
        </table:table-row>
        <table:table-row table:style-name="ro1">
          <table:table-cell office:value-type="float" office:value="0.0875709056854" calcext:value-type="float">
            <text:p>0.0875709056854</text:p>
          </table:table-cell>
        </table:table-row>
        <table:table-row table:style-name="ro1">
          <table:table-cell office:value-type="float" office:value="0.0890080928802" calcext:value-type="float">
            <text:p>0.0890080928802</text:p>
          </table:table-cell>
        </table:table-row>
        <table:table-row table:style-name="ro1">
          <table:table-cell office:value-type="float" office:value="0.0864579677582" calcext:value-type="float">
            <text:p>0.0864579677582</text:p>
          </table:table-cell>
        </table:table-row>
        <table:table-row table:style-name="ro1">
          <table:table-cell office:value-type="float" office:value="0.0844428539276" calcext:value-type="float">
            <text:p>0.0844428539276</text:p>
          </table:table-cell>
        </table:table-row>
        <table:table-row table:style-name="ro1">
          <table:table-cell office:value-type="float" office:value="0.0842628479004" calcext:value-type="float">
            <text:p>0.0842628479004</text:p>
          </table:table-cell>
        </table:table-row>
        <table:table-row table:style-name="ro1">
          <table:table-cell office:value-type="float" office:value="0.0840830802917" calcext:value-type="float">
            <text:p>0.0840830802917</text:p>
          </table:table-cell>
        </table:table-row>
        <table:table-row table:style-name="ro1">
          <table:table-cell office:value-type="float" office:value="0.0853571891785" calcext:value-type="float">
            <text:p>0.0853571891785</text:p>
          </table:table-cell>
        </table:table-row>
        <table:table-row table:style-name="ro1">
          <table:table-cell office:value-type="float" office:value="0.0846421718597" calcext:value-type="float">
            <text:p>0.0846421718597</text:p>
          </table:table-cell>
        </table:table-row>
        <table:table-row table:style-name="ro1">
          <table:table-cell office:value-type="float" office:value="0.0868458747864" calcext:value-type="float">
            <text:p>0.0868458747864</text:p>
          </table:table-cell>
        </table:table-row>
        <table:table-row table:style-name="ro1">
          <table:table-cell office:value-type="float" office:value="0.0892460346222" calcext:value-type="float">
            <text:p>0.0892460346222</text:p>
          </table:table-cell>
        </table:table-row>
        <table:table-row table:style-name="ro1">
          <table:table-cell office:value-type="float" office:value="0.0857670307159" calcext:value-type="float">
            <text:p>0.0857670307159</text:p>
          </table:table-cell>
        </table:table-row>
        <table:table-row table:style-name="ro1">
          <table:table-cell office:value-type="float" office:value="0.0856971740723" calcext:value-type="float">
            <text:p>0.0856971740723</text:p>
          </table:table-cell>
        </table:table-row>
        <table:table-row table:style-name="ro1">
          <table:table-cell office:value-type="float" office:value="0.086226940155" calcext:value-type="float">
            <text:p>0.086226940155</text:p>
          </table:table-cell>
        </table:table-row>
        <table:table-row table:style-name="ro1">
          <table:table-cell office:value-type="float" office:value="0.0855131149292" calcext:value-type="float">
            <text:p>0.0855131149292</text:p>
          </table:table-cell>
        </table:table-row>
        <table:table-row table:style-name="ro1">
          <table:table-cell office:value-type="float" office:value="0.0860829353333" calcext:value-type="float">
            <text:p>0.0860829353333</text:p>
          </table:table-cell>
        </table:table-row>
        <table:table-row table:style-name="ro1">
          <table:table-cell office:value-type="float" office:value="0.0872890949249" calcext:value-type="float">
            <text:p>0.0872890949249</text:p>
          </table:table-cell>
        </table:table-row>
        <table:table-row table:style-name="ro1">
          <table:table-cell office:value-type="float" office:value="0.0864350795746" calcext:value-type="float">
            <text:p>0.0864350795746</text:p>
          </table:table-cell>
        </table:table-row>
        <table:table-row table:style-name="ro1">
          <table:table-cell office:value-type="float" office:value="0.0855989456177" calcext:value-type="float">
            <text:p>0.0855989456177</text:p>
          </table:table-cell>
        </table:table-row>
        <table:table-row table:style-name="ro1">
          <table:table-cell office:value-type="float" office:value="0.0877361297607" calcext:value-type="float">
            <text:p>0.0877361297607</text:p>
          </table:table-cell>
        </table:table-row>
        <table:table-row table:style-name="ro1">
          <table:table-cell office:value-type="float" office:value="0.0868580341339" calcext:value-type="float">
            <text:p>0.0868580341339</text:p>
          </table:table-cell>
        </table:table-row>
        <table:table-row table:style-name="ro1">
          <table:table-cell office:value-type="float" office:value="0.0877950191498" calcext:value-type="float">
            <text:p>0.0877950191498</text:p>
          </table:table-cell>
        </table:table-row>
        <table:table-row table:style-name="ro1">
          <table:table-cell office:value-type="float" office:value="0.0865609645844" calcext:value-type="float">
            <text:p>0.0865609645844</text:p>
          </table:table-cell>
        </table:table-row>
        <table:table-row table:style-name="ro1">
          <table:table-cell office:value-type="float" office:value="0.0870718955994" calcext:value-type="float">
            <text:p>0.0870718955994</text:p>
          </table:table-cell>
        </table:table-row>
        <table:table-row table:style-name="ro1">
          <table:table-cell office:value-type="float" office:value="0.0861849784851" calcext:value-type="float">
            <text:p>0.0861849784851</text:p>
          </table:table-cell>
        </table:table-row>
        <table:table-row table:style-name="ro1">
          <table:table-cell office:value-type="float" office:value="0.0864539146423" calcext:value-type="float">
            <text:p>0.0864539146423</text:p>
          </table:table-cell>
        </table:table-row>
        <table:table-row table:style-name="ro1">
          <table:table-cell office:value-type="float" office:value="0.0853109359741" calcext:value-type="float">
            <text:p>0.0853109359741</text:p>
          </table:table-cell>
        </table:table-row>
        <table:table-row table:style-name="ro1">
          <table:table-cell office:value-type="float" office:value="0.0860979557037" calcext:value-type="float">
            <text:p>0.0860979557037</text:p>
          </table:table-cell>
        </table:table-row>
        <table:table-row table:style-name="ro1">
          <table:table-cell office:value-type="float" office:value="0.0851819515228" calcext:value-type="float">
            <text:p>0.0851819515228</text:p>
          </table:table-cell>
        </table:table-row>
        <table:table-row table:style-name="ro1">
          <table:table-cell office:value-type="float" office:value="0.0852699279785" calcext:value-type="float">
            <text:p>0.0852699279785</text:p>
          </table:table-cell>
        </table:table-row>
        <table:table-row table:style-name="ro1">
          <table:table-cell office:value-type="float" office:value="0.0883240699768" calcext:value-type="float">
            <text:p>0.0883240699768</text:p>
          </table:table-cell>
        </table:table-row>
        <table:table-row table:style-name="ro1">
          <table:table-cell office:value-type="float" office:value="0.0863528251648" calcext:value-type="float">
            <text:p>0.0863528251648</text:p>
          </table:table-cell>
        </table:table-row>
        <table:table-row table:style-name="ro1">
          <table:table-cell office:value-type="float" office:value="0.0872528553009" calcext:value-type="float">
            <text:p>0.0872528553009</text:p>
          </table:table-cell>
        </table:table-row>
        <table:table-row table:style-name="ro1">
          <table:table-cell office:value-type="float" office:value="0.0894229412079" calcext:value-type="float">
            <text:p>0.0894229412079</text:p>
          </table:table-cell>
        </table:table-row>
        <table:table-row table:style-name="ro1">
          <table:table-cell office:value-type="float" office:value="0.089460849762" calcext:value-type="float">
            <text:p>0.089460849762</text:p>
          </table:table-cell>
        </table:table-row>
        <table:table-row table:style-name="ro1">
          <table:table-cell office:value-type="float" office:value="0.0892190933228" calcext:value-type="float">
            <text:p>0.0892190933228</text:p>
          </table:table-cell>
        </table:table-row>
        <table:table-row table:style-name="ro1">
          <table:table-cell office:value-type="float" office:value="0.0919599533081" calcext:value-type="float">
            <text:p>0.0919599533081</text:p>
          </table:table-cell>
        </table:table-row>
        <table:table-row table:style-name="ro1">
          <table:table-cell office:value-type="float" office:value="0.090922832489" calcext:value-type="float">
            <text:p>0.090922832489</text:p>
          </table:table-cell>
        </table:table-row>
        <table:table-row table:style-name="ro1">
          <table:table-cell office:value-type="float" office:value="0.0872678756714" calcext:value-type="float">
            <text:p>0.0872678756714</text:p>
          </table:table-cell>
        </table:table-row>
        <table:table-row table:style-name="ro1">
          <table:table-cell office:value-type="float" office:value="0.0863008499146" calcext:value-type="float">
            <text:p>0.0863008499146</text:p>
          </table:table-cell>
        </table:table-row>
        <table:table-row table:style-name="ro1">
          <table:table-cell office:value-type="float" office:value="0.086786031723" calcext:value-type="float">
            <text:p>0.086786031723</text:p>
          </table:table-cell>
        </table:table-row>
        <table:table-row table:style-name="ro1">
          <table:table-cell office:value-type="float" office:value="0.0864131450653" calcext:value-type="float">
            <text:p>0.0864131450653</text:p>
          </table:table-cell>
        </table:table-row>
        <table:table-row table:style-name="ro1">
          <table:table-cell office:value-type="float" office:value="0.0893700122833" calcext:value-type="float">
            <text:p>0.0893700122833</text:p>
          </table:table-cell>
        </table:table-row>
        <table:table-row table:style-name="ro1">
          <table:table-cell office:value-type="float" office:value="0.0865211486816" calcext:value-type="float">
            <text:p>0.0865211486816</text:p>
          </table:table-cell>
        </table:table-row>
        <table:table-row table:style-name="ro1">
          <table:table-cell office:value-type="float" office:value="0.0898649692535" calcext:value-type="float">
            <text:p>0.0898649692535</text:p>
          </table:table-cell>
        </table:table-row>
        <table:table-row table:style-name="ro1">
          <table:table-cell office:value-type="float" office:value="0.0869328975677" calcext:value-type="float">
            <text:p>0.0869328975677</text:p>
          </table:table-cell>
        </table:table-row>
        <table:table-row table:style-name="ro1">
          <table:table-cell office:value-type="float" office:value="0.0865211486816" calcext:value-type="float">
            <text:p>0.0865211486816</text:p>
          </table:table-cell>
        </table:table-row>
        <table:table-row table:style-name="ro1">
          <table:table-cell office:value-type="float" office:value="0.0884029865265" calcext:value-type="float">
            <text:p>0.0884029865265</text:p>
          </table:table-cell>
        </table:table-row>
        <table:table-row table:style-name="ro1">
          <table:table-cell office:value-type="float" office:value="0.0868117809296" calcext:value-type="float">
            <text:p>0.0868117809296</text:p>
          </table:table-cell>
        </table:table-row>
        <table:table-row table:style-name="ro1">
          <table:table-cell office:value-type="float" office:value="0.0872349739075" calcext:value-type="float">
            <text:p>0.0872349739075</text:p>
          </table:table-cell>
        </table:table-row>
        <table:table-row table:style-name="ro1">
          <table:table-cell office:value-type="float" office:value="0.0871510505676" calcext:value-type="float">
            <text:p>0.0871510505676</text:p>
          </table:table-cell>
        </table:table-row>
        <table:table-row table:style-name="ro1">
          <table:table-cell office:value-type="float" office:value="0.0896379947662" calcext:value-type="float">
            <text:p>0.0896379947662</text:p>
          </table:table-cell>
        </table:table-row>
        <table:table-row table:style-name="ro1">
          <table:table-cell office:value-type="float" office:value="0.0869309902191" calcext:value-type="float">
            <text:p>0.0869309902191</text:p>
          </table:table-cell>
        </table:table-row>
        <table:table-row table:style-name="ro1">
          <table:table-cell office:value-type="float" office:value="0.0926320552826" calcext:value-type="float">
            <text:p>0.0926320552826</text:p>
          </table:table-cell>
        </table:table-row>
        <table:table-row table:style-name="ro1">
          <table:table-cell office:value-type="float" office:value="0.235644817352" calcext:value-type="float">
            <text:p>0.235644817352</text:p>
          </table:table-cell>
        </table:table-row>
        <table:table-row table:style-name="ro1">
          <table:table-cell office:value-type="float" office:value="0.238029956818" calcext:value-type="float">
            <text:p>0.238029956818</text:p>
          </table:table-cell>
        </table:table-row>
        <table:table-row table:style-name="ro1">
          <table:table-cell office:value-type="float" office:value="0.234874010086" calcext:value-type="float">
            <text:p>0.234874010086</text:p>
          </table:table-cell>
        </table:table-row>
        <table:table-row table:style-name="ro1">
          <table:table-cell office:value-type="float" office:value="0.232908010483" calcext:value-type="float">
            <text:p>0.232908010483</text:p>
          </table:table-cell>
        </table:table-row>
        <table:table-row table:style-name="ro1">
          <table:table-cell office:value-type="float" office:value="0.23740696907" calcext:value-type="float">
            <text:p>0.23740696907</text:p>
          </table:table-cell>
        </table:table-row>
        <table:table-row table:style-name="ro1">
          <table:table-cell office:value-type="float" office:value="0.234880924225" calcext:value-type="float">
            <text:p>0.234880924225</text:p>
          </table:table-cell>
        </table:table-row>
        <table:table-row table:style-name="ro1">
          <table:table-cell office:value-type="float" office:value="0.235243082047" calcext:value-type="float">
            <text:p>0.235243082047</text:p>
          </table:table-cell>
        </table:table-row>
        <table:table-row table:style-name="ro1">
          <table:table-cell office:value-type="float" office:value="0.231594085693" calcext:value-type="float">
            <text:p>0.231594085693</text:p>
          </table:table-cell>
        </table:table-row>
        <table:table-row table:style-name="ro1">
          <table:table-cell office:value-type="float" office:value="0.233327865601" calcext:value-type="float">
            <text:p>0.233327865601</text:p>
          </table:table-cell>
        </table:table-row>
        <table:table-row table:style-name="ro1">
          <table:table-cell office:value-type="float" office:value="0.233383893967" calcext:value-type="float">
            <text:p>0.233383893967</text:p>
          </table:table-cell>
        </table:table-row>
        <table:table-row table:style-name="ro1">
          <table:table-cell office:value-type="float" office:value="0.23260307312" calcext:value-type="float">
            <text:p>0.23260307312</text:p>
          </table:table-cell>
        </table:table-row>
        <table:table-row table:style-name="ro1">
          <table:table-cell office:value-type="float" office:value="0.241784095764" calcext:value-type="float">
            <text:p>0.241784095764</text:p>
          </table:table-cell>
        </table:table-row>
        <table:table-row table:style-name="ro1">
          <table:table-cell office:value-type="float" office:value="0.245787858963" calcext:value-type="float">
            <text:p>0.245787858963</text:p>
          </table:table-cell>
        </table:table-row>
        <table:table-row table:style-name="ro1">
          <table:table-cell office:value-type="float" office:value="0.25377202034" calcext:value-type="float">
            <text:p>0.25377202034</text:p>
          </table:table-cell>
        </table:table-row>
        <table:table-row table:style-name="ro1">
          <table:table-cell office:value-type="float" office:value="0.253087043762" calcext:value-type="float">
            <text:p>0.253087043762</text:p>
          </table:table-cell>
        </table:table-row>
        <table:table-row table:style-name="ro1">
          <table:table-cell office:value-type="float" office:value="0.272540807724" calcext:value-type="float">
            <text:p>0.272540807724</text:p>
          </table:table-cell>
        </table:table-row>
        <table:table-row table:style-name="ro1">
          <table:table-cell office:value-type="float" office:value="0.278403997421" calcext:value-type="float">
            <text:p>0.278403997421</text:p>
          </table:table-cell>
        </table:table-row>
        <table:table-row table:style-name="ro1">
          <table:table-cell office:value-type="float" office:value="0.268400192261" calcext:value-type="float">
            <text:p>0.268400192261</text:p>
          </table:table-cell>
        </table:table-row>
        <table:table-row table:style-name="ro1">
          <table:table-cell office:value-type="float" office:value="0.240170955658" calcext:value-type="float">
            <text:p>0.240170955658</text:p>
          </table:table-cell>
        </table:table-row>
        <table:table-row table:style-name="ro1">
          <table:table-cell office:value-type="float" office:value="0.234262943268" calcext:value-type="float">
            <text:p>0.234262943268</text:p>
          </table:table-cell>
        </table:table-row>
        <table:table-row table:style-name="ro1">
          <table:table-cell office:value-type="float" office:value="0.235054969788" calcext:value-type="float">
            <text:p>0.235054969788</text:p>
          </table:table-cell>
        </table:table-row>
        <table:table-row table:style-name="ro1">
          <table:table-cell office:value-type="float" office:value="0.2358481884" calcext:value-type="float">
            <text:p>0.2358481884</text:p>
          </table:table-cell>
        </table:table-row>
        <table:table-row table:style-name="ro1">
          <table:table-cell office:value-type="float" office:value="0.238384962082" calcext:value-type="float">
            <text:p>0.238384962082</text:p>
          </table:table-cell>
        </table:table-row>
        <table:table-row table:style-name="ro1">
          <table:table-cell office:value-type="float" office:value="0.238656044006" calcext:value-type="float">
            <text:p>0.238656044006</text:p>
          </table:table-cell>
        </table:table-row>
        <table:table-row table:style-name="ro1">
          <table:table-cell office:value-type="float" office:value="0.237634181976" calcext:value-type="float">
            <text:p>0.237634181976</text:p>
          </table:table-cell>
        </table:table-row>
        <table:table-row table:style-name="ro1">
          <table:table-cell office:value-type="float" office:value="0.237191915512" calcext:value-type="float">
            <text:p>0.237191915512</text:p>
          </table:table-cell>
        </table:table-row>
        <table:table-row table:style-name="ro1">
          <table:table-cell office:value-type="float" office:value="0.237607002258" calcext:value-type="float">
            <text:p>0.237607002258</text:p>
          </table:table-cell>
        </table:table-row>
        <table:table-row table:style-name="ro1">
          <table:table-cell office:value-type="float" office:value="0.234194040298" calcext:value-type="float">
            <text:p>0.234194040298</text:p>
          </table:table-cell>
        </table:table-row>
        <table:table-row table:style-name="ro1">
          <table:table-cell office:value-type="float" office:value="0.237959861755" calcext:value-type="float">
            <text:p>0.237959861755</text:p>
          </table:table-cell>
        </table:table-row>
        <table:table-row table:style-name="ro1">
          <table:table-cell office:value-type="float" office:value="0.244282007217" calcext:value-type="float">
            <text:p>0.244282007217</text:p>
          </table:table-cell>
        </table:table-row>
        <table:table-row table:style-name="ro1">
          <table:table-cell office:value-type="float" office:value="0.234107971191" calcext:value-type="float">
            <text:p>0.234107971191</text:p>
          </table:table-cell>
        </table:table-row>
        <table:table-row table:style-name="ro1">
          <table:table-cell office:value-type="float" office:value="0.236394882202" calcext:value-type="float">
            <text:p>0.236394882202</text:p>
          </table:table-cell>
        </table:table-row>
        <table:table-row table:style-name="ro1">
          <table:table-cell office:value-type="float" office:value="0.234256029129" calcext:value-type="float">
            <text:p>0.234256029129</text:p>
          </table:table-cell>
        </table:table-row>
        <table:table-row table:style-name="ro1">
          <table:table-cell office:value-type="float" office:value="0.237320184708" calcext:value-type="float">
            <text:p>0.237320184708</text:p>
          </table:table-cell>
        </table:table-row>
        <table:table-row table:style-name="ro1">
          <table:table-cell office:value-type="float" office:value="0.235860824585" calcext:value-type="float">
            <text:p>0.235860824585</text:p>
          </table:table-cell>
        </table:table-row>
        <table:table-row table:style-name="ro1">
          <table:table-cell office:value-type="float" office:value="0.235303163528" calcext:value-type="float">
            <text:p>0.235303163528</text:p>
          </table:table-cell>
        </table:table-row>
        <table:table-row table:style-name="ro1">
          <table:table-cell office:value-type="float" office:value="0.238658905029" calcext:value-type="float">
            <text:p>0.238658905029</text:p>
          </table:table-cell>
        </table:table-row>
        <table:table-row table:style-name="ro1">
          <table:table-cell office:value-type="float" office:value="0.113067865372" calcext:value-type="float">
            <text:p>0.113067865372</text:p>
          </table:table-cell>
        </table:table-row>
        <table:table-row table:style-name="ro1">
          <table:table-cell office:value-type="float" office:value="0.111032962799" calcext:value-type="float">
            <text:p>0.111032962799</text:p>
          </table:table-cell>
        </table:table-row>
        <table:table-row table:style-name="ro1">
          <table:table-cell office:value-type="float" office:value="0.110491991043" calcext:value-type="float">
            <text:p>0.110491991043</text:p>
          </table:table-cell>
        </table:table-row>
        <table:table-row table:style-name="ro1">
          <table:table-cell office:value-type="float" office:value="0.111078977585" calcext:value-type="float">
            <text:p>0.111078977585</text:p>
          </table:table-cell>
        </table:table-row>
        <table:table-row table:style-name="ro1">
          <table:table-cell office:value-type="float" office:value="0.112621068954" calcext:value-type="float">
            <text:p>0.112621068954</text:p>
          </table:table-cell>
        </table:table-row>
        <table:table-row table:style-name="ro1">
          <table:table-cell office:value-type="float" office:value="0.110418081284" calcext:value-type="float">
            <text:p>0.110418081284</text:p>
          </table:table-cell>
        </table:table-row>
        <table:table-row table:style-name="ro1">
          <table:table-cell office:value-type="float" office:value="0.110527038574" calcext:value-type="float">
            <text:p>0.110527038574</text:p>
          </table:table-cell>
        </table:table-row>
        <table:table-row table:style-name="ro1">
          <table:table-cell office:value-type="float" office:value="0.112765789032" calcext:value-type="float">
            <text:p>0.112765789032</text:p>
          </table:table-cell>
        </table:table-row>
        <table:table-row table:style-name="ro1">
          <table:table-cell office:value-type="float" office:value="0.111496210098" calcext:value-type="float">
            <text:p>0.111496210098</text:p>
          </table:table-cell>
        </table:table-row>
        <table:table-row table:style-name="ro1">
          <table:table-cell office:value-type="float" office:value="0.113312005997" calcext:value-type="float">
            <text:p>0.113312005997</text:p>
          </table:table-cell>
        </table:table-row>
        <table:table-row table:style-name="ro1">
          <table:table-cell office:value-type="float" office:value="0.112396001816" calcext:value-type="float">
            <text:p>0.112396001816</text:p>
          </table:table-cell>
        </table:table-row>
        <table:table-row table:style-name="ro1">
          <table:table-cell office:value-type="float" office:value="0.111740112305" calcext:value-type="float">
            <text:p>0.111740112305</text:p>
          </table:table-cell>
        </table:table-row>
        <table:table-row table:style-name="ro1">
          <table:table-cell office:value-type="float" office:value="0.154735088348" calcext:value-type="float">
            <text:p>0.154735088348</text:p>
          </table:table-cell>
        </table:table-row>
        <table:table-row table:style-name="ro1">
          <table:table-cell office:value-type="float" office:value="0.157473087311" calcext:value-type="float">
            <text:p>0.157473087311</text:p>
          </table:table-cell>
        </table:table-row>
        <table:table-row table:style-name="ro1">
          <table:table-cell office:value-type="float" office:value="0.155323982239" calcext:value-type="float">
            <text:p>0.155323982239</text:p>
          </table:table-cell>
        </table:table-row>
        <table:table-row table:style-name="ro1">
          <table:table-cell office:value-type="float" office:value="0.156874895096" calcext:value-type="float">
            <text:p>0.156874895096</text:p>
          </table:table-cell>
        </table:table-row>
        <table:table-row table:style-name="ro1">
          <table:table-cell office:value-type="float" office:value="0.156820058823" calcext:value-type="float">
            <text:p>0.156820058823</text:p>
          </table:table-cell>
        </table:table-row>
        <table:table-row table:style-name="ro1">
          <table:table-cell office:value-type="float" office:value="0.201526880264" calcext:value-type="float">
            <text:p>0.201526880264</text:p>
          </table:table-cell>
        </table:table-row>
        <table:table-row table:style-name="ro1">
          <table:table-cell office:value-type="float" office:value="0.155156850815" calcext:value-type="float">
            <text:p>0.155156850815</text:p>
          </table:table-cell>
        </table:table-row>
        <table:table-row table:style-name="ro1">
          <table:table-cell office:value-type="float" office:value="0.15623497963" calcext:value-type="float">
            <text:p>0.15623497963</text:p>
          </table:table-cell>
        </table:table-row>
        <table:table-row table:style-name="ro1">
          <table:table-cell office:value-type="float" office:value="0.15517783165" calcext:value-type="float">
            <text:p>0.15517783165</text:p>
          </table:table-cell>
        </table:table-row>
        <table:table-row table:style-name="ro1">
          <table:table-cell office:value-type="float" office:value="0.156697034836" calcext:value-type="float">
            <text:p>0.156697034836</text:p>
          </table:table-cell>
        </table:table-row>
        <table:table-row table:style-name="ro1">
          <table:table-cell office:value-type="float" office:value="0.0933759212494" calcext:value-type="float">
            <text:p>0.0933759212494</text:p>
          </table:table-cell>
        </table:table-row>
        <table:table-row table:style-name="ro1">
          <table:table-cell office:value-type="float" office:value="0.0954329967499" calcext:value-type="float">
            <text:p>0.0954329967499</text:p>
          </table:table-cell>
        </table:table-row>
        <table:table-row table:style-name="ro1">
          <table:table-cell office:value-type="float" office:value="0.0951068401337" calcext:value-type="float">
            <text:p>0.0951068401337</text:p>
          </table:table-cell>
        </table:table-row>
        <table:table-row table:style-name="ro1">
          <table:table-cell office:value-type="float" office:value="0.0942981243134" calcext:value-type="float">
            <text:p>0.0942981243134</text:p>
          </table:table-cell>
        </table:table-row>
        <table:table-row table:style-name="ro1">
          <table:table-cell office:value-type="float" office:value="0.0942029953003" calcext:value-type="float">
            <text:p>0.0942029953003</text:p>
          </table:table-cell>
        </table:table-row>
        <table:table-row table:style-name="ro1">
          <table:table-cell office:value-type="float" office:value="0.0948569774628" calcext:value-type="float">
            <text:p>0.0948569774628</text:p>
          </table:table-cell>
        </table:table-row>
        <table:table-row table:style-name="ro1">
          <table:table-cell office:value-type="float" office:value="0.0958490371704" calcext:value-type="float">
            <text:p>0.0958490371704</text:p>
          </table:table-cell>
        </table:table-row>
        <table:table-row table:style-name="ro1">
          <table:table-cell office:value-type="float" office:value="0.0947031974792" calcext:value-type="float">
            <text:p>0.0947031974792</text:p>
          </table:table-cell>
        </table:table-row>
        <table:table-row table:style-name="ro1">
          <table:table-cell office:value-type="float" office:value="0.0952649116516" calcext:value-type="float">
            <text:p>0.0952649116516</text:p>
          </table:table-cell>
        </table:table-row>
        <table:table-row table:style-name="ro1">
          <table:table-cell office:value-type="float" office:value="0.0949068069458" calcext:value-type="float">
            <text:p>0.0949068069458</text:p>
          </table:table-cell>
        </table:table-row>
        <table:table-row table:style-name="ro1">
          <table:table-cell office:value-type="float" office:value="0.0932929515839" calcext:value-type="float">
            <text:p>0.0932929515839</text:p>
          </table:table-cell>
        </table:table-row>
        <table:table-row table:style-name="ro1">
          <table:table-cell office:value-type="float" office:value="0.0989499092102" calcext:value-type="float">
            <text:p>0.0989499092102</text:p>
          </table:table-cell>
        </table:table-row>
        <table:table-row table:style-name="ro1">
          <table:table-cell office:value-type="float" office:value="0.0961861610413" calcext:value-type="float">
            <text:p>0.0961861610413</text:p>
          </table:table-cell>
        </table:table-row>
        <table:table-row table:style-name="ro1">
          <table:table-cell office:value-type="float" office:value="0.0956189632416" calcext:value-type="float">
            <text:p>0.0956189632416</text:p>
          </table:table-cell>
        </table:table-row>
        <table:table-row table:style-name="ro1">
          <table:table-cell office:value-type="float" office:value="0.0955719947815" calcext:value-type="float">
            <text:p>0.0955719947815</text:p>
          </table:table-cell>
        </table:table-row>
        <table:table-row table:style-name="ro1">
          <table:table-cell office:value-type="float" office:value="0.0949609279633" calcext:value-type="float">
            <text:p>0.0949609279633</text:p>
          </table:table-cell>
        </table:table-row>
        <table:table-row table:style-name="ro1">
          <table:table-cell office:value-type="float" office:value="0.0982789993286" calcext:value-type="float">
            <text:p>0.0982789993286</text:p>
          </table:table-cell>
        </table:table-row>
        <table:table-row table:style-name="ro1">
          <table:table-cell office:value-type="float" office:value="0.0958249568939" calcext:value-type="float">
            <text:p>0.0958249568939</text:p>
          </table:table-cell>
        </table:table-row>
        <table:table-row table:style-name="ro1">
          <table:table-cell office:value-type="float" office:value="0.0946550369263" calcext:value-type="float">
            <text:p>0.0946550369263</text:p>
          </table:table-cell>
        </table:table-row>
        <table:table-row table:style-name="ro1">
          <table:table-cell office:value-type="float" office:value="0.0948731899261" calcext:value-type="float">
            <text:p>0.0948731899261</text:p>
          </table:table-cell>
        </table:table-row>
        <table:table-row table:style-name="ro1">
          <table:table-cell office:value-type="float" office:value="0.0943198204041" calcext:value-type="float">
            <text:p>0.0943198204041</text:p>
          </table:table-cell>
        </table:table-row>
        <table:table-row table:style-name="ro1">
          <table:table-cell office:value-type="float" office:value="0.094290971756" calcext:value-type="float">
            <text:p>0.094290971756</text:p>
          </table:table-cell>
        </table:table-row>
        <table:table-row table:style-name="ro1">
          <table:table-cell office:value-type="float" office:value="0.0954258441925" calcext:value-type="float">
            <text:p>0.0954258441925</text:p>
          </table:table-cell>
        </table:table-row>
        <table:table-row table:style-name="ro1">
          <table:table-cell office:value-type="float" office:value="0.0953788757324" calcext:value-type="float">
            <text:p>0.0953788757324</text:p>
          </table:table-cell>
        </table:table-row>
        <table:table-row table:style-name="ro1">
          <table:table-cell office:value-type="float" office:value="0.0960280895233" calcext:value-type="float">
            <text:p>0.0960280895233</text:p>
          </table:table-cell>
        </table:table-row>
        <table:table-row table:style-name="ro1">
          <table:table-cell office:value-type="float" office:value="0.0953989028931" calcext:value-type="float">
            <text:p>0.0953989028931</text:p>
          </table:table-cell>
        </table:table-row>
        <table:table-row table:style-name="ro1">
          <table:table-cell office:value-type="float" office:value="0.111165046692" calcext:value-type="float">
            <text:p>0.111165046692</text:p>
          </table:table-cell>
        </table:table-row>
        <table:table-row table:style-name="ro1">
          <table:table-cell office:value-type="float" office:value="0.0959749221802" calcext:value-type="float">
            <text:p>0.0959749221802</text:p>
          </table:table-cell>
        </table:table-row>
        <table:table-row table:style-name="ro1">
          <table:table-cell office:value-type="float" office:value="0.0944800376892" calcext:value-type="float">
            <text:p>0.0944800376892</text:p>
          </table:table-cell>
        </table:table-row>
        <table:table-row table:style-name="ro1">
          <table:table-cell office:value-type="float" office:value="0.09672498703" calcext:value-type="float">
            <text:p>0.09672498703</text:p>
          </table:table-cell>
        </table:table-row>
        <table:table-row table:style-name="ro1">
          <table:table-cell office:value-type="float" office:value="0.0976431369781" calcext:value-type="float">
            <text:p>0.0976431369781</text:p>
          </table:table-cell>
        </table:table-row>
        <table:table-row table:style-name="ro1">
          <table:table-cell office:value-type="float" office:value="0.095715045929" calcext:value-type="float">
            <text:p>0.095715045929</text:p>
          </table:table-cell>
        </table:table-row>
        <table:table-row table:style-name="ro1">
          <table:table-cell office:value-type="float" office:value="0.0974550247192" calcext:value-type="float">
            <text:p>0.0974550247192</text:p>
          </table:table-cell>
        </table:table-row>
        <table:table-row table:style-name="ro1">
          <table:table-cell office:value-type="float" office:value="0.0971961021423" calcext:value-type="float">
            <text:p>0.0971961021423</text:p>
          </table:table-cell>
        </table:table-row>
        <table:table-row table:style-name="ro1">
          <table:table-cell office:value-type="float" office:value="0.0956289768219" calcext:value-type="float">
            <text:p>0.0956289768219</text:p>
          </table:table-cell>
        </table:table-row>
        <table:table-row table:style-name="ro1">
          <table:table-cell office:value-type="float" office:value="0.092435836792" calcext:value-type="float">
            <text:p>0.092435836792</text:p>
          </table:table-cell>
        </table:table-row>
        <table:table-row table:style-name="ro1">
          <table:table-cell office:value-type="float" office:value="0.0945990085602" calcext:value-type="float">
            <text:p>0.0945990085602</text:p>
          </table:table-cell>
        </table:table-row>
        <table:table-row table:style-name="ro1">
          <table:table-cell office:value-type="float" office:value="0.0957901477814" calcext:value-type="float">
            <text:p>0.0957901477814</text:p>
          </table:table-cell>
        </table:table-row>
        <table:table-row table:style-name="ro1">
          <table:table-cell office:value-type="float" office:value="0.0925321578979" calcext:value-type="float">
            <text:p>0.0925321578979</text:p>
          </table:table-cell>
        </table:table-row>
        <table:table-row table:style-name="ro1">
          <table:table-cell office:value-type="float" office:value="0.092068195343" calcext:value-type="float">
            <text:p>0.092068195343</text:p>
          </table:table-cell>
        </table:table-row>
        <table:table-row table:style-name="ro1">
          <table:table-cell office:value-type="float" office:value="0.0925168991089" calcext:value-type="float">
            <text:p>0.0925168991089</text:p>
          </table:table-cell>
        </table:table-row>
        <table:table-row table:style-name="ro1">
          <table:table-cell office:value-type="float" office:value="0.0932068824768" calcext:value-type="float">
            <text:p>0.0932068824768</text:p>
          </table:table-cell>
        </table:table-row>
        <table:table-row table:style-name="ro1">
          <table:table-cell office:value-type="float" office:value="0.0939979553223" calcext:value-type="float">
            <text:p>0.0939979553223</text:p>
          </table:table-cell>
        </table:table-row>
        <table:table-row table:style-name="ro1">
          <table:table-cell office:value-type="float" office:value="0.0933799743652" calcext:value-type="float">
            <text:p>0.0933799743652</text:p>
          </table:table-cell>
        </table:table-row>
        <table:table-row table:style-name="ro1">
          <table:table-cell office:value-type="float" office:value="0.0930049419403" calcext:value-type="float">
            <text:p>0.0930049419403</text:p>
          </table:table-cell>
        </table:table-row>
        <table:table-row table:style-name="ro1">
          <table:table-cell office:value-type="float" office:value="0.0954051017761" calcext:value-type="float">
            <text:p>0.0954051017761</text:p>
          </table:table-cell>
        </table:table-row>
        <table:table-row table:style-name="ro1">
          <table:table-cell office:value-type="float" office:value="0.0929040908813" calcext:value-type="float">
            <text:p>0.0929040908813</text:p>
          </table:table-cell>
        </table:table-row>
        <table:table-row table:style-name="ro1">
          <table:table-cell office:value-type="float" office:value="0.0951919555664" calcext:value-type="float">
            <text:p>0.0951919555664</text:p>
          </table:table-cell>
        </table:table-row>
        <table:table-row table:style-name="ro1">
          <table:table-cell office:value-type="float" office:value="0.0968151092529" calcext:value-type="float">
            <text:p>0.0968151092529</text:p>
          </table:table-cell>
        </table:table-row>
        <table:table-row table:style-name="ro1">
          <table:table-cell office:value-type="float" office:value="0.0974340438843" calcext:value-type="float">
            <text:p>0.0974340438843</text:p>
          </table:table-cell>
        </table:table-row>
        <table:table-row table:style-name="ro1">
          <table:table-cell office:value-type="float" office:value="0.0951709747314" calcext:value-type="float">
            <text:p>0.0951709747314</text:p>
          </table:table-cell>
        </table:table-row>
        <table:table-row table:style-name="ro1">
          <table:table-cell office:value-type="float" office:value="0.0969150066376" calcext:value-type="float">
            <text:p>0.0969150066376</text:p>
          </table:table-cell>
        </table:table-row>
        <table:table-row table:style-name="ro1">
          <table:table-cell office:value-type="float" office:value="0.0951719284058" calcext:value-type="float">
            <text:p>0.0951719284058</text:p>
          </table:table-cell>
        </table:table-row>
        <table:table-row table:style-name="ro1">
          <table:table-cell office:value-type="float" office:value="0.0980629920959" calcext:value-type="float">
            <text:p>0.0980629920959</text:p>
          </table:table-cell>
        </table:table-row>
        <table:table-row table:style-name="ro1">
          <table:table-cell office:value-type="float" office:value="0.0965149402618" calcext:value-type="float">
            <text:p>0.0965149402618</text:p>
          </table:table-cell>
        </table:table-row>
        <table:table-row table:style-name="ro1">
          <table:table-cell office:value-type="float" office:value="0.0997819900513" calcext:value-type="float">
            <text:p>0.0997819900513</text:p>
          </table:table-cell>
        </table:table-row>
        <table:table-row table:style-name="ro1">
          <table:table-cell office:value-type="float" office:value="0.0970380306244" calcext:value-type="float">
            <text:p>0.0970380306244</text:p>
          </table:table-cell>
        </table:table-row>
        <table:table-row table:style-name="ro1">
          <table:table-cell office:value-type="float" office:value="0.0964779853821" calcext:value-type="float">
            <text:p>0.0964779853821</text:p>
          </table:table-cell>
        </table:table-row>
        <table:table-row table:style-name="ro1">
          <table:table-cell office:value-type="float" office:value="0.0986340045929" calcext:value-type="float">
            <text:p>0.0986340045929</text:p>
          </table:table-cell>
        </table:table-row>
        <table:table-row table:style-name="ro1">
          <table:table-cell office:value-type="float" office:value="0.0956070423126" calcext:value-type="float">
            <text:p>0.0956070423126</text:p>
          </table:table-cell>
        </table:table-row>
        <table:table-row table:style-name="ro1">
          <table:table-cell office:value-type="float" office:value="0.0958437919617" calcext:value-type="float">
            <text:p>0.0958437919617</text:p>
          </table:table-cell>
        </table:table-row>
        <table:table-row table:style-name="ro1">
          <table:table-cell office:value-type="float" office:value="0.0961852073669" calcext:value-type="float">
            <text:p>0.0961852073669</text:p>
          </table:table-cell>
        </table:table-row>
        <table:table-row table:style-name="ro1">
          <table:table-cell office:value-type="float" office:value="0.0933849811554" calcext:value-type="float">
            <text:p>0.0933849811554</text:p>
          </table:table-cell>
        </table:table-row>
        <table:table-row table:style-name="ro1">
          <table:table-cell office:value-type="float" office:value="0.0960221290588" calcext:value-type="float">
            <text:p>0.0960221290588</text:p>
          </table:table-cell>
        </table:table-row>
        <table:table-row table:style-name="ro1">
          <table:table-cell office:value-type="float" office:value="0.0931439399719" calcext:value-type="float">
            <text:p>0.0931439399719</text:p>
          </table:table-cell>
        </table:table-row>
        <table:table-row table:style-name="ro1">
          <table:table-cell office:value-type="float" office:value="0.0943658351898" calcext:value-type="float">
            <text:p>0.0943658351898</text:p>
          </table:table-cell>
        </table:table-row>
        <table:table-row table:style-name="ro1">
          <table:table-cell office:value-type="float" office:value="0.0934131145477" calcext:value-type="float">
            <text:p>0.0934131145477</text:p>
          </table:table-cell>
        </table:table-row>
        <table:table-row table:style-name="ro1">
          <table:table-cell office:value-type="float" office:value="0.0949878692627" calcext:value-type="float">
            <text:p>0.0949878692627</text:p>
          </table:table-cell>
        </table:table-row>
        <table:table-row table:style-name="ro1">
          <table:table-cell office:value-type="float" office:value="0.0965819358826" calcext:value-type="float">
            <text:p>0.0965819358826</text:p>
          </table:table-cell>
        </table:table-row>
        <table:table-row table:style-name="ro1">
          <table:table-cell office:value-type="float" office:value="0.0990109443665" calcext:value-type="float">
            <text:p>0.0990109443665</text:p>
          </table:table-cell>
        </table:table-row>
        <table:table-row table:style-name="ro1">
          <table:table-cell office:value-type="float" office:value="0.0949950218201" calcext:value-type="float">
            <text:p>0.0949950218201</text:p>
          </table:table-cell>
        </table:table-row>
        <table:table-row table:style-name="ro1">
          <table:table-cell office:value-type="float" office:value="0.0941231250763" calcext:value-type="float">
            <text:p>0.0941231250763</text:p>
          </table:table-cell>
        </table:table-row>
        <table:table-row table:style-name="ro1">
          <table:table-cell office:value-type="float" office:value="0.0939848423004" calcext:value-type="float">
            <text:p>0.0939848423004</text:p>
          </table:table-cell>
        </table:table-row>
        <table:table-row table:style-name="ro1">
          <table:table-cell office:value-type="float" office:value="0.0942537784576" calcext:value-type="float">
            <text:p>0.0942537784576</text:p>
          </table:table-cell>
        </table:table-row>
        <table:table-row table:style-name="ro1">
          <table:table-cell office:value-type="float" office:value="0.14168715477" calcext:value-type="float">
            <text:p>0.14168715477</text:p>
          </table:table-cell>
        </table:table-row>
        <table:table-row table:style-name="ro1">
          <table:table-cell office:value-type="float" office:value="0.141688108444" calcext:value-type="float">
            <text:p>0.141688108444</text:p>
          </table:table-cell>
        </table:table-row>
        <table:table-row table:style-name="ro1">
          <table:table-cell office:value-type="float" office:value="0.139597892761" calcext:value-type="float">
            <text:p>0.139597892761</text:p>
          </table:table-cell>
        </table:table-row>
        <table:table-row table:style-name="ro1">
          <table:table-cell office:value-type="float" office:value="0.141084909439" calcext:value-type="float">
            <text:p>0.141084909439</text:p>
          </table:table-cell>
        </table:table-row>
        <table:table-row table:style-name="ro1">
          <table:table-cell office:value-type="float" office:value="0.141719102859" calcext:value-type="float">
            <text:p>0.141719102859</text:p>
          </table:table-cell>
        </table:table-row>
        <table:table-row table:style-name="ro1">
          <table:table-cell office:value-type="float" office:value="0.140069961548" calcext:value-type="float">
            <text:p>0.140069961548</text:p>
          </table:table-cell>
        </table:table-row>
        <table:table-row table:style-name="ro1">
          <table:table-cell office:value-type="float" office:value="0.14595913887" calcext:value-type="float">
            <text:p>0.14595913887</text:p>
          </table:table-cell>
        </table:table-row>
        <table:table-row table:style-name="ro1">
          <table:table-cell office:value-type="float" office:value="0.139359235764" calcext:value-type="float">
            <text:p>0.139359235764</text:p>
          </table:table-cell>
        </table:table-row>
        <table:table-row table:style-name="ro1">
          <table:table-cell office:value-type="float" office:value="0.139850139618" calcext:value-type="float">
            <text:p>0.139850139618</text:p>
          </table:table-cell>
        </table:table-row>
        <table:table-row table:style-name="ro1">
          <table:table-cell office:value-type="float" office:value="0.138540029526" calcext:value-type="float">
            <text:p>0.138540029526</text:p>
          </table:table-cell>
        </table:table-row>
        <table:table-row table:style-name="ro1">
          <table:table-cell office:value-type="float" office:value="0.139684915543" calcext:value-type="float">
            <text:p>0.139684915543</text:p>
          </table:table-cell>
        </table:table-row>
        <table:table-row table:style-name="ro1">
          <table:table-cell office:value-type="float" office:value="0.137995004654" calcext:value-type="float">
            <text:p>0.137995004654</text:p>
          </table:table-cell>
        </table:table-row>
        <table:table-row table:style-name="ro1">
          <table:table-cell office:value-type="float" office:value="0.139157056808" calcext:value-type="float">
            <text:p>0.139157056808</text:p>
          </table:table-cell>
        </table:table-row>
        <table:table-row table:style-name="ro1">
          <table:table-cell office:value-type="float" office:value="0.139945030212" calcext:value-type="float">
            <text:p>0.139945030212</text:p>
          </table:table-cell>
        </table:table-row>
        <table:table-row table:style-name="ro1">
          <table:table-cell office:value-type="float" office:value="0.143172025681" calcext:value-type="float">
            <text:p>0.143172025681</text:p>
          </table:table-cell>
        </table:table-row>
        <table:table-row table:style-name="ro1">
          <table:table-cell office:value-type="float" office:value="0.140501022339" calcext:value-type="float">
            <text:p>0.140501022339</text:p>
          </table:table-cell>
        </table:table-row>
        <table:table-row table:style-name="ro1">
          <table:table-cell office:value-type="float" office:value="0.140823841095" calcext:value-type="float">
            <text:p>0.140823841095</text:p>
          </table:table-cell>
        </table:table-row>
        <table:table-row table:style-name="ro1">
          <table:table-cell office:value-type="float" office:value="0.142001867294" calcext:value-type="float">
            <text:p>0.142001867294</text:p>
          </table:table-cell>
        </table:table-row>
        <table:table-row table:style-name="ro1">
          <table:table-cell office:value-type="float" office:value="0.13809800148" calcext:value-type="float">
            <text:p>0.13809800148</text:p>
          </table:table-cell>
        </table:table-row>
        <table:table-row table:style-name="ro1">
          <table:table-cell office:value-type="float" office:value="0.138385057449" calcext:value-type="float">
            <text:p>0.138385057449</text:p>
          </table:table-cell>
        </table:table-row>
        <table:table-row table:style-name="ro1">
          <table:table-cell office:value-type="float" office:value="0.139660835266" calcext:value-type="float">
            <text:p>0.139660835266</text:p>
          </table:table-cell>
        </table:table-row>
        <table:table-row table:style-name="ro1">
          <table:table-cell office:value-type="float" office:value="0.141326904297" calcext:value-type="float">
            <text:p>0.141326904297</text:p>
          </table:table-cell>
        </table:table-row>
        <table:table-row table:style-name="ro1">
          <table:table-cell office:value-type="float" office:value="0.139772891998" calcext:value-type="float">
            <text:p>0.139772891998</text:p>
          </table:table-cell>
        </table:table-row>
        <table:table-row table:style-name="ro1">
          <table:table-cell office:value-type="float" office:value="0.139605998993" calcext:value-type="float">
            <text:p>0.139605998993</text:p>
          </table:table-cell>
        </table:table-row>
        <table:table-row table:style-name="ro1">
          <table:table-cell office:value-type="float" office:value="0.140607833862" calcext:value-type="float">
            <text:p>0.140607833862</text:p>
          </table:table-cell>
        </table:table-row>
        <table:table-row table:style-name="ro1">
          <table:table-cell office:value-type="float" office:value="0.143574953079" calcext:value-type="float">
            <text:p>0.143574953079</text:p>
          </table:table-cell>
        </table:table-row>
        <table:table-row table:style-name="ro1">
          <table:table-cell office:value-type="float" office:value="0.141530036926" calcext:value-type="float">
            <text:p>0.141530036926</text:p>
          </table:table-cell>
        </table:table-row>
        <table:table-row table:style-name="ro1">
          <table:table-cell office:value-type="float" office:value="0.141234874725" calcext:value-type="float">
            <text:p>0.141234874725</text:p>
          </table:table-cell>
        </table:table-row>
        <table:table-row table:style-name="ro1">
          <table:table-cell office:value-type="float" office:value="0.143799066544" calcext:value-type="float">
            <text:p>0.143799066544</text:p>
          </table:table-cell>
        </table:table-row>
        <table:table-row table:style-name="ro1">
          <table:table-cell office:value-type="float" office:value="0.144368171692" calcext:value-type="float">
            <text:p>0.144368171692</text:p>
          </table:table-cell>
        </table:table-row>
        <table:table-row table:style-name="ro1">
          <table:table-cell office:value-type="float" office:value="0.140137910843" calcext:value-type="float">
            <text:p>0.140137910843</text:p>
          </table:table-cell>
        </table:table-row>
        <table:table-row table:style-name="ro1">
          <table:table-cell office:value-type="float" office:value="0.142390966415" calcext:value-type="float">
            <text:p>0.142390966415</text:p>
          </table:table-cell>
        </table:table-row>
        <table:table-row table:style-name="ro1">
          <table:table-cell office:value-type="float" office:value="0.142734050751" calcext:value-type="float">
            <text:p>0.142734050751</text:p>
          </table:table-cell>
        </table:table-row>
        <table:table-row table:style-name="ro1">
          <table:table-cell office:value-type="float" office:value="0.146241188049" calcext:value-type="float">
            <text:p>0.146241188049</text:p>
          </table:table-cell>
        </table:table-row>
        <table:table-row table:style-name="ro1">
          <table:table-cell office:value-type="float" office:value="0.144366025925" calcext:value-type="float">
            <text:p>0.144366025925</text:p>
          </table:table-cell>
        </table:table-row>
        <table:table-row table:style-name="ro1">
          <table:table-cell office:value-type="float" office:value="0.14414691925" calcext:value-type="float">
            <text:p>0.14414691925</text:p>
          </table:table-cell>
        </table:table-row>
        <table:table-row table:style-name="ro1">
          <table:table-cell office:value-type="float" office:value="0.14205789566" calcext:value-type="float">
            <text:p>0.14205789566</text:p>
          </table:table-cell>
        </table:table-row>
        <table:table-row table:style-name="ro1">
          <table:table-cell office:value-type="float" office:value="0.143760919571" calcext:value-type="float">
            <text:p>0.143760919571</text:p>
          </table:table-cell>
        </table:table-row>
        <table:table-row table:style-name="ro1">
          <table:table-cell office:value-type="float" office:value="0.142675876617" calcext:value-type="float">
            <text:p>0.142675876617</text:p>
          </table:table-cell>
        </table:table-row>
        <table:table-row table:style-name="ro1">
          <table:table-cell office:value-type="float" office:value="0.141003131866" calcext:value-type="float">
            <text:p>0.141003131866</text:p>
          </table:table-cell>
        </table:table-row>
        <table:table-row table:style-name="ro1">
          <table:table-cell office:value-type="float" office:value="0.141246080399" calcext:value-type="float">
            <text:p>0.141246080399</text:p>
          </table:table-cell>
        </table:table-row>
        <table:table-row table:style-name="ro1">
          <table:table-cell office:value-type="float" office:value="0.142881155014" calcext:value-type="float">
            <text:p>0.142881155014</text:p>
          </table:table-cell>
        </table:table-row>
        <table:table-row table:style-name="ro1">
          <table:table-cell office:value-type="float" office:value="0.143009901047" calcext:value-type="float">
            <text:p>0.143009901047</text:p>
          </table:table-cell>
        </table:table-row>
        <table:table-row table:style-name="ro1">
          <table:table-cell office:value-type="float" office:value="0.142835140228" calcext:value-type="float">
            <text:p>0.142835140228</text:p>
          </table:table-cell>
        </table:table-row>
        <table:table-row table:style-name="ro1">
          <table:table-cell office:value-type="float" office:value="0.143419981003" calcext:value-type="float">
            <text:p>0.143419981003</text:p>
          </table:table-cell>
        </table:table-row>
        <table:table-row table:style-name="ro1">
          <table:table-cell office:value-type="float" office:value="0.14080286026" calcext:value-type="float">
            <text:p>0.14080286026</text:p>
          </table:table-cell>
        </table:table-row>
        <table:table-row table:style-name="ro1">
          <table:table-cell office:value-type="float" office:value="0.141931056976" calcext:value-type="float">
            <text:p>0.141931056976</text:p>
          </table:table-cell>
        </table:table-row>
        <table:table-row table:style-name="ro1">
          <table:table-cell office:value-type="float" office:value="0.140924215317" calcext:value-type="float">
            <text:p>0.140924215317</text:p>
          </table:table-cell>
        </table:table-row>
        <table:table-row table:style-name="ro1">
          <table:table-cell office:value-type="float" office:value="0.139872074127" calcext:value-type="float">
            <text:p>0.139872074127</text:p>
          </table:table-cell>
        </table:table-row>
        <table:table-row table:style-name="ro1">
          <table:table-cell office:value-type="float" office:value="0.142133951187" calcext:value-type="float">
            <text:p>0.142133951187</text:p>
          </table:table-cell>
        </table:table-row>
        <table:table-row table:style-name="ro1">
          <table:table-cell office:value-type="float" office:value="0.141389846802" calcext:value-type="float">
            <text:p>0.141389846802</text:p>
          </table:table-cell>
        </table:table-row>
        <table:table-row table:style-name="ro1">
          <table:table-cell office:value-type="float" office:value="0.140020847321" calcext:value-type="float">
            <text:p>0.140020847321</text:p>
          </table:table-cell>
        </table:table-row>
        <table:table-row table:style-name="ro1">
          <table:table-cell office:value-type="float" office:value="0.139580965042" calcext:value-type="float">
            <text:p>0.139580965042</text:p>
          </table:table-cell>
        </table:table-row>
        <table:table-row table:style-name="ro1">
          <table:table-cell office:value-type="float" office:value="0.140123844147" calcext:value-type="float">
            <text:p>0.140123844147</text:p>
          </table:table-cell>
        </table:table-row>
        <table:table-row table:style-name="ro1">
          <table:table-cell office:value-type="float" office:value="0.139576911926" calcext:value-type="float">
            <text:p>0.139576911926</text:p>
          </table:table-cell>
        </table:table-row>
        <table:table-row table:style-name="ro1">
          <table:table-cell office:value-type="float" office:value="0.140872001648" calcext:value-type="float">
            <text:p>0.140872001648</text:p>
          </table:table-cell>
        </table:table-row>
        <table:table-row table:style-name="ro1">
          <table:table-cell office:value-type="float" office:value="0.141288995743" calcext:value-type="float">
            <text:p>0.141288995743</text:p>
          </table:table-cell>
        </table:table-row>
        <table:table-row table:style-name="ro1">
          <table:table-cell office:value-type="float" office:value="0.141494035721" calcext:value-type="float">
            <text:p>0.141494035721</text:p>
          </table:table-cell>
        </table:table-row>
        <table:table-row table:style-name="ro1">
          <table:table-cell office:value-type="float" office:value="0.140647172928" calcext:value-type="float">
            <text:p>0.140647172928</text:p>
          </table:table-cell>
        </table:table-row>
        <table:table-row table:style-name="ro1">
          <table:table-cell office:value-type="float" office:value="0.14061498642" calcext:value-type="float">
            <text:p>0.14061498642</text:p>
          </table:table-cell>
        </table:table-row>
        <table:table-row table:style-name="ro1">
          <table:table-cell office:value-type="float" office:value="0.141269922256" calcext:value-type="float">
            <text:p>0.141269922256</text:p>
          </table:table-cell>
        </table:table-row>
        <table:table-row table:style-name="ro1">
          <table:table-cell office:value-type="float" office:value="0.139863967896" calcext:value-type="float">
            <text:p>0.139863967896</text:p>
          </table:table-cell>
        </table:table-row>
        <table:table-row table:style-name="ro1">
          <table:table-cell office:value-type="float" office:value="0.14061498642" calcext:value-type="float">
            <text:p>0.14061498642</text:p>
          </table:table-cell>
        </table:table-row>
        <table:table-row table:style-name="ro1">
          <table:table-cell office:value-type="float" office:value="0.141360044479" calcext:value-type="float">
            <text:p>0.141360044479</text:p>
          </table:table-cell>
        </table:table-row>
        <table:table-row table:style-name="ro1">
          <table:table-cell office:value-type="float" office:value="0.142151117325" calcext:value-type="float">
            <text:p>0.142151117325</text:p>
          </table:table-cell>
        </table:table-row>
        <table:table-row table:style-name="ro1">
          <table:table-cell office:value-type="float" office:value="0.14142203331" calcext:value-type="float">
            <text:p>0.14142203331</text:p>
          </table:table-cell>
        </table:table-row>
        <table:table-row table:style-name="ro1">
          <table:table-cell office:value-type="float" office:value="0.141889095306" calcext:value-type="float">
            <text:p>0.141889095306</text:p>
          </table:table-cell>
        </table:table-row>
        <table:table-row table:style-name="ro1">
          <table:table-cell office:value-type="float" office:value="0.145081996918" calcext:value-type="float">
            <text:p>0.145081996918</text:p>
          </table:table-cell>
        </table:table-row>
        <table:table-row table:style-name="ro1">
          <table:table-cell office:value-type="float" office:value="0.14160490036" calcext:value-type="float">
            <text:p>0.14160490036</text:p>
          </table:table-cell>
        </table:table-row>
        <table:table-row table:style-name="ro1">
          <table:table-cell office:value-type="float" office:value="0.143962144852" calcext:value-type="float">
            <text:p>0.143962144852</text:p>
          </table:table-cell>
        </table:table-row>
        <table:table-row table:style-name="ro1">
          <table:table-cell office:value-type="float" office:value="0.143344163895" calcext:value-type="float">
            <text:p>0.143344163895</text:p>
          </table:table-cell>
        </table:table-row>
        <table:table-row table:style-name="ro1">
          <table:table-cell office:value-type="float" office:value="0.143218994141" calcext:value-type="float">
            <text:p>0.143218994141</text:p>
          </table:table-cell>
        </table:table-row>
        <table:table-row table:style-name="ro1">
          <table:table-cell office:value-type="float" office:value="0.142561197281" calcext:value-type="float">
            <text:p>0.142561197281</text:p>
          </table:table-cell>
        </table:table-row>
        <table:table-row table:style-name="ro1">
          <table:table-cell office:value-type="float" office:value="0.142815828323" calcext:value-type="float">
            <text:p>0.142815828323</text:p>
          </table:table-cell>
        </table:table-row>
        <table:table-row table:style-name="ro1">
          <table:table-cell office:value-type="float" office:value="0.145040035248" calcext:value-type="float">
            <text:p>0.145040035248</text:p>
          </table:table-cell>
        </table:table-row>
        <table:table-row table:style-name="ro1">
          <table:table-cell office:value-type="float" office:value="0.143156051636" calcext:value-type="float">
            <text:p>0.143156051636</text:p>
          </table:table-cell>
        </table:table-row>
        <table:table-row table:style-name="ro1">
          <table:table-cell office:value-type="float" office:value="0.118034124374" calcext:value-type="float">
            <text:p>0.118034124374</text:p>
          </table:table-cell>
        </table:table-row>
        <table:table-row table:style-name="ro1">
          <table:table-cell office:value-type="float" office:value="0.114138126373" calcext:value-type="float">
            <text:p>0.114138126373</text:p>
          </table:table-cell>
        </table:table-row>
        <table:table-row table:style-name="ro1">
          <table:table-cell office:value-type="float" office:value="0.11360001564" calcext:value-type="float">
            <text:p>0.11360001564</text:p>
          </table:table-cell>
        </table:table-row>
        <table:table-row table:style-name="ro1">
          <table:table-cell office:value-type="float" office:value="0.114120960236" calcext:value-type="float">
            <text:p>0.114120960236</text:p>
          </table:table-cell>
        </table:table-row>
        <table:table-row table:style-name="ro1">
          <table:table-cell office:value-type="float" office:value="0.112674951553" calcext:value-type="float">
            <text:p>0.112674951553</text:p>
          </table:table-cell>
        </table:table-row>
        <table:table-row table:style-name="ro1">
          <table:table-cell office:value-type="float" office:value="0.112394809723" calcext:value-type="float">
            <text:p>0.112394809723</text:p>
          </table:table-cell>
        </table:table-row>
        <table:table-row table:style-name="ro1">
          <table:table-cell office:value-type="float" office:value="0.115867137909" calcext:value-type="float">
            <text:p>0.115867137909</text:p>
          </table:table-cell>
        </table:table-row>
        <table:table-row table:style-name="ro1">
          <table:table-cell office:value-type="float" office:value="0.11159491539" calcext:value-type="float">
            <text:p>0.11159491539</text:p>
          </table:table-cell>
        </table:table-row>
        <table:table-row table:style-name="ro1">
          <table:table-cell office:value-type="float" office:value="0.111023187637" calcext:value-type="float">
            <text:p>0.111023187637</text:p>
          </table:table-cell>
        </table:table-row>
        <table:table-row table:style-name="ro1">
          <table:table-cell office:value-type="float" office:value="0.111991882324" calcext:value-type="float">
            <text:p>0.111991882324</text:p>
          </table:table-cell>
        </table:table-row>
        <table:table-row table:style-name="ro1">
          <table:table-cell office:value-type="float" office:value="0.111626148224" calcext:value-type="float">
            <text:p>0.111626148224</text:p>
          </table:table-cell>
        </table:table-row>
        <table:table-row table:style-name="ro1">
          <table:table-cell office:value-type="float" office:value="0.11283493042" calcext:value-type="float">
            <text:p>0.11283493042</text:p>
          </table:table-cell>
        </table:table-row>
        <table:table-row table:style-name="ro1">
          <table:table-cell office:value-type="float" office:value="0.113868951797" calcext:value-type="float">
            <text:p>0.113868951797</text:p>
          </table:table-cell>
        </table:table-row>
        <table:table-row table:style-name="ro1">
          <table:table-cell office:value-type="float" office:value="0.113696098328" calcext:value-type="float">
            <text:p>0.113696098328</text:p>
          </table:table-cell>
        </table:table-row>
        <table:table-row table:style-name="ro1">
          <table:table-cell office:value-type="float" office:value="0.112253904343" calcext:value-type="float">
            <text:p>0.112253904343</text:p>
          </table:table-cell>
        </table:table-row>
        <table:table-row table:style-name="ro1">
          <table:table-cell office:value-type="float" office:value="0.114598035812" calcext:value-type="float">
            <text:p>0.114598035812</text:p>
          </table:table-cell>
        </table:table-row>
        <table:table-row table:style-name="ro1">
          <table:table-cell office:value-type="float" office:value="0.113568067551" calcext:value-type="float">
            <text:p>0.113568067551</text:p>
          </table:table-cell>
        </table:table-row>
        <table:table-row table:style-name="ro1">
          <table:table-cell office:value-type="float" office:value="0.111701011658" calcext:value-type="float">
            <text:p>0.111701011658</text:p>
          </table:table-cell>
        </table:table-row>
        <table:table-row table:style-name="ro1">
          <table:table-cell office:value-type="float" office:value="0.112699985504" calcext:value-type="float">
            <text:p>0.112699985504</text:p>
          </table:table-cell>
        </table:table-row>
        <table:table-row table:style-name="ro1">
          <table:table-cell office:value-type="float" office:value="0.11342382431" calcext:value-type="float">
            <text:p>0.11342382431</text:p>
          </table:table-cell>
        </table:table-row>
        <table:table-row table:style-name="ro1">
          <table:table-cell office:value-type="float" office:value="0.112656116486" calcext:value-type="float">
            <text:p>0.112656116486</text:p>
          </table:table-cell>
        </table:table-row>
        <table:table-row table:style-name="ro1">
          <table:table-cell office:value-type="float" office:value="0.114883899689" calcext:value-type="float">
            <text:p>0.114883899689</text:p>
          </table:table-cell>
        </table:table-row>
        <table:table-row table:style-name="ro1">
          <table:table-cell office:value-type="float" office:value="0.112779855728" calcext:value-type="float">
            <text:p>0.112779855728</text:p>
          </table:table-cell>
        </table:table-row>
        <table:table-row table:style-name="ro1">
          <table:table-cell office:value-type="float" office:value="0.113186120987" calcext:value-type="float">
            <text:p>0.113186120987</text:p>
          </table:table-cell>
        </table:table-row>
        <table:table-row table:style-name="ro1">
          <table:table-cell office:value-type="float" office:value="0.11477804184" calcext:value-type="float">
            <text:p>0.11477804184</text:p>
          </table:table-cell>
        </table:table-row>
        <table:table-row table:style-name="ro1">
          <table:table-cell office:value-type="float" office:value="0.125938892365" calcext:value-type="float">
            <text:p>0.125938892365</text:p>
          </table:table-cell>
        </table:table-row>
        <table:table-row table:style-name="ro1">
          <table:table-cell office:value-type="float" office:value="0.128732919693" calcext:value-type="float">
            <text:p>0.128732919693</text:p>
          </table:table-cell>
        </table:table-row>
        <table:table-row table:style-name="ro1">
          <table:table-cell office:value-type="float" office:value="0.125158786774" calcext:value-type="float">
            <text:p>0.125158786774</text:p>
          </table:table-cell>
        </table:table-row>
        <table:table-row table:style-name="ro1">
          <table:table-cell office:value-type="float" office:value="0.127059221268" calcext:value-type="float">
            <text:p>0.127059221268</text:p>
          </table:table-cell>
        </table:table-row>
        <table:table-row table:style-name="ro1">
          <table:table-cell office:value-type="float" office:value="0.126334190369" calcext:value-type="float">
            <text:p>0.126334190369</text:p>
          </table:table-cell>
        </table:table-row>
        <table:table-row table:style-name="ro1">
          <table:table-cell office:value-type="float" office:value="0.12633895874" calcext:value-type="float">
            <text:p>0.12633895874</text:p>
          </table:table-cell>
        </table:table-row>
        <table:table-row table:style-name="ro1">
          <table:table-cell office:value-type="float" office:value="0.131787061691" calcext:value-type="float">
            <text:p>0.131787061691</text:p>
          </table:table-cell>
        </table:table-row>
        <table:table-row table:style-name="ro1">
          <table:table-cell office:value-type="float" office:value="0.127825021744" calcext:value-type="float">
            <text:p>0.127825021744</text:p>
          </table:table-cell>
        </table:table-row>
        <table:table-row table:style-name="ro1">
          <table:table-cell office:value-type="float" office:value="0.125804185867" calcext:value-type="float">
            <text:p>0.125804185867</text:p>
          </table:table-cell>
        </table:table-row>
        <table:table-row table:style-name="ro1">
          <table:table-cell office:value-type="float" office:value="0.127768039703" calcext:value-type="float">
            <text:p>0.127768039703</text:p>
          </table:table-cell>
        </table:table-row>
        <table:table-row table:style-name="ro1">
          <table:table-cell office:value-type="float" office:value="0.128592014313" calcext:value-type="float">
            <text:p>0.128592014313</text:p>
          </table:table-cell>
        </table:table-row>
        <table:table-row table:style-name="ro1">
          <table:table-cell office:value-type="float" office:value="0.129693984985" calcext:value-type="float">
            <text:p>0.129693984985</text:p>
          </table:table-cell>
        </table:table-row>
        <table:table-row table:style-name="ro1">
          <table:table-cell office:value-type="float" office:value="0.129624128342" calcext:value-type="float">
            <text:p>0.129624128342</text:p>
          </table:table-cell>
        </table:table-row>
        <table:table-row table:style-name="ro1">
          <table:table-cell office:value-type="float" office:value="0.128587007523" calcext:value-type="float">
            <text:p>0.128587007523</text:p>
          </table:table-cell>
        </table:table-row>
        <table:table-row table:style-name="ro1">
          <table:table-cell office:value-type="float" office:value="0.104603767395" calcext:value-type="float">
            <text:p>0.104603767395</text:p>
          </table:table-cell>
        </table:table-row>
        <table:table-row table:style-name="ro1">
          <table:table-cell office:value-type="float" office:value="0.104735851288" calcext:value-type="float">
            <text:p>0.104735851288</text:p>
          </table:table-cell>
        </table:table-row>
        <table:table-row table:style-name="ro1">
          <table:table-cell office:value-type="float" office:value="0.104924917221" calcext:value-type="float">
            <text:p>0.104924917221</text:p>
          </table:table-cell>
        </table:table-row>
        <table:table-row table:style-name="ro1">
          <table:table-cell office:value-type="float" office:value="0.101250171661" calcext:value-type="float">
            <text:p>0.101250171661</text:p>
          </table:table-cell>
        </table:table-row>
        <table:table-row table:style-name="ro1">
          <table:table-cell office:value-type="float" office:value="0.103409051895" calcext:value-type="float">
            <text:p>0.103409051895</text:p>
          </table:table-cell>
        </table:table-row>
        <table:table-row table:style-name="ro1">
          <table:table-cell office:value-type="float" office:value="0.102854967117" calcext:value-type="float">
            <text:p>0.102854967117</text:p>
          </table:table-cell>
        </table:table-row>
        <table:table-row table:style-name="ro1">
          <table:table-cell office:value-type="float" office:value="0.102530956268" calcext:value-type="float">
            <text:p>0.102530956268</text:p>
          </table:table-cell>
        </table:table-row>
        <table:table-row table:style-name="ro1">
          <table:table-cell office:value-type="float" office:value="0.104478120804" calcext:value-type="float">
            <text:p>0.104478120804</text:p>
          </table:table-cell>
        </table:table-row>
        <table:table-row table:style-name="ro1">
          <table:table-cell office:value-type="float" office:value="0.10468006134" calcext:value-type="float">
            <text:p>0.10468006134</text:p>
          </table:table-cell>
        </table:table-row>
        <table:table-row table:style-name="ro1">
          <table:table-cell office:value-type="float" office:value="0.10645198822" calcext:value-type="float">
            <text:p>0.10645198822</text:p>
          </table:table-cell>
        </table:table-row>
        <table:table-row table:style-name="ro1">
          <table:table-cell office:value-type="float" office:value="0.108232975006" calcext:value-type="float">
            <text:p>0.108232975006</text:p>
          </table:table-cell>
        </table:table-row>
        <table:table-row table:style-name="ro1">
          <table:table-cell office:value-type="float" office:value="0.103192090988" calcext:value-type="float">
            <text:p>0.103192090988</text:p>
          </table:table-cell>
        </table:table-row>
        <table:table-row table:style-name="ro1">
          <table:table-cell office:value-type="float" office:value="0.105334043503" calcext:value-type="float">
            <text:p>0.105334043503</text:p>
          </table:table-cell>
        </table:table-row>
        <table:table-row table:style-name="ro1">
          <table:table-cell office:value-type="float" office:value="0.108585834503" calcext:value-type="float">
            <text:p>0.108585834503</text:p>
          </table:table-cell>
        </table:table-row>
        <table:table-row table:style-name="ro1">
          <table:table-cell office:value-type="float" office:value="0.103765010834" calcext:value-type="float">
            <text:p>0.103765010834</text:p>
          </table:table-cell>
        </table:table-row>
        <table:table-row table:style-name="ro1">
          <table:table-cell office:value-type="float" office:value="0.105376005173" calcext:value-type="float">
            <text:p>0.105376005173</text:p>
          </table:table-cell>
        </table:table-row>
        <table:table-row table:style-name="ro1">
          <table:table-cell office:value-type="float" office:value="0.105690956116" calcext:value-type="float">
            <text:p>0.105690956116</text:p>
          </table:table-cell>
        </table:table-row>
        <table:table-row table:style-name="ro1">
          <table:table-cell office:value-type="float" office:value="0.105822086334" calcext:value-type="float">
            <text:p>0.105822086334</text:p>
          </table:table-cell>
        </table:table-row>
        <table:table-row table:style-name="ro1">
          <table:table-cell office:value-type="float" office:value="0.287603139877" calcext:value-type="float">
            <text:p>0.287603139877</text:p>
          </table:table-cell>
        </table:table-row>
        <table:table-row table:style-name="ro1">
          <table:table-cell office:value-type="float" office:value="0.286122083664" calcext:value-type="float">
            <text:p>0.286122083664</text:p>
          </table:table-cell>
        </table:table-row>
        <table:table-row table:style-name="ro1">
          <table:table-cell office:value-type="float" office:value="0.295680999756" calcext:value-type="float">
            <text:p>0.295680999756</text:p>
          </table:table-cell>
        </table:table-row>
        <table:table-row table:style-name="ro1">
          <table:table-cell office:value-type="float" office:value="0.287179946899" calcext:value-type="float">
            <text:p>0.287179946899</text:p>
          </table:table-cell>
        </table:table-row>
        <table:table-row table:style-name="ro1">
          <table:table-cell office:value-type="float" office:value="0.287220001221" calcext:value-type="float">
            <text:p>0.287220001221</text:p>
          </table:table-cell>
        </table:table-row>
        <table:table-row table:style-name="ro1">
          <table:table-cell office:value-type="float" office:value="0.291862010956" calcext:value-type="float">
            <text:p>0.291862010956</text:p>
          </table:table-cell>
        </table:table-row>
        <table:table-row table:style-name="ro1">
          <table:table-cell office:value-type="float" office:value="0.288618087769" calcext:value-type="float">
            <text:p>0.288618087769</text:p>
          </table:table-cell>
        </table:table-row>
        <table:table-row table:style-name="ro1">
          <table:table-cell office:value-type="float" office:value="0.289884090424" calcext:value-type="float">
            <text:p>0.289884090424</text:p>
          </table:table-cell>
        </table:table-row>
        <table:table-row table:style-name="ro1">
          <table:table-cell office:value-type="float" office:value="0.287132978439" calcext:value-type="float">
            <text:p>0.287132978439</text:p>
          </table:table-cell>
        </table:table-row>
        <table:table-row table:style-name="ro1">
          <table:table-cell office:value-type="float" office:value="0.287260055542" calcext:value-type="float">
            <text:p>0.287260055542</text:p>
          </table:table-cell>
        </table:table-row>
        <table:table-row table:style-name="ro1">
          <table:table-cell office:value-type="float" office:value="0.28852391243" calcext:value-type="float">
            <text:p>0.28852391243</text:p>
          </table:table-cell>
        </table:table-row>
        <table:table-row table:style-name="ro1">
          <table:table-cell office:value-type="float" office:value="0.287678956985" calcext:value-type="float">
            <text:p>0.287678956985</text:p>
          </table:table-cell>
        </table:table-row>
        <table:table-row table:style-name="ro1">
          <table:table-cell office:value-type="float" office:value="0.294440984726" calcext:value-type="float">
            <text:p>0.294440984726</text:p>
          </table:table-cell>
        </table:table-row>
        <table:table-row table:style-name="ro1">
          <table:table-cell office:value-type="float" office:value="0.111565113068" calcext:value-type="float">
            <text:p>0.111565113068</text:p>
          </table:table-cell>
        </table:table-row>
        <table:table-row table:style-name="ro1">
          <table:table-cell office:value-type="float" office:value="0.112121105194" calcext:value-type="float">
            <text:p>0.112121105194</text:p>
          </table:table-cell>
        </table:table-row>
        <table:table-row table:style-name="ro1">
          <table:table-cell office:value-type="float" office:value="0.112215995789" calcext:value-type="float">
            <text:p>0.112215995789</text:p>
          </table:table-cell>
        </table:table-row>
        <table:table-row table:style-name="ro1">
          <table:table-cell office:value-type="float" office:value="0.11243391037" calcext:value-type="float">
            <text:p>0.11243391037</text:p>
          </table:table-cell>
        </table:table-row>
        <table:table-row table:style-name="ro1">
          <table:table-cell office:value-type="float" office:value="0.112989187241" calcext:value-type="float">
            <text:p>0.112989187241</text:p>
          </table:table-cell>
        </table:table-row>
        <table:table-row table:style-name="ro1">
          <table:table-cell office:value-type="float" office:value="0.113852977753" calcext:value-type="float">
            <text:p>0.113852977753</text:p>
          </table:table-cell>
        </table:table-row>
        <table:table-row table:style-name="ro1">
          <table:table-cell office:value-type="float" office:value="0.112889051437" calcext:value-type="float">
            <text:p>0.112889051437</text:p>
          </table:table-cell>
        </table:table-row>
        <table:table-row table:style-name="ro1">
          <table:table-cell office:value-type="float" office:value="0.112130880356" calcext:value-type="float">
            <text:p>0.112130880356</text:p>
          </table:table-cell>
        </table:table-row>
        <table:table-row table:style-name="ro1">
          <table:table-cell office:value-type="float" office:value="0.114305973053" calcext:value-type="float">
            <text:p>0.114305973053</text:p>
          </table:table-cell>
        </table:table-row>
        <table:table-row table:style-name="ro1">
          <table:table-cell office:value-type="float" office:value="0.111685991287" calcext:value-type="float">
            <text:p>0.111685991287</text:p>
          </table:table-cell>
        </table:table-row>
        <table:table-row table:style-name="ro1">
          <table:table-cell office:value-type="float" office:value="0.113870859146" calcext:value-type="float">
            <text:p>0.113870859146</text:p>
          </table:table-cell>
        </table:table-row>
        <table:table-row table:style-name="ro1">
          <table:table-cell office:value-type="float" office:value="0.112095117569" calcext:value-type="float">
            <text:p>0.112095117569</text:p>
          </table:table-cell>
        </table:table-row>
        <table:table-row table:style-name="ro1">
          <table:table-cell office:value-type="float" office:value="0.112705945969" calcext:value-type="float">
            <text:p>0.112705945969</text:p>
          </table:table-cell>
        </table:table-row>
        <table:table-row table:style-name="ro1">
          <table:table-cell office:value-type="float" office:value="0.110460042953" calcext:value-type="float">
            <text:p>0.110460042953</text:p>
          </table:table-cell>
        </table:table-row>
        <table:table-row table:style-name="ro1">
          <table:table-cell office:value-type="float" office:value="0.111174106598" calcext:value-type="float">
            <text:p>0.111174106598</text:p>
          </table:table-cell>
        </table:table-row>
        <table:table-row table:style-name="ro1">
          <table:table-cell office:value-type="float" office:value="0.115414857864" calcext:value-type="float">
            <text:p>0.115414857864</text:p>
          </table:table-cell>
        </table:table-row>
        <table:table-row table:style-name="ro1">
          <table:table-cell office:value-type="float" office:value="0.11541390419" calcext:value-type="float">
            <text:p>0.11541390419</text:p>
          </table:table-cell>
        </table:table-row>
        <table:table-row table:style-name="ro1">
          <table:table-cell office:value-type="float" office:value="0.114037036896" calcext:value-type="float">
            <text:p>0.114037036896</text:p>
          </table:table-cell>
        </table:table-row>
        <table:table-row table:style-name="ro1">
          <table:table-cell office:value-type="float" office:value="0.114513874054" calcext:value-type="float">
            <text:p>0.114513874054</text:p>
          </table:table-cell>
        </table:table-row>
        <table:table-row table:style-name="ro1">
          <table:table-cell office:value-type="float" office:value="0.113442897797" calcext:value-type="float">
            <text:p>0.113442897797</text:p>
          </table:table-cell>
        </table:table-row>
        <table:table-row table:style-name="ro1">
          <table:table-cell office:value-type="float" office:value="0.113226890564" calcext:value-type="float">
            <text:p>0.113226890564</text:p>
          </table:table-cell>
        </table:table-row>
        <table:table-row table:style-name="ro1">
          <table:table-cell office:value-type="float" office:value="0.112760782242" calcext:value-type="float">
            <text:p>0.112760782242</text:p>
          </table:table-cell>
        </table:table-row>
        <table:table-row table:style-name="ro1">
          <table:table-cell office:value-type="float" office:value="0.109076976776" calcext:value-type="float">
            <text:p>0.109076976776</text:p>
          </table:table-cell>
        </table:table-row>
        <table:table-row table:style-name="ro1">
          <table:table-cell office:value-type="float" office:value="0.111086845398" calcext:value-type="float">
            <text:p>0.111086845398</text:p>
          </table:table-cell>
        </table:table-row>
        <table:table-row table:style-name="ro1">
          <table:table-cell office:value-type="float" office:value="0.111633062363" calcext:value-type="float">
            <text:p>0.111633062363</text:p>
          </table:table-cell>
        </table:table-row>
        <table:table-row table:style-name="ro1">
          <table:table-cell office:value-type="float" office:value="0.109825849533" calcext:value-type="float">
            <text:p>0.109825849533</text:p>
          </table:table-cell>
        </table:table-row>
        <table:table-row table:style-name="ro1">
          <table:table-cell office:value-type="float" office:value="0.111752033234" calcext:value-type="float">
            <text:p>0.111752033234</text:p>
          </table:table-cell>
        </table:table-row>
        <table:table-row table:style-name="ro1">
          <table:table-cell office:value-type="float" office:value="0.110991954803" calcext:value-type="float">
            <text:p>0.110991954803</text:p>
          </table:table-cell>
        </table:table-row>
        <table:table-row table:style-name="ro1">
          <table:table-cell office:value-type="float" office:value="0.112557172775" calcext:value-type="float">
            <text:p>0.112557172775</text:p>
          </table:table-cell>
        </table:table-row>
        <table:table-row table:style-name="ro1">
          <table:table-cell office:value-type="float" office:value="0.110398054123" calcext:value-type="float">
            <text:p>0.110398054123</text:p>
          </table:table-cell>
        </table:table-row>
        <table:table-row table:style-name="ro1">
          <table:table-cell office:value-type="float" office:value="0.114708185196" calcext:value-type="float">
            <text:p>0.114708185196</text:p>
          </table:table-cell>
        </table:table-row>
        <table:table-row table:style-name="ro1">
          <table:table-cell office:value-type="float" office:value="0.112021923065" calcext:value-type="float">
            <text:p>0.112021923065</text:p>
          </table:table-cell>
        </table:table-row>
        <table:table-row table:style-name="ro1">
          <table:table-cell office:value-type="float" office:value="0.112102031708" calcext:value-type="float">
            <text:p>0.112102031708</text:p>
          </table:table-cell>
        </table:table-row>
        <table:table-row table:style-name="ro1">
          <table:table-cell office:value-type="float" office:value="0.112488031387" calcext:value-type="float">
            <text:p>0.112488031387</text:p>
          </table:table-cell>
        </table:table-row>
        <table:table-row table:style-name="ro1">
          <table:table-cell office:value-type="float" office:value="0.112088918686" calcext:value-type="float">
            <text:p>0.112088918686</text:p>
          </table:table-cell>
        </table:table-row>
        <table:table-row table:style-name="ro1">
          <table:table-cell office:value-type="float" office:value="0.185104131699" calcext:value-type="float">
            <text:p>0.185104131699</text:p>
          </table:table-cell>
        </table:table-row>
        <table:table-row table:style-name="ro1">
          <table:table-cell office:value-type="float" office:value="0.186943054199" calcext:value-type="float">
            <text:p>0.186943054199</text:p>
          </table:table-cell>
        </table:table-row>
        <table:table-row table:style-name="ro1">
          <table:table-cell office:value-type="float" office:value="0.183472156525" calcext:value-type="float">
            <text:p>0.183472156525</text:p>
          </table:table-cell>
        </table:table-row>
        <table:table-row table:style-name="ro1">
          <table:table-cell office:value-type="float" office:value="0.18238902092" calcext:value-type="float">
            <text:p>0.18238902092</text:p>
          </table:table-cell>
        </table:table-row>
        <table:table-row table:style-name="ro1">
          <table:table-cell office:value-type="float" office:value="0.185087919235" calcext:value-type="float">
            <text:p>0.185087919235</text:p>
          </table:table-cell>
        </table:table-row>
        <table:table-row table:style-name="ro1">
          <table:table-cell office:value-type="float" office:value="0.183544874191" calcext:value-type="float">
            <text:p>0.183544874191</text:p>
          </table:table-cell>
        </table:table-row>
        <table:table-row table:style-name="ro1">
          <table:table-cell office:value-type="float" office:value="0.183606147766" calcext:value-type="float">
            <text:p>0.183606147766</text:p>
          </table:table-cell>
        </table:table-row>
        <table:table-row table:style-name="ro1">
          <table:table-cell office:value-type="float" office:value="0.113663196564" calcext:value-type="float">
            <text:p>0.113663196564</text:p>
          </table:table-cell>
        </table:table-row>
        <table:table-row table:style-name="ro1">
          <table:table-cell office:value-type="float" office:value="0.113173961639" calcext:value-type="float">
            <text:p>0.113173961639</text:p>
          </table:table-cell>
        </table:table-row>
        <table:table-row table:style-name="ro1">
          <table:table-cell office:value-type="float" office:value="0.113380908966" calcext:value-type="float">
            <text:p>0.113380908966</text:p>
          </table:table-cell>
        </table:table-row>
        <table:table-row table:style-name="ro1">
          <table:table-cell office:value-type="float" office:value="0.111441135406" calcext:value-type="float">
            <text:p>0.111441135406</text:p>
          </table:table-cell>
        </table:table-row>
        <table:table-row table:style-name="ro1">
          <table:table-cell office:value-type="float" office:value="0.114937067032" calcext:value-type="float">
            <text:p>0.114937067032</text:p>
          </table:table-cell>
        </table:table-row>
        <table:table-row table:style-name="ro1">
          <table:table-cell office:value-type="float" office:value="0.115577936172" calcext:value-type="float">
            <text:p>0.115577936172</text:p>
          </table:table-cell>
        </table:table-row>
        <table:table-row table:style-name="ro1">
          <table:table-cell office:value-type="float" office:value="0.11427116394" calcext:value-type="float">
            <text:p>0.11427116394</text:p>
          </table:table-cell>
        </table:table-row>
        <table:table-row table:style-name="ro1">
          <table:table-cell office:value-type="float" office:value="0.112238883972" calcext:value-type="float">
            <text:p>0.112238883972</text:p>
          </table:table-cell>
        </table:table-row>
        <table:table-row table:style-name="ro1">
          <table:table-cell office:value-type="float" office:value="0.115602970123" calcext:value-type="float">
            <text:p>0.115602970123</text:p>
          </table:table-cell>
        </table:table-row>
        <table:table-row table:style-name="ro1">
          <table:table-cell office:value-type="float" office:value="0.113196849823" calcext:value-type="float">
            <text:p>0.113196849823</text:p>
          </table:table-cell>
        </table:table-row>
        <table:table-row table:style-name="ro1">
          <table:table-cell office:value-type="float" office:value="0.114174127579" calcext:value-type="float">
            <text:p>0.114174127579</text:p>
          </table:table-cell>
        </table:table-row>
        <table:table-row table:style-name="ro1">
          <table:table-cell office:value-type="float" office:value="0.114182949066" calcext:value-type="float">
            <text:p>0.114182949066</text:p>
          </table:table-cell>
        </table:table-row>
        <table:table-row table:style-name="ro1">
          <table:table-cell office:value-type="float" office:value="0.112718105316" calcext:value-type="float">
            <text:p>0.112718105316</text:p>
          </table:table-cell>
        </table:table-row>
        <table:table-row table:style-name="ro1">
          <table:table-cell office:value-type="float" office:value="0.114073991776" calcext:value-type="float">
            <text:p>0.114073991776</text:p>
          </table:table-cell>
        </table:table-row>
        <table:table-row table:style-name="ro1">
          <table:table-cell office:value-type="float" office:value="0.113167047501" calcext:value-type="float">
            <text:p>0.113167047501</text:p>
          </table:table-cell>
        </table:table-row>
        <table:table-row table:style-name="ro1">
          <table:table-cell office:value-type="float" office:value="0.114568948746" calcext:value-type="float">
            <text:p>0.114568948746</text:p>
          </table:table-cell>
        </table:table-row>
        <table:table-row table:style-name="ro1">
          <table:table-cell office:value-type="float" office:value="0.111948013306" calcext:value-type="float">
            <text:p>0.111948013306</text:p>
          </table:table-cell>
        </table:table-row>
        <table:table-row table:style-name="ro1">
          <table:table-cell office:value-type="float" office:value="0.113090991974" calcext:value-type="float">
            <text:p>0.113090991974</text:p>
          </table:table-cell>
        </table:table-row>
        <table:table-row table:style-name="ro1">
          <table:table-cell office:value-type="float" office:value="0.119616031647" calcext:value-type="float">
            <text:p>0.119616031647</text:p>
          </table:table-cell>
        </table:table-row>
        <table:table-row table:style-name="ro1">
          <table:table-cell office:value-type="float" office:value="0.122323036194" calcext:value-type="float">
            <text:p>0.122323036194</text:p>
          </table:table-cell>
        </table:table-row>
        <table:table-row table:style-name="ro1">
          <table:table-cell office:value-type="float" office:value="0.121673107147" calcext:value-type="float">
            <text:p>0.121673107147</text:p>
          </table:table-cell>
        </table:table-row>
        <table:table-row table:style-name="ro1">
          <table:table-cell office:value-type="float" office:value="0.122425794601" calcext:value-type="float">
            <text:p>0.122425794601</text:p>
          </table:table-cell>
        </table:table-row>
        <table:table-row table:style-name="ro1">
          <table:table-cell office:value-type="float" office:value="0.122655153275" calcext:value-type="float">
            <text:p>0.122655153275</text:p>
          </table:table-cell>
        </table:table-row>
        <table:table-row table:style-name="ro1">
          <table:table-cell office:value-type="float" office:value="0.120854854584" calcext:value-type="float">
            <text:p>0.120854854584</text:p>
          </table:table-cell>
        </table:table-row>
        <table:table-row table:style-name="ro1">
          <table:table-cell office:value-type="float" office:value="0.119384050369" calcext:value-type="float">
            <text:p>0.119384050369</text:p>
          </table:table-cell>
        </table:table-row>
        <table:table-row table:style-name="ro1">
          <table:table-cell office:value-type="float" office:value="0.123068094254" calcext:value-type="float">
            <text:p>0.123068094254</text:p>
          </table:table-cell>
        </table:table-row>
        <table:table-row table:style-name="ro1">
          <table:table-cell office:value-type="float" office:value="0.114325046539" calcext:value-type="float">
            <text:p>0.114325046539</text:p>
          </table:table-cell>
        </table:table-row>
        <table:table-row table:style-name="ro1">
          <table:table-cell office:value-type="float" office:value="0.11856007576" calcext:value-type="float">
            <text:p>0.11856007576</text:p>
          </table:table-cell>
        </table:table-row>
        <table:table-row table:style-name="ro1">
          <table:table-cell office:value-type="float" office:value="0.118146181107" calcext:value-type="float">
            <text:p>0.118146181107</text:p>
          </table:table-cell>
        </table:table-row>
        <table:table-row table:style-name="ro1">
          <table:table-cell office:value-type="float" office:value="0.121077060699" calcext:value-type="float">
            <text:p>0.121077060699</text:p>
          </table:table-cell>
        </table:table-row>
        <table:table-row table:style-name="ro1">
          <table:table-cell office:value-type="float" office:value="0.116874933243" calcext:value-type="float">
            <text:p>0.116874933243</text:p>
          </table:table-cell>
        </table:table-row>
        <table:table-row table:style-name="ro1">
          <table:table-cell office:value-type="float" office:value="0.120321035385" calcext:value-type="float">
            <text:p>0.120321035385</text:p>
          </table:table-cell>
        </table:table-row>
        <table:table-row table:style-name="ro1">
          <table:table-cell office:value-type="float" office:value="0.121937990189" calcext:value-type="float">
            <text:p>0.121937990189</text:p>
          </table:table-cell>
        </table:table-row>
        <table:table-row table:style-name="ro1">
          <table:table-cell office:value-type="float" office:value="0.116430044174" calcext:value-type="float">
            <text:p>0.116430044174</text:p>
          </table:table-cell>
        </table:table-row>
        <table:table-row table:style-name="ro1">
          <table:table-cell office:value-type="float" office:value="0.118770122528" calcext:value-type="float">
            <text:p>0.118770122528</text:p>
          </table:table-cell>
        </table:table-row>
        <table:table-row table:style-name="ro1">
          <table:table-cell office:value-type="float" office:value="0.116286039352" calcext:value-type="float">
            <text:p>0.116286039352</text:p>
          </table:table-cell>
        </table:table-row>
        <table:table-row table:style-name="ro1">
          <table:table-cell office:value-type="float" office:value="0.114684104919" calcext:value-type="float">
            <text:p>0.114684104919</text:p>
          </table:table-cell>
        </table:table-row>
        <table:table-row table:style-name="ro1">
          <table:table-cell office:value-type="float" office:value="0.116885900497" calcext:value-type="float">
            <text:p>0.116885900497</text:p>
          </table:table-cell>
        </table:table-row>
        <table:table-row table:style-name="ro1">
          <table:table-cell office:value-type="float" office:value="0.124776124954" calcext:value-type="float">
            <text:p>0.124776124954</text:p>
          </table:table-cell>
        </table:table-row>
        <table:table-row table:style-name="ro1">
          <table:table-cell office:value-type="float" office:value="0.114447116852" calcext:value-type="float">
            <text:p>0.114447116852</text:p>
          </table:table-cell>
        </table:table-row>
        <table:table-row table:style-name="ro1">
          <table:table-cell office:value-type="float" office:value="0.112472057343" calcext:value-type="float">
            <text:p>0.112472057343</text:p>
          </table:table-cell>
        </table:table-row>
        <table:table-row table:style-name="ro1">
          <table:table-cell office:value-type="float" office:value="0.112951040268" calcext:value-type="float">
            <text:p>0.112951040268</text:p>
          </table:table-cell>
        </table:table-row>
        <table:table-row table:style-name="ro1">
          <table:table-cell office:value-type="float" office:value="0.113862991333" calcext:value-type="float">
            <text:p>0.113862991333</text:p>
          </table:table-cell>
        </table:table-row>
        <table:table-row table:style-name="ro1">
          <table:table-cell office:value-type="float" office:value="0.112752914429" calcext:value-type="float">
            <text:p>0.112752914429</text:p>
          </table:table-cell>
        </table:table-row>
        <table:table-row table:style-name="ro1">
          <table:table-cell office:value-type="float" office:value="0.114068984985" calcext:value-type="float">
            <text:p>0.114068984985</text:p>
          </table:table-cell>
        </table:table-row>
        <table:table-row table:style-name="ro1">
          <table:table-cell office:value-type="float" office:value="0.113546848297" calcext:value-type="float">
            <text:p>0.113546848297</text:p>
          </table:table-cell>
        </table:table-row>
        <table:table-row table:style-name="ro1">
          <table:table-cell office:value-type="float" office:value="0.115480899811" calcext:value-type="float">
            <text:p>0.115480899811</text:p>
          </table:table-cell>
        </table:table-row>
        <table:table-row table:style-name="ro1">
          <table:table-cell office:value-type="float" office:value="0.116670131683" calcext:value-type="float">
            <text:p>0.116670131683</text:p>
          </table:table-cell>
        </table:table-row>
        <table:table-row table:style-name="ro1">
          <table:table-cell office:value-type="float" office:value="0.113430023193" calcext:value-type="float">
            <text:p>0.113430023193</text:p>
          </table:table-cell>
        </table:table-row>
        <table:table-row table:style-name="ro1">
          <table:table-cell office:value-type="float" office:value="0.114285945892" calcext:value-type="float">
            <text:p>0.114285945892</text:p>
          </table:table-cell>
        </table:table-row>
        <table:table-row table:style-name="ro1">
          <table:table-cell office:value-type="float" office:value="0.114166021347" calcext:value-type="float">
            <text:p>0.114166021347</text:p>
          </table:table-cell>
        </table:table-row>
        <table:table-row table:style-name="ro1">
          <table:table-cell office:value-type="float" office:value="0.114823818207" calcext:value-type="float">
            <text:p>0.114823818207</text:p>
          </table:table-cell>
        </table:table-row>
        <table:table-row table:style-name="ro1">
          <table:table-cell office:value-type="float" office:value="0.114253997803" calcext:value-type="float">
            <text:p>0.114253997803</text:p>
          </table:table-cell>
        </table:table-row>
        <table:table-row table:style-name="ro1">
          <table:table-cell office:value-type="float" office:value="0.114565849304" calcext:value-type="float">
            <text:p>0.114565849304</text:p>
          </table:table-cell>
        </table:table-row>
        <table:table-row table:style-name="ro1">
          <table:table-cell office:value-type="float" office:value="0.113549947739" calcext:value-type="float">
            <text:p>0.113549947739</text:p>
          </table:table-cell>
        </table:table-row>
        <table:table-row table:style-name="ro1">
          <table:table-cell office:value-type="float" office:value="0.113873004913" calcext:value-type="float">
            <text:p>0.113873004913</text:p>
          </table:table-cell>
        </table:table-row>
        <table:table-row table:style-name="ro1">
          <table:table-cell office:value-type="float" office:value="0.122277021408" calcext:value-type="float">
            <text:p>0.122277021408</text:p>
          </table:table-cell>
        </table:table-row>
        <table:table-row table:style-name="ro1">
          <table:table-cell office:value-type="float" office:value="0.123720169067" calcext:value-type="float">
            <text:p>0.123720169067</text:p>
          </table:table-cell>
        </table:table-row>
        <table:table-row table:style-name="ro1">
          <table:table-cell office:value-type="float" office:value="0.123583078384" calcext:value-type="float">
            <text:p>0.123583078384</text:p>
          </table:table-cell>
        </table:table-row>
        <table:table-row table:style-name="ro1">
          <table:table-cell office:value-type="float" office:value="0.12030506134" calcext:value-type="float">
            <text:p>0.12030506134</text:p>
          </table:table-cell>
        </table:table-row>
        <table:table-row table:style-name="ro1">
          <table:table-cell office:value-type="float" office:value="0.118016958237" calcext:value-type="float">
            <text:p>0.118016958237</text:p>
          </table:table-cell>
        </table:table-row>
        <table:table-row table:style-name="ro1">
          <table:table-cell office:value-type="float" office:value="0.117924928665" calcext:value-type="float">
            <text:p>0.117924928665</text:p>
          </table:table-cell>
        </table:table-row>
        <table:table-row table:style-name="ro1">
          <table:table-cell office:value-type="float" office:value="0.115684986115" calcext:value-type="float">
            <text:p>0.115684986115</text:p>
          </table:table-cell>
        </table:table-row>
        <table:table-row table:style-name="ro1">
          <table:table-cell office:value-type="float" office:value="0.116930961609" calcext:value-type="float">
            <text:p>0.116930961609</text:p>
          </table:table-cell>
        </table:table-row>
        <table:table-row table:style-name="ro1">
          <table:table-cell office:value-type="float" office:value="0.327725887299" calcext:value-type="float">
            <text:p>0.327725887299</text:p>
          </table:table-cell>
        </table:table-row>
        <table:table-row table:style-name="ro1">
          <table:table-cell office:value-type="float" office:value="0.343015909195" calcext:value-type="float">
            <text:p>0.343015909195</text:p>
          </table:table-cell>
        </table:table-row>
        <table:table-row table:style-name="ro1">
          <table:table-cell office:value-type="float" office:value="0.319468021393" calcext:value-type="float">
            <text:p>0.319468021393</text:p>
          </table:table-cell>
        </table:table-row>
        <table:table-row table:style-name="ro1">
          <table:table-cell office:value-type="float" office:value="0.324248790741" calcext:value-type="float">
            <text:p>0.324248790741</text:p>
          </table:table-cell>
        </table:table-row>
        <table:table-row table:style-name="ro1">
          <table:table-cell office:value-type="float" office:value="0.320291996002" calcext:value-type="float">
            <text:p>0.320291996002</text:p>
          </table:table-cell>
        </table:table-row>
        <table:table-row table:style-name="ro1">
          <table:table-cell office:value-type="float" office:value="0.322798967361" calcext:value-type="float">
            <text:p>0.322798967361</text:p>
          </table:table-cell>
        </table:table-row>
        <table:table-row table:style-name="ro1">
          <table:table-cell office:value-type="float" office:value="0.314178943634" calcext:value-type="float">
            <text:p>0.314178943634</text:p>
          </table:table-cell>
        </table:table-row>
        <table:table-row table:style-name="ro1">
          <table:table-cell office:value-type="float" office:value="0.320847034454" calcext:value-type="float">
            <text:p>0.320847034454</text:p>
          </table:table-cell>
        </table:table-row>
        <table:table-row table:style-name="ro1">
          <table:table-cell office:value-type="float" office:value="0.324309110641" calcext:value-type="float">
            <text:p>0.324309110641</text:p>
          </table:table-cell>
        </table:table-row>
        <table:table-row table:style-name="ro1">
          <table:table-cell office:value-type="float" office:value="0.325423955917" calcext:value-type="float">
            <text:p>0.325423955917</text:p>
          </table:table-cell>
        </table:table-row>
        <table:table-row table:style-name="ro1">
          <table:table-cell office:value-type="float" office:value="0.376780033112" calcext:value-type="float">
            <text:p>0.376780033112</text:p>
          </table:table-cell>
        </table:table-row>
        <table:table-row table:style-name="ro1">
          <table:table-cell office:value-type="float" office:value="0.318251848221" calcext:value-type="float">
            <text:p>0.318251848221</text:p>
          </table:table-cell>
        </table:table-row>
        <table:table-row table:style-name="ro1">
          <table:table-cell office:value-type="float" office:value="0.316256046295" calcext:value-type="float">
            <text:p>0.316256046295</text:p>
          </table:table-cell>
        </table:table-row>
        <table:table-row table:style-name="ro1">
          <table:table-cell office:value-type="float" office:value="0.31828212738" calcext:value-type="float">
            <text:p>0.31828212738</text:p>
          </table:table-cell>
        </table:table-row>
        <table:table-row table:style-name="ro1">
          <table:table-cell office:value-type="float" office:value="0.296295166016" calcext:value-type="float">
            <text:p>0.296295166016</text:p>
          </table:table-cell>
        </table:table-row>
        <table:table-row table:style-name="ro1">
          <table:table-cell office:value-type="float" office:value="0.315602064133" calcext:value-type="float">
            <text:p>0.315602064133</text:p>
          </table:table-cell>
        </table:table-row>
        <table:table-row table:style-name="ro1">
          <table:table-cell office:value-type="float" office:value="0.322783946991" calcext:value-type="float">
            <text:p>0.322783946991</text:p>
          </table:table-cell>
        </table:table-row>
        <table:table-row table:style-name="ro1">
          <table:table-cell office:value-type="float" office:value="0.318521976471" calcext:value-type="float">
            <text:p>0.318521976471</text:p>
          </table:table-cell>
        </table:table-row>
        <table:table-row table:style-name="ro1">
          <table:table-cell office:value-type="float" office:value="0.296975851059" calcext:value-type="float">
            <text:p>0.296975851059</text:p>
          </table:table-cell>
        </table:table-row>
        <table:table-row table:style-name="ro1">
          <table:table-cell office:value-type="float" office:value="0.299892902374" calcext:value-type="float">
            <text:p>0.299892902374</text:p>
          </table:table-cell>
        </table:table-row>
        <table:table-row table:style-name="ro1">
          <table:table-cell office:value-type="float" office:value="0.299206018448" calcext:value-type="float">
            <text:p>0.299206018448</text:p>
          </table:table-cell>
        </table:table-row>
        <table:table-row table:style-name="ro1">
          <table:table-cell office:value-type="float" office:value="0.297180175781" calcext:value-type="float">
            <text:p>0.297180175781</text:p>
          </table:table-cell>
        </table:table-row>
        <table:table-row table:style-name="ro1">
          <table:table-cell office:value-type="float" office:value="0.299231052399" calcext:value-type="float">
            <text:p>0.299231052399</text:p>
          </table:table-cell>
        </table:table-row>
        <table:table-row table:style-name="ro1">
          <table:table-cell office:value-type="float" office:value="0.298600196838" calcext:value-type="float">
            <text:p>0.298600196838</text:p>
          </table:table-cell>
        </table:table-row>
        <table:table-row table:style-name="ro1">
          <table:table-cell office:value-type="float" office:value="0.297998905182" calcext:value-type="float">
            <text:p>0.297998905182</text:p>
          </table:table-cell>
        </table:table-row>
        <table:table-row table:style-name="ro1">
          <table:table-cell office:value-type="float" office:value="0.296676158905" calcext:value-type="float">
            <text:p>0.296676158905</text:p>
          </table:table-cell>
        </table:table-row>
        <table:table-row table:style-name="ro1">
          <table:table-cell office:value-type="float" office:value="0.296922922134" calcext:value-type="float">
            <text:p>0.296922922134</text:p>
          </table:table-cell>
        </table:table-row>
        <table:table-row table:style-name="ro1">
          <table:table-cell office:value-type="float" office:value="0.309432029724" calcext:value-type="float">
            <text:p>0.309432029724</text:p>
          </table:table-cell>
        </table:table-row>
        <table:table-row table:style-name="ro1">
          <table:table-cell office:value-type="float" office:value="0.307698011398" calcext:value-type="float">
            <text:p>0.307698011398</text:p>
          </table:table-cell>
        </table:table-row>
        <table:table-row table:style-name="ro1">
          <table:table-cell office:value-type="float" office:value="0.316582918167" calcext:value-type="float">
            <text:p>0.316582918167</text:p>
          </table:table-cell>
        </table:table-row>
        <table:table-row table:style-name="ro1">
          <table:table-cell office:value-type="float" office:value="0.308006048203" calcext:value-type="float">
            <text:p>0.308006048203</text:p>
          </table:table-cell>
        </table:table-row>
        <table:table-row table:style-name="ro1">
          <table:table-cell office:value-type="float" office:value="0.311640024185" calcext:value-type="float">
            <text:p>0.311640024185</text:p>
          </table:table-cell>
        </table:table-row>
        <table:table-row table:style-name="ro1">
          <table:table-cell office:value-type="float" office:value="0.295852899551" calcext:value-type="float">
            <text:p>0.295852899551</text:p>
          </table:table-cell>
        </table:table-row>
        <table:table-row table:style-name="ro1">
          <table:table-cell office:value-type="float" office:value="0.29740691185" calcext:value-type="float">
            <text:p>0.29740691185</text:p>
          </table:table-cell>
        </table:table-row>
        <table:table-row table:style-name="ro1">
          <table:table-cell office:value-type="float" office:value="0.298570871353" calcext:value-type="float">
            <text:p>0.298570871353</text:p>
          </table:table-cell>
        </table:table-row>
        <table:table-row table:style-name="ro1">
          <table:table-cell office:value-type="float" office:value="0.299320936203" calcext:value-type="float">
            <text:p>0.299320936203</text:p>
          </table:table-cell>
        </table:table-row>
        <table:table-row table:style-name="ro1">
          <table:table-cell office:value-type="float" office:value="0.299561977386" calcext:value-type="float">
            <text:p>0.299561977386</text:p>
          </table:table-cell>
        </table:table-row>
        <table:table-row table:style-name="ro1">
          <table:table-cell office:value-type="float" office:value="0.298223972321" calcext:value-type="float">
            <text:p>0.298223972321</text:p>
          </table:table-cell>
        </table:table-row>
        <table:table-row table:style-name="ro1">
          <table:table-cell office:value-type="float" office:value="0.116992950439" calcext:value-type="float">
            <text:p>0.116992950439</text:p>
          </table:table-cell>
        </table:table-row>
        <table:table-row table:style-name="ro1">
          <table:table-cell office:value-type="float" office:value="0.117989063263" calcext:value-type="float">
            <text:p>0.117989063263</text:p>
          </table:table-cell>
        </table:table-row>
        <table:table-row table:style-name="ro1">
          <table:table-cell office:value-type="float" office:value="0.119472980499" calcext:value-type="float">
            <text:p>0.119472980499</text:p>
          </table:table-cell>
        </table:table-row>
        <table:table-row table:style-name="ro1">
          <table:table-cell office:value-type="float" office:value="0.116269826889" calcext:value-type="float">
            <text:p>0.116269826889</text:p>
          </table:table-cell>
        </table:table-row>
        <table:table-row table:style-name="ro1">
          <table:table-cell office:value-type="float" office:value="0.116855144501" calcext:value-type="float">
            <text:p>0.116855144501</text:p>
          </table:table-cell>
        </table:table-row>
        <table:table-row table:style-name="ro1">
          <table:table-cell office:value-type="float" office:value="0.119410991669" calcext:value-type="float">
            <text:p>0.119410991669</text:p>
          </table:table-cell>
        </table:table-row>
        <table:table-row table:style-name="ro1">
          <table:table-cell office:value-type="float" office:value="0.11897277832" calcext:value-type="float">
            <text:p>0.11897277832</text:p>
          </table:table-cell>
        </table:table-row>
        <table:table-row table:style-name="ro1">
          <table:table-cell office:value-type="float" office:value="0.118165016174" calcext:value-type="float">
            <text:p>0.118165016174</text:p>
          </table:table-cell>
        </table:table-row>
        <table:table-row table:style-name="ro1">
          <table:table-cell office:value-type="float" office:value="0.1171438694" calcext:value-type="float">
            <text:p>0.1171438694</text:p>
          </table:table-cell>
        </table:table-row>
        <table:table-row table:style-name="ro1">
          <table:table-cell office:value-type="float" office:value="0.119118213654" calcext:value-type="float">
            <text:p>0.119118213654</text:p>
          </table:table-cell>
        </table:table-row>
        <table:table-row table:style-name="ro1">
          <table:table-cell office:value-type="float" office:value="0.119390964508" calcext:value-type="float">
            <text:p>0.119390964508</text:p>
          </table:table-cell>
        </table:table-row>
        <table:table-row table:style-name="ro1">
          <table:table-cell office:value-type="float" office:value="0.117146968842" calcext:value-type="float">
            <text:p>0.117146968842</text:p>
          </table:table-cell>
        </table:table-row>
        <table:table-row table:style-name="ro1">
          <table:table-cell office:value-type="float" office:value="0.117449998856" calcext:value-type="float">
            <text:p>0.117449998856</text:p>
          </table:table-cell>
        </table:table-row>
        <table:table-row table:style-name="ro1">
          <table:table-cell office:value-type="float" office:value="0.117375135422" calcext:value-type="float">
            <text:p>0.117375135422</text:p>
          </table:table-cell>
        </table:table-row>
        <table:table-row table:style-name="ro1">
          <table:table-cell office:value-type="float" office:value="0.11954498291" calcext:value-type="float">
            <text:p>0.11954498291</text:p>
          </table:table-cell>
        </table:table-row>
        <table:table-row table:style-name="ro1">
          <table:table-cell office:value-type="float" office:value="0.117733955383" calcext:value-type="float">
            <text:p>0.117733955383</text:p>
          </table:table-cell>
        </table:table-row>
        <table:table-row table:style-name="ro1">
          <table:table-cell office:value-type="float" office:value="0.117358922958" calcext:value-type="float">
            <text:p>0.117358922958</text:p>
          </table:table-cell>
        </table:table-row>
        <table:table-row table:style-name="ro1">
          <table:table-cell office:value-type="float" office:value="0.118444919586" calcext:value-type="float">
            <text:p>0.118444919586</text:p>
          </table:table-cell>
        </table:table-row>
        <table:table-row table:style-name="ro1">
          <table:table-cell office:value-type="float" office:value="0.117661952972" calcext:value-type="float">
            <text:p>0.117661952972</text:p>
          </table:table-cell>
        </table:table-row>
        <table:table-row table:style-name="ro1">
          <table:table-cell office:value-type="float" office:value="0.117934942245" calcext:value-type="float">
            <text:p>0.117934942245</text:p>
          </table:table-cell>
        </table:table-row>
        <table:table-row table:style-name="ro1">
          <table:table-cell office:value-type="float" office:value="0.11775302887" calcext:value-type="float">
            <text:p>0.11775302887</text:p>
          </table:table-cell>
        </table:table-row>
        <table:table-row table:style-name="ro1">
          <table:table-cell office:value-type="float" office:value="0.117583990097" calcext:value-type="float">
            <text:p>0.117583990097</text:p>
          </table:table-cell>
        </table:table-row>
        <table:table-row table:style-name="ro1">
          <table:table-cell office:value-type="float" office:value="0.120556116104" calcext:value-type="float">
            <text:p>0.120556116104</text:p>
          </table:table-cell>
        </table:table-row>
        <table:table-row table:style-name="ro1">
          <table:table-cell office:value-type="float" office:value="0.118064880371" calcext:value-type="float">
            <text:p>0.118064880371</text:p>
          </table:table-cell>
        </table:table-row>
        <table:table-row table:style-name="ro1">
          <table:table-cell office:value-type="float" office:value="0.118484973907" calcext:value-type="float">
            <text:p>0.118484973907</text:p>
          </table:table-cell>
        </table:table-row>
        <table:table-row table:style-name="ro1">
          <table:table-cell office:value-type="float" office:value="0.118186950684" calcext:value-type="float">
            <text:p>0.118186950684</text:p>
          </table:table-cell>
        </table:table-row>
        <table:table-row table:style-name="ro1">
          <table:table-cell office:value-type="float" office:value="0.119424104691" calcext:value-type="float">
            <text:p>0.119424104691</text:p>
          </table:table-cell>
        </table:table-row>
        <table:table-row table:style-name="ro1">
          <table:table-cell office:value-type="float" office:value="0.119593858719" calcext:value-type="float">
            <text:p>0.119593858719</text:p>
          </table:table-cell>
        </table:table-row>
        <table:table-row table:style-name="ro1">
          <table:table-cell office:value-type="float" office:value="0.119331121445" calcext:value-type="float">
            <text:p>0.119331121445</text:p>
          </table:table-cell>
        </table:table-row>
        <table:table-row table:style-name="ro1">
          <table:table-cell office:value-type="float" office:value="0.119323015213" calcext:value-type="float">
            <text:p>0.119323015213</text:p>
          </table:table-cell>
        </table:table-row>
        <table:table-row table:style-name="ro1">
          <table:table-cell office:value-type="float" office:value="0.119781970978" calcext:value-type="float">
            <text:p>0.119781970978</text:p>
          </table:table-cell>
        </table:table-row>
        <table:table-row table:style-name="ro1">
          <table:table-cell office:value-type="float" office:value="0.125509977341" calcext:value-type="float">
            <text:p>0.125509977341</text:p>
          </table:table-cell>
        </table:table-row>
        <table:table-row table:style-name="ro1">
          <table:table-cell office:value-type="float" office:value="0.125693082809" calcext:value-type="float">
            <text:p>0.125693082809</text:p>
          </table:table-cell>
        </table:table-row>
        <table:table-row table:style-name="ro1">
          <table:table-cell office:value-type="float" office:value="0.124137163162" calcext:value-type="float">
            <text:p>0.124137163162</text:p>
          </table:table-cell>
        </table:table-row>
        <table:table-row table:style-name="ro1">
          <table:table-cell office:value-type="float" office:value="0.126558065414" calcext:value-type="float">
            <text:p>0.126558065414</text:p>
          </table:table-cell>
        </table:table-row>
        <table:table-row table:style-name="ro1">
          <table:table-cell office:value-type="float" office:value="0.124545097351" calcext:value-type="float">
            <text:p>0.124545097351</text:p>
          </table:table-cell>
        </table:table-row>
        <table:table-row table:style-name="ro1">
          <table:table-cell office:value-type="float" office:value="0.12367606163" calcext:value-type="float">
            <text:p>0.12367606163</text:p>
          </table:table-cell>
        </table:table-row>
        <table:table-row table:style-name="ro1">
          <table:table-cell office:value-type="float" office:value="0.12478518486" calcext:value-type="float">
            <text:p>0.12478518486</text:p>
          </table:table-cell>
        </table:table-row>
        <table:table-row table:style-name="ro1">
          <table:table-cell office:value-type="float" office:value="0.12605714798" calcext:value-type="float">
            <text:p>0.12605714798</text:p>
          </table:table-cell>
        </table:table-row>
        <table:table-row table:style-name="ro1">
          <table:table-cell office:value-type="float" office:value="0.125415802002" calcext:value-type="float">
            <text:p>0.125415802002</text:p>
          </table:table-cell>
        </table:table-row>
        <table:table-row table:style-name="ro1">
          <table:table-cell office:value-type="float" office:value="0.124938011169" calcext:value-type="float">
            <text:p>0.124938011169</text:p>
          </table:table-cell>
        </table:table-row>
        <table:table-row table:style-name="ro1">
          <table:table-cell office:value-type="float" office:value="0.123938083649" calcext:value-type="float">
            <text:p>0.123938083649</text:p>
          </table:table-cell>
        </table:table-row>
        <table:table-row table:style-name="ro1">
          <table:table-cell office:value-type="float" office:value="0.125209093094" calcext:value-type="float">
            <text:p>0.125209093094</text:p>
          </table:table-cell>
        </table:table-row>
        <table:table-row table:style-name="ro1">
          <table:table-cell office:value-type="float" office:value="0.12624001503" calcext:value-type="float">
            <text:p>0.12624001503</text:p>
          </table:table-cell>
        </table:table-row>
        <table:table-row table:style-name="ro1">
          <table:table-cell office:value-type="float" office:value="0.124006032944" calcext:value-type="float">
            <text:p>0.124006032944</text:p>
          </table:table-cell>
        </table:table-row>
        <table:table-row table:style-name="ro1">
          <table:table-cell office:value-type="float" office:value="0.119564056396" calcext:value-type="float">
            <text:p>0.119564056396</text:p>
          </table:table-cell>
        </table:table-row>
        <table:table-row table:style-name="ro1">
          <table:table-cell office:value-type="float" office:value="0.120977163315" calcext:value-type="float">
            <text:p>0.120977163315</text:p>
          </table:table-cell>
        </table:table-row>
        <table:table-row table:style-name="ro1">
          <table:table-cell office:value-type="float" office:value="0.120159864426" calcext:value-type="float">
            <text:p>0.120159864426</text:p>
          </table:table-cell>
        </table:table-row>
        <table:table-row table:style-name="ro1">
          <table:table-cell office:value-type="float" office:value="0.12030005455" calcext:value-type="float">
            <text:p>0.12030005455</text:p>
          </table:table-cell>
        </table:table-row>
        <table:table-row table:style-name="ro1">
          <table:table-cell office:value-type="float" office:value="0.119834184647" calcext:value-type="float">
            <text:p>0.119834184647</text:p>
          </table:table-cell>
        </table:table-row>
        <table:table-row table:style-name="ro1">
          <table:table-cell office:value-type="float" office:value="0.121385097504" calcext:value-type="float">
            <text:p>0.121385097504</text:p>
          </table:table-cell>
        </table:table-row>
        <table:table-row table:style-name="ro1">
          <table:table-cell office:value-type="float" office:value="0.120939970016" calcext:value-type="float">
            <text:p>0.120939970016</text:p>
          </table:table-cell>
        </table:table-row>
        <table:table-row table:style-name="ro1">
          <table:table-cell office:value-type="float" office:value="0.12039899826" calcext:value-type="float">
            <text:p>0.12039899826</text:p>
          </table:table-cell>
        </table:table-row>
        <table:table-row table:style-name="ro1">
          <table:table-cell office:value-type="float" office:value="0.119704961777" calcext:value-type="float">
            <text:p>0.119704961777</text:p>
          </table:table-cell>
        </table:table-row>
        <table:table-row table:style-name="ro1">
          <table:table-cell office:value-type="float" office:value="0.121328115463" calcext:value-type="float">
            <text:p>0.121328115463</text:p>
          </table:table-cell>
        </table:table-row>
        <table:table-row table:style-name="ro1">
          <table:table-cell office:value-type="float" office:value="0.121112823486" calcext:value-type="float">
            <text:p>0.121112823486</text:p>
          </table:table-cell>
        </table:table-row>
        <table:table-row table:style-name="ro1">
          <table:table-cell office:value-type="float" office:value="0.11790895462" calcext:value-type="float">
            <text:p>0.11790895462</text:p>
          </table:table-cell>
        </table:table-row>
        <table:table-row table:style-name="ro1">
          <table:table-cell office:value-type="float" office:value="0.117625951767" calcext:value-type="float">
            <text:p>0.117625951767</text:p>
          </table:table-cell>
        </table:table-row>
        <table:table-row table:style-name="ro1">
          <table:table-cell office:value-type="float" office:value="0.11953496933" calcext:value-type="float">
            <text:p>0.11953496933</text:p>
          </table:table-cell>
        </table:table-row>
        <table:table-row table:style-name="ro1">
          <table:table-cell office:value-type="float" office:value="0.119214773178" calcext:value-type="float">
            <text:p>0.119214773178</text:p>
          </table:table-cell>
        </table:table-row>
        <table:table-row table:style-name="ro1">
          <table:table-cell office:value-type="float" office:value="0.120115995407" calcext:value-type="float">
            <text:p>0.120115995407</text:p>
          </table:table-cell>
        </table:table-row>
        <table:table-row table:style-name="ro1">
          <table:table-cell office:value-type="float" office:value="0.118207931519" calcext:value-type="float">
            <text:p>0.118207931519</text:p>
          </table:table-cell>
        </table:table-row>
        <table:table-row table:style-name="ro1">
          <table:table-cell office:value-type="float" office:value="0.118875980377" calcext:value-type="float">
            <text:p>0.118875980377</text:p>
          </table:table-cell>
        </table:table-row>
        <table:table-row table:style-name="ro1">
          <table:table-cell office:value-type="float" office:value="0.12425994873" calcext:value-type="float">
            <text:p>0.12425994873</text:p>
          </table:table-cell>
        </table:table-row>
        <table:table-row table:style-name="ro1">
          <table:table-cell office:value-type="float" office:value="0.119034051895" calcext:value-type="float">
            <text:p>0.119034051895</text:p>
          </table:table-cell>
        </table:table-row>
        <table:table-row table:style-name="ro1">
          <table:table-cell office:value-type="float" office:value="0.119115114212" calcext:value-type="float">
            <text:p>0.119115114212</text:p>
          </table:table-cell>
        </table:table-row>
        <table:table-row table:style-name="ro1">
          <table:table-cell office:value-type="float" office:value="0.117852926254" calcext:value-type="float">
            <text:p>0.117852926254</text:p>
          </table:table-cell>
        </table:table-row>
        <table:table-row table:style-name="ro1">
          <table:table-cell office:value-type="float" office:value="0.118545055389" calcext:value-type="float">
            <text:p>0.118545055389</text:p>
          </table:table-cell>
        </table:table-row>
        <table:table-row table:style-name="ro1">
          <table:table-cell office:value-type="float" office:value="0.119220972061" calcext:value-type="float">
            <text:p>0.119220972061</text:p>
          </table:table-cell>
        </table:table-row>
        <table:table-row table:style-name="ro1">
          <table:table-cell office:value-type="float" office:value="0.118430137634" calcext:value-type="float">
            <text:p>0.118430137634</text:p>
          </table:table-cell>
        </table:table-row>
        <table:table-row table:style-name="ro1">
          <table:table-cell office:value-type="float" office:value="0.119390010834" calcext:value-type="float">
            <text:p>0.119390010834</text:p>
          </table:table-cell>
        </table:table-row>
        <table:table-row table:style-name="ro1">
          <table:table-cell office:value-type="float" office:value="0.120043992996" calcext:value-type="float">
            <text:p>0.120043992996</text:p>
          </table:table-cell>
        </table:table-row>
        <table:table-row table:style-name="ro1">
          <table:table-cell office:value-type="float" office:value="0.12132191658" calcext:value-type="float">
            <text:p>0.12132191658</text:p>
          </table:table-cell>
        </table:table-row>
        <table:table-row table:style-name="ro1">
          <table:table-cell office:value-type="float" office:value="0.120697021484" calcext:value-type="float">
            <text:p>0.120697021484</text:p>
          </table:table-cell>
        </table:table-row>
        <table:table-row table:style-name="ro1">
          <table:table-cell office:value-type="float" office:value="0.118403911591" calcext:value-type="float">
            <text:p>0.118403911591</text:p>
          </table:table-cell>
        </table:table-row>
        <table:table-row table:style-name="ro1">
          <table:table-cell office:value-type="float" office:value="0.120886802673" calcext:value-type="float">
            <text:p>0.120886802673</text:p>
          </table:table-cell>
        </table:table-row>
        <table:table-row table:style-name="ro1">
          <table:table-cell office:value-type="float" office:value="0.117973089218" calcext:value-type="float">
            <text:p>0.117973089218</text:p>
          </table:table-cell>
        </table:table-row>
        <table:table-row table:style-name="ro1">
          <table:table-cell office:value-type="float" office:value="0.118457794189" calcext:value-type="float">
            <text:p>0.118457794189</text:p>
          </table:table-cell>
        </table:table-row>
        <table:table-row table:style-name="ro1">
          <table:table-cell office:value-type="float" office:value="0.119093179703" calcext:value-type="float">
            <text:p>0.119093179703</text:p>
          </table:table-cell>
        </table:table-row>
        <table:table-row table:style-name="ro1">
          <table:table-cell office:value-type="float" office:value="0.120896100998" calcext:value-type="float">
            <text:p>0.120896100998</text:p>
          </table:table-cell>
        </table:table-row>
        <table:table-row table:style-name="ro1">
          <table:table-cell office:value-type="float" office:value="0.122846841812" calcext:value-type="float">
            <text:p>0.122846841812</text:p>
          </table:table-cell>
        </table:table-row>
        <table:table-row table:style-name="ro1">
          <table:table-cell office:value-type="float" office:value="0.12494802475" calcext:value-type="float">
            <text:p>0.12494802475</text:p>
          </table:table-cell>
        </table:table-row>
        <table:table-row table:style-name="ro1">
          <table:table-cell office:value-type="float" office:value="0.123553037643" calcext:value-type="float">
            <text:p>0.123553037643</text:p>
          </table:table-cell>
        </table:table-row>
        <table:table-row table:style-name="ro1">
          <table:table-cell office:value-type="float" office:value="0.122956991196" calcext:value-type="float">
            <text:p>0.122956991196</text:p>
          </table:table-cell>
        </table:table-row>
        <table:table-row table:style-name="ro1">
          <table:table-cell office:value-type="float" office:value="0.127125024796" calcext:value-type="float">
            <text:p>0.127125024796</text:p>
          </table:table-cell>
        </table:table-row>
        <table:table-row table:style-name="ro1">
          <table:table-cell office:value-type="float" office:value="0.125650882721" calcext:value-type="float">
            <text:p>0.125650882721</text:p>
          </table:table-cell>
        </table:table-row>
        <table:table-row table:style-name="ro1">
          <table:table-cell office:value-type="float" office:value="0.123490095139" calcext:value-type="float">
            <text:p>0.123490095139</text:p>
          </table:table-cell>
        </table:table-row>
        <table:table-row table:style-name="ro1">
          <table:table-cell office:value-type="float" office:value="0.123385906219" calcext:value-type="float">
            <text:p>0.123385906219</text:p>
          </table:table-cell>
        </table:table-row>
        <table:table-row table:style-name="ro1">
          <table:table-cell office:value-type="float" office:value="0.124584913254" calcext:value-type="float">
            <text:p>0.124584913254</text:p>
          </table:table-cell>
        </table:table-row>
        <table:table-row table:style-name="ro1">
          <table:table-cell office:value-type="float" office:value="0.123450040817" calcext:value-type="float">
            <text:p>0.123450040817</text:p>
          </table:table-cell>
        </table:table-row>
        <table:table-row table:style-name="ro1">
          <table:table-cell office:value-type="float" office:value="0.12398481369" calcext:value-type="float">
            <text:p>0.12398481369</text:p>
          </table:table-cell>
        </table:table-row>
        <table:table-row table:style-name="ro1">
          <table:table-cell office:value-type="float" office:value="0.12402677536" calcext:value-type="float">
            <text:p>0.12402677536</text:p>
          </table:table-cell>
        </table:table-row>
        <table:table-row table:style-name="ro1">
          <table:table-cell office:value-type="float" office:value="0.127843141556" calcext:value-type="float">
            <text:p>0.127843141556</text:p>
          </table:table-cell>
        </table:table-row>
        <table:table-row table:style-name="ro1">
          <table:table-cell office:value-type="float" office:value="0.124992132187" calcext:value-type="float">
            <text:p>0.124992132187</text:p>
          </table:table-cell>
        </table:table-row>
        <table:table-row table:style-name="ro1">
          <table:table-cell office:value-type="float" office:value="0.123939037323" calcext:value-type="float">
            <text:p>0.123939037323</text:p>
          </table:table-cell>
        </table:table-row>
        <table:table-row table:style-name="ro1">
          <table:table-cell office:value-type="float" office:value="0.12372303009" calcext:value-type="float">
            <text:p>0.12372303009</text:p>
          </table:table-cell>
        </table:table-row>
        <table:table-row table:style-name="ro1">
          <table:table-cell office:value-type="float" office:value="0.12842798233" calcext:value-type="float">
            <text:p>0.12842798233</text:p>
          </table:table-cell>
        </table:table-row>
        <table:table-row table:style-name="ro1">
          <table:table-cell office:value-type="float" office:value="0.124975919724" calcext:value-type="float">
            <text:p>0.124975919724</text:p>
          </table:table-cell>
        </table:table-row>
        <table:table-row table:style-name="ro1">
          <table:table-cell office:value-type="float" office:value="0.122555971146" calcext:value-type="float">
            <text:p>0.122555971146</text:p>
          </table:table-cell>
        </table:table-row>
        <table:table-row table:style-name="ro1">
          <table:table-cell office:value-type="float" office:value="0.123959064484" calcext:value-type="float">
            <text:p>0.123959064484</text:p>
          </table:table-cell>
        </table:table-row>
        <table:table-row table:style-name="ro1">
          <table:table-cell office:value-type="float" office:value="0.12334394455" calcext:value-type="float">
            <text:p>0.12334394455</text:p>
          </table:table-cell>
        </table:table-row>
        <table:table-row table:style-name="ro1">
          <table:table-cell office:value-type="float" office:value="0.12584900856" calcext:value-type="float">
            <text:p>0.12584900856</text:p>
          </table:table-cell>
        </table:table-row>
        <table:table-row table:style-name="ro1">
          <table:table-cell office:value-type="float" office:value="0.122486114502" calcext:value-type="float">
            <text:p>0.122486114502</text:p>
          </table:table-cell>
        </table:table-row>
        <table:table-row table:style-name="ro1">
          <table:table-cell office:value-type="float" office:value="0.123114824295" calcext:value-type="float">
            <text:p>0.123114824295</text:p>
          </table:table-cell>
        </table:table-row>
        <table:table-row table:style-name="ro1">
          <table:table-cell office:value-type="float" office:value="0.12538599968" calcext:value-type="float">
            <text:p>0.12538599968</text:p>
          </table:table-cell>
        </table:table-row>
        <table:table-row table:style-name="ro1">
          <table:table-cell office:value-type="float" office:value="0.122433900833" calcext:value-type="float">
            <text:p>0.122433900833</text:p>
          </table:table-cell>
        </table:table-row>
        <table:table-row table:style-name="ro1">
          <table:table-cell office:value-type="float" office:value="0.122772932053" calcext:value-type="float">
            <text:p>0.122772932053</text:p>
          </table:table-cell>
        </table:table-row>
        <table:table-row table:style-name="ro1">
          <table:table-cell office:value-type="float" office:value="0.124222993851" calcext:value-type="float">
            <text:p>0.124222993851</text:p>
          </table:table-cell>
        </table:table-row>
        <table:table-row table:style-name="ro1">
          <table:table-cell office:value-type="float" office:value="0.125236988068" calcext:value-type="float">
            <text:p>0.125236988068</text:p>
          </table:table-cell>
        </table:table-row>
        <table:table-row table:style-name="ro1">
          <table:table-cell office:value-type="float" office:value="0.122419118881" calcext:value-type="float">
            <text:p>0.122419118881</text:p>
          </table:table-cell>
        </table:table-row>
        <table:table-row table:style-name="ro1">
          <table:table-cell office:value-type="float" office:value="0.11976313591" calcext:value-type="float">
            <text:p>0.11976313591</text:p>
          </table:table-cell>
        </table:table-row>
        <table:table-row table:style-name="ro1">
          <table:table-cell office:value-type="float" office:value="0.121431827545" calcext:value-type="float">
            <text:p>0.121431827545</text:p>
          </table:table-cell>
        </table:table-row>
        <table:table-row table:style-name="ro1">
          <table:table-cell office:value-type="float" office:value="0.120548009872" calcext:value-type="float">
            <text:p>0.120548009872</text:p>
          </table:table-cell>
        </table:table-row>
        <table:table-row table:style-name="ro1">
          <table:table-cell office:value-type="float" office:value="0.12214589119" calcext:value-type="float">
            <text:p>0.12214589119</text:p>
          </table:table-cell>
        </table:table-row>
        <table:table-row table:style-name="ro1">
          <table:table-cell office:value-type="float" office:value="0.122689008713" calcext:value-type="float">
            <text:p>0.122689008713</text:p>
          </table:table-cell>
        </table:table-row>
        <table:table-row table:style-name="ro1">
          <table:table-cell office:value-type="float" office:value="0.126418113708" calcext:value-type="float">
            <text:p>0.126418113708</text:p>
          </table:table-cell>
        </table:table-row>
        <table:table-row table:style-name="ro1">
          <table:table-cell office:value-type="float" office:value="0.137251138687" calcext:value-type="float">
            <text:p>0.137251138687</text:p>
          </table:table-cell>
        </table:table-row>
        <table:table-row table:style-name="ro1">
          <table:table-cell office:value-type="float" office:value="0.165343046188" calcext:value-type="float">
            <text:p>0.165343046188</text:p>
          </table:table-cell>
        </table:table-row>
        <table:table-row table:style-name="ro1">
          <table:table-cell office:value-type="float" office:value="0.136784076691" calcext:value-type="float">
            <text:p>0.136784076691</text:p>
          </table:table-cell>
        </table:table-row>
        <table:table-row table:style-name="ro1">
          <table:table-cell office:value-type="float" office:value="0.136211156845" calcext:value-type="float">
            <text:p>0.136211156845</text:p>
          </table:table-cell>
        </table:table-row>
        <table:table-row table:style-name="ro1">
          <table:table-cell office:value-type="float" office:value="0.331564903259" calcext:value-type="float">
            <text:p>0.331564903259</text:p>
          </table:table-cell>
        </table:table-row>
        <table:table-row table:style-name="ro1">
          <table:table-cell office:value-type="float" office:value="0.333801031113" calcext:value-type="float">
            <text:p>0.333801031113</text:p>
          </table:table-cell>
        </table:table-row>
        <table:table-row table:style-name="ro1">
          <table:table-cell office:value-type="float" office:value="0.330860853195" calcext:value-type="float">
            <text:p>0.330860853195</text:p>
          </table:table-cell>
        </table:table-row>
        <table:table-row table:style-name="ro1">
          <table:table-cell office:value-type="float" office:value="0.330899000168" calcext:value-type="float">
            <text:p>0.330899000168</text:p>
          </table:table-cell>
        </table:table-row>
        <table:table-row table:style-name="ro1">
          <table:table-cell office:value-type="float" office:value="0.331766843796" calcext:value-type="float">
            <text:p>0.331766843796</text:p>
          </table:table-cell>
        </table:table-row>
        <table:table-row table:style-name="ro1">
          <table:table-cell office:value-type="float" office:value="0.331413984299" calcext:value-type="float">
            <text:p>0.331413984299</text:p>
          </table:table-cell>
        </table:table-row>
        <table:table-row table:style-name="ro1">
          <table:table-cell office:value-type="float" office:value="0.332113027573" calcext:value-type="float">
            <text:p>0.332113027573</text:p>
          </table:table-cell>
        </table:table-row>
        <table:table-row table:style-name="ro1">
          <table:table-cell office:value-type="float" office:value="0.332583189011" calcext:value-type="float">
            <text:p>0.332583189011</text:p>
          </table:table-cell>
        </table:table-row>
        <table:table-row table:style-name="ro1">
          <table:table-cell office:value-type="float" office:value="0.333169221878" calcext:value-type="float">
            <text:p>0.333169221878</text:p>
          </table:table-cell>
        </table:table-row>
        <table:table-row table:style-name="ro1">
          <table:table-cell office:value-type="float" office:value="0.336412906647" calcext:value-type="float">
            <text:p>0.336412906647</text:p>
          </table:table-cell>
        </table:table-row>
        <table:table-row table:style-name="ro1">
          <table:table-cell office:value-type="float" office:value="0.332646131516" calcext:value-type="float">
            <text:p>0.332646131516</text:p>
          </table:table-cell>
        </table:table-row>
        <table:table-row table:style-name="ro1">
          <table:table-cell office:value-type="float" office:value="0.33215713501" calcext:value-type="float">
            <text:p>0.33215713501</text:p>
          </table:table-cell>
        </table:table-row>
        <table:table-row table:style-name="ro1">
          <table:table-cell office:value-type="float" office:value="0.330650091171" calcext:value-type="float">
            <text:p>0.330650091171</text:p>
          </table:table-cell>
        </table:table-row>
        <table:table-row table:style-name="ro1">
          <table:table-cell office:value-type="float" office:value="0.333615064621" calcext:value-type="float">
            <text:p>0.333615064621</text:p>
          </table:table-cell>
        </table:table-row>
        <table:table-row table:style-name="ro1">
          <table:table-cell office:value-type="float" office:value="0.342712879181" calcext:value-type="float">
            <text:p>0.342712879181</text:p>
          </table:table-cell>
        </table:table-row>
        <table:table-row table:style-name="ro1">
          <table:table-cell office:value-type="float" office:value="0.334742069244" calcext:value-type="float">
            <text:p>0.334742069244</text:p>
          </table:table-cell>
        </table:table-row>
        <table:table-row table:style-name="ro1">
          <table:table-cell office:value-type="float" office:value="0.33339715004" calcext:value-type="float">
            <text:p>0.33339715004</text:p>
          </table:table-cell>
        </table:table-row>
        <table:table-row table:style-name="ro1">
          <table:table-cell office:value-type="float" office:value="0.331842899323" calcext:value-type="float">
            <text:p>0.331842899323</text:p>
          </table:table-cell>
        </table:table-row>
        <table:table-row table:style-name="ro1">
          <table:table-cell office:value-type="float" office:value="0.337011098862" calcext:value-type="float">
            <text:p>0.337011098862</text:p>
          </table:table-cell>
        </table:table-row>
        <table:table-row table:style-name="ro1">
          <table:table-cell office:value-type="float" office:value="0.334572792053" calcext:value-type="float">
            <text:p>0.334572792053</text:p>
          </table:table-cell>
        </table:table-row>
        <table:table-row table:style-name="ro1">
          <table:table-cell office:value-type="float" office:value="0.335982084274" calcext:value-type="float">
            <text:p>0.335982084274</text:p>
          </table:table-cell>
        </table:table-row>
        <table:table-row table:style-name="ro1">
          <table:table-cell office:value-type="float" office:value="0.332534074783" calcext:value-type="float">
            <text:p>0.332534074783</text:p>
          </table:table-cell>
        </table:table-row>
        <table:table-row table:style-name="ro1">
          <table:table-cell office:value-type="float" office:value="0.334142923355" calcext:value-type="float">
            <text:p>0.334142923355</text:p>
          </table:table-cell>
        </table:table-row>
        <table:table-row table:style-name="ro1">
          <table:table-cell office:value-type="float" office:value="0.331628084183" calcext:value-type="float">
            <text:p>0.331628084183</text:p>
          </table:table-cell>
        </table:table-row>
        <table:table-row table:style-name="ro1">
          <table:table-cell office:value-type="float" office:value="0.333467960358" calcext:value-type="float">
            <text:p>0.333467960358</text:p>
          </table:table-cell>
        </table:table-row>
        <table:table-row table:style-name="ro1">
          <table:table-cell office:value-type="float" office:value="0.331861972809" calcext:value-type="float">
            <text:p>0.331861972809</text:p>
          </table:table-cell>
        </table:table-row>
        <table:table-row table:style-name="ro1">
          <table:table-cell office:value-type="float" office:value="0.335567951202" calcext:value-type="float">
            <text:p>0.335567951202</text:p>
          </table:table-cell>
        </table:table-row>
        <table:table-row table:style-name="ro1">
          <table:table-cell office:value-type="float" office:value="0.335641860962" calcext:value-type="float">
            <text:p>0.335641860962</text:p>
          </table:table-cell>
        </table:table-row>
        <table:table-row table:style-name="ro1">
          <table:table-cell office:value-type="float" office:value="0.336502075195" calcext:value-type="float">
            <text:p>0.336502075195</text:p>
          </table:table-cell>
        </table:table-row>
        <table:table-row table:style-name="ro1">
          <table:table-cell office:value-type="float" office:value="0.335492134094" calcext:value-type="float">
            <text:p>0.335492134094</text:p>
          </table:table-cell>
        </table:table-row>
        <table:table-row table:style-name="ro1">
          <table:table-cell office:value-type="float" office:value="0.138524055481" calcext:value-type="float">
            <text:p>0.138524055481</text:p>
          </table:table-cell>
        </table:table-row>
        <table:table-row table:style-name="ro1">
          <table:table-cell office:value-type="float" office:value="0.136278867722" calcext:value-type="float">
            <text:p>0.136278867722</text:p>
          </table:table-cell>
        </table:table-row>
        <table:table-row table:style-name="ro1">
          <table:table-cell office:value-type="float" office:value="0.135655879974" calcext:value-type="float">
            <text:p>0.135655879974</text:p>
          </table:table-cell>
        </table:table-row>
        <table:table-row table:style-name="ro1">
          <table:table-cell office:value-type="float" office:value="0.137506008148" calcext:value-type="float">
            <text:p>0.137506008148</text:p>
          </table:table-cell>
        </table:table-row>
        <table:table-row table:style-name="ro1">
          <table:table-cell office:value-type="float" office:value="0.14058303833" calcext:value-type="float">
            <text:p>0.14058303833</text:p>
          </table:table-cell>
        </table:table-row>
        <table:table-row table:style-name="ro1">
          <table:table-cell office:value-type="float" office:value="0.136491060257" calcext:value-type="float">
            <text:p>0.136491060257</text:p>
          </table:table-cell>
        </table:table-row>
        <table:table-row table:style-name="ro1">
          <table:table-cell office:value-type="float" office:value="0.137784004211" calcext:value-type="float">
            <text:p>0.137784004211</text:p>
          </table:table-cell>
        </table:table-row>
        <table:table-row table:style-name="ro1">
          <table:table-cell office:value-type="float" office:value="0.137846946716" calcext:value-type="float">
            <text:p>0.137846946716</text:p>
          </table:table-cell>
        </table:table-row>
        <table:table-row table:style-name="ro1">
          <table:table-cell office:value-type="float" office:value="0.136939048767" calcext:value-type="float">
            <text:p>0.136939048767</text:p>
          </table:table-cell>
        </table:table-row>
        <table:table-row table:style-name="ro1">
          <table:table-cell office:value-type="float" office:value="0.13786482811" calcext:value-type="float">
            <text:p>0.13786482811</text:p>
          </table:table-cell>
        </table:table-row>
        <table:table-row table:style-name="ro1">
          <table:table-cell office:value-type="float" office:value="0.138092041016" calcext:value-type="float">
            <text:p>0.138092041016</text:p>
          </table:table-cell>
        </table:table-row>
        <table:table-row table:style-name="ro1">
          <table:table-cell office:value-type="float" office:value="0.141457080841" calcext:value-type="float">
            <text:p>0.141457080841</text:p>
          </table:table-cell>
        </table:table-row>
        <table:table-row table:style-name="ro1">
          <table:table-cell office:value-type="float" office:value="0.13812994957" calcext:value-type="float">
            <text:p>0.13812994957</text:p>
          </table:table-cell>
        </table:table-row>
        <table:table-row table:style-name="ro1">
          <table:table-cell office:value-type="float" office:value="0.138350009918" calcext:value-type="float">
            <text:p>0.138350009918</text:p>
          </table:table-cell>
        </table:table-row>
        <table:table-row table:style-name="ro1">
          <table:table-cell office:value-type="float" office:value="0.138212919235" calcext:value-type="float">
            <text:p>0.138212919235</text:p>
          </table:table-cell>
        </table:table-row>
        <table:table-row table:style-name="ro1">
          <table:table-cell office:value-type="float" office:value="0.137319087982" calcext:value-type="float">
            <text:p>0.137319087982</text:p>
          </table:table-cell>
        </table:table-row>
        <table:table-row table:style-name="ro1">
          <table:table-cell office:value-type="float" office:value="0.137845993042" calcext:value-type="float">
            <text:p>0.137845993042</text:p>
          </table:table-cell>
        </table:table-row>
        <table:table-row table:style-name="ro1">
          <table:table-cell office:value-type="float" office:value="0.137912034988" calcext:value-type="float">
            <text:p>0.137912034988</text:p>
          </table:table-cell>
        </table:table-row>
        <table:table-row table:style-name="ro1">
          <table:table-cell office:value-type="float" office:value="0.138864994049" calcext:value-type="float">
            <text:p>0.138864994049</text:p>
          </table:table-cell>
        </table:table-row>
        <table:table-row table:style-name="ro1">
          <table:table-cell office:value-type="float" office:value="0.137339115143" calcext:value-type="float">
            <text:p>0.137339115143</text:p>
          </table:table-cell>
        </table:table-row>
        <table:table-row table:style-name="ro1">
          <table:table-cell office:value-type="float" office:value="0.137381792068" calcext:value-type="float">
            <text:p>0.137381792068</text:p>
          </table:table-cell>
        </table:table-row>
        <table:table-row table:style-name="ro1">
          <table:table-cell office:value-type="float" office:value="0.138163089752" calcext:value-type="float">
            <text:p>0.138163089752</text:p>
          </table:table-cell>
        </table:table-row>
        <table:table-row table:style-name="ro1">
          <table:table-cell office:value-type="float" office:value="0.137121915817" calcext:value-type="float">
            <text:p>0.137121915817</text:p>
          </table:table-cell>
        </table:table-row>
        <table:table-row table:style-name="ro1">
          <table:table-cell office:value-type="float" office:value="0.138804912567" calcext:value-type="float">
            <text:p>0.138804912567</text:p>
          </table:table-cell>
        </table:table-row>
        <table:table-row table:style-name="ro1">
          <table:table-cell office:value-type="float" office:value="0.136710882187" calcext:value-type="float">
            <text:p>0.136710882187</text:p>
          </table:table-cell>
        </table:table-row>
        <table:table-row table:style-name="ro1">
          <table:table-cell office:value-type="float" office:value="0.13719201088" calcext:value-type="float">
            <text:p>0.13719201088</text:p>
          </table:table-cell>
        </table:table-row>
        <table:table-row table:style-name="ro1">
          <table:table-cell office:value-type="float" office:value="0.138547897339" calcext:value-type="float">
            <text:p>0.138547897339</text:p>
          </table:table-cell>
        </table:table-row>
        <table:table-row table:style-name="ro1">
          <table:table-cell office:value-type="float" office:value="0.139280796051" calcext:value-type="float">
            <text:p>0.139280796051</text:p>
          </table:table-cell>
        </table:table-row>
        <table:table-row table:style-name="ro1">
          <table:table-cell office:value-type="float" office:value="0.139246940613" calcext:value-type="float">
            <text:p>0.139246940613</text:p>
          </table:table-cell>
        </table:table-row>
        <table:table-row table:style-name="ro1">
          <table:table-cell office:value-type="float" office:value="0.138820171356" calcext:value-type="float">
            <text:p>0.138820171356</text:p>
          </table:table-cell>
        </table:table-row>
        <table:table-row table:style-name="ro1">
          <table:table-cell office:value-type="float" office:value="0.140890836716" calcext:value-type="float">
            <text:p>0.140890836716</text:p>
          </table:table-cell>
        </table:table-row>
        <table:table-row table:style-name="ro1">
          <table:table-cell office:value-type="float" office:value="0.139976024628" calcext:value-type="float">
            <text:p>0.139976024628</text:p>
          </table:table-cell>
        </table:table-row>
        <table:table-row table:style-name="ro1">
          <table:table-cell office:value-type="float" office:value="0.137554168701" calcext:value-type="float">
            <text:p>0.137554168701</text:p>
          </table:table-cell>
        </table:table-row>
        <table:table-row table:style-name="ro1">
          <table:table-cell office:value-type="float" office:value="0.129590034485" calcext:value-type="float">
            <text:p>0.129590034485</text:p>
          </table:table-cell>
        </table:table-row>
        <table:table-row table:style-name="ro1">
          <table:table-cell office:value-type="float" office:value="0.127614974976" calcext:value-type="float">
            <text:p>0.127614974976</text:p>
          </table:table-cell>
        </table:table-row>
        <table:table-row table:style-name="ro1">
          <table:table-cell office:value-type="float" office:value="0.128342151642" calcext:value-type="float">
            <text:p>0.128342151642</text:p>
          </table:table-cell>
        </table:table-row>
        <table:table-row table:style-name="ro1">
          <table:table-cell office:value-type="float" office:value="0.130151033401" calcext:value-type="float">
            <text:p>0.130151033401</text:p>
          </table:table-cell>
        </table:table-row>
        <table:table-row table:style-name="ro1">
          <table:table-cell office:value-type="float" office:value="0.129605054855" calcext:value-type="float">
            <text:p>0.129605054855</text:p>
          </table:table-cell>
        </table:table-row>
        <table:table-row table:style-name="ro1">
          <table:table-cell office:value-type="float" office:value="0.127675056458" calcext:value-type="float">
            <text:p>0.127675056458</text:p>
          </table:table-cell>
        </table:table-row>
        <table:table-row table:style-name="ro1">
          <table:table-cell office:value-type="float" office:value="0.128490924835" calcext:value-type="float">
            <text:p>0.128490924835</text:p>
          </table:table-cell>
        </table:table-row>
        <table:table-row table:style-name="ro1">
          <table:table-cell office:value-type="float" office:value="0.129165172577" calcext:value-type="float">
            <text:p>0.129165172577</text:p>
          </table:table-cell>
        </table:table-row>
        <table:table-row table:style-name="ro1">
          <table:table-cell office:value-type="float" office:value="0.12792301178" calcext:value-type="float">
            <text:p>0.12792301178</text:p>
          </table:table-cell>
        </table:table-row>
        <table:table-row table:style-name="ro1">
          <table:table-cell office:value-type="float" office:value="0.126224040985" calcext:value-type="float">
            <text:p>0.126224040985</text:p>
          </table:table-cell>
        </table:table-row>
        <table:table-row table:style-name="ro1">
          <table:table-cell office:value-type="float" office:value="0.126202106476" calcext:value-type="float">
            <text:p>0.126202106476</text:p>
          </table:table-cell>
        </table:table-row>
        <table:table-row table:style-name="ro1">
          <table:table-cell office:value-type="float" office:value="0.12629199028" calcext:value-type="float">
            <text:p>0.12629199028</text:p>
          </table:table-cell>
        </table:table-row>
        <table:table-row table:style-name="ro1">
          <table:table-cell office:value-type="float" office:value="0.126951932907" calcext:value-type="float">
            <text:p>0.126951932907</text:p>
          </table:table-cell>
        </table:table-row>
        <table:table-row table:style-name="ro1">
          <table:table-cell office:value-type="float" office:value="0.126982212067" calcext:value-type="float">
            <text:p>0.126982212067</text:p>
          </table:table-cell>
        </table:table-row>
        <table:table-row table:style-name="ro1">
          <table:table-cell office:value-type="float" office:value="0.127732992172" calcext:value-type="float">
            <text:p>0.127732992172</text:p>
          </table:table-cell>
        </table:table-row>
        <table:table-row table:style-name="ro1">
          <table:table-cell office:value-type="float" office:value="0.127353906631" calcext:value-type="float">
            <text:p>0.127353906631</text:p>
          </table:table-cell>
        </table:table-row>
        <table:table-row table:style-name="ro1">
          <table:table-cell office:value-type="float" office:value="0.126147031784" calcext:value-type="float">
            <text:p>0.126147031784</text:p>
          </table:table-cell>
        </table:table-row>
        <table:table-row table:style-name="ro1">
          <table:table-cell office:value-type="float" office:value="0.127639055252" calcext:value-type="float">
            <text:p>0.127639055252</text:p>
          </table:table-cell>
        </table:table-row>
        <table:table-row table:style-name="ro1">
          <table:table-cell office:value-type="float" office:value="0.127713918686" calcext:value-type="float">
            <text:p>0.127713918686</text:p>
          </table:table-cell>
        </table:table-row>
        <table:table-row table:style-name="ro1">
          <table:table-cell office:value-type="float" office:value="0.132675170898" calcext:value-type="float">
            <text:p>0.132675170898</text:p>
          </table:table-cell>
        </table:table-row>
        <table:table-row table:style-name="ro1">
          <table:table-cell office:value-type="float" office:value="0.128363132477" calcext:value-type="float">
            <text:p>0.128363132477</text:p>
          </table:table-cell>
        </table:table-row>
        <table:table-row table:style-name="ro1">
          <table:table-cell office:value-type="float" office:value="0.127248048782" calcext:value-type="float">
            <text:p>0.127248048782</text:p>
          </table:table-cell>
        </table:table-row>
        <table:table-row table:style-name="ro1">
          <table:table-cell office:value-type="float" office:value="0.127361059189" calcext:value-type="float">
            <text:p>0.127361059189</text:p>
          </table:table-cell>
        </table:table-row>
        <table:table-row table:style-name="ro1">
          <table:table-cell office:value-type="float" office:value="0.128994941711" calcext:value-type="float">
            <text:p>0.128994941711</text:p>
          </table:table-cell>
        </table:table-row>
        <table:table-row table:style-name="ro1">
          <table:table-cell office:value-type="float" office:value="0.128232002258" calcext:value-type="float">
            <text:p>0.128232002258</text:p>
          </table:table-cell>
        </table:table-row>
        <table:table-row table:style-name="ro1">
          <table:table-cell office:value-type="float" office:value="0.128107070923" calcext:value-type="float">
            <text:p>0.128107070923</text:p>
          </table:table-cell>
        </table:table-row>
        <table:table-row table:style-name="ro1">
          <table:table-cell office:value-type="float" office:value="0.129070997238" calcext:value-type="float">
            <text:p>0.129070997238</text:p>
          </table:table-cell>
        </table:table-row>
        <table:table-row table:style-name="ro1">
          <table:table-cell office:value-type="float" office:value="0.129575967789" calcext:value-type="float">
            <text:p>0.129575967789</text:p>
          </table:table-cell>
        </table:table-row>
        <table:table-row table:style-name="ro1">
          <table:table-cell office:value-type="float" office:value="0.127569913864" calcext:value-type="float">
            <text:p>0.127569913864</text:p>
          </table:table-cell>
        </table:table-row>
        <table:table-row table:style-name="ro1">
          <table:table-cell office:value-type="float" office:value="0.127311944962" calcext:value-type="float">
            <text:p>0.127311944962</text:p>
          </table:table-cell>
        </table:table-row>
        <table:table-row table:style-name="ro1">
          <table:table-cell office:value-type="float" office:value="0.127883911133" calcext:value-type="float">
            <text:p>0.127883911133</text:p>
          </table:table-cell>
        </table:table-row>
        <table:table-row table:style-name="ro1">
          <table:table-cell office:value-type="float" office:value="0.128979921341" calcext:value-type="float">
            <text:p>0.128979921341</text:p>
          </table:table-cell>
        </table:table-row>
        <table:table-row table:style-name="ro1">
          <table:table-cell office:value-type="float" office:value="0.128389120102" calcext:value-type="float">
            <text:p>0.128389120102</text:p>
          </table:table-cell>
        </table:table-row>
        <table:table-row table:style-name="ro1">
          <table:table-cell office:value-type="float" office:value="0.128480911255" calcext:value-type="float">
            <text:p>0.128480911255</text:p>
          </table:table-cell>
        </table:table-row>
        <table:table-row table:style-name="ro1">
          <table:table-cell office:value-type="float" office:value="0.128535985947" calcext:value-type="float">
            <text:p>0.128535985947</text:p>
          </table:table-cell>
        </table:table-row>
        <table:table-row table:style-name="ro1">
          <table:table-cell office:value-type="float" office:value="0.128587007523" calcext:value-type="float">
            <text:p>0.128587007523</text:p>
          </table:table-cell>
        </table:table-row>
        <table:table-row table:style-name="ro1">
          <table:table-cell office:value-type="float" office:value="0.130510807037" calcext:value-type="float">
            <text:p>0.130510807037</text:p>
          </table:table-cell>
        </table:table-row>
        <table:table-row table:style-name="ro1">
          <table:table-cell office:value-type="float" office:value="0.128671884537" calcext:value-type="float">
            <text:p>0.128671884537</text:p>
          </table:table-cell>
        </table:table-row>
        <table:table-row table:style-name="ro1">
          <table:table-cell office:value-type="float" office:value="0.134854793549" calcext:value-type="float">
            <text:p>0.134854793549</text:p>
          </table:table-cell>
        </table:table-row>
        <table:table-row table:style-name="ro1">
          <table:table-cell office:value-type="float" office:value="0.129671096802" calcext:value-type="float">
            <text:p>0.129671096802</text:p>
          </table:table-cell>
        </table:table-row>
        <table:table-row table:style-name="ro1">
          <table:table-cell office:value-type="float" office:value="0.132930040359" calcext:value-type="float">
            <text:p>0.132930040359</text:p>
          </table:table-cell>
        </table:table-row>
        <table:table-row table:style-name="ro1">
          <table:table-cell office:value-type="float" office:value="0.128351926804" calcext:value-type="float">
            <text:p>0.128351926804</text:p>
          </table:table-cell>
        </table:table-row>
        <table:table-row table:style-name="ro1">
          <table:table-cell office:value-type="float" office:value="0.129411935806" calcext:value-type="float">
            <text:p>0.129411935806</text:p>
          </table:table-cell>
        </table:table-row>
        <table:table-row table:style-name="ro1">
          <table:table-cell office:value-type="float" office:value="0.128777980804" calcext:value-type="float">
            <text:p>0.128777980804</text:p>
          </table:table-cell>
        </table:table-row>
        <table:table-row table:style-name="ro1">
          <table:table-cell office:value-type="float" office:value="0.128201961517" calcext:value-type="float">
            <text:p>0.128201961517</text:p>
          </table:table-cell>
        </table:table-row>
        <table:table-row table:style-name="ro1">
          <table:table-cell office:value-type="float" office:value="0.127550125122" calcext:value-type="float">
            <text:p>0.127550125122</text:p>
          </table:table-cell>
        </table:table-row>
        <table:table-row table:style-name="ro1">
          <table:table-cell office:value-type="float" office:value="0.128885030746" calcext:value-type="float">
            <text:p>0.128885030746</text:p>
          </table:table-cell>
        </table:table-row>
        <table:table-row table:style-name="ro1">
          <table:table-cell office:value-type="float" office:value="0.128587961197" calcext:value-type="float">
            <text:p>0.128587961197</text:p>
          </table:table-cell>
        </table:table-row>
        <table:table-row table:style-name="ro1">
          <table:table-cell office:value-type="float" office:value="0.12918806076" calcext:value-type="float">
            <text:p>0.12918806076</text:p>
          </table:table-cell>
        </table:table-row>
        <table:table-row table:style-name="ro1">
          <table:table-cell office:value-type="float" office:value="0.129487991333" calcext:value-type="float">
            <text:p>0.129487991333</text:p>
          </table:table-cell>
        </table:table-row>
        <table:table-row table:style-name="ro1">
          <table:table-cell office:value-type="float" office:value="0.229145050049" calcext:value-type="float">
            <text:p>0.229145050049</text:p>
          </table:table-cell>
        </table:table-row>
        <table:table-row table:style-name="ro1">
          <table:table-cell office:value-type="float" office:value="0.229119062424" calcext:value-type="float">
            <text:p>0.229119062424</text:p>
          </table:table-cell>
        </table:table-row>
        <table:table-row table:style-name="ro1">
          <table:table-cell office:value-type="float" office:value="0.226305961609" calcext:value-type="float">
            <text:p>0.226305961609</text:p>
          </table:table-cell>
        </table:table-row>
        <table:table-row table:style-name="ro1">
          <table:table-cell office:value-type="float" office:value="0.226711988449" calcext:value-type="float">
            <text:p>0.226711988449</text:p>
          </table:table-cell>
        </table:table-row>
        <table:table-row table:style-name="ro1">
          <table:table-cell office:value-type="float" office:value="0.229289054871" calcext:value-type="float">
            <text:p>0.229289054871</text:p>
          </table:table-cell>
        </table:table-row>
        <table:table-row table:style-name="ro1">
          <table:table-cell office:value-type="float" office:value="0.225689888" calcext:value-type="float">
            <text:p>0.225689888</text:p>
          </table:table-cell>
        </table:table-row>
        <table:table-row table:style-name="ro1">
          <table:table-cell office:value-type="float" office:value="0.239588975906" calcext:value-type="float">
            <text:p>0.239588975906</text:p>
          </table:table-cell>
        </table:table-row>
        <table:table-row table:style-name="ro1">
          <table:table-cell office:value-type="float" office:value="0.228837013245" calcext:value-type="float">
            <text:p>0.228837013245</text:p>
          </table:table-cell>
        </table:table-row>
        <table:table-row table:style-name="ro1">
          <table:table-cell office:value-type="float" office:value="0.226978063583" calcext:value-type="float">
            <text:p>0.226978063583</text:p>
          </table:table-cell>
        </table:table-row>
        <table:table-row table:style-name="ro1">
          <table:table-cell office:value-type="float" office:value="0.225958108902" calcext:value-type="float">
            <text:p>0.225958108902</text:p>
          </table:table-cell>
        </table:table-row>
        <table:table-row table:style-name="ro1">
          <table:table-cell office:value-type="float" office:value="0.227001190186" calcext:value-type="float">
            <text:p>0.227001190186</text:p>
          </table:table-cell>
        </table:table-row>
        <table:table-row table:style-name="ro1">
          <table:table-cell office:value-type="float" office:value="0.230931043625" calcext:value-type="float">
            <text:p>0.230931043625</text:p>
          </table:table-cell>
        </table:table-row>
        <table:table-row table:style-name="ro1">
          <table:table-cell office:value-type="float" office:value="0.229835987091" calcext:value-type="float">
            <text:p>0.229835987091</text:p>
          </table:table-cell>
        </table:table-row>
        <table:table-row table:style-name="ro1">
          <table:table-cell office:value-type="float" office:value="0.228374004364" calcext:value-type="float">
            <text:p>0.228374004364</text:p>
          </table:table-cell>
        </table:table-row>
        <table:table-row table:style-name="ro1">
          <table:table-cell office:value-type="float" office:value="0.230620145798" calcext:value-type="float">
            <text:p>0.230620145798</text:p>
          </table:table-cell>
        </table:table-row>
        <table:table-row table:style-name="ro1">
          <table:table-cell office:value-type="float" office:value="0.228776216507" calcext:value-type="float">
            <text:p>0.228776216507</text:p>
          </table:table-cell>
        </table:table-row>
        <table:table-row table:style-name="ro1">
          <table:table-cell office:value-type="float" office:value="0.229460954666" calcext:value-type="float">
            <text:p>0.229460954666</text:p>
          </table:table-cell>
        </table:table-row>
        <table:table-row table:style-name="ro1">
          <table:table-cell office:value-type="float" office:value="0.229472160339" calcext:value-type="float">
            <text:p>0.229472160339</text:p>
          </table:table-cell>
        </table:table-row>
        <table:table-row table:style-name="ro1">
          <table:table-cell office:value-type="float" office:value="0.227339029312" calcext:value-type="float">
            <text:p>0.227339029312</text:p>
          </table:table-cell>
        </table:table-row>
        <table:table-row table:style-name="ro1">
          <table:table-cell office:value-type="float" office:value="0.230091810226" calcext:value-type="float">
            <text:p>0.230091810226</text:p>
          </table:table-cell>
        </table:table-row>
        <table:table-row table:style-name="ro1">
          <table:table-cell office:value-type="float" office:value="0.230963945389" calcext:value-type="float">
            <text:p>0.230963945389</text:p>
          </table:table-cell>
        </table:table-row>
        <table:table-row table:style-name="ro1">
          <table:table-cell office:value-type="float" office:value="0.231108188629" calcext:value-type="float">
            <text:p>0.231108188629</text:p>
          </table:table-cell>
        </table:table-row>
        <table:table-row table:style-name="ro1">
          <table:table-cell office:value-type="float" office:value="0.230778932571" calcext:value-type="float">
            <text:p>0.230778932571</text:p>
          </table:table-cell>
        </table:table-row>
        <table:table-row table:style-name="ro1">
          <table:table-cell office:value-type="float" office:value="0.228068113327" calcext:value-type="float">
            <text:p>0.228068113327</text:p>
          </table:table-cell>
        </table:table-row>
        <table:table-row table:style-name="ro1">
          <table:table-cell office:value-type="float" office:value="0.229669094086" calcext:value-type="float">
            <text:p>0.229669094086</text:p>
          </table:table-cell>
        </table:table-row>
        <table:table-row table:style-name="ro1">
          <table:table-cell office:value-type="float" office:value="0.226829051971" calcext:value-type="float">
            <text:p>0.226829051971</text:p>
          </table:table-cell>
        </table:table-row>
        <table:table-row table:style-name="ro1">
          <table:table-cell office:value-type="float" office:value="0.229577064514" calcext:value-type="float">
            <text:p>0.229577064514</text:p>
          </table:table-cell>
        </table:table-row>
        <table:table-row table:style-name="ro1">
          <table:table-cell office:value-type="float" office:value="0.229076862335" calcext:value-type="float">
            <text:p>0.229076862335</text:p>
          </table:table-cell>
        </table:table-row>
        <table:table-row table:style-name="ro1">
          <table:table-cell office:value-type="float" office:value="0.232420921326" calcext:value-type="float">
            <text:p>0.232420921326</text:p>
          </table:table-cell>
        </table:table-row>
        <table:table-row table:style-name="ro1">
          <table:table-cell office:value-type="float" office:value="0.227290868759" calcext:value-type="float">
            <text:p>0.227290868759</text:p>
          </table:table-cell>
        </table:table-row>
        <table:table-row table:style-name="ro1">
          <table:table-cell office:value-type="float" office:value="0.229552984238" calcext:value-type="float">
            <text:p>0.229552984238</text:p>
          </table:table-cell>
        </table:table-row>
        <table:table-row table:style-name="ro1">
          <table:table-cell office:value-type="float" office:value="0.227360963821" calcext:value-type="float">
            <text:p>0.227360963821</text:p>
          </table:table-cell>
        </table:table-row>
        <table:table-row table:style-name="ro1">
          <table:table-cell office:value-type="float" office:value="0.230551958084" calcext:value-type="float">
            <text:p>0.230551958084</text:p>
          </table:table-cell>
        </table:table-row>
        <table:table-row table:style-name="ro1">
          <table:table-cell office:value-type="float" office:value="0.229259967804" calcext:value-type="float">
            <text:p>0.229259967804</text:p>
          </table:table-cell>
        </table:table-row>
        <table:table-row table:style-name="ro1">
          <table:table-cell office:value-type="float" office:value="0.230094909668" calcext:value-type="float">
            <text:p>0.230094909668</text:p>
          </table:table-cell>
        </table:table-row>
        <table:table-row table:style-name="ro1">
          <table:table-cell office:value-type="float" office:value="0.229979038239" calcext:value-type="float">
            <text:p>0.229979038239</text:p>
          </table:table-cell>
        </table:table-row>
        <table:table-row table:style-name="ro1">
          <table:table-cell office:value-type="float" office:value="0.228077888489" calcext:value-type="float">
            <text:p>0.228077888489</text:p>
          </table:table-cell>
        </table:table-row>
        <table:table-row table:style-name="ro1">
          <table:table-cell office:value-type="float" office:value="0.232036828995" calcext:value-type="float">
            <text:p>0.232036828995</text:p>
          </table:table-cell>
        </table:table-row>
        <table:table-row table:style-name="ro1">
          <table:table-cell office:value-type="float" office:value="0.230953931808" calcext:value-type="float">
            <text:p>0.230953931808</text:p>
          </table:table-cell>
        </table:table-row>
        <table:table-row table:style-name="ro1">
          <table:table-cell office:value-type="float" office:value="0.235877037048" calcext:value-type="float">
            <text:p>0.235877037048</text:p>
          </table:table-cell>
        </table:table-row>
        <table:table-row table:style-name="ro1">
          <table:table-cell office:value-type="float" office:value="0.231112957001" calcext:value-type="float">
            <text:p>0.231112957001</text:p>
          </table:table-cell>
        </table:table-row>
        <table:table-row table:style-name="ro1">
          <table:table-cell office:value-type="float" office:value="0.232349157333" calcext:value-type="float">
            <text:p>0.232349157333</text:p>
          </table:table-cell>
        </table:table-row>
        <table:table-row table:style-name="ro1">
          <table:table-cell office:value-type="float" office:value="0.233282089233" calcext:value-type="float">
            <text:p>0.233282089233</text:p>
          </table:table-cell>
        </table:table-row>
        <table:table-row table:style-name="ro1">
          <table:table-cell office:value-type="float" office:value="0.232046842575" calcext:value-type="float">
            <text:p>0.232046842575</text:p>
          </table:table-cell>
        </table:table-row>
        <table:table-row table:style-name="ro1">
          <table:table-cell office:value-type="float" office:value="0.233103990555" calcext:value-type="float">
            <text:p>0.233103990555</text:p>
          </table:table-cell>
        </table:table-row>
        <table:table-row table:style-name="ro1">
          <table:table-cell office:value-type="float" office:value="0.234137058258" calcext:value-type="float">
            <text:p>0.234137058258</text:p>
          </table:table-cell>
        </table:table-row>
        <table:table-row table:style-name="ro1">
          <table:table-cell office:value-type="float" office:value="0.233253955841" calcext:value-type="float">
            <text:p>0.233253955841</text:p>
          </table:table-cell>
        </table:table-row>
        <table:table-row table:style-name="ro1">
          <table:table-cell office:value-type="float" office:value="0.23389005661" calcext:value-type="float">
            <text:p>0.23389005661</text:p>
          </table:table-cell>
        </table:table-row>
        <table:table-row table:style-name="ro1">
          <table:table-cell office:value-type="float" office:value="0.233314990997" calcext:value-type="float">
            <text:p>0.233314990997</text:p>
          </table:table-cell>
        </table:table-row>
        <table:table-row table:style-name="ro1">
          <table:table-cell office:value-type="float" office:value="0.232480049133" calcext:value-type="float">
            <text:p>0.232480049133</text:p>
          </table:table-cell>
        </table:table-row>
        <table:table-row table:style-name="ro1">
          <table:table-cell office:value-type="float" office:value="0.233314037323" calcext:value-type="float">
            <text:p>0.233314037323</text:p>
          </table:table-cell>
        </table:table-row>
        <table:table-row table:style-name="ro1">
          <table:table-cell office:value-type="float" office:value="0.23096203804" calcext:value-type="float">
            <text:p>0.23096203804</text:p>
          </table:table-cell>
        </table:table-row>
        <table:table-row table:style-name="ro1">
          <table:table-cell office:value-type="float" office:value="0.234731912613" calcext:value-type="float">
            <text:p>0.234731912613</text:p>
          </table:table-cell>
        </table:table-row>
        <table:table-row table:style-name="ro1">
          <table:table-cell office:value-type="float" office:value="0.233618021011" calcext:value-type="float">
            <text:p>0.233618021011</text:p>
          </table:table-cell>
        </table:table-row>
        <table:table-row table:style-name="ro1">
          <table:table-cell office:value-type="float" office:value="0.234692811966" calcext:value-type="float">
            <text:p>0.234692811966</text:p>
          </table:table-cell>
        </table:table-row>
        <table:table-row table:style-name="ro1">
          <table:table-cell office:value-type="float" office:value="0.232016086578" calcext:value-type="float">
            <text:p>0.232016086578</text:p>
          </table:table-cell>
        </table:table-row>
        <table:table-row table:style-name="ro1">
          <table:table-cell office:value-type="float" office:value="0.232485055923" calcext:value-type="float">
            <text:p>0.232485055923</text:p>
          </table:table-cell>
        </table:table-row>
        <table:table-row table:style-name="ro1">
          <table:table-cell office:value-type="float" office:value="0.235068082809" calcext:value-type="float">
            <text:p>0.235068082809</text:p>
          </table:table-cell>
        </table:table-row>
        <table:table-row table:style-name="ro1">
          <table:table-cell office:value-type="float" office:value="0.234179019928" calcext:value-type="float">
            <text:p>0.234179019928</text:p>
          </table:table-cell>
        </table:table-row>
        <table:table-row table:style-name="ro1">
          <table:table-cell office:value-type="float" office:value="0.133597135544" calcext:value-type="float">
            <text:p>0.133597135544</text:p>
          </table:table-cell>
        </table:table-row>
        <table:table-row table:style-name="ro1">
          <table:table-cell office:value-type="float" office:value="0.13662815094" calcext:value-type="float">
            <text:p>0.13662815094</text:p>
          </table:table-cell>
        </table:table-row>
        <table:table-row table:style-name="ro1">
          <table:table-cell office:value-type="float" office:value="0.133517026901" calcext:value-type="float">
            <text:p>0.133517026901</text:p>
          </table:table-cell>
        </table:table-row>
        <table:table-row table:style-name="ro1">
          <table:table-cell office:value-type="float" office:value="0.134539842606" calcext:value-type="float">
            <text:p>0.134539842606</text:p>
          </table:table-cell>
        </table:table-row>
        <table:table-row table:style-name="ro1">
          <table:table-cell office:value-type="float" office:value="0.135632038116" calcext:value-type="float">
            <text:p>0.135632038116</text:p>
          </table:table-cell>
        </table:table-row>
        <table:table-row table:style-name="ro1">
          <table:table-cell office:value-type="float" office:value="0.139211177826" calcext:value-type="float">
            <text:p>0.139211177826</text:p>
          </table:table-cell>
        </table:table-row>
        <table:table-row table:style-name="ro1">
          <table:table-cell office:value-type="float" office:value="0.139023065567" calcext:value-type="float">
            <text:p>0.139023065567</text:p>
          </table:table-cell>
        </table:table-row>
        <table:table-row table:style-name="ro1">
          <table:table-cell office:value-type="float" office:value="0.140392065048" calcext:value-type="float">
            <text:p>0.140392065048</text:p>
          </table:table-cell>
        </table:table-row>
        <table:table-row table:style-name="ro1">
          <table:table-cell office:value-type="float" office:value="0.139877080917" calcext:value-type="float">
            <text:p>0.139877080917</text:p>
          </table:table-cell>
        </table:table-row>
        <table:table-row table:style-name="ro1">
          <table:table-cell office:value-type="float" office:value="0.1385679245" calcext:value-type="float">
            <text:p>0.1385679245</text:p>
          </table:table-cell>
        </table:table-row>
        <table:table-row table:style-name="ro1">
          <table:table-cell office:value-type="float" office:value="0.138365983963" calcext:value-type="float">
            <text:p>0.138365983963</text:p>
          </table:table-cell>
        </table:table-row>
        <table:table-row table:style-name="ro1">
          <table:table-cell office:value-type="float" office:value="0.140120029449" calcext:value-type="float">
            <text:p>0.140120029449</text:p>
          </table:table-cell>
        </table:table-row>
        <table:table-row table:style-name="ro1">
          <table:table-cell office:value-type="float" office:value="0.138846874237" calcext:value-type="float">
            <text:p>0.138846874237</text:p>
          </table:table-cell>
        </table:table-row>
        <table:table-row table:style-name="ro1">
          <table:table-cell office:value-type="float" office:value="0.136208057404" calcext:value-type="float">
            <text:p>0.136208057404</text:p>
          </table:table-cell>
        </table:table-row>
        <table:table-row table:style-name="ro1">
          <table:table-cell office:value-type="float" office:value="0.138350009918" calcext:value-type="float">
            <text:p>0.138350009918</text:p>
          </table:table-cell>
        </table:table-row>
        <table:table-row table:style-name="ro1">
          <table:table-cell office:value-type="float" office:value="0.134884119034" calcext:value-type="float">
            <text:p>0.134884119034</text:p>
          </table:table-cell>
        </table:table-row>
        <table:table-row table:style-name="ro1">
          <table:table-cell office:value-type="float" office:value="0.137022972107" calcext:value-type="float">
            <text:p>0.137022972107</text:p>
          </table:table-cell>
        </table:table-row>
        <table:table-row table:style-name="ro1">
          <table:table-cell office:value-type="float" office:value="0.139118909836" calcext:value-type="float">
            <text:p>0.139118909836</text:p>
          </table:table-cell>
        </table:table-row>
        <table:table-row table:style-name="ro1">
          <table:table-cell office:value-type="float" office:value="0.138588905334" calcext:value-type="float">
            <text:p>0.138588905334</text:p>
          </table:table-cell>
        </table:table-row>
        <table:table-row table:style-name="ro1">
          <table:table-cell office:value-type="float" office:value="0.137159109116" calcext:value-type="float">
            <text:p>0.137159109116</text:p>
          </table:table-cell>
        </table:table-row>
        <table:table-row table:style-name="ro1">
          <table:table-cell office:value-type="float" office:value="0.135915994644" calcext:value-type="float">
            <text:p>0.135915994644</text:p>
          </table:table-cell>
        </table:table-row>
        <table:table-row table:style-name="ro1">
          <table:table-cell office:value-type="float" office:value="0.136768102646" calcext:value-type="float">
            <text:p>0.136768102646</text:p>
          </table:table-cell>
        </table:table-row>
        <table:table-row table:style-name="ro1">
          <table:table-cell office:value-type="float" office:value="0.137279987335" calcext:value-type="float">
            <text:p>0.137279987335</text:p>
          </table:table-cell>
        </table:table-row>
        <table:table-row table:style-name="ro1">
          <table:table-cell office:value-type="float" office:value="0.138213157654" calcext:value-type="float">
            <text:p>0.138213157654</text:p>
          </table:table-cell>
        </table:table-row>
        <table:table-row table:style-name="ro1">
          <table:table-cell office:value-type="float" office:value="0.139603853226" calcext:value-type="float">
            <text:p>0.139603853226</text:p>
          </table:table-cell>
        </table:table-row>
        <table:table-row table:style-name="ro1">
          <table:table-cell office:value-type="float" office:value="0.137964963913" calcext:value-type="float">
            <text:p>0.137964963913</text:p>
          </table:table-cell>
        </table:table-row>
        <table:table-row table:style-name="ro1">
          <table:table-cell office:value-type="float" office:value="0.13655090332" calcext:value-type="float">
            <text:p>0.13655090332</text:p>
          </table:table-cell>
        </table:table-row>
        <table:table-row table:style-name="ro1">
          <table:table-cell office:value-type="float" office:value="0.136968135834" calcext:value-type="float">
            <text:p>0.136968135834</text:p>
          </table:table-cell>
        </table:table-row>
        <table:table-row table:style-name="ro1">
          <table:table-cell office:value-type="float" office:value="0.138243198395" calcext:value-type="float">
            <text:p>0.138243198395</text:p>
          </table:table-cell>
        </table:table-row>
        <table:table-row table:style-name="ro1">
          <table:table-cell office:value-type="float" office:value="0.13852596283" calcext:value-type="float">
            <text:p>0.13852596283</text:p>
          </table:table-cell>
        </table:table-row>
        <table:table-row table:style-name="ro1">
          <table:table-cell office:value-type="float" office:value="0.13674902916" calcext:value-type="float">
            <text:p>0.13674902916</text:p>
          </table:table-cell>
        </table:table-row>
        <table:table-row table:style-name="ro1">
          <table:table-cell office:value-type="float" office:value="0.137278795242" calcext:value-type="float">
            <text:p>0.137278795242</text:p>
          </table:table-cell>
        </table:table-row>
        <table:table-row table:style-name="ro1">
          <table:table-cell office:value-type="float" office:value="0.137166976929" calcext:value-type="float">
            <text:p>0.137166976929</text:p>
          </table:table-cell>
        </table:table-row>
        <table:table-row table:style-name="ro1">
          <table:table-cell office:value-type="float" office:value="0.137687921524" calcext:value-type="float">
            <text:p>0.137687921524</text:p>
          </table:table-cell>
        </table:table-row>
        <table:table-row table:style-name="ro1">
          <table:table-cell office:value-type="float" office:value="0.136005878448" calcext:value-type="float">
            <text:p>0.136005878448</text:p>
          </table:table-cell>
        </table:table-row>
        <table:table-row table:style-name="ro1">
          <table:table-cell office:value-type="float" office:value="0.13747215271" calcext:value-type="float">
            <text:p>0.13747215271</text:p>
          </table:table-cell>
        </table:table-row>
        <table:table-row table:style-name="ro1">
          <table:table-cell office:value-type="float" office:value="0.137005805969" calcext:value-type="float">
            <text:p>0.137005805969</text:p>
          </table:table-cell>
        </table:table-row>
        <table:table-row table:style-name="ro1">
          <table:table-cell office:value-type="float" office:value="0.137294054031" calcext:value-type="float">
            <text:p>0.137294054031</text:p>
          </table:table-cell>
        </table:table-row>
        <table:table-row table:style-name="ro1">
          <table:table-cell office:value-type="float" office:value="0.136426210403" calcext:value-type="float">
            <text:p>0.136426210403</text:p>
          </table:table-cell>
        </table:table-row>
        <table:table-row table:style-name="ro1">
          <table:table-cell office:value-type="float" office:value="0.138067960739" calcext:value-type="float">
            <text:p>0.138067960739</text:p>
          </table:table-cell>
        </table:table-row>
        <table:table-row table:style-name="ro1">
          <table:table-cell office:value-type="float" office:value="0.138350009918" calcext:value-type="float">
            <text:p>0.138350009918</text:p>
          </table:table-cell>
        </table:table-row>
        <table:table-row table:style-name="ro1">
          <table:table-cell office:value-type="float" office:value="0.136595010757" calcext:value-type="float">
            <text:p>0.136595010757</text:p>
          </table:table-cell>
        </table:table-row>
        <table:table-row table:style-name="ro1">
          <table:table-cell office:value-type="float" office:value="0.137050867081" calcext:value-type="float">
            <text:p>0.137050867081</text:p>
          </table:table-cell>
        </table:table-row>
        <table:table-row table:style-name="ro1">
          <table:table-cell office:value-type="float" office:value="0.139634132385" calcext:value-type="float">
            <text:p>0.139634132385</text:p>
          </table:table-cell>
        </table:table-row>
        <table:table-row table:style-name="ro1">
          <table:table-cell office:value-type="float" office:value="0.136096954346" calcext:value-type="float">
            <text:p>0.136096954346</text:p>
          </table:table-cell>
        </table:table-row>
        <table:table-row table:style-name="ro1">
          <table:table-cell office:value-type="float" office:value="0.136744976044" calcext:value-type="float">
            <text:p>0.136744976044</text:p>
          </table:table-cell>
        </table:table-row>
        <table:table-row table:style-name="ro1">
          <table:table-cell office:value-type="float" office:value="0.144762992859" calcext:value-type="float">
            <text:p>0.144762992859</text:p>
          </table:table-cell>
        </table:table-row>
        <table:table-row table:style-name="ro1">
          <table:table-cell office:value-type="float" office:value="0.137428045273" calcext:value-type="float">
            <text:p>0.137428045273</text:p>
          </table:table-cell>
        </table:table-row>
        <table:table-row table:style-name="ro1">
          <table:table-cell office:value-type="float" office:value="0.139137029648" calcext:value-type="float">
            <text:p>0.139137029648</text:p>
          </table:table-cell>
        </table:table-row>
        <table:table-row table:style-name="ro1">
          <table:table-cell office:value-type="float" office:value="0.139034032822" calcext:value-type="float">
            <text:p>0.139034032822</text:p>
          </table:table-cell>
        </table:table-row>
        <table:table-row table:style-name="ro1">
          <table:table-cell office:value-type="float" office:value="0.138880968094" calcext:value-type="float">
            <text:p>0.138880968094</text:p>
          </table:table-cell>
        </table:table-row>
        <table:table-row table:style-name="ro1">
          <table:table-cell office:value-type="float" office:value="0.139621019363" calcext:value-type="float">
            <text:p>0.139621019363</text:p>
          </table:table-cell>
        </table:table-row>
        <table:table-row table:style-name="ro1">
          <table:table-cell office:value-type="float" office:value="0.137523889542" calcext:value-type="float">
            <text:p>0.137523889542</text:p>
          </table:table-cell>
        </table:table-row>
        <table:table-row table:style-name="ro1">
          <table:table-cell office:value-type="float" office:value="0.138578891754" calcext:value-type="float">
            <text:p>0.138578891754</text:p>
          </table:table-cell>
        </table:table-row>
        <table:table-row table:style-name="ro1">
          <table:table-cell office:value-type="float" office:value="0.13888502121" calcext:value-type="float">
            <text:p>0.13888502121</text:p>
          </table:table-cell>
        </table:table-row>
        <table:table-row table:style-name="ro1">
          <table:table-cell office:value-type="float" office:value="0.138767004013" calcext:value-type="float">
            <text:p>0.138767004013</text:p>
          </table:table-cell>
        </table:table-row>
        <table:table-row table:style-name="ro1">
          <table:table-cell office:value-type="float" office:value="0.138447999954" calcext:value-type="float">
            <text:p>0.138447999954</text:p>
          </table:table-cell>
        </table:table-row>
        <table:table-row table:style-name="ro1">
          <table:table-cell office:value-type="float" office:value="0.137619018555" calcext:value-type="float">
            <text:p>0.137619018555</text:p>
          </table:table-cell>
        </table:table-row>
        <table:table-row table:style-name="ro1">
          <table:table-cell office:value-type="float" office:value="0.13939499855" calcext:value-type="float">
            <text:p>0.13939499855</text:p>
          </table:table-cell>
        </table:table-row>
        <table:table-row table:style-name="ro1">
          <table:table-cell office:value-type="float" office:value="0.138215065002" calcext:value-type="float">
            <text:p>0.138215065002</text:p>
          </table:table-cell>
        </table:table-row>
        <table:table-row table:style-name="ro1">
          <table:table-cell office:value-type="float" office:value="0.137328863144" calcext:value-type="float">
            <text:p>0.137328863144</text:p>
          </table:table-cell>
        </table:table-row>
        <table:table-row table:style-name="ro1">
          <table:table-cell office:value-type="float" office:value="0.138912916183" calcext:value-type="float">
            <text:p>0.138912916183</text:p>
          </table:table-cell>
        </table:table-row>
        <table:table-row table:style-name="ro1">
          <table:table-cell office:value-type="float" office:value="0.138877153397" calcext:value-type="float">
            <text:p>0.138877153397</text:p>
          </table:table-cell>
        </table:table-row>
        <table:table-row table:style-name="ro1">
          <table:table-cell office:value-type="float" office:value="0.138722896576" calcext:value-type="float">
            <text:p>0.138722896576</text:p>
          </table:table-cell>
        </table:table-row>
        <table:table-row table:style-name="ro1">
          <table:table-cell office:value-type="float" office:value="0.138757228851" calcext:value-type="float">
            <text:p>0.138757228851</text:p>
          </table:table-cell>
        </table:table-row>
        <table:table-row table:style-name="ro1">
          <table:table-cell office:value-type="float" office:value="0.139000892639" calcext:value-type="float">
            <text:p>0.139000892639</text:p>
          </table:table-cell>
        </table:table-row>
        <table:table-row table:style-name="ro1">
          <table:table-cell office:value-type="float" office:value="0.137192964554" calcext:value-type="float">
            <text:p>0.137192964554</text:p>
          </table:table-cell>
        </table:table-row>
        <table:table-row table:style-name="ro1">
          <table:table-cell office:value-type="float" office:value="0.139231920242" calcext:value-type="float">
            <text:p>0.139231920242</text:p>
          </table:table-cell>
        </table:table-row>
        <table:table-row table:style-name="ro1">
          <table:table-cell office:value-type="float" office:value="0.139430999756" calcext:value-type="float">
            <text:p>0.139430999756</text:p>
          </table:table-cell>
        </table:table-row>
        <table:table-row table:style-name="ro1">
          <table:table-cell office:value-type="float" office:value="0.142740011215" calcext:value-type="float">
            <text:p>0.142740011215</text:p>
          </table:table-cell>
        </table:table-row>
        <table:table-row table:style-name="ro1">
          <table:table-cell office:value-type="float" office:value="0.139732122421" calcext:value-type="float">
            <text:p>0.139732122421</text:p>
          </table:table-cell>
        </table:table-row>
        <table:table-row table:style-name="ro1">
          <table:table-cell office:value-type="float" office:value="0.140815019608" calcext:value-type="float">
            <text:p>0.140815019608</text:p>
          </table:table-cell>
        </table:table-row>
        <table:table-row table:style-name="ro1">
          <table:table-cell office:value-type="float" office:value="0.141969919205" calcext:value-type="float">
            <text:p>0.141969919205</text:p>
          </table:table-cell>
        </table:table-row>
        <table:table-row table:style-name="ro1">
          <table:table-cell office:value-type="float" office:value="0.142557144165" calcext:value-type="float">
            <text:p>0.142557144165</text:p>
          </table:table-cell>
        </table:table-row>
        <table:table-row table:style-name="ro1">
          <table:table-cell office:value-type="float" office:value="0.140283107758" calcext:value-type="float">
            <text:p>0.140283107758</text:p>
          </table:table-cell>
        </table:table-row>
        <table:table-row table:style-name="ro1">
          <table:table-cell office:value-type="float" office:value="0.141721963882" calcext:value-type="float">
            <text:p>0.141721963882</text:p>
          </table:table-cell>
        </table:table-row>
        <table:table-row table:style-name="ro1">
          <table:table-cell office:value-type="float" office:value="0.140697002411" calcext:value-type="float">
            <text:p>0.140697002411</text:p>
          </table:table-cell>
        </table:table-row>
        <table:table-row table:style-name="ro1">
          <table:table-cell office:value-type="float" office:value="0.140256881714" calcext:value-type="float">
            <text:p>0.140256881714</text:p>
          </table:table-cell>
        </table:table-row>
        <table:table-row table:style-name="ro1">
          <table:table-cell office:value-type="float" office:value="0.141056060791" calcext:value-type="float">
            <text:p>0.141056060791</text:p>
          </table:table-cell>
        </table:table-row>
        <table:table-row table:style-name="ro1">
          <table:table-cell office:value-type="float" office:value="0.141325950623" calcext:value-type="float">
            <text:p>0.141325950623</text:p>
          </table:table-cell>
        </table:table-row>
        <table:table-row table:style-name="ro1">
          <table:table-cell office:value-type="float" office:value="0.139896869659" calcext:value-type="float">
            <text:p>0.139896869659</text:p>
          </table:table-cell>
        </table:table-row>
        <table:table-row table:style-name="ro1">
          <table:table-cell office:value-type="float" office:value="0.139400959015" calcext:value-type="float">
            <text:p>0.139400959015</text:p>
          </table:table-cell>
        </table:table-row>
        <table:table-row table:style-name="ro1">
          <table:table-cell office:value-type="float" office:value="0.140469074249" calcext:value-type="float">
            <text:p>0.140469074249</text:p>
          </table:table-cell>
        </table:table-row>
        <table:table-row table:style-name="ro1">
          <table:table-cell office:value-type="float" office:value="0.1402759552" calcext:value-type="float">
            <text:p>0.1402759552</text:p>
          </table:table-cell>
        </table:table-row>
        <table:table-row table:style-name="ro1">
          <table:table-cell office:value-type="float" office:value="0.140071868896" calcext:value-type="float">
            <text:p>0.140071868896</text:p>
          </table:table-cell>
        </table:table-row>
        <table:table-row table:style-name="ro1">
          <table:table-cell office:value-type="float" office:value="0.143906831741" calcext:value-type="float">
            <text:p>0.143906831741</text:p>
          </table:table-cell>
        </table:table-row>
        <table:table-row table:style-name="ro1">
          <table:table-cell office:value-type="float" office:value="0.139760017395" calcext:value-type="float">
            <text:p>0.139760017395</text:p>
          </table:table-cell>
        </table:table-row>
        <table:table-row table:style-name="ro1">
          <table:table-cell office:value-type="float" office:value="0.140794992447" calcext:value-type="float">
            <text:p>0.140794992447</text:p>
          </table:table-cell>
        </table:table-row>
        <table:table-row table:style-name="ro1">
          <table:table-cell office:value-type="float" office:value="0.140872955322" calcext:value-type="float">
            <text:p>0.140872955322</text:p>
          </table:table-cell>
        </table:table-row>
        <table:table-row table:style-name="ro1">
          <table:table-cell office:value-type="float" office:value="0.141134023666" calcext:value-type="float">
            <text:p>0.141134023666</text:p>
          </table:table-cell>
        </table:table-row>
        <table:table-row table:style-name="ro1">
          <table:table-cell office:value-type="float" office:value="0.14017701149" calcext:value-type="float">
            <text:p>0.14017701149</text:p>
          </table:table-cell>
        </table:table-row>
        <table:table-row table:style-name="ro1">
          <table:table-cell office:value-type="float" office:value="0.14173913002" calcext:value-type="float">
            <text:p>0.14173913002</text:p>
          </table:table-cell>
        </table:table-row>
        <table:table-row table:style-name="ro1">
          <table:table-cell office:value-type="float" office:value="0.142033100128" calcext:value-type="float">
            <text:p>0.142033100128</text:p>
          </table:table-cell>
        </table:table-row>
        <table:table-row table:style-name="ro1">
          <table:table-cell office:value-type="float" office:value="0.142699956894" calcext:value-type="float">
            <text:p>0.142699956894</text:p>
          </table:table-cell>
        </table:table-row>
        <table:table-row table:style-name="ro1">
          <table:table-cell office:value-type="float" office:value="0.141197919846" calcext:value-type="float">
            <text:p>0.141197919846</text:p>
          </table:table-cell>
        </table:table-row>
        <table:table-row table:style-name="ro1">
          <table:table-cell office:value-type="float" office:value="0.142347097397" calcext:value-type="float">
            <text:p>0.142347097397</text:p>
          </table:table-cell>
        </table:table-row>
        <table:table-row table:style-name="ro1">
          <table:table-cell office:value-type="float" office:value="0.143402814865" calcext:value-type="float">
            <text:p>0.143402814865</text:p>
          </table:table-cell>
        </table:table-row>
        <table:table-row table:style-name="ro1">
          <table:table-cell office:value-type="float" office:value="0.140891075134" calcext:value-type="float">
            <text:p>0.140891075134</text:p>
          </table:table-cell>
        </table:table-row>
        <table:table-row table:style-name="ro1">
          <table:table-cell office:value-type="float" office:value="0.140175104141" calcext:value-type="float">
            <text:p>0.140175104141</text:p>
          </table:table-cell>
        </table:table-row>
        <table:table-row table:style-name="ro1">
          <table:table-cell office:value-type="float" office:value="0.1415579319" calcext:value-type="float">
            <text:p>0.1415579319</text:p>
          </table:table-cell>
        </table:table-row>
        <table:table-row table:style-name="ro1">
          <table:table-cell office:value-type="float" office:value="0.14161491394" calcext:value-type="float">
            <text:p>0.14161491394</text:p>
          </table:table-cell>
        </table:table-row>
        <table:table-row table:style-name="ro1">
          <table:table-cell office:value-type="float" office:value="0.190145015717" calcext:value-type="float">
            <text:p>0.190145015717</text:p>
          </table:table-cell>
        </table:table-row>
        <table:table-row table:style-name="ro1">
          <table:table-cell office:value-type="float" office:value="0.189536094666" calcext:value-type="float">
            <text:p>0.189536094666</text:p>
          </table:table-cell>
        </table:table-row>
        <table:table-row table:style-name="ro1">
          <table:table-cell office:value-type="float" office:value="0.192942142487" calcext:value-type="float">
            <text:p>0.192942142487</text:p>
          </table:table-cell>
        </table:table-row>
        <table:table-row table:style-name="ro1">
          <table:table-cell office:value-type="float" office:value="0.189924955368" calcext:value-type="float">
            <text:p>0.189924955368</text:p>
          </table:table-cell>
        </table:table-row>
        <table:table-row table:style-name="ro1">
          <table:table-cell office:value-type="float" office:value="0.190728902817" calcext:value-type="float">
            <text:p>0.190728902817</text:p>
          </table:table-cell>
        </table:table-row>
        <table:table-row table:style-name="ro1">
          <table:table-cell office:value-type="float" office:value="0.189541101456" calcext:value-type="float">
            <text:p>0.189541101456</text:p>
          </table:table-cell>
        </table:table-row>
        <table:table-row table:style-name="ro1">
          <table:table-cell office:value-type="float" office:value="0.162892103195" calcext:value-type="float">
            <text:p>0.162892103195</text:p>
          </table:table-cell>
        </table:table-row>
        <table:table-row table:style-name="ro1">
          <table:table-cell office:value-type="float" office:value="0.163787841797" calcext:value-type="float">
            <text:p>0.163787841797</text:p>
          </table:table-cell>
        </table:table-row>
        <table:table-row table:style-name="ro1">
          <table:table-cell office:value-type="float" office:value="0.161395072937" calcext:value-type="float">
            <text:p>0.161395072937</text:p>
          </table:table-cell>
        </table:table-row>
        <table:table-row table:style-name="ro1">
          <table:table-cell office:value-type="float" office:value="0.161656141281" calcext:value-type="float">
            <text:p>0.161656141281</text:p>
          </table:table-cell>
        </table:table-row>
        <table:table-row table:style-name="ro1">
          <table:table-cell office:value-type="float" office:value="0.164756059647" calcext:value-type="float">
            <text:p>0.164756059647</text:p>
          </table:table-cell>
        </table:table-row>
        <table:table-row table:style-name="ro1">
          <table:table-cell office:value-type="float" office:value="0.163612127304" calcext:value-type="float">
            <text:p>0.163612127304</text:p>
          </table:table-cell>
        </table:table-row>
        <table:table-row table:style-name="ro1">
          <table:table-cell office:value-type="float" office:value="0.162133932114" calcext:value-type="float">
            <text:p>0.162133932114</text:p>
          </table:table-cell>
        </table:table-row>
        <table:table-row table:style-name="ro1">
          <table:table-cell office:value-type="float" office:value="0.164801120758" calcext:value-type="float">
            <text:p>0.164801120758</text:p>
          </table:table-cell>
        </table:table-row>
        <table:table-row table:style-name="ro1">
          <table:table-cell office:value-type="float" office:value="0.16414809227" calcext:value-type="float">
            <text:p>0.16414809227</text:p>
          </table:table-cell>
        </table:table-row>
        <table:table-row table:style-name="ro1">
          <table:table-cell office:value-type="float" office:value="0.162002801895" calcext:value-type="float">
            <text:p>0.162002801895</text:p>
          </table:table-cell>
        </table:table-row>
        <table:table-row table:style-name="ro1">
          <table:table-cell office:value-type="float" office:value="0.163253068924" calcext:value-type="float">
            <text:p>0.163253068924</text:p>
          </table:table-cell>
        </table:table-row>
        <table:table-row table:style-name="ro1">
          <table:table-cell office:value-type="float" office:value="0.164134979248" calcext:value-type="float">
            <text:p>0.164134979248</text:p>
          </table:table-cell>
        </table:table-row>
        <table:table-row table:style-name="ro1">
          <table:table-cell office:value-type="float" office:value="0.16325378418" calcext:value-type="float">
            <text:p>0.16325378418</text:p>
          </table:table-cell>
        </table:table-row>
        <table:table-row table:style-name="ro1">
          <table:table-cell office:value-type="float" office:value="0.163980960846" calcext:value-type="float">
            <text:p>0.163980960846</text:p>
          </table:table-cell>
        </table:table-row>
        <table:table-row table:style-name="ro1">
          <table:table-cell office:value-type="float" office:value="0.160901069641" calcext:value-type="float">
            <text:p>0.160901069641</text:p>
          </table:table-cell>
        </table:table-row>
        <table:table-row table:style-name="ro1">
          <table:table-cell office:value-type="float" office:value="0.162535905838" calcext:value-type="float">
            <text:p>0.162535905838</text:p>
          </table:table-cell>
        </table:table-row>
        <table:table-row table:style-name="ro1">
          <table:table-cell office:value-type="float" office:value="0.160673141479" calcext:value-type="float">
            <text:p>0.160673141479</text:p>
          </table:table-cell>
        </table:table-row>
        <table:table-row table:style-name="ro1">
          <table:table-cell office:value-type="float" office:value="0.167636156082" calcext:value-type="float">
            <text:p>0.167636156082</text:p>
          </table:table-cell>
        </table:table-row>
        <table:table-row table:style-name="ro1">
          <table:table-cell office:value-type="float" office:value="0.165586948395" calcext:value-type="float">
            <text:p>0.165586948395</text:p>
          </table:table-cell>
        </table:table-row>
        <table:table-row table:style-name="ro1">
          <table:table-cell office:value-type="float" office:value="0.166178941727" calcext:value-type="float">
            <text:p>0.166178941727</text:p>
          </table:table-cell>
        </table:table-row>
        <table:table-row table:style-name="ro1">
          <table:table-cell office:value-type="float" office:value="0.166023015976" calcext:value-type="float">
            <text:p>0.166023015976</text:p>
          </table:table-cell>
        </table:table-row>
        <table:table-row table:style-name="ro1">
          <table:table-cell office:value-type="float" office:value="0.164915084839" calcext:value-type="float">
            <text:p>0.164915084839</text:p>
          </table:table-cell>
        </table:table-row>
        <table:table-row table:style-name="ro1">
          <table:table-cell office:value-type="float" office:value="0.165154933929" calcext:value-type="float">
            <text:p>0.165154933929</text:p>
          </table:table-cell>
        </table:table-row>
        <table:table-row table:style-name="ro1">
          <table:table-cell office:value-type="float" office:value="0.167047023773" calcext:value-type="float">
            <text:p>0.167047023773</text:p>
          </table:table-cell>
        </table:table-row>
        <table:table-row table:style-name="ro1">
          <table:table-cell office:value-type="float" office:value="0.167009115219" calcext:value-type="float">
            <text:p>0.167009115219</text:p>
          </table:table-cell>
        </table:table-row>
        <table:table-row table:style-name="ro1">
          <table:table-cell office:value-type="float" office:value="0.16761302948" calcext:value-type="float">
            <text:p>0.16761302948</text:p>
          </table:table-cell>
        </table:table-row>
        <table:table-row table:style-name="ro1">
          <table:table-cell office:value-type="float" office:value="0.168925046921" calcext:value-type="float">
            <text:p>0.168925046921</text:p>
          </table:table-cell>
        </table:table-row>
        <table:table-row table:style-name="ro1">
          <table:table-cell office:value-type="float" office:value="0.166177988052" calcext:value-type="float">
            <text:p>0.166177988052</text:p>
          </table:table-cell>
        </table:table-row>
        <table:table-row table:style-name="ro1">
          <table:table-cell office:value-type="float" office:value="0.166228055954" calcext:value-type="float">
            <text:p>0.166228055954</text:p>
          </table:table-cell>
        </table:table-row>
        <table:table-row table:style-name="ro1">
          <table:table-cell office:value-type="float" office:value="0.166962146759" calcext:value-type="float">
            <text:p>0.166962146759</text:p>
          </table:table-cell>
        </table:table-row>
        <table:table-row table:style-name="ro1">
          <table:table-cell office:value-type="float" office:value="0.165765047073" calcext:value-type="float">
            <text:p>0.165765047073</text:p>
          </table:table-cell>
        </table:table-row>
        <table:table-row table:style-name="ro1">
          <table:table-cell office:value-type="float" office:value="0.167840957642" calcext:value-type="float">
            <text:p>0.167840957642</text:p>
          </table:table-cell>
        </table:table-row>
        <table:table-row table:style-name="ro1">
          <table:table-cell office:value-type="float" office:value="0.16615986824" calcext:value-type="float">
            <text:p>0.16615986824</text:p>
          </table:table-cell>
        </table:table-row>
        <table:table-row table:style-name="ro1">
          <table:table-cell office:value-type="float" office:value="0.162329912186" calcext:value-type="float">
            <text:p>0.162329912186</text:p>
          </table:table-cell>
        </table:table-row>
        <table:table-row table:style-name="ro1">
          <table:table-cell office:value-type="float" office:value="0.16347193718" calcext:value-type="float">
            <text:p>0.16347193718</text:p>
          </table:table-cell>
        </table:table-row>
        <table:table-row table:style-name="ro1">
          <table:table-cell office:value-type="float" office:value="0.165242910385" calcext:value-type="float">
            <text:p>0.165242910385</text:p>
          </table:table-cell>
        </table:table-row>
        <table:table-row table:style-name="ro1">
          <table:table-cell office:value-type="float" office:value="0.167759180069" calcext:value-type="float">
            <text:p>0.167759180069</text:p>
          </table:table-cell>
        </table:table-row>
        <table:table-row table:style-name="ro1">
          <table:table-cell office:value-type="float" office:value="0.166574954987" calcext:value-type="float">
            <text:p>0.166574954987</text:p>
          </table:table-cell>
        </table:table-row>
        <table:table-row table:style-name="ro1">
          <table:table-cell office:value-type="float" office:value="0.166081190109" calcext:value-type="float">
            <text:p>0.166081190109</text:p>
          </table:table-cell>
        </table:table-row>
        <table:table-row table:style-name="ro1">
          <table:table-cell office:value-type="float" office:value="0.16605591774" calcext:value-type="float">
            <text:p>0.16605591774</text:p>
          </table:table-cell>
        </table:table-row>
        <table:table-row table:style-name="ro1">
          <table:table-cell office:value-type="float" office:value="0.166081190109" calcext:value-type="float">
            <text:p>0.166081190109</text:p>
          </table:table-cell>
        </table:table-row>
        <table:table-row table:style-name="ro1">
          <table:table-cell office:value-type="float" office:value="0.218633174896" calcext:value-type="float">
            <text:p>0.218633174896</text:p>
          </table:table-cell>
        </table:table-row>
        <table:table-row table:style-name="ro1">
          <table:table-cell office:value-type="float" office:value="0.21711397171" calcext:value-type="float">
            <text:p>0.21711397171</text:p>
          </table:table-cell>
        </table:table-row>
        <table:table-row table:style-name="ro1">
          <table:table-cell office:value-type="float" office:value="0.214416980743" calcext:value-type="float">
            <text:p>0.214416980743</text:p>
          </table:table-cell>
        </table:table-row>
        <table:table-row table:style-name="ro1">
          <table:table-cell office:value-type="float" office:value="0.212916851044" calcext:value-type="float">
            <text:p>0.212916851044</text:p>
          </table:table-cell>
        </table:table-row>
        <table:table-row table:style-name="ro1">
          <table:table-cell office:value-type="float" office:value="0.212099790573" calcext:value-type="float">
            <text:p>0.212099790573</text:p>
          </table:table-cell>
        </table:table-row>
        <table:table-row table:style-name="ro1">
          <table:table-cell office:value-type="float" office:value="0.214949846268" calcext:value-type="float">
            <text:p>0.214949846268</text:p>
          </table:table-cell>
        </table:table-row>
        <table:table-row table:style-name="ro1">
          <table:table-cell office:value-type="float" office:value="0.214071989059" calcext:value-type="float">
            <text:p>0.214071989059</text:p>
          </table:table-cell>
        </table:table-row>
        <table:table-row table:style-name="ro1">
          <table:table-cell office:value-type="float" office:value="0.213237047195" calcext:value-type="float">
            <text:p>0.213237047195</text:p>
          </table:table-cell>
        </table:table-row>
        <table:table-row table:style-name="ro1">
          <table:table-cell office:value-type="float" office:value="0.213485956192" calcext:value-type="float">
            <text:p>0.213485956192</text:p>
          </table:table-cell>
        </table:table-row>
        <table:table-row table:style-name="ro1">
          <table:table-cell office:value-type="float" office:value="0.214562892914" calcext:value-type="float">
            <text:p>0.214562892914</text:p>
          </table:table-cell>
        </table:table-row>
        <table:table-row table:style-name="ro1">
          <table:table-cell office:value-type="float" office:value="0.211597204208" calcext:value-type="float">
            <text:p>0.211597204208</text:p>
          </table:table-cell>
        </table:table-row>
        <table:table-row table:style-name="ro1">
          <table:table-cell office:value-type="float" office:value="0.214351892471" calcext:value-type="float">
            <text:p>0.214351892471</text:p>
          </table:table-cell>
        </table:table-row>
        <table:table-row table:style-name="ro1">
          <table:table-cell office:value-type="float" office:value="0.216283082962" calcext:value-type="float">
            <text:p>0.216283082962</text:p>
          </table:table-cell>
        </table:table-row>
        <table:table-row table:style-name="ro1">
          <table:table-cell office:value-type="float" office:value="0.214318990707" calcext:value-type="float">
            <text:p>0.214318990707</text:p>
          </table:table-cell>
        </table:table-row>
        <table:table-row table:style-name="ro1">
          <table:table-cell office:value-type="float" office:value="0.214302062988" calcext:value-type="float">
            <text:p>0.214302062988</text:p>
          </table:table-cell>
        </table:table-row>
        <table:table-row table:style-name="ro1">
          <table:table-cell office:value-type="float" office:value="0.215453863144" calcext:value-type="float">
            <text:p>0.215453863144</text:p>
          </table:table-cell>
        </table:table-row>
        <table:table-row table:style-name="ro1">
          <table:table-cell office:value-type="float" office:value="0.214570045471" calcext:value-type="float">
            <text:p>0.214570045471</text:p>
          </table:table-cell>
        </table:table-row>
        <table:table-row table:style-name="ro1">
          <table:table-cell office:value-type="float" office:value="0.214943885803" calcext:value-type="float">
            <text:p>0.214943885803</text:p>
          </table:table-cell>
        </table:table-row>
        <table:table-row table:style-name="ro1">
          <table:table-cell office:value-type="float" office:value="0.217344045639" calcext:value-type="float">
            <text:p>0.217344045639</text:p>
          </table:table-cell>
        </table:table-row>
        <table:table-row table:style-name="ro1">
          <table:table-cell office:value-type="float" office:value="0.215328931808" calcext:value-type="float">
            <text:p>0.215328931808</text:p>
          </table:table-cell>
        </table:table-row>
        <table:table-row table:style-name="ro1">
          <table:table-cell office:value-type="float" office:value="0.215600967407" calcext:value-type="float">
            <text:p>0.215600967407</text:p>
          </table:table-cell>
        </table:table-row>
        <table:table-row table:style-name="ro1">
          <table:table-cell office:value-type="float" office:value="0.216526031494" calcext:value-type="float">
            <text:p>0.216526031494</text:p>
          </table:table-cell>
        </table:table-row>
        <table:table-row table:style-name="ro1">
          <table:table-cell office:value-type="float" office:value="0.215399026871" calcext:value-type="float">
            <text:p>0.215399026871</text:p>
          </table:table-cell>
        </table:table-row>
        <table:table-row table:style-name="ro1">
          <table:table-cell office:value-type="float" office:value="0.228618860245" calcext:value-type="float">
            <text:p>0.228618860245</text:p>
          </table:table-cell>
        </table:table-row>
        <table:table-row table:style-name="ro1">
          <table:table-cell office:value-type="float" office:value="0.223428010941" calcext:value-type="float">
            <text:p>0.223428010941</text:p>
          </table:table-cell>
        </table:table-row>
        <table:table-row table:style-name="ro1">
          <table:table-cell office:value-type="float" office:value="0.218198060989" calcext:value-type="float">
            <text:p>0.218198060989</text:p>
          </table:table-cell>
        </table:table-row>
        <table:table-row table:style-name="ro1">
          <table:table-cell office:value-type="float" office:value="0.215903997421" calcext:value-type="float">
            <text:p>0.215903997421</text:p>
          </table:table-cell>
        </table:table-row>
        <table:table-row table:style-name="ro1">
          <table:table-cell office:value-type="float" office:value="0.216059923172" calcext:value-type="float">
            <text:p>0.216059923172</text:p>
          </table:table-cell>
        </table:table-row>
        <table:table-row table:style-name="ro1">
          <table:table-cell office:value-type="float" office:value="0.219080924988" calcext:value-type="float">
            <text:p>0.219080924988</text:p>
          </table:table-cell>
        </table:table-row>
        <table:table-row table:style-name="ro1">
          <table:table-cell office:value-type="float" office:value="0.216745138168" calcext:value-type="float">
            <text:p>0.216745138168</text:p>
          </table:table-cell>
        </table:table-row>
        <table:table-row table:style-name="ro1">
          <table:table-cell office:value-type="float" office:value="0.21906709671" calcext:value-type="float">
            <text:p>0.21906709671</text:p>
          </table:table-cell>
        </table:table-row>
        <table:table-row table:style-name="ro1">
          <table:table-cell office:value-type="float" office:value="0.216364145279" calcext:value-type="float">
            <text:p>0.216364145279</text:p>
          </table:table-cell>
        </table:table-row>
        <table:table-row table:style-name="ro1">
          <table:table-cell office:value-type="float" office:value="0.215677022934" calcext:value-type="float">
            <text:p>0.215677022934</text:p>
          </table:table-cell>
        </table:table-row>
        <table:table-row table:style-name="ro1">
          <table:table-cell office:value-type="float" office:value="0.217195034027" calcext:value-type="float">
            <text:p>0.217195034027</text:p>
          </table:table-cell>
        </table:table-row>
        <table:table-row table:style-name="ro1">
          <table:table-cell office:value-type="float" office:value="0.215559005737" calcext:value-type="float">
            <text:p>0.215559005737</text:p>
          </table:table-cell>
        </table:table-row>
        <table:table-row table:style-name="ro1">
          <table:table-cell office:value-type="float" office:value="0.216691970825" calcext:value-type="float">
            <text:p>0.216691970825</text:p>
          </table:table-cell>
        </table:table-row>
        <table:table-row table:style-name="ro1">
          <table:table-cell office:value-type="float" office:value="0.217741012573" calcext:value-type="float">
            <text:p>0.217741012573</text:p>
          </table:table-cell>
        </table:table-row>
        <table:table-row table:style-name="ro1">
          <table:table-cell office:value-type="float" office:value="0.216568946838" calcext:value-type="float">
            <text:p>0.216568946838</text:p>
          </table:table-cell>
        </table:table-row>
        <table:table-row table:style-name="ro1">
          <table:table-cell office:value-type="float" office:value="0.218523979187" calcext:value-type="float">
            <text:p>0.218523979187</text:p>
          </table:table-cell>
        </table:table-row>
        <table:table-row table:style-name="ro1">
          <table:table-cell office:value-type="float" office:value="0.225278139114" calcext:value-type="float">
            <text:p>0.225278139114</text:p>
          </table:table-cell>
        </table:table-row>
        <table:table-row table:style-name="ro1">
          <table:table-cell office:value-type="float" office:value="0.259422063828" calcext:value-type="float">
            <text:p>0.259422063828</text:p>
          </table:table-cell>
        </table:table-row>
        <table:table-row table:style-name="ro1">
          <table:table-cell office:value-type="float" office:value="0.220788002014" calcext:value-type="float">
            <text:p>0.220788002014</text:p>
          </table:table-cell>
        </table:table-row>
        <table:table-row table:style-name="ro1">
          <table:table-cell office:value-type="float" office:value="0.220474004745" calcext:value-type="float">
            <text:p>0.220474004745</text:p>
          </table:table-cell>
        </table:table-row>
        <table:table-row table:style-name="ro1">
          <table:table-cell office:value-type="float" office:value="0.222492933273" calcext:value-type="float">
            <text:p>0.222492933273</text:p>
          </table:table-cell>
        </table:table-row>
        <table:table-row table:style-name="ro1">
          <table:table-cell office:value-type="float" office:value="0.218364953995" calcext:value-type="float">
            <text:p>0.218364953995</text:p>
          </table:table-cell>
        </table:table-row>
        <table:table-row table:style-name="ro1">
          <table:table-cell office:value-type="float" office:value="0.219728946686" calcext:value-type="float">
            <text:p>0.219728946686</text:p>
          </table:table-cell>
        </table:table-row>
        <table:table-row table:style-name="ro1">
          <table:table-cell office:value-type="float" office:value="0.220618009567" calcext:value-type="float">
            <text:p>0.220618009567</text:p>
          </table:table-cell>
        </table:table-row>
        <table:table-row table:style-name="ro1">
          <table:table-cell office:value-type="float" office:value="0.412137031555" calcext:value-type="float">
            <text:p>0.412137031555</text:p>
          </table:table-cell>
        </table:table-row>
        <table:table-row table:style-name="ro1">
          <table:table-cell office:value-type="float" office:value="0.411048173904" calcext:value-type="float">
            <text:p>0.411048173904</text:p>
          </table:table-cell>
        </table:table-row>
        <table:table-row table:style-name="ro1">
          <table:table-cell office:value-type="float" office:value="0.412005901337" calcext:value-type="float">
            <text:p>0.412005901337</text:p>
          </table:table-cell>
        </table:table-row>
        <table:table-row table:style-name="ro1">
          <table:table-cell office:value-type="float" office:value="0.411780834198" calcext:value-type="float">
            <text:p>0.411780834198</text:p>
          </table:table-cell>
        </table:table-row>
        <table:table-row table:style-name="ro1">
          <table:table-cell office:value-type="float" office:value="0.412607192993" calcext:value-type="float">
            <text:p>0.412607192993</text:p>
          </table:table-cell>
        </table:table-row>
        <table:table-row table:style-name="ro1">
          <table:table-cell office:value-type="float" office:value="0.416054010391" calcext:value-type="float">
            <text:p>0.416054010391</text:p>
          </table:table-cell>
        </table:table-row>
        <table:table-row table:style-name="ro1">
          <table:table-cell office:value-type="float" office:value="0.415334939957" calcext:value-type="float">
            <text:p>0.415334939957</text:p>
          </table:table-cell>
        </table:table-row>
        <table:table-row table:style-name="ro1">
          <table:table-cell office:value-type="float" office:value="0.1510181427" calcext:value-type="float">
            <text:p>0.1510181427</text:p>
          </table:table-cell>
        </table:table-row>
        <table:table-row table:style-name="ro1">
          <table:table-cell office:value-type="float" office:value="0.149765968323" calcext:value-type="float">
            <text:p>0.149765968323</text:p>
          </table:table-cell>
        </table:table-row>
        <table:table-row table:style-name="ro1">
          <table:table-cell office:value-type="float" office:value="0.151041030884" calcext:value-type="float">
            <text:p>0.151041030884</text:p>
          </table:table-cell>
        </table:table-row>
        <table:table-row table:style-name="ro1">
          <table:table-cell office:value-type="float" office:value="0.150887012482" calcext:value-type="float">
            <text:p>0.150887012482</text:p>
          </table:table-cell>
        </table:table-row>
        <table:table-row table:style-name="ro1">
          <table:table-cell office:value-type="float" office:value="0.150985002518" calcext:value-type="float">
            <text:p>0.150985002518</text:p>
          </table:table-cell>
        </table:table-row>
        <table:table-row table:style-name="ro1">
          <table:table-cell office:value-type="float" office:value="0.151587963104" calcext:value-type="float">
            <text:p>0.151587963104</text:p>
          </table:table-cell>
        </table:table-row>
        <table:table-row table:style-name="ro1">
          <table:table-cell office:value-type="float" office:value="0.150861024857" calcext:value-type="float">
            <text:p>0.150861024857</text:p>
          </table:table-cell>
        </table:table-row>
        <table:table-row table:style-name="ro1">
          <table:table-cell office:value-type="float" office:value="0.151684045792" calcext:value-type="float">
            <text:p>0.151684045792</text:p>
          </table:table-cell>
        </table:table-row>
        <table:table-row table:style-name="ro1">
          <table:table-cell office:value-type="float" office:value="0.152508020401" calcext:value-type="float">
            <text:p>0.152508020401</text:p>
          </table:table-cell>
        </table:table-row>
        <table:table-row table:style-name="ro1">
          <table:table-cell office:value-type="float" office:value="0.155235052109" calcext:value-type="float">
            <text:p>0.155235052109</text:p>
          </table:table-cell>
        </table:table-row>
        <table:table-row table:style-name="ro1">
          <table:table-cell office:value-type="float" office:value="0.152343988419" calcext:value-type="float">
            <text:p>0.152343988419</text:p>
          </table:table-cell>
        </table:table-row>
        <table:table-row table:style-name="ro1">
          <table:table-cell office:value-type="float" office:value="0.151407003403" calcext:value-type="float">
            <text:p>0.151407003403</text:p>
          </table:table-cell>
        </table:table-row>
        <table:table-row table:style-name="ro1">
          <table:table-cell office:value-type="float" office:value="0.148247003555" calcext:value-type="float">
            <text:p>0.148247003555</text:p>
          </table:table-cell>
        </table:table-row>
        <table:table-row table:style-name="ro1">
          <table:table-cell office:value-type="float" office:value="0.149713039398" calcext:value-type="float">
            <text:p>0.149713039398</text:p>
          </table:table-cell>
        </table:table-row>
        <table:table-row table:style-name="ro1">
          <table:table-cell office:value-type="float" office:value="0.148056983948" calcext:value-type="float">
            <text:p>0.148056983948</text:p>
          </table:table-cell>
        </table:table-row>
        <table:table-row table:style-name="ro1">
          <table:table-cell office:value-type="float" office:value="0.151588916779" calcext:value-type="float">
            <text:p>0.151588916779</text:p>
          </table:table-cell>
        </table:table-row>
        <table:table-row table:style-name="ro1">
          <table:table-cell office:value-type="float" office:value="0.148437023163" calcext:value-type="float">
            <text:p>0.148437023163</text:p>
          </table:table-cell>
        </table:table-row>
        <table:table-row table:style-name="ro1">
          <table:table-cell office:value-type="float" office:value="0.149518013" calcext:value-type="float">
            <text:p>0.149518013</text:p>
          </table:table-cell>
        </table:table-row>
        <table:table-row table:style-name="ro1">
          <table:table-cell office:value-type="float" office:value="0.150177955627" calcext:value-type="float">
            <text:p>0.150177955627</text:p>
          </table:table-cell>
        </table:table-row>
        <table:table-row table:style-name="ro1">
          <table:table-cell office:value-type="float" office:value="0.149958133698" calcext:value-type="float">
            <text:p>0.149958133698</text:p>
          </table:table-cell>
        </table:table-row>
        <table:table-row table:style-name="ro1">
          <table:table-cell office:value-type="float" office:value="0.149595022202" calcext:value-type="float">
            <text:p>0.149595022202</text:p>
          </table:table-cell>
        </table:table-row>
        <table:table-row table:style-name="ro1">
          <table:table-cell office:value-type="float" office:value="0.150017976761" calcext:value-type="float">
            <text:p>0.150017976761</text:p>
          </table:table-cell>
        </table:table-row>
        <table:table-row table:style-name="ro1">
          <table:table-cell office:value-type="float" office:value="0.149020195007" calcext:value-type="float">
            <text:p>0.149020195007</text:p>
          </table:table-cell>
        </table:table-row>
        <table:table-row table:style-name="ro1">
          <table:table-cell office:value-type="float" office:value="0.150892972946" calcext:value-type="float">
            <text:p>0.150892972946</text:p>
          </table:table-cell>
        </table:table-row>
        <table:table-row table:style-name="ro1">
          <table:table-cell office:value-type="float" office:value="0.150158166885" calcext:value-type="float">
            <text:p>0.150158166885</text:p>
          </table:table-cell>
        </table:table-row>
        <table:table-row table:style-name="ro1">
          <table:table-cell office:value-type="float" office:value="0.151035070419" calcext:value-type="float">
            <text:p>0.151035070419</text:p>
          </table:table-cell>
        </table:table-row>
        <table:table-row table:style-name="ro1">
          <table:table-cell office:value-type="float" office:value="0.149717092514" calcext:value-type="float">
            <text:p>0.149717092514</text:p>
          </table:table-cell>
        </table:table-row>
        <table:table-row table:style-name="ro1">
          <table:table-cell office:value-type="float" office:value="0.150028944016" calcext:value-type="float">
            <text:p>0.150028944016</text:p>
          </table:table-cell>
        </table:table-row>
        <table:table-row table:style-name="ro1">
          <table:table-cell office:value-type="float" office:value="0.148836135864" calcext:value-type="float">
            <text:p>0.148836135864</text:p>
          </table:table-cell>
        </table:table-row>
        <table:table-row table:style-name="ro1">
          <table:table-cell office:value-type="float" office:value="0.150727987289" calcext:value-type="float">
            <text:p>0.150727987289</text:p>
          </table:table-cell>
        </table:table-row>
        <table:table-row table:style-name="ro1">
          <table:table-cell office:value-type="float" office:value="0.148774147034" calcext:value-type="float">
            <text:p>0.148774147034</text:p>
          </table:table-cell>
        </table:table-row>
        <table:table-row table:style-name="ro1">
          <table:table-cell office:value-type="float" office:value="0.149459838867" calcext:value-type="float">
            <text:p>0.149459838867</text:p>
          </table:table-cell>
        </table:table-row>
        <table:table-row table:style-name="ro1">
          <table:table-cell office:value-type="float" office:value="0.150223016739" calcext:value-type="float">
            <text:p>0.150223016739</text:p>
          </table:table-cell>
        </table:table-row>
        <table:table-row table:style-name="ro1">
          <table:table-cell office:value-type="float" office:value="0.149870872498" calcext:value-type="float">
            <text:p>0.149870872498</text:p>
          </table:table-cell>
        </table:table-row>
        <table:table-row table:style-name="ro1">
          <table:table-cell office:value-type="float" office:value="0.149891138077" calcext:value-type="float">
            <text:p>0.149891138077</text:p>
          </table:table-cell>
        </table:table-row>
        <table:table-row table:style-name="ro1">
          <table:table-cell office:value-type="float" office:value="0.152637958527" calcext:value-type="float">
            <text:p>0.152637958527</text:p>
          </table:table-cell>
        </table:table-row>
        <table:table-row table:style-name="ro1">
          <table:table-cell office:value-type="float" office:value="0.16064786911" calcext:value-type="float">
            <text:p>0.16064786911</text:p>
          </table:table-cell>
        </table:table-row>
        <table:table-row table:style-name="ro1">
          <table:table-cell office:value-type="float" office:value="0.160404920578" calcext:value-type="float">
            <text:p>0.160404920578</text:p>
          </table:table-cell>
        </table:table-row>
        <table:table-row table:style-name="ro1">
          <table:table-cell office:value-type="float" office:value="0.16056895256" calcext:value-type="float">
            <text:p>0.16056895256</text:p>
          </table:table-cell>
        </table:table-row>
        <table:table-row table:style-name="ro1">
          <table:table-cell office:value-type="float" office:value="0.161264896393" calcext:value-type="float">
            <text:p>0.161264896393</text:p>
          </table:table-cell>
        </table:table-row>
        <table:table-row table:style-name="ro1">
          <table:table-cell office:value-type="float" office:value="0.159162998199" calcext:value-type="float">
            <text:p>0.159162998199</text:p>
          </table:table-cell>
        </table:table-row>
        <table:table-row table:style-name="ro1">
          <table:table-cell office:value-type="float" office:value="0.160755872726" calcext:value-type="float">
            <text:p>0.160755872726</text:p>
          </table:table-cell>
        </table:table-row>
        <table:table-row table:style-name="ro1">
          <table:table-cell office:value-type="float" office:value="0.159788131714" calcext:value-type="float">
            <text:p>0.159788131714</text:p>
          </table:table-cell>
        </table:table-row>
        <table:table-row table:style-name="ro1">
          <table:table-cell office:value-type="float" office:value="0.160161018372" calcext:value-type="float">
            <text:p>0.160161018372</text:p>
          </table:table-cell>
        </table:table-row>
        <table:table-row table:style-name="ro1">
          <table:table-cell office:value-type="float" office:value="0.15997505188" calcext:value-type="float">
            <text:p>0.15997505188</text:p>
          </table:table-cell>
        </table:table-row>
        <table:table-row table:style-name="ro1">
          <table:table-cell office:value-type="float" office:value="0.161154031754" calcext:value-type="float">
            <text:p>0.161154031754</text:p>
          </table:table-cell>
        </table:table-row>
        <table:table-row table:style-name="ro1">
          <table:table-cell office:value-type="float" office:value="0.158723115921" calcext:value-type="float">
            <text:p>0.158723115921</text:p>
          </table:table-cell>
        </table:table-row>
        <table:table-row table:style-name="ro1">
          <table:table-cell office:value-type="float" office:value="0.166992902756" calcext:value-type="float">
            <text:p>0.166992902756</text:p>
          </table:table-cell>
        </table:table-row>
        <table:table-row table:style-name="ro1">
          <table:table-cell office:value-type="float" office:value="0.161809206009" calcext:value-type="float">
            <text:p>0.161809206009</text:p>
          </table:table-cell>
        </table:table-row>
        <table:table-row table:style-name="ro1">
          <table:table-cell office:value-type="float" office:value="0.159790039062" calcext:value-type="float">
            <text:p>0.159790039062</text:p>
          </table:table-cell>
        </table:table-row>
        <table:table-row table:style-name="ro1">
          <table:table-cell office:value-type="float" office:value="0.160382986069" calcext:value-type="float">
            <text:p>0.160382986069</text:p>
          </table:table-cell>
        </table:table-row>
        <table:table-row table:style-name="ro1">
          <table:table-cell office:value-type="float" office:value="0.160924911499" calcext:value-type="float">
            <text:p>0.160924911499</text:p>
          </table:table-cell>
        </table:table-row>
        <table:table-row table:style-name="ro1">
          <table:table-cell office:value-type="float" office:value="0.162035942078" calcext:value-type="float">
            <text:p>0.162035942078</text:p>
          </table:table-cell>
        </table:table-row>
        <table:table-row table:style-name="ro1">
          <table:table-cell office:value-type="float" office:value="0.161433935165" calcext:value-type="float">
            <text:p>0.161433935165</text:p>
          </table:table-cell>
        </table:table-row>
        <table:table-row table:style-name="ro1">
          <table:table-cell office:value-type="float" office:value="0.161825180054" calcext:value-type="float">
            <text:p>0.161825180054</text:p>
          </table:table-cell>
        </table:table-row>
        <table:table-row table:style-name="ro1">
          <table:table-cell office:value-type="float" office:value="0.159976959229" calcext:value-type="float">
            <text:p>0.159976959229</text:p>
          </table:table-cell>
        </table:table-row>
        <table:table-row table:style-name="ro1">
          <table:table-cell office:value-type="float" office:value="0.159713029861" calcext:value-type="float">
            <text:p>0.159713029861</text:p>
          </table:table-cell>
        </table:table-row>
        <table:table-row table:style-name="ro1">
          <table:table-cell office:value-type="float" office:value="0.160604000092" calcext:value-type="float">
            <text:p>0.160604000092</text:p>
          </table:table-cell>
        </table:table-row>
        <table:table-row table:style-name="ro1">
          <table:table-cell office:value-type="float" office:value="0.160567998886" calcext:value-type="float">
            <text:p>0.160567998886</text:p>
          </table:table-cell>
        </table:table-row>
        <table:table-row table:style-name="ro1">
          <table:table-cell office:value-type="float" office:value="0.160133123398" calcext:value-type="float">
            <text:p>0.160133123398</text:p>
          </table:table-cell>
        </table:table-row>
        <table:table-row table:style-name="ro1">
          <table:table-cell office:value-type="float" office:value="0.162670135498" calcext:value-type="float">
            <text:p>0.162670135498</text:p>
          </table:table-cell>
        </table:table-row>
        <table:table-row table:style-name="ro1">
          <table:table-cell office:value-type="float" office:value="0.162630081177" calcext:value-type="float">
            <text:p>0.162630081177</text:p>
          </table:table-cell>
        </table:table-row>
        <table:table-row table:style-name="ro1">
          <table:table-cell office:value-type="float" office:value="0.162916898727" calcext:value-type="float">
            <text:p>0.162916898727</text:p>
          </table:table-cell>
        </table:table-row>
        <table:table-row table:style-name="ro1">
          <table:table-cell office:value-type="float" office:value="0.164456129074" calcext:value-type="float">
            <text:p>0.164456129074</text:p>
          </table:table-cell>
        </table:table-row>
        <table:table-row table:style-name="ro1">
          <table:table-cell office:value-type="float" office:value="0.16268992424" calcext:value-type="float">
            <text:p>0.16268992424</text:p>
          </table:table-cell>
        </table:table-row>
        <table:table-row table:style-name="ro1">
          <table:table-cell office:value-type="float" office:value="0.162821054459" calcext:value-type="float">
            <text:p>0.162821054459</text:p>
          </table:table-cell>
        </table:table-row>
        <table:table-row table:style-name="ro1">
          <table:table-cell office:value-type="float" office:value="0.163922071457" calcext:value-type="float">
            <text:p>0.163922071457</text:p>
          </table:table-cell>
        </table:table-row>
        <table:table-row table:style-name="ro1">
          <table:table-cell office:value-type="float" office:value="0.162029981613" calcext:value-type="float">
            <text:p>0.162029981613</text:p>
          </table:table-cell>
        </table:table-row>
        <table:table-row table:style-name="ro1">
          <table:table-cell office:value-type="float" office:value="0.162392854691" calcext:value-type="float">
            <text:p>0.162392854691</text:p>
          </table:table-cell>
        </table:table-row>
        <table:table-row table:style-name="ro1">
          <table:table-cell office:value-type="float" office:value="0.163028001785" calcext:value-type="float">
            <text:p>0.163028001785</text:p>
          </table:table-cell>
        </table:table-row>
        <table:table-row table:style-name="ro1">
          <table:table-cell office:value-type="float" office:value="0.162801980972" calcext:value-type="float">
            <text:p>0.162801980972</text:p>
          </table:table-cell>
        </table:table-row>
        <table:table-row table:style-name="ro1">
          <table:table-cell office:value-type="float" office:value="0.163731813431" calcext:value-type="float">
            <text:p>0.163731813431</text:p>
          </table:table-cell>
        </table:table-row>
        <table:table-row table:style-name="ro1">
          <table:table-cell office:value-type="float" office:value="0.165838956833" calcext:value-type="float">
            <text:p>0.165838956833</text:p>
          </table:table-cell>
        </table:table-row>
        <table:table-row table:style-name="ro1">
          <table:table-cell office:value-type="float" office:value="0.164819002151" calcext:value-type="float">
            <text:p>0.164819002151</text:p>
          </table:table-cell>
        </table:table-row>
        <table:table-row table:style-name="ro1">
          <table:table-cell office:value-type="float" office:value="0.164177894592" calcext:value-type="float">
            <text:p>0.164177894592</text:p>
          </table:table-cell>
        </table:table-row>
        <table:table-row table:style-name="ro1">
          <table:table-cell office:value-type="float" office:value="0.16210103035" calcext:value-type="float">
            <text:p>0.16210103035</text:p>
          </table:table-cell>
        </table:table-row>
        <table:table-row table:style-name="ro1">
          <table:table-cell office:value-type="float" office:value="0.165760993958" calcext:value-type="float">
            <text:p>0.165760993958</text:p>
          </table:table-cell>
        </table:table-row>
        <table:table-row table:style-name="ro1">
          <table:table-cell office:value-type="float" office:value="0.165719032288" calcext:value-type="float">
            <text:p>0.165719032288</text:p>
          </table:table-cell>
        </table:table-row>
        <table:table-row table:style-name="ro1">
          <table:table-cell office:value-type="float" office:value="0.165325164795" calcext:value-type="float">
            <text:p>0.165325164795</text:p>
          </table:table-cell>
        </table:table-row>
        <table:table-row table:style-name="ro1">
          <table:table-cell office:value-type="float" office:value="0.165170907974" calcext:value-type="float">
            <text:p>0.165170907974</text:p>
          </table:table-cell>
        </table:table-row>
        <table:table-row table:style-name="ro1">
          <table:table-cell office:value-type="float" office:value="0.163876056671" calcext:value-type="float">
            <text:p>0.163876056671</text:p>
          </table:table-cell>
        </table:table-row>
        <table:table-row table:style-name="ro1">
          <table:table-cell office:value-type="float" office:value="0.165582895279" calcext:value-type="float">
            <text:p>0.165582895279</text:p>
          </table:table-cell>
        </table:table-row>
        <table:table-row table:style-name="ro1">
          <table:table-cell office:value-type="float" office:value="0.165046930313" calcext:value-type="float">
            <text:p>0.165046930313</text:p>
          </table:table-cell>
        </table:table-row>
        <table:table-row table:style-name="ro1">
          <table:table-cell office:value-type="float" office:value="0.163571834564" calcext:value-type="float">
            <text:p>0.163571834564</text:p>
          </table:table-cell>
        </table:table-row>
        <table:table-row table:style-name="ro1">
          <table:table-cell office:value-type="float" office:value="0.229398012161" calcext:value-type="float">
            <text:p>0.229398012161</text:p>
          </table:table-cell>
        </table:table-row>
        <table:table-row table:style-name="ro1">
          <table:table-cell office:value-type="float" office:value="0.229704141617" calcext:value-type="float">
            <text:p>0.229704141617</text:p>
          </table:table-cell>
        </table:table-row>
        <table:table-row table:style-name="ro1">
          <table:table-cell office:value-type="float" office:value="0.228713035583" calcext:value-type="float">
            <text:p>0.228713035583</text:p>
          </table:table-cell>
        </table:table-row>
        <table:table-row table:style-name="ro1">
          <table:table-cell office:value-type="float" office:value="0.230209827423" calcext:value-type="float">
            <text:p>0.230209827423</text:p>
          </table:table-cell>
        </table:table-row>
        <table:table-row table:style-name="ro1">
          <table:table-cell office:value-type="float" office:value="0.230006933212" calcext:value-type="float">
            <text:p>0.230006933212</text:p>
          </table:table-cell>
        </table:table-row>
        <table:table-row table:style-name="ro1">
          <table:table-cell office:value-type="float" office:value="0.181071996689" calcext:value-type="float">
            <text:p>0.181071996689</text:p>
          </table:table-cell>
        </table:table-row>
        <table:table-row table:style-name="ro1">
          <table:table-cell office:value-type="float" office:value="0.177670001984" calcext:value-type="float">
            <text:p>0.177670001984</text:p>
          </table:table-cell>
        </table:table-row>
        <table:table-row table:style-name="ro1">
          <table:table-cell office:value-type="float" office:value="0.181305885315" calcext:value-type="float">
            <text:p>0.181305885315</text:p>
          </table:table-cell>
        </table:table-row>
        <table:table-row table:style-name="ro1">
          <table:table-cell office:value-type="float" office:value="0.180419921875" calcext:value-type="float">
            <text:p>0.180419921875</text:p>
          </table:table-cell>
        </table:table-row>
        <table:table-row table:style-name="ro1">
          <table:table-cell office:value-type="float" office:value="0.178760051727" calcext:value-type="float">
            <text:p>0.178760051727</text:p>
          </table:table-cell>
        </table:table-row>
        <table:table-row table:style-name="ro1">
          <table:table-cell office:value-type="float" office:value="0.178772926331" calcext:value-type="float">
            <text:p>0.178772926331</text:p>
          </table:table-cell>
        </table:table-row>
        <table:table-row table:style-name="ro1">
          <table:table-cell office:value-type="float" office:value="0.176127195358" calcext:value-type="float">
            <text:p>0.176127195358</text:p>
          </table:table-cell>
        </table:table-row>
        <table:table-row table:style-name="ro1">
          <table:table-cell office:value-type="float" office:value="0.176871061325" calcext:value-type="float">
            <text:p>0.176871061325</text:p>
          </table:table-cell>
        </table:table-row>
        <table:table-row table:style-name="ro1">
          <table:table-cell office:value-type="float" office:value="0.278230905533" calcext:value-type="float">
            <text:p>0.278230905533</text:p>
          </table:table-cell>
        </table:table-row>
        <table:table-row table:style-name="ro1">
          <table:table-cell office:value-type="float" office:value="0.278354167938" calcext:value-type="float">
            <text:p>0.278354167938</text:p>
          </table:table-cell>
        </table:table-row>
        <table:table-row table:style-name="ro1">
          <table:table-cell office:value-type="float" office:value="0.27748298645" calcext:value-type="float">
            <text:p>0.27748298645</text:p>
          </table:table-cell>
        </table:table-row>
        <table:table-row table:style-name="ro1">
          <table:table-cell office:value-type="float" office:value="0.275800943375" calcext:value-type="float">
            <text:p>0.275800943375</text:p>
          </table:table-cell>
        </table:table-row>
        <table:table-row table:style-name="ro1">
          <table:table-cell office:value-type="float" office:value="0.276539087296" calcext:value-type="float">
            <text:p>0.276539087296</text:p>
          </table:table-cell>
        </table:table-row>
        <table:table-row table:style-name="ro1">
          <table:table-cell office:value-type="float" office:value="0.275935173035" calcext:value-type="float">
            <text:p>0.275935173035</text:p>
          </table:table-cell>
        </table:table-row>
        <table:table-row table:style-name="ro1">
          <table:table-cell office:value-type="float" office:value="0.274032115936" calcext:value-type="float">
            <text:p>0.274032115936</text:p>
          </table:table-cell>
        </table:table-row>
        <table:table-row table:style-name="ro1">
          <table:table-cell office:value-type="float" office:value="0.283670902252" calcext:value-type="float">
            <text:p>0.283670902252</text:p>
          </table:table-cell>
        </table:table-row>
        <table:table-row table:style-name="ro1">
          <table:table-cell office:value-type="float" office:value="0.312340974808" calcext:value-type="float">
            <text:p>0.312340974808</text:p>
          </table:table-cell>
        </table:table-row>
        <table:table-row table:style-name="ro1">
          <table:table-cell office:value-type="float" office:value="0.278331041336" calcext:value-type="float">
            <text:p>0.278331041336</text:p>
          </table:table-cell>
        </table:table-row>
        <table:table-row table:style-name="ro1">
          <table:table-cell office:value-type="float" office:value="0.276976108551" calcext:value-type="float">
            <text:p>0.276976108551</text:p>
          </table:table-cell>
        </table:table-row>
        <table:table-row table:style-name="ro1">
          <table:table-cell office:value-type="float" office:value="0.276932954788" calcext:value-type="float">
            <text:p>0.276932954788</text:p>
          </table:table-cell>
        </table:table-row>
        <table:table-row table:style-name="ro1">
          <table:table-cell office:value-type="float" office:value="0.278274774551" calcext:value-type="float">
            <text:p>0.278274774551</text:p>
          </table:table-cell>
        </table:table-row>
        <table:table-row table:style-name="ro1">
          <table:table-cell office:value-type="float" office:value="0.279059886932" calcext:value-type="float">
            <text:p>0.279059886932</text:p>
          </table:table-cell>
        </table:table-row>
        <table:table-row table:style-name="ro1">
          <table:table-cell office:value-type="float" office:value="0.277757883072" calcext:value-type="float">
            <text:p>0.277757883072</text:p>
          </table:table-cell>
        </table:table-row>
        <table:table-row table:style-name="ro1">
          <table:table-cell office:value-type="float" office:value="0.278762817383" calcext:value-type="float">
            <text:p>0.278762817383</text:p>
          </table:table-cell>
        </table:table-row>
        <table:table-row table:style-name="ro1">
          <table:table-cell office:value-type="float" office:value="0.278646945953" calcext:value-type="float">
            <text:p>0.278646945953</text:p>
          </table:table-cell>
        </table:table-row>
        <table:table-row table:style-name="ro1">
          <table:table-cell office:value-type="float" office:value="0.276838064194" calcext:value-type="float">
            <text:p>0.276838064194</text:p>
          </table:table-cell>
        </table:table-row>
        <table:table-row table:style-name="ro1">
          <table:table-cell office:value-type="float" office:value="0.277517080307" calcext:value-type="float">
            <text:p>0.277517080307</text:p>
          </table:table-cell>
        </table:table-row>
        <table:table-row table:style-name="ro1">
          <table:table-cell office:value-type="float" office:value="0.276479959488" calcext:value-type="float">
            <text:p>0.276479959488</text:p>
          </table:table-cell>
        </table:table-row>
        <table:table-row table:style-name="ro1">
          <table:table-cell office:value-type="float" office:value="0.276875019073" calcext:value-type="float">
            <text:p>0.276875019073</text:p>
          </table:table-cell>
        </table:table-row>
        <table:table-row table:style-name="ro1">
          <table:table-cell office:value-type="float" office:value="0.164416790009" calcext:value-type="float">
            <text:p>0.164416790009</text:p>
          </table:table-cell>
        </table:table-row>
        <table:table-row table:style-name="ro1">
          <table:table-cell office:value-type="float" office:value="0.164652824402" calcext:value-type="float">
            <text:p>0.164652824402</text:p>
          </table:table-cell>
        </table:table-row>
        <table:table-row table:style-name="ro1">
          <table:table-cell office:value-type="float" office:value="0.165082931519" calcext:value-type="float">
            <text:p>0.165082931519</text:p>
          </table:table-cell>
        </table:table-row>
        <table:table-row table:style-name="ro1">
          <table:table-cell office:value-type="float" office:value="0.16477894783" calcext:value-type="float">
            <text:p>0.16477894783</text:p>
          </table:table-cell>
        </table:table-row>
        <table:table-row table:style-name="ro1">
          <table:table-cell office:value-type="float" office:value="0.165814876556" calcext:value-type="float">
            <text:p>0.165814876556</text:p>
          </table:table-cell>
        </table:table-row>
        <table:table-row table:style-name="ro1">
          <table:table-cell office:value-type="float" office:value="0.164983987808" calcext:value-type="float">
            <text:p>0.164983987808</text:p>
          </table:table-cell>
        </table:table-row>
        <table:table-row table:style-name="ro1">
          <table:table-cell office:value-type="float" office:value="0.16454911232" calcext:value-type="float">
            <text:p>0.16454911232</text:p>
          </table:table-cell>
        </table:table-row>
        <table:table-row table:style-name="ro1">
          <table:table-cell office:value-type="float" office:value="0.167077064514" calcext:value-type="float">
            <text:p>0.167077064514</text:p>
          </table:table-cell>
        </table:table-row>
        <table:table-row table:style-name="ro1">
          <table:table-cell office:value-type="float" office:value="0.164911031723" calcext:value-type="float">
            <text:p>0.164911031723</text:p>
          </table:table-cell>
        </table:table-row>
        <table:table-row table:style-name="ro1">
          <table:table-cell office:value-type="float" office:value="0.166168928146" calcext:value-type="float">
            <text:p>0.166168928146</text:p>
          </table:table-cell>
        </table:table-row>
        <table:table-row table:style-name="ro1">
          <table:table-cell office:value-type="float" office:value="0.165582895279" calcext:value-type="float">
            <text:p>0.165582895279</text:p>
          </table:table-cell>
        </table:table-row>
        <table:table-row table:style-name="ro1">
          <table:table-cell office:value-type="float" office:value="0.162812948227" calcext:value-type="float">
            <text:p>0.162812948227</text:p>
          </table:table-cell>
        </table:table-row>
        <table:table-row table:style-name="ro1">
          <table:table-cell office:value-type="float" office:value="0.459293842316" calcext:value-type="float">
            <text:p>0.459293842316</text:p>
          </table:table-cell>
        </table:table-row>
        <table:table-row table:style-name="ro1">
          <table:table-cell office:value-type="float" office:value="0.461474895477" calcext:value-type="float">
            <text:p>0.461474895477</text:p>
          </table:table-cell>
        </table:table-row>
        <table:table-row table:style-name="ro1">
          <table:table-cell office:value-type="float" office:value="0.460688114166" calcext:value-type="float">
            <text:p>0.460688114166</text:p>
          </table:table-cell>
        </table:table-row>
        <table:table-row table:style-name="ro1">
          <table:table-cell office:value-type="float" office:value="0.460383892059" calcext:value-type="float">
            <text:p>0.460383892059</text:p>
          </table:table-cell>
        </table:table-row>
        <table:table-row table:style-name="ro1">
          <table:table-cell office:value-type="float" office:value="0.159168958664" calcext:value-type="float">
            <text:p>0.159168958664</text:p>
          </table:table-cell>
        </table:table-row>
        <table:table-row table:style-name="ro1">
          <table:table-cell office:value-type="float" office:value="0.159497976303" calcext:value-type="float">
            <text:p>0.159497976303</text:p>
          </table:table-cell>
        </table:table-row>
        <table:table-row table:style-name="ro1">
          <table:table-cell office:value-type="float" office:value="0.159681081772" calcext:value-type="float">
            <text:p>0.159681081772</text:p>
          </table:table-cell>
        </table:table-row>
        <table:table-row table:style-name="ro1">
          <table:table-cell office:value-type="float" office:value="0.159442901611" calcext:value-type="float">
            <text:p>0.159442901611</text:p>
          </table:table-cell>
        </table:table-row>
        <table:table-row table:style-name="ro1">
          <table:table-cell office:value-type="float" office:value="0.161432981491" calcext:value-type="float">
            <text:p>0.161432981491</text:p>
          </table:table-cell>
        </table:table-row>
        <table:table-row table:style-name="ro1">
          <table:table-cell office:value-type="float" office:value="0.161359786987" calcext:value-type="float">
            <text:p>0.161359786987</text:p>
          </table:table-cell>
        </table:table-row>
        <table:table-row table:style-name="ro1">
          <table:table-cell office:value-type="float" office:value="0.158082008362" calcext:value-type="float">
            <text:p>0.158082008362</text:p>
          </table:table-cell>
        </table:table-row>
        <table:table-row table:style-name="ro1">
          <table:table-cell office:value-type="float" office:value="0.159536123276" calcext:value-type="float">
            <text:p>0.159536123276</text:p>
          </table:table-cell>
        </table:table-row>
        <table:table-row table:style-name="ro1">
          <table:table-cell office:value-type="float" office:value="0.159578084946" calcext:value-type="float">
            <text:p>0.159578084946</text:p>
          </table:table-cell>
        </table:table-row>
        <table:table-row table:style-name="ro1">
          <table:table-cell office:value-type="float" office:value="0.159788131714" calcext:value-type="float">
            <text:p>0.159788131714</text:p>
          </table:table-cell>
        </table:table-row>
        <table:table-row table:style-name="ro1">
          <table:table-cell office:value-type="float" office:value="0.158958911896" calcext:value-type="float">
            <text:p>0.158958911896</text:p>
          </table:table-cell>
        </table:table-row>
        <table:table-row table:style-name="ro1">
          <table:table-cell office:value-type="float" office:value="0.16051697731" calcext:value-type="float">
            <text:p>0.16051697731</text:p>
          </table:table-cell>
        </table:table-row>
        <table:table-row table:style-name="ro1">
          <table:table-cell office:value-type="float" office:value="0.158531904221" calcext:value-type="float">
            <text:p>0.158531904221</text:p>
          </table:table-cell>
        </table:table-row>
        <table:table-row table:style-name="ro1">
          <table:table-cell office:value-type="float" office:value="0.159729957581" calcext:value-type="float">
            <text:p>0.159729957581</text:p>
          </table:table-cell>
        </table:table-row>
        <table:table-row table:style-name="ro1">
          <table:table-cell office:value-type="float" office:value="0.161395072937" calcext:value-type="float">
            <text:p>0.161395072937</text:p>
          </table:table-cell>
        </table:table-row>
        <table:table-row table:style-name="ro1">
          <table:table-cell office:value-type="float" office:value="0.161158084869" calcext:value-type="float">
            <text:p>0.161158084869</text:p>
          </table:table-cell>
        </table:table-row>
        <table:table-row table:style-name="ro1">
          <table:table-cell office:value-type="float" office:value="0.160555839539" calcext:value-type="float">
            <text:p>0.160555839539</text:p>
          </table:table-cell>
        </table:table-row>
        <table:table-row table:style-name="ro1">
          <table:table-cell office:value-type="float" office:value="0.160510063171" calcext:value-type="float">
            <text:p>0.160510063171</text:p>
          </table:table-cell>
        </table:table-row>
        <table:table-row table:style-name="ro1">
          <table:table-cell office:value-type="float" office:value="0.160374879837" calcext:value-type="float">
            <text:p>0.160374879837</text:p>
          </table:table-cell>
        </table:table-row>
        <table:table-row table:style-name="ro1">
          <table:table-cell office:value-type="float" office:value="0.161540985107" calcext:value-type="float">
            <text:p>0.161540985107</text:p>
          </table:table-cell>
        </table:table-row>
        <table:table-row table:style-name="ro1">
          <table:table-cell office:value-type="float" office:value="0.159348964691" calcext:value-type="float">
            <text:p>0.159348964691</text:p>
          </table:table-cell>
        </table:table-row>
        <table:table-row table:style-name="ro1">
          <table:table-cell office:value-type="float" office:value="0.160027980804" calcext:value-type="float">
            <text:p>0.160027980804</text:p>
          </table:table-cell>
        </table:table-row>
        <table:table-row table:style-name="ro1">
          <table:table-cell office:value-type="float" office:value="0.162117958069" calcext:value-type="float">
            <text:p>0.162117958069</text:p>
          </table:table-cell>
        </table:table-row>
        <table:table-row table:style-name="ro1">
          <table:table-cell office:value-type="float" office:value="0.168188095093" calcext:value-type="float">
            <text:p>0.168188095093</text:p>
          </table:table-cell>
        </table:table-row>
        <table:table-row table:style-name="ro1">
          <table:table-cell office:value-type="float" office:value="0.170041799545" calcext:value-type="float">
            <text:p>0.170041799545</text:p>
          </table:table-cell>
        </table:table-row>
        <table:table-row table:style-name="ro1">
          <table:table-cell office:value-type="float" office:value="0.167620182037" calcext:value-type="float">
            <text:p>0.167620182037</text:p>
          </table:table-cell>
        </table:table-row>
        <table:table-row table:style-name="ro1">
          <table:table-cell office:value-type="float" office:value="0.166496992111" calcext:value-type="float">
            <text:p>0.166496992111</text:p>
          </table:table-cell>
        </table:table-row>
        <table:table-row table:style-name="ro1">
          <table:table-cell office:value-type="float" office:value="0.167905092239" calcext:value-type="float">
            <text:p>0.167905092239</text:p>
          </table:table-cell>
        </table:table-row>
        <table:table-row table:style-name="ro1">
          <table:table-cell office:value-type="float" office:value="0.168457984924" calcext:value-type="float">
            <text:p>0.168457984924</text:p>
          </table:table-cell>
        </table:table-row>
        <table:table-row table:style-name="ro1">
          <table:table-cell office:value-type="float" office:value="0.167334079742" calcext:value-type="float">
            <text:p>0.167334079742</text:p>
          </table:table-cell>
        </table:table-row>
        <table:table-row table:style-name="ro1">
          <table:table-cell office:value-type="float" office:value="0.168514966965" calcext:value-type="float">
            <text:p>0.168514966965</text:p>
          </table:table-cell>
        </table:table-row>
        <table:table-row table:style-name="ro1">
          <table:table-cell office:value-type="float" office:value="0.168267965317" calcext:value-type="float">
            <text:p>0.168267965317</text:p>
          </table:table-cell>
        </table:table-row>
        <table:table-row table:style-name="ro1">
          <table:table-cell office:value-type="float" office:value="0.168218851089" calcext:value-type="float">
            <text:p>0.168218851089</text:p>
          </table:table-cell>
        </table:table-row>
        <table:table-row table:style-name="ro1">
          <table:table-cell office:value-type="float" office:value="0.168568849564" calcext:value-type="float">
            <text:p>0.168568849564</text:p>
          </table:table-cell>
        </table:table-row>
        <table:table-row table:style-name="ro1">
          <table:table-cell office:value-type="float" office:value="0.168339014053" calcext:value-type="float">
            <text:p>0.168339014053</text:p>
          </table:table-cell>
        </table:table-row>
        <table:table-row table:style-name="ro1">
          <table:table-cell office:value-type="float" office:value="0.170247077942" calcext:value-type="float">
            <text:p>0.170247077942</text:p>
          </table:table-cell>
        </table:table-row>
        <table:table-row table:style-name="ro1">
          <table:table-cell office:value-type="float" office:value="0.170351982117" calcext:value-type="float">
            <text:p>0.170351982117</text:p>
          </table:table-cell>
        </table:table-row>
        <table:table-row table:style-name="ro1">
          <table:table-cell office:value-type="float" office:value="0.169825077057" calcext:value-type="float">
            <text:p>0.169825077057</text:p>
          </table:table-cell>
        </table:table-row>
        <table:table-row table:style-name="ro1">
          <table:table-cell office:value-type="float" office:value="0.170902013779" calcext:value-type="float">
            <text:p>0.170902013779</text:p>
          </table:table-cell>
        </table:table-row>
        <table:table-row table:style-name="ro1">
          <table:table-cell office:value-type="float" office:value="0.16965508461" calcext:value-type="float">
            <text:p>0.16965508461</text:p>
          </table:table-cell>
        </table:table-row>
        <table:table-row table:style-name="ro1">
          <table:table-cell office:value-type="float" office:value="0.169200897217" calcext:value-type="float">
            <text:p>0.169200897217</text:p>
          </table:table-cell>
        </table:table-row>
        <table:table-row table:style-name="ro1">
          <table:table-cell office:value-type="float" office:value="0.172628879547" calcext:value-type="float">
            <text:p>0.172628879547</text:p>
          </table:table-cell>
        </table:table-row>
        <table:table-row table:style-name="ro1">
          <table:table-cell office:value-type="float" office:value="0.170256853104" calcext:value-type="float">
            <text:p>0.170256853104</text:p>
          </table:table-cell>
        </table:table-row>
        <table:table-row table:style-name="ro1">
          <table:table-cell office:value-type="float" office:value="0.168344974518" calcext:value-type="float">
            <text:p>0.168344974518</text:p>
          </table:table-cell>
        </table:table-row>
        <table:table-row table:style-name="ro1">
          <table:table-cell office:value-type="float" office:value="0.169682025909" calcext:value-type="float">
            <text:p>0.169682025909</text:p>
          </table:table-cell>
        </table:table-row>
        <table:table-row table:style-name="ro1">
          <table:table-cell office:value-type="float" office:value="0.16986989975" calcext:value-type="float">
            <text:p>0.16986989975</text:p>
          </table:table-cell>
        </table:table-row>
        <table:table-row table:style-name="ro1">
          <table:table-cell office:value-type="float" office:value="0.168411016464" calcext:value-type="float">
            <text:p>0.168411016464</text:p>
          </table:table-cell>
        </table:table-row>
        <table:table-row table:style-name="ro1">
          <table:table-cell office:value-type="float" office:value="0.17104101181" calcext:value-type="float">
            <text:p>0.17104101181</text:p>
          </table:table-cell>
        </table:table-row>
        <table:table-row table:style-name="ro1">
          <table:table-cell office:value-type="float" office:value="0.168926000595" calcext:value-type="float">
            <text:p>0.168926000595</text:p>
          </table:table-cell>
        </table:table-row>
        <table:table-row table:style-name="ro1">
          <table:table-cell office:value-type="float" office:value="0.169049978256" calcext:value-type="float">
            <text:p>0.169049978256</text:p>
          </table:table-cell>
        </table:table-row>
        <table:table-row table:style-name="ro1">
          <table:table-cell office:value-type="float" office:value="0.169769048691" calcext:value-type="float">
            <text:p>0.169769048691</text:p>
          </table:table-cell>
        </table:table-row>
        <table:table-row table:style-name="ro1">
          <table:table-cell office:value-type="float" office:value="0.187437057495" calcext:value-type="float">
            <text:p>0.187437057495</text:p>
          </table:table-cell>
        </table:table-row>
        <table:table-row table:style-name="ro1">
          <table:table-cell office:value-type="float" office:value="0.187669038773" calcext:value-type="float">
            <text:p>0.187669038773</text:p>
          </table:table-cell>
        </table:table-row>
        <table:table-row table:style-name="ro1">
          <table:table-cell office:value-type="float" office:value="0.187365055084" calcext:value-type="float">
            <text:p>0.187365055084</text:p>
          </table:table-cell>
        </table:table-row>
        <table:table-row table:style-name="ro1">
          <table:table-cell office:value-type="float" office:value="0.187276124954" calcext:value-type="float">
            <text:p>0.187276124954</text:p>
          </table:table-cell>
        </table:table-row>
        <table:table-row table:style-name="ro1">
          <table:table-cell office:value-type="float" office:value="0.186872005463" calcext:value-type="float">
            <text:p>0.186872005463</text:p>
          </table:table-cell>
        </table:table-row>
        <table:table-row table:style-name="ro1">
          <table:table-cell office:value-type="float" office:value="0.187628984451" calcext:value-type="float">
            <text:p>0.187628984451</text:p>
          </table:table-cell>
        </table:table-row>
        <table:table-row table:style-name="ro1">
          <table:table-cell office:value-type="float" office:value="0.185904979706" calcext:value-type="float">
            <text:p>0.185904979706</text:p>
          </table:table-cell>
        </table:table-row>
        <table:table-row table:style-name="ro1">
          <table:table-cell office:value-type="float" office:value="0.189711809158" calcext:value-type="float">
            <text:p>0.189711809158</text:p>
          </table:table-cell>
        </table:table-row>
        <table:table-row table:style-name="ro1">
          <table:table-cell office:value-type="float" office:value="0.187704086304" calcext:value-type="float">
            <text:p>0.187704086304</text:p>
          </table:table-cell>
        </table:table-row>
        <table:table-row table:style-name="ro1">
          <table:table-cell office:value-type="float" office:value="0.185669183731" calcext:value-type="float">
            <text:p>0.185669183731</text:p>
          </table:table-cell>
        </table:table-row>
        <table:table-row table:style-name="ro1">
          <table:table-cell office:value-type="float" office:value="0.187621831894" calcext:value-type="float">
            <text:p>0.187621831894</text:p>
          </table:table-cell>
        </table:table-row>
        <table:table-row table:style-name="ro1">
          <table:table-cell office:value-type="float" office:value="0.187216997147" calcext:value-type="float">
            <text:p>0.187216997147</text:p>
          </table:table-cell>
        </table:table-row>
        <table:table-row table:style-name="ro1">
          <table:table-cell office:value-type="float" office:value="0.187964200974" calcext:value-type="float">
            <text:p>0.187964200974</text:p>
          </table:table-cell>
        </table:table-row>
        <table:table-row table:style-name="ro1">
          <table:table-cell office:value-type="float" office:value="0.166543960571" calcext:value-type="float">
            <text:p>0.166543960571</text:p>
          </table:table-cell>
        </table:table-row>
        <table:table-row table:style-name="ro1">
          <table:table-cell office:value-type="float" office:value="0.165520906448" calcext:value-type="float">
            <text:p>0.165520906448</text:p>
          </table:table-cell>
        </table:table-row>
        <table:table-row table:style-name="ro1">
          <table:table-cell office:value-type="float" office:value="0.16531085968" calcext:value-type="float">
            <text:p>0.16531085968</text:p>
          </table:table-cell>
        </table:table-row>
        <table:table-row table:style-name="ro1">
          <table:table-cell office:value-type="float" office:value="0.16602396965" calcext:value-type="float">
            <text:p>0.16602396965</text:p>
          </table:table-cell>
        </table:table-row>
        <table:table-row table:style-name="ro1">
          <table:table-cell office:value-type="float" office:value="0.164659976959" calcext:value-type="float">
            <text:p>0.164659976959</text:p>
          </table:table-cell>
        </table:table-row>
        <table:table-row table:style-name="ro1">
          <table:table-cell office:value-type="float" office:value="0.166661977768" calcext:value-type="float">
            <text:p>0.166661977768</text:p>
          </table:table-cell>
        </table:table-row>
        <table:table-row table:style-name="ro1">
          <table:table-cell office:value-type="float" office:value="0.166532039642" calcext:value-type="float">
            <text:p>0.166532039642</text:p>
          </table:table-cell>
        </table:table-row>
        <table:table-row table:style-name="ro1">
          <table:table-cell office:value-type="float" office:value="0.166554927826" calcext:value-type="float">
            <text:p>0.166554927826</text:p>
          </table:table-cell>
        </table:table-row>
        <table:table-row table:style-name="ro1">
          <table:table-cell office:value-type="float" office:value="0.167875051498" calcext:value-type="float">
            <text:p>0.167875051498</text:p>
          </table:table-cell>
        </table:table-row>
        <table:table-row table:style-name="ro1">
          <table:table-cell office:value-type="float" office:value="0.167965888977" calcext:value-type="float">
            <text:p>0.167965888977</text:p>
          </table:table-cell>
        </table:table-row>
        <table:table-row table:style-name="ro1">
          <table:table-cell office:value-type="float" office:value="0.167296886444" calcext:value-type="float">
            <text:p>0.167296886444</text:p>
          </table:table-cell>
        </table:table-row>
        <table:table-row table:style-name="ro1">
          <table:table-cell office:value-type="float" office:value="0.165627002716" calcext:value-type="float">
            <text:p>0.165627002716</text:p>
          </table:table-cell>
        </table:table-row>
        <table:table-row table:style-name="ro1">
          <table:table-cell office:value-type="float" office:value="0.16970205307" calcext:value-type="float">
            <text:p>0.16970205307</text:p>
          </table:table-cell>
        </table:table-row>
        <table:table-row table:style-name="ro1">
          <table:table-cell office:value-type="float" office:value="0.166589021683" calcext:value-type="float">
            <text:p>0.166589021683</text:p>
          </table:table-cell>
        </table:table-row>
        <table:table-row table:style-name="ro1">
          <table:table-cell office:value-type="float" office:value="0.166035890579" calcext:value-type="float">
            <text:p>0.166035890579</text:p>
          </table:table-cell>
        </table:table-row>
        <table:table-row table:style-name="ro1">
          <table:table-cell office:value-type="float" office:value="0.166795969009" calcext:value-type="float">
            <text:p>0.166795969009</text:p>
          </table:table-cell>
        </table:table-row>
        <table:table-row table:style-name="ro1">
          <table:table-cell office:value-type="float" office:value="0.168148040771" calcext:value-type="float">
            <text:p>0.168148040771</text:p>
          </table:table-cell>
        </table:table-row>
        <table:table-row table:style-name="ro1">
          <table:table-cell office:value-type="float" office:value="0.167656898499" calcext:value-type="float">
            <text:p>0.167656898499</text:p>
          </table:table-cell>
        </table:table-row>
        <table:table-row table:style-name="ro1">
          <table:table-cell office:value-type="float" office:value="0.170394897461" calcext:value-type="float">
            <text:p>0.170394897461</text:p>
          </table:table-cell>
        </table:table-row>
        <table:table-row table:style-name="ro1">
          <table:table-cell office:value-type="float" office:value="0.167980909348" calcext:value-type="float">
            <text:p>0.167980909348</text:p>
          </table:table-cell>
        </table:table-row>
        <table:table-row table:style-name="ro1">
          <table:table-cell office:value-type="float" office:value="0.167490005493" calcext:value-type="float">
            <text:p>0.167490005493</text:p>
          </table:table-cell>
        </table:table-row>
        <table:table-row table:style-name="ro1">
          <table:table-cell office:value-type="float" office:value="0.168513774872" calcext:value-type="float">
            <text:p>0.168513774872</text:p>
          </table:table-cell>
        </table:table-row>
        <table:table-row table:style-name="ro1">
          <table:table-cell office:value-type="float" office:value="0.169375896454" calcext:value-type="float">
            <text:p>0.169375896454</text:p>
          </table:table-cell>
        </table:table-row>
        <table:table-row table:style-name="ro1">
          <table:table-cell office:value-type="float" office:value="0.168220043182" calcext:value-type="float">
            <text:p>0.168220043182</text:p>
          </table:table-cell>
        </table:table-row>
        <table:table-row table:style-name="ro1">
          <table:table-cell office:value-type="float" office:value="0.169664859772" calcext:value-type="float">
            <text:p>0.169664859772</text:p>
          </table:table-cell>
        </table:table-row>
        <table:table-row table:style-name="ro1">
          <table:table-cell office:value-type="float" office:value="0.170445919037" calcext:value-type="float">
            <text:p>0.170445919037</text:p>
          </table:table-cell>
        </table:table-row>
        <table:table-row table:style-name="ro1">
          <table:table-cell office:value-type="float" office:value="0.171687841415" calcext:value-type="float">
            <text:p>0.171687841415</text:p>
          </table:table-cell>
        </table:table-row>
        <table:table-row table:style-name="ro1">
          <table:table-cell office:value-type="float" office:value="0.169980764389" calcext:value-type="float">
            <text:p>0.169980764389</text:p>
          </table:table-cell>
        </table:table-row>
        <table:table-row table:style-name="ro1">
          <table:table-cell office:value-type="float" office:value="0.16993689537" calcext:value-type="float">
            <text:p>0.16993689537</text:p>
          </table:table-cell>
        </table:table-row>
        <table:table-row table:style-name="ro1">
          <table:table-cell office:value-type="float" office:value="0.170594930649" calcext:value-type="float">
            <text:p>0.170594930649</text:p>
          </table:table-cell>
        </table:table-row>
        <table:table-row table:style-name="ro1">
          <table:table-cell office:value-type="float" office:value="0.182526111603" calcext:value-type="float">
            <text:p>0.182526111603</text:p>
          </table:table-cell>
        </table:table-row>
        <table:table-row table:style-name="ro1">
          <table:table-cell office:value-type="float" office:value="0.18094086647" calcext:value-type="float">
            <text:p>0.18094086647</text:p>
          </table:table-cell>
        </table:table-row>
        <table:table-row table:style-name="ro1">
          <table:table-cell office:value-type="float" office:value="0.181502103806" calcext:value-type="float">
            <text:p>0.181502103806</text:p>
          </table:table-cell>
        </table:table-row>
        <table:table-row table:style-name="ro1">
          <table:table-cell office:value-type="float" office:value="0.180843114853" calcext:value-type="float">
            <text:p>0.180843114853</text:p>
          </table:table-cell>
        </table:table-row>
        <table:table-row table:style-name="ro1">
          <table:table-cell office:value-type="float" office:value="0.182491064072" calcext:value-type="float">
            <text:p>0.182491064072</text:p>
          </table:table-cell>
        </table:table-row>
        <table:table-row table:style-name="ro1">
          <table:table-cell office:value-type="float" office:value="0.1818318367" calcext:value-type="float">
            <text:p>0.1818318367</text:p>
          </table:table-cell>
        </table:table-row>
        <table:table-row table:style-name="ro1">
          <table:table-cell office:value-type="float" office:value="0.181186914444" calcext:value-type="float">
            <text:p>0.181186914444</text:p>
          </table:table-cell>
        </table:table-row>
        <table:table-row table:style-name="ro1">
          <table:table-cell office:value-type="float" office:value="0.181388139725" calcext:value-type="float">
            <text:p>0.181388139725</text:p>
          </table:table-cell>
        </table:table-row>
        <table:table-row table:style-name="ro1">
          <table:table-cell office:value-type="float" office:value="0.181918859482" calcext:value-type="float">
            <text:p>0.181918859482</text:p>
          </table:table-cell>
        </table:table-row>
        <table:table-row table:style-name="ro1">
          <table:table-cell office:value-type="float" office:value="0.182203054428" calcext:value-type="float">
            <text:p>0.182203054428</text:p>
          </table:table-cell>
        </table:table-row>
        <table:table-row table:style-name="ro1">
          <table:table-cell office:value-type="float" office:value="0.183974981308" calcext:value-type="float">
            <text:p>0.183974981308</text:p>
          </table:table-cell>
        </table:table-row>
        <table:table-row table:style-name="ro1">
          <table:table-cell office:value-type="float" office:value="0.182374954224" calcext:value-type="float">
            <text:p>0.182374954224</text:p>
          </table:table-cell>
        </table:table-row>
        <table:table-row table:style-name="ro1">
          <table:table-cell office:value-type="float" office:value="0.181254148483" calcext:value-type="float">
            <text:p>0.181254148483</text:p>
          </table:table-cell>
        </table:table-row>
        <table:table-row table:style-name="ro1">
          <table:table-cell office:value-type="float" office:value="0.181740999222" calcext:value-type="float">
            <text:p>0.181740999222</text:p>
          </table:table-cell>
        </table:table-row>
        <table:table-row table:style-name="ro1">
          <table:table-cell office:value-type="float" office:value="0.182550191879" calcext:value-type="float">
            <text:p>0.182550191879</text:p>
          </table:table-cell>
        </table:table-row>
        <table:table-row table:style-name="ro1">
          <table:table-cell office:value-type="float" office:value="0.183434963226" calcext:value-type="float">
            <text:p>0.183434963226</text:p>
          </table:table-cell>
        </table:table-row>
        <table:table-row table:style-name="ro1">
          <table:table-cell office:value-type="float" office:value="0.185909032822" calcext:value-type="float">
            <text:p>0.185909032822</text:p>
          </table:table-cell>
        </table:table-row>
        <table:table-row table:style-name="ro1">
          <table:table-cell office:value-type="float" office:value="0.182393074036" calcext:value-type="float">
            <text:p>0.182393074036</text:p>
          </table:table-cell>
        </table:table-row>
        <table:table-row table:style-name="ro1">
          <table:table-cell office:value-type="float" office:value="0.180840969086" calcext:value-type="float">
            <text:p>0.180840969086</text:p>
          </table:table-cell>
        </table:table-row>
        <table:table-row table:style-name="ro1">
          <table:table-cell office:value-type="float" office:value="0.184782981873" calcext:value-type="float">
            <text:p>0.184782981873</text:p>
          </table:table-cell>
        </table:table-row>
        <table:table-row table:style-name="ro1">
          <table:table-cell office:value-type="float" office:value="0.190071105957" calcext:value-type="float">
            <text:p>0.190071105957</text:p>
          </table:table-cell>
        </table:table-row>
        <table:table-row table:style-name="ro1">
          <table:table-cell office:value-type="float" office:value="0.187799930573" calcext:value-type="float">
            <text:p>0.187799930573</text:p>
          </table:table-cell>
        </table:table-row>
        <table:table-row table:style-name="ro1">
          <table:table-cell office:value-type="float" office:value="0.180557012558" calcext:value-type="float">
            <text:p>0.180557012558</text:p>
          </table:table-cell>
        </table:table-row>
        <table:table-row table:style-name="ro1">
          <table:table-cell office:value-type="float" office:value="0.180894851685" calcext:value-type="float">
            <text:p>0.180894851685</text:p>
          </table:table-cell>
        </table:table-row>
        <table:table-row table:style-name="ro1">
          <table:table-cell office:value-type="float" office:value="0.182689905167" calcext:value-type="float">
            <text:p>0.182689905167</text:p>
          </table:table-cell>
        </table:table-row>
        <table:table-row table:style-name="ro1">
          <table:table-cell office:value-type="float" office:value="0.181802034378" calcext:value-type="float">
            <text:p>0.181802034378</text:p>
          </table:table-cell>
        </table:table-row>
        <table:table-row table:style-name="ro1">
          <table:table-cell office:value-type="float" office:value="0.18288397789" calcext:value-type="float">
            <text:p>0.18288397789</text:p>
          </table:table-cell>
        </table:table-row>
        <table:table-row table:style-name="ro1">
          <table:table-cell office:value-type="float" office:value="0.182765960693" calcext:value-type="float">
            <text:p>0.182765960693</text:p>
          </table:table-cell>
        </table:table-row>
        <table:table-row table:style-name="ro1">
          <table:table-cell office:value-type="float" office:value="0.180863857269" calcext:value-type="float">
            <text:p>0.180863857269</text:p>
          </table:table-cell>
        </table:table-row>
        <table:table-row table:style-name="ro1">
          <table:table-cell office:value-type="float" office:value="0.181115150452" calcext:value-type="float">
            <text:p>0.181115150452</text:p>
          </table:table-cell>
        </table:table-row>
        <table:table-row table:style-name="ro1">
          <table:table-cell office:value-type="float" office:value="0.180943965912" calcext:value-type="float">
            <text:p>0.180943965912</text:p>
          </table:table-cell>
        </table:table-row>
        <table:table-row table:style-name="ro1">
          <table:table-cell office:value-type="float" office:value="0.182087182999" calcext:value-type="float">
            <text:p>0.182087182999</text:p>
          </table:table-cell>
        </table:table-row>
        <table:table-row table:style-name="ro1">
          <table:table-cell office:value-type="float" office:value="0.185025930405" calcext:value-type="float">
            <text:p>0.185025930405</text:p>
          </table:table-cell>
        </table:table-row>
        <table:table-row table:style-name="ro1">
          <table:table-cell office:value-type="float" office:value="0.181889057159" calcext:value-type="float">
            <text:p>0.181889057159</text:p>
          </table:table-cell>
        </table:table-row>
        <table:table-row table:style-name="ro1">
          <table:table-cell office:value-type="float" office:value="0.183171987534" calcext:value-type="float">
            <text:p>0.183171987534</text:p>
          </table:table-cell>
        </table:table-row>
        <table:table-row table:style-name="ro1">
          <table:table-cell office:value-type="float" office:value="0.183146953583" calcext:value-type="float">
            <text:p>0.183146953583</text:p>
          </table:table-cell>
        </table:table-row>
        <table:table-row table:style-name="ro1">
          <table:table-cell office:value-type="float" office:value="0.181518793106" calcext:value-type="float">
            <text:p>0.181518793106</text:p>
          </table:table-cell>
        </table:table-row>
        <table:table-row table:style-name="ro1">
          <table:table-cell office:value-type="float" office:value="0.183163166046" calcext:value-type="float">
            <text:p>0.183163166046</text:p>
          </table:table-cell>
        </table:table-row>
        <table:table-row table:style-name="ro1">
          <table:table-cell office:value-type="float" office:value="0.183500051498" calcext:value-type="float">
            <text:p>0.183500051498</text:p>
          </table:table-cell>
        </table:table-row>
        <table:table-row table:style-name="ro1">
          <table:table-cell office:value-type="float" office:value="0.18145108223" calcext:value-type="float">
            <text:p>0.18145108223</text:p>
          </table:table-cell>
        </table:table-row>
        <table:table-row table:style-name="ro1">
          <table:table-cell office:value-type="float" office:value="0.185091972351" calcext:value-type="float">
            <text:p>0.185091972351</text:p>
          </table:table-cell>
        </table:table-row>
        <table:table-row table:style-name="ro1">
          <table:table-cell office:value-type="float" office:value="0.317295074463" calcext:value-type="float">
            <text:p>0.317295074463</text:p>
          </table:table-cell>
        </table:table-row>
        <table:table-row table:style-name="ro1">
          <table:table-cell office:value-type="float" office:value="0.317412137985" calcext:value-type="float">
            <text:p>0.317412137985</text:p>
          </table:table-cell>
        </table:table-row>
        <table:table-row table:style-name="ro1">
          <table:table-cell office:value-type="float" office:value="0.307224035263" calcext:value-type="float">
            <text:p>0.307224035263</text:p>
          </table:table-cell>
        </table:table-row>
        <table:table-row table:style-name="ro1">
          <table:table-cell office:value-type="float" office:value="0.505023956299" calcext:value-type="float">
            <text:p>0.505023956299</text:p>
          </table:table-cell>
        </table:table-row>
        <table:table-row table:style-name="ro1">
          <table:table-cell office:value-type="float" office:value="0.499818086624" calcext:value-type="float">
            <text:p>0.499818086624</text:p>
          </table:table-cell>
        </table:table-row>
        <table:table-row table:style-name="ro1">
          <table:table-cell office:value-type="float" office:value="0.501569986343" calcext:value-type="float">
            <text:p>0.501569986343</text:p>
          </table:table-cell>
        </table:table-row>
        <table:table-row table:style-name="ro1">
          <table:table-cell office:value-type="float" office:value="0.500508069992" calcext:value-type="float">
            <text:p>0.500508069992</text:p>
          </table:table-cell>
        </table:table-row>
        <table:table-row table:style-name="ro1">
          <table:table-cell office:value-type="float" office:value="0.502285957336" calcext:value-type="float">
            <text:p>0.502285957336</text:p>
          </table:table-cell>
        </table:table-row>
        <table:table-row table:style-name="ro1">
          <table:table-cell office:value-type="float" office:value="0.502783060074" calcext:value-type="float">
            <text:p>0.502783060074</text:p>
          </table:table-cell>
        </table:table-row>
        <table:table-row table:style-name="ro1">
          <table:table-cell office:value-type="float" office:value="0.503379106522" calcext:value-type="float">
            <text:p>0.503379106522</text:p>
          </table:table-cell>
        </table:table-row>
        <table:table-row table:style-name="ro1">
          <table:table-cell office:value-type="float" office:value="0.50578212738" calcext:value-type="float">
            <text:p>0.50578212738</text:p>
          </table:table-cell>
        </table:table-row>
        <table:table-row table:style-name="ro1">
          <table:table-cell office:value-type="float" office:value="0.504011869431" calcext:value-type="float">
            <text:p>0.504011869431</text:p>
          </table:table-cell>
        </table:table-row>
        <table:table-row table:style-name="ro1">
          <table:table-cell office:value-type="float" office:value="0.503428936005" calcext:value-type="float">
            <text:p>0.503428936005</text:p>
          </table:table-cell>
        </table:table-row>
        <table:table-row table:style-name="ro1">
          <table:table-cell office:value-type="float" office:value="0.502098083496" calcext:value-type="float">
            <text:p>0.502098083496</text:p>
          </table:table-cell>
        </table:table-row>
        <table:table-row table:style-name="ro1">
          <table:table-cell office:value-type="float" office:value="0.513100862503" calcext:value-type="float">
            <text:p>0.513100862503</text:p>
          </table:table-cell>
        </table:table-row>
        <table:table-row table:style-name="ro1">
          <table:table-cell office:value-type="float" office:value="0.516371965408" calcext:value-type="float">
            <text:p>0.516371965408</text:p>
          </table:table-cell>
        </table:table-row>
        <table:table-row table:style-name="ro1">
          <table:table-cell office:value-type="float" office:value="0.499413013458" calcext:value-type="float">
            <text:p>0.499413013458</text:p>
          </table:table-cell>
        </table:table-row>
        <table:table-row table:style-name="ro1">
          <table:table-cell office:value-type="float" office:value="0.500887870789" calcext:value-type="float">
            <text:p>0.500887870789</text:p>
          </table:table-cell>
        </table:table-row>
        <table:table-row table:style-name="ro1">
          <table:table-cell office:value-type="float" office:value="0.499814033508" calcext:value-type="float">
            <text:p>0.499814033508</text:p>
          </table:table-cell>
        </table:table-row>
        <table:table-row table:style-name="ro1">
          <table:table-cell office:value-type="float" office:value="0.501136064529" calcext:value-type="float">
            <text:p>0.501136064529</text:p>
          </table:table-cell>
        </table:table-row>
        <table:table-row table:style-name="ro1">
          <table:table-cell office:value-type="float" office:value="0.498100996017" calcext:value-type="float">
            <text:p>0.498100996017</text:p>
          </table:table-cell>
        </table:table-row>
        <table:table-row table:style-name="ro1">
          <table:table-cell office:value-type="float" office:value="0.502065896988" calcext:value-type="float">
            <text:p>0.502065896988</text:p>
          </table:table-cell>
        </table:table-row>
        <table:table-row table:style-name="ro1">
          <table:table-cell office:value-type="float" office:value="0.50679898262" calcext:value-type="float">
            <text:p>0.50679898262</text:p>
          </table:table-cell>
        </table:table-row>
        <table:table-row table:style-name="ro1">
          <table:table-cell office:value-type="float" office:value="0.507100105286" calcext:value-type="float">
            <text:p>0.507100105286</text:p>
          </table:table-cell>
        </table:table-row>
        <table:table-row table:style-name="ro1">
          <table:table-cell office:value-type="float" office:value="0.503443956375" calcext:value-type="float">
            <text:p>0.503443956375</text:p>
          </table:table-cell>
        </table:table-row>
        <table:table-row table:style-name="ro1">
          <table:table-cell office:value-type="float" office:value="0.501981019974" calcext:value-type="float">
            <text:p>0.501981019974</text:p>
          </table:table-cell>
        </table:table-row>
        <table:table-row table:style-name="ro1">
          <table:table-cell office:value-type="float" office:value="0.501212120056" calcext:value-type="float">
            <text:p>0.501212120056</text:p>
          </table:table-cell>
        </table:table-row>
        <table:table-row table:style-name="ro1">
          <table:table-cell office:value-type="float" office:value="0.499655008316" calcext:value-type="float">
            <text:p>0.499655008316</text:p>
          </table:table-cell>
        </table:table-row>
        <table:table-row table:style-name="ro1">
          <table:table-cell office:value-type="float" office:value="0.500766992569" calcext:value-type="float">
            <text:p>0.500766992569</text:p>
          </table:table-cell>
        </table:table-row>
        <table:table-row table:style-name="ro1">
          <table:table-cell office:value-type="float" office:value="0.502716064453" calcext:value-type="float">
            <text:p>0.502716064453</text:p>
          </table:table-cell>
        </table:table-row>
        <table:table-row table:style-name="ro1">
          <table:table-cell office:value-type="float" office:value="0.502675056458" calcext:value-type="float">
            <text:p>0.502675056458</text:p>
          </table:table-cell>
        </table:table-row>
        <table:table-row table:style-name="ro1">
          <table:table-cell office:value-type="float" office:value="0.503466844559" calcext:value-type="float">
            <text:p>0.503466844559</text:p>
          </table:table-cell>
        </table:table-row>
        <table:table-row table:style-name="ro1">
          <table:table-cell office:value-type="float" office:value="0.504405975342" calcext:value-type="float">
            <text:p>0.504405975342</text:p>
          </table:table-cell>
        </table:table-row>
        <table:table-row table:style-name="ro1">
          <table:table-cell office:value-type="float" office:value="0.503061056137" calcext:value-type="float">
            <text:p>0.503061056137</text:p>
          </table:table-cell>
        </table:table-row>
        <table:table-row table:style-name="ro1">
          <table:table-cell office:value-type="float" office:value="0.506253957748" calcext:value-type="float">
            <text:p>0.506253957748</text:p>
          </table:table-cell>
        </table:table-row>
        <table:table-row table:style-name="ro1">
          <table:table-cell office:value-type="float" office:value="0.502840042114" calcext:value-type="float">
            <text:p>0.502840042114</text:p>
          </table:table-cell>
        </table:table-row>
        <table:table-row table:style-name="ro1">
          <table:table-cell office:value-type="float" office:value="0.503759860992" calcext:value-type="float">
            <text:p>0.503759860992</text:p>
          </table:table-cell>
        </table:table-row>
        <table:table-row table:style-name="ro1">
          <table:table-cell office:value-type="float" office:value="0.503247022629" calcext:value-type="float">
            <text:p>0.503247022629</text:p>
          </table:table-cell>
        </table:table-row>
        <table:table-row table:style-name="ro1">
          <table:table-cell office:value-type="float" office:value="0.499409914017" calcext:value-type="float">
            <text:p>0.499409914017</text:p>
          </table:table-cell>
        </table:table-row>
        <table:table-row table:style-name="ro1">
          <table:table-cell office:value-type="float" office:value="0.506052970886" calcext:value-type="float">
            <text:p>0.506052970886</text:p>
          </table:table-cell>
        </table:table-row>
        <table:table-row table:style-name="ro1">
          <table:table-cell office:value-type="float" office:value="0.502270936966" calcext:value-type="float">
            <text:p>0.502270936966</text:p>
          </table:table-cell>
        </table:table-row>
        <table:table-row table:style-name="ro1">
          <table:table-cell office:value-type="float" office:value="0.506767034531" calcext:value-type="float">
            <text:p>0.506767034531</text:p>
          </table:table-cell>
        </table:table-row>
        <table:table-row table:style-name="ro1">
          <table:table-cell office:value-type="float" office:value="0.504216909409" calcext:value-type="float">
            <text:p>0.504216909409</text:p>
          </table:table-cell>
        </table:table-row>
        <table:table-row table:style-name="ro1">
          <table:table-cell office:value-type="float" office:value="0.502864122391" calcext:value-type="float">
            <text:p>0.502864122391</text:p>
          </table:table-cell>
        </table:table-row>
        <table:table-row table:style-name="ro1">
          <table:table-cell office:value-type="float" office:value="0.502250909805" calcext:value-type="float">
            <text:p>0.502250909805</text:p>
          </table:table-cell>
        </table:table-row>
        <table:table-row table:style-name="ro1">
          <table:table-cell office:value-type="float" office:value="0.504462957382" calcext:value-type="float">
            <text:p>0.504462957382</text:p>
          </table:table-cell>
        </table:table-row>
        <table:table-row table:style-name="ro1">
          <table:table-cell office:value-type="float" office:value="0.503593921661" calcext:value-type="float">
            <text:p>0.503593921661</text:p>
          </table:table-cell>
        </table:table-row>
        <table:table-row table:style-name="ro1">
          <table:table-cell office:value-type="float" office:value="0.50214600563" calcext:value-type="float">
            <text:p>0.50214600563</text:p>
          </table:table-cell>
        </table:table-row>
        <table:table-row table:style-name="ro1">
          <table:table-cell office:value-type="float" office:value="0.505502939224" calcext:value-type="float">
            <text:p>0.505502939224</text:p>
          </table:table-cell>
        </table:table-row>
        <table:table-row table:style-name="ro1">
          <table:table-cell office:value-type="float" office:value="0.504734992981" calcext:value-type="float">
            <text:p>0.504734992981</text:p>
          </table:table-cell>
        </table:table-row>
        <table:table-row table:style-name="ro1">
          <table:table-cell office:value-type="float" office:value="0.504047870636" calcext:value-type="float">
            <text:p>0.504047870636</text:p>
          </table:table-cell>
        </table:table-row>
        <table:table-row table:style-name="ro1">
          <table:table-cell office:value-type="float" office:value="0.507517814636" calcext:value-type="float">
            <text:p>0.507517814636</text:p>
          </table:table-cell>
        </table:table-row>
        <table:table-row table:style-name="ro1">
          <table:table-cell office:value-type="float" office:value="0.502723932266" calcext:value-type="float">
            <text:p>0.502723932266</text:p>
          </table:table-cell>
        </table:table-row>
        <table:table-row table:style-name="ro1">
          <table:table-cell office:value-type="float" office:value="0.507359981537" calcext:value-type="float">
            <text:p>0.507359981537</text:p>
          </table:table-cell>
        </table:table-row>
        <table:table-row table:style-name="ro1">
          <table:table-cell office:value-type="float" office:value="0.505912065506" calcext:value-type="float">
            <text:p>0.505912065506</text:p>
          </table:table-cell>
        </table:table-row>
        <table:table-row table:style-name="ro1">
          <table:table-cell office:value-type="float" office:value="0.507972955704" calcext:value-type="float">
            <text:p>0.507972955704</text:p>
          </table:table-cell>
        </table:table-row>
        <table:table-row table:style-name="ro1">
          <table:table-cell office:value-type="float" office:value="0.506996870041" calcext:value-type="float">
            <text:p>0.506996870041</text:p>
          </table:table-cell>
        </table:table-row>
        <table:table-row table:style-name="ro1">
          <table:table-cell office:value-type="float" office:value="0.507734060287" calcext:value-type="float">
            <text:p>0.507734060287</text:p>
          </table:table-cell>
        </table:table-row>
        <table:table-row table:style-name="ro1">
          <table:table-cell office:value-type="float" office:value="0.506060123444" calcext:value-type="float">
            <text:p>0.506060123444</text:p>
          </table:table-cell>
        </table:table-row>
        <table:table-row table:style-name="ro1">
          <table:table-cell office:value-type="float" office:value="0.506090164185" calcext:value-type="float">
            <text:p>0.506090164185</text:p>
          </table:table-cell>
        </table:table-row>
        <table:table-row table:style-name="ro1">
          <table:table-cell office:value-type="float" office:value="0.508370876312" calcext:value-type="float">
            <text:p>0.508370876312</text:p>
          </table:table-cell>
        </table:table-row>
        <table:table-row table:style-name="ro1">
          <table:table-cell office:value-type="float" office:value="0.508540868759" calcext:value-type="float">
            <text:p>0.508540868759</text:p>
          </table:table-cell>
        </table:table-row>
        <table:table-row table:style-name="ro1">
          <table:table-cell office:value-type="float" office:value="0.50505900383" calcext:value-type="float">
            <text:p>0.50505900383</text:p>
          </table:table-cell>
        </table:table-row>
        <table:table-row table:style-name="ro1">
          <table:table-cell office:value-type="float" office:value="0.507322788239" calcext:value-type="float">
            <text:p>0.507322788239</text:p>
          </table:table-cell>
        </table:table-row>
        <table:table-row table:style-name="ro1">
          <table:table-cell office:value-type="float" office:value="0.506810903549" calcext:value-type="float">
            <text:p>0.506810903549</text:p>
          </table:table-cell>
        </table:table-row>
        <table:table-row table:style-name="ro1">
          <table:table-cell office:value-type="float" office:value="0.508136034012" calcext:value-type="float">
            <text:p>0.508136034012</text:p>
          </table:table-cell>
        </table:table-row>
        <table:table-row table:style-name="ro1">
          <table:table-cell office:value-type="float" office:value="0.508708953857" calcext:value-type="float">
            <text:p>0.508708953857</text:p>
          </table:table-cell>
        </table:table-row>
        <table:table-row table:style-name="ro1">
          <table:table-cell office:value-type="float" office:value="0.508696079254" calcext:value-type="float">
            <text:p>0.508696079254</text:p>
          </table:table-cell>
        </table:table-row>
        <table:table-row table:style-name="ro1">
          <table:table-cell office:value-type="float" office:value="0.508049964905" calcext:value-type="float">
            <text:p>0.508049964905</text:p>
          </table:table-cell>
        </table:table-row>
        <table:table-row table:style-name="ro1">
          <table:table-cell office:value-type="float" office:value="0.511439085007" calcext:value-type="float">
            <text:p>0.511439085007</text:p>
          </table:table-cell>
        </table:table-row>
        <table:table-row table:style-name="ro1">
          <table:table-cell office:value-type="float" office:value="0.511913061142" calcext:value-type="float">
            <text:p>0.511913061142</text:p>
          </table:table-cell>
        </table:table-row>
        <table:table-row table:style-name="ro1">
          <table:table-cell office:value-type="float" office:value="0.512290000916" calcext:value-type="float">
            <text:p>0.512290000916</text:p>
          </table:table-cell>
        </table:table-row>
        <table:table-row table:style-name="ro1">
          <table:table-cell office:value-type="float" office:value="0.507951974869" calcext:value-type="float">
            <text:p>0.507951974869</text:p>
          </table:table-cell>
        </table:table-row>
        <table:table-row table:style-name="ro1">
          <table:table-cell office:value-type="float" office:value="0.510408878326" calcext:value-type="float">
            <text:p>0.510408878326</text:p>
          </table:table-cell>
        </table:table-row>
        <table:table-row table:style-name="ro1">
          <table:table-cell office:value-type="float" office:value="0.508098840714" calcext:value-type="float">
            <text:p>0.508098840714</text:p>
          </table:table-cell>
        </table:table-row>
        <table:table-row table:style-name="ro1">
          <table:table-cell office:value-type="float" office:value="0.507562875748" calcext:value-type="float">
            <text:p>0.507562875748</text:p>
          </table:table-cell>
        </table:table-row>
        <table:table-row table:style-name="ro1">
          <table:table-cell office:value-type="float" office:value="0.508958101273" calcext:value-type="float">
            <text:p>0.508958101273</text:p>
          </table:table-cell>
        </table:table-row>
        <table:table-row table:style-name="ro1">
          <table:table-cell office:value-type="float" office:value="0.240799188614" calcext:value-type="float">
            <text:p>0.240799188614</text:p>
          </table:table-cell>
        </table:table-row>
        <table:table-row table:style-name="ro1">
          <table:table-cell office:value-type="float" office:value="0.240947008133" calcext:value-type="float">
            <text:p>0.240947008133</text:p>
          </table:table-cell>
        </table:table-row>
        <table:table-row table:style-name="ro1">
          <table:table-cell office:value-type="float" office:value="0.243053913116" calcext:value-type="float">
            <text:p>0.243053913116</text:p>
          </table:table-cell>
        </table:table-row>
        <table:table-row table:style-name="ro1">
          <table:table-cell office:value-type="float" office:value="0.242985010147" calcext:value-type="float">
            <text:p>0.242985010147</text:p>
          </table:table-cell>
        </table:table-row>
        <table:table-row table:style-name="ro1">
          <table:table-cell office:value-type="float" office:value="0.244370222092" calcext:value-type="float">
            <text:p>0.244370222092</text:p>
          </table:table-cell>
        </table:table-row>
        <table:table-row table:style-name="ro1">
          <table:table-cell office:value-type="float" office:value="0.241154909134" calcext:value-type="float">
            <text:p>0.241154909134</text:p>
          </table:table-cell>
        </table:table-row>
        <table:table-row table:style-name="ro1">
          <table:table-cell office:value-type="float" office:value="0.241173028946" calcext:value-type="float">
            <text:p>0.241173028946</text:p>
          </table:table-cell>
        </table:table-row>
        <table:table-row table:style-name="ro1">
          <table:table-cell office:value-type="float" office:value="0.242750883102" calcext:value-type="float">
            <text:p>0.242750883102</text:p>
          </table:table-cell>
        </table:table-row>
        <table:table-row table:style-name="ro1">
          <table:table-cell office:value-type="float" office:value="0.243343114853" calcext:value-type="float">
            <text:p>0.243343114853</text:p>
          </table:table-cell>
        </table:table-row>
        <table:table-row table:style-name="ro1">
          <table:table-cell office:value-type="float" office:value="0.248931884766" calcext:value-type="float">
            <text:p>0.248931884766</text:p>
          </table:table-cell>
        </table:table-row>
        <table:table-row table:style-name="ro1">
          <table:table-cell office:value-type="float" office:value="0.242597818375" calcext:value-type="float">
            <text:p>0.242597818375</text:p>
          </table:table-cell>
        </table:table-row>
        <table:table-row table:style-name="ro1">
          <table:table-cell office:value-type="float" office:value="0.242567062378" calcext:value-type="float">
            <text:p>0.242567062378</text:p>
          </table:table-cell>
        </table:table-row>
        <table:table-row table:style-name="ro1">
          <table:table-cell office:value-type="float" office:value="0.241276025772" calcext:value-type="float">
            <text:p>0.241276025772</text:p>
          </table:table-cell>
        </table:table-row>
        <table:table-row table:style-name="ro1">
          <table:table-cell office:value-type="float" office:value="0.241271972656" calcext:value-type="float">
            <text:p>0.241271972656</text:p>
          </table:table-cell>
        </table:table-row>
        <table:table-row table:style-name="ro1">
          <table:table-cell office:value-type="float" office:value="0.242904901505" calcext:value-type="float">
            <text:p>0.242904901505</text:p>
          </table:table-cell>
        </table:table-row>
        <table:table-row table:style-name="ro1">
          <table:table-cell office:value-type="float" office:value="0.242331981659" calcext:value-type="float">
            <text:p>0.242331981659</text:p>
          </table:table-cell>
        </table:table-row>
        <table:table-row table:style-name="ro1">
          <table:table-cell office:value-type="float" office:value="0.243266105652" calcext:value-type="float">
            <text:p>0.243266105652</text:p>
          </table:table-cell>
        </table:table-row>
        <table:table-row table:style-name="ro1">
          <table:table-cell office:value-type="float" office:value="0.243510961533" calcext:value-type="float">
            <text:p>0.243510961533</text:p>
          </table:table-cell>
        </table:table-row>
        <table:table-row table:style-name="ro1">
          <table:table-cell office:value-type="float" office:value="0.244647026062" calcext:value-type="float">
            <text:p>0.244647026062</text:p>
          </table:table-cell>
        </table:table-row>
        <table:table-row table:style-name="ro1">
          <table:table-cell office:value-type="float" office:value="0.243846893311" calcext:value-type="float">
            <text:p>0.243846893311</text:p>
          </table:table-cell>
        </table:table-row>
        <table:table-row table:style-name="ro1">
          <table:table-cell office:value-type="float" office:value="0.24459695816" calcext:value-type="float">
            <text:p>0.24459695816</text:p>
          </table:table-cell>
        </table:table-row>
        <table:table-row table:style-name="ro1">
          <table:table-cell office:value-type="float" office:value="0.246426105499" calcext:value-type="float">
            <text:p>0.246426105499</text:p>
          </table:table-cell>
        </table:table-row>
        <table:table-row table:style-name="ro1">
          <table:table-cell office:value-type="float" office:value="0.244719028473" calcext:value-type="float">
            <text:p>0.244719028473</text:p>
          </table:table-cell>
        </table:table-row>
        <table:table-row table:style-name="ro1">
          <table:table-cell office:value-type="float" office:value="0.244071960449" calcext:value-type="float">
            <text:p>0.244071960449</text:p>
          </table:table-cell>
        </table:table-row>
        <table:table-row table:style-name="ro1">
          <table:table-cell office:value-type="float" office:value="0.245496034622" calcext:value-type="float">
            <text:p>0.245496034622</text:p>
          </table:table-cell>
        </table:table-row>
        <table:table-row table:style-name="ro1">
          <table:table-cell office:value-type="float" office:value="0.246016025543" calcext:value-type="float">
            <text:p>0.246016025543</text:p>
          </table:table-cell>
        </table:table-row>
        <table:table-row table:style-name="ro1">
          <table:table-cell office:value-type="float" office:value="0.246105909348" calcext:value-type="float">
            <text:p>0.246105909348</text:p>
          </table:table-cell>
        </table:table-row>
        <table:table-row table:style-name="ro1">
          <table:table-cell office:value-type="float" office:value="0.246459007263" calcext:value-type="float">
            <text:p>0.246459007263</text:p>
          </table:table-cell>
        </table:table-row>
        <table:table-row table:style-name="ro1">
          <table:table-cell office:value-type="float" office:value="0.244647026062" calcext:value-type="float">
            <text:p>0.244647026062</text:p>
          </table:table-cell>
        </table:table-row>
        <table:table-row table:style-name="ro1">
          <table:table-cell office:value-type="float" office:value="0.248386144638" calcext:value-type="float">
            <text:p>0.248386144638</text:p>
          </table:table-cell>
        </table:table-row>
        <table:table-row table:style-name="ro1">
          <table:table-cell office:value-type="float" office:value="0.247059822083" calcext:value-type="float">
            <text:p>0.247059822083</text:p>
          </table:table-cell>
        </table:table-row>
        <table:table-row table:style-name="ro1">
          <table:table-cell office:value-type="float" office:value="0.242750883102" calcext:value-type="float">
            <text:p>0.242750883102</text:p>
          </table:table-cell>
        </table:table-row>
        <table:table-row table:style-name="ro1">
          <table:table-cell office:value-type="float" office:value="0.24371099472" calcext:value-type="float">
            <text:p>0.24371099472</text:p>
          </table:table-cell>
        </table:table-row>
        <table:table-row table:style-name="ro1">
          <table:table-cell office:value-type="float" office:value="0.245913982391" calcext:value-type="float">
            <text:p>0.245913982391</text:p>
          </table:table-cell>
        </table:table-row>
        <table:table-row table:style-name="ro1">
          <table:table-cell office:value-type="float" office:value="0.24155497551" calcext:value-type="float">
            <text:p>0.24155497551</text:p>
          </table:table-cell>
        </table:table-row>
        <table:table-row table:style-name="ro1">
          <table:table-cell office:value-type="float" office:value="0.207979917526" calcext:value-type="float">
            <text:p>0.207979917526</text:p>
          </table:table-cell>
        </table:table-row>
        <table:table-row table:style-name="ro1">
          <table:table-cell office:value-type="float" office:value="0.20894408226" calcext:value-type="float">
            <text:p>0.20894408226</text:p>
          </table:table-cell>
        </table:table-row>
        <table:table-row table:style-name="ro1">
          <table:table-cell office:value-type="float" office:value="0.208020925522" calcext:value-type="float">
            <text:p>0.208020925522</text:p>
          </table:table-cell>
        </table:table-row>
        <table:table-row table:style-name="ro1">
          <table:table-cell office:value-type="float" office:value="0.207566022873" calcext:value-type="float">
            <text:p>0.207566022873</text:p>
          </table:table-cell>
        </table:table-row>
        <table:table-row table:style-name="ro1">
          <table:table-cell office:value-type="float" office:value="0.208253145218" calcext:value-type="float">
            <text:p>0.208253145218</text:p>
          </table:table-cell>
        </table:table-row>
        <table:table-row table:style-name="ro1">
          <table:table-cell office:value-type="float" office:value="0.206825971603" calcext:value-type="float">
            <text:p>0.206825971603</text:p>
          </table:table-cell>
        </table:table-row>
        <table:table-row table:style-name="ro1">
          <table:table-cell office:value-type="float" office:value="0.206696987152" calcext:value-type="float">
            <text:p>0.206696987152</text:p>
          </table:table-cell>
        </table:table-row>
        <table:table-row table:style-name="ro1">
          <table:table-cell office:value-type="float" office:value="0.207633018494" calcext:value-type="float">
            <text:p>0.207633018494</text:p>
          </table:table-cell>
        </table:table-row>
        <table:table-row table:style-name="ro1">
          <table:table-cell office:value-type="float" office:value="0.205821037292" calcext:value-type="float">
            <text:p>0.205821037292</text:p>
          </table:table-cell>
        </table:table-row>
        <table:table-row table:style-name="ro1">
          <table:table-cell office:value-type="float" office:value="0.206565856934" calcext:value-type="float">
            <text:p>0.206565856934</text:p>
          </table:table-cell>
        </table:table-row>
        <table:table-row table:style-name="ro1">
          <table:table-cell office:value-type="float" office:value="0.206726074219" calcext:value-type="float">
            <text:p>0.206726074219</text:p>
          </table:table-cell>
        </table:table-row>
        <table:table-row table:style-name="ro1">
          <table:table-cell office:value-type="float" office:value="0.207705974579" calcext:value-type="float">
            <text:p>0.207705974579</text:p>
          </table:table-cell>
        </table:table-row>
        <table:table-row table:style-name="ro1">
          <table:table-cell office:value-type="float" office:value="0.207397937775" calcext:value-type="float">
            <text:p>0.207397937775</text:p>
          </table:table-cell>
        </table:table-row>
        <table:table-row table:style-name="ro1">
          <table:table-cell office:value-type="float" office:value="0.20979809761" calcext:value-type="float">
            <text:p>0.20979809761</text:p>
          </table:table-cell>
        </table:table-row>
        <table:table-row table:style-name="ro1">
          <table:table-cell office:value-type="float" office:value="0.207643985748" calcext:value-type="float">
            <text:p>0.207643985748</text:p>
          </table:table-cell>
        </table:table-row>
        <table:table-row table:style-name="ro1">
          <table:table-cell office:value-type="float" office:value="0.208546161652" calcext:value-type="float">
            <text:p>0.208546161652</text:p>
          </table:table-cell>
        </table:table-row>
        <table:table-row table:style-name="ro1">
          <table:table-cell office:value-type="float" office:value="0.209222078323" calcext:value-type="float">
            <text:p>0.209222078323</text:p>
          </table:table-cell>
        </table:table-row>
        <table:table-row table:style-name="ro1">
          <table:table-cell office:value-type="float" office:value="0.210489988327" calcext:value-type="float">
            <text:p>0.210489988327</text:p>
          </table:table-cell>
        </table:table-row>
        <table:table-row table:style-name="ro1">
          <table:table-cell office:value-type="float" office:value="0.206851005554" calcext:value-type="float">
            <text:p>0.206851005554</text:p>
          </table:table-cell>
        </table:table-row>
        <table:table-row table:style-name="ro1">
          <table:table-cell office:value-type="float" office:value="0.207580089569" calcext:value-type="float">
            <text:p>0.207580089569</text:p>
          </table:table-cell>
        </table:table-row>
        <table:table-row table:style-name="ro1">
          <table:table-cell office:value-type="float" office:value="0.208369016647" calcext:value-type="float">
            <text:p>0.208369016647</text:p>
          </table:table-cell>
        </table:table-row>
        <table:table-row table:style-name="ro1">
          <table:table-cell office:value-type="float" office:value="0.208832025528" calcext:value-type="float">
            <text:p>0.208832025528</text:p>
          </table:table-cell>
        </table:table-row>
        <table:table-row table:style-name="ro1">
          <table:table-cell office:value-type="float" office:value="0.212528944016" calcext:value-type="float">
            <text:p>0.212528944016</text:p>
          </table:table-cell>
        </table:table-row>
        <table:table-row table:style-name="ro1">
          <table:table-cell office:value-type="float" office:value="0.207524061203" calcext:value-type="float">
            <text:p>0.207524061203</text:p>
          </table:table-cell>
        </table:table-row>
        <table:table-row table:style-name="ro1">
          <table:table-cell office:value-type="float" office:value="0.208435058594" calcext:value-type="float">
            <text:p>0.208435058594</text:p>
          </table:table-cell>
        </table:table-row>
        <table:table-row table:style-name="ro1">
          <table:table-cell office:value-type="float" office:value="0.223363876343" calcext:value-type="float">
            <text:p>0.223363876343</text:p>
          </table:table-cell>
        </table:table-row>
        <table:table-row table:style-name="ro1">
          <table:table-cell office:value-type="float" office:value="0.209056138992" calcext:value-type="float">
            <text:p>0.209056138992</text:p>
          </table:table-cell>
        </table:table-row>
        <table:table-row table:style-name="ro1">
          <table:table-cell office:value-type="float" office:value="0.209862947464" calcext:value-type="float">
            <text:p>0.209862947464</text:p>
          </table:table-cell>
        </table:table-row>
        <table:table-row table:style-name="ro1">
          <table:table-cell office:value-type="float" office:value="0.208681106567" calcext:value-type="float">
            <text:p>0.208681106567</text:p>
          </table:table-cell>
        </table:table-row>
        <table:table-row table:style-name="ro1">
          <table:table-cell office:value-type="float" office:value="0.208655118942" calcext:value-type="float">
            <text:p>0.208655118942</text:p>
          </table:table-cell>
        </table:table-row>
        <table:table-row table:style-name="ro1">
          <table:table-cell office:value-type="float" office:value="0.20979309082" calcext:value-type="float">
            <text:p>0.20979309082</text:p>
          </table:table-cell>
        </table:table-row>
        <table:table-row table:style-name="ro1">
          <table:table-cell office:value-type="float" office:value="0.212227106094" calcext:value-type="float">
            <text:p>0.212227106094</text:p>
          </table:table-cell>
        </table:table-row>
        <table:table-row table:style-name="ro1">
          <table:table-cell office:value-type="float" office:value="0.208816051483" calcext:value-type="float">
            <text:p>0.208816051483</text:p>
          </table:table-cell>
        </table:table-row>
        <table:table-row table:style-name="ro1">
          <table:table-cell office:value-type="float" office:value="0.210870027542" calcext:value-type="float">
            <text:p>0.210870027542</text:p>
          </table:table-cell>
        </table:table-row>
        <table:table-row table:style-name="ro1">
          <table:table-cell office:value-type="float" office:value="0.211140871048" calcext:value-type="float">
            <text:p>0.211140871048</text:p>
          </table:table-cell>
        </table:table-row>
        <table:table-row table:style-name="ro1">
          <table:table-cell office:value-type="float" office:value="0.212584972382" calcext:value-type="float">
            <text:p>0.212584972382</text:p>
          </table:table-cell>
        </table:table-row>
        <table:table-row table:style-name="ro1">
          <table:table-cell office:value-type="float" office:value="0.224036216736" calcext:value-type="float">
            <text:p>0.224036216736</text:p>
          </table:table-cell>
        </table:table-row>
        <table:table-row table:style-name="ro1">
          <table:table-cell office:value-type="float" office:value="0.222936868668" calcext:value-type="float">
            <text:p>0.222936868668</text:p>
          </table:table-cell>
        </table:table-row>
        <table:table-row table:style-name="ro1">
          <table:table-cell office:value-type="float" office:value="0.224786996841" calcext:value-type="float">
            <text:p>0.224786996841</text:p>
          </table:table-cell>
        </table:table-row>
        <table:table-row table:style-name="ro1">
          <table:table-cell office:value-type="float" office:value="0.225766181946" calcext:value-type="float">
            <text:p>0.225766181946</text:p>
          </table:table-cell>
        </table:table-row>
        <table:table-row table:style-name="ro1">
          <table:table-cell office:value-type="float" office:value="0.225975036621" calcext:value-type="float">
            <text:p>0.225975036621</text:p>
          </table:table-cell>
        </table:table-row>
        <table:table-row table:style-name="ro1">
          <table:table-cell office:value-type="float" office:value="0.227351903915" calcext:value-type="float">
            <text:p>0.227351903915</text:p>
          </table:table-cell>
        </table:table-row>
        <table:table-row table:style-name="ro1">
          <table:table-cell office:value-type="float" office:value="0.225816965103" calcext:value-type="float">
            <text:p>0.225816965103</text:p>
          </table:table-cell>
        </table:table-row>
        <table:table-row table:style-name="ro1">
          <table:table-cell office:value-type="float" office:value="0.228699922562" calcext:value-type="float">
            <text:p>0.228699922562</text:p>
          </table:table-cell>
        </table:table-row>
        <table:table-row table:style-name="ro1">
          <table:table-cell office:value-type="float" office:value="0.226717948914" calcext:value-type="float">
            <text:p>0.226717948914</text:p>
          </table:table-cell>
        </table:table-row>
        <table:table-row table:style-name="ro1">
          <table:table-cell office:value-type="float" office:value="0.226201057434" calcext:value-type="float">
            <text:p>0.226201057434</text:p>
          </table:table-cell>
        </table:table-row>
        <table:table-row table:style-name="ro1">
          <table:table-cell office:value-type="float" office:value="0.226369857788" calcext:value-type="float">
            <text:p>0.226369857788</text:p>
          </table:table-cell>
        </table:table-row>
        <table:table-row table:style-name="ro1">
          <table:table-cell office:value-type="float" office:value="0.228852033615" calcext:value-type="float">
            <text:p>0.228852033615</text:p>
          </table:table-cell>
        </table:table-row>
        <table:table-row table:style-name="ro1">
          <table:table-cell office:value-type="float" office:value="0.228724002838" calcext:value-type="float">
            <text:p>0.228724002838</text:p>
          </table:table-cell>
        </table:table-row>
        <table:table-row table:style-name="ro1">
          <table:table-cell office:value-type="float" office:value="0.230656862259" calcext:value-type="float">
            <text:p>0.230656862259</text:p>
          </table:table-cell>
        </table:table-row>
        <table:table-row table:style-name="ro1">
          <table:table-cell office:value-type="float" office:value="0.227216959" calcext:value-type="float">
            <text:p>0.227216959</text:p>
          </table:table-cell>
        </table:table-row>
        <table:table-row table:style-name="ro1">
          <table:table-cell office:value-type="float" office:value="0.226595878601" calcext:value-type="float">
            <text:p>0.226595878601</text:p>
          </table:table-cell>
        </table:table-row>
        <table:table-row table:style-name="ro1">
          <table:table-cell office:value-type="float" office:value="0.226918935776" calcext:value-type="float">
            <text:p>0.226918935776</text:p>
          </table:table-cell>
        </table:table-row>
        <table:table-row table:style-name="ro1">
          <table:table-cell office:value-type="float" office:value="0.227147102356" calcext:value-type="float">
            <text:p>0.227147102356</text:p>
          </table:table-cell>
        </table:table-row>
        <table:table-row table:style-name="ro1">
          <table:table-cell office:value-type="float" office:value="0.229150056839" calcext:value-type="float">
            <text:p>0.229150056839</text:p>
          </table:table-cell>
        </table:table-row>
        <table:table-row table:style-name="ro1">
          <table:table-cell office:value-type="float" office:value="0.226536035538" calcext:value-type="float">
            <text:p>0.226536035538</text:p>
          </table:table-cell>
        </table:table-row>
        <table:table-row table:style-name="ro1">
          <table:table-cell office:value-type="float" office:value="0.228094816208" calcext:value-type="float">
            <text:p>0.228094816208</text:p>
          </table:table-cell>
        </table:table-row>
        <table:table-row table:style-name="ro1">
          <table:table-cell office:value-type="float" office:value="0.228005886078" calcext:value-type="float">
            <text:p>0.228005886078</text:p>
          </table:table-cell>
        </table:table-row>
        <table:table-row table:style-name="ro1">
          <table:table-cell office:value-type="float" office:value="0.230535984039" calcext:value-type="float">
            <text:p>0.230535984039</text:p>
          </table:table-cell>
        </table:table-row>
        <table:table-row table:style-name="ro1">
          <table:table-cell office:value-type="float" office:value="0.230057001114" calcext:value-type="float">
            <text:p>0.230057001114</text:p>
          </table:table-cell>
        </table:table-row>
        <table:table-row table:style-name="ro1">
          <table:table-cell office:value-type="float" office:value="0.230226993561" calcext:value-type="float">
            <text:p>0.230226993561</text:p>
          </table:table-cell>
        </table:table-row>
        <table:table-row table:style-name="ro1">
          <table:table-cell office:value-type="float" office:value="0.229429960251" calcext:value-type="float">
            <text:p>0.229429960251</text:p>
          </table:table-cell>
        </table:table-row>
        <table:table-row table:style-name="ro1">
          <table:table-cell office:value-type="float" office:value="0.230367898941" calcext:value-type="float">
            <text:p>0.230367898941</text:p>
          </table:table-cell>
        </table:table-row>
        <table:table-row table:style-name="ro1">
          <table:table-cell office:value-type="float" office:value="0.230628967285" calcext:value-type="float">
            <text:p>0.230628967285</text:p>
          </table:table-cell>
        </table:table-row>
        <table:table-row table:style-name="ro1">
          <table:table-cell office:value-type="float" office:value="0.227638959885" calcext:value-type="float">
            <text:p>0.227638959885</text:p>
          </table:table-cell>
        </table:table-row>
        <table:table-row table:style-name="ro1">
          <table:table-cell office:value-type="float" office:value="0.228823900223" calcext:value-type="float">
            <text:p>0.228823900223</text:p>
          </table:table-cell>
        </table:table-row>
        <table:table-row table:style-name="ro1">
          <table:table-cell office:value-type="float" office:value="0.227203130722" calcext:value-type="float">
            <text:p>0.227203130722</text:p>
          </table:table-cell>
        </table:table-row>
        <table:table-row table:style-name="ro1">
          <table:table-cell office:value-type="float" office:value="0.231869220734" calcext:value-type="float">
            <text:p>0.231869220734</text:p>
          </table:table-cell>
        </table:table-row>
        <table:table-row table:style-name="ro1">
          <table:table-cell office:value-type="float" office:value="0.227136850357" calcext:value-type="float">
            <text:p>0.227136850357</text:p>
          </table:table-cell>
        </table:table-row>
        <table:table-row table:style-name="ro1">
          <table:table-cell office:value-type="float" office:value="0.229223966599" calcext:value-type="float">
            <text:p>0.229223966599</text:p>
          </table:table-cell>
        </table:table-row>
        <table:table-row table:style-name="ro1">
          <table:table-cell office:value-type="float" office:value="0.22857093811" calcext:value-type="float">
            <text:p>0.22857093811</text:p>
          </table:table-cell>
        </table:table-row>
        <table:table-row table:style-name="ro1">
          <table:table-cell office:value-type="float" office:value="0.228620052338" calcext:value-type="float">
            <text:p>0.228620052338</text:p>
          </table:table-cell>
        </table:table-row>
        <table:table-row table:style-name="ro1">
          <table:table-cell office:value-type="float" office:value="0.198001146317" calcext:value-type="float">
            <text:p>0.198001146317</text:p>
          </table:table-cell>
        </table:table-row>
        <table:table-row table:style-name="ro1">
          <table:table-cell office:value-type="float" office:value="0.200253009796" calcext:value-type="float">
            <text:p>0.200253009796</text:p>
          </table:table-cell>
        </table:table-row>
        <table:table-row table:style-name="ro1">
          <table:table-cell office:value-type="float" office:value="0.199621200562" calcext:value-type="float">
            <text:p>0.199621200562</text:p>
          </table:table-cell>
        </table:table-row>
        <table:table-row table:style-name="ro1">
          <table:table-cell office:value-type="float" office:value="0.207420110703" calcext:value-type="float">
            <text:p>0.207420110703</text:p>
          </table:table-cell>
        </table:table-row>
        <table:table-row table:style-name="ro1">
          <table:table-cell office:value-type="float" office:value="0.202597141266" calcext:value-type="float">
            <text:p>0.202597141266</text:p>
          </table:table-cell>
        </table:table-row>
        <table:table-row table:style-name="ro1">
          <table:table-cell office:value-type="float" office:value="0.199984073639" calcext:value-type="float">
            <text:p>0.199984073639</text:p>
          </table:table-cell>
        </table:table-row>
        <table:table-row table:style-name="ro1">
          <table:table-cell office:value-type="float" office:value="0.201666116714" calcext:value-type="float">
            <text:p>0.201666116714</text:p>
          </table:table-cell>
        </table:table-row>
        <table:table-row table:style-name="ro1">
          <table:table-cell office:value-type="float" office:value="0.200343132019" calcext:value-type="float">
            <text:p>0.200343132019</text:p>
          </table:table-cell>
        </table:table-row>
        <table:table-row table:style-name="ro1">
          <table:table-cell office:value-type="float" office:value="0.199693918228" calcext:value-type="float">
            <text:p>0.199693918228</text:p>
          </table:table-cell>
        </table:table-row>
        <table:table-row table:style-name="ro1">
          <table:table-cell office:value-type="float" office:value="0.205758094788" calcext:value-type="float">
            <text:p>0.205758094788</text:p>
          </table:table-cell>
        </table:table-row>
        <table:table-row table:style-name="ro1">
          <table:table-cell office:value-type="float" office:value="0.199178934097" calcext:value-type="float">
            <text:p>0.199178934097</text:p>
          </table:table-cell>
        </table:table-row>
        <table:table-row table:style-name="ro1">
          <table:table-cell office:value-type="float" office:value="0.198616981506" calcext:value-type="float">
            <text:p>0.198616981506</text:p>
          </table:table-cell>
        </table:table-row>
        <table:table-row table:style-name="ro1">
          <table:table-cell office:value-type="float" office:value="0.200512886047" calcext:value-type="float">
            <text:p>0.200512886047</text:p>
          </table:table-cell>
        </table:table-row>
        <table:table-row table:style-name="ro1">
          <table:table-cell office:value-type="float" office:value="0.201494932175" calcext:value-type="float">
            <text:p>0.201494932175</text:p>
          </table:table-cell>
        </table:table-row>
        <table:table-row table:style-name="ro1">
          <table:table-cell office:value-type="float" office:value="0.202663898468" calcext:value-type="float">
            <text:p>0.202663898468</text:p>
          </table:table-cell>
        </table:table-row>
        <table:table-row table:style-name="ro1">
          <table:table-cell office:value-type="float" office:value="0.201961040497" calcext:value-type="float">
            <text:p>0.201961040497</text:p>
          </table:table-cell>
        </table:table-row>
        <table:table-row table:style-name="ro1">
          <table:table-cell office:value-type="float" office:value="0.201344013214" calcext:value-type="float">
            <text:p>0.201344013214</text:p>
          </table:table-cell>
        </table:table-row>
        <table:table-row table:style-name="ro1">
          <table:table-cell office:value-type="float" office:value="0.190711975098" calcext:value-type="float">
            <text:p>0.190711975098</text:p>
          </table:table-cell>
        </table:table-row>
        <table:table-row table:style-name="ro1">
          <table:table-cell office:value-type="float" office:value="0.190630912781" calcext:value-type="float">
            <text:p>0.190630912781</text:p>
          </table:table-cell>
        </table:table-row>
        <table:table-row table:style-name="ro1">
          <table:table-cell office:value-type="float" office:value="0.193155050278" calcext:value-type="float">
            <text:p>0.193155050278</text:p>
          </table:table-cell>
        </table:table-row>
        <table:table-row table:style-name="ro1">
          <table:table-cell office:value-type="float" office:value="0.189558982849" calcext:value-type="float">
            <text:p>0.189558982849</text:p>
          </table:table-cell>
        </table:table-row>
        <table:table-row table:style-name="ro1">
          <table:table-cell office:value-type="float" office:value="0.18833899498" calcext:value-type="float">
            <text:p>0.18833899498</text:p>
          </table:table-cell>
        </table:table-row>
        <table:table-row table:style-name="ro1">
          <table:table-cell office:value-type="float" office:value="0.190665006638" calcext:value-type="float">
            <text:p>0.190665006638</text:p>
          </table:table-cell>
        </table:table-row>
        <table:table-row table:style-name="ro1">
          <table:table-cell office:value-type="float" office:value="0.189658164978" calcext:value-type="float">
            <text:p>0.189658164978</text:p>
          </table:table-cell>
        </table:table-row>
        <table:table-row table:style-name="ro1">
          <table:table-cell office:value-type="float" office:value="0.192320823669" calcext:value-type="float">
            <text:p>0.192320823669</text:p>
          </table:table-cell>
        </table:table-row>
        <table:table-row table:style-name="ro1">
          <table:table-cell office:value-type="float" office:value="0.19075512886" calcext:value-type="float">
            <text:p>0.19075512886</text:p>
          </table:table-cell>
        </table:table-row>
        <table:table-row table:style-name="ro1">
          <table:table-cell office:value-type="float" office:value="0.190124988556" calcext:value-type="float">
            <text:p>0.190124988556</text:p>
          </table:table-cell>
        </table:table-row>
        <table:table-row table:style-name="ro1">
          <table:table-cell office:value-type="float" office:value="0.191248178482" calcext:value-type="float">
            <text:p>0.191248178482</text:p>
          </table:table-cell>
        </table:table-row>
        <table:table-row table:style-name="ro1">
          <table:table-cell office:value-type="float" office:value="0.190877914429" calcext:value-type="float">
            <text:p>0.190877914429</text:p>
          </table:table-cell>
        </table:table-row>
        <table:table-row table:style-name="ro1">
          <table:table-cell office:value-type="float" office:value="0.193212032318" calcext:value-type="float">
            <text:p>0.193212032318</text:p>
          </table:table-cell>
        </table:table-row>
        <table:table-row table:style-name="ro1">
          <table:table-cell office:value-type="float" office:value="0.193773984909" calcext:value-type="float">
            <text:p>0.193773984909</text:p>
          </table:table-cell>
        </table:table-row>
        <table:table-row table:style-name="ro1">
          <table:table-cell office:value-type="float" office:value="0.193154096603" calcext:value-type="float">
            <text:p>0.193154096603</text:p>
          </table:table-cell>
        </table:table-row>
        <table:table-row table:style-name="ro1">
          <table:table-cell office:value-type="float" office:value="0.192310094833" calcext:value-type="float">
            <text:p>0.192310094833</text:p>
          </table:table-cell>
        </table:table-row>
        <table:table-row table:style-name="ro1">
          <table:table-cell office:value-type="float" office:value="0.194034099579" calcext:value-type="float">
            <text:p>0.194034099579</text:p>
          </table:table-cell>
        </table:table-row>
        <table:table-row table:style-name="ro1">
          <table:table-cell office:value-type="float" office:value="0.193197011948" calcext:value-type="float">
            <text:p>0.193197011948</text:p>
          </table:table-cell>
        </table:table-row>
        <table:table-row table:style-name="ro1">
          <table:table-cell office:value-type="float" office:value="0.194952011108" calcext:value-type="float">
            <text:p>0.194952011108</text:p>
          </table:table-cell>
        </table:table-row>
        <table:table-row table:style-name="ro1">
          <table:table-cell office:value-type="float" office:value="0.193331956863" calcext:value-type="float">
            <text:p>0.193331956863</text:p>
          </table:table-cell>
        </table:table-row>
        <table:table-row table:style-name="ro1">
          <table:table-cell office:value-type="float" office:value="0.191889047623" calcext:value-type="float">
            <text:p>0.191889047623</text:p>
          </table:table-cell>
        </table:table-row>
        <table:table-row table:style-name="ro1">
          <table:table-cell office:value-type="float" office:value="0.192387104034" calcext:value-type="float">
            <text:p>0.192387104034</text:p>
          </table:table-cell>
        </table:table-row>
        <table:table-row table:style-name="ro1">
          <table:table-cell office:value-type="float" office:value="0.193367958069" calcext:value-type="float">
            <text:p>0.193367958069</text:p>
          </table:table-cell>
        </table:table-row>
        <table:table-row table:style-name="ro1">
          <table:table-cell office:value-type="float" office:value="0.19752407074" calcext:value-type="float">
            <text:p>0.19752407074</text:p>
          </table:table-cell>
        </table:table-row>
        <table:table-row table:style-name="ro1">
          <table:table-cell office:value-type="float" office:value="0.192963123322" calcext:value-type="float">
            <text:p>0.192963123322</text:p>
          </table:table-cell>
        </table:table-row>
        <table:table-row table:style-name="ro1">
          <table:table-cell office:value-type="float" office:value="0.193488121033" calcext:value-type="float">
            <text:p>0.193488121033</text:p>
          </table:table-cell>
        </table:table-row>
        <table:table-row table:style-name="ro1">
          <table:table-cell office:value-type="float" office:value="0.194579839706" calcext:value-type="float">
            <text:p>0.194579839706</text:p>
          </table:table-cell>
        </table:table-row>
        <table:table-row table:style-name="ro1">
          <table:table-cell office:value-type="float" office:value="0.192529916763" calcext:value-type="float">
            <text:p>0.192529916763</text:p>
          </table:table-cell>
        </table:table-row>
        <table:table-row table:style-name="ro1">
          <table:table-cell office:value-type="float" office:value="0.194990873337" calcext:value-type="float">
            <text:p>0.194990873337</text:p>
          </table:table-cell>
        </table:table-row>
        <table:table-row table:style-name="ro1">
          <table:table-cell office:value-type="float" office:value="0.19379401207" calcext:value-type="float">
            <text:p>0.19379401207</text:p>
          </table:table-cell>
        </table:table-row>
        <table:table-row table:style-name="ro1">
          <table:table-cell office:value-type="float" office:value="0.194605827332" calcext:value-type="float">
            <text:p>0.194605827332</text:p>
          </table:table-cell>
        </table:table-row>
        <table:table-row table:style-name="ro1">
          <table:table-cell office:value-type="float" office:value="0.195157051086" calcext:value-type="float">
            <text:p>0.195157051086</text:p>
          </table:table-cell>
        </table:table-row>
        <table:table-row table:style-name="ro1">
          <table:table-cell office:value-type="float" office:value="0.194114923477" calcext:value-type="float">
            <text:p>0.194114923477</text:p>
          </table:table-cell>
        </table:table-row>
        <table:table-row table:style-name="ro1">
          <table:table-cell office:value-type="float" office:value="0.195981025696" calcext:value-type="float">
            <text:p>0.195981025696</text:p>
          </table:table-cell>
        </table:table-row>
        <table:table-row table:style-name="ro1">
          <table:table-cell office:value-type="float" office:value="0.266288995743" calcext:value-type="float">
            <text:p>0.266288995743</text:p>
          </table:table-cell>
        </table:table-row>
        <table:table-row table:style-name="ro1">
          <table:table-cell office:value-type="float" office:value="0.263817071915" calcext:value-type="float">
            <text:p>0.263817071915</text:p>
          </table:table-cell>
        </table:table-row>
        <table:table-row table:style-name="ro1">
          <table:table-cell office:value-type="float" office:value="0.263193845749" calcext:value-type="float">
            <text:p>0.263193845749</text:p>
          </table:table-cell>
        </table:table-row>
        <table:table-row table:style-name="ro1">
          <table:table-cell office:value-type="float" office:value="0.263323068619" calcext:value-type="float">
            <text:p>0.263323068619</text:p>
          </table:table-cell>
        </table:table-row>
        <table:table-row table:style-name="ro1">
          <table:table-cell office:value-type="float" office:value="0.264101982117" calcext:value-type="float">
            <text:p>0.264101982117</text:p>
          </table:table-cell>
        </table:table-row>
        <table:table-row table:style-name="ro1">
          <table:table-cell office:value-type="float" office:value="0.26139998436" calcext:value-type="float">
            <text:p>0.26139998436</text:p>
          </table:table-cell>
        </table:table-row>
        <table:table-row table:style-name="ro1">
          <table:table-cell office:value-type="float" office:value="0.262774944305" calcext:value-type="float">
            <text:p>0.262774944305</text:p>
          </table:table-cell>
        </table:table-row>
        <table:table-row table:style-name="ro1">
          <table:table-cell office:value-type="float" office:value="0.263197898865" calcext:value-type="float">
            <text:p>0.263197898865</text:p>
          </table:table-cell>
        </table:table-row>
        <table:table-row table:style-name="ro1">
          <table:table-cell office:value-type="float" office:value="0.260015964508" calcext:value-type="float">
            <text:p>0.260015964508</text:p>
          </table:table-cell>
        </table:table-row>
        <table:table-row table:style-name="ro1">
          <table:table-cell office:value-type="float" office:value="0.262250900269" calcext:value-type="float">
            <text:p>0.262250900269</text:p>
          </table:table-cell>
        </table:table-row>
        <table:table-row table:style-name="ro1">
          <table:table-cell office:value-type="float" office:value="0.263540029526" calcext:value-type="float">
            <text:p>0.263540029526</text:p>
          </table:table-cell>
        </table:table-row>
        <table:table-row table:style-name="ro1">
          <table:table-cell office:value-type="float" office:value="0.265017032623" calcext:value-type="float">
            <text:p>0.265017032623</text:p>
          </table:table-cell>
        </table:table-row>
        <table:table-row table:style-name="ro1">
          <table:table-cell office:value-type="float" office:value="0.26242017746" calcext:value-type="float">
            <text:p>0.26242017746</text:p>
          </table:table-cell>
        </table:table-row>
        <table:table-row table:style-name="ro1">
          <table:table-cell office:value-type="float" office:value="0.26601600647" calcext:value-type="float">
            <text:p>0.26601600647</text:p>
          </table:table-cell>
        </table:table-row>
        <table:table-row table:style-name="ro1">
          <table:table-cell office:value-type="float" office:value="0.263657808304" calcext:value-type="float">
            <text:p>0.263657808304</text:p>
          </table:table-cell>
        </table:table-row>
        <table:table-row table:style-name="ro1">
          <table:table-cell office:value-type="float" office:value="0.262733221054" calcext:value-type="float">
            <text:p>0.262733221054</text:p>
          </table:table-cell>
        </table:table-row>
        <table:table-row table:style-name="ro1">
          <table:table-cell office:value-type="float" office:value="0.266012907028" calcext:value-type="float">
            <text:p>0.266012907028</text:p>
          </table:table-cell>
        </table:table-row>
        <table:table-row table:style-name="ro1">
          <table:table-cell office:value-type="float" office:value="0.304445028305" calcext:value-type="float">
            <text:p>0.304445028305</text:p>
          </table:table-cell>
        </table:table-row>
        <table:table-row table:style-name="ro1">
          <table:table-cell office:value-type="float" office:value="0.265431880951" calcext:value-type="float">
            <text:p>0.265431880951</text:p>
          </table:table-cell>
        </table:table-row>
        <table:table-row table:style-name="ro1">
          <table:table-cell office:value-type="float" office:value="0.263921976089" calcext:value-type="float">
            <text:p>0.263921976089</text:p>
          </table:table-cell>
        </table:table-row>
        <table:table-row table:style-name="ro1">
          <table:table-cell office:value-type="float" office:value="0.262203931808" calcext:value-type="float">
            <text:p>0.262203931808</text:p>
          </table:table-cell>
        </table:table-row>
        <table:table-row table:style-name="ro1">
          <table:table-cell office:value-type="float" office:value="0.271760940552" calcext:value-type="float">
            <text:p>0.271760940552</text:p>
          </table:table-cell>
        </table:table-row>
        <table:table-row table:style-name="ro1">
          <table:table-cell office:value-type="float" office:value="0.2678129673" calcext:value-type="float">
            <text:p>0.2678129673</text:p>
          </table:table-cell>
        </table:table-row>
        <table:table-row table:style-name="ro1">
          <table:table-cell office:value-type="float" office:value="0.2664270401" calcext:value-type="float">
            <text:p>0.2664270401</text:p>
          </table:table-cell>
        </table:table-row>
        <table:table-row table:style-name="ro1">
          <table:table-cell office:value-type="float" office:value="0.265300989151" calcext:value-type="float">
            <text:p>0.265300989151</text:p>
          </table:table-cell>
        </table:table-row>
        <table:table-row table:style-name="ro1">
          <table:table-cell office:value-type="float" office:value="0.265239953995" calcext:value-type="float">
            <text:p>0.265239953995</text:p>
          </table:table-cell>
        </table:table-row>
        <table:table-row table:style-name="ro1">
          <table:table-cell office:value-type="float" office:value="0.26363992691" calcext:value-type="float">
            <text:p>0.26363992691</text:p>
          </table:table-cell>
        </table:table-row>
        <table:table-row table:style-name="ro1">
          <table:table-cell office:value-type="float" office:value="0.261777877808" calcext:value-type="float">
            <text:p>0.261777877808</text:p>
          </table:table-cell>
        </table:table-row>
        <table:table-row table:style-name="ro1">
          <table:table-cell office:value-type="float" office:value="0.263160943985" calcext:value-type="float">
            <text:p>0.263160943985</text:p>
          </table:table-cell>
        </table:table-row>
        <table:table-row table:style-name="ro1">
          <table:table-cell office:value-type="float" office:value="0.262932777405" calcext:value-type="float">
            <text:p>0.262932777405</text:p>
          </table:table-cell>
        </table:table-row>
        <table:table-row table:style-name="ro1">
          <table:table-cell office:value-type="float" office:value="0.263266086578" calcext:value-type="float">
            <text:p>0.263266086578</text:p>
          </table:table-cell>
        </table:table-row>
        <table:table-row table:style-name="ro1">
          <table:table-cell office:value-type="float" office:value="0.264678001404" calcext:value-type="float">
            <text:p>0.264678001404</text:p>
          </table:table-cell>
        </table:table-row>
        <table:table-row table:style-name="ro1">
          <table:table-cell office:value-type="float" office:value="0.264330148697" calcext:value-type="float">
            <text:p>0.264330148697</text:p>
          </table:table-cell>
        </table:table-row>
        <table:table-row table:style-name="ro1">
          <table:table-cell office:value-type="float" office:value="0.264637947083" calcext:value-type="float">
            <text:p>0.264637947083</text:p>
          </table:table-cell>
        </table:table-row>
        <table:table-row table:style-name="ro1">
          <table:table-cell office:value-type="float" office:value="0.262347221375" calcext:value-type="float">
            <text:p>0.262347221375</text:p>
          </table:table-cell>
        </table:table-row>
        <table:table-row table:style-name="ro1">
          <table:table-cell office:value-type="float" office:value="0.263386011124" calcext:value-type="float">
            <text:p>0.263386011124</text:p>
          </table:table-cell>
        </table:table-row>
        <table:table-row table:style-name="ro1">
          <table:table-cell office:value-type="float" office:value="0.264259815216" calcext:value-type="float">
            <text:p>0.264259815216</text:p>
          </table:table-cell>
        </table:table-row>
        <table:table-row table:style-name="ro1">
          <table:table-cell office:value-type="float" office:value="0.265722036362" calcext:value-type="float">
            <text:p>0.265722036362</text:p>
          </table:table-cell>
        </table:table-row>
        <table:table-row table:style-name="ro1">
          <table:table-cell office:value-type="float" office:value="0.262736797333" calcext:value-type="float">
            <text:p>0.262736797333</text:p>
          </table:table-cell>
        </table:table-row>
        <table:table-row table:style-name="ro1">
          <table:table-cell office:value-type="float" office:value="0.263665914536" calcext:value-type="float">
            <text:p>0.263665914536</text:p>
          </table:table-cell>
        </table:table-row>
        <table:table-row table:style-name="ro1">
          <table:table-cell office:value-type="float" office:value="0.264840841293" calcext:value-type="float">
            <text:p>0.264840841293</text:p>
          </table:table-cell>
        </table:table-row>
        <table:table-row table:style-name="ro1">
          <table:table-cell office:value-type="float" office:value="0.265539884567" calcext:value-type="float">
            <text:p>0.265539884567</text:p>
          </table:table-cell>
        </table:table-row>
        <table:table-row table:style-name="ro1">
          <table:table-cell office:value-type="float" office:value="0.265429973602" calcext:value-type="float">
            <text:p>0.265429973602</text:p>
          </table:table-cell>
        </table:table-row>
        <table:table-row table:style-name="ro1">
          <table:table-cell office:value-type="float" office:value="0.266620159149" calcext:value-type="float">
            <text:p>0.266620159149</text:p>
          </table:table-cell>
        </table:table-row>
        <table:table-row table:style-name="ro1">
          <table:table-cell office:value-type="float" office:value="0.267900943756" calcext:value-type="float">
            <text:p>0.267900943756</text:p>
          </table:table-cell>
        </table:table-row>
        <table:table-row table:style-name="ro1">
          <table:table-cell office:value-type="float" office:value="0.266438007355" calcext:value-type="float">
            <text:p>0.266438007355</text:p>
          </table:table-cell>
        </table:table-row>
        <table:table-row table:style-name="ro1">
          <table:table-cell office:value-type="float" office:value="0.270066976547" calcext:value-type="float">
            <text:p>0.270066976547</text:p>
          </table:table-cell>
        </table:table-row>
        <table:table-row table:style-name="ro1">
          <table:table-cell office:value-type="float" office:value="0.265876054764" calcext:value-type="float">
            <text:p>0.265876054764</text:p>
          </table:table-cell>
        </table:table-row>
        <table:table-row table:style-name="ro1">
          <table:table-cell office:value-type="float" office:value="0.267544031143" calcext:value-type="float">
            <text:p>0.267544031143</text:p>
          </table:table-cell>
        </table:table-row>
        <table:table-row table:style-name="ro1">
          <table:table-cell office:value-type="float" office:value="0.265866994858" calcext:value-type="float">
            <text:p>0.265866994858</text:p>
          </table:table-cell>
        </table:table-row>
        <table:table-row table:style-name="ro1">
          <table:table-cell office:value-type="float" office:value="0.265383958817" calcext:value-type="float">
            <text:p>0.265383958817</text:p>
          </table:table-cell>
        </table:table-row>
        <table:table-row table:style-name="ro1">
          <table:table-cell office:value-type="float" office:value="0.267549991608" calcext:value-type="float">
            <text:p>0.267549991608</text:p>
          </table:table-cell>
        </table:table-row>
        <table:table-row table:style-name="ro1">
          <table:table-cell office:value-type="float" office:value="0.267620801926" calcext:value-type="float">
            <text:p>0.267620801926</text:p>
          </table:table-cell>
        </table:table-row>
        <table:table-row table:style-name="ro1">
          <table:table-cell office:value-type="float" office:value="0.264984846115" calcext:value-type="float">
            <text:p>0.264984846115</text:p>
          </table:table-cell>
        </table:table-row>
        <table:table-row table:style-name="ro1">
          <table:table-cell office:value-type="float" office:value="0.265431165695" calcext:value-type="float">
            <text:p>0.265431165695</text:p>
          </table:table-cell>
        </table:table-row>
        <table:table-row table:style-name="ro1">
          <table:table-cell office:value-type="float" office:value="0.265748023987" calcext:value-type="float">
            <text:p>0.265748023987</text:p>
          </table:table-cell>
        </table:table-row>
        <table:table-row table:style-name="ro1">
          <table:table-cell office:value-type="float" office:value="0.268441200256" calcext:value-type="float">
            <text:p>0.268441200256</text:p>
          </table:table-cell>
        </table:table-row>
        <table:table-row table:style-name="ro1">
          <table:table-cell office:value-type="float" office:value="0.266064167023" calcext:value-type="float">
            <text:p>0.266064167023</text:p>
          </table:table-cell>
        </table:table-row>
        <table:table-row table:style-name="ro1">
          <table:table-cell office:value-type="float" office:value="0.267759084702" calcext:value-type="float">
            <text:p>0.267759084702</text:p>
          </table:table-cell>
        </table:table-row>
        <table:table-row table:style-name="ro1">
          <table:table-cell office:value-type="float" office:value="0.271502017975" calcext:value-type="float">
            <text:p>0.271502017975</text:p>
          </table:table-cell>
        </table:table-row>
        <table:table-row table:style-name="ro1">
          <table:table-cell office:value-type="float" office:value="0.269367933273" calcext:value-type="float">
            <text:p>0.269367933273</text:p>
          </table:table-cell>
        </table:table-row>
        <table:table-row table:style-name="ro1">
          <table:table-cell office:value-type="float" office:value="0.273221969604" calcext:value-type="float">
            <text:p>0.273221969604</text:p>
          </table:table-cell>
        </table:table-row>
        <table:table-row table:style-name="ro1">
          <table:table-cell office:value-type="float" office:value="0.272933959961" calcext:value-type="float">
            <text:p>0.272933959961</text:p>
          </table:table-cell>
        </table:table-row>
        <table:table-row table:style-name="ro1">
          <table:table-cell office:value-type="float" office:value="0.27240395546" calcext:value-type="float">
            <text:p>0.27240395546</text:p>
          </table:table-cell>
        </table:table-row>
        <table:table-row table:style-name="ro1">
          <table:table-cell office:value-type="float" office:value="0.267128944397" calcext:value-type="float">
            <text:p>0.267128944397</text:p>
          </table:table-cell>
        </table:table-row>
        <table:table-row table:style-name="ro1">
          <table:table-cell office:value-type="float" office:value="0.274012088776" calcext:value-type="float">
            <text:p>0.274012088776</text:p>
          </table:table-cell>
        </table:table-row>
        <table:table-row table:style-name="ro1">
          <table:table-cell office:value-type="float" office:value="0.268046140671" calcext:value-type="float">
            <text:p>0.268046140671</text:p>
          </table:table-cell>
        </table:table-row>
        <table:table-row table:style-name="ro1">
          <table:table-cell office:value-type="float" office:value="0.270848035812" calcext:value-type="float">
            <text:p>0.270848035812</text:p>
          </table:table-cell>
        </table:table-row>
        <table:table-row table:style-name="ro1">
          <table:table-cell office:value-type="float" office:value="0.266319036484" calcext:value-type="float">
            <text:p>0.266319036484</text:p>
          </table:table-cell>
        </table:table-row>
        <table:table-row table:style-name="ro1">
          <table:table-cell office:value-type="float" office:value="0.269380807877" calcext:value-type="float">
            <text:p>0.269380807877</text:p>
          </table:table-cell>
        </table:table-row>
        <table:table-row table:style-name="ro1">
          <table:table-cell office:value-type="float" office:value="0.268874883652" calcext:value-type="float">
            <text:p>0.268874883652</text:p>
          </table:table-cell>
        </table:table-row>
        <table:table-row table:style-name="ro1">
          <table:table-cell office:value-type="float" office:value="0.267297029495" calcext:value-type="float">
            <text:p>0.267297029495</text:p>
          </table:table-cell>
        </table:table-row>
        <table:table-row table:style-name="ro1">
          <table:table-cell office:value-type="float" office:value="0.267001152039" calcext:value-type="float">
            <text:p>0.267001152039</text:p>
          </table:table-cell>
        </table:table-row>
        <table:table-row table:style-name="ro1">
          <table:table-cell office:value-type="float" office:value="0.266876935959" calcext:value-type="float">
            <text:p>0.266876935959</text:p>
          </table:table-cell>
        </table:table-row>
        <table:table-row table:style-name="ro1">
          <table:table-cell office:value-type="float" office:value="0.26726102829" calcext:value-type="float">
            <text:p>0.26726102829</text:p>
          </table:table-cell>
        </table:table-row>
        <table:table-row table:style-name="ro1">
          <table:table-cell office:value-type="float" office:value="0.265564918518" calcext:value-type="float">
            <text:p>0.265564918518</text:p>
          </table:table-cell>
        </table:table-row>
        <table:table-row table:style-name="ro1">
          <table:table-cell office:value-type="float" office:value="0.266752958298" calcext:value-type="float">
            <text:p>0.266752958298</text:p>
          </table:table-cell>
        </table:table-row>
        <table:table-row table:style-name="ro1">
          <table:table-cell office:value-type="float" office:value="0.268228054047" calcext:value-type="float">
            <text:p>0.268228054047</text:p>
          </table:table-cell>
        </table:table-row>
        <table:table-row table:style-name="ro1">
          <table:table-cell office:value-type="float" office:value="0.267239809036" calcext:value-type="float">
            <text:p>0.267239809036</text:p>
          </table:table-cell>
        </table:table-row>
        <table:table-row table:style-name="ro1">
          <table:table-cell office:value-type="float" office:value="0.267455101013" calcext:value-type="float">
            <text:p>0.267455101013</text:p>
          </table:table-cell>
        </table:table-row>
        <table:table-row table:style-name="ro1">
          <table:table-cell office:value-type="float" office:value="0.266170978546" calcext:value-type="float">
            <text:p>0.266170978546</text:p>
          </table:table-cell>
        </table:table-row>
        <table:table-row table:style-name="ro1">
          <table:table-cell office:value-type="float" office:value="0.268335819244" calcext:value-type="float">
            <text:p>0.268335819244</text:p>
          </table:table-cell>
        </table:table-row>
        <table:table-row table:style-name="ro1">
          <table:table-cell office:value-type="float" office:value="0.273370027542" calcext:value-type="float">
            <text:p>0.273370027542</text:p>
          </table:table-cell>
        </table:table-row>
        <table:table-row table:style-name="ro1">
          <table:table-cell office:value-type="float" office:value="0.267464876175" calcext:value-type="float">
            <text:p>0.267464876175</text:p>
          </table:table-cell>
        </table:table-row>
        <table:table-row table:style-name="ro1">
          <table:table-cell office:value-type="float" office:value="0.270186901093" calcext:value-type="float">
            <text:p>0.270186901093</text:p>
          </table:table-cell>
        </table:table-row>
        <table:table-row table:style-name="ro1">
          <table:table-cell office:value-type="float" office:value="0.269948959351" calcext:value-type="float">
            <text:p>0.269948959351</text:p>
          </table:table-cell>
        </table:table-row>
        <table:table-row table:style-name="ro1">
          <table:table-cell office:value-type="float" office:value="0.27237200737" calcext:value-type="float">
            <text:p>0.27237200737</text:p>
          </table:table-cell>
        </table:table-row>
        <table:table-row table:style-name="ro1">
          <table:table-cell office:value-type="float" office:value="0.269704818726" calcext:value-type="float">
            <text:p>0.269704818726</text:p>
          </table:table-cell>
        </table:table-row>
        <table:table-row table:style-name="ro1">
          <table:table-cell office:value-type="float" office:value="0.267557144165" calcext:value-type="float">
            <text:p>0.267557144165</text:p>
          </table:table-cell>
        </table:table-row>
        <table:table-row table:style-name="ro1">
          <table:table-cell office:value-type="float" office:value="0.269140958786" calcext:value-type="float">
            <text:p>0.269140958786</text:p>
          </table:table-cell>
        </table:table-row>
        <table:table-row table:style-name="ro1">
          <table:table-cell office:value-type="float" office:value="0.269786834717" calcext:value-type="float">
            <text:p>0.269786834717</text:p>
          </table:table-cell>
        </table:table-row>
        <table:table-row table:style-name="ro1">
          <table:table-cell office:value-type="float" office:value="0.26908493042" calcext:value-type="float">
            <text:p>0.26908493042</text:p>
          </table:table-cell>
        </table:table-row>
        <table:table-row table:style-name="ro1">
          <table:table-cell office:value-type="float" office:value="0.268774986267" calcext:value-type="float">
            <text:p>0.268774986267</text:p>
          </table:table-cell>
        </table:table-row>
        <table:table-row table:style-name="ro1">
          <table:table-cell office:value-type="float" office:value="0.268590927124" calcext:value-type="float">
            <text:p>0.268590927124</text:p>
          </table:table-cell>
        </table:table-row>
        <table:table-row table:style-name="ro1">
          <table:table-cell office:value-type="float" office:value="0.267762184143" calcext:value-type="float">
            <text:p>0.267762184143</text:p>
          </table:table-cell>
        </table:table-row>
        <table:table-row table:style-name="ro1">
          <table:table-cell office:value-type="float" office:value="0.268901109695" calcext:value-type="float">
            <text:p>0.268901109695</text:p>
          </table:table-cell>
        </table:table-row>
        <table:table-row table:style-name="ro1">
          <table:table-cell office:value-type="float" office:value="0.268205881119" calcext:value-type="float">
            <text:p>0.268205881119</text:p>
          </table:table-cell>
        </table:table-row>
        <table:table-row table:style-name="ro1">
          <table:table-cell office:value-type="float" office:value="0.268085956573" calcext:value-type="float">
            <text:p>0.268085956573</text:p>
          </table:table-cell>
        </table:table-row>
        <table:table-row table:style-name="ro1">
          <table:table-cell office:value-type="float" office:value="0.268914937973" calcext:value-type="float">
            <text:p>0.268914937973</text:p>
          </table:table-cell>
        </table:table-row>
        <table:table-row table:style-name="ro1">
          <table:table-cell office:value-type="float" office:value="0.271394014359" calcext:value-type="float">
            <text:p>0.271394014359</text:p>
          </table:table-cell>
        </table:table-row>
        <table:table-row table:style-name="ro1">
          <table:table-cell office:value-type="float" office:value="0.206726789474" calcext:value-type="float">
            <text:p>0.206726789474</text:p>
          </table:table-cell>
        </table:table-row>
        <table:table-row table:style-name="ro1">
          <table:table-cell office:value-type="float" office:value="0.207244873047" calcext:value-type="float">
            <text:p>0.207244873047</text:p>
          </table:table-cell>
        </table:table-row>
        <table:table-row table:style-name="ro1">
          <table:table-cell office:value-type="float" office:value="0.205178022385" calcext:value-type="float">
            <text:p>0.205178022385</text:p>
          </table:table-cell>
        </table:table-row>
        <table:table-row table:style-name="ro1">
          <table:table-cell office:value-type="float" office:value="0.206446170807" calcext:value-type="float">
            <text:p>0.206446170807</text:p>
          </table:table-cell>
        </table:table-row>
        <table:table-row table:style-name="ro1">
          <table:table-cell office:value-type="float" office:value="0.258338928223" calcext:value-type="float">
            <text:p>0.258338928223</text:p>
          </table:table-cell>
        </table:table-row>
        <table:table-row table:style-name="ro1">
          <table:table-cell office:value-type="float" office:value="0.26062297821" calcext:value-type="float">
            <text:p>0.26062297821</text:p>
          </table:table-cell>
        </table:table-row>
        <table:table-row table:style-name="ro1">
          <table:table-cell office:value-type="float" office:value="0.256718873978" calcext:value-type="float">
            <text:p>0.256718873978</text:p>
          </table:table-cell>
        </table:table-row>
        <table:table-row table:style-name="ro1">
          <table:table-cell office:value-type="float" office:value="0.256630182266" calcext:value-type="float">
            <text:p>0.256630182266</text:p>
          </table:table-cell>
        </table:table-row>
        <table:table-row table:style-name="ro1">
          <table:table-cell office:value-type="float" office:value="0.256891012192" calcext:value-type="float">
            <text:p>0.256891012192</text:p>
          </table:table-cell>
        </table:table-row>
        <table:table-row table:style-name="ro1">
          <table:table-cell office:value-type="float" office:value="0.257017850876" calcext:value-type="float">
            <text:p>0.257017850876</text:p>
          </table:table-cell>
        </table:table-row>
        <table:table-row table:style-name="ro1">
          <table:table-cell office:value-type="float" office:value="0.258155107498" calcext:value-type="float">
            <text:p>0.258155107498</text:p>
          </table:table-cell>
        </table:table-row>
        <table:table-row table:style-name="ro1">
          <table:table-cell office:value-type="float" office:value="0.257874011993" calcext:value-type="float">
            <text:p>0.257874011993</text:p>
          </table:table-cell>
        </table:table-row>
        <table:table-row table:style-name="ro1">
          <table:table-cell office:value-type="float" office:value="0.257172822952" calcext:value-type="float">
            <text:p>0.257172822952</text:p>
          </table:table-cell>
        </table:table-row>
        <table:table-row table:style-name="ro1">
          <table:table-cell office:value-type="float" office:value="0.259995937347" calcext:value-type="float">
            <text:p>0.259995937347</text:p>
          </table:table-cell>
        </table:table-row>
        <table:table-row table:style-name="ro1">
          <table:table-cell office:value-type="float" office:value="0.260215997696" calcext:value-type="float">
            <text:p>0.260215997696</text:p>
          </table:table-cell>
        </table:table-row>
        <table:table-row table:style-name="ro1">
          <table:table-cell office:value-type="float" office:value="0.258810043335" calcext:value-type="float">
            <text:p>0.258810043335</text:p>
          </table:table-cell>
        </table:table-row>
        <table:table-row table:style-name="ro1">
          <table:table-cell office:value-type="float" office:value="0.258798122406" calcext:value-type="float">
            <text:p>0.258798122406</text:p>
          </table:table-cell>
        </table:table-row>
        <table:table-row table:style-name="ro1">
          <table:table-cell office:value-type="float" office:value="0.259464025497" calcext:value-type="float">
            <text:p>0.259464025497</text:p>
          </table:table-cell>
        </table:table-row>
        <table:table-row table:style-name="ro1">
          <table:table-cell office:value-type="float" office:value="0.257942914963" calcext:value-type="float">
            <text:p>0.257942914963</text:p>
          </table:table-cell>
        </table:table-row>
        <table:table-row table:style-name="ro1">
          <table:table-cell office:value-type="float" office:value="0.257171154022" calcext:value-type="float">
            <text:p>0.257171154022</text:p>
          </table:table-cell>
        </table:table-row>
        <table:table-row table:style-name="ro1">
          <table:table-cell office:value-type="float" office:value="0.260525941849" calcext:value-type="float">
            <text:p>0.260525941849</text:p>
          </table:table-cell>
        </table:table-row>
        <table:table-row table:style-name="ro1">
          <table:table-cell office:value-type="float" office:value="0.260502099991" calcext:value-type="float">
            <text:p>0.260502099991</text:p>
          </table:table-cell>
        </table:table-row>
        <table:table-row table:style-name="ro1">
          <table:table-cell office:value-type="float" office:value="0.261026144028" calcext:value-type="float">
            <text:p>0.261026144028</text:p>
          </table:table-cell>
        </table:table-row>
        <table:table-row table:style-name="ro1">
          <table:table-cell office:value-type="float" office:value="0.260485172272" calcext:value-type="float">
            <text:p>0.260485172272</text:p>
          </table:table-cell>
        </table:table-row>
        <table:table-row table:style-name="ro1">
          <table:table-cell office:value-type="float" office:value="0.261114835739" calcext:value-type="float">
            <text:p>0.261114835739</text:p>
          </table:table-cell>
        </table:table-row>
        <table:table-row table:style-name="ro1">
          <table:table-cell office:value-type="float" office:value="0.260471105576" calcext:value-type="float">
            <text:p>0.260471105576</text:p>
          </table:table-cell>
        </table:table-row>
        <table:table-row table:style-name="ro1">
          <table:table-cell office:value-type="float" office:value="0.260214090347" calcext:value-type="float">
            <text:p>0.260214090347</text:p>
          </table:table-cell>
        </table:table-row>
        <table:table-row table:style-name="ro1">
          <table:table-cell office:value-type="float" office:value="0.260480880737" calcext:value-type="float">
            <text:p>0.260480880737</text:p>
          </table:table-cell>
        </table:table-row>
        <table:table-row table:style-name="ro1">
          <table:table-cell office:value-type="float" office:value="0.262849092484" calcext:value-type="float">
            <text:p>0.262849092484</text:p>
          </table:table-cell>
        </table:table-row>
        <table:table-row table:style-name="ro1">
          <table:table-cell office:value-type="float" office:value="0.259890794754" calcext:value-type="float">
            <text:p>0.259890794754</text:p>
          </table:table-cell>
        </table:table-row>
        <table:table-row table:style-name="ro1">
          <table:table-cell office:value-type="float" office:value="0.262377023697" calcext:value-type="float">
            <text:p>0.262377023697</text:p>
          </table:table-cell>
        </table:table-row>
        <table:table-row table:style-name="ro1">
          <table:table-cell office:value-type="float" office:value="0.262162923813" calcext:value-type="float">
            <text:p>0.262162923813</text:p>
          </table:table-cell>
        </table:table-row>
        <table:table-row table:style-name="ro1">
          <table:table-cell office:value-type="float" office:value="0.262465000153" calcext:value-type="float">
            <text:p>0.262465000153</text:p>
          </table:table-cell>
        </table:table-row>
        <table:table-row table:style-name="ro1">
          <table:table-cell office:value-type="float" office:value="0.211601018906" calcext:value-type="float">
            <text:p>0.211601018906</text:p>
          </table:table-cell>
        </table:table-row>
        <table:table-row table:style-name="ro1">
          <table:table-cell office:value-type="float" office:value="0.209567070007" calcext:value-type="float">
            <text:p>0.209567070007</text:p>
          </table:table-cell>
        </table:table-row>
        <table:table-row table:style-name="ro1">
          <table:table-cell office:value-type="float" office:value="0.210443019867" calcext:value-type="float">
            <text:p>0.210443019867</text:p>
          </table:table-cell>
        </table:table-row>
        <table:table-row table:style-name="ro1">
          <table:table-cell office:value-type="float" office:value="0.207833766937" calcext:value-type="float">
            <text:p>0.207833766937</text:p>
          </table:table-cell>
        </table:table-row>
        <table:table-row table:style-name="ro1">
          <table:table-cell office:value-type="float" office:value="0.209500789642" calcext:value-type="float">
            <text:p>0.209500789642</text:p>
          </table:table-cell>
        </table:table-row>
        <table:table-row table:style-name="ro1">
          <table:table-cell office:value-type="float" office:value="0.207435846329" calcext:value-type="float">
            <text:p>0.207435846329</text:p>
          </table:table-cell>
        </table:table-row>
        <table:table-row table:style-name="ro1">
          <table:table-cell office:value-type="float" office:value="0.207547903061" calcext:value-type="float">
            <text:p>0.207547903061</text:p>
          </table:table-cell>
        </table:table-row>
        <table:table-row table:style-name="ro1">
          <table:table-cell office:value-type="float" office:value="0.208270072937" calcext:value-type="float">
            <text:p>0.208270072937</text:p>
          </table:table-cell>
        </table:table-row>
        <table:table-row table:style-name="ro1">
          <table:table-cell office:value-type="float" office:value="0.209290981293" calcext:value-type="float">
            <text:p>0.209290981293</text:p>
          </table:table-cell>
        </table:table-row>
        <table:table-row table:style-name="ro1">
          <table:table-cell office:value-type="float" office:value="0.208323955536" calcext:value-type="float">
            <text:p>0.208323955536</text:p>
          </table:table-cell>
        </table:table-row>
        <table:table-row table:style-name="ro1">
          <table:table-cell office:value-type="float" office:value="0.207594156265" calcext:value-type="float">
            <text:p>0.207594156265</text:p>
          </table:table-cell>
        </table:table-row>
        <table:table-row table:style-name="ro1">
          <table:table-cell office:value-type="float" office:value="0.208432912827" calcext:value-type="float">
            <text:p>0.208432912827</text:p>
          </table:table-cell>
        </table:table-row>
        <table:table-row table:style-name="ro1">
          <table:table-cell office:value-type="float" office:value="0.208433151245" calcext:value-type="float">
            <text:p>0.208433151245</text:p>
          </table:table-cell>
        </table:table-row>
        <table:table-row table:style-name="ro1">
          <table:table-cell office:value-type="float" office:value="0.21125793457" calcext:value-type="float">
            <text:p>0.21125793457</text:p>
          </table:table-cell>
        </table:table-row>
        <table:table-row table:style-name="ro1">
          <table:table-cell office:value-type="float" office:value="0.210498094559" calcext:value-type="float">
            <text:p>0.210498094559</text:p>
          </table:table-cell>
        </table:table-row>
        <table:table-row table:style-name="ro1">
          <table:table-cell office:value-type="float" office:value="0.208816051483" calcext:value-type="float">
            <text:p>0.208816051483</text:p>
          </table:table-cell>
        </table:table-row>
        <table:table-row table:style-name="ro1">
          <table:table-cell office:value-type="float" office:value="0.210395097733" calcext:value-type="float">
            <text:p>0.210395097733</text:p>
          </table:table-cell>
        </table:table-row>
        <table:table-row table:style-name="ro1">
          <table:table-cell office:value-type="float" office:value="0.210709095001" calcext:value-type="float">
            <text:p>0.210709095001</text:p>
          </table:table-cell>
        </table:table-row>
        <table:table-row table:style-name="ro1">
          <table:table-cell office:value-type="float" office:value="0.211998939514" calcext:value-type="float">
            <text:p>0.211998939514</text:p>
          </table:table-cell>
        </table:table-row>
        <table:table-row table:style-name="ro1">
          <table:table-cell office:value-type="float" office:value="0.208456039429" calcext:value-type="float">
            <text:p>0.208456039429</text:p>
          </table:table-cell>
        </table:table-row>
        <table:table-row table:style-name="ro1">
          <table:table-cell office:value-type="float" office:value="0.209212064743" calcext:value-type="float">
            <text:p>0.209212064743</text:p>
          </table:table-cell>
        </table:table-row>
        <table:table-row table:style-name="ro1">
          <table:table-cell office:value-type="float" office:value="0.209182977676" calcext:value-type="float">
            <text:p>0.209182977676</text:p>
          </table:table-cell>
        </table:table-row>
        <table:table-row table:style-name="ro1">
          <table:table-cell office:value-type="float" office:value="0.208645820618" calcext:value-type="float">
            <text:p>0.208645820618</text:p>
          </table:table-cell>
        </table:table-row>
        <table:table-row table:style-name="ro1">
          <table:table-cell office:value-type="float" office:value="0.210422039032" calcext:value-type="float">
            <text:p>0.210422039032</text:p>
          </table:table-cell>
        </table:table-row>
        <table:table-row table:style-name="ro1">
          <table:table-cell office:value-type="float" office:value="0.208711862564" calcext:value-type="float">
            <text:p>0.208711862564</text:p>
          </table:table-cell>
        </table:table-row>
        <table:table-row table:style-name="ro1">
          <table:table-cell office:value-type="float" office:value="0.208896875381" calcext:value-type="float">
            <text:p>0.208896875381</text:p>
          </table:table-cell>
        </table:table-row>
        <table:table-row table:style-name="ro1">
          <table:table-cell office:value-type="float" office:value="0.217943906784" calcext:value-type="float">
            <text:p>0.217943906784</text:p>
          </table:table-cell>
        </table:table-row>
        <table:table-row table:style-name="ro1">
          <table:table-cell office:value-type="float" office:value="0.219663858414" calcext:value-type="float">
            <text:p>0.219663858414</text:p>
          </table:table-cell>
        </table:table-row>
        <table:table-row table:style-name="ro1">
          <table:table-cell office:value-type="float" office:value="0.217105865479" calcext:value-type="float">
            <text:p>0.217105865479</text:p>
          </table:table-cell>
        </table:table-row>
        <table:table-row table:style-name="ro1">
          <table:table-cell office:value-type="float" office:value="0.219434022903" calcext:value-type="float">
            <text:p>0.219434022903</text:p>
          </table:table-cell>
        </table:table-row>
        <table:table-row table:style-name="ro1">
          <table:table-cell office:value-type="float" office:value="0.219218015671" calcext:value-type="float">
            <text:p>0.219218015671</text:p>
          </table:table-cell>
        </table:table-row>
        <table:table-row table:style-name="ro1">
          <table:table-cell office:value-type="float" office:value="0.21845293045" calcext:value-type="float">
            <text:p>0.21845293045</text:p>
          </table:table-cell>
        </table:table-row>
        <table:table-row table:style-name="ro1">
          <table:table-cell office:value-type="float" office:value="0.218236923218" calcext:value-type="float">
            <text:p>0.218236923218</text:p>
          </table:table-cell>
        </table:table-row>
        <table:table-row table:style-name="ro1">
          <table:table-cell office:value-type="float" office:value="0.216325998306" calcext:value-type="float">
            <text:p>0.216325998306</text:p>
          </table:table-cell>
        </table:table-row>
        <table:table-row table:style-name="ro1">
          <table:table-cell office:value-type="float" office:value="0.219819068909" calcext:value-type="float">
            <text:p>0.219819068909</text:p>
          </table:table-cell>
        </table:table-row>
        <table:table-row table:style-name="ro1">
          <table:table-cell office:value-type="float" office:value="0.217961072922" calcext:value-type="float">
            <text:p>0.217961072922</text:p>
          </table:table-cell>
        </table:table-row>
        <table:table-row table:style-name="ro1">
          <table:table-cell office:value-type="float" office:value="0.219353914261" calcext:value-type="float">
            <text:p>0.219353914261</text:p>
          </table:table-cell>
        </table:table-row>
        <table:table-row table:style-name="ro1">
          <table:table-cell office:value-type="float" office:value="0.220951080322" calcext:value-type="float">
            <text:p>0.220951080322</text:p>
          </table:table-cell>
        </table:table-row>
        <table:table-row table:style-name="ro1">
          <table:table-cell office:value-type="float" office:value="0.219439983368" calcext:value-type="float">
            <text:p>0.219439983368</text:p>
          </table:table-cell>
        </table:table-row>
        <table:table-row table:style-name="ro1">
          <table:table-cell office:value-type="float" office:value="0.218696117401" calcext:value-type="float">
            <text:p>0.218696117401</text:p>
          </table:table-cell>
        </table:table-row>
        <table:table-row table:style-name="ro1">
          <table:table-cell office:value-type="float" office:value="0.218816995621" calcext:value-type="float">
            <text:p>0.218816995621</text:p>
          </table:table-cell>
        </table:table-row>
        <table:table-row table:style-name="ro1">
          <table:table-cell office:value-type="float" office:value="0.219973802567" calcext:value-type="float">
            <text:p>0.219973802567</text:p>
          </table:table-cell>
        </table:table-row>
        <table:table-row table:style-name="ro1">
          <table:table-cell office:value-type="float" office:value="0.217605829239" calcext:value-type="float">
            <text:p>0.217605829239</text:p>
          </table:table-cell>
        </table:table-row>
        <table:table-row table:style-name="ro1">
          <table:table-cell office:value-type="float" office:value="0.219319105148" calcext:value-type="float">
            <text:p>0.219319105148</text:p>
          </table:table-cell>
        </table:table-row>
        <table:table-row table:style-name="ro1">
          <table:table-cell office:value-type="float" office:value="0.219076156616" calcext:value-type="float">
            <text:p>0.219076156616</text:p>
          </table:table-cell>
        </table:table-row>
        <table:table-row table:style-name="ro1">
          <table:table-cell office:value-type="float" office:value="0.219584941864" calcext:value-type="float">
            <text:p>0.219584941864</text:p>
          </table:table-cell>
        </table:table-row>
        <table:table-row table:style-name="ro1">
          <table:table-cell office:value-type="float" office:value="0.222423791885" calcext:value-type="float">
            <text:p>0.222423791885</text:p>
          </table:table-cell>
        </table:table-row>
        <table:table-row table:style-name="ro1">
          <table:table-cell office:value-type="float" office:value="0.221179962158" calcext:value-type="float">
            <text:p>0.221179962158</text:p>
          </table:table-cell>
        </table:table-row>
        <table:table-row table:style-name="ro1">
          <table:table-cell office:value-type="float" office:value="0.220880031586" calcext:value-type="float">
            <text:p>0.220880031586</text:p>
          </table:table-cell>
        </table:table-row>
        <table:table-row table:style-name="ro1">
          <table:table-cell office:value-type="float" office:value="0.221167087555" calcext:value-type="float">
            <text:p>0.221167087555</text:p>
          </table:table-cell>
        </table:table-row>
        <table:table-row table:style-name="ro1">
          <table:table-cell office:value-type="float" office:value="0.222985029221" calcext:value-type="float">
            <text:p>0.222985029221</text:p>
          </table:table-cell>
        </table:table-row>
        <table:table-row table:style-name="ro1">
          <table:table-cell office:value-type="float" office:value="0.219704866409" calcext:value-type="float">
            <text:p>0.219704866409</text:p>
          </table:table-cell>
        </table:table-row>
        <table:table-row table:style-name="ro1">
          <table:table-cell office:value-type="float" office:value="0.22593998909" calcext:value-type="float">
            <text:p>0.22593998909</text:p>
          </table:table-cell>
        </table:table-row>
        <table:table-row table:style-name="ro1">
          <table:table-cell office:value-type="float" office:value="0.220176935196" calcext:value-type="float">
            <text:p>0.220176935196</text:p>
          </table:table-cell>
        </table:table-row>
        <table:table-row table:style-name="ro1">
          <table:table-cell office:value-type="float" office:value="0.224804878235" calcext:value-type="float">
            <text:p>0.224804878235</text:p>
          </table:table-cell>
        </table:table-row>
        <table:table-row table:style-name="ro1">
          <table:table-cell office:value-type="float" office:value="0.224165201187" calcext:value-type="float">
            <text:p>0.224165201187</text:p>
          </table:table-cell>
        </table:table-row>
        <table:table-row table:style-name="ro1">
          <table:table-cell office:value-type="float" office:value="0.221818208694" calcext:value-type="float">
            <text:p>0.221818208694</text:p>
          </table:table-cell>
        </table:table-row>
        <table:table-row table:style-name="ro1">
          <table:table-cell office:value-type="float" office:value="0.223007917404" calcext:value-type="float">
            <text:p>0.223007917404</text:p>
          </table:table-cell>
        </table:table-row>
        <table:table-row table:style-name="ro1">
          <table:table-cell office:value-type="float" office:value="0.222081899643" calcext:value-type="float">
            <text:p>0.222081899643</text:p>
          </table:table-cell>
        </table:table-row>
        <table:table-row table:style-name="ro1">
          <table:table-cell office:value-type="float" office:value="0.222728967667" calcext:value-type="float">
            <text:p>0.222728967667</text:p>
          </table:table-cell>
        </table:table-row>
        <table:table-row table:style-name="ro1">
          <table:table-cell office:value-type="float" office:value="0.221720933914" calcext:value-type="float">
            <text:p>0.221720933914</text:p>
          </table:table-cell>
        </table:table-row>
        <table:table-row table:style-name="ro1">
          <table:table-cell office:value-type="float" office:value="0.223529100418" calcext:value-type="float">
            <text:p>0.223529100418</text:p>
          </table:table-cell>
        </table:table-row>
        <table:table-row table:style-name="ro1">
          <table:table-cell office:value-type="float" office:value="0.224477052689" calcext:value-type="float">
            <text:p>0.224477052689</text:p>
          </table:table-cell>
        </table:table-row>
        <table:table-row table:style-name="ro1">
          <table:table-cell office:value-type="float" office:value="0.212671041489" calcext:value-type="float">
            <text:p>0.212671041489</text:p>
          </table:table-cell>
        </table:table-row>
        <table:table-row table:style-name="ro1">
          <table:table-cell office:value-type="float" office:value="0.211592912674" calcext:value-type="float">
            <text:p>0.211592912674</text:p>
          </table:table-cell>
        </table:table-row>
        <table:table-row table:style-name="ro1">
          <table:table-cell office:value-type="float" office:value="0.209431886673" calcext:value-type="float">
            <text:p>0.209431886673</text:p>
          </table:table-cell>
        </table:table-row>
        <table:table-row table:style-name="ro1">
          <table:table-cell office:value-type="float" office:value="0.21141409874" calcext:value-type="float">
            <text:p>0.21141409874</text:p>
          </table:table-cell>
        </table:table-row>
        <table:table-row table:style-name="ro1">
          <table:table-cell office:value-type="float" office:value="0.316334962845" calcext:value-type="float">
            <text:p>0.316334962845</text:p>
          </table:table-cell>
        </table:table-row>
        <table:table-row table:style-name="ro1">
          <table:table-cell office:value-type="float" office:value="0.316440105438" calcext:value-type="float">
            <text:p>0.316440105438</text:p>
          </table:table-cell>
        </table:table-row>
        <table:table-row table:style-name="ro1">
          <table:table-cell office:value-type="float" office:value="0.316707134247" calcext:value-type="float">
            <text:p>0.316707134247</text:p>
          </table:table-cell>
        </table:table-row>
        <table:table-row table:style-name="ro1">
          <table:table-cell office:value-type="float" office:value="0.315995931625" calcext:value-type="float">
            <text:p>0.315995931625</text:p>
          </table:table-cell>
        </table:table-row>
        <table:table-row table:style-name="ro1">
          <table:table-cell office:value-type="float" office:value="0.314781904221" calcext:value-type="float">
            <text:p>0.314781904221</text:p>
          </table:table-cell>
        </table:table-row>
        <table:table-row table:style-name="ro1">
          <table:table-cell office:value-type="float" office:value="0.314189195633" calcext:value-type="float">
            <text:p>0.314189195633</text:p>
          </table:table-cell>
        </table:table-row>
        <table:table-row table:style-name="ro1">
          <table:table-cell office:value-type="float" office:value="0.313884019852" calcext:value-type="float">
            <text:p>0.313884019852</text:p>
          </table:table-cell>
        </table:table-row>
        <table:table-row table:style-name="ro1">
          <table:table-cell office:value-type="float" office:value="0.330476999283" calcext:value-type="float">
            <text:p>0.330476999283</text:p>
          </table:table-cell>
        </table:table-row>
        <table:table-row table:style-name="ro1">
          <table:table-cell office:value-type="float" office:value="0.313812017441" calcext:value-type="float">
            <text:p>0.313812017441</text:p>
          </table:table-cell>
        </table:table-row>
        <table:table-row table:style-name="ro1">
          <table:table-cell office:value-type="float" office:value="0.313215970993" calcext:value-type="float">
            <text:p>0.313215970993</text:p>
          </table:table-cell>
        </table:table-row>
        <table:table-row table:style-name="ro1">
          <table:table-cell office:value-type="float" office:value="0.316020965576" calcext:value-type="float">
            <text:p>0.316020965576</text:p>
          </table:table-cell>
        </table:table-row>
        <table:table-row table:style-name="ro1">
          <table:table-cell office:value-type="float" office:value="0.32053899765" calcext:value-type="float">
            <text:p>0.32053899765</text:p>
          </table:table-cell>
        </table:table-row>
        <table:table-row table:style-name="ro1">
          <table:table-cell office:value-type="float" office:value="0.316202163696" calcext:value-type="float">
            <text:p>0.316202163696</text:p>
          </table:table-cell>
        </table:table-row>
        <table:table-row table:style-name="ro1">
          <table:table-cell office:value-type="float" office:value="0.314059972763" calcext:value-type="float">
            <text:p>0.314059972763</text:p>
          </table:table-cell>
        </table:table-row>
        <table:table-row table:style-name="ro1">
          <table:table-cell office:value-type="float" office:value="0.313050031662" calcext:value-type="float">
            <text:p>0.313050031662</text:p>
          </table:table-cell>
        </table:table-row>
        <table:table-row table:style-name="ro1">
          <table:table-cell office:value-type="float" office:value="0.317237138748" calcext:value-type="float">
            <text:p>0.317237138748</text:p>
          </table:table-cell>
        </table:table-row>
        <table:table-row table:style-name="ro1">
          <table:table-cell office:value-type="float" office:value="0.316082000732" calcext:value-type="float">
            <text:p>0.316082000732</text:p>
          </table:table-cell>
        </table:table-row>
        <table:table-row table:style-name="ro1">
          <table:table-cell office:value-type="float" office:value="0.32057595253" calcext:value-type="float">
            <text:p>0.32057595253</text:p>
          </table:table-cell>
        </table:table-row>
        <table:table-row table:style-name="ro1">
          <table:table-cell office:value-type="float" office:value="0.317300796509" calcext:value-type="float">
            <text:p>0.317300796509</text:p>
          </table:table-cell>
        </table:table-row>
        <table:table-row table:style-name="ro1">
          <table:table-cell office:value-type="float" office:value="0.318477869034" calcext:value-type="float">
            <text:p>0.318477869034</text:p>
          </table:table-cell>
        </table:table-row>
        <table:table-row table:style-name="ro1">
          <table:table-cell office:value-type="float" office:value="0.32081413269" calcext:value-type="float">
            <text:p>0.32081413269</text:p>
          </table:table-cell>
        </table:table-row>
        <table:table-row table:style-name="ro1">
          <table:table-cell office:value-type="float" office:value="0.316536903381" calcext:value-type="float">
            <text:p>0.316536903381</text:p>
          </table:table-cell>
        </table:table-row>
        <table:table-row table:style-name="ro1">
          <table:table-cell office:value-type="float" office:value="0.315697908401" calcext:value-type="float">
            <text:p>0.315697908401</text:p>
          </table:table-cell>
        </table:table-row>
        <table:table-row table:style-name="ro1">
          <table:table-cell office:value-type="float" office:value="0.316242933273" calcext:value-type="float">
            <text:p>0.316242933273</text:p>
          </table:table-cell>
        </table:table-row>
        <table:table-row table:style-name="ro1">
          <table:table-cell office:value-type="float" office:value="0.314668893814" calcext:value-type="float">
            <text:p>0.314668893814</text:p>
          </table:table-cell>
        </table:table-row>
        <table:table-row table:style-name="ro1">
          <table:table-cell office:value-type="float" office:value="0.317239046097" calcext:value-type="float">
            <text:p>0.317239046097</text:p>
          </table:table-cell>
        </table:table-row>
        <table:table-row table:style-name="ro1">
          <table:table-cell office:value-type="float" office:value="0.318521022797" calcext:value-type="float">
            <text:p>0.318521022797</text:p>
          </table:table-cell>
        </table:table-row>
        <table:table-row table:style-name="ro1">
          <table:table-cell office:value-type="float" office:value="0.316166877747" calcext:value-type="float">
            <text:p>0.316166877747</text:p>
          </table:table-cell>
        </table:table-row>
        <table:table-row table:style-name="ro1">
          <table:table-cell office:value-type="float" office:value="0.316767930984" calcext:value-type="float">
            <text:p>0.316767930984</text:p>
          </table:table-cell>
        </table:table-row>
        <table:table-row table:style-name="ro1">
          <table:table-cell office:value-type="float" office:value="0.320050954819" calcext:value-type="float">
            <text:p>0.320050954819</text:p>
          </table:table-cell>
        </table:table-row>
        <table:table-row table:style-name="ro1">
          <table:table-cell office:value-type="float" office:value="0.318498849869" calcext:value-type="float">
            <text:p>0.318498849869</text:p>
          </table:table-cell>
        </table:table-row>
        <table:table-row table:style-name="ro1">
          <table:table-cell office:value-type="float" office:value="0.323138952255" calcext:value-type="float">
            <text:p>0.323138952255</text:p>
          </table:table-cell>
        </table:table-row>
        <table:table-row table:style-name="ro1">
          <table:table-cell office:value-type="float" office:value="0.338487148285" calcext:value-type="float">
            <text:p>0.338487148285</text:p>
          </table:table-cell>
        </table:table-row>
        <table:table-row table:style-name="ro1">
          <table:table-cell office:value-type="float" office:value="0.324400901794" calcext:value-type="float">
            <text:p>0.324400901794</text:p>
          </table:table-cell>
        </table:table-row>
        <table:table-row table:style-name="ro1">
          <table:table-cell office:value-type="float" office:value="0.323364973068" calcext:value-type="float">
            <text:p>0.323364973068</text:p>
          </table:table-cell>
        </table:table-row>
        <table:table-row table:style-name="ro1">
          <table:table-cell office:value-type="float" office:value="0.323873996735" calcext:value-type="float">
            <text:p>0.323873996735</text:p>
          </table:table-cell>
        </table:table-row>
        <table:table-row table:style-name="ro1">
          <table:table-cell office:value-type="float" office:value="0.32034611702" calcext:value-type="float">
            <text:p>0.32034611702</text:p>
          </table:table-cell>
        </table:table-row>
        <table:table-row table:style-name="ro1">
          <table:table-cell office:value-type="float" office:value="0.323694944382" calcext:value-type="float">
            <text:p>0.323694944382</text:p>
          </table:table-cell>
        </table:table-row>
        <table:table-row table:style-name="ro1">
          <table:table-cell office:value-type="float" office:value="0.327813148499" calcext:value-type="float">
            <text:p>0.327813148499</text:p>
          </table:table-cell>
        </table:table-row>
        <table:table-row table:style-name="ro1">
          <table:table-cell office:value-type="float" office:value="0.32709312439" calcext:value-type="float">
            <text:p>0.32709312439</text:p>
          </table:table-cell>
        </table:table-row>
        <table:table-row table:style-name="ro1">
          <table:table-cell office:value-type="float" office:value="0.326967954636" calcext:value-type="float">
            <text:p>0.326967954636</text:p>
          </table:table-cell>
        </table:table-row>
        <table:table-row table:style-name="ro1">
          <table:table-cell office:value-type="float" office:value="0.325970888138" calcext:value-type="float">
            <text:p>0.325970888138</text:p>
          </table:table-cell>
        </table:table-row>
        <table:table-row table:style-name="ro1">
          <table:table-cell office:value-type="float" office:value="0.327776908875" calcext:value-type="float">
            <text:p>0.327776908875</text:p>
          </table:table-cell>
        </table:table-row>
        <table:table-row table:style-name="ro1">
          <table:table-cell office:value-type="float" office:value="0.32635807991" calcext:value-type="float">
            <text:p>0.32635807991</text:p>
          </table:table-cell>
        </table:table-row>
        <table:table-row table:style-name="ro1">
          <table:table-cell office:value-type="float" office:value="0.328461170197" calcext:value-type="float">
            <text:p>0.328461170197</text:p>
          </table:table-cell>
        </table:table-row>
        <table:table-row table:style-name="ro1">
          <table:table-cell office:value-type="float" office:value="0.327446937561" calcext:value-type="float">
            <text:p>0.327446937561</text:p>
          </table:table-cell>
        </table:table-row>
        <table:table-row table:style-name="ro1">
          <table:table-cell office:value-type="float" office:value="0.326658964157" calcext:value-type="float">
            <text:p>0.326658964157</text:p>
          </table:table-cell>
        </table:table-row>
        <table:table-row table:style-name="ro1">
          <table:table-cell office:value-type="float" office:value="0.236415863037" calcext:value-type="float">
            <text:p>0.236415863037</text:p>
          </table:table-cell>
        </table:table-row>
        <table:table-row table:style-name="ro1">
          <table:table-cell office:value-type="float" office:value="0.230390071869" calcext:value-type="float">
            <text:p>0.230390071869</text:p>
          </table:table-cell>
        </table:table-row>
        <table:table-row table:style-name="ro1">
          <table:table-cell office:value-type="float" office:value="0.230787992477" calcext:value-type="float">
            <text:p>0.230787992477</text:p>
          </table:table-cell>
        </table:table-row>
        <table:table-row table:style-name="ro1">
          <table:table-cell office:value-type="float" office:value="0.23356795311" calcext:value-type="float">
            <text:p>0.23356795311</text:p>
          </table:table-cell>
        </table:table-row>
        <table:table-row table:style-name="ro1">
          <table:table-cell office:value-type="float" office:value="0.234675884247" calcext:value-type="float">
            <text:p>0.234675884247</text:p>
          </table:table-cell>
        </table:table-row>
        <table:table-row table:style-name="ro1">
          <table:table-cell office:value-type="float" office:value="0.237760066986" calcext:value-type="float">
            <text:p>0.237760066986</text:p>
          </table:table-cell>
        </table:table-row>
        <table:table-row table:style-name="ro1">
          <table:table-cell office:value-type="float" office:value="0.235352039337" calcext:value-type="float">
            <text:p>0.235352039337</text:p>
          </table:table-cell>
        </table:table-row>
        <table:table-row table:style-name="ro1">
          <table:table-cell office:value-type="float" office:value="0.236664056778" calcext:value-type="float">
            <text:p>0.236664056778</text:p>
          </table:table-cell>
        </table:table-row>
        <table:table-row table:style-name="ro1">
          <table:table-cell office:value-type="float" office:value="0.236024856567" calcext:value-type="float">
            <text:p>0.236024856567</text:p>
          </table:table-cell>
        </table:table-row>
        <table:table-row table:style-name="ro1">
          <table:table-cell office:value-type="float" office:value="0.235821962357" calcext:value-type="float">
            <text:p>0.235821962357</text:p>
          </table:table-cell>
        </table:table-row>
        <table:table-row table:style-name="ro1">
          <table:table-cell office:value-type="float" office:value="0.234046936035" calcext:value-type="float">
            <text:p>0.234046936035</text:p>
          </table:table-cell>
        </table:table-row>
        <table:table-row table:style-name="ro1">
          <table:table-cell office:value-type="float" office:value="0.227002859116" calcext:value-type="float">
            <text:p>0.227002859116</text:p>
          </table:table-cell>
        </table:table-row>
        <table:table-row table:style-name="ro1">
          <table:table-cell office:value-type="float" office:value="0.226591825485" calcext:value-type="float">
            <text:p>0.226591825485</text:p>
          </table:table-cell>
        </table:table-row>
        <table:table-row table:style-name="ro1">
          <table:table-cell office:value-type="float" office:value="0.22810792923" calcext:value-type="float">
            <text:p>0.22810792923</text:p>
          </table:table-cell>
        </table:table-row>
        <table:table-row table:style-name="ro1">
          <table:table-cell office:value-type="float" office:value="0.229786872864" calcext:value-type="float">
            <text:p>0.229786872864</text:p>
          </table:table-cell>
        </table:table-row>
        <table:table-row table:style-name="ro1">
          <table:table-cell office:value-type="float" office:value="0.225870132446" calcext:value-type="float">
            <text:p>0.225870132446</text:p>
          </table:table-cell>
        </table:table-row>
        <table:table-row table:style-name="ro1">
          <table:table-cell office:value-type="float" office:value="0.22643995285" calcext:value-type="float">
            <text:p>0.22643995285</text:p>
          </table:table-cell>
        </table:table-row>
        <table:table-row table:style-name="ro1">
          <table:table-cell office:value-type="float" office:value="0.23046708107" calcext:value-type="float">
            <text:p>0.23046708107</text:p>
          </table:table-cell>
        </table:table-row>
        <table:table-row table:style-name="ro1">
          <table:table-cell office:value-type="float" office:value="0.229536056519" calcext:value-type="float">
            <text:p>0.229536056519</text:p>
          </table:table-cell>
        </table:table-row>
        <table:table-row table:style-name="ro1">
          <table:table-cell office:value-type="float" office:value="0.227478027344" calcext:value-type="float">
            <text:p>0.227478027344</text:p>
          </table:table-cell>
        </table:table-row>
        <table:table-row table:style-name="ro1">
          <table:table-cell office:value-type="float" office:value="0.230700969696" calcext:value-type="float">
            <text:p>0.230700969696</text:p>
          </table:table-cell>
        </table:table-row>
        <table:table-row table:style-name="ro1">
          <table:table-cell office:value-type="float" office:value="0.229099035263" calcext:value-type="float">
            <text:p>0.229099035263</text:p>
          </table:table-cell>
        </table:table-row>
        <table:table-row table:style-name="ro1">
          <table:table-cell office:value-type="float" office:value="0.227573871613" calcext:value-type="float">
            <text:p>0.227573871613</text:p>
          </table:table-cell>
        </table:table-row>
        <table:table-row table:style-name="ro1">
          <table:table-cell office:value-type="float" office:value="0.23187494278" calcext:value-type="float">
            <text:p>0.23187494278</text:p>
          </table:table-cell>
        </table:table-row>
        <table:table-row table:style-name="ro1">
          <table:table-cell office:value-type="float" office:value="0.229538917542" calcext:value-type="float">
            <text:p>0.229538917542</text:p>
          </table:table-cell>
        </table:table-row>
        <table:table-row table:style-name="ro1">
          <table:table-cell office:value-type="float" office:value="0.229578971863" calcext:value-type="float">
            <text:p>0.229578971863</text:p>
          </table:table-cell>
        </table:table-row>
        <table:table-row table:style-name="ro1">
          <table:table-cell office:value-type="float" office:value="0.230406999588" calcext:value-type="float">
            <text:p>0.230406999588</text:p>
          </table:table-cell>
        </table:table-row>
        <table:table-row table:style-name="ro1">
          <table:table-cell office:value-type="float" office:value="0.223232984543" calcext:value-type="float">
            <text:p>0.223232984543</text:p>
          </table:table-cell>
        </table:table-row>
        <table:table-row table:style-name="ro1">
          <table:table-cell office:value-type="float" office:value="0.21681189537" calcext:value-type="float">
            <text:p>0.21681189537</text:p>
          </table:table-cell>
        </table:table-row>
        <table:table-row table:style-name="ro1">
          <table:table-cell office:value-type="float" office:value="0.21844291687" calcext:value-type="float">
            <text:p>0.21844291687</text:p>
          </table:table-cell>
        </table:table-row>
        <table:table-row table:style-name="ro1">
          <table:table-cell office:value-type="float" office:value="0.219794034958" calcext:value-type="float">
            <text:p>0.219794034958</text:p>
          </table:table-cell>
        </table:table-row>
        <table:table-row table:style-name="ro1">
          <table:table-cell office:value-type="float" office:value="0.21813583374" calcext:value-type="float">
            <text:p>0.21813583374</text:p>
          </table:table-cell>
        </table:table-row>
        <table:table-row table:style-name="ro1">
          <table:table-cell office:value-type="float" office:value="0.217726945877" calcext:value-type="float">
            <text:p>0.217726945877</text:p>
          </table:table-cell>
        </table:table-row>
        <table:table-row table:style-name="ro1">
          <table:table-cell office:value-type="float" office:value="0.217103004456" calcext:value-type="float">
            <text:p>0.217103004456</text:p>
          </table:table-cell>
        </table:table-row>
        <table:table-row table:style-name="ro1">
          <table:table-cell office:value-type="float" office:value="0.217981815338" calcext:value-type="float">
            <text:p>0.217981815338</text:p>
          </table:table-cell>
        </table:table-row>
        <table:table-row table:style-name="ro1">
          <table:table-cell office:value-type="float" office:value="0.222478151321" calcext:value-type="float">
            <text:p>0.222478151321</text:p>
          </table:table-cell>
        </table:table-row>
        <table:table-row table:style-name="ro1">
          <table:table-cell office:value-type="float" office:value="0.226989984512" calcext:value-type="float">
            <text:p>0.226989984512</text:p>
          </table:table-cell>
        </table:table-row>
        <table:table-row table:style-name="ro1">
          <table:table-cell office:value-type="float" office:value="0.222360134125" calcext:value-type="float">
            <text:p>0.222360134125</text:p>
          </table:table-cell>
        </table:table-row>
        <table:table-row table:style-name="ro1">
          <table:table-cell office:value-type="float" office:value="0.220857143402" calcext:value-type="float">
            <text:p>0.220857143402</text:p>
          </table:table-cell>
        </table:table-row>
        <table:table-row table:style-name="ro1">
          <table:table-cell office:value-type="float" office:value="0.218874931335" calcext:value-type="float">
            <text:p>0.218874931335</text:p>
          </table:table-cell>
        </table:table-row>
        <table:table-row table:style-name="ro1">
          <table:table-cell office:value-type="float" office:value="0.220493078232" calcext:value-type="float">
            <text:p>0.220493078232</text:p>
          </table:table-cell>
        </table:table-row>
        <table:table-row table:style-name="ro1">
          <table:table-cell office:value-type="float" office:value="0.219073057175" calcext:value-type="float">
            <text:p>0.219073057175</text:p>
          </table:table-cell>
        </table:table-row>
        <table:table-row table:style-name="ro1">
          <table:table-cell office:value-type="float" office:value="0.222936868668" calcext:value-type="float">
            <text:p>0.222936868668</text:p>
          </table:table-cell>
        </table:table-row>
        <table:table-row table:style-name="ro1">
          <table:table-cell office:value-type="float" office:value="0.220952987671" calcext:value-type="float">
            <text:p>0.220952987671</text:p>
          </table:table-cell>
        </table:table-row>
        <table:table-row table:style-name="ro1">
          <table:table-cell office:value-type="float" office:value="0.220042943954" calcext:value-type="float">
            <text:p>0.220042943954</text:p>
          </table:table-cell>
        </table:table-row>
        <table:table-row table:style-name="ro1">
          <table:table-cell office:value-type="float" office:value="0.22079205513" calcext:value-type="float">
            <text:p>0.22079205513</text:p>
          </table:table-cell>
        </table:table-row>
        <table:table-row table:style-name="ro1">
          <table:table-cell office:value-type="float" office:value="0.218338012695" calcext:value-type="float">
            <text:p>0.218338012695</text:p>
          </table:table-cell>
        </table:table-row>
        <table:table-row table:style-name="ro1">
          <table:table-cell office:value-type="float" office:value="0.221303224564" calcext:value-type="float">
            <text:p>0.221303224564</text:p>
          </table:table-cell>
        </table:table-row>
        <table:table-row table:style-name="ro1">
          <table:table-cell office:value-type="float" office:value="0.219517946243" calcext:value-type="float">
            <text:p>0.219517946243</text:p>
          </table:table-cell>
        </table:table-row>
        <table:table-row table:style-name="ro1">
          <table:table-cell office:value-type="float" office:value="0.22213101387" calcext:value-type="float">
            <text:p>0.22213101387</text:p>
          </table:table-cell>
        </table:table-row>
        <table:table-row table:style-name="ro1">
          <table:table-cell office:value-type="float" office:value="0.223675012589" calcext:value-type="float">
            <text:p>0.223675012589</text:p>
          </table:table-cell>
        </table:table-row>
        <table:table-row table:style-name="ro1">
          <table:table-cell office:value-type="float" office:value="0.222955942154" calcext:value-type="float">
            <text:p>0.222955942154</text:p>
          </table:table-cell>
        </table:table-row>
        <table:table-row table:style-name="ro1">
          <table:table-cell office:value-type="float" office:value="0.224035024643" calcext:value-type="float">
            <text:p>0.224035024643</text:p>
          </table:table-cell>
        </table:table-row>
        <table:table-row table:style-name="ro1">
          <table:table-cell office:value-type="float" office:value="0.221925973892" calcext:value-type="float">
            <text:p>0.221925973892</text:p>
          </table:table-cell>
        </table:table-row>
        <table:table-row table:style-name="ro1">
          <table:table-cell office:value-type="float" office:value="0.225016832352" calcext:value-type="float">
            <text:p>0.225016832352</text:p>
          </table:table-cell>
        </table:table-row>
        <table:table-row table:style-name="ro1">
          <table:table-cell office:value-type="float" office:value="0.221303939819" calcext:value-type="float">
            <text:p>0.221303939819</text:p>
          </table:table-cell>
        </table:table-row>
        <table:table-row table:style-name="ro1">
          <table:table-cell office:value-type="float" office:value="0.229163885117" calcext:value-type="float">
            <text:p>0.229163885117</text:p>
          </table:table-cell>
        </table:table-row>
        <table:table-row table:style-name="ro1">
          <table:table-cell office:value-type="float" office:value="0.224070072174" calcext:value-type="float">
            <text:p>0.224070072174</text:p>
          </table:table-cell>
        </table:table-row>
        <table:table-row table:style-name="ro1">
          <table:table-cell office:value-type="float" office:value="0.221518993378" calcext:value-type="float">
            <text:p>0.221518993378</text:p>
          </table:table-cell>
        </table:table-row>
        <table:table-row table:style-name="ro1">
          <table:table-cell office:value-type="float" office:value="0.225414991379" calcext:value-type="float">
            <text:p>0.225414991379</text:p>
          </table:table-cell>
        </table:table-row>
        <table:table-row table:style-name="ro1">
          <table:table-cell office:value-type="float" office:value="0.222217082977" calcext:value-type="float">
            <text:p>0.222217082977</text:p>
          </table:table-cell>
        </table:table-row>
        <table:table-row table:style-name="ro1">
          <table:table-cell office:value-type="float" office:value="0.220790863037" calcext:value-type="float">
            <text:p>0.220790863037</text:p>
          </table:table-cell>
        </table:table-row>
        <table:table-row table:style-name="ro1">
          <table:table-cell office:value-type="float" office:value="0.223185062408" calcext:value-type="float">
            <text:p>0.223185062408</text:p>
          </table:table-cell>
        </table:table-row>
        <table:table-row table:style-name="ro1">
          <table:table-cell office:value-type="float" office:value="0.225549936295" calcext:value-type="float">
            <text:p>0.225549936295</text:p>
          </table:table-cell>
        </table:table-row>
        <table:table-row table:style-name="ro1">
          <table:table-cell office:value-type="float" office:value="0.220813989639" calcext:value-type="float">
            <text:p>0.220813989639</text:p>
          </table:table-cell>
        </table:table-row>
        <table:table-row table:style-name="ro1">
          <table:table-cell office:value-type="float" office:value="0.222151994705" calcext:value-type="float">
            <text:p>0.222151994705</text:p>
          </table:table-cell>
        </table:table-row>
        <table:table-row table:style-name="ro1">
          <table:table-cell office:value-type="float" office:value="0.222321987152" calcext:value-type="float">
            <text:p>0.222321987152</text:p>
          </table:table-cell>
        </table:table-row>
        <table:table-row table:style-name="ro1">
          <table:table-cell office:value-type="float" office:value="0.220518112183" calcext:value-type="float">
            <text:p>0.220518112183</text:p>
          </table:table-cell>
        </table:table-row>
        <table:table-row table:style-name="ro1">
          <table:table-cell office:value-type="float" office:value="0.221095085144" calcext:value-type="float">
            <text:p>0.221095085144</text:p>
          </table:table-cell>
        </table:table-row>
        <table:table-row table:style-name="ro1">
          <table:table-cell office:value-type="float" office:value="0.221209049225" calcext:value-type="float">
            <text:p>0.221209049225</text:p>
          </table:table-cell>
        </table:table-row>
        <table:table-row table:style-name="ro1">
          <table:table-cell office:value-type="float" office:value="0.223113059998" calcext:value-type="float">
            <text:p>0.223113059998</text:p>
          </table:table-cell>
        </table:table-row>
        <table:table-row table:style-name="ro1">
          <table:table-cell office:value-type="float" office:value="0.221525907516" calcext:value-type="float">
            <text:p>0.221525907516</text:p>
          </table:table-cell>
        </table:table-row>
        <table:table-row table:style-name="ro1">
          <table:table-cell office:value-type="float" office:value="0.222055196762" calcext:value-type="float">
            <text:p>0.222055196762</text:p>
          </table:table-cell>
        </table:table-row>
        <table:table-row table:style-name="ro1">
          <table:table-cell office:value-type="float" office:value="0.221738100052" calcext:value-type="float">
            <text:p>0.221738100052</text:p>
          </table:table-cell>
        </table:table-row>
        <table:table-row table:style-name="ro1">
          <table:table-cell office:value-type="float" office:value="0.22297501564" calcext:value-type="float">
            <text:p>0.22297501564</text:p>
          </table:table-cell>
        </table:table-row>
        <table:table-row table:style-name="ro1">
          <table:table-cell office:value-type="float" office:value="0.22075510025" calcext:value-type="float">
            <text:p>0.22075510025</text:p>
          </table:table-cell>
        </table:table-row>
        <table:table-row table:style-name="ro1">
          <table:table-cell office:value-type="float" office:value="0.22264289856" calcext:value-type="float">
            <text:p>0.22264289856</text:p>
          </table:table-cell>
        </table:table-row>
        <table:table-row table:style-name="ro1">
          <table:table-cell office:value-type="float" office:value="0.22455406189" calcext:value-type="float">
            <text:p>0.22455406189</text:p>
          </table:table-cell>
        </table:table-row>
        <table:table-row table:style-name="ro1">
          <table:table-cell office:value-type="float" office:value="0.222455024719" calcext:value-type="float">
            <text:p>0.222455024719</text:p>
          </table:table-cell>
        </table:table-row>
        <table:table-row table:style-name="ro1">
          <table:table-cell office:value-type="float" office:value="0.224414110184" calcext:value-type="float">
            <text:p>0.224414110184</text:p>
          </table:table-cell>
        </table:table-row>
        <table:table-row table:style-name="ro1">
          <table:table-cell office:value-type="float" office:value="0.224035978317" calcext:value-type="float">
            <text:p>0.224035978317</text:p>
          </table:table-cell>
        </table:table-row>
        <table:table-row table:style-name="ro1">
          <table:table-cell office:value-type="float" office:value="0.226422071457" calcext:value-type="float">
            <text:p>0.226422071457</text:p>
          </table:table-cell>
        </table:table-row>
        <table:table-row table:style-name="ro1">
          <table:table-cell office:value-type="float" office:value="0.222769975662" calcext:value-type="float">
            <text:p>0.222769975662</text:p>
          </table:table-cell>
        </table:table-row>
        <table:table-row table:style-name="ro1">
          <table:table-cell office:value-type="float" office:value="0.221517086029" calcext:value-type="float">
            <text:p>0.221517086029</text:p>
          </table:table-cell>
        </table:table-row>
        <table:table-row table:style-name="ro1">
          <table:table-cell office:value-type="float" office:value="0.221873998642" calcext:value-type="float">
            <text:p>0.221873998642</text:p>
          </table:table-cell>
        </table:table-row>
        <table:table-row table:style-name="ro1">
          <table:table-cell office:value-type="float" office:value="0.221267938614" calcext:value-type="float">
            <text:p>0.221267938614</text:p>
          </table:table-cell>
        </table:table-row>
        <table:table-row table:style-name="ro1">
          <table:table-cell office:value-type="float" office:value="0.223407030106" calcext:value-type="float">
            <text:p>0.223407030106</text:p>
          </table:table-cell>
        </table:table-row>
        <table:table-row table:style-name="ro1">
          <table:table-cell office:value-type="float" office:value="0.22168803215" calcext:value-type="float">
            <text:p>0.22168803215</text:p>
          </table:table-cell>
        </table:table-row>
        <table:table-row table:style-name="ro1">
          <table:table-cell office:value-type="float" office:value="0.22386097908" calcext:value-type="float">
            <text:p>0.22386097908</text:p>
          </table:table-cell>
        </table:table-row>
        <table:table-row table:style-name="ro1">
          <table:table-cell office:value-type="float" office:value="0.224052190781" calcext:value-type="float">
            <text:p>0.224052190781</text:p>
          </table:table-cell>
        </table:table-row>
        <table:table-row table:style-name="ro1">
          <table:table-cell office:value-type="float" office:value="0.225104808807" calcext:value-type="float">
            <text:p>0.225104808807</text:p>
          </table:table-cell>
        </table:table-row>
        <table:table-row table:style-name="ro1">
          <table:table-cell office:value-type="float" office:value="0.225193977356" calcext:value-type="float">
            <text:p>0.225193977356</text:p>
          </table:table-cell>
        </table:table-row>
        <table:table-row table:style-name="ro1">
          <table:table-cell office:value-type="float" office:value="0.225522041321" calcext:value-type="float">
            <text:p>0.225522041321</text:p>
          </table:table-cell>
        </table:table-row>
        <table:table-row table:style-name="ro1">
          <table:table-cell office:value-type="float" office:value="0.223377943039" calcext:value-type="float">
            <text:p>0.223377943039</text:p>
          </table:table-cell>
        </table:table-row>
        <table:table-row table:style-name="ro1">
          <table:table-cell office:value-type="float" office:value="0.22336602211" calcext:value-type="float">
            <text:p>0.22336602211</text:p>
          </table:table-cell>
        </table:table-row>
        <table:table-row table:style-name="ro1">
          <table:table-cell office:value-type="float" office:value="0.223208904266" calcext:value-type="float">
            <text:p>0.223208904266</text:p>
          </table:table-cell>
        </table:table-row>
        <table:table-row table:style-name="ro1">
          <table:table-cell office:value-type="float" office:value="0.223754882812" calcext:value-type="float">
            <text:p>0.223754882812</text:p>
          </table:table-cell>
        </table:table-row>
        <table:table-row table:style-name="ro1">
          <table:table-cell office:value-type="float" office:value="0.224576950073" calcext:value-type="float">
            <text:p>0.224576950073</text:p>
          </table:table-cell>
        </table:table-row>
        <table:table-row table:style-name="ro1">
          <table:table-cell office:value-type="float" office:value="0.224758863449" calcext:value-type="float">
            <text:p>0.224758863449</text:p>
          </table:table-cell>
        </table:table-row>
        <table:table-row table:style-name="ro1">
          <table:table-cell office:value-type="float" office:value="0.228093862534" calcext:value-type="float">
            <text:p>0.228093862534</text:p>
          </table:table-cell>
        </table:table-row>
        <table:table-row table:style-name="ro1">
          <table:table-cell office:value-type="float" office:value="0.225388050079" calcext:value-type="float">
            <text:p>0.225388050079</text:p>
          </table:table-cell>
        </table:table-row>
        <table:table-row table:style-name="ro1">
          <table:table-cell office:value-type="float" office:value="0.226325035095" calcext:value-type="float">
            <text:p>0.226325035095</text:p>
          </table:table-cell>
        </table:table-row>
        <table:table-row table:style-name="ro1">
          <table:table-cell office:value-type="float" office:value="0.226323843002" calcext:value-type="float">
            <text:p>0.226323843002</text:p>
          </table:table-cell>
        </table:table-row>
        <table:table-row table:style-name="ro1">
          <table:table-cell office:value-type="float" office:value="0.225520133972" calcext:value-type="float">
            <text:p>0.225520133972</text:p>
          </table:table-cell>
        </table:table-row>
        <table:table-row table:style-name="ro1">
          <table:table-cell office:value-type="float" office:value="0.230530023575" calcext:value-type="float">
            <text:p>0.230530023575</text:p>
          </table:table-cell>
        </table:table-row>
        <table:table-row table:style-name="ro1">
          <table:table-cell office:value-type="float" office:value="0.22864985466" calcext:value-type="float">
            <text:p>0.22864985466</text:p>
          </table:table-cell>
        </table:table-row>
        <table:table-row table:style-name="ro1">
          <table:table-cell office:value-type="float" office:value="0.233015060425" calcext:value-type="float">
            <text:p>0.233015060425</text:p>
          </table:table-cell>
        </table:table-row>
        <table:table-row table:style-name="ro1">
          <table:table-cell office:value-type="float" office:value="0.228630065918" calcext:value-type="float">
            <text:p>0.228630065918</text:p>
          </table:table-cell>
        </table:table-row>
        <table:table-row table:style-name="ro1">
          <table:table-cell office:value-type="float" office:value="0.229788780212" calcext:value-type="float">
            <text:p>0.229788780212</text:p>
          </table:table-cell>
        </table:table-row>
        <table:table-row table:style-name="ro1">
          <table:table-cell office:value-type="float" office:value="0.228952884674" calcext:value-type="float">
            <text:p>0.228952884674</text:p>
          </table:table-cell>
        </table:table-row>
        <table:table-row table:style-name="ro1">
          <table:table-cell office:value-type="float" office:value="0.230443000793" calcext:value-type="float">
            <text:p>0.230443000793</text:p>
          </table:table-cell>
        </table:table-row>
        <table:table-row table:style-name="ro1">
          <table:table-cell office:value-type="float" office:value="0.232506036758" calcext:value-type="float">
            <text:p>0.232506036758</text:p>
          </table:table-cell>
        </table:table-row>
        <table:table-row table:style-name="ro1">
          <table:table-cell office:value-type="float" office:value="0.231089830399" calcext:value-type="float">
            <text:p>0.231089830399</text:p>
          </table:table-cell>
        </table:table-row>
        <table:table-row table:style-name="ro1">
          <table:table-cell office:value-type="float" office:value="0.228131771088" calcext:value-type="float">
            <text:p>0.228131771088</text:p>
          </table:table-cell>
        </table:table-row>
        <table:table-row table:style-name="ro1">
          <table:table-cell office:value-type="float" office:value="0.231599807739" calcext:value-type="float">
            <text:p>0.231599807739</text:p>
          </table:table-cell>
        </table:table-row>
        <table:table-row table:style-name="ro1">
          <table:table-cell office:value-type="float" office:value="0.229809999466" calcext:value-type="float">
            <text:p>0.229809999466</text:p>
          </table:table-cell>
        </table:table-row>
        <table:table-row table:style-name="ro1">
          <table:table-cell office:value-type="float" office:value="0.231652021408" calcext:value-type="float">
            <text:p>0.231652021408</text:p>
          </table:table-cell>
        </table:table-row>
        <table:table-row table:style-name="ro1">
          <table:table-cell office:value-type="float" office:value="0.231060028076" calcext:value-type="float">
            <text:p>0.231060028076</text:p>
          </table:table-cell>
        </table:table-row>
        <table:table-row table:style-name="ro1">
          <table:table-cell office:value-type="float" office:value="0.226804971695" calcext:value-type="float">
            <text:p>0.226804971695</text:p>
          </table:table-cell>
        </table:table-row>
        <table:table-row table:style-name="ro1">
          <table:table-cell office:value-type="float" office:value="0.224992036819" calcext:value-type="float">
            <text:p>0.224992036819</text:p>
          </table:table-cell>
        </table:table-row>
        <table:table-row table:style-name="ro1">
          <table:table-cell office:value-type="float" office:value="0.226329088211" calcext:value-type="float">
            <text:p>0.226329088211</text:p>
          </table:table-cell>
        </table:table-row>
        <table:table-row table:style-name="ro1">
          <table:table-cell office:value-type="float" office:value="0.2252368927" calcext:value-type="float">
            <text:p>0.2252368927</text:p>
          </table:table-cell>
        </table:table-row>
        <table:table-row table:style-name="ro1">
          <table:table-cell office:value-type="float" office:value="0.226802110672" calcext:value-type="float">
            <text:p>0.226802110672</text:p>
          </table:table-cell>
        </table:table-row>
        <table:table-row table:style-name="ro1">
          <table:table-cell office:value-type="float" office:value="0.226774930954" calcext:value-type="float">
            <text:p>0.226774930954</text:p>
          </table:table-cell>
        </table:table-row>
        <table:table-row table:style-name="ro1">
          <table:table-cell office:value-type="float" office:value="0.225835084915" calcext:value-type="float">
            <text:p>0.225835084915</text:p>
          </table:table-cell>
        </table:table-row>
        <table:table-row table:style-name="ro1">
          <table:table-cell office:value-type="float" office:value="0.227216005325" calcext:value-type="float">
            <text:p>0.227216005325</text:p>
          </table:table-cell>
        </table:table-row>
        <table:table-row table:style-name="ro1">
          <table:table-cell office:value-type="float" office:value="0.241240978241" calcext:value-type="float">
            <text:p>0.241240978241</text:p>
          </table:table-cell>
        </table:table-row>
        <table:table-row table:style-name="ro1">
          <table:table-cell office:value-type="float" office:value="0.240998029709" calcext:value-type="float">
            <text:p>0.240998029709</text:p>
          </table:table-cell>
        </table:table-row>
        <table:table-row table:style-name="ro1">
          <table:table-cell office:value-type="float" office:value="0.239346981049" calcext:value-type="float">
            <text:p>0.239346981049</text:p>
          </table:table-cell>
        </table:table-row>
        <table:table-row table:style-name="ro1">
          <table:table-cell office:value-type="float" office:value="0.240730047226" calcext:value-type="float">
            <text:p>0.240730047226</text:p>
          </table:table-cell>
        </table:table-row>
        <table:table-row table:style-name="ro1">
          <table:table-cell office:value-type="float" office:value="0.238523006439" calcext:value-type="float">
            <text:p>0.238523006439</text:p>
          </table:table-cell>
        </table:table-row>
        <table:table-row table:style-name="ro1">
          <table:table-cell office:value-type="float" office:value="0.238964796066" calcext:value-type="float">
            <text:p>0.238964796066</text:p>
          </table:table-cell>
        </table:table-row>
        <table:table-row table:style-name="ro1">
          <table:table-cell office:value-type="float" office:value="0.241584062576" calcext:value-type="float">
            <text:p>0.241584062576</text:p>
          </table:table-cell>
        </table:table-row>
        <table:table-row table:style-name="ro1">
          <table:table-cell office:value-type="float" office:value="0.23982000351" calcext:value-type="float">
            <text:p>0.23982000351</text:p>
          </table:table-cell>
        </table:table-row>
        <table:table-row table:style-name="ro1">
          <table:table-cell office:value-type="float" office:value="0.24264383316" calcext:value-type="float">
            <text:p>0.24264383316</text:p>
          </table:table-cell>
        </table:table-row>
        <table:table-row table:style-name="ro1">
          <table:table-cell office:value-type="float" office:value="0.240190029144" calcext:value-type="float">
            <text:p>0.240190029144</text:p>
          </table:table-cell>
        </table:table-row>
        <table:table-row table:style-name="ro1">
          <table:table-cell office:value-type="float" office:value="0.239169836044" calcext:value-type="float">
            <text:p>0.239169836044</text:p>
          </table:table-cell>
        </table:table-row>
        <table:table-row table:style-name="ro1">
          <table:table-cell office:value-type="float" office:value="0.238574028015" calcext:value-type="float">
            <text:p>0.238574028015</text:p>
          </table:table-cell>
        </table:table-row>
        <table:table-row table:style-name="ro1">
          <table:table-cell office:value-type="float" office:value="0.240979909897" calcext:value-type="float">
            <text:p>0.240979909897</text:p>
          </table:table-cell>
        </table:table-row>
        <table:table-row table:style-name="ro1">
          <table:table-cell office:value-type="float" office:value="0.237607955933" calcext:value-type="float">
            <text:p>0.237607955933</text:p>
          </table:table-cell>
        </table:table-row>
        <table:table-row table:style-name="ro1">
          <table:table-cell office:value-type="float" office:value="0.238644838333" calcext:value-type="float">
            <text:p>0.238644838333</text:p>
          </table:table-cell>
        </table:table-row>
        <table:table-row table:style-name="ro1">
          <table:table-cell office:value-type="float" office:value="0.238672018051" calcext:value-type="float">
            <text:p>0.238672018051</text:p>
          </table:table-cell>
        </table:table-row>
        <table:table-row table:style-name="ro1">
          <table:table-cell office:value-type="float" office:value="0.239861965179" calcext:value-type="float">
            <text:p>0.239861965179</text:p>
          </table:table-cell>
        </table:table-row>
        <table:table-row table:style-name="ro1">
          <table:table-cell office:value-type="float" office:value="0.23928809166" calcext:value-type="float">
            <text:p>0.23928809166</text:p>
          </table:table-cell>
        </table:table-row>
        <table:table-row table:style-name="ro1">
          <table:table-cell office:value-type="float" office:value="0.240530967712" calcext:value-type="float">
            <text:p>0.240530967712</text:p>
          </table:table-cell>
        </table:table-row>
        <table:table-row table:style-name="ro1">
          <table:table-cell office:value-type="float" office:value="0.240115880966" calcext:value-type="float">
            <text:p>0.240115880966</text:p>
          </table:table-cell>
        </table:table-row>
        <table:table-row table:style-name="ro1">
          <table:table-cell office:value-type="float" office:value="0.244903802872" calcext:value-type="float">
            <text:p>0.244903802872</text:p>
          </table:table-cell>
        </table:table-row>
        <table:table-row table:style-name="ro1">
          <table:table-cell office:value-type="float" office:value="0.242202043533" calcext:value-type="float">
            <text:p>0.242202043533</text:p>
          </table:table-cell>
        </table:table-row>
        <table:table-row table:style-name="ro1">
          <table:table-cell office:value-type="float" office:value="0.242842197418" calcext:value-type="float">
            <text:p>0.242842197418</text:p>
          </table:table-cell>
        </table:table-row>
        <table:table-row table:style-name="ro1">
          <table:table-cell office:value-type="float" office:value="0.241970062256" calcext:value-type="float">
            <text:p>0.241970062256</text:p>
          </table:table-cell>
        </table:table-row>
        <table:table-row table:style-name="ro1">
          <table:table-cell office:value-type="float" office:value="0.245219230652" calcext:value-type="float">
            <text:p>0.245219230652</text:p>
          </table:table-cell>
        </table:table-row>
        <table:table-row table:style-name="ro1">
          <table:table-cell office:value-type="float" office:value="0.241108894348" calcext:value-type="float">
            <text:p>0.241108894348</text:p>
          </table:table-cell>
        </table:table-row>
        <table:table-row table:style-name="ro1">
          <table:table-cell office:value-type="float" office:value="0.242733001709" calcext:value-type="float">
            <text:p>0.242733001709</text:p>
          </table:table-cell>
        </table:table-row>
        <table:table-row table:style-name="ro1">
          <table:table-cell office:value-type="float" office:value="0.243498086929" calcext:value-type="float">
            <text:p>0.243498086929</text:p>
          </table:table-cell>
        </table:table-row>
        <table:table-row table:style-name="ro1">
          <table:table-cell office:value-type="float" office:value="0.247277975082" calcext:value-type="float">
            <text:p>0.247277975082</text:p>
          </table:table-cell>
        </table:table-row>
        <table:table-row table:style-name="ro1">
          <table:table-cell office:value-type="float" office:value="0.240810155869" calcext:value-type="float">
            <text:p>0.240810155869</text:p>
          </table:table-cell>
        </table:table-row>
        <table:table-row table:style-name="ro1">
          <table:table-cell office:value-type="float" office:value="0.242676973343" calcext:value-type="float">
            <text:p>0.242676973343</text:p>
          </table:table-cell>
        </table:table-row>
        <table:table-row table:style-name="ro1">
          <table:table-cell office:value-type="float" office:value="0.239826917648" calcext:value-type="float">
            <text:p>0.239826917648</text:p>
          </table:table-cell>
        </table:table-row>
        <table:table-row table:style-name="ro1">
          <table:table-cell office:value-type="float" office:value="0.240881919861" calcext:value-type="float">
            <text:p>0.240881919861</text:p>
          </table:table-cell>
        </table:table-row>
        <table:table-row table:style-name="ro1">
          <table:table-cell office:value-type="float" office:value="0.240205049515" calcext:value-type="float">
            <text:p>0.240205049515</text:p>
          </table:table-cell>
        </table:table-row>
        <table:table-row table:style-name="ro1">
          <table:table-cell office:value-type="float" office:value="0.242344856262" calcext:value-type="float">
            <text:p>0.242344856262</text:p>
          </table:table-cell>
        </table:table-row>
        <table:table-row table:style-name="ro1">
          <table:table-cell office:value-type="float" office:value="0.243702888489" calcext:value-type="float">
            <text:p>0.243702888489</text:p>
          </table:table-cell>
        </table:table-row>
        <table:table-row table:style-name="ro1">
          <table:table-cell office:value-type="float" office:value="0.244827985764" calcext:value-type="float">
            <text:p>0.244827985764</text:p>
          </table:table-cell>
        </table:table-row>
        <table:table-row table:style-name="ro1">
          <table:table-cell office:value-type="float" office:value="0.242653846741" calcext:value-type="float">
            <text:p>0.242653846741</text:p>
          </table:table-cell>
        </table:table-row>
        <table:table-row table:style-name="ro1">
          <table:table-cell office:value-type="float" office:value="0.228973150253" calcext:value-type="float">
            <text:p>0.228973150253</text:p>
          </table:table-cell>
        </table:table-row>
        <table:table-row table:style-name="ro1">
          <table:table-cell office:value-type="float" office:value="0.226874113083" calcext:value-type="float">
            <text:p>0.226874113083</text:p>
          </table:table-cell>
        </table:table-row>
        <table:table-row table:style-name="ro1">
          <table:table-cell office:value-type="float" office:value="0.230735063553" calcext:value-type="float">
            <text:p>0.230735063553</text:p>
          </table:table-cell>
        </table:table-row>
        <table:table-row table:style-name="ro1">
          <table:table-cell office:value-type="float" office:value="0.231025218964" calcext:value-type="float">
            <text:p>0.231025218964</text:p>
          </table:table-cell>
        </table:table-row>
        <table:table-row table:style-name="ro1">
          <table:table-cell office:value-type="float" office:value="0.230059146881" calcext:value-type="float">
            <text:p>0.230059146881</text:p>
          </table:table-cell>
        </table:table-row>
        <table:table-row table:style-name="ro1">
          <table:table-cell office:value-type="float" office:value="0.228022098541" calcext:value-type="float">
            <text:p>0.228022098541</text:p>
          </table:table-cell>
        </table:table-row>
        <table:table-row table:style-name="ro1">
          <table:table-cell office:value-type="float" office:value="0.228472948074" calcext:value-type="float">
            <text:p>0.228472948074</text:p>
          </table:table-cell>
        </table:table-row>
        <table:table-row table:style-name="ro1">
          <table:table-cell office:value-type="float" office:value="0.228371143341" calcext:value-type="float">
            <text:p>0.228371143341</text:p>
          </table:table-cell>
        </table:table-row>
        <table:table-row table:style-name="ro1">
          <table:table-cell office:value-type="float" office:value="0.226751089096" calcext:value-type="float">
            <text:p>0.226751089096</text:p>
          </table:table-cell>
        </table:table-row>
        <table:table-row table:style-name="ro1">
          <table:table-cell office:value-type="float" office:value="0.230779886246" calcext:value-type="float">
            <text:p>0.230779886246</text:p>
          </table:table-cell>
        </table:table-row>
        <table:table-row table:style-name="ro1">
          <table:table-cell office:value-type="float" office:value="0.231277942657" calcext:value-type="float">
            <text:p>0.231277942657</text:p>
          </table:table-cell>
        </table:table-row>
        <table:table-row table:style-name="ro1">
          <table:table-cell office:value-type="float" office:value="0.229807138443" calcext:value-type="float">
            <text:p>0.229807138443</text:p>
          </table:table-cell>
        </table:table-row>
        <table:table-row table:style-name="ro1">
          <table:table-cell office:value-type="float" office:value="0.230289936066" calcext:value-type="float">
            <text:p>0.230289936066</text:p>
          </table:table-cell>
        </table:table-row>
        <table:table-row table:style-name="ro1">
          <table:table-cell office:value-type="float" office:value="0.229823112488" calcext:value-type="float">
            <text:p>0.229823112488</text:p>
          </table:table-cell>
        </table:table-row>
        <table:table-row table:style-name="ro1">
          <table:table-cell office:value-type="float" office:value="0.229726076126" calcext:value-type="float">
            <text:p>0.229726076126</text:p>
          </table:table-cell>
        </table:table-row>
        <table:table-row table:style-name="ro1">
          <table:table-cell office:value-type="float" office:value="0.230675935745" calcext:value-type="float">
            <text:p>0.230675935745</text:p>
          </table:table-cell>
        </table:table-row>
        <table:table-row table:style-name="ro1">
          <table:table-cell office:value-type="float" office:value="0.233901023865" calcext:value-type="float">
            <text:p>0.233901023865</text:p>
          </table:table-cell>
        </table:table-row>
        <table:table-row table:style-name="ro1">
          <table:table-cell office:value-type="float" office:value="0.231589078903" calcext:value-type="float">
            <text:p>0.231589078903</text:p>
          </table:table-cell>
        </table:table-row>
        <table:table-row table:style-name="ro1">
          <table:table-cell office:value-type="float" office:value="0.233159065247" calcext:value-type="float">
            <text:p>0.233159065247</text:p>
          </table:table-cell>
        </table:table-row>
        <table:table-row table:style-name="ro1">
          <table:table-cell office:value-type="float" office:value="0.230422019958" calcext:value-type="float">
            <text:p>0.230422019958</text:p>
          </table:table-cell>
        </table:table-row>
        <table:table-row table:style-name="ro1">
          <table:table-cell office:value-type="float" office:value="0.232764005661" calcext:value-type="float">
            <text:p>0.232764005661</text:p>
          </table:table-cell>
        </table:table-row>
        <table:table-row table:style-name="ro1">
          <table:table-cell office:value-type="float" office:value="0.231680870056" calcext:value-type="float">
            <text:p>0.231680870056</text:p>
          </table:table-cell>
        </table:table-row>
        <table:table-row table:style-name="ro1">
          <table:table-cell office:value-type="float" office:value="0.232011079788" calcext:value-type="float">
            <text:p>0.232011079788</text:p>
          </table:table-cell>
        </table:table-row>
        <table:table-row table:style-name="ro1">
          <table:table-cell office:value-type="float" office:value="0.230745077133" calcext:value-type="float">
            <text:p>0.230745077133</text:p>
          </table:table-cell>
        </table:table-row>
        <table:table-row table:style-name="ro1">
          <table:table-cell office:value-type="float" office:value="0.230817079544" calcext:value-type="float">
            <text:p>0.230817079544</text:p>
          </table:table-cell>
        </table:table-row>
        <table:table-row table:style-name="ro1">
          <table:table-cell office:value-type="float" office:value="0.232659816742" calcext:value-type="float">
            <text:p>0.232659816742</text:p>
          </table:table-cell>
        </table:table-row>
        <table:table-row table:style-name="ro1">
          <table:table-cell office:value-type="float" office:value="0.230516910553" calcext:value-type="float">
            <text:p>0.230516910553</text:p>
          </table:table-cell>
        </table:table-row>
        <table:table-row table:style-name="ro1">
          <table:table-cell office:value-type="float" office:value="0.233598947525" calcext:value-type="float">
            <text:p>0.233598947525</text:p>
          </table:table-cell>
        </table:table-row>
        <table:table-row table:style-name="ro1">
          <table:table-cell office:value-type="float" office:value="0.233294010162" calcext:value-type="float">
            <text:p>0.233294010162</text:p>
          </table:table-cell>
        </table:table-row>
        <table:table-row table:style-name="ro1">
          <table:table-cell office:value-type="float" office:value="0.232011079788" calcext:value-type="float">
            <text:p>0.232011079788</text:p>
          </table:table-cell>
        </table:table-row>
        <table:table-row table:style-name="ro1">
          <table:table-cell office:value-type="float" office:value="0.232422828674" calcext:value-type="float">
            <text:p>0.232422828674</text:p>
          </table:table-cell>
        </table:table-row>
        <table:table-row table:style-name="ro1">
          <table:table-cell office:value-type="float" office:value="0.231817007065" calcext:value-type="float">
            <text:p>0.231817007065</text:p>
          </table:table-cell>
        </table:table-row>
        <table:table-row table:style-name="ro1">
          <table:table-cell office:value-type="float" office:value="0.235210895538" calcext:value-type="float">
            <text:p>0.235210895538</text:p>
          </table:table-cell>
        </table:table-row>
        <table:table-row table:style-name="ro1">
          <table:table-cell office:value-type="float" office:value="0.234053850174" calcext:value-type="float">
            <text:p>0.234053850174</text:p>
          </table:table-cell>
        </table:table-row>
        <table:table-row table:style-name="ro1">
          <table:table-cell office:value-type="float" office:value="0.234641075134" calcext:value-type="float">
            <text:p>0.234641075134</text:p>
          </table:table-cell>
        </table:table-row>
        <table:table-row table:style-name="ro1">
          <table:table-cell office:value-type="float" office:value="0.232006072998" calcext:value-type="float">
            <text:p>0.232006072998</text:p>
          </table:table-cell>
        </table:table-row>
        <table:table-row table:style-name="ro1">
          <table:table-cell office:value-type="float" office:value="0.234753131866" calcext:value-type="float">
            <text:p>0.234753131866</text:p>
          </table:table-cell>
        </table:table-row>
        <table:table-row table:style-name="ro1">
          <table:table-cell office:value-type="float" office:value="0.684813976288" calcext:value-type="float">
            <text:p>0.684813976288</text:p>
          </table:table-cell>
        </table:table-row>
        <table:table-row table:style-name="ro1">
          <table:table-cell office:value-type="float" office:value="0.692333936691" calcext:value-type="float">
            <text:p>0.692333936691</text:p>
          </table:table-cell>
        </table:table-row>
        <table:table-row table:style-name="ro1">
          <table:table-cell office:value-type="float" office:value="0.678963899612" calcext:value-type="float">
            <text:p>0.678963899612</text:p>
          </table:table-cell>
        </table:table-row>
        <table:table-row table:style-name="ro1">
          <table:table-cell office:value-type="float" office:value="0.684094905853" calcext:value-type="float">
            <text:p>0.684094905853</text:p>
          </table:table-cell>
        </table:table-row>
        <table:table-row table:style-name="ro1">
          <table:table-cell office:value-type="float" office:value="0.694921016693" calcext:value-type="float">
            <text:p>0.694921016693</text:p>
          </table:table-cell>
        </table:table-row>
        <table:table-row table:style-name="ro1">
          <table:table-cell office:value-type="float" office:value="0.678177833557" calcext:value-type="float">
            <text:p>0.678177833557</text:p>
          </table:table-cell>
        </table:table-row>
        <table:table-row table:style-name="ro1">
          <table:table-cell office:value-type="float" office:value="0.6810131073" calcext:value-type="float">
            <text:p>0.6810131073</text:p>
          </table:table-cell>
        </table:table-row>
        <table:table-row table:style-name="ro1">
          <table:table-cell office:value-type="float" office:value="0.685980081558" calcext:value-type="float">
            <text:p>0.685980081558</text:p>
          </table:table-cell>
        </table:table-row>
        <table:table-row table:style-name="ro1">
          <table:table-cell office:value-type="float" office:value="0.686604976654" calcext:value-type="float">
            <text:p>0.686604976654</text:p>
          </table:table-cell>
        </table:table-row>
        <table:table-row table:style-name="ro1">
          <table:table-cell office:value-type="float" office:value="0.678488016129" calcext:value-type="float">
            <text:p>0.678488016129</text:p>
          </table:table-cell>
        </table:table-row>
        <table:table-row table:style-name="ro1">
          <table:table-cell office:value-type="float" office:value="0.682065010071" calcext:value-type="float">
            <text:p>0.682065010071</text:p>
          </table:table-cell>
        </table:table-row>
        <table:table-row table:style-name="ro1">
          <table:table-cell office:value-type="float" office:value="0.687218904495" calcext:value-type="float">
            <text:p>0.687218904495</text:p>
          </table:table-cell>
        </table:table-row>
        <table:table-row table:style-name="ro1">
          <table:table-cell office:value-type="float" office:value="0.685001850128" calcext:value-type="float">
            <text:p>0.685001850128</text:p>
          </table:table-cell>
        </table:table-row>
        <table:table-row table:style-name="ro1">
          <table:table-cell office:value-type="float" office:value="0.682288885117" calcext:value-type="float">
            <text:p>0.682288885117</text:p>
          </table:table-cell>
        </table:table-row>
        <table:table-row table:style-name="ro1">
          <table:table-cell office:value-type="float" office:value="0.685767889023" calcext:value-type="float">
            <text:p>0.685767889023</text:p>
          </table:table-cell>
        </table:table-row>
        <table:table-row table:style-name="ro1">
          <table:table-cell office:value-type="float" office:value="0.680686950684" calcext:value-type="float">
            <text:p>0.680686950684</text:p>
          </table:table-cell>
        </table:table-row>
        <table:table-row table:style-name="ro1">
          <table:table-cell office:value-type="float" office:value="0.679445981979" calcext:value-type="float">
            <text:p>0.679445981979</text:p>
          </table:table-cell>
        </table:table-row>
        <table:table-row table:style-name="ro1">
          <table:table-cell office:value-type="float" office:value="0.683365106583" calcext:value-type="float">
            <text:p>0.683365106583</text:p>
          </table:table-cell>
        </table:table-row>
        <table:table-row table:style-name="ro1">
          <table:table-cell office:value-type="float" office:value="0.678771018982" calcext:value-type="float">
            <text:p>0.678771018982</text:p>
          </table:table-cell>
        </table:table-row>
        <table:table-row table:style-name="ro1">
          <table:table-cell office:value-type="float" office:value="0.679219007492" calcext:value-type="float">
            <text:p>0.679219007492</text:p>
          </table:table-cell>
        </table:table-row>
        <table:table-row table:style-name="ro1">
          <table:table-cell office:value-type="float" office:value="0.682774782181" calcext:value-type="float">
            <text:p>0.682774782181</text:p>
          </table:table-cell>
        </table:table-row>
        <table:table-row table:style-name="ro1">
          <table:table-cell office:value-type="float" office:value="0.683063030243" calcext:value-type="float">
            <text:p>0.683063030243</text:p>
          </table:table-cell>
        </table:table-row>
        <table:table-row table:style-name="ro1">
          <table:table-cell office:value-type="float" office:value="0.677781820297" calcext:value-type="float">
            <text:p>0.677781820297</text:p>
          </table:table-cell>
        </table:table-row>
        <table:table-row table:style-name="ro1">
          <table:table-cell office:value-type="float" office:value="0.685070037842" calcext:value-type="float">
            <text:p>0.685070037842</text:p>
          </table:table-cell>
        </table:table-row>
        <table:table-row table:style-name="ro1">
          <table:table-cell office:value-type="float" office:value="0.692120075226" calcext:value-type="float">
            <text:p>0.692120075226</text:p>
          </table:table-cell>
        </table:table-row>
        <table:table-row table:style-name="ro1">
          <table:table-cell office:value-type="float" office:value="0.696381092072" calcext:value-type="float">
            <text:p>0.696381092072</text:p>
          </table:table-cell>
        </table:table-row>
        <table:table-row table:style-name="ro1">
          <table:table-cell office:value-type="float" office:value="0.688813924789" calcext:value-type="float">
            <text:p>0.688813924789</text:p>
          </table:table-cell>
        </table:table-row>
        <table:table-row table:style-name="ro1">
          <table:table-cell office:value-type="float" office:value="0.687925815582" calcext:value-type="float">
            <text:p>0.687925815582</text:p>
          </table:table-cell>
        </table:table-row>
        <table:table-row table:style-name="ro1">
          <table:table-cell office:value-type="float" office:value="0.688659191132" calcext:value-type="float">
            <text:p>0.688659191132</text:p>
          </table:table-cell>
        </table:table-row>
        <table:table-row table:style-name="ro1">
          <table:table-cell office:value-type="float" office:value="0.688356876373" calcext:value-type="float">
            <text:p>0.688356876373</text:p>
          </table:table-cell>
        </table:table-row>
        <table:table-row table:style-name="ro1">
          <table:table-cell office:value-type="float" office:value="0.693980932236" calcext:value-type="float">
            <text:p>0.693980932236</text:p>
          </table:table-cell>
        </table:table-row>
        <table:table-row table:style-name="ro1">
          <table:table-cell office:value-type="float" office:value="0.692090034485" calcext:value-type="float">
            <text:p>0.692090034485</text:p>
          </table:table-cell>
        </table:table-row>
        <table:table-row table:style-name="ro1">
          <table:table-cell office:value-type="float" office:value="0.691742897034" calcext:value-type="float">
            <text:p>0.691742897034</text:p>
          </table:table-cell>
        </table:table-row>
        <table:table-row table:style-name="ro1">
          <table:table-cell office:value-type="float" office:value="0.692389011383" calcext:value-type="float">
            <text:p>0.692389011383</text:p>
          </table:table-cell>
        </table:table-row>
        <table:table-row table:style-name="ro1">
          <table:table-cell office:value-type="float" office:value="0.69215798378" calcext:value-type="float">
            <text:p>0.69215798378</text:p>
          </table:table-cell>
        </table:table-row>
        <table:table-row table:style-name="ro1">
          <table:table-cell office:value-type="float" office:value="0.265463829041" calcext:value-type="float">
            <text:p>0.265463829041</text:p>
          </table:table-cell>
        </table:table-row>
        <table:table-row table:style-name="ro1">
          <table:table-cell office:value-type="float" office:value="0.262731075287" calcext:value-type="float">
            <text:p>0.262731075287</text:p>
          </table:table-cell>
        </table:table-row>
        <table:table-row table:style-name="ro1">
          <table:table-cell office:value-type="float" office:value="0.262864112854" calcext:value-type="float">
            <text:p>0.262864112854</text:p>
          </table:table-cell>
        </table:table-row>
        <table:table-row table:style-name="ro1">
          <table:table-cell office:value-type="float" office:value="0.263302087784" calcext:value-type="float">
            <text:p>0.263302087784</text:p>
          </table:table-cell>
        </table:table-row>
        <table:table-row table:style-name="ro1">
          <table:table-cell office:value-type="float" office:value="0.262874126434" calcext:value-type="float">
            <text:p>0.262874126434</text:p>
          </table:table-cell>
        </table:table-row>
        <table:table-row table:style-name="ro1">
          <table:table-cell office:value-type="float" office:value="0.260218143463" calcext:value-type="float">
            <text:p>0.260218143463</text:p>
          </table:table-cell>
        </table:table-row>
        <table:table-row table:style-name="ro1">
          <table:table-cell office:value-type="float" office:value="0.260788917542" calcext:value-type="float">
            <text:p>0.260788917542</text:p>
          </table:table-cell>
        </table:table-row>
        <table:table-row table:style-name="ro1">
          <table:table-cell office:value-type="float" office:value="0.294475078583" calcext:value-type="float">
            <text:p>0.294475078583</text:p>
          </table:table-cell>
        </table:table-row>
        <table:table-row table:style-name="ro1">
          <table:table-cell office:value-type="float" office:value="0.263064146042" calcext:value-type="float">
            <text:p>0.263064146042</text:p>
          </table:table-cell>
        </table:table-row>
        <table:table-row table:style-name="ro1">
          <table:table-cell office:value-type="float" office:value="0.262991905212" calcext:value-type="float">
            <text:p>0.262991905212</text:p>
          </table:table-cell>
        </table:table-row>
        <table:table-row table:style-name="ro1">
          <table:table-cell office:value-type="float" office:value="0.265002012253" calcext:value-type="float">
            <text:p>0.265002012253</text:p>
          </table:table-cell>
        </table:table-row>
        <table:table-row table:style-name="ro1">
          <table:table-cell office:value-type="float" office:value="0.261804103851" calcext:value-type="float">
            <text:p>0.261804103851</text:p>
          </table:table-cell>
        </table:table-row>
        <table:table-row table:style-name="ro1">
          <table:table-cell office:value-type="float" office:value="0.263391017914" calcext:value-type="float">
            <text:p>0.263391017914</text:p>
          </table:table-cell>
        </table:table-row>
        <table:table-row table:style-name="ro1">
          <table:table-cell office:value-type="float" office:value="0.265542984009" calcext:value-type="float">
            <text:p>0.265542984009</text:p>
          </table:table-cell>
        </table:table-row>
        <table:table-row table:style-name="ro1">
          <table:table-cell office:value-type="float" office:value="0.266507148743" calcext:value-type="float">
            <text:p>0.266507148743</text:p>
          </table:table-cell>
        </table:table-row>
        <table:table-row table:style-name="ro1">
          <table:table-cell office:value-type="float" office:value="0.266158103943" calcext:value-type="float">
            <text:p>0.266158103943</text:p>
          </table:table-cell>
        </table:table-row>
        <table:table-row table:style-name="ro1">
          <table:table-cell office:value-type="float" office:value="0.266319036484" calcext:value-type="float">
            <text:p>0.266319036484</text:p>
          </table:table-cell>
        </table:table-row>
        <table:table-row table:style-name="ro1">
          <table:table-cell office:value-type="float" office:value="0.264672994614" calcext:value-type="float">
            <text:p>0.264672994614</text:p>
          </table:table-cell>
        </table:table-row>
        <table:table-row table:style-name="ro1">
          <table:table-cell office:value-type="float" office:value="0.263972043991" calcext:value-type="float">
            <text:p>0.263972043991</text:p>
          </table:table-cell>
        </table:table-row>
        <table:table-row table:style-name="ro1">
          <table:table-cell office:value-type="float" office:value="0.264662027359" calcext:value-type="float">
            <text:p>0.264662027359</text:p>
          </table:table-cell>
        </table:table-row>
        <table:table-row table:style-name="ro1">
          <table:table-cell office:value-type="float" office:value="0.264433860779" calcext:value-type="float">
            <text:p>0.264433860779</text:p>
          </table:table-cell>
        </table:table-row>
        <table:table-row table:style-name="ro1">
          <table:table-cell office:value-type="float" office:value="0.264052867889" calcext:value-type="float">
            <text:p>0.264052867889</text:p>
          </table:table-cell>
        </table:table-row>
        <table:table-row table:style-name="ro1">
          <table:table-cell office:value-type="float" office:value="0.265133142471" calcext:value-type="float">
            <text:p>0.265133142471</text:p>
          </table:table-cell>
        </table:table-row>
        <table:table-row table:style-name="ro1">
          <table:table-cell office:value-type="float" office:value="0.261805057526" calcext:value-type="float">
            <text:p>0.261805057526</text:p>
          </table:table-cell>
        </table:table-row>
        <table:table-row table:style-name="ro1">
          <table:table-cell office:value-type="float" office:value="0.26305103302" calcext:value-type="float">
            <text:p>0.26305103302</text:p>
          </table:table-cell>
        </table:table-row>
        <table:table-row table:style-name="ro1">
          <table:table-cell office:value-type="float" office:value="0.263827800751" calcext:value-type="float">
            <text:p>0.263827800751</text:p>
          </table:table-cell>
        </table:table-row>
        <table:table-row table:style-name="ro1">
          <table:table-cell office:value-type="float" office:value="0.267133951187" calcext:value-type="float">
            <text:p>0.267133951187</text:p>
          </table:table-cell>
        </table:table-row>
        <table:table-row table:style-name="ro1">
          <table:table-cell office:value-type="float" office:value="0.267857074738" calcext:value-type="float">
            <text:p>0.267857074738</text:p>
          </table:table-cell>
        </table:table-row>
        <table:table-row table:style-name="ro1">
          <table:table-cell office:value-type="float" office:value="0.262516021729" calcext:value-type="float">
            <text:p>0.262516021729</text:p>
          </table:table-cell>
        </table:table-row>
        <table:table-row table:style-name="ro1">
          <table:table-cell office:value-type="float" office:value="0.263773918152" calcext:value-type="float">
            <text:p>0.263773918152</text:p>
          </table:table-cell>
        </table:table-row>
        <table:table-row table:style-name="ro1">
          <table:table-cell office:value-type="float" office:value="0.265218019485" calcext:value-type="float">
            <text:p>0.265218019485</text:p>
          </table:table-cell>
        </table:table-row>
        <table:table-row table:style-name="ro1">
          <table:table-cell office:value-type="float" office:value="0.267449140549" calcext:value-type="float">
            <text:p>0.267449140549</text:p>
          </table:table-cell>
        </table:table-row>
        <table:table-row table:style-name="ro1">
          <table:table-cell office:value-type="float" office:value="0.269392967224" calcext:value-type="float">
            <text:p>0.269392967224</text:p>
          </table:table-cell>
        </table:table-row>
        <table:table-row table:style-name="ro1">
          <table:table-cell office:value-type="float" office:value="0.266402006149" calcext:value-type="float">
            <text:p>0.266402006149</text:p>
          </table:table-cell>
        </table:table-row>
        <table:table-row table:style-name="ro1">
          <table:table-cell office:value-type="float" office:value="0.282073974609" calcext:value-type="float">
            <text:p>0.282073974609</text:p>
          </table:table-cell>
        </table:table-row>
        <table:table-row table:style-name="ro1">
          <table:table-cell office:value-type="float" office:value="0.281722068787" calcext:value-type="float">
            <text:p>0.281722068787</text:p>
          </table:table-cell>
        </table:table-row>
        <table:table-row table:style-name="ro1">
          <table:table-cell office:value-type="float" office:value="0.289834022522" calcext:value-type="float">
            <text:p>0.289834022522</text:p>
          </table:table-cell>
        </table:table-row>
        <table:table-row table:style-name="ro1">
          <table:table-cell office:value-type="float" office:value="0.278958082199" calcext:value-type="float">
            <text:p>0.278958082199</text:p>
          </table:table-cell>
        </table:table-row>
        <table:table-row table:style-name="ro1">
          <table:table-cell office:value-type="float" office:value="0.279467105865" calcext:value-type="float">
            <text:p>0.279467105865</text:p>
          </table:table-cell>
        </table:table-row>
        <table:table-row table:style-name="ro1">
          <table:table-cell office:value-type="float" office:value="0.279883146286" calcext:value-type="float">
            <text:p>0.279883146286</text:p>
          </table:table-cell>
        </table:table-row>
        <table:table-row table:style-name="ro1">
          <table:table-cell office:value-type="float" office:value="0.279595136642" calcext:value-type="float">
            <text:p>0.279595136642</text:p>
          </table:table-cell>
        </table:table-row>
        <table:table-row table:style-name="ro1">
          <table:table-cell office:value-type="float" office:value="0.280976057053" calcext:value-type="float">
            <text:p>0.280976057053</text:p>
          </table:table-cell>
        </table:table-row>
        <table:table-row table:style-name="ro1">
          <table:table-cell office:value-type="float" office:value="0.27992105484" calcext:value-type="float">
            <text:p>0.27992105484</text:p>
          </table:table-cell>
        </table:table-row>
        <table:table-row table:style-name="ro1">
          <table:table-cell office:value-type="float" office:value="0.281715869904" calcext:value-type="float">
            <text:p>0.281715869904</text:p>
          </table:table-cell>
        </table:table-row>
        <table:table-row table:style-name="ro1">
          <table:table-cell office:value-type="float" office:value="0.279518127441" calcext:value-type="float">
            <text:p>0.279518127441</text:p>
          </table:table-cell>
        </table:table-row>
        <table:table-row table:style-name="ro1">
          <table:table-cell office:value-type="float" office:value="0.281239032745" calcext:value-type="float">
            <text:p>0.281239032745</text:p>
          </table:table-cell>
        </table:table-row>
        <table:table-row table:style-name="ro1">
          <table:table-cell office:value-type="float" office:value="0.280413866043" calcext:value-type="float">
            <text:p>0.280413866043</text:p>
          </table:table-cell>
        </table:table-row>
        <table:table-row table:style-name="ro1">
          <table:table-cell office:value-type="float" office:value="0.280089855194" calcext:value-type="float">
            <text:p>0.280089855194</text:p>
          </table:table-cell>
        </table:table-row>
        <table:table-row table:style-name="ro1">
          <table:table-cell office:value-type="float" office:value="0.283185005188" calcext:value-type="float">
            <text:p>0.283185005188</text:p>
          </table:table-cell>
        </table:table-row>
        <table:table-row table:style-name="ro1">
          <table:table-cell office:value-type="float" office:value="0.283638000488" calcext:value-type="float">
            <text:p>0.283638000488</text:p>
          </table:table-cell>
        </table:table-row>
        <table:table-row table:style-name="ro1">
          <table:table-cell office:value-type="float" office:value="0.279914855957" calcext:value-type="float">
            <text:p>0.279914855957</text:p>
          </table:table-cell>
        </table:table-row>
        <table:table-row table:style-name="ro1">
          <table:table-cell office:value-type="float" office:value="0.712888002396" calcext:value-type="float">
            <text:p>0.712888002396</text:p>
          </table:table-cell>
        </table:table-row>
        <table:table-row table:style-name="ro1">
          <table:table-cell office:value-type="float" office:value="0.71294093132" calcext:value-type="float">
            <text:p>0.71294093132</text:p>
          </table:table-cell>
        </table:table-row>
        <table:table-row table:style-name="ro1">
          <table:table-cell office:value-type="float" office:value="0.710565090179" calcext:value-type="float">
            <text:p>0.710565090179</text:p>
          </table:table-cell>
        </table:table-row>
        <table:table-row table:style-name="ro1">
          <table:table-cell office:value-type="float" office:value="0.712215900421" calcext:value-type="float">
            <text:p>0.712215900421</text:p>
          </table:table-cell>
        </table:table-row>
        <table:table-row table:style-name="ro1">
          <table:table-cell office:value-type="float" office:value="0.711621046066" calcext:value-type="float">
            <text:p>0.711621046066</text:p>
          </table:table-cell>
        </table:table-row>
        <table:table-row table:style-name="ro1">
          <table:table-cell office:value-type="float" office:value="0.712577104568" calcext:value-type="float">
            <text:p>0.712577104568</text:p>
          </table:table-cell>
        </table:table-row>
        <table:table-row table:style-name="ro1">
          <table:table-cell office:value-type="float" office:value="0.71209192276" calcext:value-type="float">
            <text:p>0.71209192276</text:p>
          </table:table-cell>
        </table:table-row>
        <table:table-row table:style-name="ro1">
          <table:table-cell office:value-type="float" office:value="0.715554952621" calcext:value-type="float">
            <text:p>0.715554952621</text:p>
          </table:table-cell>
        </table:table-row>
        <table:table-row table:style-name="ro1">
          <table:table-cell office:value-type="float" office:value="0.710451841354" calcext:value-type="float">
            <text:p>0.710451841354</text:p>
          </table:table-cell>
        </table:table-row>
        <table:table-row table:style-name="ro1">
          <table:table-cell office:value-type="float" office:value="0.712500095367" calcext:value-type="float">
            <text:p>0.712500095367</text:p>
          </table:table-cell>
        </table:table-row>
        <table:table-row table:style-name="ro1">
          <table:table-cell office:value-type="float" office:value="0.711258888245" calcext:value-type="float">
            <text:p>0.711258888245</text:p>
          </table:table-cell>
        </table:table-row>
        <table:table-row table:style-name="ro1">
          <table:table-cell office:value-type="float" office:value="0.710350990295" calcext:value-type="float">
            <text:p>0.710350990295</text:p>
          </table:table-cell>
        </table:table-row>
        <table:table-row table:style-name="ro1">
          <table:table-cell office:value-type="float" office:value="0.713908910751" calcext:value-type="float">
            <text:p>0.713908910751</text:p>
          </table:table-cell>
        </table:table-row>
        <table:table-row table:style-name="ro1">
          <table:table-cell office:value-type="float" office:value="0.718624830246" calcext:value-type="float">
            <text:p>0.718624830246</text:p>
          </table:table-cell>
        </table:table-row>
        <table:table-row table:style-name="ro1">
          <table:table-cell office:value-type="float" office:value="0.717142105103" calcext:value-type="float">
            <text:p>0.717142105103</text:p>
          </table:table-cell>
        </table:table-row>
        <table:table-row table:style-name="ro1">
          <table:table-cell office:value-type="float" office:value="0.713796854019" calcext:value-type="float">
            <text:p>0.713796854019</text:p>
          </table:table-cell>
        </table:table-row>
        <table:table-row table:style-name="ro1">
          <table:table-cell office:value-type="float" office:value="0.716382026672" calcext:value-type="float">
            <text:p>0.716382026672</text:p>
          </table:table-cell>
        </table:table-row>
        <table:table-row table:style-name="ro1">
          <table:table-cell office:value-type="float" office:value="0.71355509758" calcext:value-type="float">
            <text:p>0.71355509758</text:p>
          </table:table-cell>
        </table:table-row>
        <table:table-row table:style-name="ro1">
          <table:table-cell office:value-type="float" office:value="0.714784860611" calcext:value-type="float">
            <text:p>0.714784860611</text:p>
          </table:table-cell>
        </table:table-row>
        <table:table-row table:style-name="ro1">
          <table:table-cell office:value-type="float" office:value="0.710873842239" calcext:value-type="float">
            <text:p>0.710873842239</text:p>
          </table:table-cell>
        </table:table-row>
        <table:table-row table:style-name="ro1">
          <table:table-cell office:value-type="float" office:value="0.718048095703" calcext:value-type="float">
            <text:p>0.718048095703</text:p>
          </table:table-cell>
        </table:table-row>
        <table:table-row table:style-name="ro1">
          <table:table-cell office:value-type="float" office:value="0.715278148651" calcext:value-type="float">
            <text:p>0.715278148651</text:p>
          </table:table-cell>
        </table:table-row>
        <table:table-row table:style-name="ro1">
          <table:table-cell office:value-type="float" office:value="0.717694044113" calcext:value-type="float">
            <text:p>0.717694044113</text:p>
          </table:table-cell>
        </table:table-row>
        <table:table-row table:style-name="ro1">
          <table:table-cell office:value-type="float" office:value="0.716721057892" calcext:value-type="float">
            <text:p>0.716721057892</text:p>
          </table:table-cell>
        </table:table-row>
        <table:table-row table:style-name="ro1">
          <table:table-cell office:value-type="float" office:value="0.71687412262" calcext:value-type="float">
            <text:p>0.71687412262</text:p>
          </table:table-cell>
        </table:table-row>
        <table:table-row table:style-name="ro1">
          <table:table-cell office:value-type="float" office:value="0.717016935349" calcext:value-type="float">
            <text:p>0.717016935349</text:p>
          </table:table-cell>
        </table:table-row>
        <table:table-row table:style-name="ro1">
          <table:table-cell office:value-type="float" office:value="0.714539051056" calcext:value-type="float">
            <text:p>0.714539051056</text:p>
          </table:table-cell>
        </table:table-row>
        <table:table-row table:style-name="ro1">
          <table:table-cell office:value-type="float" office:value="0.721241950989" calcext:value-type="float">
            <text:p>0.721241950989</text:p>
          </table:table-cell>
        </table:table-row>
        <table:table-row table:style-name="ro1">
          <table:table-cell office:value-type="float" office:value="0.716012954712" calcext:value-type="float">
            <text:p>0.716012954712</text:p>
          </table:table-cell>
        </table:table-row>
        <table:table-row table:style-name="ro1">
          <table:table-cell office:value-type="float" office:value="0.714993953705" calcext:value-type="float">
            <text:p>0.714993953705</text:p>
          </table:table-cell>
        </table:table-row>
        <table:table-row table:style-name="ro1">
          <table:table-cell office:value-type="float" office:value="0.717257976532" calcext:value-type="float">
            <text:p>0.717257976532</text:p>
          </table:table-cell>
        </table:table-row>
        <table:table-row table:style-name="ro1">
          <table:table-cell office:value-type="float" office:value="0.7302069664" calcext:value-type="float">
            <text:p>0.7302069664</text:p>
          </table:table-cell>
        </table:table-row>
        <table:table-row table:style-name="ro1">
          <table:table-cell office:value-type="float" office:value="0.717036008835" calcext:value-type="float">
            <text:p>0.717036008835</text:p>
          </table:table-cell>
        </table:table-row>
        <table:table-row table:style-name="ro1">
          <table:table-cell office:value-type="float" office:value="0.71487903595" calcext:value-type="float">
            <text:p>0.71487903595</text:p>
          </table:table-cell>
        </table:table-row>
        <table:table-row table:style-name="ro1">
          <table:table-cell office:value-type="float" office:value="0.720690965652" calcext:value-type="float">
            <text:p>0.720690965652</text:p>
          </table:table-cell>
        </table:table-row>
        <table:table-row table:style-name="ro1">
          <table:table-cell office:value-type="float" office:value="0.713362932205" calcext:value-type="float">
            <text:p>0.713362932205</text:p>
          </table:table-cell>
        </table:table-row>
        <table:table-row table:style-name="ro1">
          <table:table-cell office:value-type="float" office:value="0.715155124664" calcext:value-type="float">
            <text:p>0.715155124664</text:p>
          </table:table-cell>
        </table:table-row>
        <table:table-row table:style-name="ro1">
          <table:table-cell office:value-type="float" office:value="0.715274095535" calcext:value-type="float">
            <text:p>0.715274095535</text:p>
          </table:table-cell>
        </table:table-row>
        <table:table-row table:style-name="ro1">
          <table:table-cell office:value-type="float" office:value="0.716694831848" calcext:value-type="float">
            <text:p>0.716694831848</text:p>
          </table:table-cell>
        </table:table-row>
        <table:table-row table:style-name="ro1">
          <table:table-cell office:value-type="float" office:value="0.715217113495" calcext:value-type="float">
            <text:p>0.715217113495</text:p>
          </table:table-cell>
        </table:table-row>
        <table:table-row table:style-name="ro1">
          <table:table-cell office:value-type="float" office:value="0.710265874863" calcext:value-type="float">
            <text:p>0.710265874863</text:p>
          </table:table-cell>
        </table:table-row>
        <table:table-row table:style-name="ro1">
          <table:table-cell office:value-type="float" office:value="0.715067148209" calcext:value-type="float">
            <text:p>0.715067148209</text:p>
          </table:table-cell>
        </table:table-row>
        <table:table-row table:style-name="ro1">
          <table:table-cell office:value-type="float" office:value="0.718288183212" calcext:value-type="float">
            <text:p>0.718288183212</text:p>
          </table:table-cell>
        </table:table-row>
        <table:table-row table:style-name="ro1">
          <table:table-cell office:value-type="float" office:value="0.716825962067" calcext:value-type="float">
            <text:p>0.716825962067</text:p>
          </table:table-cell>
        </table:table-row>
        <table:table-row table:style-name="ro1">
          <table:table-cell office:value-type="float" office:value="0.717224836349" calcext:value-type="float">
            <text:p>0.717224836349</text:p>
          </table:table-cell>
        </table:table-row>
        <table:table-row table:style-name="ro1">
          <table:table-cell office:value-type="float" office:value="0.713061094284" calcext:value-type="float">
            <text:p>0.713061094284</text:p>
          </table:table-cell>
        </table:table-row>
        <table:table-row table:style-name="ro1">
          <table:table-cell office:value-type="float" office:value="0.718518018723" calcext:value-type="float">
            <text:p>0.718518018723</text:p>
          </table:table-cell>
        </table:table-row>
        <table:table-row table:style-name="ro1">
          <table:table-cell office:value-type="float" office:value="0.717644929886" calcext:value-type="float">
            <text:p>0.717644929886</text:p>
          </table:table-cell>
        </table:table-row>
        <table:table-row table:style-name="ro1">
          <table:table-cell office:value-type="float" office:value="0.724724054337" calcext:value-type="float">
            <text:p>0.724724054337</text:p>
          </table:table-cell>
        </table:table-row>
        <table:table-row table:style-name="ro1">
          <table:table-cell office:value-type="float" office:value="0.719436168671" calcext:value-type="float">
            <text:p>0.719436168671</text:p>
          </table:table-cell>
        </table:table-row>
        <table:table-row table:style-name="ro1">
          <table:table-cell office:value-type="float" office:value="0.717844009399" calcext:value-type="float">
            <text:p>0.717844009399</text:p>
          </table:table-cell>
        </table:table-row>
        <table:table-row table:style-name="ro1">
          <table:table-cell office:value-type="float" office:value="0.71542596817" calcext:value-type="float">
            <text:p>0.71542596817</text:p>
          </table:table-cell>
        </table:table-row>
        <table:table-row table:style-name="ro1">
          <table:table-cell office:value-type="float" office:value="0.726801872253" calcext:value-type="float">
            <text:p>0.726801872253</text:p>
          </table:table-cell>
        </table:table-row>
        <table:table-row table:style-name="ro1">
          <table:table-cell office:value-type="float" office:value="0.720202922821" calcext:value-type="float">
            <text:p>0.720202922821</text:p>
          </table:table-cell>
        </table:table-row>
        <table:table-row table:style-name="ro1">
          <table:table-cell office:value-type="float" office:value="0.722640991211" calcext:value-type="float">
            <text:p>0.722640991211</text:p>
          </table:table-cell>
        </table:table-row>
        <table:table-row table:style-name="ro1">
          <table:table-cell office:value-type="float" office:value="0.728797912598" calcext:value-type="float">
            <text:p>0.728797912598</text:p>
          </table:table-cell>
        </table:table-row>
        <table:table-row table:style-name="ro1">
          <table:table-cell office:value-type="float" office:value="0.72079205513" calcext:value-type="float">
            <text:p>0.72079205513</text:p>
          </table:table-cell>
        </table:table-row>
        <table:table-row table:style-name="ro1">
          <table:table-cell office:value-type="float" office:value="0.724567174911" calcext:value-type="float">
            <text:p>0.724567174911</text:p>
          </table:table-cell>
        </table:table-row>
        <table:table-row table:style-name="ro1">
          <table:table-cell office:value-type="float" office:value="0.720927000046" calcext:value-type="float">
            <text:p>0.720927000046</text:p>
          </table:table-cell>
        </table:table-row>
        <table:table-row table:style-name="ro1">
          <table:table-cell office:value-type="float" office:value="0.722371816635" calcext:value-type="float">
            <text:p>0.722371816635</text:p>
          </table:table-cell>
        </table:table-row>
        <table:table-row table:style-name="ro1">
          <table:table-cell office:value-type="float" office:value="0.718055963516" calcext:value-type="float">
            <text:p>0.718055963516</text:p>
          </table:table-cell>
        </table:table-row>
        <table:table-row table:style-name="ro1">
          <table:table-cell office:value-type="float" office:value="0.716583013535" calcext:value-type="float">
            <text:p>0.716583013535</text:p>
          </table:table-cell>
        </table:table-row>
        <table:table-row table:style-name="ro1">
          <table:table-cell office:value-type="float" office:value="0.721493959427" calcext:value-type="float">
            <text:p>0.721493959427</text:p>
          </table:table-cell>
        </table:table-row>
        <table:table-row table:style-name="ro1">
          <table:table-cell office:value-type="float" office:value="0.717664003372" calcext:value-type="float">
            <text:p>0.717664003372</text:p>
          </table:table-cell>
        </table:table-row>
        <table:table-row table:style-name="ro1">
          <table:table-cell office:value-type="float" office:value="0.718008995056" calcext:value-type="float">
            <text:p>0.718008995056</text:p>
          </table:table-cell>
        </table:table-row>
        <table:table-row table:style-name="ro1">
          <table:table-cell office:value-type="float" office:value="0.715585947037" calcext:value-type="float">
            <text:p>0.715585947037</text:p>
          </table:table-cell>
        </table:table-row>
        <table:table-row table:style-name="ro1">
          <table:table-cell office:value-type="float" office:value="0.722656011581" calcext:value-type="float">
            <text:p>0.722656011581</text:p>
          </table:table-cell>
        </table:table-row>
        <table:table-row table:style-name="ro1">
          <table:table-cell office:value-type="float" office:value="0.724181890488" calcext:value-type="float">
            <text:p>0.724181890488</text:p>
          </table:table-cell>
        </table:table-row>
        <table:table-row table:style-name="ro1">
          <table:table-cell office:value-type="float" office:value="0.72442817688" calcext:value-type="float">
            <text:p>0.72442817688</text:p>
          </table:table-cell>
        </table:table-row>
        <table:table-row table:style-name="ro1">
          <table:table-cell office:value-type="float" office:value="0.723747968674" calcext:value-type="float">
            <text:p>0.723747968674</text:p>
          </table:table-cell>
        </table:table-row>
        <table:table-row table:style-name="ro1">
          <table:table-cell office:value-type="float" office:value="0.727797985077" calcext:value-type="float">
            <text:p>0.727797985077</text:p>
          </table:table-cell>
        </table:table-row>
        <table:table-row table:style-name="ro1">
          <table:table-cell office:value-type="float" office:value="0.720283985138" calcext:value-type="float">
            <text:p>0.720283985138</text:p>
          </table:table-cell>
        </table:table-row>
        <table:table-row table:style-name="ro1">
          <table:table-cell office:value-type="float" office:value="0.722289085388" calcext:value-type="float">
            <text:p>0.722289085388</text:p>
          </table:table-cell>
        </table:table-row>
        <table:table-row table:style-name="ro1">
          <table:table-cell office:value-type="float" office:value="0.719440937042" calcext:value-type="float">
            <text:p>0.719440937042</text:p>
          </table:table-cell>
        </table:table-row>
        <table:table-row table:style-name="ro1">
          <table:table-cell office:value-type="float" office:value="0.723217010498" calcext:value-type="float">
            <text:p>0.723217010498</text:p>
          </table:table-cell>
        </table:table-row>
        <table:table-row table:style-name="ro1">
          <table:table-cell office:value-type="float" office:value="0.724416971207" calcext:value-type="float">
            <text:p>0.724416971207</text:p>
          </table:table-cell>
        </table:table-row>
        <table:table-row table:style-name="ro1">
          <table:table-cell office:value-type="float" office:value="0.730283021927" calcext:value-type="float">
            <text:p>0.730283021927</text:p>
          </table:table-cell>
        </table:table-row>
        <table:table-row table:style-name="ro1">
          <table:table-cell office:value-type="float" office:value="0.258324146271" calcext:value-type="float">
            <text:p>0.258324146271</text:p>
          </table:table-cell>
        </table:table-row>
        <table:table-row table:style-name="ro1">
          <table:table-cell office:value-type="float" office:value="0.252896785736" calcext:value-type="float">
            <text:p>0.252896785736</text:p>
          </table:table-cell>
        </table:table-row>
        <table:table-row table:style-name="ro1">
          <table:table-cell office:value-type="float" office:value="0.255374908447" calcext:value-type="float">
            <text:p>0.255374908447</text:p>
          </table:table-cell>
        </table:table-row>
        <table:table-row table:style-name="ro1">
          <table:table-cell office:value-type="float" office:value="0.254362821579" calcext:value-type="float">
            <text:p>0.254362821579</text:p>
          </table:table-cell>
        </table:table-row>
        <table:table-row table:style-name="ro1">
          <table:table-cell office:value-type="float" office:value="0.252823114395" calcext:value-type="float">
            <text:p>0.252823114395</text:p>
          </table:table-cell>
        </table:table-row>
        <table:table-row table:style-name="ro1">
          <table:table-cell office:value-type="float" office:value="0.252161979675" calcext:value-type="float">
            <text:p>0.252161979675</text:p>
          </table:table-cell>
        </table:table-row>
        <table:table-row table:style-name="ro1">
          <table:table-cell office:value-type="float" office:value="0.254275798798" calcext:value-type="float">
            <text:p>0.254275798798</text:p>
          </table:table-cell>
        </table:table-row>
        <table:table-row table:style-name="ro1">
          <table:table-cell office:value-type="float" office:value="0.256317138672" calcext:value-type="float">
            <text:p>0.256317138672</text:p>
          </table:table-cell>
        </table:table-row>
        <table:table-row table:style-name="ro1">
          <table:table-cell office:value-type="float" office:value="0.255363941193" calcext:value-type="float">
            <text:p>0.255363941193</text:p>
          </table:table-cell>
        </table:table-row>
        <table:table-row table:style-name="ro1">
          <table:table-cell office:value-type="float" office:value="0.25373005867" calcext:value-type="float">
            <text:p>0.25373005867</text:p>
          </table:table-cell>
        </table:table-row>
        <table:table-row table:style-name="ro1">
          <table:table-cell office:value-type="float" office:value="0.254565000534" calcext:value-type="float">
            <text:p>0.254565000534</text:p>
          </table:table-cell>
        </table:table-row>
        <table:table-row table:style-name="ro1">
          <table:table-cell office:value-type="float" office:value="0.255040884018" calcext:value-type="float">
            <text:p>0.255040884018</text:p>
          </table:table-cell>
        </table:table-row>
        <table:table-row table:style-name="ro1">
          <table:table-cell office:value-type="float" office:value="0.257925987244" calcext:value-type="float">
            <text:p>0.257925987244</text:p>
          </table:table-cell>
        </table:table-row>
        <table:table-row table:style-name="ro1">
          <table:table-cell office:value-type="float" office:value="0.25363111496" calcext:value-type="float">
            <text:p>0.25363111496</text:p>
          </table:table-cell>
        </table:table-row>
        <table:table-row table:style-name="ro1">
          <table:table-cell office:value-type="float" office:value="0.256665945053" calcext:value-type="float">
            <text:p>0.256665945053</text:p>
          </table:table-cell>
        </table:table-row>
        <table:table-row table:style-name="ro1">
          <table:table-cell office:value-type="float" office:value="0.254530906677" calcext:value-type="float">
            <text:p>0.254530906677</text:p>
          </table:table-cell>
        </table:table-row>
        <table:table-row table:style-name="ro1">
          <table:table-cell office:value-type="float" office:value="0.257021903992" calcext:value-type="float">
            <text:p>0.257021903992</text:p>
          </table:table-cell>
        </table:table-row>
        <table:table-row table:style-name="ro1">
          <table:table-cell office:value-type="float" office:value="0.257016897202" calcext:value-type="float">
            <text:p>0.257016897202</text:p>
          </table:table-cell>
        </table:table-row>
        <table:table-row table:style-name="ro1">
          <table:table-cell office:value-type="float" office:value="0.256468057632" calcext:value-type="float">
            <text:p>0.256468057632</text:p>
          </table:table-cell>
        </table:table-row>
        <table:table-row table:style-name="ro1">
          <table:table-cell office:value-type="float" office:value="0.252230882645" calcext:value-type="float">
            <text:p>0.252230882645</text:p>
          </table:table-cell>
        </table:table-row>
        <table:table-row table:style-name="ro1">
          <table:table-cell office:value-type="float" office:value="0.251888036728" calcext:value-type="float">
            <text:p>0.251888036728</text:p>
          </table:table-cell>
        </table:table-row>
        <table:table-row table:style-name="ro1">
          <table:table-cell office:value-type="float" office:value="0.2532351017" calcext:value-type="float">
            <text:p>0.2532351017</text:p>
          </table:table-cell>
        </table:table-row>
        <table:table-row table:style-name="ro1">
          <table:table-cell office:value-type="float" office:value="0.253340005875" calcext:value-type="float">
            <text:p>0.253340005875</text:p>
          </table:table-cell>
        </table:table-row>
        <table:table-row table:style-name="ro1">
          <table:table-cell office:value-type="float" office:value="0.252584934235" calcext:value-type="float">
            <text:p>0.252584934235</text:p>
          </table:table-cell>
        </table:table-row>
        <table:table-row table:style-name="ro1">
          <table:table-cell office:value-type="float" office:value="0.253929853439" calcext:value-type="float">
            <text:p>0.253929853439</text:p>
          </table:table-cell>
        </table:table-row>
        <table:table-row table:style-name="ro1">
          <table:table-cell office:value-type="float" office:value="0.255047082901" calcext:value-type="float">
            <text:p>0.255047082901</text:p>
          </table:table-cell>
        </table:table-row>
        <table:table-row table:style-name="ro1">
          <table:table-cell office:value-type="float" office:value="0.254614114761" calcext:value-type="float">
            <text:p>0.254614114761</text:p>
          </table:table-cell>
        </table:table-row>
        <table:table-row table:style-name="ro1">
          <table:table-cell office:value-type="float" office:value="0.252456903458" calcext:value-type="float">
            <text:p>0.252456903458</text:p>
          </table:table-cell>
        </table:table-row>
        <table:table-row table:style-name="ro1">
          <table:table-cell office:value-type="float" office:value="0.255367994308" calcext:value-type="float">
            <text:p>0.255367994308</text:p>
          </table:table-cell>
        </table:table-row>
        <table:table-row table:style-name="ro1">
          <table:table-cell office:value-type="float" office:value="0.252549886703" calcext:value-type="float">
            <text:p>0.252549886703</text:p>
          </table:table-cell>
        </table:table-row>
        <table:table-row table:style-name="ro1">
          <table:table-cell office:value-type="float" office:value="0.252880096436" calcext:value-type="float">
            <text:p>0.252880096436</text:p>
          </table:table-cell>
        </table:table-row>
        <table:table-row table:style-name="ro1">
          <table:table-cell office:value-type="float" office:value="0.253706932068" calcext:value-type="float">
            <text:p>0.253706932068</text:p>
          </table:table-cell>
        </table:table-row>
        <table:table-row table:style-name="ro1">
          <table:table-cell office:value-type="float" office:value="0.253732204437" calcext:value-type="float">
            <text:p>0.253732204437</text:p>
          </table:table-cell>
        </table:table-row>
        <table:table-row table:style-name="ro1">
          <table:table-cell office:value-type="float" office:value="0.253404140472" calcext:value-type="float">
            <text:p>0.253404140472</text:p>
          </table:table-cell>
        </table:table-row>
        <table:table-row table:style-name="ro1">
          <table:table-cell office:value-type="float" office:value="0.255874872208" calcext:value-type="float">
            <text:p>0.255874872208</text:p>
          </table:table-cell>
        </table:table-row>
        <table:table-row table:style-name="ro1">
          <table:table-cell office:value-type="float" office:value="0.256709814072" calcext:value-type="float">
            <text:p>0.256709814072</text:p>
          </table:table-cell>
        </table:table-row>
        <table:table-row table:style-name="ro1">
          <table:table-cell office:value-type="float" office:value="0.257744073868" calcext:value-type="float">
            <text:p>0.257744073868</text:p>
          </table:table-cell>
        </table:table-row>
        <table:table-row table:style-name="ro1">
          <table:table-cell office:value-type="float" office:value="0.256586074829" calcext:value-type="float">
            <text:p>0.256586074829</text:p>
          </table:table-cell>
        </table:table-row>
        <table:table-row table:style-name="ro1">
          <table:table-cell office:value-type="float" office:value="0.255625963211" calcext:value-type="float">
            <text:p>0.255625963211</text:p>
          </table:table-cell>
        </table:table-row>
        <table:table-row table:style-name="ro1">
          <table:table-cell office:value-type="float" office:value="0.258493900299" calcext:value-type="float">
            <text:p>0.258493900299</text:p>
          </table:table-cell>
        </table:table-row>
        <table:table-row table:style-name="ro1">
          <table:table-cell office:value-type="float" office:value="0.255768060684" calcext:value-type="float">
            <text:p>0.255768060684</text:p>
          </table:table-cell>
        </table:table-row>
        <table:table-row table:style-name="ro1">
          <table:table-cell office:value-type="float" office:value="0.260326862335" calcext:value-type="float">
            <text:p>0.260326862335</text:p>
          </table:table-cell>
        </table:table-row>
        <table:table-row table:style-name="ro1">
          <table:table-cell office:value-type="float" office:value="0.258819103241" calcext:value-type="float">
            <text:p>0.258819103241</text:p>
          </table:table-cell>
        </table:table-row>
        <table:table-row table:style-name="ro1">
          <table:table-cell office:value-type="float" office:value="0.258697986603" calcext:value-type="float">
            <text:p>0.258697986603</text:p>
          </table:table-cell>
        </table:table-row>
        <table:table-row table:style-name="ro1">
          <table:table-cell office:value-type="float" office:value="0.258211135864" calcext:value-type="float">
            <text:p>0.258211135864</text:p>
          </table:table-cell>
        </table:table-row>
        <table:table-row table:style-name="ro1">
          <table:table-cell office:value-type="float" office:value="0.256833076477" calcext:value-type="float">
            <text:p>0.256833076477</text:p>
          </table:table-cell>
        </table:table-row>
        <table:table-row table:style-name="ro1">
          <table:table-cell office:value-type="float" office:value="0.259085178375" calcext:value-type="float">
            <text:p>0.259085178375</text:p>
          </table:table-cell>
        </table:table-row>
        <table:table-row table:style-name="ro1">
          <table:table-cell office:value-type="float" office:value="0.262005090714" calcext:value-type="float">
            <text:p>0.262005090714</text:p>
          </table:table-cell>
        </table:table-row>
        <table:table-row table:style-name="ro1">
          <table:table-cell office:value-type="float" office:value="0.258285999298" calcext:value-type="float">
            <text:p>0.258285999298</text:p>
          </table:table-cell>
        </table:table-row>
        <table:table-row table:style-name="ro1">
          <table:table-cell office:value-type="float" office:value="0.258942842484" calcext:value-type="float">
            <text:p>0.258942842484</text:p>
          </table:table-cell>
        </table:table-row>
        <table:table-row table:style-name="ro1">
          <table:table-cell office:value-type="float" office:value="0.258650064468" calcext:value-type="float">
            <text:p>0.258650064468</text:p>
          </table:table-cell>
        </table:table-row>
        <table:table-row table:style-name="ro1">
          <table:table-cell office:value-type="float" office:value="0.25877404213" calcext:value-type="float">
            <text:p>0.25877404213</text:p>
          </table:table-cell>
        </table:table-row>
        <table:table-row table:style-name="ro1">
          <table:table-cell office:value-type="float" office:value="0.259238004684" calcext:value-type="float">
            <text:p>0.259238004684</text:p>
          </table:table-cell>
        </table:table-row>
        <table:table-row table:style-name="ro1">
          <table:table-cell office:value-type="float" office:value="0.257925987244" calcext:value-type="float">
            <text:p>0.257925987244</text:p>
          </table:table-cell>
        </table:table-row>
        <table:table-row table:style-name="ro1">
          <table:table-cell office:value-type="float" office:value="0.269218921661" calcext:value-type="float">
            <text:p>0.269218921661</text:p>
          </table:table-cell>
        </table:table-row>
        <table:table-row table:style-name="ro1">
          <table:table-cell office:value-type="float" office:value="0.281756877899" calcext:value-type="float">
            <text:p>0.281756877899</text:p>
          </table:table-cell>
        </table:table-row>
        <table:table-row table:style-name="ro1">
          <table:table-cell office:value-type="float" office:value="0.772572994232" calcext:value-type="float">
            <text:p>0.772572994232</text:p>
          </table:table-cell>
        </table:table-row>
        <table:table-row table:style-name="ro1">
          <table:table-cell office:value-type="float" office:value="0.756991147995" calcext:value-type="float">
            <text:p>0.756991147995</text:p>
          </table:table-cell>
        </table:table-row>
        <table:table-row table:style-name="ro1">
          <table:table-cell office:value-type="float" office:value="0.760005950928" calcext:value-type="float">
            <text:p>0.760005950928</text:p>
          </table:table-cell>
        </table:table-row>
        <table:table-row table:style-name="ro1">
          <table:table-cell office:value-type="float" office:value="0.759610891342" calcext:value-type="float">
            <text:p>0.759610891342</text:p>
          </table:table-cell>
        </table:table-row>
        <table:table-row table:style-name="ro1">
          <table:table-cell office:value-type="float" office:value="0.760569095612" calcext:value-type="float">
            <text:p>0.760569095612</text:p>
          </table:table-cell>
        </table:table-row>
        <table:table-row table:style-name="ro1">
          <table:table-cell office:value-type="float" office:value="0.761531114578" calcext:value-type="float">
            <text:p>0.761531114578</text:p>
          </table:table-cell>
        </table:table-row>
        <table:table-row table:style-name="ro1">
          <table:table-cell office:value-type="float" office:value="0.761096000671" calcext:value-type="float">
            <text:p>0.761096000671</text:p>
          </table:table-cell>
        </table:table-row>
        <table:table-row table:style-name="ro1">
          <table:table-cell office:value-type="float" office:value="0.765889167786" calcext:value-type="float">
            <text:p>0.765889167786</text:p>
          </table:table-cell>
        </table:table-row>
        <table:table-row table:style-name="ro1">
          <table:table-cell office:value-type="float" office:value="0.755886793137" calcext:value-type="float">
            <text:p>0.755886793137</text:p>
          </table:table-cell>
        </table:table-row>
        <table:table-row table:style-name="ro1">
          <table:table-cell office:value-type="float" office:value="0.753821849823" calcext:value-type="float">
            <text:p>0.753821849823</text:p>
          </table:table-cell>
        </table:table-row>
        <table:table-row table:style-name="ro1">
          <table:table-cell office:value-type="float" office:value="0.764413118362" calcext:value-type="float">
            <text:p>0.764413118362</text:p>
          </table:table-cell>
        </table:table-row>
        <table:table-row table:style-name="ro1">
          <table:table-cell office:value-type="float" office:value="0.755520105362" calcext:value-type="float">
            <text:p>0.755520105362</text:p>
          </table:table-cell>
        </table:table-row>
        <table:table-row table:style-name="ro1">
          <table:table-cell office:value-type="float" office:value="0.776387929916" calcext:value-type="float">
            <text:p>0.776387929916</text:p>
          </table:table-cell>
        </table:table-row>
        <table:table-row table:style-name="ro1">
          <table:table-cell office:value-type="float" office:value="0.756743907928" calcext:value-type="float">
            <text:p>0.756743907928</text:p>
          </table:table-cell>
        </table:table-row>
        <table:table-row table:style-name="ro1">
          <table:table-cell office:value-type="float" office:value="0.296652078629" calcext:value-type="float">
            <text:p>0.296652078629</text:p>
          </table:table-cell>
        </table:table-row>
        <table:table-row table:style-name="ro1">
          <table:table-cell office:value-type="float" office:value="0.293186187744" calcext:value-type="float">
            <text:p>0.293186187744</text:p>
          </table:table-cell>
        </table:table-row>
        <table:table-row table:style-name="ro1">
          <table:table-cell office:value-type="float" office:value="0.297217130661" calcext:value-type="float">
            <text:p>0.297217130661</text:p>
          </table:table-cell>
        </table:table-row>
        <table:table-row table:style-name="ro1">
          <table:table-cell office:value-type="float" office:value="0.299307823181" calcext:value-type="float">
            <text:p>0.299307823181</text:p>
          </table:table-cell>
        </table:table-row>
        <table:table-row table:style-name="ro1">
          <table:table-cell office:value-type="float" office:value="0.296947002411" calcext:value-type="float">
            <text:p>0.296947002411</text:p>
          </table:table-cell>
        </table:table-row>
        <table:table-row table:style-name="ro1">
          <table:table-cell office:value-type="float" office:value="0.295655012131" calcext:value-type="float">
            <text:p>0.295655012131</text:p>
          </table:table-cell>
        </table:table-row>
        <table:table-row table:style-name="ro1">
          <table:table-cell office:value-type="float" office:value="0.294688940048" calcext:value-type="float">
            <text:p>0.294688940048</text:p>
          </table:table-cell>
        </table:table-row>
        <table:table-row table:style-name="ro1">
          <table:table-cell office:value-type="float" office:value="0.296037912369" calcext:value-type="float">
            <text:p>0.296037912369</text:p>
          </table:table-cell>
        </table:table-row>
        <table:table-row table:style-name="ro1">
          <table:table-cell office:value-type="float" office:value="0.294610977173" calcext:value-type="float">
            <text:p>0.294610977173</text:p>
          </table:table-cell>
        </table:table-row>
        <table:table-row table:style-name="ro1">
          <table:table-cell office:value-type="float" office:value="0.293855190277" calcext:value-type="float">
            <text:p>0.293855190277</text:p>
          </table:table-cell>
        </table:table-row>
        <table:table-row table:style-name="ro1">
          <table:table-cell office:value-type="float" office:value="0.297253847122" calcext:value-type="float">
            <text:p>0.297253847122</text:p>
          </table:table-cell>
        </table:table-row>
        <table:table-row table:style-name="ro1">
          <table:table-cell office:value-type="float" office:value="0.293910980225" calcext:value-type="float">
            <text:p>0.293910980225</text:p>
          </table:table-cell>
        </table:table-row>
        <table:table-row table:style-name="ro1">
          <table:table-cell office:value-type="float" office:value="0.294944047928" calcext:value-type="float">
            <text:p>0.294944047928</text:p>
          </table:table-cell>
        </table:table-row>
        <table:table-row table:style-name="ro1">
          <table:table-cell office:value-type="float" office:value="0.307489871979" calcext:value-type="float">
            <text:p>0.307489871979</text:p>
          </table:table-cell>
        </table:table-row>
        <table:table-row table:style-name="ro1">
          <table:table-cell office:value-type="float" office:value="0.29842209816" calcext:value-type="float">
            <text:p>0.29842209816</text:p>
          </table:table-cell>
        </table:table-row>
        <table:table-row table:style-name="ro1">
          <table:table-cell office:value-type="float" office:value="0.295751094818" calcext:value-type="float">
            <text:p>0.295751094818</text:p>
          </table:table-cell>
        </table:table-row>
        <table:table-row table:style-name="ro1">
          <table:table-cell office:value-type="float" office:value="0.300354003906" calcext:value-type="float">
            <text:p>0.300354003906</text:p>
          </table:table-cell>
        </table:table-row>
        <table:table-row table:style-name="ro1">
          <table:table-cell office:value-type="float" office:value="0.294947862625" calcext:value-type="float">
            <text:p>0.294947862625</text:p>
          </table:table-cell>
        </table:table-row>
        <table:table-row table:style-name="ro1">
          <table:table-cell office:value-type="float" office:value="0.296063899994" calcext:value-type="float">
            <text:p>0.296063899994</text:p>
          </table:table-cell>
        </table:table-row>
        <table:table-row table:style-name="ro1">
          <table:table-cell office:value-type="float" office:value="0.297435045242" calcext:value-type="float">
            <text:p>0.297435045242</text:p>
          </table:table-cell>
        </table:table-row>
        <table:table-row table:style-name="ro1">
          <table:table-cell office:value-type="float" office:value="0.295648097992" calcext:value-type="float">
            <text:p>0.295648097992</text:p>
          </table:table-cell>
        </table:table-row>
        <table:table-row table:style-name="ro1">
          <table:table-cell office:value-type="float" office:value="0.294979810715" calcext:value-type="float">
            <text:p>0.294979810715</text:p>
          </table:table-cell>
        </table:table-row>
        <table:table-row table:style-name="ro1">
          <table:table-cell office:value-type="float" office:value="0.295978069305" calcext:value-type="float">
            <text:p>0.295978069305</text:p>
          </table:table-cell>
        </table:table-row>
        <table:table-row table:style-name="ro1">
          <table:table-cell office:value-type="float" office:value="0.295605182648" calcext:value-type="float">
            <text:p>0.295605182648</text:p>
          </table:table-cell>
        </table:table-row>
        <table:table-row table:style-name="ro1">
          <table:table-cell office:value-type="float" office:value="0.300450086594" calcext:value-type="float">
            <text:p>0.300450086594</text:p>
          </table:table-cell>
        </table:table-row>
        <table:table-row table:style-name="ro1">
          <table:table-cell office:value-type="float" office:value="0.295337915421" calcext:value-type="float">
            <text:p>0.295337915421</text:p>
          </table:table-cell>
        </table:table-row>
        <table:table-row table:style-name="ro1">
          <table:table-cell office:value-type="float" office:value="0.297106981277" calcext:value-type="float">
            <text:p>0.297106981277</text:p>
          </table:table-cell>
        </table:table-row>
        <table:table-row table:style-name="ro1">
          <table:table-cell office:value-type="float" office:value="0.296714067459" calcext:value-type="float">
            <text:p>0.296714067459</text:p>
          </table:table-cell>
        </table:table-row>
        <table:table-row table:style-name="ro1">
          <table:table-cell office:value-type="float" office:value="0.296160936356" calcext:value-type="float">
            <text:p>0.296160936356</text:p>
          </table:table-cell>
        </table:table-row>
        <table:table-row table:style-name="ro1">
          <table:table-cell office:value-type="float" office:value="0.298749923706" calcext:value-type="float">
            <text:p>0.298749923706</text:p>
          </table:table-cell>
        </table:table-row>
        <table:table-row table:style-name="ro1">
          <table:table-cell office:value-type="float" office:value="0.303431987762" calcext:value-type="float">
            <text:p>0.303431987762</text:p>
          </table:table-cell>
        </table:table-row>
        <table:table-row table:style-name="ro1">
          <table:table-cell office:value-type="float" office:value="0.298542976379" calcext:value-type="float">
            <text:p>0.298542976379</text:p>
          </table:table-cell>
        </table:table-row>
        <table:table-row table:style-name="ro1">
          <table:table-cell office:value-type="float" office:value="0.298492908478" calcext:value-type="float">
            <text:p>0.298492908478</text:p>
          </table:table-cell>
        </table:table-row>
        <table:table-row table:style-name="ro1">
          <table:table-cell office:value-type="float" office:value="0.298170089722" calcext:value-type="float">
            <text:p>0.298170089722</text:p>
          </table:table-cell>
        </table:table-row>
        <table:table-row table:style-name="ro1">
          <table:table-cell office:value-type="float" office:value="0.300341129303" calcext:value-type="float">
            <text:p>0.300341129303</text:p>
          </table:table-cell>
        </table:table-row>
        <table:table-row table:style-name="ro1">
          <table:table-cell office:value-type="float" office:value="0.268765926361" calcext:value-type="float">
            <text:p>0.268765926361</text:p>
          </table:table-cell>
        </table:table-row>
        <table:table-row table:style-name="ro1">
          <table:table-cell office:value-type="float" office:value="0.269627094269" calcext:value-type="float">
            <text:p>0.269627094269</text:p>
          </table:table-cell>
        </table:table-row>
        <table:table-row table:style-name="ro1">
          <table:table-cell office:value-type="float" office:value="0.270718097687" calcext:value-type="float">
            <text:p>0.270718097687</text:p>
          </table:table-cell>
        </table:table-row>
        <table:table-row table:style-name="ro1">
          <table:table-cell office:value-type="float" office:value="0.268103837967" calcext:value-type="float">
            <text:p>0.268103837967</text:p>
          </table:table-cell>
        </table:table-row>
        <table:table-row table:style-name="ro1">
          <table:table-cell office:value-type="float" office:value="0.268169164658" calcext:value-type="float">
            <text:p>0.268169164658</text:p>
          </table:table-cell>
        </table:table-row>
        <table:table-row table:style-name="ro1">
          <table:table-cell office:value-type="float" office:value="0.268405914307" calcext:value-type="float">
            <text:p>0.268405914307</text:p>
          </table:table-cell>
        </table:table-row>
        <table:table-row table:style-name="ro1">
          <table:table-cell office:value-type="float" office:value="0.269603967667" calcext:value-type="float">
            <text:p>0.269603967667</text:p>
          </table:table-cell>
        </table:table-row>
        <table:table-row table:style-name="ro1">
          <table:table-cell office:value-type="float" office:value="0.266842126846" calcext:value-type="float">
            <text:p>0.266842126846</text:p>
          </table:table-cell>
        </table:table-row>
        <table:table-row table:style-name="ro1">
          <table:table-cell office:value-type="float" office:value="0.267503023148" calcext:value-type="float">
            <text:p>0.267503023148</text:p>
          </table:table-cell>
        </table:table-row>
        <table:table-row table:style-name="ro1">
          <table:table-cell office:value-type="float" office:value="0.268255" calcext:value-type="float">
            <text:p>0.268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14:05:08.629056191</dc:date>
    <meta:editing-duration>PT1M22S</meta:editing-duration>
    <meta:editing-cycles>1</meta:editing-cycles>
    <meta:generator>LibreOffice/6.4.6.2$Linux_X86_64 LibreOffice_project/40$Build-2</meta:generator>
    <meta:document-statistic meta:table-count="1" meta:cell-count="473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682cm" svg:height="18.946cm" xlink:href=".." xlink:type="simple" chart:class="chart:bar" chart:style-name="ch1">
        <chart:plot-area chart:style-name="ch2" table:cell-range-address="3sum_results.A1:3sum_results.A4738" svg:x="0.673cm" svg:y="0.378cm" svg:width="32.336cm" svg:height="18.19cm">
          <chartooo:coordinate-region svg:x="1.4cm" svg:y="0.378cm" svg:width="31.609cm" svg:height="16.93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3sum_results.A1:3sum_results.A4738" chart:class="chart:bar">
            <chart:data-point chart:repeated="47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44038009644">
                <text:p>0.000344038009644</text:p>
                <draw:g>
                  <svg:desc>3sum_results.A1:3sum_results.A47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8180160522">
                <text:p>0.000238180160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24828720093">
                <text:p>0.000224828720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23159790039">
                <text:p>0.00022315979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28063964844">
                <text:p>0.000328063964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27110290527">
                <text:p>0.000327110290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39984893799">
                <text:p>0.000339984893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56912612915">
                <text:p>0.000356912612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73125076294">
                <text:p>0.000373125076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80039215088">
                <text:p>0.0003800392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20093536377">
                <text:p>0.000420093536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94105911255">
                <text:p>0.000394105911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06980514526">
                <text:p>0.000406980514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99827957153">
                <text:p>0.000399827957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55141067505">
                <text:p>0.000455141067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9901008606">
                <text:p>0.00049901008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753879547119">
                <text:p>0.000753879547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626087188721">
                <text:p>0.000626087188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06775283813">
                <text:p>0.000606775283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3882598877">
                <text:p>0.00053882598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30958175659">
                <text:p>0.000530958175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33103942871">
                <text:p>0.000533103942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31911849976">
                <text:p>0.000531911849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18934631348">
                <text:p>0.000618934631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83989715576">
                <text:p>0.000483989715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47988510132">
                <text:p>0.000447988510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21047210693">
                <text:p>0.000421047210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68015670776">
                <text:p>0.000468015670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76972961426">
                <text:p>0.000576972961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05073165894">
                <text:p>0.000405073165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29050827026">
                <text:p>0.0005290508270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25951385498">
                <text:p>0.000525951385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488042831421">
                <text:p>0.000488042831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71830368042">
                <text:p>0.000471830368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78982925415">
                <text:p>0.000478982925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36067581177">
                <text:p>0.000436067581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44889068604">
                <text:p>0.000444889068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59909439087">
                <text:p>0.000459909439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46081161499">
                <text:p>0.000446081161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88042831421">
                <text:p>0.000488042831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699996948242">
                <text:p>0.000699996948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587940216064">
                <text:p>0.000587940216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579118728638">
                <text:p>0.000579118728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887155532837">
                <text:p>0.0008871555328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737190246582">
                <text:p>0.000737190246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23020935059">
                <text:p>0.000823020935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34057617188">
                <text:p>0.000534057617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629901885986">
                <text:p>0.0006299018859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82933425903">
                <text:p>0.000582933425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609159469604">
                <text:p>0.000609159469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92129135132">
                <text:p>0.000692129135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46932220459">
                <text:p>0.000546932220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93185424805">
                <text:p>0.000593185424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12020492554">
                <text:p>0.0006120204925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714063644409">
                <text:p>0.000714063644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81205368042">
                <text:p>0.000812053680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47068023682">
                <text:p>0.000647068023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619173049927">
                <text:p>0.000619173049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602006912231">
                <text:p>0.000602006912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95092773438">
                <text:p>0.0005950927734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95092773438">
                <text:p>0.000595092773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99145889282">
                <text:p>0.0005991458892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98907470703">
                <text:p>0.0005989074707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20186805725">
                <text:p>0.00120186805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7897987366">
                <text:p>0.001178979873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9996070862">
                <text:p>0.00119996070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833988189697">
                <text:p>0.0008339881896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863075256348">
                <text:p>0.000863075256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03402137756">
                <text:p>0.00103402137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785112380981">
                <text:p>0.0007851123809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734090805054">
                <text:p>0.000734090805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853061676025">
                <text:p>0.000853061676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92026519775">
                <text:p>0.000792026519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04308128357">
                <text:p>0.001043081283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39784812927">
                <text:p>0.00139784812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876188278198">
                <text:p>0.0008761882781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858068466187">
                <text:p>0.000858068466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7308883667">
                <text:p>0.00087308883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915050506592">
                <text:p>0.0009150505065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35397911072">
                <text:p>0.001353979110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8902664185">
                <text:p>0.00138902664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6590003967">
                <text:p>0.00136590003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19304656982">
                <text:p>0.00119304656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03092193604">
                <text:p>0.001030921936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00898742676">
                <text:p>0.001008987426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5709400177">
                <text:p>0.00157094001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28102302551">
                <text:p>0.001281023025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05905532837">
                <text:p>0.00105905532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02806091309">
                <text:p>0.001028060913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33585929871">
                <text:p>0.00133585929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52802467346">
                <text:p>0.001528024673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66201591492">
                <text:p>0.001662015914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61814689636">
                <text:p>0.00161814689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69897079468">
                <text:p>0.001698970794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70707702637">
                <text:p>0.001707077026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35111808777">
                <text:p>0.001351118087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13892555237">
                <text:p>0.00113892555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59907341003">
                <text:p>0.00159907341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02400779724">
                <text:p>0.001024007797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49144363403">
                <text:p>0.0009491443634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955104827881">
                <text:p>0.0009551048278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23310089111">
                <text:p>0.00123310089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6770362854">
                <text:p>0.00167703628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47485733032">
                <text:p>0.001474857330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63197517395">
                <text:p>0.00163197517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80196762085">
                <text:p>0.001801967620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47294998169">
                <text:p>0.00147294998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2203102112">
                <text:p>0.00132203102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85418128967">
                <text:p>0.001854181289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2509098053">
                <text:p>0.00225090980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57499313354">
                <text:p>0.001574993133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96290016174">
                <text:p>0.00196290016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6099586487">
                <text:p>0.001260995864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56712532043">
                <text:p>0.001567125320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6040802002">
                <text:p>0.0016040802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34587287903">
                <text:p>0.001345872879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3439655304">
                <text:p>0.00134396553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82795524597">
                <text:p>0.001827955245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54399871826">
                <text:p>0.001543998718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48701667786">
                <text:p>0.001487016677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25908851624">
                <text:p>0.00125908851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58309936523">
                <text:p>0.001583099365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88112258911">
                <text:p>0.001881122589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87587738037">
                <text:p>0.00187587738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78098678589">
                <text:p>0.00178098678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10404396057">
                <text:p>0.002104043960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96003913879">
                <text:p>0.001960039138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83320045471">
                <text:p>0.00183320045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44481658936">
                <text:p>0.001444816589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60813331604">
                <text:p>0.001608133316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06804275513">
                <text:p>0.002068042755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78694725037">
                <text:p>0.00178694725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51991844177">
                <text:p>0.001519918441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67393684387">
                <text:p>0.001673936843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51705741882">
                <text:p>0.001517057418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60694122314">
                <text:p>0.001606941223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55305862427">
                <text:p>0.001553058624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45506858826">
                <text:p>0.00145506858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43909454346">
                <text:p>0.001439094543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64413452148">
                <text:p>0.00164413452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88398361206">
                <text:p>0.001883983612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67798995972">
                <text:p>0.001677989959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53303146362">
                <text:p>0.001533031463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39689445496">
                <text:p>0.00139689445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38282775879">
                <text:p>0.001382827758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49512290955">
                <text:p>0.001495122909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89995765686">
                <text:p>0.001899957656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76882743835">
                <text:p>0.001768827438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58905982971">
                <text:p>0.001589059829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49822235107">
                <text:p>0.001498222351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48797035217">
                <text:p>0.00148797035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86610221863">
                <text:p>0.00186610221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15482711792">
                <text:p>0.002154827117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94804573059">
                <text:p>0.002948045730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56807899475">
                <text:p>0.001568078994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65295600891">
                <text:p>0.001652956008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88302993774">
                <text:p>0.00188302993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58286094666">
                <text:p>0.00158286094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83408164978">
                <text:p>0.002834081649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69205665588">
                <text:p>0.001692056655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5881061554">
                <text:p>0.00158810615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80387496948">
                <text:p>0.001803874969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71494483948">
                <text:p>0.001714944839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71899795532">
                <text:p>0.001718997955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20203399658">
                <text:p>0.002202033996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24082374573">
                <text:p>0.003240823745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18312644958">
                <text:p>0.003183126449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32320022583">
                <text:p>0.00323200225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94597244263">
                <text:p>0.001945972442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60694122314">
                <text:p>0.001606941223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58905982971">
                <text:p>0.001589059829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87397003174">
                <text:p>0.001873970031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84512138367">
                <text:p>0.001845121383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11000442505">
                <text:p>0.00211000442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92213058472">
                <text:p>0.001922130584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77597999573">
                <text:p>0.001775979995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73091888428">
                <text:p>0.00173091888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67489051819">
                <text:p>0.001674890518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68490409851">
                <text:p>0.00168490409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75714492798">
                <text:p>0.001757144927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98197364807">
                <text:p>0.001981973648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90806388855">
                <text:p>0.001908063888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35295295715">
                <text:p>0.002352952957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94883346558">
                <text:p>0.001948833465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18391418457">
                <text:p>0.002183914184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95097923279">
                <text:p>0.001950979232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79696083069">
                <text:p>0.001796960830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73997879028">
                <text:p>0.001739978790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82795524597">
                <text:p>0.001827955245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85203552246">
                <text:p>0.00185203552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22992897034">
                <text:p>0.002229928970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2988319397">
                <text:p>0.00229883193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86896324158">
                <text:p>0.001868963241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87706947327">
                <text:p>0.001877069473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97601318359">
                <text:p>0.001976013183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92379951477">
                <text:p>0.001923799514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97696685791">
                <text:p>0.001976966857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92189216614">
                <text:p>0.001921892166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93684005737">
                <text:p>0.002936840057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70700454712">
                <text:p>0.002707004547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13503837585">
                <text:p>0.002135038375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9519329071">
                <text:p>0.00195193290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98602676392">
                <text:p>0.001986026763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15101242065">
                <text:p>0.002151012420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11691856384">
                <text:p>0.002116918563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68411636353">
                <text:p>0.002684116363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46500968933">
                <text:p>0.002465009689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30312347412">
                <text:p>0.002303123474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3980140686">
                <text:p>0.00239801406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28190422058">
                <text:p>0.002281904220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31504440308">
                <text:p>0.002315044403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47693061829">
                <text:p>0.002476930618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19814682007">
                <text:p>0.003198146820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2919178009">
                <text:p>0.00229191780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13289260864">
                <text:p>0.00213289260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1858215332">
                <text:p>0.00218582153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1710395813">
                <text:p>0.00217103958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10213661194">
                <text:p>0.002102136611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33793258667">
                <text:p>0.00233793258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68912315369">
                <text:p>0.002689123153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93207168579">
                <text:p>0.002932071685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71916389465">
                <text:p>0.002719163894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62594223022">
                <text:p>0.002625942230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43902206421">
                <text:p>0.002439022064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5429725647">
                <text:p>0.00254297256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75206565857">
                <text:p>0.002752065658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95281410217">
                <text:p>0.002952814102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56586074829">
                <text:p>0.002565860748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50291824341">
                <text:p>0.00250291824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34794616699">
                <text:p>0.002347946166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4778842926">
                <text:p>0.00247788429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7928352356">
                <text:p>0.00279283523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24296951294">
                <text:p>0.003242969512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61282920837">
                <text:p>0.002612829208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81119346619">
                <text:p>0.0028111934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48312950134">
                <text:p>0.002483129501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84314155579">
                <text:p>0.002843141555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29899787903">
                <text:p>0.003298997879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95686721802">
                <text:p>0.002956867218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77090072632">
                <text:p>0.002770900726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5839805603">
                <text:p>0.00258398056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71201133728">
                <text:p>0.002712011337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40993499756">
                <text:p>0.002409934997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84385681152">
                <text:p>0.002843856811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79688835144">
                <text:p>0.00279688835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70199775696">
                <text:p>0.002701997756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78687477112">
                <text:p>0.002786874771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62999534607">
                <text:p>0.002629995346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92706489563">
                <text:p>0.00292706489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2811164856">
                <text:p>0.00328111648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88097763062">
                <text:p>0.00388097763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67617607117">
                <text:p>0.003676176071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75199317932">
                <text:p>0.003751993179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418400764465">
                <text:p>0.004184007644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84593009949">
                <text:p>0.003845930099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75301933289">
                <text:p>0.002753019332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64477729797">
                <text:p>0.002644777297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35788726807">
                <text:p>0.003357887268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25012207031">
                <text:p>0.003250122070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406885147095">
                <text:p>0.004068851470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13091278076">
                <text:p>0.003130912780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3278465271">
                <text:p>0.00332784652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405287742615">
                <text:p>0.00405287742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454497337341">
                <text:p>0.004544973373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14617156982">
                <text:p>0.003146171569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83789634705">
                <text:p>0.002837896347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77304649353">
                <text:p>0.002773046493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82907485962">
                <text:p>0.002829074859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50499153137">
                <text:p>0.003504991531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99215316772">
                <text:p>0.002992153167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20601463318">
                <text:p>0.003206014633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94780731201">
                <text:p>0.00294780731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86293029785">
                <text:p>0.002862930297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55505943298">
                <text:p>0.003555059432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02696228027">
                <text:p>0.003026962280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98118591309">
                <text:p>0.002981185913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80690193176">
                <text:p>0.002806901931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15499305725">
                <text:p>0.003154993057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12614440918">
                <text:p>0.003126144409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50594520569">
                <text:p>0.003505945205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25298309326">
                <text:p>0.003252983093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96998023987">
                <text:p>0.002969980239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662109375">
                <text:p>0.0036621093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447416305542">
                <text:p>0.004474163055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68809700012">
                <text:p>0.003688097000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57604026794">
                <text:p>0.003576040267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27587127686">
                <text:p>0.003275871276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42893600464">
                <text:p>0.003428936004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37903404236">
                <text:p>0.00437903404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22008132935">
                <text:p>0.003220081329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47495079041">
                <text:p>0.003474950790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324487686157">
                <text:p>0.003244876861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24416160583">
                <text:p>0.003244161605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530791282654">
                <text:p>0.005307912826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50790309906">
                <text:p>0.0050790309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523591041565">
                <text:p>0.005235910415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546002388">
                <text:p>0.005460023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540804862976">
                <text:p>0.005408048629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485491752625">
                <text:p>0.00485491752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535607337952">
                <text:p>0.005356073379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492596626282">
                <text:p>0.004925966262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513410568237">
                <text:p>0.005134105682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560784339905">
                <text:p>0.005607843399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433802604675">
                <text:p>0.004338026046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435090065002">
                <text:p>0.004350900650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455904006958">
                <text:p>0.004559040069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473999977112">
                <text:p>0.00473999977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421285629272">
                <text:p>0.004212856292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404191017151">
                <text:p>0.004041910171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420594215393">
                <text:p>0.004205942153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478315353394">
                <text:p>0.004783153533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434589385986">
                <text:p>0.004345893859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514006614685">
                <text:p>0.005140066146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702595710754">
                <text:p>0.007025957107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46510314941">
                <text:p>0.004465103149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600385665894">
                <text:p>0.006003856658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619101524353">
                <text:p>0.006191015243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457191467285">
                <text:p>0.004571914672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634121894836">
                <text:p>0.006341218948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559496879578">
                <text:p>0.005594968795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537991523743">
                <text:p>0.005379915237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537586212158">
                <text:p>0.005375862121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553822517395">
                <text:p>0.00553822517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415587425232">
                <text:p>0.004155874252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450205802917">
                <text:p>0.004502058029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657200813293">
                <text:p>0.006572008132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422406196594">
                <text:p>0.004224061965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86810302734">
                <text:p>0.003868103027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716781616211">
                <text:p>0.00716781616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431203842163">
                <text:p>0.004312038421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9918422699">
                <text:p>0.00399184226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658297538757">
                <text:p>0.006582975387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480198860168">
                <text:p>0.004801988601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403308868408">
                <text:p>0.004033088684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469398498535">
                <text:p>0.004693984985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651812553406">
                <text:p>0.006518125534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409698486328">
                <text:p>0.00409698486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386905670166">
                <text:p>0.003869056701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688886642456">
                <text:p>0.006888866424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450992584229">
                <text:p>0.004509925842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405716896057">
                <text:p>0.004057168960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690507888794">
                <text:p>0.006905078887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434899330139">
                <text:p>0.00434899330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435519218445">
                <text:p>0.004355192184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570511817932">
                <text:p>0.005705118179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536108016968">
                <text:p>0.005361080169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413918495178">
                <text:p>0.004139184951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482296943665">
                <text:p>0.004822969436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658202171326">
                <text:p>0.006582021713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470089912415">
                <text:p>0.004700899124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463700294495">
                <text:p>0.004637002944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737285614014">
                <text:p>0.007372856140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451493263245">
                <text:p>0.004514932632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457096099854">
                <text:p>0.004570960998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726008415222">
                <text:p>0.007260084152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469493865967">
                <text:p>0.004694938659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542593002319">
                <text:p>0.005425930023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632381439209">
                <text:p>0.006323814392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466704368591">
                <text:p>0.004667043685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500011444092">
                <text:p>0.005000114440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674796104431">
                <text:p>0.006747961044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411891937256">
                <text:p>0.004118919372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496792793274">
                <text:p>0.004967927932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768303871155">
                <text:p>0.007683038711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481486320496">
                <text:p>0.004814863204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634598731995">
                <text:p>0.006345987319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688815116882">
                <text:p>0.006888151168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455498695374">
                <text:p>0.004554986953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57000732422">
                <text:p>0.004570007324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52797317505">
                <text:p>0.005527973175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459003448486">
                <text:p>0.004590034484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44801235199">
                <text:p>0.00448012351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650596618652">
                <text:p>0.006505966186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558805465698">
                <text:p>0.005588054656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53539276123">
                <text:p>0.00535392761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62518119812">
                <text:p>0.00625181198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590586662292">
                <text:p>0.005905866622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577092170715">
                <text:p>0.005770921707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582003593445">
                <text:p>0.005820035934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80096244812">
                <text:p>0.005800962448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565195083618">
                <text:p>0.005651950836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623488426208">
                <text:p>0.006234884262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593614578247">
                <text:p>0.005936145782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00600242615">
                <text:p>0.006006002426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50317764282">
                <text:p>0.005503177642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5091381073">
                <text:p>0.00550913810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648593902588">
                <text:p>0.006485939025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564289093018">
                <text:p>0.005642890930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558400154114">
                <text:p>0.005584001541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53481483459">
                <text:p>0.006534814834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55239200592">
                <text:p>0.00552392005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466704368591">
                <text:p>0.004667043685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54669380188">
                <text:p>0.00546693801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492000579834">
                <text:p>0.004920005798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45599937439">
                <text:p>0.00455999374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499200820923">
                <text:p>0.004992008209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563788414001">
                <text:p>0.00563788414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543403625488">
                <text:p>0.005434036254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567412376404">
                <text:p>0.005674123764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549721717834">
                <text:p>0.005497217178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564312934875">
                <text:p>0.00564312934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894403457642">
                <text:p>0.008944034576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83019733429">
                <text:p>0.00830197334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872802734375">
                <text:p>0.008728027343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823187828064">
                <text:p>0.008231878280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897598266602">
                <text:p>0.008975982666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800704956055">
                <text:p>0.008007049560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901198387146">
                <text:p>0.009011983871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821995735168">
                <text:p>0.008219957351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913906097412">
                <text:p>0.009139060974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825786590576">
                <text:p>0.008257865905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922989845276">
                <text:p>0.009229898452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864696502686">
                <text:p>0.008646965026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850105285645">
                <text:p>0.008501052856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918912887573">
                <text:p>0.009189128875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831913948059">
                <text:p>0.008319139480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917100906372">
                <text:p>0.009171009063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871205329895">
                <text:p>0.008712053298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15101337433">
                <text:p>0.01151013374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02961063385">
                <text:p>0.01029610633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978994369507">
                <text:p>0.009789943695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15239620209">
                <text:p>0.01152396202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945591926575">
                <text:p>0.009455919265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05800628662">
                <text:p>0.01058006286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21841430664">
                <text:p>0.01218414306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870490074158">
                <text:p>0.008704900741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14359855652">
                <text:p>0.01143598556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15101337433">
                <text:p>0.01151013374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573110580444">
                <text:p>0.005731105804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59220790863">
                <text:p>0.00592207908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77440738678">
                <text:p>0.00774407386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534582138062">
                <text:p>0.005345821380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804710388184">
                <text:p>0.008047103881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602793693542">
                <text:p>0.006027936935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539994239807">
                <text:p>0.005399942398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588488578796">
                <text:p>0.005884885787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531101226807">
                <text:p>0.005311012268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550818443298">
                <text:p>0.005508184432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600409507751">
                <text:p>0.006004095077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535893440247">
                <text:p>0.005358934402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562787055969">
                <text:p>0.005627870559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615191459656">
                <text:p>0.006151914596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543403625488">
                <text:p>0.005434036254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552105903625">
                <text:p>0.005521059036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644707679749">
                <text:p>0.006447076797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550103187561">
                <text:p>0.005501031875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542497634888">
                <text:p>0.005424976348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627279281616">
                <text:p>0.006272792816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560522079468">
                <text:p>0.005605220794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563597679138">
                <text:p>0.005635976791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613617897034">
                <text:p>0.006136178970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571298599243">
                <text:p>0.005712985992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25205039978">
                <text:p>0.006252050399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572180747986">
                <text:p>0.005721807479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572109222412">
                <text:p>0.005721092224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602197647095">
                <text:p>0.006021976470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572896003723">
                <text:p>0.005728960037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9220790863">
                <text:p>0.00592207908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35695457458">
                <text:p>0.006356954574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582695007324">
                <text:p>0.005826950073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05988502502">
                <text:p>0.006059885025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599217414856">
                <text:p>0.005992174148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568199157715">
                <text:p>0.005681991577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29186630249">
                <text:p>0.006291866302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595307350159">
                <text:p>0.005953073501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69605827332">
                <text:p>0.005696058273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669002532959">
                <text:p>0.006690025329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614094734192">
                <text:p>0.006140947341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76210021973">
                <text:p>0.005762100219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643301010132">
                <text:p>0.006433010101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602006912231">
                <text:p>0.006020069122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759601593018">
                <text:p>0.007596015930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676894187927">
                <text:p>0.006768941879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717091560364">
                <text:p>0.007170915603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733685493469">
                <text:p>0.007336854934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756192207336">
                <text:p>0.007561922073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781106948853">
                <text:p>0.007811069488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808310508728">
                <text:p>0.008083105087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885415077209">
                <text:p>0.008854150772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831294059753">
                <text:p>0.008312940597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908303260803">
                <text:p>0.009083032608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824499130249">
                <text:p>0.008244991302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931906700134">
                <text:p>0.009319067001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806593894958">
                <text:p>0.008065938949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852489471436">
                <text:p>0.008524894714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878405570984">
                <text:p>0.008784055709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838398933411">
                <text:p>0.008383989334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913619995117">
                <text:p>0.009136199951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818109512329">
                <text:p>0.008181095123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919985771179">
                <text:p>0.009199857711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809097290039">
                <text:p>0.008090972900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908398628235">
                <text:p>0.009083986282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824379920959">
                <text:p>0.008243799209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871205329895">
                <text:p>0.008712053298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827193260193">
                <text:p>0.008271932601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918006896973">
                <text:p>0.009180068969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638198852539">
                <text:p>0.006381988525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777506828308">
                <text:p>0.007775068283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687789916992">
                <text:p>0.006877899169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760316848755">
                <text:p>0.007603168487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741815567017">
                <text:p>0.007418155670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716996192932">
                <text:p>0.007169961929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773096084595">
                <text:p>0.007730960845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666213035583">
                <text:p>0.006662130355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77428817749">
                <text:p>0.00774288177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668597221375">
                <text:p>0.006685972213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714302062988">
                <text:p>0.007143020629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741505622864">
                <text:p>0.007415056228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664401054382">
                <text:p>0.006644010543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806403160095">
                <text:p>0.008064031600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665903091431">
                <text:p>0.006659030914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731801986694">
                <text:p>0.007318019866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688099861145">
                <text:p>0.006880998611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724482536316">
                <text:p>0.007244825363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662803649902">
                <text:p>0.006628036499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696587562561">
                <text:p>0.006965875625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718593597412">
                <text:p>0.007185935974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664901733398">
                <text:p>0.006649017333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760102272034">
                <text:p>0.007601022720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734496116638">
                <text:p>0.007344961166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35939121246">
                <text:p>0.01359391212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697612762451">
                <text:p>0.006976127624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766682624817">
                <text:p>0.007666826248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690484046936">
                <text:p>0.006904840469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762414932251">
                <text:p>0.007624149322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72340965271">
                <text:p>0.00723409652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767612457275">
                <text:p>0.007676124572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677704811096">
                <text:p>0.006777048110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741505622864">
                <text:p>0.007415056228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732898712158">
                <text:p>0.007328987121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733399391174">
                <text:p>0.007333993911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756978988647">
                <text:p>0.007569789886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666213035583">
                <text:p>0.006662130355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823998451233">
                <text:p>0.00823998451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703811645508">
                <text:p>0.007038116455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745701789856">
                <text:p>0.007457017898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737404823303">
                <text:p>0.007374048233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785803794861">
                <text:p>0.007858037948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774502754211">
                <text:p>0.007745027542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743794441223">
                <text:p>0.007437944412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776481628418">
                <text:p>0.007764816284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750303268433">
                <text:p>0.007503032684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805902481079">
                <text:p>0.008059024810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773096084595">
                <text:p>0.007730960845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800395011902">
                <text:p>0.008003950119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747799873352">
                <text:p>0.007477998733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816988945007">
                <text:p>0.008169889450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737309455872">
                <text:p>0.007373094558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79391002655">
                <text:p>0.00793910026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747609138489">
                <text:p>0.007476091384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813007354736">
                <text:p>0.008130073547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772500038147">
                <text:p>0.007725000381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814199447632">
                <text:p>0.008141994476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793814659119">
                <text:p>0.007938146591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853490829468">
                <text:p>0.008534908294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956606864929">
                <text:p>0.009566068649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985407829285">
                <text:p>0.009854078292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953102111816">
                <text:p>0.009531021118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00119113922">
                <text:p>0.01001191139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994086265564">
                <text:p>0.009940862655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967788696289">
                <text:p>0.009677886962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0195016861">
                <text:p>0.0101950168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940608978271">
                <text:p>0.009406089782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01368427277">
                <text:p>0.01013684272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982284545898">
                <text:p>0.009822845458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9770154953">
                <text:p>0.0097701549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00829601288">
                <text:p>0.01008296012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976705551147">
                <text:p>0.009767055511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00221633911">
                <text:p>0.01002216339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04479789734">
                <text:p>0.01044797897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951790809631">
                <text:p>0.009517908096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03960037231">
                <text:p>0.01039600372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96960067749">
                <text:p>0.009696006774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05218887329">
                <text:p>0.01052188873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01108551025">
                <text:p>0.01011085510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982713699341">
                <text:p>0.009827136993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0311126709">
                <text:p>0.0103111267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00290775299">
                <text:p>0.01002907752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01211071014">
                <text:p>0.01012110710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02889537811">
                <text:p>0.01028895378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81090927124">
                <text:p>0.00810909271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860810279846">
                <text:p>0.008608102798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818991661072">
                <text:p>0.008189916610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908303260803">
                <text:p>0.009083032608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845313072205">
                <text:p>0.008453130722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89738368988">
                <text:p>0.00897383689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884890556335">
                <text:p>0.008848905563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893807411194">
                <text:p>0.008938074111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89418888092">
                <text:p>0.00894188880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883984565735">
                <text:p>0.008839845657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887989997864">
                <text:p>0.008879899978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938105583191">
                <text:p>0.009381055831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914216041565">
                <text:p>0.009142160415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854587554932">
                <text:p>0.008545875549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931787490845">
                <text:p>0.009317874908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864315032959">
                <text:p>0.008643150329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915288925171">
                <text:p>0.009152889251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881099700928">
                <text:p>0.008810997009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904583930969">
                <text:p>0.009045839309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913190841675">
                <text:p>0.009131908416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897717475891">
                <text:p>0.008977174758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931096076965">
                <text:p>0.009310960769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884199142456">
                <text:p>0.008841991424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93469619751">
                <text:p>0.00934696197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826382637024">
                <text:p>0.008263826370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932812690735">
                <text:p>0.009328126907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832200050354">
                <text:p>0.008322000503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885605812073">
                <text:p>0.0088560581207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876402854919">
                <text:p>0.008764028549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900411605835">
                <text:p>0.009004116058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05121135712">
                <text:p>0.01051211357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04100704193">
                <text:p>0.01041007041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0705947876">
                <text:p>0.0107059478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994801521301">
                <text:p>0.009948015213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03919506073">
                <text:p>0.01039195060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07510089874">
                <text:p>0.01075100898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01609230042">
                <text:p>0.01016092300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1029958725">
                <text:p>0.0110299587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01270675659">
                <text:p>0.01012706756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07820034027">
                <text:p>0.01078200340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05118751526">
                <text:p>0.01051187515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04148387909">
                <text:p>0.01041483879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04260444641">
                <text:p>0.01042604446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0931968689">
                <text:p>0.0109319686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955104827881">
                <text:p>0.009551048278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05969905853">
                <text:p>0.01059699058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968599319458">
                <text:p>0.009685993194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047706604">
                <text:p>0.010477066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01149082184">
                <text:p>0.01011490821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960898399353">
                <text:p>0.009608983993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930190086365">
                <text:p>0.009301900863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920605659485">
                <text:p>0.009206056594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951099395752">
                <text:p>0.009510993957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950884819031">
                <text:p>0.009508848190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27418041229">
                <text:p>0.01274180412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340508461">
                <text:p>0.013405084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35879516602">
                <text:p>0.01358795166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31709575653">
                <text:p>0.01317095756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37619972229">
                <text:p>0.01376199722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30360126495">
                <text:p>0.01303601264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41100883484">
                <text:p>0.01411008834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38840675354">
                <text:p>0.01388406753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3955116272">
                <text:p>0.0139551162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11567974091">
                <text:p>0.01115679740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00059509277">
                <text:p>0.01000595092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10831260681">
                <text:p>0.01108312606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99630355835">
                <text:p>0.00996303558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07469558716">
                <text:p>0.01074695587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00080966949">
                <text:p>0.01000809669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966882705688">
                <text:p>0.009668827056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02009773254">
                <text:p>0.01020097732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955700874329">
                <text:p>0.009557008743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977206230164">
                <text:p>0.009772062301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05230808258">
                <text:p>0.01052308082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930595397949">
                <text:p>0.009305953979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05500221252">
                <text:p>0.01055002212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00078582764">
                <text:p>0.01000785827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985908508301">
                <text:p>0.009859085083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00228786469">
                <text:p>0.010022878646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00998783112">
                <text:p>0.02009987831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97529792786">
                <text:p>0.01975297927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99239253998">
                <text:p>0.01992392539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07078456879">
                <text:p>0.02070784568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97861194611">
                <text:p>0.01978611946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98738574982">
                <text:p>0.01987385749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99191570282">
                <text:p>0.01991915702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99358463287">
                <text:p>0.01993584632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220703125">
                <text:p>0.012207031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19788646698">
                <text:p>0.01197886466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15079879761">
                <text:p>0.01150798797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1482000351">
                <text:p>0.01148200035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19850635529">
                <text:p>0.01198506355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20100975037">
                <text:p>0.01201009750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12600326538">
                <text:p>0.01126003265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85279846191">
                <text:p>0.01852798461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20635843277">
                <text:p>0.0206358432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53701305389">
                <text:p>0.01537013053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37538909912">
                <text:p>0.01375389099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30438804626">
                <text:p>0.01304388046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14829540253">
                <text:p>0.01148295402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60579681396">
                <text:p>0.01605796813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41069889069">
                <text:p>0.014106988906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98819732666">
                <text:p>0.00988197326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07538700104">
                <text:p>0.01075387001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10640525818">
                <text:p>0.01106405258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00209712982">
                <text:p>0.01002097129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083111763">
                <text:p>0.010831117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06689929962">
                <text:p>0.01066899299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01871490479">
                <text:p>0.01018714904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34010314941">
                <text:p>0.01340103149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3748884201">
                <text:p>0.0137488842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3491153717">
                <text:p>0.0134911537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0330915451">
                <text:p>0.0103309154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10919475555">
                <text:p>0.01109194755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08079910278">
                <text:p>0.01080799102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05459690094">
                <text:p>0.01054596900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10080242157">
                <text:p>0.01100802421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0941028595">
                <text:p>0.0109410285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03788375854">
                <text:p>0.01037883758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09841823578">
                <text:p>0.01098418235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03671550751">
                <text:p>0.01036715507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07548236847">
                <text:p>0.01075482368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05590820312">
                <text:p>0.01055908203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01909637451">
                <text:p>0.01019096374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1100769043">
                <text:p>0.0111007690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09989643097">
                <text:p>0.01099896430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1137008667">
                <text:p>0.0111370086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46100521088">
                <text:p>0.01461005210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42948627472">
                <text:p>0.01429486274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41220092773">
                <text:p>0.01412200927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16379261017">
                <text:p>0.01163792610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06010437012">
                <text:p>0.01060104370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16341114044">
                <text:p>0.01163411140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13508701324">
                <text:p>0.01135087013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11489295959">
                <text:p>0.01114892959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20980739594">
                <text:p>0.01209807395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14979743958">
                <text:p>0.011497974395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19009017944">
                <text:p>0.01190090179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07159614563">
                <text:p>0.010715961456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16500854492">
                <text:p>0.01165008544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1656999588">
                <text:p>0.0116569995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07572078705">
                <text:p>0.01075720787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22270584106">
                <text:p>0.01222705841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17938518524">
                <text:p>0.01179385185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12359523773">
                <text:p>0.01123595237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18880271912">
                <text:p>0.01188802719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17909908295">
                <text:p>0.01179099082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13508701324">
                <text:p>0.01135087013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11811161041">
                <text:p>0.011181116104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20091438293">
                <text:p>0.01200914382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17430686951">
                <text:p>0.01174306869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10828876495">
                <text:p>0.01108288764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21171474457">
                <text:p>0.01211714744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176404953">
                <text:p>0.011764049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11508369446">
                <text:p>0.01115083694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17750167847">
                <text:p>0.01177501678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18699073792">
                <text:p>0.01186990737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20048522949">
                <text:p>0.012004852294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11968517303">
                <text:p>0.01119685173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2265920639">
                <text:p>0.0122659206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20220184326">
                <text:p>0.01202201843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16150379181">
                <text:p>0.01161503791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2305021286">
                <text:p>0.0123050212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23770236969">
                <text:p>0.01237702369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24380588531">
                <text:p>0.01243805885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16999149323">
                <text:p>0.01169991493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21831893921">
                <text:p>0.01218318939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24318599701">
                <text:p>0.01243185997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19979381561">
                <text:p>0.01199793815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15299224854">
                <text:p>0.01152992248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29749774933">
                <text:p>0.01297497749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22849941254">
                <text:p>0.012284994125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20270252228">
                <text:p>0.01202702522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24289989471">
                <text:p>0.01242899894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48470401764">
                <text:p>0.01484704017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53570175171">
                <text:p>0.01535701751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52840614319">
                <text:p>0.01528406143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49199962616">
                <text:p>0.01491999626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48241519928">
                <text:p>0.01482415199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46770477295">
                <text:p>0.01467704772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37939453125">
                <text:p>0.01379394531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33309364319">
                <text:p>0.01333093643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50759220123">
                <text:p>0.0150759220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55341625214">
                <text:p>0.01553416252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56660079956">
                <text:p>0.01566600799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53810977936">
                <text:p>0.01538109779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49278640747">
                <text:p>0.01492786407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5034198761">
                <text:p>0.0150341987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49810314178">
                <text:p>0.01498103141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46741867065">
                <text:p>0.01467418670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41808986664">
                <text:p>0.01418089866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37209892273">
                <text:p>0.013720989227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30631923676">
                <text:p>0.013063192367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22759342194">
                <text:p>0.01227593421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25032043457">
                <text:p>0.0250320434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244040489197">
                <text:p>0.02440404891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249140262604">
                <text:p>0.024914026260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254812240601">
                <text:p>0.02548122406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250091552734">
                <text:p>0.02500915527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245571136475">
                <text:p>0.02455711364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258181095123">
                <text:p>0.02581810951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46469974518">
                <text:p>0.02464699745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252230167389">
                <text:p>0.02522301673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248818397522">
                <text:p>0.02488183975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249218940735">
                <text:p>0.02492189407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248439311981">
                <text:p>0.02484393119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252468585968">
                <text:p>0.02524685859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246868133545">
                <text:p>0.02468681335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52809524536">
                <text:p>0.02528095245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245721340179">
                <text:p>0.02457213401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249469280243">
                <text:p>0.02494692802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246069431305">
                <text:p>0.02460694313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89990997314">
                <text:p>0.01899909973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86309814453">
                <text:p>0.018630981445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86920166016">
                <text:p>0.01869201660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94659233093">
                <text:p>0.019465923309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92081928253">
                <text:p>0.01920819282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92630290985">
                <text:p>0.01926302909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202269554138">
                <text:p>0.02022695541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8826007843">
                <text:p>0.0188260078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90849304199">
                <text:p>0.01908493041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9161939621">
                <text:p>0.0191619396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9031047821">
                <text:p>0.0190310478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94821357727">
                <text:p>0.019482135772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86309814453">
                <text:p>0.01863098144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9544839859">
                <text:p>0.0195448398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94687843323">
                <text:p>0.01946878433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200099945068">
                <text:p>0.02000999450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97100639343">
                <text:p>0.01971006393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9495010376">
                <text:p>0.0194950103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90801620483">
                <text:p>0.019080162048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37310028076">
                <text:p>0.01373100280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3475894928">
                <text:p>0.0134758949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3879776001">
                <text:p>0.0138797760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40318870544">
                <text:p>0.01403188705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37920379639">
                <text:p>0.01379203796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40409469604">
                <text:p>0.01404094696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36950016022">
                <text:p>0.01369500160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35238170624">
                <text:p>0.01352381706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47378444672">
                <text:p>0.01473784446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52881145477">
                <text:p>0.01528811454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53150558472">
                <text:p>0.01531505584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54819488525">
                <text:p>0.01548194885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50849819183">
                <text:p>0.01508498191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57940387726">
                <text:p>0.01579403877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57358646393">
                <text:p>0.01573586463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59049034119">
                <text:p>0.01590490341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53942108154">
                <text:p>0.01539421081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56970024109">
                <text:p>0.01569700241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59430503845">
                <text:p>0.01594305038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5636920929">
                <text:p>0.0156369209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54569149017">
                <text:p>0.01545691490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54478549957">
                <text:p>0.01544785499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52180194855">
                <text:p>0.01521801948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61709785461">
                <text:p>0.016170978546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50609016418">
                <text:p>0.01506090164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213460922241">
                <text:p>0.02134609222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208179950714">
                <text:p>0.02081799507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215120315552">
                <text:p>0.02151203155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40099430084">
                <text:p>0.02400994300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99220180511">
                <text:p>0.01992201805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203161239624">
                <text:p>0.02031612396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204229354858">
                <text:p>0.02042293548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201678276062">
                <text:p>0.020167827606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201499462128">
                <text:p>0.02014994621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20544052124">
                <text:p>0.0205440521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19781398773">
                <text:p>0.021978139877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77719593048">
                <text:p>0.01777195930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77600383759">
                <text:p>0.01776003837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79131031036">
                <text:p>0.01791310310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52568817139">
                <text:p>0.015256881713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51188373566">
                <text:p>0.015118837356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49071216583">
                <text:p>0.014907121658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50990486145">
                <text:p>0.01509904861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50370597839">
                <text:p>0.01503705978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46980285645">
                <text:p>0.01469802856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148320198059">
                <text:p>0.01483201980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46250724792">
                <text:p>0.01462507247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48181915283">
                <text:p>0.014818191528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48470401764">
                <text:p>0.01484704017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45740509033">
                <text:p>0.01457405090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46260261536">
                <text:p>0.01462602615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46930217743">
                <text:p>0.01469302177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79810523987">
                <text:p>0.017981052398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7951965332">
                <text:p>0.0179519653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59151554108">
                <text:p>0.01591515541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55119895935">
                <text:p>0.01551198959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51979923248">
                <text:p>0.01519799232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57577991486">
                <text:p>0.01575779914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57110691071">
                <text:p>0.01571106910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59740447998">
                <text:p>0.01597404479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60849094391">
                <text:p>0.01608490943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56648159027">
                <text:p>0.015664815902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58579349518">
                <text:p>0.01585793495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58259868622">
                <text:p>0.01582598686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84669494629">
                <text:p>0.018466949462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56581401825">
                <text:p>0.01565814018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53298377991">
                <text:p>0.0153298377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158388614655">
                <text:p>0.01583886146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158140659332">
                <text:p>0.01581406593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155169963837">
                <text:p>0.01551699638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57380104065">
                <text:p>0.01573801040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153307914734">
                <text:p>0.01533079147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15478849411">
                <text:p>0.0154788494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157558917999">
                <text:p>0.015755891799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60207748413">
                <text:p>0.01602077484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60109996796">
                <text:p>0.01601099967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602602005">
                <text:p>0.016026020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167021751404">
                <text:p>0.01670217514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62539482117">
                <text:p>0.01625394821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61080360413">
                <text:p>0.01610803604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59480571747">
                <text:p>0.015948057174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62751674652">
                <text:p>0.01627516746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62129402161">
                <text:p>0.01621294021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59020423889">
                <text:p>0.015902042388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162649154663">
                <text:p>0.01626491546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65870189667">
                <text:p>0.01658701896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167479515076">
                <text:p>0.01674795150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167460441589">
                <text:p>0.01674604415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163540840149">
                <text:p>0.01635408401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68240070343">
                <text:p>0.01682400703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66039466858">
                <text:p>0.01660394668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63950920105">
                <text:p>0.01639509201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167651176453">
                <text:p>0.01676511764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168850421906">
                <text:p>0.01688504219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169920921326">
                <text:p>0.01699209213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63729190826">
                <text:p>0.01637291908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65591239929">
                <text:p>0.01655912399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62990093231">
                <text:p>0.01629900932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168759822845">
                <text:p>0.01687598228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6695022583">
                <text:p>0.0166950225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64341926575">
                <text:p>0.01643419265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64070129395">
                <text:p>0.016407012939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67379379272">
                <text:p>0.016737937927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69539451599">
                <text:p>0.016953945159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67729854584">
                <text:p>0.01677298545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73468589783">
                <text:p>0.017346858978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72369480133">
                <text:p>0.01723694801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70538425446">
                <text:p>0.01705384254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66070461273">
                <text:p>0.01660704612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62558555603">
                <text:p>0.01625585556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64458751678">
                <text:p>0.01644587516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68941020966">
                <text:p>0.01689410209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68490409851">
                <text:p>0.01684904098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68700218201">
                <text:p>0.01687002182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66370868683">
                <text:p>0.01663708686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62281990051">
                <text:p>0.01622819900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629114151">
                <text:p>0.016291141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68790817261">
                <text:p>0.01687908172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68900489807">
                <text:p>0.01689004898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67009830475">
                <text:p>0.01670098304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6716003418">
                <text:p>0.0167160034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63090229034">
                <text:p>0.01630902290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60892009735">
                <text:p>0.01608920097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69270038605">
                <text:p>0.01692700386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70409679413">
                <text:p>0.01704096794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67329311371">
                <text:p>0.016732931137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66661739349">
                <text:p>0.01666617393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63879394531">
                <text:p>0.016387939453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67560577393">
                <text:p>0.016756057739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69348716736">
                <text:p>0.01693487167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64520740509">
                <text:p>0.01645207405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83138847351">
                <text:p>0.018313884735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75168514252">
                <text:p>0.01751685142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80687904358">
                <text:p>0.01806879043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77719593048">
                <text:p>0.017771959304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8205165863">
                <text:p>0.0182051658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83169841766">
                <text:p>0.01831698417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82898044586">
                <text:p>0.01828980445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77428722382">
                <text:p>0.017742872238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88329219818">
                <text:p>0.01883292198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81069374084">
                <text:p>0.01810693740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83808803558">
                <text:p>0.01838088035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75008773804">
                <text:p>0.01750087738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76939964294">
                <text:p>0.01769399642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177099704742">
                <text:p>0.017709970474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179450511932">
                <text:p>0.01794505119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80048942566">
                <text:p>0.018004894256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179581642151">
                <text:p>0.01795816421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77102088928">
                <text:p>0.01771020889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7774105072">
                <text:p>0.01777410507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76830291748">
                <text:p>0.01768302917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78620815277">
                <text:p>0.01786208152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78110599518">
                <text:p>0.017811059951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7715215683">
                <text:p>0.0177152156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177071094513">
                <text:p>0.01770710945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79491043091">
                <text:p>0.01794910430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366950035095">
                <text:p>0.03669500350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360598564148">
                <text:p>0.03605985641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362310409546">
                <text:p>0.03623104095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366940498352">
                <text:p>0.03669404983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367920398712">
                <text:p>0.03679203987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367789268494">
                <text:p>0.03677892684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81689071655">
                <text:p>0.03816890716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37505865097">
                <text:p>0.0375058650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373449325562">
                <text:p>0.03734493255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371150970459">
                <text:p>0.03711509704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370008945465">
                <text:p>0.03700089454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377471446991">
                <text:p>0.03774714469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362818241119">
                <text:p>0.03628182411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375928878784">
                <text:p>0.03759288787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37899017334">
                <text:p>0.0378990173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369298458099">
                <text:p>0.03692984580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373561382294">
                <text:p>0.03735613822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384030342102">
                <text:p>0.03840303421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375440120697">
                <text:p>0.037544012069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379068851471">
                <text:p>0.037906885147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370790958405">
                <text:p>0.03707909584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376880168915">
                <text:p>0.03768801689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405828952789">
                <text:p>0.04058289527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377550125122">
                <text:p>0.03775501251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81839466095">
                <text:p>0.01818394660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8707036972">
                <text:p>0.0187070369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92139148712">
                <text:p>0.01921391487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92279815674">
                <text:p>0.01922798156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89571380615">
                <text:p>0.01895713806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92821025848">
                <text:p>0.019282102584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90019607544">
                <text:p>0.01900196075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92940235138">
                <text:p>0.01929402351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89697742462">
                <text:p>0.01896977424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188670158386">
                <text:p>0.01886701583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188329219818">
                <text:p>0.018832921981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192840099335">
                <text:p>0.01928400993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195379257202">
                <text:p>0.019537925720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192229747772">
                <text:p>0.019222974777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193269252777">
                <text:p>0.019326925277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192210674286">
                <text:p>0.019221067428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192999839783">
                <text:p>0.019299983978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198650360107">
                <text:p>0.019865036010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195019245148">
                <text:p>0.019501924514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197081565857">
                <text:p>0.019708156585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192170143127">
                <text:p>0.019217014312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189850330353">
                <text:p>0.018985033035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197021961212">
                <text:p>0.019702196121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216150283813">
                <text:p>0.021615028381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246551036835">
                <text:p>0.024655103683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206608772278">
                <text:p>0.02066087722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19877910614">
                <text:p>0.0198779106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196640491486">
                <text:p>0.019664049148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189409255981">
                <text:p>0.018940925598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193378925323">
                <text:p>0.019337892532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195598602295">
                <text:p>0.019559860229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200741291046">
                <text:p>0.02007412910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193841457367">
                <text:p>0.019384145736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194361209869">
                <text:p>0.01943612098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201652050018">
                <text:p>0.020165205001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197939872742">
                <text:p>0.019793987274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199589729309">
                <text:p>0.019958972930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432629585266">
                <text:p>0.043262958526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424637794495">
                <text:p>0.042463779449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434219837189">
                <text:p>0.043421983718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425610542297">
                <text:p>0.042561054229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421159267426">
                <text:p>0.042115926742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407359600067">
                <text:p>0.04073596000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397551059723">
                <text:p>0.039755105972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429818630219">
                <text:p>0.042981863021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419890880585">
                <text:p>0.041989088058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432720184326">
                <text:p>0.043272018432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434169769287">
                <text:p>0.043416976928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431549549103">
                <text:p>0.043154954910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433070659637">
                <text:p>0.043307065963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411670207977">
                <text:p>0.041167020797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413529872894">
                <text:p>0.041352987289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243680477142">
                <text:p>0.024368047714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235161781311">
                <text:p>0.02351617813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243940353394">
                <text:p>0.024394035339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245959758759">
                <text:p>0.024595975875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24355173111">
                <text:p>0.02435517311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240299701691">
                <text:p>0.02402997016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243780612946">
                <text:p>0.02437806129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243871212006">
                <text:p>0.02438712120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239930152893">
                <text:p>0.023993015289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242149829865">
                <text:p>0.024214982986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24139881134">
                <text:p>0.02413988113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237441062927">
                <text:p>0.023744106292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244560241699">
                <text:p>0.024456024169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236549377441">
                <text:p>0.023654937744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239100456238">
                <text:p>0.023910045623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249488353729">
                <text:p>0.024948835372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246691703796">
                <text:p>0.02466917037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248651504517">
                <text:p>0.024865150451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245590209961">
                <text:p>0.024559020996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240969657898">
                <text:p>0.02409696578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243740081787">
                <text:p>0.02437400817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246231555939">
                <text:p>0.024623155593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447270870209">
                <text:p>0.044727087020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440630912781">
                <text:p>0.044063091278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235769748688">
                <text:p>0.023576974868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238499641418">
                <text:p>0.02384996414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216729640961">
                <text:p>0.021672964096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212330818176">
                <text:p>0.021233081817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215940475464">
                <text:p>0.021594047546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218420028687">
                <text:p>0.021842002868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214810371399">
                <text:p>0.021481037139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217278003693">
                <text:p>0.021727800369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216801166534">
                <text:p>0.021680116653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214760303497">
                <text:p>0.021476030349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205769538879">
                <text:p>0.020576953887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222151279449">
                <text:p>0.022215127944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214359760284">
                <text:p>0.021435976028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216100215912">
                <text:p>0.02161002159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223879814148">
                <text:p>0.022387981414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247941017151">
                <text:p>0.024794101715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272250175476">
                <text:p>0.027225017547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243690013885">
                <text:p>0.024369001388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250918865204">
                <text:p>0.025091886520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248649120331">
                <text:p>0.024864912033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2410197258">
                <text:p>0.0241019725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242459774017">
                <text:p>0.024245977401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253870487213">
                <text:p>0.02538704872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245521068573">
                <text:p>0.024552106857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214860439301">
                <text:p>0.021486043930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216610431671">
                <text:p>0.021661043167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224649906158">
                <text:p>0.022464990615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217490196228">
                <text:p>0.021749019622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21418094635">
                <text:p>0.02141809463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214169025421">
                <text:p>0.021416902542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220990180969">
                <text:p>0.02209901809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445320606232">
                <text:p>0.044532060623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437989234924">
                <text:p>0.04379892349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447509288788">
                <text:p>0.044750928878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440719127655">
                <text:p>0.044071912765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435359477997">
                <text:p>0.043535947799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446150302887">
                <text:p>0.044615030288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430159568787">
                <text:p>0.04301595687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438199043274">
                <text:p>0.043819904327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437018871307">
                <text:p>0.04370188713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444190502167">
                <text:p>0.04441905021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441000461578">
                <text:p>0.044100046157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435121059418">
                <text:p>0.043512105941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452919006348">
                <text:p>0.045291900634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435440540314">
                <text:p>0.043544054031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248029232025">
                <text:p>0.024802923202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471038818359">
                <text:p>0.047103881835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468800067902">
                <text:p>0.046880006790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47581911087">
                <text:p>0.04758191108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474309921265">
                <text:p>0.047430992126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479698181152">
                <text:p>0.047969818115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464148521423">
                <text:p>0.046414852142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225460529327">
                <text:p>0.022546052932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223431587219">
                <text:p>0.022343158721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224380493164">
                <text:p>0.022438049316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225110054016">
                <text:p>0.022511005401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235280990601">
                <text:p>0.023528099060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232100486755">
                <text:p>0.02321004867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251441001892">
                <text:p>0.025144100189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231618881226">
                <text:p>0.023161888122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228538513184">
                <text:p>0.02285385131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22716999054">
                <text:p>0.02271699905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229580402374">
                <text:p>0.022958040237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490260124207">
                <text:p>0.049026012420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486128330231">
                <text:p>0.048612833023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477929115295">
                <text:p>0.047792911529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474369525909">
                <text:p>0.047436952590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480070114136">
                <text:p>0.048007011413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486059188843">
                <text:p>0.048605918884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480580329895">
                <text:p>0.048058032989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478079319">
                <text:p>0.047807931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479331016541">
                <text:p>0.047933101654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484781265259">
                <text:p>0.048478126525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481290817261">
                <text:p>0.048129081726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49458026886">
                <text:p>0.04945802688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486559867859">
                <text:p>0.048655986785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480649471283">
                <text:p>0.048064947128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482630729675">
                <text:p>0.048263072967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48388004303">
                <text:p>0.04838800430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476529598236">
                <text:p>0.047652959823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507431030273">
                <text:p>0.050743103027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491230487823">
                <text:p>0.049123048782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493941307068">
                <text:p>0.049394130706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487320423126">
                <text:p>0.04873204231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496969223022">
                <text:p>0.049696922302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486891269684">
                <text:p>0.048689126968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490658283234">
                <text:p>0.049065828323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481109619141">
                <text:p>0.048110961914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497670173645">
                <text:p>0.049767017364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549929141998">
                <text:p>0.054992914199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520141124725">
                <text:p>0.052014112472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502610206604">
                <text:p>0.050261020660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51687002182">
                <text:p>0.05168700218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498509407043">
                <text:p>0.049850940704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500779151917">
                <text:p>0.050077915191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523099899292">
                <text:p>0.052309989929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506238937378">
                <text:p>0.050623893737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512118339539">
                <text:p>0.051211833953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517230033875">
                <text:p>0.051723003387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522470474243">
                <text:p>0.052247047424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53790807724">
                <text:p>0.05379080772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513119697571">
                <text:p>0.051311969757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523219108582">
                <text:p>0.052321910858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526900291443">
                <text:p>0.052690029144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524199008942">
                <text:p>0.052419900894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513038635254">
                <text:p>0.051303863525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509219169617">
                <text:p>0.050921916961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522677898407">
                <text:p>0.052267789840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244319438934">
                <text:p>0.02443194389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235939025879">
                <text:p>0.023593902587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234940052032">
                <text:p>0.023494005203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251169204712">
                <text:p>0.025116920471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239000320435">
                <text:p>0.023900032043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401730537415">
                <text:p>0.040173053741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319030284882">
                <text:p>0.031903028488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324060916901">
                <text:p>0.032406091690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242660045624">
                <text:p>0.024266004562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245501995087">
                <text:p>0.024550199508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248849391937">
                <text:p>0.024884939193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245871543884">
                <text:p>0.024587154388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238840579987">
                <text:p>0.023884057998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24689912796">
                <text:p>0.02468991279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246779918671">
                <text:p>0.024677991867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23962020874">
                <text:p>0.02396202087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241930484772">
                <text:p>0.024193048477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239939689636">
                <text:p>0.023993968963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244770050049">
                <text:p>0.024477005004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240859985352">
                <text:p>0.024085998535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24435043335">
                <text:p>0.02443504333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241529941559">
                <text:p>0.024152994155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24796962738">
                <text:p>0.02479696273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244920253754">
                <text:p>0.024492025375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245680809021">
                <text:p>0.024568080902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246078968048">
                <text:p>0.024607896804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240559577942">
                <text:p>0.024055957794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248501300812">
                <text:p>0.024850130081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238690376282">
                <text:p>0.023869037628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247101783752">
                <text:p>0.024710178375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237169265747">
                <text:p>0.023716926574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542500019073">
                <text:p>0.054250001907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542409420013">
                <text:p>0.054240942001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546760559082">
                <text:p>0.054676055908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545680522919">
                <text:p>0.054568052291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545740127563">
                <text:p>0.054574012756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554020404816">
                <text:p>0.055402040481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536551475525">
                <text:p>0.053655147552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579950809479">
                <text:p>0.057995080947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550689697266">
                <text:p>0.055068969726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547590255737">
                <text:p>0.054759025573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549681186676">
                <text:p>0.054968118667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54811000824">
                <text:p>0.05481100082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55027961731">
                <text:p>0.05502796173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542039871216">
                <text:p>0.054203987121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5641913414">
                <text:p>0.0564191341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559089183807">
                <text:p>0.055908918380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56715965271">
                <text:p>0.05671596527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559630393982">
                <text:p>0.05596303939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556261539459">
                <text:p>0.055626153945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547671318054">
                <text:p>0.054767131805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549910068512">
                <text:p>0.05499100685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549838542938">
                <text:p>0.054983854293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552229881287">
                <text:p>0.055222988128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564570426941">
                <text:p>0.056457042694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552339553833">
                <text:p>0.055233955383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561561584473">
                <text:p>0.056156158447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556199550629">
                <text:p>0.055619955062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554170608521">
                <text:p>0.055417060852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558068752289">
                <text:p>0.055806875228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547661781311">
                <text:p>0.054766178131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559921264648">
                <text:p>0.055992126464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554480552673">
                <text:p>0.055448055267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577349662781">
                <text:p>0.057734966278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556128025055">
                <text:p>0.055612802505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596330165863">
                <text:p>0.059633016586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592470169067">
                <text:p>0.059247016906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585050582886">
                <text:p>0.058505058288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406241416931">
                <text:p>0.040624141693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407040119171">
                <text:p>0.040704011917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406150817871">
                <text:p>0.040615081787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2783203125">
                <text:p>0.0278320312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286049842834">
                <text:p>0.028604984283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284750461578">
                <text:p>0.028475046157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281491279602">
                <text:p>0.028149127960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294048786163">
                <text:p>0.029404878616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285379886627">
                <text:p>0.028537988662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28599023819">
                <text:p>0.02859902381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282380580902">
                <text:p>0.028238058090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287370681763">
                <text:p>0.028737068176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291690826416">
                <text:p>0.029169082641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293810367584">
                <text:p>0.029381036758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289108753204">
                <text:p>0.028910875320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287938117981">
                <text:p>0.028793811798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291121006012">
                <text:p>0.029112100601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603830814362">
                <text:p>0.060383081436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293478965759">
                <text:p>0.029347896575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294528007507">
                <text:p>0.029452800750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289509296417">
                <text:p>0.028950929641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283029079437">
                <text:p>0.028302907943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294349193573">
                <text:p>0.029434919357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336389541626">
                <text:p>0.033638954162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297169685364">
                <text:p>0.029716968536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306639671326">
                <text:p>0.03066396713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300099849701">
                <text:p>0.030009984970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305681228638">
                <text:p>0.030568122863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299439430237">
                <text:p>0.029943943023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306160449982">
                <text:p>0.030616044998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295920372009">
                <text:p>0.029592037200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293779373169">
                <text:p>0.029377937316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296840667725">
                <text:p>0.029684066772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297617912292">
                <text:p>0.029761791229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298249721527">
                <text:p>0.029824972152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299789905548">
                <text:p>0.029978990554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301928520203">
                <text:p>0.030192852020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301558971405">
                <text:p>0.030155897140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300450325012">
                <text:p>0.030045032501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309240818024">
                <text:p>0.030924081802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305721759796">
                <text:p>0.030572175979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305550098419">
                <text:p>0.03055500984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305299758911">
                <text:p>0.030529975891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306279659271">
                <text:p>0.030627965927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30357837677">
                <text:p>0.03035783767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327210426331">
                <text:p>0.032721042633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320110321045">
                <text:p>0.032011032104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319979190826">
                <text:p>0.031997919082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319821834564">
                <text:p>0.031982183456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324091911316">
                <text:p>0.032409191131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319800376892">
                <text:p>0.031980037689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320010185242">
                <text:p>0.032001018524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329761505127">
                <text:p>0.032976150512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301759243011">
                <text:p>0.030175924301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293009281158">
                <text:p>0.029300928115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326890945435">
                <text:p>0.032689094543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305891036987">
                <text:p>0.030589103698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305230617523">
                <text:p>0.030523061752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311329364777">
                <text:p>0.031132936477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306620597839">
                <text:p>0.030662059783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299291610718">
                <text:p>0.02992916107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304820537567">
                <text:p>0.030482053756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283410549164">
                <text:p>0.028341054916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278770923615">
                <text:p>0.027877092361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293819904327">
                <text:p>0.029381990432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289940834045">
                <text:p>0.028994083404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310521125793">
                <text:p>0.031052112579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302131175995">
                <text:p>0.030213117599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317561626434">
                <text:p>0.031756162643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31229019165">
                <text:p>0.03122901916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306949615479">
                <text:p>0.030694961547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291390419006">
                <text:p>0.029139041900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303790569305">
                <text:p>0.030379056930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290770530701">
                <text:p>0.029077053070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298678874969">
                <text:p>0.029867887496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29098033905">
                <text:p>0.02909803390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29589176178">
                <text:p>0.02958917617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289340019226">
                <text:p>0.028934001922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295991897583">
                <text:p>0.029599189758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287339687347">
                <text:p>0.028733968734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290820598602">
                <text:p>0.029082059860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380730628967">
                <text:p>0.038073062896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383999347687">
                <text:p>0.038399934768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389828681946">
                <text:p>0.038982868194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395350456238">
                <text:p>0.039535045623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377249717712">
                <text:p>0.037724971771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387210845947">
                <text:p>0.038721084594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388920307159">
                <text:p>0.038892030715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389549732208">
                <text:p>0.038954973220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40009021759">
                <text:p>0.04000902175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385301113129">
                <text:p>0.038530111312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386350154877">
                <text:p>0.038635015487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396120548248">
                <text:p>0.039612054824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38614988327">
                <text:p>0.03861498832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385138988495">
                <text:p>0.038513898849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385630130768">
                <text:p>0.038563013076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382509231567">
                <text:p>0.038250923156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386569499969">
                <text:p>0.038656949996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381598472595">
                <text:p>0.03815984725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385038852692">
                <text:p>0.038503885269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394170284271">
                <text:p>0.039417028427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386321544647">
                <text:p>0.038632154464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397410392761">
                <text:p>0.039741039276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393569469452">
                <text:p>0.039356946945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406801700592">
                <text:p>0.040680170059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389108657837">
                <text:p>0.038910865783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390701293945">
                <text:p>0.039070129394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398080348969">
                <text:p>0.039808034896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390679836273">
                <text:p>0.039067983627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392270088196">
                <text:p>0.039227008819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395510196686">
                <text:p>0.039551019668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40137052536">
                <text:p>0.04013705253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406260490417">
                <text:p>0.040626049041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402858257294">
                <text:p>0.040285825729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3968501091">
                <text:p>0.039685010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396690368652">
                <text:p>0.039669036865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389368534088">
                <text:p>0.038936853408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396409034729">
                <text:p>0.039640903472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393888950348">
                <text:p>0.039388895034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395488739014">
                <text:p>0.039548873901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392560958862">
                <text:p>0.039256095886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389609336853">
                <text:p>0.038960933685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301320552826">
                <text:p>0.030132055282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473740100861">
                <text:p>0.047374010086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472748279572">
                <text:p>0.047274827957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468919277191">
                <text:p>0.046891927719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47021150589">
                <text:p>0.04702115058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474729537964">
                <text:p>0.047472953796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471940040588">
                <text:p>0.047194004058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474309921265">
                <text:p>0.047430992126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468969345093">
                <text:p>0.046896934509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473659038544">
                <text:p>0.047365903854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465610027313">
                <text:p>0.046561002731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472888946533">
                <text:p>0.047288894653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461609363556">
                <text:p>0.046160936355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492260456085">
                <text:p>0.049226045608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465679168701">
                <text:p>0.046567916870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482950210571">
                <text:p>0.048295021057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303809642792">
                <text:p>0.030380964279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30825138092">
                <text:p>0.03082513809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307068824768">
                <text:p>0.030706882476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30473947525">
                <text:p>0.03047394752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309991836548">
                <text:p>0.030999183654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345721244812">
                <text:p>0.034572124481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690059661865">
                <text:p>0.069005966186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684468746185">
                <text:p>0.068446874618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699610710144">
                <text:p>0.069961071014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693469047546">
                <text:p>0.069346904754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713419914246">
                <text:p>0.071341991424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694689750671">
                <text:p>0.069468975067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695271492004">
                <text:p>0.069527149200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686690807343">
                <text:p>0.068669080734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700218677521">
                <text:p>0.070021867752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703020095825">
                <text:p>0.070302009582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705668926239">
                <text:p>0.070566892623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718100070953">
                <text:p>0.071810007095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725908279419">
                <text:p>0.072590827941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692229270935">
                <text:p>0.069222927093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692720413208">
                <text:p>0.069272041320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698111057281">
                <text:p>0.069811105728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691049098969">
                <text:p>0.069104909896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706989765167">
                <text:p>0.070698976516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702199935913">
                <text:p>0.070219993591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704190731049">
                <text:p>0.070419073104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695300102234">
                <text:p>0.069530010223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702059268951">
                <text:p>0.070205926895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698750019073">
                <text:p>0.069875001907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320370197296">
                <text:p>0.032037019729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315449237823">
                <text:p>0.031544923782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332989692688">
                <text:p>0.033298969268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404169559479">
                <text:p>0.040416955947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319480895996">
                <text:p>0.031948089599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326509475708">
                <text:p>0.032650947570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346939563751">
                <text:p>0.034693956375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358030796051">
                <text:p>0.035803079605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344960689545">
                <text:p>0.034496068954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327579975128">
                <text:p>0.032757997512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330078601837">
                <text:p>0.033007860183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328769683838">
                <text:p>0.032876968383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321419239044">
                <text:p>0.032141923904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328738689423">
                <text:p>0.032873868942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328748226166">
                <text:p>0.032874822616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334229469299">
                <text:p>0.033422946929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326731204987">
                <text:p>0.032673120498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330739021301">
                <text:p>0.033073902130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332019329071">
                <text:p>0.033201932907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334479808807">
                <text:p>0.033447980880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321259498596">
                <text:p>0.032125949859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327520370483">
                <text:p>0.032752037048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33332824707">
                <text:p>0.03333282470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322909355164">
                <text:p>0.032290935516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332610607147">
                <text:p>0.033261060714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333280563354">
                <text:p>0.033328056335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332398414612">
                <text:p>0.033239841461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320518016815">
                <text:p>0.032051801681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331490039825">
                <text:p>0.033149003982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332839488983">
                <text:p>0.033283948898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331859588623">
                <text:p>0.033185958862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344560146332">
                <text:p>0.034456014633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352840423584">
                <text:p>0.035284042358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338649749756">
                <text:p>0.033864974975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341341495514">
                <text:p>0.034134149551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345890522003">
                <text:p>0.034589052200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345461368561">
                <text:p>0.034546136856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3355717659">
                <text:p>0.0335571765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396311283112">
                <text:p>0.039631128311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386011600494">
                <text:p>0.038601160049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382528305054">
                <text:p>0.038252830505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387971401215">
                <text:p>0.038797140121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388238430023">
                <text:p>0.038823843002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381970405579">
                <text:p>0.038197040557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779390335083">
                <text:p>0.077939033508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788731575012">
                <text:p>0.078873157501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793821811676">
                <text:p>0.079382181167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770699977875">
                <text:p>0.077069997787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773930549622">
                <text:p>0.077393054962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333850383759">
                <text:p>0.033385038375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320489406586">
                <text:p>0.032048940658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329909324646">
                <text:p>0.032990932464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33224105835">
                <text:p>0.03322410583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326030254364">
                <text:p>0.032603025436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341770648956">
                <text:p>0.034177064895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335879325867">
                <text:p>0.033587932586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329899787903">
                <text:p>0.032989978790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338470935822">
                <text:p>0.033847093582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333001613617">
                <text:p>0.033300161361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335500240326">
                <text:p>0.033550024032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331439971924">
                <text:p>0.033143997192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342509746552">
                <text:p>0.034250974655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337219238281">
                <text:p>0.033721923828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324339866638">
                <text:p>0.032433986663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337879657745">
                <text:p>0.033787965774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337278842926">
                <text:p>0.033727884292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339300632477">
                <text:p>0.033930063247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336859226227">
                <text:p>0.033685922622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335230827332">
                <text:p>0.033523082733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344631671906">
                <text:p>0.034463167190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338878631592">
                <text:p>0.033887863159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342299938202">
                <text:p>0.034229993820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340769290924">
                <text:p>0.034076929092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34775018692">
                <text:p>0.03477501869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350351333618">
                <text:p>0.035035133361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348339080811">
                <text:p>0.034833908081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340170860291">
                <text:p>0.034017086029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336639881134">
                <text:p>0.033663988113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343248844147">
                <text:p>0.034324884414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337650775909">
                <text:p>0.033765077590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794148445129">
                <text:p>0.079414844512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819120407104">
                <text:p>0.081912040710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785298347473">
                <text:p>0.078529834747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808210372925">
                <text:p>0.080821037292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807738304138">
                <text:p>0.080773830413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803368091583">
                <text:p>0.080336809158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808689594269">
                <text:p>0.080868959426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811779499054">
                <text:p>0.081177949905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795640945435">
                <text:p>0.079564094543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796890258789">
                <text:p>0.079689025878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800659656525">
                <text:p>0.080065965652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799050331116">
                <text:p>0.079905033111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806441307068">
                <text:p>0.080644130706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804688930511">
                <text:p>0.080468893051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81668138504">
                <text:p>0.08166813850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821490287781">
                <text:p>0.082149028778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818319320679">
                <text:p>0.081831932067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797691345215">
                <text:p>0.079769134521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794689655304">
                <text:p>0.079468965530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828380584717">
                <text:p>0.082838058471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850050449371">
                <text:p>0.085005044937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8434009552">
                <text:p>0.0843400955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828709602356">
                <text:p>0.082870960235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823719501495">
                <text:p>0.082371950149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819079875946">
                <text:p>0.081907987594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818431377411">
                <text:p>0.081843137741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844540596008">
                <text:p>0.084454059600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844941139221">
                <text:p>0.084494113922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866231918335">
                <text:p>0.086623191833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368959903717">
                <text:p>0.036895990371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382039546967">
                <text:p>0.03820395469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390450954437">
                <text:p>0.039045095443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361771583557">
                <text:p>0.036177158355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3630900383">
                <text:p>0.0363090038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358059406281">
                <text:p>0.035805940628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350058078766">
                <text:p>0.035005807876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367910861969">
                <text:p>0.036791086196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358369350433">
                <text:p>0.035836935043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359258651733">
                <text:p>0.035925865173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356497764587">
                <text:p>0.035649776458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363891124725">
                <text:p>0.036389112472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367519855499">
                <text:p>0.036751985549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358231067657">
                <text:p>0.035823106765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357990264893">
                <text:p>0.035799026489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362260341644">
                <text:p>0.036226034164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362560749054">
                <text:p>0.03625607490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357291698456">
                <text:p>0.035729169845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360820293427">
                <text:p>0.036082029342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354700088501">
                <text:p>0.035470008850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356900691986">
                <text:p>0.035690069198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36288022995">
                <text:p>0.03628802299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370099544525">
                <text:p>0.037009954452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352799892426">
                <text:p>0.035279989242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369951725006">
                <text:p>0.036995172500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35924911499">
                <text:p>0.03592491149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363140106201">
                <text:p>0.036314010620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368781089783">
                <text:p>0.036878108978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3639793396">
                <text:p>0.0363979339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35609960556">
                <text:p>0.03560996055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360479354858">
                <text:p>0.036047935485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356612205505">
                <text:p>0.035661220550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361471176147">
                <text:p>0.03614711761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365309715271">
                <text:p>0.036530971527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867481231689">
                <text:p>0.086748123168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362739562988">
                <text:p>0.036273956298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369398593903">
                <text:p>0.036939859390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373640060425">
                <text:p>0.037364006042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387859344482">
                <text:p>0.038785934448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397629737854">
                <text:p>0.039762973785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393960475922">
                <text:p>0.039396047592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395758152008">
                <text:p>0.039575815200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391049385071">
                <text:p>0.039104938507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38724899292">
                <text:p>0.03872489929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398790836334">
                <text:p>0.039879083633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392451286316">
                <text:p>0.039245128631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410079956055">
                <text:p>0.041007995605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395369529724">
                <text:p>0.03953695297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368299484253">
                <text:p>0.036829948425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378410816193">
                <text:p>0.037841081619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368440151215">
                <text:p>0.036844015121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380492210388">
                <text:p>0.038049221038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366621017456">
                <text:p>0.036662101745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368490219116">
                <text:p>0.036849021911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360980033875">
                <text:p>0.036098003387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366358757019">
                <text:p>0.036635875701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367951393127">
                <text:p>0.036795139312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370948314667">
                <text:p>0.037094831466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369369983673">
                <text:p>0.036936998367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377418994904">
                <text:p>0.03774189949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376441478729">
                <text:p>0.037644147872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365080833435">
                <text:p>0.036508083343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380880832672">
                <text:p>0.038088083267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367848873138">
                <text:p>0.036784887313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371630191803">
                <text:p>0.037163019180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379590988159">
                <text:p>0.037959098815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416769981384">
                <text:p>0.041676998138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412650108337">
                <text:p>0.041265010833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415010452271">
                <text:p>0.041501045227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419249534607">
                <text:p>0.041924953460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420110225677">
                <text:p>0.042011022567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411381721497">
                <text:p>0.041138172149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403370857239">
                <text:p>0.040337085723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39039850235">
                <text:p>0.03903985023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382840633392">
                <text:p>0.038284063339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435700416565">
                <text:p>0.043570041656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417459011078">
                <text:p>0.041745901107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428879261017">
                <text:p>0.042887926101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415232181549">
                <text:p>0.041523218154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398850440979">
                <text:p>0.039885044097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409128665924">
                <text:p>0.040912866592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402278900146">
                <text:p>0.040227890014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410151481628">
                <text:p>0.041015148162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414741039276">
                <text:p>0.041474103927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432579517365">
                <text:p>0.043257951736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393679141998">
                <text:p>0.039367914199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393350124359">
                <text:p>0.039335012435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39057970047">
                <text:p>0.03905797004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386419296265">
                <text:p>0.038641929626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396549701691">
                <text:p>0.039654970169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407130718231">
                <text:p>0.040713071823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410900115967">
                <text:p>0.041090011596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424809455872">
                <text:p>0.042480945587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42151927948">
                <text:p>0.04215192794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417981147766">
                <text:p>0.041798114776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42466878891">
                <text:p>0.04246687889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410101413727">
                <text:p>0.041010141372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446441173553">
                <text:p>0.044644117355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42955160141">
                <text:p>0.04295516014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436069965363">
                <text:p>0.043606996536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419659614563">
                <text:p>0.041965961456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428190231323">
                <text:p>0.042819023132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434439182281">
                <text:p>0.043443918228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422160625458">
                <text:p>0.042216062545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430541038513">
                <text:p>0.043054103851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425429344177">
                <text:p>0.042542934417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433149337769">
                <text:p>0.043314933776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435540676117">
                <text:p>0.043554067611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454828739166">
                <text:p>0.045482873916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433170795441">
                <text:p>0.043317079544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429248809814">
                <text:p>0.042924880981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435500144958">
                <text:p>0.043550014495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435829162598">
                <text:p>0.043582916259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44065952301">
                <text:p>0.04406595230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44548034668">
                <text:p>0.04454803466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43683052063">
                <text:p>0.04368305206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430560112">
                <text:p>0.043056011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445239543915">
                <text:p>0.044523954391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435631275177">
                <text:p>0.043563127517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441439151764">
                <text:p>0.044143915176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436129570007">
                <text:p>0.043612957000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449650287628">
                <text:p>0.044965028762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439469814301">
                <text:p>0.043946981430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435178279877">
                <text:p>0.043517827987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446071624756">
                <text:p>0.044607162475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445439815521">
                <text:p>0.044543981552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437021255493">
                <text:p>0.043702125549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430319309235">
                <text:p>0.043031930923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439260005951">
                <text:p>0.043926000595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461530685425">
                <text:p>0.046153068542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446779727936">
                <text:p>0.044677972793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430469512939">
                <text:p>0.043046951293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43203830719">
                <text:p>0.04320383071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446119308472">
                <text:p>0.044611930847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44468164444">
                <text:p>0.04446816444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444459915161">
                <text:p>0.044445991516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453870296478">
                <text:p>0.045387029647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440719127655">
                <text:p>0.044071912765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448570251465">
                <text:p>0.044857025146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449888706207">
                <text:p>0.044988870620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420460700989">
                <text:p>0.042046070098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41983127594">
                <text:p>0.04198312759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44322013855">
                <text:p>0.04432201385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434541702271">
                <text:p>0.043454170227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414900779724">
                <text:p>0.041490077972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442740917206">
                <text:p>0.044274091720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429699420929">
                <text:p>0.042969942092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435290336609">
                <text:p>0.043529033660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416619777679">
                <text:p>0.041661977767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419490337372">
                <text:p>0.041949033737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429208278656">
                <text:p>0.042920827865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42622089386">
                <text:p>0.04262208938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418510437012">
                <text:p>0.041851043701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433812141418">
                <text:p>0.043381214141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420479774475">
                <text:p>0.042047977447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420191287994">
                <text:p>0.042019128799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433418750763">
                <text:p>0.043341875076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431261062622">
                <text:p>0.043126106262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432870388031">
                <text:p>0.043287038803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429739952087">
                <text:p>0.042973995208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424821376801">
                <text:p>0.042482137680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435841083527">
                <text:p>0.043584108352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428760051727">
                <text:p>0.042876005172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427968502045">
                <text:p>0.042796850204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430669784546">
                <text:p>0.043066978454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424690246582">
                <text:p>0.042469024658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42986869812">
                <text:p>0.04298686981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473499298096">
                <text:p>0.047349929809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101786851883">
                <text:p>0.10178685188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100330114365">
                <text:p>0.10033011436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101258993149">
                <text:p>0.10125899314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10214805603">
                <text:p>0.1021480560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100249052048">
                <text:p>0.10024905204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999190807343">
                <text:p>0.099919080734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996339321136">
                <text:p>0.099633932113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140658855438">
                <text:p>0.14065885543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104233026505">
                <text:p>0.10423302650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101935148239">
                <text:p>0.10193514823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101672172546">
                <text:p>0.10167217254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100170850754">
                <text:p>0.10017085075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997009277344">
                <text:p>0.099700927734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102162122726">
                <text:p>0.10216212272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104614973068">
                <text:p>0.10461497306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103290081024">
                <text:p>0.10329008102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103308916092">
                <text:p>0.10330891609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103145837784">
                <text:p>0.10314583778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105179071426">
                <text:p>0.10517907142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103598833084">
                <text:p>0.10359883308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104775190353">
                <text:p>0.10477519035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104094982147">
                <text:p>0.10409498214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105453014374">
                <text:p>0.10545301437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104146003723">
                <text:p>0.10414600372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105000019073">
                <text:p>0.10500001907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107023954391">
                <text:p>0.10702395439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102838039398">
                <text:p>0.10283803939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606248378754">
                <text:p>0.060624837875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637998580933">
                <text:p>0.063799858093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622279644012">
                <text:p>0.062227964401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610039234161">
                <text:p>0.061003923416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613241195679">
                <text:p>0.061324119567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591650009155">
                <text:p>0.059165000915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59464931488">
                <text:p>0.05946493148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610129833221">
                <text:p>0.061012983322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614900588989">
                <text:p>0.061490058898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614628791809">
                <text:p>0.061462879180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596969127655">
                <text:p>0.059696912765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104943990707">
                <text:p>0.1049439907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10418510437">
                <text:p>0.1041851043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102744817734">
                <text:p>0.10274481773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104274988174">
                <text:p>0.10427498817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104738950729">
                <text:p>0.10473895072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104191064835">
                <text:p>0.10419106483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105911970139">
                <text:p>0.10591197013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103846073151">
                <text:p>0.10384607315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104768037796">
                <text:p>0.10476803779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108628988266">
                <text:p>0.10862898826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104686021805">
                <text:p>0.10468602180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105516910553">
                <text:p>0.10551691055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103842973709">
                <text:p>0.10384297370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107120990753">
                <text:p>0.10712099075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107088088989">
                <text:p>0.10708808898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106610774994">
                <text:p>0.10661077499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103422880173">
                <text:p>0.10342288017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104682922363">
                <text:p>0.10468292236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105368852615">
                <text:p>0.10536885261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474390983582">
                <text:p>0.047439098358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109592199326">
                <text:p>0.10959219932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110510110855">
                <text:p>0.11051011085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107763051987">
                <text:p>0.10776305198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109740972519">
                <text:p>0.10974097251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516669750214">
                <text:p>0.051666975021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512020587921">
                <text:p>0.051202058792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514061450958">
                <text:p>0.051406145095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511329174042">
                <text:p>0.051132917404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523998737335">
                <text:p>0.052399873733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528330802917">
                <text:p>0.052833080291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529930591583">
                <text:p>0.052993059158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520000457764">
                <text:p>0.052000045776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535359382629">
                <text:p>0.053535938262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505309104919">
                <text:p>0.050530910491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538029670715">
                <text:p>0.053802967071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518119335175">
                <text:p>0.051811933517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474870204926">
                <text:p>0.047487020492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467309951782">
                <text:p>0.046730995178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47868013382">
                <text:p>0.04786801338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464019775391">
                <text:p>0.046401977539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487020015717">
                <text:p>0.048702001571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464389324188">
                <text:p>0.046438932418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492398738861">
                <text:p>0.049239873886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487298965454">
                <text:p>0.048729896545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487008094788">
                <text:p>0.048700809478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478930473328">
                <text:p>0.047893047332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496990680695">
                <text:p>0.04969906806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483329296112">
                <text:p>0.048332929611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478079319">
                <text:p>0.047807931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477509498596">
                <text:p>0.047750949859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484001636505">
                <text:p>0.048400163650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477499961853">
                <text:p>0.047749996185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499038696289">
                <text:p>0.049903869628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473790168762">
                <text:p>0.047379016876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499289035797">
                <text:p>0.049928903579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485429763794">
                <text:p>0.048542976379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485410690308">
                <text:p>0.048541069030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476911067963">
                <text:p>0.047691106796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485010147095">
                <text:p>0.048501014709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480649471283">
                <text:p>0.048064947128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488939285278">
                <text:p>0.048893928527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492579936981">
                <text:p>0.049257993698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489211082458">
                <text:p>0.048921108245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481679439545">
                <text:p>0.048167943954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486648082733">
                <text:p>0.048664808273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483810901642">
                <text:p>0.048381090164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487730503082">
                <text:p>0.048773050308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493030548096">
                <text:p>0.049303054809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485229492188">
                <text:p>0.048522949218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483231544495">
                <text:p>0.048323154449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487949848175">
                <text:p>0.048794984817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501670837402">
                <text:p>0.050167083740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493688583374">
                <text:p>0.049368858337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486679077148">
                <text:p>0.048667907714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489010810852">
                <text:p>0.048901081085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494658946991">
                <text:p>0.049465894699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505349636078">
                <text:p>0.050534963607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484211444855">
                <text:p>0.048421144485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490860939026">
                <text:p>0.049086093902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501799583435">
                <text:p>0.050179958343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479009151459">
                <text:p>0.047900915145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492210388184">
                <text:p>0.049221038818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48572063446">
                <text:p>0.04857206344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669779777527">
                <text:p>0.066977977752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667948722839">
                <text:p>0.066794872283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654349327087">
                <text:p>0.065434932708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658450126648">
                <text:p>0.065845012664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658159255981">
                <text:p>0.065815925598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659019947052">
                <text:p>0.06590199470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664131641388">
                <text:p>0.066413164138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673778057098">
                <text:p>0.067377805709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483019351959">
                <text:p>0.048301935195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4842710495">
                <text:p>0.0484271049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480139255524">
                <text:p>0.048013925552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483591556549">
                <text:p>0.048359155654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483739376068">
                <text:p>0.048373937606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484011173248">
                <text:p>0.048401117324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48583984375">
                <text:p>0.04858398437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491058826447">
                <text:p>0.049105882644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479438304901">
                <text:p>0.047943830490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496819019318">
                <text:p>0.049681901931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495290756226">
                <text:p>0.049529075622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491921901703">
                <text:p>0.049192190170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497698783875">
                <text:p>0.049769878387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487411022186">
                <text:p>0.048741102218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489971637726">
                <text:p>0.048997163772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487101078033">
                <text:p>0.048710107803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491359233856">
                <text:p>0.049135923385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48761844635">
                <text:p>0.04876184463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536689758301">
                <text:p>0.053668975830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53083896637">
                <text:p>0.05308389663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494990348816">
                <text:p>0.049499034881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491859912872">
                <text:p>0.049185991287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473339557648">
                <text:p>0.047333955764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476877689362">
                <text:p>0.047687768936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492050647736">
                <text:p>0.049205064773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48033952713">
                <text:p>0.04803395271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491490364075">
                <text:p>0.049149036407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493030548096">
                <text:p>0.049303054809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487208366394">
                <text:p>0.048720836639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480380058289">
                <text:p>0.048038005828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485219955444">
                <text:p>0.048521995544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482039451599">
                <text:p>0.048203945159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492351055145">
                <text:p>0.049235105514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481660366058">
                <text:p>0.048166036605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500671863556">
                <text:p>0.050067186355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501720905304">
                <text:p>0.050172090530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120992183685">
                <text:p>0.12099218368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1223051548">
                <text:p>0.122305154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121335029602">
                <text:p>0.12133502960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122287988663">
                <text:p>0.12228798866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121834993362">
                <text:p>0.12183499336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123393058777">
                <text:p>0.12339305877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123135089874">
                <text:p>0.12313508987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123443126678">
                <text:p>0.12344312667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122514009476">
                <text:p>0.12251400947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125918149948">
                <text:p>0.12591814994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121729135513">
                <text:p>0.12172913551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123456001282">
                <text:p>0.12345600128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122161149979">
                <text:p>0.12216114997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123285055161">
                <text:p>0.12328505516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609810352325">
                <text:p>0.060981035232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604720115662">
                <text:p>0.060472011566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594120025635">
                <text:p>0.05941200256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590991973877">
                <text:p>0.059099197387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574851036072">
                <text:p>0.057485103607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663759708405">
                <text:p>0.066375970840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600390434265">
                <text:p>0.060039043426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50843000412">
                <text:p>0.05084300041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506269931793">
                <text:p>0.050626993179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506768226624">
                <text:p>0.050676822662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510849952698">
                <text:p>0.051084995269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509300231934">
                <text:p>0.050930023193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503451824188">
                <text:p>0.050345182418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508241653442">
                <text:p>0.050824165344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502378940582">
                <text:p>0.050237894058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508019924164">
                <text:p>0.050801992416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493710041046">
                <text:p>0.049371004104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495851039886">
                <text:p>0.049585103988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519871711731">
                <text:p>0.051987171173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499060153961">
                <text:p>0.049906015396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507438182831">
                <text:p>0.050743818283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501549243927">
                <text:p>0.050154924392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518319606781">
                <text:p>0.051831960678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497970581055">
                <text:p>0.049797058105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503849983215">
                <text:p>0.050384998321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501987934113">
                <text:p>0.050198793411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507850646973">
                <text:p>0.050785064697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542471408844">
                <text:p>0.054247140884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545568466187">
                <text:p>0.054556846618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513401031494">
                <text:p>0.051340103149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506310462952">
                <text:p>0.050631046295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520949363708">
                <text:p>0.052094936370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499789714813">
                <text:p>0.049978971481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514769554138">
                <text:p>0.051476955413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504128932953">
                <text:p>0.05041289329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501430034637">
                <text:p>0.050143003463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494620800018">
                <text:p>0.049462080001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521302223206">
                <text:p>0.052130222320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547089576721">
                <text:p>0.054708957672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542669296265">
                <text:p>0.054266929626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503849983215">
                <text:p>0.050384998321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535569190979">
                <text:p>0.053556919097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524771213531">
                <text:p>0.052477121353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530688762665">
                <text:p>0.053068876266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524678230286">
                <text:p>0.052467823028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538809299469">
                <text:p>0.053880929946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540790557861">
                <text:p>0.054079055786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540261268616">
                <text:p>0.054026126861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526158809662">
                <text:p>0.052615880966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537729263306">
                <text:p>0.053772926330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53594827652">
                <text:p>0.05359482765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538320541382">
                <text:p>0.053832054138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528960227966">
                <text:p>0.052896022796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52680015564">
                <text:p>0.05268001556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534610748291">
                <text:p>0.053461074829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531420707703">
                <text:p>0.053142070770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564789772034">
                <text:p>0.056478977203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537049770355">
                <text:p>0.053704977035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539212226868">
                <text:p>0.053921222686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540659427643">
                <text:p>0.054065942764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549869537354">
                <text:p>0.054986953735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542800426483">
                <text:p>0.054280042648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531768798828">
                <text:p>0.053176879882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540180206299">
                <text:p>0.054018020629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534589290619">
                <text:p>0.053458929061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555939674377">
                <text:p>0.055593967437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53946018219">
                <text:p>0.05394601821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563170909882">
                <text:p>0.056317090988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542898178101">
                <text:p>0.054289817810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872859954834">
                <text:p>0.087285995483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852229595184">
                <text:p>0.085222959518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861251354218">
                <text:p>0.086125135421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8762383461">
                <text:p>0.0876238346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860841274261">
                <text:p>0.086084127426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865399837494">
                <text:p>0.086539983749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856328010559">
                <text:p>0.085632801055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84627866745">
                <text:p>0.08462786674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858559608459">
                <text:p>0.085855960845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88054895401">
                <text:p>0.08805489540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863389968872">
                <text:p>0.086338996887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866761207581">
                <text:p>0.086676120758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87406873703">
                <text:p>0.08740687370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866289138794">
                <text:p>0.086628913879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865700244904">
                <text:p>0.086570024490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876839160919">
                <text:p>0.087683916091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872671604156">
                <text:p>0.087267160415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860359668732">
                <text:p>0.086035966873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854778289795">
                <text:p>0.085477828979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869960784912">
                <text:p>0.086996078491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903849601746">
                <text:p>0.090384960174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859351158142">
                <text:p>0.085935115814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875358581543">
                <text:p>0.087535858154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863020420074">
                <text:p>0.086302042007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863251686096">
                <text:p>0.086325168609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849430561066">
                <text:p>0.084943056106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884079933167">
                <text:p>0.088407993316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855181217194">
                <text:p>0.085518121719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8744597435">
                <text:p>0.0874459743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861489772797">
                <text:p>0.086148977279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861558914185">
                <text:p>0.086155891418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85597038269">
                <text:p>0.08559703826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875289440155">
                <text:p>0.087528944015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875899791718">
                <text:p>0.087589979171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872068405151">
                <text:p>0.087206840515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856170654297">
                <text:p>0.085617065429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870759487152">
                <text:p>0.087075948715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573060512543">
                <text:p>0.057306051254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58317899704">
                <text:p>0.05831789970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591239929199">
                <text:p>0.059123992919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592768192291">
                <text:p>0.059276819229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573780536652">
                <text:p>0.057378053665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60595035553">
                <text:p>0.06059503555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570409297943">
                <text:p>0.057040929794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570111274719">
                <text:p>0.057011127471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568940639496">
                <text:p>0.056894063949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591020584106">
                <text:p>0.059102058410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592129230499">
                <text:p>0.059212923049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571789741516">
                <text:p>0.057178974151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566778182983">
                <text:p>0.056677818298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583128929138">
                <text:p>0.058312892913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569069385529">
                <text:p>0.056906938552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579431056976">
                <text:p>0.057943105697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568768978119">
                <text:p>0.056876897811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572111606598">
                <text:p>0.057211160659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573828220367">
                <text:p>0.057382822036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577499866486">
                <text:p>0.057749986648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556540489197">
                <text:p>0.055654048919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567739009857">
                <text:p>0.056773900985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542480945587">
                <text:p>0.054248094558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558938980103">
                <text:p>0.055893898010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565650463104">
                <text:p>0.056565046310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561029911041">
                <text:p>0.056102991104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568208694458">
                <text:p>0.056820869445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565268993378">
                <text:p>0.056526899337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55349111557">
                <text:p>0.05534911155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573399066925">
                <text:p>0.057339906692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580821037292">
                <text:p>0.058082103729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588037967682">
                <text:p>0.058803796768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591869354248">
                <text:p>0.059186935424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560011863708">
                <text:p>0.056001186370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551149845123">
                <text:p>0.05511498451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558850765228">
                <text:p>0.055885076522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0566790103912">
                <text:p>0.056679010391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0664389133453">
                <text:p>0.066438913345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0649678707123">
                <text:p>0.064967870712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0645639896393">
                <text:p>0.064563989639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0641429424286">
                <text:p>0.064142942428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0639390945435">
                <text:p>0.063939094543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0639250278473">
                <text:p>0.063925027847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0641119480133">
                <text:p>0.064111948013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0661289691925">
                <text:p>0.066128969192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0646259784698">
                <text:p>0.064625978469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0642421245575">
                <text:p>0.064242124557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0639660358429">
                <text:p>0.063966035842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0652129650116">
                <text:p>0.065212965011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0654141902924">
                <text:p>0.065414190292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0671889781952">
                <text:p>0.067188978195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0679948329926">
                <text:p>0.067994832992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068806886673">
                <text:p>0.06880688667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0684909820557">
                <text:p>0.068490982055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0707881450653">
                <text:p>0.070788145065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0700719356537">
                <text:p>0.070071935653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0670289993286">
                <text:p>0.067028999328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0681610107422">
                <text:p>0.068161010742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0689330101013">
                <text:p>0.068933010101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0616619586945">
                <text:p>0.061661958694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0603468418121">
                <text:p>0.060346841812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0605430603027">
                <text:p>0.060543060302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0612030029297">
                <text:p>0.061203002929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0602869987488">
                <text:p>0.060286998748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061341047287">
                <text:p>0.06134104728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059562921524">
                <text:p>0.0595629215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0604000091553">
                <text:p>0.060400009155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0620589256287">
                <text:p>0.062058925628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0972101688385">
                <text:p>0.097210168838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0586469173431">
                <text:p>0.058646917343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0597069263458">
                <text:p>0.059706926345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058257818222">
                <text:p>0.05825781822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0589780807495">
                <text:p>0.058978080749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596890449524">
                <text:p>0.05968904495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586731433868">
                <text:p>0.058673143386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0612330436707">
                <text:p>0.061233043670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0595049858093">
                <text:p>0.059504985809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0589799880981">
                <text:p>0.058979988098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0590260028839">
                <text:p>0.059026002883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0591421127319">
                <text:p>0.059142112731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0591039657593">
                <text:p>0.059103965759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058963060379">
                <text:p>0.05896306037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059403181076">
                <text:p>0.05940318107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0623230934143">
                <text:p>0.062323093414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0654599666595">
                <text:p>0.065459966659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0675549507141">
                <text:p>0.067554950714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066917181015">
                <text:p>0.06691718101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0608971118927">
                <text:p>0.06089711189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0603420734406">
                <text:p>0.060342073440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0609629154205">
                <text:p>0.060962915420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0650689601898">
                <text:p>0.065068960189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0624489784241">
                <text:p>0.062448978424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0594420433044">
                <text:p>0.059442043304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0615849494934">
                <text:p>0.061584949493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0596339702606">
                <text:p>0.059633970260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0610499382019">
                <text:p>0.061049938201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0611200332642">
                <text:p>0.061120033264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0615031719208">
                <text:p>0.061503171920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0606889724731">
                <text:p>0.060688972473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0618770122528">
                <text:p>0.061877012252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0615150928497">
                <text:p>0.061515092849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0620758533478">
                <text:p>0.062075853347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0607268810272">
                <text:p>0.060726881027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0616319179535">
                <text:p>0.061631917953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0589189529419">
                <text:p>0.058918952941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0594890117645">
                <text:p>0.059489011764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059543132782">
                <text:p>0.05954313278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0603659152985">
                <text:p>0.060365915298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0601890087128">
                <text:p>0.060189008712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0586462020874">
                <text:p>0.058646202087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0617921352386">
                <text:p>0.061792135238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0595090389252">
                <text:p>0.059509038925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060250043869">
                <text:p>0.06025004386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0597970485687">
                <text:p>0.059797048568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0592150688171">
                <text:p>0.059215068817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0602791309357">
                <text:p>0.060279130935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0618190765381">
                <text:p>0.0618190765381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0614829063416">
                <text:p>0.061482906341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0612630844116">
                <text:p>0.061263084411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0616929531097">
                <text:p>0.061692953109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0600609779358">
                <text:p>0.060060977935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0593991279602">
                <text:p>0.059399127960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0762660503387">
                <text:p>0.076266050338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0764029026031">
                <text:p>0.076402902603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0748810768127">
                <text:p>0.074881076812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0747871398926">
                <text:p>0.0747871398926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06139087677">
                <text:p>0.0613908767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0609829425812">
                <text:p>0.060982942581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0616290569305">
                <text:p>0.061629056930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0622642040253">
                <text:p>0.062264204025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0609138011932">
                <text:p>0.060913801193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06676197052">
                <text:p>0.0667619705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0660529136658">
                <text:p>0.066052913665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0617120265961">
                <text:p>0.061712026596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0611529350281">
                <text:p>0.061152935028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0624239444733">
                <text:p>0.062423944473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0613429546356">
                <text:p>0.061342954635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0626819133759">
                <text:p>0.062681913375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0640950202942">
                <text:p>0.064095020294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0642700195312">
                <text:p>0.064270019531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0632209777832">
                <text:p>0.063220977783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0642590522766">
                <text:p>0.064259052276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062343120575">
                <text:p>0.06234312057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0611610412598">
                <text:p>0.061161041259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0615570545197">
                <text:p>0.061557054519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0607290267944">
                <text:p>0.060729026794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0605099201202">
                <text:p>0.060509920120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0631098747253">
                <text:p>0.063109874725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062775850296">
                <text:p>0.06277585029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0616819858551">
                <text:p>0.061681985855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061231136322">
                <text:p>0.06123113632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0612730979919">
                <text:p>0.061273097991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0611851215363">
                <text:p>0.061185121536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0670909881592">
                <text:p>0.067090988159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066878080368">
                <text:p>0.06687808036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0631759166718">
                <text:p>0.063175916671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0615589618683">
                <text:p>0.061558961868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0611650943756">
                <text:p>0.061165094375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0619020462036">
                <text:p>0.061902046203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0629229545593">
                <text:p>0.062922954559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0639328956604">
                <text:p>0.063932895660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0633149147034">
                <text:p>0.063314914703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0627419948578">
                <text:p>0.062741994857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0646469593048">
                <text:p>0.064646959304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0658268928528">
                <text:p>0.065826892852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0645492076874">
                <text:p>0.064549207687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0627069473267">
                <text:p>0.0627069473267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0633091926575">
                <text:p>0.063309192657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0630180835724">
                <text:p>0.063018083572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0640668869019">
                <text:p>0.064066886901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0924770832062">
                <text:p>0.092477083206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064169883728">
                <text:p>0.06416988372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0636689662933">
                <text:p>0.063668966293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0627779960632">
                <text:p>0.062777996063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0626759529114">
                <text:p>0.062675952911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0623080730438">
                <text:p>0.062308073043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0620379447937">
                <text:p>0.062037944793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0631601810455">
                <text:p>0.063160181045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0643608570099">
                <text:p>0.064360857009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0643639564514">
                <text:p>0.064363956451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0643148422241">
                <text:p>0.064314842224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0652811527252">
                <text:p>0.065281152725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0649240016937">
                <text:p>0.064924001693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0635809898376">
                <text:p>0.063580989837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0631778240204">
                <text:p>0.063177824020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0630011558533">
                <text:p>0.0630011558533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0637848377228">
                <text:p>0.063784837722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0642898082733">
                <text:p>0.064289808273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062922000885">
                <text:p>0.06292200088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0638930797577">
                <text:p>0.063893079757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0635778903961">
                <text:p>0.063577890396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0642349720001">
                <text:p>0.064234972000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0633130073547">
                <text:p>0.063313007354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0632197856903">
                <text:p>0.0632197856903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0651218891144">
                <text:p>0.065121889114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109142065048">
                <text:p>0.10914206504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10910987854">
                <text:p>0.1091098785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105268001556">
                <text:p>0.105268001556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105820894241">
                <text:p>0.10582089424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107152938843">
                <text:p>0.10715293884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108259916306">
                <text:p>0.10825991630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108722925186">
                <text:p>0.10872292518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106997013092">
                <text:p>0.10699701309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107955217361">
                <text:p>0.10795521736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108018875122">
                <text:p>0.10801887512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107311964035">
                <text:p>0.10731196403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0644381046295">
                <text:p>0.064438104629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0641179084778">
                <text:p>0.064117908477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0659229755402">
                <text:p>0.065922975540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0686240196228">
                <text:p>0.068624019622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0659141540527">
                <text:p>0.065914154052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0637187957764">
                <text:p>0.063718795776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06507396698">
                <text:p>0.0650739669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0650198459625">
                <text:p>0.065019845962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0645949840546">
                <text:p>0.064594984054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0641961097717">
                <text:p>0.064196109771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0647490024567">
                <text:p>0.064749002456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065750837326">
                <text:p>0.06575083732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0669758319855">
                <text:p>0.066975831985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0669231414795">
                <text:p>0.066923141479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0659000873566">
                <text:p>0.065900087356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0656430721283">
                <text:p>0.065643072128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0661199092865">
                <text:p>0.066119909286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0649359226227">
                <text:p>0.064935922622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066880941391">
                <text:p>0.06688094139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0683372020721">
                <text:p>0.0683372020721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0678639411926">
                <text:p>0.067863941192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0672061443329">
                <text:p>0.067206144332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0663180351257">
                <text:p>0.0663180351257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0669341087341">
                <text:p>0.066934108734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066577911377">
                <text:p>0.06657791137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0669951438904">
                <text:p>0.066995143890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0684759616852">
                <text:p>0.068475961685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0676770210266">
                <text:p>0.067677021026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0677371025085">
                <text:p>0.067737102508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0697050094604">
                <text:p>0.069705009460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0687410831451">
                <text:p>0.068741083145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0667181015015">
                <text:p>0.066718101501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067459821701">
                <text:p>0.06745982170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0703339576721">
                <text:p>0.0703339576721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068391084671">
                <text:p>0.06839108467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069314956665">
                <text:p>0.06931495666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074728012085">
                <text:p>0.07472801208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0689849853516">
                <text:p>0.06898498535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0724861621857">
                <text:p>0.072486162185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0665638446808">
                <text:p>0.06656384468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0676999092102">
                <text:p>0.067699909210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0696499347687">
                <text:p>0.069649934768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0683789253235">
                <text:p>0.068378925323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0674588680267">
                <text:p>0.067458868026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068207025528">
                <text:p>0.06820702552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0670049190521">
                <text:p>0.067004919052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0671489238739">
                <text:p>0.067148923873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0681788921356">
                <text:p>0.068178892135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067773103714">
                <text:p>0.06777310371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0679769515991">
                <text:p>0.067976951599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0670001506805">
                <text:p>0.067000150680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0677678585052">
                <text:p>0.067767858505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0682170391083">
                <text:p>0.068217039108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0667369365692">
                <text:p>0.066736936569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0673859119415">
                <text:p>0.067385911941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0686900615692">
                <text:p>0.068690061569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0672791004181">
                <text:p>0.067279100418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0688409805298">
                <text:p>0.068840980529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0678069591522">
                <text:p>0.067806959152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0686061382294">
                <text:p>0.068606138229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0689480304718">
                <text:p>0.0689480304718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0677947998047">
                <text:p>0.0677947998047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0701458454132">
                <text:p>0.07014584541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0703499317169">
                <text:p>0.070349931716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0694451332092">
                <text:p>0.069445133209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0686421394348">
                <text:p>0.068642139434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179951906204">
                <text:p>0.17995190620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180699110031">
                <text:p>0.18069911003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180860996246">
                <text:p>0.180860996246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0677170753479">
                <text:p>0.067717075347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0675239562988">
                <text:p>0.067523956298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0676789283752">
                <text:p>0.067678928375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0689830780029">
                <text:p>0.0689830780029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0674519538879">
                <text:p>0.067451953887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067764043808">
                <text:p>0.067764043808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0711960792542">
                <text:p>0.071196079254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0679790973663">
                <text:p>0.067979097366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098935842514">
                <text:p>0.09893584251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0976929664612">
                <text:p>0.097692966461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100136041641">
                <text:p>0.100136041641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0992958545685">
                <text:p>0.099295854568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0981879234314">
                <text:p>0.098187923431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0988619327545">
                <text:p>0.098861932754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0995769500732">
                <text:p>0.099576950073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0995268821716">
                <text:p>0.099526882171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0987508296967">
                <text:p>0.098750829696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0988571643829">
                <text:p>0.09885716438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103235006332">
                <text:p>0.10323500633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0984501838684">
                <text:p>0.098450183868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102444887161">
                <text:p>0.10244488716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0998959541321">
                <text:p>0.099895954132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100553035736">
                <text:p>0.100553035736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0980958938599">
                <text:p>0.098095893859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0706510543823">
                <text:p>0.070651054382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0714399814606">
                <text:p>0.071439981460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0687959194183">
                <text:p>0.0687959194183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0721788406372">
                <text:p>0.072178840637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0699150562286">
                <text:p>0.069915056228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070289850235">
                <text:p>0.07028985023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0708100795746">
                <text:p>0.070810079574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0700759887695">
                <text:p>0.070075988769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0712630748749">
                <text:p>0.071263074874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0705289840698">
                <text:p>0.070528984069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0711588859558">
                <text:p>0.071158885955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184602022171">
                <text:p>0.18460202217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183431148529">
                <text:p>0.18343114852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184554815292">
                <text:p>0.18455481529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185034990311">
                <text:p>0.18503499031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18425488472">
                <text:p>0.1842548847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183218002319">
                <text:p>0.18321800231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183666944504">
                <text:p>0.18366694450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182259082794">
                <text:p>0.18225908279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18221783638">
                <text:p>0.1822178363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181421041489">
                <text:p>0.181421041489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189954996109">
                <text:p>0.18995499610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18542098999">
                <text:p>0.1854209899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185324192047">
                <text:p>0.18532419204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186397075653">
                <text:p>0.18639707565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183387041092">
                <text:p>0.18338704109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184807062149">
                <text:p>0.18480706214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186960935593">
                <text:p>0.18696093559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182038068771">
                <text:p>0.18203806877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184373140335">
                <text:p>0.18437314033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18647313118">
                <text:p>0.1864731311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186722993851">
                <text:p>0.18672299385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184174060822">
                <text:p>0.184174060822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184630870819">
                <text:p>0.184630870819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18487906456">
                <text:p>0.1848790645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183254957199">
                <text:p>0.18325495719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181435108185">
                <text:p>0.18143510818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185302972794">
                <text:p>0.18530297279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18550992012">
                <text:p>0.1855099201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184564113617">
                <text:p>0.18456411361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184478998184">
                <text:p>0.184478998184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183954000473">
                <text:p>0.18395400047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18577003479">
                <text:p>0.18577003479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085214138031">
                <text:p>0.08521413803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0849981307983">
                <text:p>0.084998130798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0735611915588">
                <text:p>0.073561191558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0718548297882">
                <text:p>0.071854829788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0739409923553">
                <text:p>0.073940992355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0728070735931">
                <text:p>0.072807073593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0726249217987">
                <text:p>0.0726249217987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071897983551">
                <text:p>0.0718979835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0745100975037">
                <text:p>0.0745100975037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0746629238129">
                <text:p>0.074662923812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0731179714203">
                <text:p>0.0731179714203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0734069347382">
                <text:p>0.073406934738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075187921524">
                <text:p>0.075187921524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0728530883789">
                <text:p>0.0728530883789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0749249458313">
                <text:p>0.074924945831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0750448703766">
                <text:p>0.075044870376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0743570327759">
                <text:p>0.0743570327759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075651884079">
                <text:p>0.07565188407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0774178504944">
                <text:p>0.077417850494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0744781494141">
                <text:p>0.074478149414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073215007782">
                <text:p>0.07321500778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0754561424255">
                <text:p>0.075456142425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074147939682">
                <text:p>0.07414793968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0744149684906">
                <text:p>0.074414968490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0736398696899">
                <text:p>0.073639869689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0758581161499">
                <text:p>0.075858116149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0751750469208">
                <text:p>0.075175046920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0758168697357">
                <text:p>0.075816869735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0748059749603">
                <text:p>0.074805974960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0740518569946">
                <text:p>0.074051856994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0738680362701">
                <text:p>0.073868036270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0734961032867">
                <text:p>0.073496103286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0762529373169">
                <text:p>0.076252937316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0781409740448">
                <text:p>0.078140974044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0753400325775">
                <text:p>0.075340032577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0737998485565">
                <text:p>0.073799848556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0770938396454">
                <text:p>0.077093839645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0751709938049">
                <text:p>0.075170993804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0755789279938">
                <text:p>0.0755789279938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075973033905">
                <text:p>0.07597303390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0762250423431">
                <text:p>0.076225042343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0767002105713">
                <text:p>0.076700210571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0745658874512">
                <text:p>0.074565887451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0744168758392">
                <text:p>0.074416875839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0754520893097">
                <text:p>0.0754520893097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0775790214539">
                <text:p>0.077579021453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0744371414185">
                <text:p>0.074437141418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0756549835205">
                <text:p>0.075654983520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0755598545074">
                <text:p>0.0755598545074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0767738819122">
                <text:p>0.076773881912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075569152832">
                <text:p>0.07556915283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0749320983887">
                <text:p>0.0749320983887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0770390033722">
                <text:p>0.077039003372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194082021713">
                <text:p>0.194082021713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105857133865">
                <text:p>0.10585713386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106341123581">
                <text:p>0.10634112358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108237981796">
                <text:p>0.10823798179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105787992477">
                <text:p>0.10578799247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106805086136">
                <text:p>0.10680508613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112763881683">
                <text:p>0.11276388168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111294031143">
                <text:p>0.11129403114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108252048492">
                <text:p>0.10825204849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108434915543">
                <text:p>0.10843491554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106903791428">
                <text:p>0.10690379142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107142210007">
                <text:p>0.10714221000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108515024185">
                <text:p>0.10851502418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108879804611">
                <text:p>0.10887980461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107414007187">
                <text:p>0.107414007187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106034040451">
                <text:p>0.10603404045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10675907135">
                <text:p>0.1067590713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109497070312">
                <text:p>0.10949707031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108155012131">
                <text:p>0.10815501213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108187913895">
                <text:p>0.10818791389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107746839523">
                <text:p>0.107746839523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109910011292">
                <text:p>0.10991001129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10732793808">
                <text:p>0.1073279380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108279943466">
                <text:p>0.10827994346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111075162888">
                <text:p>0.11107516288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107667922974">
                <text:p>0.107667922974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111921072006">
                <text:p>0.11192107200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10941696167">
                <text:p>0.1094169616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107388973236">
                <text:p>0.107388973236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107908964157">
                <text:p>0.10790896415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111274003983">
                <text:p>0.111274003983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107769012451">
                <text:p>0.10776901245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107215166092">
                <text:p>0.10721516609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106961965561">
                <text:p>0.10696196556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107311010361">
                <text:p>0.10731101036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111222982407">
                <text:p>0.111222982407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110249996185">
                <text:p>0.11024999618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108258008957">
                <text:p>0.108258008957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107542037964">
                <text:p>0.10754203796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108693122864">
                <text:p>0.10869312286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110809087753">
                <text:p>0.11080908775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0796120166779">
                <text:p>0.0796120166779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0807659626007">
                <text:p>0.0807659626007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0797390937805">
                <text:p>0.079739093780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0799698829651">
                <text:p>0.079969882965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0811829566956">
                <text:p>0.081182956695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0814380645752">
                <text:p>0.081438064575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0820250511169">
                <text:p>0.0820250511169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0822908878326">
                <text:p>0.0822908878326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080806016922">
                <text:p>0.08080601692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07941198349">
                <text:p>0.07941198349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0803120136261">
                <text:p>0.080312013626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0794761180878">
                <text:p>0.0794761180878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0781149864197">
                <text:p>0.0781149864197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0793440341949">
                <text:p>0.0793440341949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0823159217834">
                <text:p>0.082315921783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0833530426025">
                <text:p>0.083353042602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0790159702301">
                <text:p>0.079015970230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0810079574585">
                <text:p>0.081007957458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0793738365173">
                <text:p>0.0793738365173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0802481174469">
                <text:p>0.080248117446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0803499221802">
                <text:p>0.080349922180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0781280994415">
                <text:p>0.078128099441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0800788402557">
                <text:p>0.080078840255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082535982132">
                <text:p>0.08253598213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079409122467">
                <text:p>0.07940912246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0792920589447">
                <text:p>0.0792920589447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0791800022125">
                <text:p>0.079180002212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0786290168762">
                <text:p>0.078629016876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0797049999237">
                <text:p>0.0797049999237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0815391540527">
                <text:p>0.081539154052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0811479091644">
                <text:p>0.0811479091644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080066204071">
                <text:p>0.080066204071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0802199840546">
                <text:p>0.0802199840546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0824270248413">
                <text:p>0.0824270248413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0821590423584">
                <text:p>0.082159042358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0860140323639">
                <text:p>0.086014032363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0779740810394">
                <text:p>0.0779740810394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0793719291687">
                <text:p>0.0793719291687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0782670974731">
                <text:p>0.078267097473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0782260894775">
                <text:p>0.078226089477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079047203064">
                <text:p>0.07904720306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0788099765778">
                <text:p>0.0788099765778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0810589790344">
                <text:p>0.081058979034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0789940357208">
                <text:p>0.0789940357208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0821850299835">
                <text:p>0.082185029983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0801270008087">
                <text:p>0.0801270008087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0811750888824">
                <text:p>0.081175088882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0796499252319">
                <text:p>0.0796499252319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0823509693146">
                <text:p>0.082350969314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0817518234253">
                <text:p>0.081751823425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0821018218994">
                <text:p>0.0821018218994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0814638137817">
                <text:p>0.081463813781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0836310386658">
                <text:p>0.0836310386658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0798940658569">
                <text:p>0.079894065856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0807099342346">
                <text:p>0.0807099342346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0799129009247">
                <text:p>0.0799129009247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0805780887604">
                <text:p>0.0805780887604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0808100700378">
                <text:p>0.080810070037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0812079906464">
                <text:p>0.081207990646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0834619998932">
                <text:p>0.083461999893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0855159759521">
                <text:p>0.0855159759521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0819399356842">
                <text:p>0.0819399356842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0819489955902">
                <text:p>0.081948995590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0815181732178">
                <text:p>0.081518173217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0818819999695">
                <text:p>0.081881999969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0819320678711">
                <text:p>0.081932067871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082545042038">
                <text:p>0.082545042038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0811049938202">
                <text:p>0.081104993820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0803940296173">
                <text:p>0.080394029617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0808479785919">
                <text:p>0.080847978591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0806200504303">
                <text:p>0.080620050430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0797309875488">
                <text:p>0.0797309875488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0801219940186">
                <text:p>0.080121994018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0797080993652">
                <text:p>0.079708099365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0813841819763">
                <text:p>0.0813841819763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0832619667053">
                <text:p>0.083261966705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0809328556061">
                <text:p>0.0809328556061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0807280540466">
                <text:p>0.080728054046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214714050293">
                <text:p>0.214714050293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218837022781">
                <text:p>0.21883702278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214297056198">
                <text:p>0.21429705619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21275305748">
                <text:p>0.2127530574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212177991867">
                <text:p>0.212177991867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213979005814">
                <text:p>0.21397900581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212614059448">
                <text:p>0.212614059448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214905023575">
                <text:p>0.21490502357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213428020477">
                <text:p>0.213428020477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21549987793">
                <text:p>0.21549987793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217055082321">
                <text:p>0.21705508232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215648889542">
                <text:p>0.21564888954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215264797211">
                <text:p>0.21526479721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212431907654">
                <text:p>0.21243190765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21439409256">
                <text:p>0.2143940925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214995861053">
                <text:p>0.214995861053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21489906311">
                <text:p>0.2148990631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215850830078">
                <text:p>0.21585083007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214408874512">
                <text:p>0.21440887451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218864917755">
                <text:p>0.21886491775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21745800972">
                <text:p>0.2174580097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219177961349">
                <text:p>0.21917796134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21152806282">
                <text:p>0.2115280628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217055082321">
                <text:p>0.21705508232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215227127075">
                <text:p>0.21522712707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214582204819">
                <text:p>0.21458220481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214729070663">
                <text:p>0.21472907066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217288970947">
                <text:p>0.21728897094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217808961868">
                <text:p>0.21780896186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217519044876">
                <text:p>0.217519044876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219669103622">
                <text:p>0.21966910362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216288805008">
                <text:p>0.216288805008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0827460289001">
                <text:p>0.082746028900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0847940444946">
                <text:p>0.0847940444946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0854949951172">
                <text:p>0.085494995117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0839409828186">
                <text:p>0.083940982818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0854058265686">
                <text:p>0.085405826568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0840640068054">
                <text:p>0.0840640068054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084851026535">
                <text:p>0.08485102653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0839319229126">
                <text:p>0.0839319229126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0848760604858">
                <text:p>0.0848760604858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0838458538055">
                <text:p>0.083845853805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0834538936615">
                <text:p>0.0834538936615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0842680931091">
                <text:p>0.084268093109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0832858085632">
                <text:p>0.0832858085632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0828189849854">
                <text:p>0.0828189849854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0871498584747">
                <text:p>0.0871498584747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0845520496368">
                <text:p>0.084552049636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0853500366211">
                <text:p>0.085350036621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0844130516052">
                <text:p>0.084413051605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0851058959961">
                <text:p>0.085105895996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0875709056854">
                <text:p>0.0875709056854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0890080928802">
                <text:p>0.089008092880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0864579677582">
                <text:p>0.086457967758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0844428539276">
                <text:p>0.084442853927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0842628479004">
                <text:p>0.084262847900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0840830802917">
                <text:p>0.084083080291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0853571891785">
                <text:p>0.0853571891785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0846421718597">
                <text:p>0.084642171859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0868458747864">
                <text:p>0.086845874786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0892460346222">
                <text:p>0.089246034622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0857670307159">
                <text:p>0.085767030715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0856971740723">
                <text:p>0.085697174072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086226940155">
                <text:p>0.086226940155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0855131149292">
                <text:p>0.085513114929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0860829353333">
                <text:p>0.086082935333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0872890949249">
                <text:p>0.087289094924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0864350795746">
                <text:p>0.086435079574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0855989456177">
                <text:p>0.0855989456177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0877361297607">
                <text:p>0.087736129760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0868580341339">
                <text:p>0.0868580341339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0877950191498">
                <text:p>0.087795019149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0865609645844">
                <text:p>0.0865609645844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0870718955994">
                <text:p>0.087071895599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0861849784851">
                <text:p>0.08618497848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0864539146423">
                <text:p>0.0864539146423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0853109359741">
                <text:p>0.0853109359741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0860979557037">
                <text:p>0.0860979557037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0851819515228">
                <text:p>0.0851819515228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0852699279785">
                <text:p>0.085269927978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0883240699768">
                <text:p>0.0883240699768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0863528251648">
                <text:p>0.0863528251648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0872528553009">
                <text:p>0.087252855300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0894229412079">
                <text:p>0.089422941207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089460849762">
                <text:p>0.08946084976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0892190933228">
                <text:p>0.089219093322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0919599533081">
                <text:p>0.091959953308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090922832489">
                <text:p>0.09092283248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0872678756714">
                <text:p>0.087267875671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0863008499146">
                <text:p>0.0863008499146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086786031723">
                <text:p>0.086786031723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0864131450653">
                <text:p>0.0864131450653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0893700122833">
                <text:p>0.089370012283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0865211486816">
                <text:p>0.0865211486816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0898649692535">
                <text:p>0.0898649692535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0869328975677">
                <text:p>0.086932897567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0865211486816">
                <text:p>0.0865211486816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0884029865265">
                <text:p>0.088402986526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0868117809296">
                <text:p>0.0868117809296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0872349739075">
                <text:p>0.087234973907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0871510505676">
                <text:p>0.0871510505676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0896379947662">
                <text:p>0.089637994766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0869309902191">
                <text:p>0.0869309902191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0926320552826">
                <text:p>0.092632055282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235644817352">
                <text:p>0.23564481735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238029956818">
                <text:p>0.238029956818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234874010086">
                <text:p>0.23487401008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232908010483">
                <text:p>0.232908010483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.23740696907">
                <text:p>0.23740696907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234880924225">
                <text:p>0.234880924225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235243082047">
                <text:p>0.23524308204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231594085693">
                <text:p>0.231594085693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233327865601">
                <text:p>0.233327865601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233383893967">
                <text:p>0.233383893967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23260307312">
                <text:p>0.2326030731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241784095764">
                <text:p>0.241784095764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245787858963">
                <text:p>0.245787858963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25377202034">
                <text:p>0.25377202034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253087043762">
                <text:p>0.25308704376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272540807724">
                <text:p>0.272540807724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278403997421">
                <text:p>0.278403997421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268400192261">
                <text:p>0.26840019226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240170955658">
                <text:p>0.24017095565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234262943268">
                <text:p>0.234262943268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235054969788">
                <text:p>0.23505496978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2358481884">
                <text:p>0.235848188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238384962082">
                <text:p>0.23838496208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238656044006">
                <text:p>0.238656044006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237634181976">
                <text:p>0.237634181976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237191915512">
                <text:p>0.23719191551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237607002258">
                <text:p>0.23760700225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234194040298">
                <text:p>0.234194040298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237959861755">
                <text:p>0.237959861755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244282007217">
                <text:p>0.244282007217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234107971191">
                <text:p>0.23410797119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236394882202">
                <text:p>0.23639488220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234256029129">
                <text:p>0.234256029129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237320184708">
                <text:p>0.237320184708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235860824585">
                <text:p>0.23586082458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235303163528">
                <text:p>0.23530316352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238658905029">
                <text:p>0.23865890502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113067865372">
                <text:p>0.11306786537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111032962799">
                <text:p>0.111032962799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110491991043">
                <text:p>0.11049199104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111078977585">
                <text:p>0.11107897758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112621068954">
                <text:p>0.11262106895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110418081284">
                <text:p>0.110418081284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110527038574">
                <text:p>0.11052703857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112765789032">
                <text:p>0.11276578903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111496210098">
                <text:p>0.11149621009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113312005997">
                <text:p>0.113312005997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112396001816">
                <text:p>0.11239600181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111740112305">
                <text:p>0.11174011230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154735088348">
                <text:p>0.15473508834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157473087311">
                <text:p>0.15747308731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155323982239">
                <text:p>0.155323982239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156874895096">
                <text:p>0.156874895096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156820058823">
                <text:p>0.156820058823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201526880264">
                <text:p>0.201526880264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155156850815">
                <text:p>0.15515685081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15623497963">
                <text:p>0.15623497963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15517783165">
                <text:p>0.1551778316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156697034836">
                <text:p>0.156697034836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0933759212494">
                <text:p>0.093375921249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0954329967499">
                <text:p>0.0954329967499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0951068401337">
                <text:p>0.095106840133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0942981243134">
                <text:p>0.094298124313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0942029953003">
                <text:p>0.094202995300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0948569774628">
                <text:p>0.0948569774628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0958490371704">
                <text:p>0.0958490371704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0947031974792">
                <text:p>0.094703197479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0952649116516">
                <text:p>0.0952649116516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.0949068069458">
                <text:p>0.094906806945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0932929515839">
                <text:p>0.093292951583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0989499092102">
                <text:p>0.098949909210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0961861610413">
                <text:p>0.0961861610413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0956189632416">
                <text:p>0.095618963241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0955719947815">
                <text:p>0.095571994781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0949609279633">
                <text:p>0.09496092796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0982789993286">
                <text:p>0.0982789993286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0958249568939">
                <text:p>0.095824956893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0946550369263">
                <text:p>0.0946550369263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0948731899261">
                <text:p>0.094873189926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0943198204041">
                <text:p>0.0943198204041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094290971756">
                <text:p>0.094290971756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0954258441925">
                <text:p>0.0954258441925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0953788757324">
                <text:p>0.0953788757324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0960280895233">
                <text:p>0.096028089523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0953989028931">
                <text:p>0.095398902893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111165046692">
                <text:p>0.11116504669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0959749221802">
                <text:p>0.0959749221802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0944800376892">
                <text:p>0.0944800376892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09672498703">
                <text:p>0.0967249870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0976431369781">
                <text:p>0.0976431369781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095715045929">
                <text:p>0.095715045929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0974550247192">
                <text:p>0.097455024719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0971961021423">
                <text:p>0.0971961021423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0956289768219">
                <text:p>0.0956289768219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092435836792">
                <text:p>0.092435836792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0945990085602">
                <text:p>0.094599008560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0957901477814">
                <text:p>0.095790147781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0925321578979">
                <text:p>0.092532157897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092068195343">
                <text:p>0.09206819534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0925168991089">
                <text:p>0.0925168991089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0932068824768">
                <text:p>0.0932068824768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0939979553223">
                <text:p>0.093997955322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0933799743652">
                <text:p>0.0933799743652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0930049419403">
                <text:p>0.093004941940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0954051017761">
                <text:p>0.0954051017761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0929040908813">
                <text:p>0.092904090881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0951919555664">
                <text:p>0.095191955566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0968151092529">
                <text:p>0.096815109252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0974340438843">
                <text:p>0.097434043884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0951709747314">
                <text:p>0.095170974731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0969150066376">
                <text:p>0.096915006637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0951719284058">
                <text:p>0.095171928405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0980629920959">
                <text:p>0.098062992095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0965149402618">
                <text:p>0.0965149402618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0997819900513">
                <text:p>0.0997819900513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0970380306244">
                <text:p>0.0970380306244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0964779853821">
                <text:p>0.0964779853821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0986340045929">
                <text:p>0.0986340045929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0956070423126">
                <text:p>0.0956070423126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0958437919617">
                <text:p>0.0958437919617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0961852073669">
                <text:p>0.0961852073669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0933849811554">
                <text:p>0.0933849811554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0960221290588">
                <text:p>0.0960221290588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0931439399719">
                <text:p>0.093143939971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0943658351898">
                <text:p>0.094365835189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0934131145477">
                <text:p>0.093413114547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0949878692627">
                <text:p>0.094987869262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0965819358826">
                <text:p>0.0965819358826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0990109443665">
                <text:p>0.0990109443665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0949950218201">
                <text:p>0.0949950218201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.0941231250763">
                <text:p>0.0941231250763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.0939848423004">
                <text:p>0.093984842300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.0942537784576">
                <text:p>0.0942537784576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14168715477">
                <text:p>0.14168715477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.141688108444">
                <text:p>0.141688108444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.139597892761">
                <text:p>0.139597892761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.141084909439">
                <text:p>0.14108490943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.141719102859">
                <text:p>0.14171910285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.140069961548">
                <text:p>0.140069961548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.14595913887">
                <text:p>0.1459591388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.139359235764">
                <text:p>0.13935923576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.139850139618">
                <text:p>0.139850139618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138540029526">
                <text:p>0.138540029526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.139684915543">
                <text:p>0.13968491554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.137995004654">
                <text:p>0.13799500465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.139157056808">
                <text:p>0.139157056808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.139945030212">
                <text:p>0.13994503021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.143172025681">
                <text:p>0.14317202568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.140501022339">
                <text:p>0.140501022339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140823841095">
                <text:p>0.14082384109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.142001867294">
                <text:p>0.14200186729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.13809800148">
                <text:p>0.1380980014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.138385057449">
                <text:p>0.13838505744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.139660835266">
                <text:p>0.139660835266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.141326904297">
                <text:p>0.14132690429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.139772891998">
                <text:p>0.139772891998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139605998993">
                <text:p>0.13960599899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140607833862">
                <text:p>0.14060783386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.143574953079">
                <text:p>0.143574953079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141530036926">
                <text:p>0.14153003692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141234874725">
                <text:p>0.14123487472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.143799066544">
                <text:p>0.143799066544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.144368171692">
                <text:p>0.14436817169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140137910843">
                <text:p>0.14013791084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142390966415">
                <text:p>0.14239096641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142734050751">
                <text:p>0.142734050751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.146241188049">
                <text:p>0.146241188049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.144366025925">
                <text:p>0.144366025925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14414691925">
                <text:p>0.14414691925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14205789566">
                <text:p>0.14205789566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.143760919571">
                <text:p>0.143760919571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142675876617">
                <text:p>0.14267587661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141003131866">
                <text:p>0.14100313186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.141246080399">
                <text:p>0.14124608039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142881155014">
                <text:p>0.142881155014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143009901047">
                <text:p>0.143009901047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142835140228">
                <text:p>0.142835140228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143419981003">
                <text:p>0.14341998100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14080286026">
                <text:p>0.14080286026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141931056976">
                <text:p>0.1419310569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140924215317">
                <text:p>0.140924215317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139872074127">
                <text:p>0.139872074127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142133951187">
                <text:p>0.142133951187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141389846802">
                <text:p>0.141389846802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.140020847321">
                <text:p>0.140020847321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139580965042">
                <text:p>0.13958096504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.140123844147">
                <text:p>0.140123844147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.139576911926">
                <text:p>0.139576911926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.140872001648">
                <text:p>0.140872001648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.141288995743">
                <text:p>0.14128899574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141494035721">
                <text:p>0.14149403572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140647172928">
                <text:p>0.14064717292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.14061498642">
                <text:p>0.1406149864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.141269922256">
                <text:p>0.141269922256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.139863967896">
                <text:p>0.139863967896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.14061498642">
                <text:p>0.1406149864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.141360044479">
                <text:p>0.14136004447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.142151117325">
                <text:p>0.142151117325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.14142203331">
                <text:p>0.1414220333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.141889095306">
                <text:p>0.141889095306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.145081996918">
                <text:p>0.145081996918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.14160490036">
                <text:p>0.1416049003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.143962144852">
                <text:p>0.143962144852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.143344163895">
                <text:p>0.14334416389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.143218994141">
                <text:p>0.143218994141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.142561197281">
                <text:p>0.14256119728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.142815828323">
                <text:p>0.142815828323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.145040035248">
                <text:p>0.14504003524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143156051636">
                <text:p>0.143156051636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.118034124374">
                <text:p>0.118034124374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.114138126373">
                <text:p>0.114138126373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.11360001564">
                <text:p>0.11360001564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.114120960236">
                <text:p>0.114120960236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.112674951553">
                <text:p>0.112674951553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.112394809723">
                <text:p>0.112394809723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.115867137909">
                <text:p>0.11586713790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.11159491539">
                <text:p>0.1115949153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.111023187637">
                <text:p>0.11102318763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.111991882324">
                <text:p>0.11199188232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.111626148224">
                <text:p>0.111626148224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.11283493042">
                <text:p>0.11283493042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.113868951797">
                <text:p>0.113868951797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.113696098328">
                <text:p>0.11369609832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.112253904343">
                <text:p>0.11225390434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.114598035812">
                <text:p>0.11459803581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.113568067551">
                <text:p>0.11356806755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.111701011658">
                <text:p>0.11170101165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.112699985504">
                <text:p>0.11269998550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.11342382431">
                <text:p>0.1134238243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.112656116486">
                <text:p>0.112656116486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.114883899689">
                <text:p>0.114883899689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.112779855728">
                <text:p>0.112779855728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.113186120987">
                <text:p>0.11318612098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.11477804184">
                <text:p>0.1147780418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.125938892365">
                <text:p>0.12593889236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.128732919693">
                <text:p>0.128732919693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.125158786774">
                <text:p>0.125158786774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.127059221268">
                <text:p>0.12705922126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.126334190369">
                <text:p>0.126334190369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.12633895874">
                <text:p>0.12633895874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.131787061691">
                <text:p>0.13178706169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.127825021744">
                <text:p>0.12782502174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.125804185867">
                <text:p>0.125804185867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.127768039703">
                <text:p>0.12776803970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.128592014313">
                <text:p>0.12859201431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.129693984985">
                <text:p>0.12969398498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.129624128342">
                <text:p>0.12962412834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.128587007523">
                <text:p>0.128587007523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.104603767395">
                <text:p>0.104603767395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.104735851288">
                <text:p>0.104735851288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.104924917221">
                <text:p>0.104924917221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.101250171661">
                <text:p>0.101250171661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.103409051895">
                <text:p>0.10340905189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.102854967117">
                <text:p>0.10285496711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.102530956268">
                <text:p>0.102530956268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.104478120804">
                <text:p>0.104478120804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.10468006134">
                <text:p>0.10468006134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.10645198822">
                <text:p>0.1064519882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.108232975006">
                <text:p>0.10823297500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.103192090988">
                <text:p>0.10319209098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.105334043503">
                <text:p>0.105334043503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.108585834503">
                <text:p>0.10858583450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.103765010834">
                <text:p>0.103765010834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.105376005173">
                <text:p>0.105376005173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.105690956116">
                <text:p>0.10569095611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.105822086334">
                <text:p>0.105822086334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.287603139877">
                <text:p>0.28760313987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.286122083664">
                <text:p>0.286122083664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.295680999756">
                <text:p>0.29568099975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.287179946899">
                <text:p>0.287179946899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.287220001221">
                <text:p>0.287220001221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.291862010956">
                <text:p>0.29186201095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.288618087769">
                <text:p>0.288618087769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.289884090424">
                <text:p>0.289884090424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.287132978439">
                <text:p>0.287132978439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.287260055542">
                <text:p>0.28726005554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.28852391243">
                <text:p>0.28852391243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.287678956985">
                <text:p>0.28767895698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.294440984726">
                <text:p>0.29444098472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.111565113068">
                <text:p>0.11156511306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.112121105194">
                <text:p>0.112121105194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.112215995789">
                <text:p>0.112215995789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.11243391037">
                <text:p>0.11243391037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.112989187241">
                <text:p>0.11298918724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.113852977753">
                <text:p>0.11385297775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.112889051437">
                <text:p>0.11288905143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.112130880356">
                <text:p>0.11213088035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.114305973053">
                <text:p>0.11430597305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.111685991287">
                <text:p>0.111685991287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.113870859146">
                <text:p>0.11387085914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.112095117569">
                <text:p>0.11209511756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.112705945969">
                <text:p>0.112705945969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.110460042953">
                <text:p>0.110460042953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.111174106598">
                <text:p>0.111174106598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.115414857864">
                <text:p>0.115414857864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.11541390419">
                <text:p>0.1154139041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.114037036896">
                <text:p>0.11403703689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.114513874054">
                <text:p>0.114513874054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.113442897797">
                <text:p>0.113442897797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.113226890564">
                <text:p>0.113226890564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.112760782242">
                <text:p>0.112760782242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.109076976776">
                <text:p>0.109076976776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.111086845398">
                <text:p>0.111086845398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.111633062363">
                <text:p>0.111633062363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.109825849533">
                <text:p>0.10982584953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.111752033234">
                <text:p>0.11175203323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.110991954803">
                <text:p>0.110991954803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.112557172775">
                <text:p>0.1125571727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110398054123">
                <text:p>0.110398054123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.114708185196">
                <text:p>0.11470818519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.112021923065">
                <text:p>0.112021923065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.112102031708">
                <text:p>0.112102031708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.112488031387">
                <text:p>0.112488031387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.112088918686">
                <text:p>0.112088918686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.185104131699">
                <text:p>0.185104131699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.186943054199">
                <text:p>0.186943054199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.183472156525">
                <text:p>0.18347215652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.18238902092">
                <text:p>0.1823890209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.185087919235">
                <text:p>0.18508791923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.183544874191">
                <text:p>0.18354487419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.183606147766">
                <text:p>0.18360614776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.113663196564">
                <text:p>0.11366319656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.113173961639">
                <text:p>0.11317396163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.113380908966">
                <text:p>0.113380908966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.111441135406">
                <text:p>0.111441135406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.114937067032">
                <text:p>0.11493706703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.115577936172">
                <text:p>0.115577936172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.11427116394">
                <text:p>0.11427116394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.112238883972">
                <text:p>0.11223888397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.115602970123">
                <text:p>0.115602970123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.113196849823">
                <text:p>0.113196849823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.114174127579">
                <text:p>0.11417412757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.114182949066">
                <text:p>0.114182949066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.112718105316">
                <text:p>0.1127181053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.114073991776">
                <text:p>0.114073991776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.113167047501">
                <text:p>0.11316704750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.114568948746">
                <text:p>0.114568948746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.111948013306">
                <text:p>0.111948013306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.113090991974">
                <text:p>0.113090991974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.119616031647">
                <text:p>0.119616031647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.122323036194">
                <text:p>0.122323036194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.121673107147">
                <text:p>0.121673107147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.122425794601">
                <text:p>0.122425794601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.122655153275">
                <text:p>0.122655153275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.120854854584">
                <text:p>0.120854854584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.119384050369">
                <text:p>0.119384050369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.123068094254">
                <text:p>0.123068094254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.114325046539">
                <text:p>0.114325046539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.11856007576">
                <text:p>0.11856007576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.118146181107">
                <text:p>0.118146181107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.121077060699">
                <text:p>0.121077060699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.116874933243">
                <text:p>0.116874933243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.120321035385">
                <text:p>0.120321035385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.121937990189">
                <text:p>0.12193799018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.116430044174">
                <text:p>0.116430044174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.118770122528">
                <text:p>0.118770122528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.116286039352">
                <text:p>0.11628603935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.114684104919">
                <text:p>0.114684104919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.116885900497">
                <text:p>0.116885900497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.124776124954">
                <text:p>0.124776124954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.114447116852">
                <text:p>0.11444711685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.112472057343">
                <text:p>0.112472057343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.112951040268">
                <text:p>0.11295104026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.113862991333">
                <text:p>0.11386299133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.112752914429">
                <text:p>0.11275291442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.114068984985">
                <text:p>0.11406898498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.113546848297">
                <text:p>0.113546848297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.115480899811">
                <text:p>0.115480899811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.116670131683">
                <text:p>0.11667013168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.113430023193">
                <text:p>0.113430023193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.114285945892">
                <text:p>0.114285945892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.114166021347">
                <text:p>0.11416602134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.114823818207">
                <text:p>0.11482381820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.114253997803">
                <text:p>0.114253997803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.114565849304">
                <text:p>0.114565849304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.113549947739">
                <text:p>0.113549947739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.113873004913">
                <text:p>0.11387300491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.122277021408">
                <text:p>0.122277021408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.123720169067">
                <text:p>0.123720169067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.123583078384">
                <text:p>0.123583078384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.12030506134">
                <text:p>0.12030506134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.118016958237">
                <text:p>0.118016958237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.117924928665">
                <text:p>0.11792492866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.115684986115">
                <text:p>0.1156849861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.116930961609">
                <text:p>0.116930961609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.327725887299">
                <text:p>0.32772588729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.343015909195">
                <text:p>0.343015909195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.319468021393">
                <text:p>0.319468021393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.324248790741">
                <text:p>0.324248790741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.320291996002">
                <text:p>0.320291996002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.322798967361">
                <text:p>0.322798967361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.314178943634">
                <text:p>0.314178943634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.320847034454">
                <text:p>0.320847034454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.324309110641">
                <text:p>0.324309110641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.325423955917">
                <text:p>0.325423955917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.376780033112">
                <text:p>0.37678003311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.318251848221">
                <text:p>0.31825184822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.316256046295">
                <text:p>0.316256046295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.31828212738">
                <text:p>0.31828212738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.296295166016">
                <text:p>0.29629516601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.315602064133">
                <text:p>0.315602064133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.322783946991">
                <text:p>0.32278394699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.318521976471">
                <text:p>0.318521976471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.296975851059">
                <text:p>0.296975851059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.299892902374">
                <text:p>0.299892902374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.299206018448">
                <text:p>0.299206018448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.297180175781">
                <text:p>0.297180175781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.299231052399">
                <text:p>0.29923105239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98600196838">
                <text:p>0.298600196838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.297998905182">
                <text:p>0.297998905182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.296676158905">
                <text:p>0.296676158905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.296922922134">
                <text:p>0.296922922134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.309432029724">
                <text:p>0.309432029724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.307698011398">
                <text:p>0.30769801139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.316582918167">
                <text:p>0.316582918167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.308006048203">
                <text:p>0.308006048203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.311640024185">
                <text:p>0.311640024185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.295852899551">
                <text:p>0.295852899551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.29740691185">
                <text:p>0.29740691185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.298570871353">
                <text:p>0.298570871353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.299320936203">
                <text:p>0.299320936203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.299561977386">
                <text:p>0.29956197738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.298223972321">
                <text:p>0.298223972321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.116992950439">
                <text:p>0.116992950439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.117989063263">
                <text:p>0.11798906326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.119472980499">
                <text:p>0.119472980499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.116269826889">
                <text:p>0.11626982688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.116855144501">
                <text:p>0.116855144501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.119410991669">
                <text:p>0.119410991669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.11897277832">
                <text:p>0.11897277832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.118165016174">
                <text:p>0.118165016174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.1171438694">
                <text:p>0.117143869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.119118213654">
                <text:p>0.119118213654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.119390964508">
                <text:p>0.119390964508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.117146968842">
                <text:p>0.11714696884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.117449998856">
                <text:p>0.117449998856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.117375135422">
                <text:p>0.11737513542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.11954498291">
                <text:p>0.11954498291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.117733955383">
                <text:p>0.117733955383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.117358922958">
                <text:p>0.117358922958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.118444919586">
                <text:p>0.118444919586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.117661952972">
                <text:p>0.117661952972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.117934942245">
                <text:p>0.117934942245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.11775302887">
                <text:p>0.11775302887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.117583990097">
                <text:p>0.117583990097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.120556116104">
                <text:p>0.120556116104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.118064880371">
                <text:p>0.11806488037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.118484973907">
                <text:p>0.11848497390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.118186950684">
                <text:p>0.118186950684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.119424104691">
                <text:p>0.119424104691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.119593858719">
                <text:p>0.11959385871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.119331121445">
                <text:p>0.119331121445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.119323015213">
                <text:p>0.119323015213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.119781970978">
                <text:p>0.119781970978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.125509977341">
                <text:p>0.125509977341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.125693082809">
                <text:p>0.125693082809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.124137163162">
                <text:p>0.12413716316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.126558065414">
                <text:p>0.126558065414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.124545097351">
                <text:p>0.124545097351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.12367606163">
                <text:p>0.12367606163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.12478518486">
                <text:p>0.12478518486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.12605714798">
                <text:p>0.1260571479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.125415802002">
                <text:p>0.125415802002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.124938011169">
                <text:p>0.12493801116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.123938083649">
                <text:p>0.123938083649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.125209093094">
                <text:p>0.125209093094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.12624001503">
                <text:p>0.12624001503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.124006032944">
                <text:p>0.124006032944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.119564056396">
                <text:p>0.11956405639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.120977163315">
                <text:p>0.120977163315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.120159864426">
                <text:p>0.120159864426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.12030005455">
                <text:p>0.12030005455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.119834184647">
                <text:p>0.119834184647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.121385097504">
                <text:p>0.121385097504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.120939970016">
                <text:p>0.12093997001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.12039899826">
                <text:p>0.12039899826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.119704961777">
                <text:p>0.119704961777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.121328115463">
                <text:p>0.121328115463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.121112823486">
                <text:p>0.12111282348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.11790895462">
                <text:p>0.1179089546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.117625951767">
                <text:p>0.117625951767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.11953496933">
                <text:p>0.11953496933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.119214773178">
                <text:p>0.119214773178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.120115995407">
                <text:p>0.120115995407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.118207931519">
                <text:p>0.11820793151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.118875980377">
                <text:p>0.118875980377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.12425994873">
                <text:p>0.12425994873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.119034051895">
                <text:p>0.119034051895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.119115114212">
                <text:p>0.119115114212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.117852926254">
                <text:p>0.117852926254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.118545055389">
                <text:p>0.118545055389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.119220972061">
                <text:p>0.119220972061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.118430137634">
                <text:p>0.11843013763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.119390010834">
                <text:p>0.119390010834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.120043992996">
                <text:p>0.12004399299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.12132191658">
                <text:p>0.12132191658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.120697021484">
                <text:p>0.120697021484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.118403911591">
                <text:p>0.118403911591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.120886802673">
                <text:p>0.120886802673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.117973089218">
                <text:p>0.11797308921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.118457794189">
                <text:p>0.118457794189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.119093179703">
                <text:p>0.119093179703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.120896100998">
                <text:p>0.120896100998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.122846841812">
                <text:p>0.12284684181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.12494802475">
                <text:p>0.12494802475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.123553037643">
                <text:p>0.123553037643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.122956991196">
                <text:p>0.122956991196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.127125024796">
                <text:p>0.12712502479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.125650882721">
                <text:p>0.125650882721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.123490095139">
                <text:p>0.123490095139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.123385906219">
                <text:p>0.123385906219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.124584913254">
                <text:p>0.124584913254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.123450040817">
                <text:p>0.123450040817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.12398481369">
                <text:p>0.1239848136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.12402677536">
                <text:p>0.1240267753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.127843141556">
                <text:p>0.127843141556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.124992132187">
                <text:p>0.12499213218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.123939037323">
                <text:p>0.123939037323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.12372303009">
                <text:p>0.12372303009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.12842798233">
                <text:p>0.1284279823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.124975919724">
                <text:p>0.124975919724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.122555971146">
                <text:p>0.122555971146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.123959064484">
                <text:p>0.123959064484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.12334394455">
                <text:p>0.12334394455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.12584900856">
                <text:p>0.12584900856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.122486114502">
                <text:p>0.122486114502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.123114824295">
                <text:p>0.12311482429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.12538599968">
                <text:p>0.12538599968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.122433900833">
                <text:p>0.12243390083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.122772932053">
                <text:p>0.122772932053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.124222993851">
                <text:p>0.12422299385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.125236988068">
                <text:p>0.125236988068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.122419118881">
                <text:p>0.122419118881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.11976313591">
                <text:p>0.1197631359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.121431827545">
                <text:p>0.121431827545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.120548009872">
                <text:p>0.12054800987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.12214589119">
                <text:p>0.12214589119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.122689008713">
                <text:p>0.12268900871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.126418113708">
                <text:p>0.126418113708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.137251138687">
                <text:p>0.13725113868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.165343046188">
                <text:p>0.165343046188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.136784076691">
                <text:p>0.136784076691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.136211156845">
                <text:p>0.13621115684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.331564903259">
                <text:p>0.331564903259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.333801031113">
                <text:p>0.333801031113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.330860853195">
                <text:p>0.330860853195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.330899000168">
                <text:p>0.330899000168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.331766843796">
                <text:p>0.331766843796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.331413984299">
                <text:p>0.331413984299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.332113027573">
                <text:p>0.332113027573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.332583189011">
                <text:p>0.33258318901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.333169221878">
                <text:p>0.33316922187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.336412906647">
                <text:p>0.336412906647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.332646131516">
                <text:p>0.332646131516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.33215713501">
                <text:p>0.3321571350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.330650091171">
                <text:p>0.330650091171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.333615064621">
                <text:p>0.33361506462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.342712879181">
                <text:p>0.342712879181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.334742069244">
                <text:p>0.334742069244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.33339715004">
                <text:p>0.33339715004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.331842899323">
                <text:p>0.331842899323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.337011098862">
                <text:p>0.33701109886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.334572792053">
                <text:p>0.334572792053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.335982084274">
                <text:p>0.335982084274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.332534074783">
                <text:p>0.3325340747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.334142923355">
                <text:p>0.334142923355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.331628084183">
                <text:p>0.331628084183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.333467960358">
                <text:p>0.333467960358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.331861972809">
                <text:p>0.331861972809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.335567951202">
                <text:p>0.33556795120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.335641860962">
                <text:p>0.335641860962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.336502075195">
                <text:p>0.336502075195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.335492134094">
                <text:p>0.335492134094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.138524055481">
                <text:p>0.13852405548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.136278867722">
                <text:p>0.136278867722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.135655879974">
                <text:p>0.135655879974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.137506008148">
                <text:p>0.13750600814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.14058303833">
                <text:p>0.14058303833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.136491060257">
                <text:p>0.136491060257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.137784004211">
                <text:p>0.137784004211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.137846946716">
                <text:p>0.137846946716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.136939048767">
                <text:p>0.136939048767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.13786482811">
                <text:p>0.1378648281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.138092041016">
                <text:p>0.138092041016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.141457080841">
                <text:p>0.141457080841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0.13812994957">
                <text:p>0.13812994957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.138350009918">
                <text:p>0.138350009918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.138212919235">
                <text:p>0.138212919235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.137319087982">
                <text:p>0.137319087982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.137845993042">
                <text:p>0.137845993042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.137912034988">
                <text:p>0.13791203498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.138864994049">
                <text:p>0.13886499404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0.137339115143">
                <text:p>0.1373391151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0.137381792068">
                <text:p>0.137381792068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.138163089752">
                <text:p>0.138163089752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.137121915817">
                <text:p>0.137121915817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.138804912567">
                <text:p>0.13880491256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.136710882187">
                <text:p>0.136710882187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.13719201088">
                <text:p>0.13719201088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.138547897339">
                <text:p>0.138547897339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.139280796051">
                <text:p>0.139280796051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.139246940613">
                <text:p>0.139246940613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.138820171356">
                <text:p>0.138820171356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.140890836716">
                <text:p>0.140890836716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.139976024628">
                <text:p>0.13997602462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.137554168701">
                <text:p>0.137554168701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.129590034485">
                <text:p>0.129590034485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0.127614974976">
                <text:p>0.127614974976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.128342151642">
                <text:p>0.12834215164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.130151033401">
                <text:p>0.130151033401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.129605054855">
                <text:p>0.12960505485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.127675056458">
                <text:p>0.12767505645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.128490924835">
                <text:p>0.128490924835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.129165172577">
                <text:p>0.129165172577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.12792301178">
                <text:p>0.12792301178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.126224040985">
                <text:p>0.126224040985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.126202106476">
                <text:p>0.126202106476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.12629199028">
                <text:p>0.1262919902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.126951932907">
                <text:p>0.12695193290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.126982212067">
                <text:p>0.126982212067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.127732992172">
                <text:p>0.127732992172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.127353906631">
                <text:p>0.127353906631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.126147031784">
                <text:p>0.126147031784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.127639055252">
                <text:p>0.127639055252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.127713918686">
                <text:p>0.127713918686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.132675170898">
                <text:p>0.13267517089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.128363132477">
                <text:p>0.12836313247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.127248048782">
                <text:p>0.127248048782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0.127361059189">
                <text:p>0.12736105918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0.128994941711">
                <text:p>0.128994941711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.128232002258">
                <text:p>0.128232002258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.128107070923">
                <text:p>0.128107070923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.129070997238">
                <text:p>0.129070997238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.129575967789">
                <text:p>0.129575967789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.127569913864">
                <text:p>0.127569913864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.127311944962">
                <text:p>0.127311944962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.127883911133">
                <text:p>0.127883911133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.128979921341">
                <text:p>0.128979921341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.128389120102">
                <text:p>0.128389120102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.128480911255">
                <text:p>0.128480911255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.128535985947">
                <text:p>0.12853598594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.128587007523">
                <text:p>0.128587007523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0.130510807037">
                <text:p>0.13051080703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.128671884537">
                <text:p>0.128671884537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0.134854793549">
                <text:p>0.13485479354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.129671096802">
                <text:p>0.129671096802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.132930040359">
                <text:p>0.132930040359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.128351926804">
                <text:p>0.128351926804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.129411935806">
                <text:p>0.129411935806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.128777980804">
                <text:p>0.128777980804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0.128201961517">
                <text:p>0.12820196151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0.127550125122">
                <text:p>0.127550125122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.128885030746">
                <text:p>0.128885030746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.128587961197">
                <text:p>0.128587961197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.12918806076">
                <text:p>0.12918806076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.129487991333">
                <text:p>0.129487991333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.229145050049">
                <text:p>0.229145050049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0.229119062424">
                <text:p>0.229119062424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0.226305961609">
                <text:p>0.226305961609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.226711988449">
                <text:p>0.226711988449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.229289054871">
                <text:p>0.229289054871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.225689888">
                <text:p>0.22568988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.239588975906">
                <text:p>0.239588975906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.228837013245">
                <text:p>0.228837013245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0.226978063583">
                <text:p>0.226978063583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0.225958108902">
                <text:p>0.225958108902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.227001190186">
                <text:p>0.227001190186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.230931043625">
                <text:p>0.230931043625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.229835987091">
                <text:p>0.229835987091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.228374004364">
                <text:p>0.228374004364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.230620145798">
                <text:p>0.23062014579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.228776216507">
                <text:p>0.228776216507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0.229460954666">
                <text:p>0.229460954666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.229472160339">
                <text:p>0.229472160339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.227339029312">
                <text:p>0.227339029312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.230091810226">
                <text:p>0.230091810226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.230963945389">
                <text:p>0.230963945389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.231108188629">
                <text:p>0.231108188629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.230778932571">
                <text:p>0.230778932571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.228068113327">
                <text:p>0.228068113327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.229669094086">
                <text:p>0.22966909408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.226829051971">
                <text:p>0.22682905197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.229577064514">
                <text:p>0.229577064514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.229076862335">
                <text:p>0.229076862335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.232420921326">
                <text:p>0.232420921326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.227290868759">
                <text:p>0.227290868759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.229552984238">
                <text:p>0.229552984238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.227360963821">
                <text:p>0.22736096382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.230551958084">
                <text:p>0.230551958084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.229259967804">
                <text:p>0.229259967804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.230094909668">
                <text:p>0.23009490966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.229979038239">
                <text:p>0.229979038239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.228077888489">
                <text:p>0.228077888489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.232036828995">
                <text:p>0.232036828995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.230953931808">
                <text:p>0.230953931808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0.235877037048">
                <text:p>0.235877037048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.231112957001">
                <text:p>0.231112957001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.232349157333">
                <text:p>0.232349157333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.233282089233">
                <text:p>0.233282089233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.232046842575">
                <text:p>0.23204684257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.233103990555">
                <text:p>0.233103990555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.234137058258">
                <text:p>0.234137058258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.233253955841">
                <text:p>0.233253955841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.23389005661">
                <text:p>0.2338900566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.233314990997">
                <text:p>0.233314990997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.232480049133">
                <text:p>0.232480049133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.233314037323">
                <text:p>0.233314037323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.23096203804">
                <text:p>0.23096203804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.234731912613">
                <text:p>0.234731912613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.233618021011">
                <text:p>0.233618021011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.234692811966">
                <text:p>0.234692811966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.232016086578">
                <text:p>0.232016086578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.232485055923">
                <text:p>0.232485055923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.235068082809">
                <text:p>0.235068082809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.234179019928">
                <text:p>0.234179019928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.133597135544">
                <text:p>0.133597135544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.13662815094">
                <text:p>0.13662815094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.133517026901">
                <text:p>0.133517026901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0.134539842606">
                <text:p>0.134539842606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.135632038116">
                <text:p>0.135632038116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.139211177826">
                <text:p>0.13921117782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.139023065567">
                <text:p>0.139023065567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0.140392065048">
                <text:p>0.14039206504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.139877080917">
                <text:p>0.13987708091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.1385679245">
                <text:p>0.138567924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.138365983963">
                <text:p>0.138365983963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.140120029449">
                <text:p>0.14012002944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.138846874237">
                <text:p>0.138846874237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.136208057404">
                <text:p>0.136208057404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.138350009918">
                <text:p>0.138350009918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.134884119034">
                <text:p>0.134884119034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.137022972107">
                <text:p>0.137022972107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.139118909836">
                <text:p>0.139118909836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.138588905334">
                <text:p>0.138588905334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.137159109116">
                <text:p>0.137159109116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0.135915994644">
                <text:p>0.135915994644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.136768102646">
                <text:p>0.136768102646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.137279987335">
                <text:p>0.13727998733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.138213157654">
                <text:p>0.13821315765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.139603853226">
                <text:p>0.139603853226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.137964963913">
                <text:p>0.137964963913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0.13655090332">
                <text:p>0.13655090332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0.136968135834">
                <text:p>0.136968135834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0.138243198395">
                <text:p>0.138243198395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.13852596283">
                <text:p>0.13852596283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.13674902916">
                <text:p>0.13674902916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.137278795242">
                <text:p>0.137278795242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0.137166976929">
                <text:p>0.137166976929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.137687921524">
                <text:p>0.13768792152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0.136005878448">
                <text:p>0.136005878448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0.13747215271">
                <text:p>0.1374721527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0.137005805969">
                <text:p>0.13700580596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.137294054031">
                <text:p>0.137294054031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0.136426210403">
                <text:p>0.136426210403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0.138067960739">
                <text:p>0.138067960739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.138350009918">
                <text:p>0.138350009918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0.136595010757">
                <text:p>0.136595010757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0.137050867081">
                <text:p>0.13705086708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0.139634132385">
                <text:p>0.139634132385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0.136096954346">
                <text:p>0.136096954346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0.136744976044">
                <text:p>0.136744976044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0.144762992859">
                <text:p>0.144762992859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0.137428045273">
                <text:p>0.137428045273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0.139137029648">
                <text:p>0.139137029648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0.139034032822">
                <text:p>0.139034032822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0.138880968094">
                <text:p>0.138880968094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.139621019363">
                <text:p>0.139621019363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.137523889542">
                <text:p>0.137523889542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0.138578891754">
                <text:p>0.138578891754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.13888502121">
                <text:p>0.13888502121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0.138767004013">
                <text:p>0.138767004013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0.138447999954">
                <text:p>0.138447999954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0.137619018555">
                <text:p>0.137619018555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0.13939499855">
                <text:p>0.13939499855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0.138215065002">
                <text:p>0.138215065002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0.137328863144">
                <text:p>0.137328863144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0.138912916183">
                <text:p>0.138912916183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.138877153397">
                <text:p>0.13887715339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0.138722896576">
                <text:p>0.13872289657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0.138757228851">
                <text:p>0.138757228851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0.139000892639">
                <text:p>0.139000892639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0.137192964554">
                <text:p>0.137192964554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0.139231920242">
                <text:p>0.13923192024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.139430999756">
                <text:p>0.139430999756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0.142740011215">
                <text:p>0.142740011215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.139732122421">
                <text:p>0.1397321224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.140815019608">
                <text:p>0.140815019608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0.141969919205">
                <text:p>0.141969919205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0.142557144165">
                <text:p>0.142557144165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0.140283107758">
                <text:p>0.140283107758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0.141721963882">
                <text:p>0.141721963882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0.140697002411">
                <text:p>0.140697002411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0.140256881714">
                <text:p>0.140256881714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0.141056060791">
                <text:p>0.141056060791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0.141325950623">
                <text:p>0.141325950623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0.139896869659">
                <text:p>0.139896869659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0.139400959015">
                <text:p>0.139400959015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0.140469074249">
                <text:p>0.140469074249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0.1402759552">
                <text:p>0.1402759552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0.140071868896">
                <text:p>0.14007186889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0.143906831741">
                <text:p>0.143906831741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0.139760017395">
                <text:p>0.139760017395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0.140794992447">
                <text:p>0.140794992447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0.140872955322">
                <text:p>0.14087295532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0.141134023666">
                <text:p>0.141134023666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0.14017701149">
                <text:p>0.14017701149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0.14173913002">
                <text:p>0.14173913002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0.142033100128">
                <text:p>0.142033100128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0.142699956894">
                <text:p>0.142699956894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0.141197919846">
                <text:p>0.141197919846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0.142347097397">
                <text:p>0.142347097397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0.143402814865">
                <text:p>0.143402814865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0.140891075134">
                <text:p>0.140891075134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0.140175104141">
                <text:p>0.140175104141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0.1415579319">
                <text:p>0.1415579319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0.14161491394">
                <text:p>0.14161491394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0.190145015717">
                <text:p>0.190145015717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0.189536094666">
                <text:p>0.189536094666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0.192942142487">
                <text:p>0.192942142487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0.189924955368">
                <text:p>0.189924955368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0.190728902817">
                <text:p>0.190728902817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0.189541101456">
                <text:p>0.189541101456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0.162892103195">
                <text:p>0.162892103195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0.163787841797">
                <text:p>0.163787841797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0.161395072937">
                <text:p>0.161395072937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0.161656141281">
                <text:p>0.161656141281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0.164756059647">
                <text:p>0.164756059647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0.163612127304">
                <text:p>0.163612127304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0.162133932114">
                <text:p>0.162133932114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0.164801120758">
                <text:p>0.16480112075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0.16414809227">
                <text:p>0.16414809227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0.162002801895">
                <text:p>0.162002801895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0.163253068924">
                <text:p>0.163253068924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0.164134979248">
                <text:p>0.164134979248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0.16325378418">
                <text:p>0.16325378418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0.163980960846">
                <text:p>0.16398096084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0.160901069641">
                <text:p>0.160901069641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0.162535905838">
                <text:p>0.162535905838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0.160673141479">
                <text:p>0.160673141479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0.167636156082">
                <text:p>0.167636156082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0.165586948395">
                <text:p>0.165586948395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0.166178941727">
                <text:p>0.166178941727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0.166023015976">
                <text:p>0.166023015976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0.164915084839">
                <text:p>0.164915084839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0.165154933929">
                <text:p>0.165154933929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0.167047023773">
                <text:p>0.167047023773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0.167009115219">
                <text:p>0.16700911521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0.16761302948">
                <text:p>0.16761302948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0.168925046921">
                <text:p>0.16892504692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0.166177988052">
                <text:p>0.166177988052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0.166228055954">
                <text:p>0.166228055954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0.166962146759">
                <text:p>0.16696214675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0.165765047073">
                <text:p>0.165765047073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0.167840957642">
                <text:p>0.167840957642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0.16615986824">
                <text:p>0.16615986824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0.162329912186">
                <text:p>0.162329912186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0.16347193718">
                <text:p>0.16347193718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0.165242910385">
                <text:p>0.165242910385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0.167759180069">
                <text:p>0.167759180069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0.166574954987">
                <text:p>0.166574954987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0.166081190109">
                <text:p>0.16608119010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0.16605591774">
                <text:p>0.16605591774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0.166081190109">
                <text:p>0.166081190109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0.218633174896">
                <text:p>0.21863317489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0.21711397171">
                <text:p>0.21711397171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0.214416980743">
                <text:p>0.214416980743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0.212916851044">
                <text:p>0.21291685104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0.212099790573">
                <text:p>0.21209979057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0.214949846268">
                <text:p>0.214949846268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0.214071989059">
                <text:p>0.21407198905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0.213237047195">
                <text:p>0.213237047195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0.213485956192">
                <text:p>0.21348595619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0.214562892914">
                <text:p>0.214562892914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0.211597204208">
                <text:p>0.211597204208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0.214351892471">
                <text:p>0.214351892471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0.216283082962">
                <text:p>0.216283082962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0.214318990707">
                <text:p>0.214318990707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0.214302062988">
                <text:p>0.214302062988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0.215453863144">
                <text:p>0.215453863144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0.214570045471">
                <text:p>0.214570045471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0.214943885803">
                <text:p>0.21494388580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0.217344045639">
                <text:p>0.217344045639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0.215328931808">
                <text:p>0.215328931808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0.215600967407">
                <text:p>0.215600967407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0.216526031494">
                <text:p>0.216526031494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0.215399026871">
                <text:p>0.215399026871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0.228618860245">
                <text:p>0.22861886024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0.223428010941">
                <text:p>0.223428010941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0.218198060989">
                <text:p>0.21819806098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0.215903997421">
                <text:p>0.215903997421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0.216059923172">
                <text:p>0.216059923172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0.219080924988">
                <text:p>0.219080924988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0.216745138168">
                <text:p>0.216745138168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0.21906709671">
                <text:p>0.21906709671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0.216364145279">
                <text:p>0.21636414527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0.215677022934">
                <text:p>0.215677022934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0.217195034027">
                <text:p>0.217195034027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0.215559005737">
                <text:p>0.215559005737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0.216691970825">
                <text:p>0.216691970825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0.217741012573">
                <text:p>0.21774101257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0.216568946838">
                <text:p>0.216568946838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0.218523979187">
                <text:p>0.218523979187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0.225278139114">
                <text:p>0.225278139114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0.259422063828">
                <text:p>0.25942206382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0.220788002014">
                <text:p>0.220788002014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0.220474004745">
                <text:p>0.220474004745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0.222492933273">
                <text:p>0.222492933273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0.218364953995">
                <text:p>0.21836495399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219728946686">
                <text:p>0.219728946686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0.220618009567">
                <text:p>0.22061800956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0.412137031555">
                <text:p>0.412137031555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0.411048173904">
                <text:p>0.411048173904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0.412005901337">
                <text:p>0.412005901337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0.411780834198">
                <text:p>0.411780834198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0.412607192993">
                <text:p>0.412607192993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0.416054010391">
                <text:p>0.416054010391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0.415334939957">
                <text:p>0.415334939957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0.1510181427">
                <text:p>0.1510181427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0.149765968323">
                <text:p>0.149765968323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0.151041030884">
                <text:p>0.151041030884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0.150887012482">
                <text:p>0.150887012482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0.150985002518">
                <text:p>0.150985002518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0.151587963104">
                <text:p>0.151587963104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0.150861024857">
                <text:p>0.150861024857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0.151684045792">
                <text:p>0.151684045792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0.152508020401">
                <text:p>0.152508020401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0.155235052109">
                <text:p>0.155235052109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0.152343988419">
                <text:p>0.15234398841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0.151407003403">
                <text:p>0.151407003403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0.148247003555">
                <text:p>0.148247003555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0.149713039398">
                <text:p>0.149713039398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0.148056983948">
                <text:p>0.148056983948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0.151588916779">
                <text:p>0.151588916779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0.148437023163">
                <text:p>0.148437023163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0.149518013">
                <text:p>0.149518013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0.150177955627">
                <text:p>0.150177955627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0.149958133698">
                <text:p>0.14995813369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0.149595022202">
                <text:p>0.149595022202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0.150017976761">
                <text:p>0.150017976761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0.149020195007">
                <text:p>0.14902019500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0.150892972946">
                <text:p>0.15089297294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0.150158166885">
                <text:p>0.150158166885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0.151035070419">
                <text:p>0.15103507041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0.149717092514">
                <text:p>0.149717092514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0.150028944016">
                <text:p>0.150028944016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0.148836135864">
                <text:p>0.148836135864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0.150727987289">
                <text:p>0.150727987289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0.148774147034">
                <text:p>0.14877414703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0.149459838867">
                <text:p>0.149459838867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0.150223016739">
                <text:p>0.150223016739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0.149870872498">
                <text:p>0.149870872498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0.149891138077">
                <text:p>0.149891138077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0.152637958527">
                <text:p>0.15263795852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0.16064786911">
                <text:p>0.16064786911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0.160404920578">
                <text:p>0.160404920578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0.16056895256">
                <text:p>0.16056895256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0.161264896393">
                <text:p>0.161264896393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0.159162998199">
                <text:p>0.159162998199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0.160755872726">
                <text:p>0.160755872726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0.159788131714">
                <text:p>0.159788131714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0.160161018372">
                <text:p>0.160161018372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0.15997505188">
                <text:p>0.15997505188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0.161154031754">
                <text:p>0.16115403175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0.158723115921">
                <text:p>0.158723115921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0.166992902756">
                <text:p>0.166992902756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0.161809206009">
                <text:p>0.161809206009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0.159790039062">
                <text:p>0.159790039062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0.160382986069">
                <text:p>0.160382986069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0.160924911499">
                <text:p>0.160924911499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0.162035942078">
                <text:p>0.16203594207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0.161433935165">
                <text:p>0.16143393516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0.161825180054">
                <text:p>0.161825180054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0.159976959229">
                <text:p>0.15997695922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0.159713029861">
                <text:p>0.159713029861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0.160604000092">
                <text:p>0.160604000092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0.160567998886">
                <text:p>0.16056799888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0.160133123398">
                <text:p>0.160133123398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0.162670135498">
                <text:p>0.16267013549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0.162630081177">
                <text:p>0.162630081177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0.162916898727">
                <text:p>0.16291689872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0.164456129074">
                <text:p>0.164456129074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0.16268992424">
                <text:p>0.16268992424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0.162821054459">
                <text:p>0.16282105445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0.163922071457">
                <text:p>0.163922071457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0.162029981613">
                <text:p>0.162029981613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0.162392854691">
                <text:p>0.162392854691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0.163028001785">
                <text:p>0.16302800178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0.162801980972">
                <text:p>0.162801980972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0.163731813431">
                <text:p>0.163731813431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0.165838956833">
                <text:p>0.165838956833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0.164819002151">
                <text:p>0.16481900215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0.164177894592">
                <text:p>0.16417789459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0.16210103035">
                <text:p>0.16210103035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0.165760993958">
                <text:p>0.165760993958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0.165719032288">
                <text:p>0.165719032288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0.165325164795">
                <text:p>0.165325164795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0.165170907974">
                <text:p>0.165170907974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0.163876056671">
                <text:p>0.163876056671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0.165582895279">
                <text:p>0.165582895279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0.165046930313">
                <text:p>0.165046930313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0.163571834564">
                <text:p>0.163571834564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0.229398012161">
                <text:p>0.229398012161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0.229704141617">
                <text:p>0.22970414161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0.228713035583">
                <text:p>0.22871303558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0.230209827423">
                <text:p>0.230209827423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0.230006933212">
                <text:p>0.230006933212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0.181071996689">
                <text:p>0.181071996689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0.177670001984">
                <text:p>0.177670001984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.181305885315">
                <text:p>0.181305885315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0.180419921875">
                <text:p>0.180419921875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0.178760051727">
                <text:p>0.178760051727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0.178772926331">
                <text:p>0.178772926331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0.176127195358">
                <text:p>0.176127195358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0.176871061325">
                <text:p>0.176871061325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0.278230905533">
                <text:p>0.278230905533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0.278354167938">
                <text:p>0.278354167938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0.27748298645">
                <text:p>0.27748298645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0.275800943375">
                <text:p>0.275800943375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0.276539087296">
                <text:p>0.276539087296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0.275935173035">
                <text:p>0.275935173035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0.274032115936">
                <text:p>0.274032115936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0.283670902252">
                <text:p>0.283670902252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0.312340974808">
                <text:p>0.312340974808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0.278331041336">
                <text:p>0.278331041336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0.276976108551">
                <text:p>0.27697610855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0.276932954788">
                <text:p>0.276932954788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0.278274774551">
                <text:p>0.278274774551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0.279059886932">
                <text:p>0.279059886932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0.277757883072">
                <text:p>0.277757883072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0.278762817383">
                <text:p>0.27876281738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0.278646945953">
                <text:p>0.278646945953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0.276838064194">
                <text:p>0.276838064194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0.277517080307">
                <text:p>0.277517080307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0.276479959488">
                <text:p>0.27647995948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0.276875019073">
                <text:p>0.276875019073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0.164416790009">
                <text:p>0.164416790009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0.164652824402">
                <text:p>0.164652824402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0.165082931519">
                <text:p>0.165082931519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0.16477894783">
                <text:p>0.16477894783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0.165814876556">
                <text:p>0.165814876556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0.164983987808">
                <text:p>0.164983987808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0.16454911232">
                <text:p>0.16454911232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0.167077064514">
                <text:p>0.167077064514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0.164911031723">
                <text:p>0.164911031723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0.166168928146">
                <text:p>0.166168928146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0.165582895279">
                <text:p>0.165582895279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0.162812948227">
                <text:p>0.162812948227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0.459293842316">
                <text:p>0.459293842316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0.461474895477">
                <text:p>0.461474895477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0.460688114166">
                <text:p>0.46068811416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0.460383892059">
                <text:p>0.460383892059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0.159168958664">
                <text:p>0.159168958664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0.159497976303">
                <text:p>0.159497976303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0.159681081772">
                <text:p>0.159681081772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0.159442901611">
                <text:p>0.159442901611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0.161432981491">
                <text:p>0.161432981491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0.161359786987">
                <text:p>0.161359786987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0.158082008362">
                <text:p>0.158082008362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0.159536123276">
                <text:p>0.15953612327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0.159578084946">
                <text:p>0.159578084946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0.159788131714">
                <text:p>0.15978813171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0.158958911896">
                <text:p>0.158958911896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0.16051697731">
                <text:p>0.16051697731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0.158531904221">
                <text:p>0.15853190422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0.159729957581">
                <text:p>0.159729957581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0.161395072937">
                <text:p>0.16139507293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0.161158084869">
                <text:p>0.161158084869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0.160555839539">
                <text:p>0.160555839539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0.160510063171">
                <text:p>0.160510063171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0.160374879837">
                <text:p>0.160374879837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0.161540985107">
                <text:p>0.161540985107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0.159348964691">
                <text:p>0.159348964691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0.160027980804">
                <text:p>0.16002798080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0.162117958069">
                <text:p>0.162117958069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0.168188095093">
                <text:p>0.168188095093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0.170041799545">
                <text:p>0.17004179954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0.167620182037">
                <text:p>0.167620182037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0.166496992111">
                <text:p>0.166496992111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0.167905092239">
                <text:p>0.167905092239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0.168457984924">
                <text:p>0.16845798492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0.167334079742">
                <text:p>0.167334079742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0.168514966965">
                <text:p>0.168514966965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0.168267965317">
                <text:p>0.168267965317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0.168218851089">
                <text:p>0.168218851089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0.168568849564">
                <text:p>0.16856884956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0.168339014053">
                <text:p>0.16833901405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0.170247077942">
                <text:p>0.170247077942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0.170351982117">
                <text:p>0.170351982117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0.169825077057">
                <text:p>0.16982507705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0.170902013779">
                <text:p>0.170902013779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0.16965508461">
                <text:p>0.16965508461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0.169200897217">
                <text:p>0.169200897217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0.172628879547">
                <text:p>0.172628879547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0.170256853104">
                <text:p>0.170256853104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0.168344974518">
                <text:p>0.168344974518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0.169682025909">
                <text:p>0.169682025909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0.16986989975">
                <text:p>0.16986989975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0.168411016464">
                <text:p>0.168411016464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0.17104101181">
                <text:p>0.17104101181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0.168926000595">
                <text:p>0.168926000595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0.169049978256">
                <text:p>0.169049978256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0.169769048691">
                <text:p>0.169769048691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0.187437057495">
                <text:p>0.187437057495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0.187669038773">
                <text:p>0.187669038773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0.187365055084">
                <text:p>0.187365055084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0.187276124954">
                <text:p>0.187276124954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0.186872005463">
                <text:p>0.186872005463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0.187628984451">
                <text:p>0.187628984451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0.185904979706">
                <text:p>0.185904979706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0.189711809158">
                <text:p>0.189711809158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0.187704086304">
                <text:p>0.187704086304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0.185669183731">
                <text:p>0.185669183731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0.187621831894">
                <text:p>0.187621831894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0.187216997147">
                <text:p>0.187216997147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0.187964200974">
                <text:p>0.187964200974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0.166543960571">
                <text:p>0.166543960571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0.165520906448">
                <text:p>0.165520906448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0.16531085968">
                <text:p>0.16531085968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0.16602396965">
                <text:p>0.16602396965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0.164659976959">
                <text:p>0.16465997695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0.166661977768">
                <text:p>0.16666197776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0.166532039642">
                <text:p>0.166532039642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0.166554927826">
                <text:p>0.1665549278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0.167875051498">
                <text:p>0.16787505149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0.167965888977">
                <text:p>0.16796588897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0.167296886444">
                <text:p>0.16729688644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0.165627002716">
                <text:p>0.165627002716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0.16970205307">
                <text:p>0.16970205307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0.166589021683">
                <text:p>0.166589021683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0.166035890579">
                <text:p>0.16603589057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0.166795969009">
                <text:p>0.166795969009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0.168148040771">
                <text:p>0.16814804077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0.167656898499">
                <text:p>0.167656898499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0.170394897461">
                <text:p>0.170394897461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0.167980909348">
                <text:p>0.167980909348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0.167490005493">
                <text:p>0.167490005493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0.168513774872">
                <text:p>0.168513774872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0.169375896454">
                <text:p>0.169375896454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0.168220043182">
                <text:p>0.16822004318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0.169664859772">
                <text:p>0.169664859772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0.170445919037">
                <text:p>0.170445919037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0.171687841415">
                <text:p>0.17168784141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0.169980764389">
                <text:p>0.16998076438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0.16993689537">
                <text:p>0.16993689537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0.170594930649">
                <text:p>0.17059493064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0.182526111603">
                <text:p>0.182526111603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0.18094086647">
                <text:p>0.18094086647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0.181502103806">
                <text:p>0.181502103806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0.180843114853">
                <text:p>0.180843114853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0.182491064072">
                <text:p>0.182491064072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0.1818318367">
                <text:p>0.1818318367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0.181186914444">
                <text:p>0.181186914444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0.181388139725">
                <text:p>0.181388139725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0.181918859482">
                <text:p>0.181918859482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0.182203054428">
                <text:p>0.182203054428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0.183974981308">
                <text:p>0.183974981308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0.182374954224">
                <text:p>0.182374954224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0.181254148483">
                <text:p>0.181254148483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0.181740999222">
                <text:p>0.181740999222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0.182550191879">
                <text:p>0.18255019187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0.183434963226">
                <text:p>0.183434963226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0.185909032822">
                <text:p>0.185909032822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0.182393074036">
                <text:p>0.182393074036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0.180840969086">
                <text:p>0.180840969086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0.184782981873">
                <text:p>0.184782981873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0.190071105957">
                <text:p>0.190071105957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0.187799930573">
                <text:p>0.187799930573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0.180557012558">
                <text:p>0.180557012558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0.180894851685">
                <text:p>0.180894851685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0.182689905167">
                <text:p>0.182689905167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0.181802034378">
                <text:p>0.181802034378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0.18288397789">
                <text:p>0.18288397789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0.182765960693">
                <text:p>0.18276596069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0.180863857269">
                <text:p>0.180863857269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0.181115150452">
                <text:p>0.181115150452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0.180943965912">
                <text:p>0.180943965912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0.182087182999">
                <text:p>0.18208718299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0.185025930405">
                <text:p>0.185025930405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0.181889057159">
                <text:p>0.181889057159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0.183171987534">
                <text:p>0.183171987534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0.183146953583">
                <text:p>0.183146953583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0.181518793106">
                <text:p>0.181518793106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0.183163166046">
                <text:p>0.183163166046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0.183500051498">
                <text:p>0.183500051498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0.18145108223">
                <text:p>0.18145108223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0.185091972351">
                <text:p>0.185091972351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0.317295074463">
                <text:p>0.317295074463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0.317412137985">
                <text:p>0.31741213798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0.307224035263">
                <text:p>0.307224035263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0.505023956299">
                <text:p>0.50502395629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0.499818086624">
                <text:p>0.499818086624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0.501569986343">
                <text:p>0.501569986343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0.500508069992">
                <text:p>0.50050806999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0.502285957336">
                <text:p>0.502285957336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0.502783060074">
                <text:p>0.502783060074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0.503379106522">
                <text:p>0.503379106522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0.50578212738">
                <text:p>0.50578212738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0.504011869431">
                <text:p>0.504011869431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0.503428936005">
                <text:p>0.50342893600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0.502098083496">
                <text:p>0.502098083496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0.513100862503">
                <text:p>0.51310086250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0.516371965408">
                <text:p>0.516371965408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0.499413013458">
                <text:p>0.499413013458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0.500887870789">
                <text:p>0.500887870789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0.499814033508">
                <text:p>0.49981403350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0.501136064529">
                <text:p>0.501136064529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0.498100996017">
                <text:p>0.498100996017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0.502065896988">
                <text:p>0.502065896988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0.50679898262">
                <text:p>0.50679898262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0.507100105286">
                <text:p>0.507100105286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0.503443956375">
                <text:p>0.503443956375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0.501981019974">
                <text:p>0.501981019974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0.501212120056">
                <text:p>0.501212120056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0.499655008316">
                <text:p>0.499655008316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0.500766992569">
                <text:p>0.500766992569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0.502716064453">
                <text:p>0.502716064453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0.502675056458">
                <text:p>0.502675056458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0.503466844559">
                <text:p>0.503466844559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0.504405975342">
                <text:p>0.504405975342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0.503061056137">
                <text:p>0.503061056137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0.506253957748">
                <text:p>0.506253957748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0.502840042114">
                <text:p>0.502840042114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0.503759860992">
                <text:p>0.503759860992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0.503247022629">
                <text:p>0.50324702262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0.499409914017">
                <text:p>0.499409914017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0.506052970886">
                <text:p>0.506052970886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0.502270936966">
                <text:p>0.502270936966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0.506767034531">
                <text:p>0.506767034531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0.504216909409">
                <text:p>0.504216909409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0.502864122391">
                <text:p>0.502864122391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0.502250909805">
                <text:p>0.50225090980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0.504462957382">
                <text:p>0.504462957382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0.503593921661">
                <text:p>0.503593921661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0.50214600563">
                <text:p>0.50214600563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0.505502939224">
                <text:p>0.50550293922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0.504734992981">
                <text:p>0.504734992981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0.504047870636">
                <text:p>0.504047870636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0.507517814636">
                <text:p>0.507517814636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0.502723932266">
                <text:p>0.502723932266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0.507359981537">
                <text:p>0.50735998153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0.505912065506">
                <text:p>0.505912065506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0.507972955704">
                <text:p>0.507972955704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0.506996870041">
                <text:p>0.506996870041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0.507734060287">
                <text:p>0.507734060287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0.506060123444">
                <text:p>0.506060123444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0.506090164185">
                <text:p>0.506090164185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0.508370876312">
                <text:p>0.508370876312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0.508540868759">
                <text:p>0.508540868759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0.50505900383">
                <text:p>0.50505900383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0.507322788239">
                <text:p>0.50732278823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0.506810903549">
                <text:p>0.50681090354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0.508136034012">
                <text:p>0.508136034012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0.508708953857">
                <text:p>0.508708953857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0.508696079254">
                <text:p>0.508696079254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0.508049964905">
                <text:p>0.508049964905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0.511439085007">
                <text:p>0.511439085007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0.511913061142">
                <text:p>0.511913061142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0.512290000916">
                <text:p>0.51229000091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0.507951974869">
                <text:p>0.5079519748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0.510408878326">
                <text:p>0.510408878326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0.508098840714">
                <text:p>0.508098840714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0.507562875748">
                <text:p>0.50756287574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0.508958101273">
                <text:p>0.508958101273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0.240799188614">
                <text:p>0.240799188614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0.240947008133">
                <text:p>0.240947008133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0.243053913116">
                <text:p>0.243053913116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0.242985010147">
                <text:p>0.242985010147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0.244370222092">
                <text:p>0.244370222092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0.241154909134">
                <text:p>0.24115490913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0.241173028946">
                <text:p>0.241173028946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0.242750883102">
                <text:p>0.24275088310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0.243343114853">
                <text:p>0.243343114853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0.248931884766">
                <text:p>0.248931884766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0.242597818375">
                <text:p>0.242597818375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0.242567062378">
                <text:p>0.242567062378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0.241276025772">
                <text:p>0.241276025772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0.241271972656">
                <text:p>0.24127197265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0.242904901505">
                <text:p>0.24290490150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0.242331981659">
                <text:p>0.242331981659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0.243266105652">
                <text:p>0.243266105652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0.243510961533">
                <text:p>0.243510961533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0.244647026062">
                <text:p>0.244647026062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0.243846893311">
                <text:p>0.243846893311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0.24459695816">
                <text:p>0.24459695816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0.246426105499">
                <text:p>0.246426105499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0.244719028473">
                <text:p>0.244719028473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0.244071960449">
                <text:p>0.244071960449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0.245496034622">
                <text:p>0.245496034622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0.246016025543">
                <text:p>0.24601602554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0.246105909348">
                <text:p>0.246105909348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0.246459007263">
                <text:p>0.24645900726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0.244647026062">
                <text:p>0.244647026062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0.248386144638">
                <text:p>0.248386144638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0.247059822083">
                <text:p>0.247059822083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0.242750883102">
                <text:p>0.242750883102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0.24371099472">
                <text:p>0.24371099472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0.245913982391">
                <text:p>0.24591398239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0.24155497551">
                <text:p>0.2415549755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0.207979917526">
                <text:p>0.207979917526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0.20894408226">
                <text:p>0.20894408226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0.208020925522">
                <text:p>0.208020925522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0.207566022873">
                <text:p>0.207566022873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0.208253145218">
                <text:p>0.208253145218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0.206825971603">
                <text:p>0.206825971603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0.206696987152">
                <text:p>0.206696987152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0.207633018494">
                <text:p>0.207633018494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0.205821037292">
                <text:p>0.205821037292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0.206565856934">
                <text:p>0.206565856934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0.206726074219">
                <text:p>0.20672607421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0.207705974579">
                <text:p>0.207705974579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0.207397937775">
                <text:p>0.20739793777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0.20979809761">
                <text:p>0.20979809761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0.207643985748">
                <text:p>0.207643985748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0.208546161652">
                <text:p>0.208546161652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0.209222078323">
                <text:p>0.209222078323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0.210489988327">
                <text:p>0.210489988327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0.206851005554">
                <text:p>0.206851005554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0.207580089569">
                <text:p>0.207580089569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0.208369016647">
                <text:p>0.208369016647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0.208832025528">
                <text:p>0.208832025528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0.212528944016">
                <text:p>0.212528944016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0.207524061203">
                <text:p>0.207524061203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0.208435058594">
                <text:p>0.20843505859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0.223363876343">
                <text:p>0.223363876343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0.209056138992">
                <text:p>0.209056138992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0.209862947464">
                <text:p>0.20986294746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0.208681106567">
                <text:p>0.208681106567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0.208655118942">
                <text:p>0.208655118942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0.20979309082">
                <text:p>0.20979309082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0.212227106094">
                <text:p>0.21222710609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0.208816051483">
                <text:p>0.208816051483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0.210870027542">
                <text:p>0.210870027542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0.211140871048">
                <text:p>0.211140871048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0.212584972382">
                <text:p>0.212584972382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0.224036216736">
                <text:p>0.224036216736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0.222936868668">
                <text:p>0.222936868668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0.224786996841">
                <text:p>0.224786996841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0.225766181946">
                <text:p>0.225766181946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0.225975036621">
                <text:p>0.225975036621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0.227351903915">
                <text:p>0.227351903915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0.225816965103">
                <text:p>0.225816965103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0.228699922562">
                <text:p>0.228699922562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0.226717948914">
                <text:p>0.226717948914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0.226201057434">
                <text:p>0.226201057434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0.226369857788">
                <text:p>0.226369857788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0.228852033615">
                <text:p>0.22885203361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0.228724002838">
                <text:p>0.228724002838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0.230656862259">
                <text:p>0.23065686225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0.227216959">
                <text:p>0.22721695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0.226595878601">
                <text:p>0.226595878601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0.226918935776">
                <text:p>0.226918935776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0.227147102356">
                <text:p>0.227147102356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0.229150056839">
                <text:p>0.229150056839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0.226536035538">
                <text:p>0.22653603553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0.228094816208">
                <text:p>0.228094816208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0.228005886078">
                <text:p>0.228005886078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0.230535984039">
                <text:p>0.230535984039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0.230057001114">
                <text:p>0.230057001114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0.230226993561">
                <text:p>0.230226993561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0.229429960251">
                <text:p>0.229429960251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0.230367898941">
                <text:p>0.230367898941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0.230628967285">
                <text:p>0.230628967285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0.227638959885">
                <text:p>0.227638959885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0.228823900223">
                <text:p>0.228823900223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0.227203130722">
                <text:p>0.227203130722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0.231869220734">
                <text:p>0.23186922073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0.227136850357">
                <text:p>0.227136850357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0.229223966599">
                <text:p>0.229223966599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0.22857093811">
                <text:p>0.22857093811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0.228620052338">
                <text:p>0.22862005233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0.198001146317">
                <text:p>0.198001146317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0.200253009796">
                <text:p>0.20025300979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0.199621200562">
                <text:p>0.199621200562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0.207420110703">
                <text:p>0.207420110703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0.202597141266">
                <text:p>0.202597141266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0.199984073639">
                <text:p>0.199984073639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0.201666116714">
                <text:p>0.201666116714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0.200343132019">
                <text:p>0.200343132019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0.199693918228">
                <text:p>0.199693918228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0.205758094788">
                <text:p>0.205758094788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0.199178934097">
                <text:p>0.199178934097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0.198616981506">
                <text:p>0.198616981506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0.200512886047">
                <text:p>0.200512886047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0.201494932175">
                <text:p>0.201494932175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0.202663898468">
                <text:p>0.202663898468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0.201961040497">
                <text:p>0.201961040497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0.201344013214">
                <text:p>0.201344013214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0.190711975098">
                <text:p>0.190711975098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0.190630912781">
                <text:p>0.190630912781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0.193155050278">
                <text:p>0.193155050278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0.189558982849">
                <text:p>0.189558982849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0.18833899498">
                <text:p>0.18833899498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0.190665006638">
                <text:p>0.190665006638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0.189658164978">
                <text:p>0.189658164978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0.192320823669">
                <text:p>0.192320823669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0.19075512886">
                <text:p>0.19075512886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0.190124988556">
                <text:p>0.190124988556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0.191248178482">
                <text:p>0.191248178482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0.190877914429">
                <text:p>0.190877914429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0.193212032318">
                <text:p>0.193212032318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0.193773984909">
                <text:p>0.193773984909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0.193154096603">
                <text:p>0.193154096603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0.192310094833">
                <text:p>0.192310094833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0.194034099579">
                <text:p>0.194034099579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0.193197011948">
                <text:p>0.193197011948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0.194952011108">
                <text:p>0.194952011108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0.193331956863">
                <text:p>0.193331956863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0.191889047623">
                <text:p>0.191889047623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92387104034">
                <text:p>0.192387104034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0.193367958069">
                <text:p>0.193367958069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0.19752407074">
                <text:p>0.19752407074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0.192963123322">
                <text:p>0.192963123322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0.193488121033">
                <text:p>0.193488121033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0.194579839706">
                <text:p>0.194579839706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0.192529916763">
                <text:p>0.192529916763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0.194990873337">
                <text:p>0.194990873337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0.19379401207">
                <text:p>0.19379401207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0.194605827332">
                <text:p>0.194605827332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0.195157051086">
                <text:p>0.195157051086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0.194114923477">
                <text:p>0.194114923477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0.195981025696">
                <text:p>0.195981025696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0.266288995743">
                <text:p>0.266288995743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0.263817071915">
                <text:p>0.263817071915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0.263193845749">
                <text:p>0.263193845749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0.263323068619">
                <text:p>0.263323068619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0.264101982117">
                <text:p>0.264101982117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0.26139998436">
                <text:p>0.26139998436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0.262774944305">
                <text:p>0.262774944305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0.263197898865">
                <text:p>0.263197898865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0.260015964508">
                <text:p>0.26001596450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0.262250900269">
                <text:p>0.262250900269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0.263540029526">
                <text:p>0.263540029526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0.265017032623">
                <text:p>0.26501703262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0.26242017746">
                <text:p>0.26242017746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0.26601600647">
                <text:p>0.26601600647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0.263657808304">
                <text:p>0.263657808304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0.262733221054">
                <text:p>0.262733221054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0.266012907028">
                <text:p>0.266012907028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0.304445028305">
                <text:p>0.304445028305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0.265431880951">
                <text:p>0.265431880951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0.263921976089">
                <text:p>0.263921976089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0.262203931808">
                <text:p>0.262203931808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0.271760940552">
                <text:p>0.271760940552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0.2678129673">
                <text:p>0.2678129673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0.2664270401">
                <text:p>0.2664270401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0.265300989151">
                <text:p>0.265300989151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0.265239953995">
                <text:p>0.265239953995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0.26363992691">
                <text:p>0.26363992691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0.261777877808">
                <text:p>0.26177787780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0.263160943985">
                <text:p>0.263160943985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0.262932777405">
                <text:p>0.262932777405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0.263266086578">
                <text:p>0.263266086578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0.264678001404">
                <text:p>0.264678001404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0.264330148697">
                <text:p>0.264330148697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0.264637947083">
                <text:p>0.264637947083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0.262347221375">
                <text:p>0.262347221375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0.263386011124">
                <text:p>0.263386011124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0.264259815216">
                <text:p>0.264259815216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0.265722036362">
                <text:p>0.265722036362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0.262736797333">
                <text:p>0.262736797333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0.263665914536">
                <text:p>0.263665914536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0.264840841293">
                <text:p>0.264840841293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0.265539884567">
                <text:p>0.265539884567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0.265429973602">
                <text:p>0.265429973602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0.266620159149">
                <text:p>0.266620159149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0.267900943756">
                <text:p>0.267900943756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0.266438007355">
                <text:p>0.266438007355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0.270066976547">
                <text:p>0.270066976547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0.265876054764">
                <text:p>0.265876054764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0.267544031143">
                <text:p>0.267544031143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0.265866994858">
                <text:p>0.265866994858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0.265383958817">
                <text:p>0.265383958817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0.267549991608">
                <text:p>0.267549991608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0.267620801926">
                <text:p>0.267620801926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0.264984846115">
                <text:p>0.264984846115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0.265431165695">
                <text:p>0.265431165695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0.265748023987">
                <text:p>0.265748023987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0.268441200256">
                <text:p>0.268441200256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0.266064167023">
                <text:p>0.26606416702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0.267759084702">
                <text:p>0.26775908470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0.271502017975">
                <text:p>0.271502017975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0.269367933273">
                <text:p>0.269367933273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0.273221969604">
                <text:p>0.273221969604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0.272933959961">
                <text:p>0.272933959961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0.27240395546">
                <text:p>0.27240395546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0.267128944397">
                <text:p>0.267128944397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0.274012088776">
                <text:p>0.274012088776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0.268046140671">
                <text:p>0.268046140671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0.270848035812">
                <text:p>0.270848035812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0.266319036484">
                <text:p>0.266319036484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0.269380807877">
                <text:p>0.269380807877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0.268874883652">
                <text:p>0.268874883652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0.267297029495">
                <text:p>0.267297029495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0.267001152039">
                <text:p>0.267001152039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0.266876935959">
                <text:p>0.266876935959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0.26726102829">
                <text:p>0.26726102829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0.265564918518">
                <text:p>0.265564918518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0.266752958298">
                <text:p>0.266752958298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0.268228054047">
                <text:p>0.268228054047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0.267239809036">
                <text:p>0.267239809036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0.267455101013">
                <text:p>0.267455101013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0.266170978546">
                <text:p>0.266170978546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0.268335819244">
                <text:p>0.268335819244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0.273370027542">
                <text:p>0.273370027542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267464876175">
                <text:p>0.267464876175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0.270186901093">
                <text:p>0.270186901093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0.269948959351">
                <text:p>0.269948959351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0.27237200737">
                <text:p>0.27237200737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0.269704818726">
                <text:p>0.269704818726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0.267557144165">
                <text:p>0.267557144165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0.269140958786">
                <text:p>0.269140958786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0.269786834717">
                <text:p>0.269786834717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0.26908493042">
                <text:p>0.26908493042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0.268774986267">
                <text:p>0.268774986267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0.268590927124">
                <text:p>0.268590927124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0.267762184143">
                <text:p>0.267762184143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0.268901109695">
                <text:p>0.268901109695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0.268205881119">
                <text:p>0.268205881119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0.268085956573">
                <text:p>0.26808595657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0.268914937973">
                <text:p>0.268914937973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0.271394014359">
                <text:p>0.271394014359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0.206726789474">
                <text:p>0.206726789474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0.207244873047">
                <text:p>0.207244873047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0.205178022385">
                <text:p>0.205178022385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0.206446170807">
                <text:p>0.206446170807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0.258338928223">
                <text:p>0.258338928223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0.26062297821">
                <text:p>0.26062297821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0.256718873978">
                <text:p>0.256718873978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0.256630182266">
                <text:p>0.256630182266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0.256891012192">
                <text:p>0.256891012192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0.257017850876">
                <text:p>0.257017850876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0.258155107498">
                <text:p>0.258155107498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0.257874011993">
                <text:p>0.257874011993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0.257172822952">
                <text:p>0.257172822952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0.259995937347">
                <text:p>0.259995937347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0.260215997696">
                <text:p>0.260215997696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0.258810043335">
                <text:p>0.258810043335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0.258798122406">
                <text:p>0.258798122406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0.259464025497">
                <text:p>0.259464025497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0.257942914963">
                <text:p>0.257942914963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0.257171154022">
                <text:p>0.257171154022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0.260525941849">
                <text:p>0.260525941849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0.260502099991">
                <text:p>0.260502099991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0.261026144028">
                <text:p>0.261026144028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0.260485172272">
                <text:p>0.260485172272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0.261114835739">
                <text:p>0.261114835739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0.260471105576">
                <text:p>0.260471105576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0.260214090347">
                <text:p>0.260214090347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0.260480880737">
                <text:p>0.260480880737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0.262849092484">
                <text:p>0.262849092484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0.259890794754">
                <text:p>0.259890794754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0.262377023697">
                <text:p>0.262377023697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0.262162923813">
                <text:p>0.262162923813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0.262465000153">
                <text:p>0.262465000153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0.211601018906">
                <text:p>0.211601018906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0.209567070007">
                <text:p>0.209567070007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0.210443019867">
                <text:p>0.210443019867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0.207833766937">
                <text:p>0.207833766937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0.209500789642">
                <text:p>0.209500789642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0.207435846329">
                <text:p>0.207435846329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0.207547903061">
                <text:p>0.207547903061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0.208270072937">
                <text:p>0.208270072937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0.209290981293">
                <text:p>0.209290981293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0.208323955536">
                <text:p>0.208323955536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0.207594156265">
                <text:p>0.207594156265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0.208432912827">
                <text:p>0.208432912827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0.208433151245">
                <text:p>0.208433151245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0.21125793457">
                <text:p>0.21125793457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0.210498094559">
                <text:p>0.210498094559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0.208816051483">
                <text:p>0.208816051483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0.210395097733">
                <text:p>0.210395097733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0.210709095001">
                <text:p>0.210709095001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0.211998939514">
                <text:p>0.211998939514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0.208456039429">
                <text:p>0.208456039429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0.209212064743">
                <text:p>0.209212064743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0.209182977676">
                <text:p>0.209182977676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0.208645820618">
                <text:p>0.208645820618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0.210422039032">
                <text:p>0.210422039032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0.208711862564">
                <text:p>0.208711862564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0.208896875381">
                <text:p>0.208896875381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0.217943906784">
                <text:p>0.217943906784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0.219663858414">
                <text:p>0.219663858414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0.217105865479">
                <text:p>0.217105865479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0.219434022903">
                <text:p>0.219434022903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0.219218015671">
                <text:p>0.219218015671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0.21845293045">
                <text:p>0.21845293045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0.218236923218">
                <text:p>0.218236923218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0.216325998306">
                <text:p>0.216325998306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0.219819068909">
                <text:p>0.219819068909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0.217961072922">
                <text:p>0.217961072922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0.219353914261">
                <text:p>0.219353914261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0.220951080322">
                <text:p>0.220951080322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0.219439983368">
                <text:p>0.219439983368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0.218696117401">
                <text:p>0.218696117401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0.218816995621">
                <text:p>0.218816995621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0.219973802567">
                <text:p>0.219973802567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0.217605829239">
                <text:p>0.217605829239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0.219319105148">
                <text:p>0.219319105148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0.219076156616">
                <text:p>0.219076156616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0.219584941864">
                <text:p>0.219584941864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0.222423791885">
                <text:p>0.222423791885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0.221179962158">
                <text:p>0.221179962158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0.220880031586">
                <text:p>0.220880031586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0.221167087555">
                <text:p>0.221167087555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0.222985029221">
                <text:p>0.222985029221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0.219704866409">
                <text:p>0.219704866409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0.22593998909">
                <text:p>0.2259399890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0.220176935196">
                <text:p>0.220176935196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0.224804878235">
                <text:p>0.22480487823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0.224165201187">
                <text:p>0.224165201187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0.221818208694">
                <text:p>0.221818208694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0.223007917404">
                <text:p>0.223007917404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0.222081899643">
                <text:p>0.222081899643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0.222728967667">
                <text:p>0.222728967667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0.221720933914">
                <text:p>0.221720933914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0.223529100418">
                <text:p>0.223529100418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0.224477052689">
                <text:p>0.22447705268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0.212671041489">
                <text:p>0.212671041489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0.211592912674">
                <text:p>0.211592912674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0.209431886673">
                <text:p>0.209431886673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0.21141409874">
                <text:p>0.21141409874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0.316334962845">
                <text:p>0.31633496284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0.316440105438">
                <text:p>0.316440105438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0.316707134247">
                <text:p>0.316707134247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0.315995931625">
                <text:p>0.315995931625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0.314781904221">
                <text:p>0.314781904221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0.314189195633">
                <text:p>0.314189195633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0.313884019852">
                <text:p>0.313884019852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0.330476999283">
                <text:p>0.330476999283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0.313812017441">
                <text:p>0.313812017441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0.313215970993">
                <text:p>0.313215970993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0.316020965576">
                <text:p>0.316020965576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0.32053899765">
                <text:p>0.32053899765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0.316202163696">
                <text:p>0.316202163696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0.314059972763">
                <text:p>0.314059972763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0.313050031662">
                <text:p>0.313050031662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0.317237138748">
                <text:p>0.317237138748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0.316082000732">
                <text:p>0.316082000732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0.32057595253">
                <text:p>0.32057595253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0.317300796509">
                <text:p>0.317300796509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0.318477869034">
                <text:p>0.318477869034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0.32081413269">
                <text:p>0.32081413269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0.316536903381">
                <text:p>0.316536903381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0.315697908401">
                <text:p>0.315697908401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0.316242933273">
                <text:p>0.316242933273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0.314668893814">
                <text:p>0.314668893814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0.317239046097">
                <text:p>0.317239046097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0.318521022797">
                <text:p>0.318521022797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0.316166877747">
                <text:p>0.316166877747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0.316767930984">
                <text:p>0.316767930984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0.320050954819">
                <text:p>0.320050954819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0.318498849869">
                <text:p>0.318498849869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0.323138952255">
                <text:p>0.323138952255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0.338487148285">
                <text:p>0.338487148285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0.324400901794">
                <text:p>0.324400901794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0.323364973068">
                <text:p>0.323364973068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0.323873996735">
                <text:p>0.32387399673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0.32034611702">
                <text:p>0.32034611702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0.323694944382">
                <text:p>0.323694944382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0.327813148499">
                <text:p>0.327813148499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0.32709312439">
                <text:p>0.32709312439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0.326967954636">
                <text:p>0.326967954636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0.325970888138">
                <text:p>0.325970888138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0.327776908875">
                <text:p>0.327776908875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0.32635807991">
                <text:p>0.32635807991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0.328461170197">
                <text:p>0.328461170197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0.327446937561">
                <text:p>0.327446937561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0.326658964157">
                <text:p>0.326658964157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0.236415863037">
                <text:p>0.236415863037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0.230390071869">
                <text:p>0.230390071869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0.230787992477">
                <text:p>0.230787992477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0.23356795311">
                <text:p>0.23356795311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0.234675884247">
                <text:p>0.234675884247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0.237760066986">
                <text:p>0.237760066986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0.235352039337">
                <text:p>0.235352039337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0.236664056778">
                <text:p>0.236664056778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0.236024856567">
                <text:p>0.236024856567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0.235821962357">
                <text:p>0.235821962357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0.234046936035">
                <text:p>0.234046936035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0.227002859116">
                <text:p>0.22700285911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0.226591825485">
                <text:p>0.226591825485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0.22810792923">
                <text:p>0.22810792923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0.229786872864">
                <text:p>0.229786872864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0.225870132446">
                <text:p>0.225870132446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0.22643995285">
                <text:p>0.22643995285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0.23046708107">
                <text:p>0.2304670810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0.229536056519">
                <text:p>0.229536056519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0.227478027344">
                <text:p>0.227478027344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0.230700969696">
                <text:p>0.230700969696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0.229099035263">
                <text:p>0.229099035263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0.227573871613">
                <text:p>0.227573871613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0.23187494278">
                <text:p>0.23187494278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0.229538917542">
                <text:p>0.229538917542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0.229578971863">
                <text:p>0.229578971863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0.230406999588">
                <text:p>0.230406999588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0.223232984543">
                <text:p>0.223232984543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0.21681189537">
                <text:p>0.21681189537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0.21844291687">
                <text:p>0.21844291687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0.219794034958">
                <text:p>0.219794034958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0.21813583374">
                <text:p>0.21813583374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0.217726945877">
                <text:p>0.217726945877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0.217103004456">
                <text:p>0.217103004456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0.217981815338">
                <text:p>0.217981815338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0.222478151321">
                <text:p>0.222478151321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0.226989984512">
                <text:p>0.226989984512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0.222360134125">
                <text:p>0.222360134125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0.220857143402">
                <text:p>0.220857143402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0.218874931335">
                <text:p>0.218874931335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0.220493078232">
                <text:p>0.220493078232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0.219073057175">
                <text:p>0.219073057175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0.222936868668">
                <text:p>0.222936868668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0.220952987671">
                <text:p>0.220952987671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0.220042943954">
                <text:p>0.220042943954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0.22079205513">
                <text:p>0.22079205513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0.218338012695">
                <text:p>0.218338012695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0.221303224564">
                <text:p>0.221303224564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0.219517946243">
                <text:p>0.219517946243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0.22213101387">
                <text:p>0.22213101387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0.223675012589">
                <text:p>0.223675012589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0.222955942154">
                <text:p>0.222955942154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0.224035024643">
                <text:p>0.224035024643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0.221925973892">
                <text:p>0.221925973892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0.225016832352">
                <text:p>0.225016832352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0.221303939819">
                <text:p>0.221303939819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0.229163885117">
                <text:p>0.22916388511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0.224070072174">
                <text:p>0.224070072174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0.221518993378">
                <text:p>0.221518993378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0.225414991379">
                <text:p>0.225414991379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0.222217082977">
                <text:p>0.22221708297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0.220790863037">
                <text:p>0.220790863037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0.223185062408">
                <text:p>0.223185062408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0.225549936295">
                <text:p>0.225549936295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0.220813989639">
                <text:p>0.22081398963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0.222151994705">
                <text:p>0.222151994705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0.222321987152">
                <text:p>0.222321987152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0.220518112183">
                <text:p>0.220518112183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0.221095085144">
                <text:p>0.221095085144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0.221209049225">
                <text:p>0.221209049225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0.223113059998">
                <text:p>0.223113059998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0.221525907516">
                <text:p>0.221525907516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0.222055196762">
                <text:p>0.222055196762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0.221738100052">
                <text:p>0.221738100052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0.22297501564">
                <text:p>0.22297501564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0.22075510025">
                <text:p>0.22075510025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0.22264289856">
                <text:p>0.22264289856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0.22455406189">
                <text:p>0.22455406189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0.222455024719">
                <text:p>0.222455024719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0.224414110184">
                <text:p>0.224414110184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0.224035978317">
                <text:p>0.224035978317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0.226422071457">
                <text:p>0.226422071457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0.222769975662">
                <text:p>0.222769975662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0.221517086029">
                <text:p>0.221517086029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0.221873998642">
                <text:p>0.221873998642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0.221267938614">
                <text:p>0.221267938614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0.223407030106">
                <text:p>0.223407030106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0.22168803215">
                <text:p>0.22168803215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0.22386097908">
                <text:p>0.22386097908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0.224052190781">
                <text:p>0.224052190781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0.225104808807">
                <text:p>0.225104808807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0.225193977356">
                <text:p>0.225193977356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0.225522041321">
                <text:p>0.225522041321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0.223377943039">
                <text:p>0.223377943039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0.22336602211">
                <text:p>0.22336602211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0.223208904266">
                <text:p>0.223208904266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0.223754882812">
                <text:p>0.223754882812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0.224576950073">
                <text:p>0.224576950073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0.224758863449">
                <text:p>0.22475886344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0.228093862534">
                <text:p>0.228093862534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0.225388050079">
                <text:p>0.225388050079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0.226325035095">
                <text:p>0.226325035095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0.226323843002">
                <text:p>0.226323843002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0.225520133972">
                <text:p>0.225520133972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0.230530023575">
                <text:p>0.230530023575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0.22864985466">
                <text:p>0.22864985466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0.233015060425">
                <text:p>0.233015060425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0.228630065918">
                <text:p>0.228630065918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0.229788780212">
                <text:p>0.229788780212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0.228952884674">
                <text:p>0.228952884674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0.230443000793">
                <text:p>0.230443000793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0.232506036758">
                <text:p>0.232506036758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0.231089830399">
                <text:p>0.231089830399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0.228131771088">
                <text:p>0.228131771088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0.231599807739">
                <text:p>0.231599807739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0.229809999466">
                <text:p>0.229809999466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0.231652021408">
                <text:p>0.231652021408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0.231060028076">
                <text:p>0.231060028076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0.226804971695">
                <text:p>0.226804971695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0.224992036819">
                <text:p>0.224992036819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0.226329088211">
                <text:p>0.226329088211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0.2252368927">
                <text:p>0.2252368927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0.226802110672">
                <text:p>0.226802110672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0.226774930954">
                <text:p>0.226774930954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0.225835084915">
                <text:p>0.225835084915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0.227216005325">
                <text:p>0.227216005325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0.241240978241">
                <text:p>0.241240978241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0.240998029709">
                <text:p>0.240998029709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0.239346981049">
                <text:p>0.239346981049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0.240730047226">
                <text:p>0.240730047226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0.238523006439">
                <text:p>0.238523006439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0.238964796066">
                <text:p>0.238964796066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0.241584062576">
                <text:p>0.241584062576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0.23982000351">
                <text:p>0.23982000351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0.24264383316">
                <text:p>0.24264383316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0.240190029144">
                <text:p>0.240190029144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0.239169836044">
                <text:p>0.239169836044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0.238574028015">
                <text:p>0.238574028015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0.240979909897">
                <text:p>0.240979909897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0.237607955933">
                <text:p>0.237607955933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0.238644838333">
                <text:p>0.23864483833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0.238672018051">
                <text:p>0.238672018051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0.239861965179">
                <text:p>0.239861965179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0.23928809166">
                <text:p>0.23928809166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0.240530967712">
                <text:p>0.240530967712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0.240115880966">
                <text:p>0.240115880966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0.244903802872">
                <text:p>0.24490380287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0.242202043533">
                <text:p>0.242202043533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0.242842197418">
                <text:p>0.242842197418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0.241970062256">
                <text:p>0.241970062256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0.245219230652">
                <text:p>0.245219230652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0.241108894348">
                <text:p>0.241108894348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0.242733001709">
                <text:p>0.242733001709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0.243498086929">
                <text:p>0.243498086929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0.247277975082">
                <text:p>0.24727797508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0.240810155869">
                <text:p>0.240810155869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0.242676973343">
                <text:p>0.24267697334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0.239826917648">
                <text:p>0.239826917648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0.240881919861">
                <text:p>0.240881919861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0.240205049515">
                <text:p>0.240205049515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0.242344856262">
                <text:p>0.242344856262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0.243702888489">
                <text:p>0.243702888489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0.244827985764">
                <text:p>0.244827985764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0.242653846741">
                <text:p>0.242653846741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0.228973150253">
                <text:p>0.228973150253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0.226874113083">
                <text:p>0.226874113083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0.230735063553">
                <text:p>0.230735063553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0.231025218964">
                <text:p>0.231025218964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0.230059146881">
                <text:p>0.230059146881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0.228022098541">
                <text:p>0.228022098541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0.228472948074">
                <text:p>0.228472948074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0.228371143341">
                <text:p>0.228371143341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0.226751089096">
                <text:p>0.226751089096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0.230779886246">
                <text:p>0.230779886246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0.231277942657">
                <text:p>0.231277942657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0.229807138443">
                <text:p>0.229807138443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0.230289936066">
                <text:p>0.230289936066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0.229823112488">
                <text:p>0.229823112488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0.229726076126">
                <text:p>0.229726076126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0.230675935745">
                <text:p>0.230675935745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0.233901023865">
                <text:p>0.233901023865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0.231589078903">
                <text:p>0.231589078903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0.233159065247">
                <text:p>0.233159065247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0.230422019958">
                <text:p>0.230422019958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0.232764005661">
                <text:p>0.232764005661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0.231680870056">
                <text:p>0.231680870056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0.232011079788">
                <text:p>0.232011079788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0.230745077133">
                <text:p>0.230745077133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0.230817079544">
                <text:p>0.230817079544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0.232659816742">
                <text:p>0.232659816742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0.230516910553">
                <text:p>0.230516910553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0.233598947525">
                <text:p>0.233598947525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0.233294010162">
                <text:p>0.233294010162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0.232011079788">
                <text:p>0.232011079788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0.232422828674">
                <text:p>0.232422828674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0.231817007065">
                <text:p>0.231817007065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0.235210895538">
                <text:p>0.235210895538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0.234053850174">
                <text:p>0.234053850174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0.234641075134">
                <text:p>0.234641075134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0.232006072998">
                <text:p>0.232006072998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0.234753131866">
                <text:p>0.234753131866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0.684813976288">
                <text:p>0.684813976288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0.692333936691">
                <text:p>0.692333936691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0.678963899612">
                <text:p>0.678963899612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0.684094905853">
                <text:p>0.684094905853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0.694921016693">
                <text:p>0.694921016693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0.678177833557">
                <text:p>0.678177833557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0.6810131073">
                <text:p>0.6810131073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0.685980081558">
                <text:p>0.685980081558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0.686604976654">
                <text:p>0.686604976654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0.678488016129">
                <text:p>0.678488016129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0.682065010071">
                <text:p>0.682065010071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0.687218904495">
                <text:p>0.687218904495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0.685001850128">
                <text:p>0.685001850128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0.682288885117">
                <text:p>0.682288885117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0.685767889023">
                <text:p>0.685767889023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0.680686950684">
                <text:p>0.680686950684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0.679445981979">
                <text:p>0.67944598197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0.683365106583">
                <text:p>0.683365106583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0.678771018982">
                <text:p>0.678771018982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0.679219007492">
                <text:p>0.679219007492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0.682774782181">
                <text:p>0.682774782181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0.683063030243">
                <text:p>0.683063030243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0.677781820297">
                <text:p>0.677781820297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0.685070037842">
                <text:p>0.685070037842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0.692120075226">
                <text:p>0.692120075226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0.696381092072">
                <text:p>0.696381092072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0.688813924789">
                <text:p>0.688813924789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0.687925815582">
                <text:p>0.687925815582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0.688659191132">
                <text:p>0.688659191132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0.688356876373">
                <text:p>0.688356876373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0.693980932236">
                <text:p>0.693980932236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0.692090034485">
                <text:p>0.692090034485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0.691742897034">
                <text:p>0.691742897034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0.692389011383">
                <text:p>0.692389011383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0.69215798378">
                <text:p>0.6921579837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0.265463829041">
                <text:p>0.265463829041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0.262731075287">
                <text:p>0.262731075287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0.262864112854">
                <text:p>0.262864112854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0.263302087784">
                <text:p>0.263302087784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0.262874126434">
                <text:p>0.262874126434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0.260218143463">
                <text:p>0.260218143463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0.260788917542">
                <text:p>0.260788917542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0.294475078583">
                <text:p>0.294475078583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0.263064146042">
                <text:p>0.263064146042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0.262991905212">
                <text:p>0.262991905212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0.265002012253">
                <text:p>0.26500201225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0.261804103851">
                <text:p>0.261804103851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0.263391017914">
                <text:p>0.263391017914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0.265542984009">
                <text:p>0.265542984009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0.266507148743">
                <text:p>0.266507148743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0.266158103943">
                <text:p>0.266158103943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0.266319036484">
                <text:p>0.266319036484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0.264672994614">
                <text:p>0.264672994614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0.263972043991">
                <text:p>0.263972043991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0.264662027359">
                <text:p>0.264662027359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0.264433860779">
                <text:p>0.264433860779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0.264052867889">
                <text:p>0.26405286788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0.265133142471">
                <text:p>0.265133142471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0.261805057526">
                <text:p>0.261805057526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0.26305103302">
                <text:p>0.26305103302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0.263827800751">
                <text:p>0.263827800751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0.267133951187">
                <text:p>0.267133951187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0.267857074738">
                <text:p>0.267857074738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0.262516021729">
                <text:p>0.26251602172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0.263773918152">
                <text:p>0.263773918152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0.265218019485">
                <text:p>0.26521801948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0.267449140549">
                <text:p>0.267449140549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0.269392967224">
                <text:p>0.269392967224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0.266402006149">
                <text:p>0.266402006149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0.282073974609">
                <text:p>0.282073974609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0.281722068787">
                <text:p>0.281722068787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0.289834022522">
                <text:p>0.289834022522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0.278958082199">
                <text:p>0.278958082199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0.279467105865">
                <text:p>0.279467105865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0.279883146286">
                <text:p>0.279883146286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0.279595136642">
                <text:p>0.279595136642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0.280976057053">
                <text:p>0.280976057053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0.27992105484">
                <text:p>0.27992105484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0.281715869904">
                <text:p>0.281715869904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0.279518127441">
                <text:p>0.27951812744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0.281239032745">
                <text:p>0.281239032745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0.280413866043">
                <text:p>0.280413866043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0.280089855194">
                <text:p>0.280089855194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0.283185005188">
                <text:p>0.283185005188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0.283638000488">
                <text:p>0.283638000488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0.279914855957">
                <text:p>0.279914855957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0.712888002396">
                <text:p>0.712888002396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0.71294093132">
                <text:p>0.71294093132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0.710565090179">
                <text:p>0.710565090179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0.712215900421">
                <text:p>0.712215900421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0.711621046066">
                <text:p>0.711621046066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0.712577104568">
                <text:p>0.712577104568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0.71209192276">
                <text:p>0.71209192276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0.715554952621">
                <text:p>0.715554952621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0.710451841354">
                <text:p>0.710451841354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0.712500095367">
                <text:p>0.712500095367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0.711258888245">
                <text:p>0.711258888245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0.710350990295">
                <text:p>0.710350990295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0.713908910751">
                <text:p>0.713908910751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0.718624830246">
                <text:p>0.718624830246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0.717142105103">
                <text:p>0.717142105103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0.713796854019">
                <text:p>0.713796854019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0.716382026672">
                <text:p>0.716382026672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0.71355509758">
                <text:p>0.71355509758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0.714784860611">
                <text:p>0.714784860611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0.710873842239">
                <text:p>0.710873842239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0.718048095703">
                <text:p>0.71804809570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0.715278148651">
                <text:p>0.715278148651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0.717694044113">
                <text:p>0.717694044113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0.716721057892">
                <text:p>0.716721057892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0.71687412262">
                <text:p>0.71687412262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0.717016935349">
                <text:p>0.717016935349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0.714539051056">
                <text:p>0.714539051056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0.721241950989">
                <text:p>0.721241950989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0.716012954712">
                <text:p>0.716012954712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0.714993953705">
                <text:p>0.714993953705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0.717257976532">
                <text:p>0.717257976532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0.7302069664">
                <text:p>0.7302069664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0.717036008835">
                <text:p>0.717036008835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0.71487903595">
                <text:p>0.71487903595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0.720690965652">
                <text:p>0.720690965652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0.713362932205">
                <text:p>0.713362932205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0.715155124664">
                <text:p>0.715155124664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0.715274095535">
                <text:p>0.715274095535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0.716694831848">
                <text:p>0.716694831848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0.715217113495">
                <text:p>0.715217113495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0.710265874863">
                <text:p>0.710265874863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0.715067148209">
                <text:p>0.715067148209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0.718288183212">
                <text:p>0.718288183212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0.716825962067">
                <text:p>0.716825962067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0.717224836349">
                <text:p>0.717224836349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0.713061094284">
                <text:p>0.713061094284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0.718518018723">
                <text:p>0.718518018723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0.717644929886">
                <text:p>0.717644929886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0.724724054337">
                <text:p>0.724724054337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0.719436168671">
                <text:p>0.719436168671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0.717844009399">
                <text:p>0.717844009399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0.71542596817">
                <text:p>0.71542596817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0.726801872253">
                <text:p>0.726801872253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0.720202922821">
                <text:p>0.720202922821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0.722640991211">
                <text:p>0.722640991211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0.728797912598">
                <text:p>0.728797912598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0.72079205513">
                <text:p>0.72079205513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0.724567174911">
                <text:p>0.724567174911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0.720927000046">
                <text:p>0.720927000046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0.722371816635">
                <text:p>0.722371816635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0.718055963516">
                <text:p>0.718055963516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0.716583013535">
                <text:p>0.716583013535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0.721493959427">
                <text:p>0.721493959427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0.717664003372">
                <text:p>0.717664003372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0.718008995056">
                <text:p>0.718008995056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0.715585947037">
                <text:p>0.715585947037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0.722656011581">
                <text:p>0.722656011581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0.724181890488">
                <text:p>0.724181890488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0.72442817688">
                <text:p>0.72442817688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0.723747968674">
                <text:p>0.723747968674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0.727797985077">
                <text:p>0.727797985077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0.720283985138">
                <text:p>0.720283985138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0.722289085388">
                <text:p>0.722289085388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0.719440937042">
                <text:p>0.719440937042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0.723217010498">
                <text:p>0.723217010498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0.724416971207">
                <text:p>0.724416971207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0.730283021927">
                <text:p>0.730283021927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0.258324146271">
                <text:p>0.258324146271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0.252896785736">
                <text:p>0.252896785736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0.255374908447">
                <text:p>0.255374908447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0.254362821579">
                <text:p>0.254362821579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0.252823114395">
                <text:p>0.252823114395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0.252161979675">
                <text:p>0.252161979675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0.254275798798">
                <text:p>0.254275798798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0.256317138672">
                <text:p>0.256317138672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0.255363941193">
                <text:p>0.255363941193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0.25373005867">
                <text:p>0.25373005867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0.254565000534">
                <text:p>0.254565000534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0.255040884018">
                <text:p>0.255040884018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0.257925987244">
                <text:p>0.257925987244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0.25363111496">
                <text:p>0.25363111496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0.256665945053">
                <text:p>0.256665945053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0.254530906677">
                <text:p>0.254530906677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0.257021903992">
                <text:p>0.257021903992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0.257016897202">
                <text:p>0.257016897202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0.256468057632">
                <text:p>0.256468057632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0.252230882645">
                <text:p>0.252230882645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0.251888036728">
                <text:p>0.251888036728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0.2532351017">
                <text:p>0.2532351017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0.253340005875">
                <text:p>0.253340005875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0.252584934235">
                <text:p>0.252584934235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0.253929853439">
                <text:p>0.253929853439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0.255047082901">
                <text:p>0.255047082901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0.254614114761">
                <text:p>0.254614114761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0.252456903458">
                <text:p>0.252456903458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0.255367994308">
                <text:p>0.255367994308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0.252549886703">
                <text:p>0.252549886703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0.252880096436">
                <text:p>0.252880096436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0.253706932068">
                <text:p>0.253706932068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0.253732204437">
                <text:p>0.253732204437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0.253404140472">
                <text:p>0.253404140472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0.255874872208">
                <text:p>0.255874872208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0.256709814072">
                <text:p>0.256709814072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0.257744073868">
                <text:p>0.257744073868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0.256586074829">
                <text:p>0.256586074829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0.255625963211">
                <text:p>0.255625963211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0.258493900299">
                <text:p>0.258493900299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0.255768060684">
                <text:p>0.255768060684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0.260326862335">
                <text:p>0.260326862335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0.258819103241">
                <text:p>0.25881910324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0.258697986603">
                <text:p>0.258697986603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0.258211135864">
                <text:p>0.258211135864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0.256833076477">
                <text:p>0.256833076477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0.259085178375">
                <text:p>0.259085178375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0.262005090714">
                <text:p>0.262005090714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0.258285999298">
                <text:p>0.258285999298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0.258942842484">
                <text:p>0.258942842484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0.258650064468">
                <text:p>0.258650064468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0.25877404213">
                <text:p>0.25877404213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0.259238004684">
                <text:p>0.259238004684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0.257925987244">
                <text:p>0.257925987244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0.269218921661">
                <text:p>0.269218921661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0.281756877899">
                <text:p>0.281756877899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0.772572994232">
                <text:p>0.772572994232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0.756991147995">
                <text:p>0.756991147995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0.760005950928">
                <text:p>0.760005950928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0.759610891342">
                <text:p>0.759610891342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0.760569095612">
                <text:p>0.760569095612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0.761531114578">
                <text:p>0.761531114578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0.761096000671">
                <text:p>0.761096000671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0.765889167786">
                <text:p>0.765889167786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0.755886793137">
                <text:p>0.755886793137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0.753821849823">
                <text:p>0.753821849823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0.764413118362">
                <text:p>0.764413118362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0.755520105362">
                <text:p>0.755520105362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0.776387929916">
                <text:p>0.776387929916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0.756743907928">
                <text:p>0.756743907928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0.296652078629">
                <text:p>0.296652078629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0.293186187744">
                <text:p>0.293186187744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0.297217130661">
                <text:p>0.297217130661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0.299307823181">
                <text:p>0.299307823181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0.296947002411">
                <text:p>0.29694700241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0.295655012131">
                <text:p>0.295655012131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0.294688940048">
                <text:p>0.294688940048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0.296037912369">
                <text:p>0.296037912369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0.294610977173">
                <text:p>0.29461097717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0.293855190277">
                <text:p>0.293855190277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0.297253847122">
                <text:p>0.297253847122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0.293910980225">
                <text:p>0.293910980225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0.294944047928">
                <text:p>0.294944047928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0.307489871979">
                <text:p>0.307489871979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0.29842209816">
                <text:p>0.29842209816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0.295751094818">
                <text:p>0.295751094818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0.300354003906">
                <text:p>0.300354003906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0.294947862625">
                <text:p>0.294947862625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0.296063899994">
                <text:p>0.296063899994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0.297435045242">
                <text:p>0.297435045242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0.295648097992">
                <text:p>0.295648097992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0.294979810715">
                <text:p>0.294979810715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0.295978069305">
                <text:p>0.295978069305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0.295605182648">
                <text:p>0.295605182648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0.300450086594">
                <text:p>0.300450086594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0.295337915421">
                <text:p>0.295337915421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0.297106981277">
                <text:p>0.297106981277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0.296714067459">
                <text:p>0.29671406745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0.296160936356">
                <text:p>0.296160936356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0.298749923706">
                <text:p>0.298749923706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0.303431987762">
                <text:p>0.303431987762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0.298542976379">
                <text:p>0.298542976379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0.298492908478">
                <text:p>0.298492908478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0.298170089722">
                <text:p>0.298170089722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0.300341129303">
                <text:p>0.300341129303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0.268765926361">
                <text:p>0.268765926361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0.269627094269">
                <text:p>0.269627094269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0.270718097687">
                <text:p>0.270718097687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0.268103837967">
                <text:p>0.268103837967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0.268169164658">
                <text:p>0.268169164658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0.268405914307">
                <text:p>0.268405914307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0.269603967667">
                <text:p>0.269603967667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0.266842126846">
                <text:p>0.266842126846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0.267503023148">
                <text:p>0.267503023148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0.268255">
                <text:p>0.268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